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807.2" calcext:value-type="float">
            <text:p>2807,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2" table:style-name="ce1" office:value-type="float" office:value="5425.6" calcext:value-type="float">
            <text:p>5425,6</text:p>
          </table:table-cell>
          <table:table-cell table:style-name="ce1" office:value-type="float" office:value="1854.8" calcext:value-type="float">
            <text:p>1854,8</text:p>
          </table:table-cell>
          <table:table-cell table:style-name="ce1" office:value-type="float" office:value="1724.6" calcext:value-type="float">
            <text:p>1724,6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4110.8" calcext:value-type="float">
            <text:p>4110,8</text:p>
          </table:table-cell>
          <table:table-cell table:style-name="ce1" office:value-type="float" office:value="2606.8" calcext:value-type="float">
            <text:p>2606,8</text:p>
          </table:table-cell>
          <table:table-cell table:style-name="ce1" office:value-type="float" office:value="676.3" calcext:value-type="float">
            <text:p>676,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213.2" calcext:value-type="float">
            <text:p>19213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3.6" calcext:value-type="float">
            <text:p>1403,6</text:p>
          </table:table-cell>
          <table:table-cell table:style-name="ce1" office:value-type="float" office:value="162.5" calcext:value-type="float">
            <text:p>162,5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349" calcext:value-type="float">
            <text:p>3349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29.5" calcext:value-type="float">
            <text:p>1729,5</text:p>
          </table:table-cell>
          <table:table-cell table:style-name="ce1" office:value-type="float" office:value="1363.4" calcext:value-type="float">
            <text:p>1363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69.6" calcext:value-type="float">
            <text:p>3669,6</text:p>
          </table:table-cell>
          <table:table-cell table:style-name="ce1" office:value-type="float" office:value="2280.8" calcext:value-type="float">
            <text:p>2280,8</text:p>
          </table:table-cell>
          <table:table-cell table:style-name="ce1" office:value-type="float" office:value="375.5" calcext:value-type="float">
            <text:p>375,5</text:p>
          </table:table-cell>
          <table:table-cell table:style-name="ce1" office:value-type="float" office:value="275.3" calcext:value-type="float">
            <text:p>275,3</text:p>
          </table:table-cell>
          <table:table-cell table:style-name="ce1" office:value-type="float" office:value="18411" calcext:value-type="float">
            <text:p>18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2646.8" calcext:value-type="float">
            <text:p>2646,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729.3" calcext:value-type="float">
            <text:p>1729,3</text:p>
          </table:table-cell>
          <table:table-cell table:style-name="ce1" office:value-type="float" office:value="1804.6" calcext:value-type="float">
            <text:p>1804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2231" calcext:value-type="float">
            <text:p>2231</text:p>
          </table:table-cell>
          <table:table-cell table:style-name="ce1" office:value-type="float" office:value="751.8" calcext:value-type="float">
            <text:p>751,8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9414" calcext:value-type="float">
            <text:p>19414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43.2" calcext:value-type="float">
            <text:p>1343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3033" calcext:value-type="float">
            <text:p>303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5.8" calcext:value-type="float">
            <text:p>2205,8</text:p>
          </table:table-cell>
          <table:table-cell table:style-name="ce1" office:value-type="float" office:value="1784.6" calcext:value-type="float">
            <text:p>1784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68.8" calcext:value-type="float">
            <text:p>3268,8</text:p>
          </table:table-cell>
          <table:table-cell table:style-name="ce1" office:value-type="float" office:value="2807.3" calcext:value-type="float">
            <text:p>2807,3</text:p>
          </table:table-cell>
          <table:table-cell table:style-name="ce1" office:value-type="float" office:value="420.6" calcext:value-type="float">
            <text:p>420,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351" calcext:value-type="float">
            <text:p>183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2968" calcext:value-type="float">
            <text:p>296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712.8" calcext:value-type="float">
            <text:p>2712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80.3" calcext:value-type="float">
            <text:p>1980,3</text:p>
          </table:table-cell>
          <table:table-cell table:style-name="ce1" office:value-type="float" office:value="1664.2" calcext:value-type="float">
            <text:p>1664,2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408.8" calcext:value-type="float">
            <text:p>3408,8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541.2" calcext:value-type="float">
            <text:p>541,2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19835" calcext:value-type="float">
            <text:p>19835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1463.6" calcext:value-type="float">
            <text:p>1463,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782" calcext:value-type="float">
            <text:p>678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2707.2" calcext:value-type="float">
            <text:p>2707,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391" calcext:value-type="float">
            <text:p>33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53.8" calcext:value-type="float">
            <text:p>1553,8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2957.8" calcext:value-type="float">
            <text:p>2957,8</text:p>
          </table:table-cell>
          <table:table-cell table:number-columns-repeated="2" table:style-name="ce1" office:value-type="float" office:value="275.3" calcext:value-type="float">
            <text:p>275,3</text:p>
          </table:table-cell>
          <table:table-cell table:style-name="ce1" office:value-type="float" office:value="19273.2" calcext:value-type="float">
            <text:p>19273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2266" calcext:value-type="float">
            <text:p>2266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929.8" calcext:value-type="float">
            <text:p>1929,8</text:p>
          </table:table-cell>
          <table:table-cell table:style-name="ce1" office:value-type="float" office:value="2025.2" calcext:value-type="float">
            <text:p>2025,2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248.8" calcext:value-type="float">
            <text:p>3248,8</text:p>
          </table:table-cell>
          <table:table-cell table:style-name="ce1" office:value-type="float" office:value="2707.3" calcext:value-type="float">
            <text:p>2707,3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18972.6" calcext:value-type="float">
            <text:p>18972,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2927.8" calcext:value-type="float">
            <text:p>2927,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54.3" calcext:value-type="float">
            <text:p>1754,3</text:p>
          </table:table-cell>
          <table:table-cell table:style-name="ce1" office:value-type="float" office:value="1865" calcext:value-type="float">
            <text:p>1865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2907.8" calcext:value-type="float">
            <text:p>2907,8</text:p>
          </table:table-cell>
          <table:table-cell table:style-name="ce1" office:value-type="float" office:value="2105.5" calcext:value-type="float">
            <text:p>2105,5</text:p>
          </table:table-cell>
          <table:table-cell table:style-name="ce1" office:value-type="float" office:value="500.8" calcext:value-type="float">
            <text:p>500,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889.6" calcext:value-type="float">
            <text:p>17889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03.3" calcext:value-type="float">
            <text:p>1403,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2346.2" calcext:value-type="float">
            <text:p>2346,2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2005" calcext:value-type="float">
            <text:p>2005</text:p>
          </table:table-cell>
          <table:table-cell office:value-type="float" office:value="3391" calcext:value-type="float">
            <text:p>3391</text:p>
          </table:table-cell>
          <table:table-cell office:value-type="float" office:value="3349" calcext:value-type="float">
            <text:p>3349</text:p>
          </table:table-cell>
          <table:table-cell office:value-type="float" office:value="2706.8" calcext:value-type="float">
            <text:p>2706,8</text:p>
          </table:table-cell>
          <table:table-cell office:value-type="float" office:value="400.6" calcext:value-type="float">
            <text:p>400,6</text:p>
          </table:table-cell>
          <table:table-cell office:value-type="float" office:value="300.4" calcext:value-type="float">
            <text:p>300,4</text:p>
          </table:table-cell>
          <table:table-cell office:value-type="float" office:value="18190.4" calcext:value-type="float">
            <text:p>18190,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62.6" calcext:value-type="float">
            <text:p>1162,6</text:p>
          </table:table-cell>
          <table:table-cell office:value-type="float" office:value="87.5" calcext:value-type="float">
            <text:p>87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2947.8" calcext:value-type="float">
            <text:p>2947,8</text:p>
          </table:table-cell>
          <table:table-cell office:value-type="float" office:value="140.2" calcext:value-type="float">
            <text:p>140,2</text:p>
          </table:table-cell>
          <table:table-cell office:value-type="float" office:value="3391" calcext:value-type="float">
            <text:p>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 office:value-type="float" office:value="2406.3" calcext:value-type="float">
            <text:p>2406,3</text:p>
          </table:table-cell>
          <table:table-cell office:value-type="float" office:value="6782" calcext:value-type="float">
            <text:p>6782</text:p>
          </table:table-cell>
          <table:table-cell office:value-type="float" office:value="3308.8" calcext:value-type="float">
            <text:p>3308,8</text:p>
          </table:table-cell>
          <table:table-cell office:value-type="float" office:value="3108.5" calcext:value-type="float">
            <text:p>3108,5</text:p>
          </table:table-cell>
          <table:table-cell office:value-type="float" office:value="400.6" calcext:value-type="float">
            <text:p>400,6</text:p>
          </table:table-cell>
          <table:table-cell office:value-type="float" office:value="140" calcext:value-type="float">
            <text:p>140</text:p>
          </table:table-cell>
          <table:table-cell office:value-type="float" office:value="18732" calcext:value-type="float">
            <text:p>18732</text:p>
          </table:table-cell>
          <table:table-cell office:value-type="float" office:value="12.5" calcext:value-type="float">
            <text:p>12,5</text:p>
          </table:table-cell>
          <table:table-cell office:value-type="float" office:value="175.3" calcext:value-type="float">
            <text:p>175,3</text:p>
          </table:table-cell>
          <table:table-cell office:value-type="float" office:value="1223.2" calcext:value-type="float">
            <text:p>1223,2</text:p>
          </table:table-cell>
          <table:table-cell office:value-type="float" office:value="110" calcext:value-type="float">
            <text:p>110</text:p>
          </table:table-cell>
          <table:table-cell office:value-type="float" office:value="2712.8" calcext:value-type="float">
            <text:p>2712,8</text:p>
          </table:table-cell>
          <table:table-cell office:value-type="float" office:value="140.2" calcext:value-type="float">
            <text:p>14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2606.8" calcext:value-type="float">
            <text:p>2606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1" calcext:value-type="float">
            <text:p>3391</text:p>
          </table:table-cell>
          <table:table-cell office:value-type="float" office:value="1453.5" calcext:value-type="float">
            <text:p>1453,5</text:p>
          </table:table-cell>
          <table:table-cell office:value-type="float" office:value="1965" calcext:value-type="float">
            <text:p>1965</text:p>
          </table:table-cell>
          <table:table-cell office:value-type="float" office:value="4521.4" calcext:value-type="float">
            <text:p>4521,4</text:p>
          </table:table-cell>
          <table:table-cell office:value-type="float" office:value="3529.4" calcext:value-type="float">
            <text:p>3529,4</text:p>
          </table:table-cell>
          <table:table-cell office:value-type="float" office:value="2055.3" calcext:value-type="float">
            <text:p>2055,3</text:p>
          </table:table-cell>
          <table:table-cell office:value-type="float" office:value="400.8" calcext:value-type="float">
            <text:p>400,8</text:p>
          </table:table-cell>
          <table:table-cell office:value-type="float" office:value="60" calcext:value-type="float">
            <text:p>60</text:p>
          </table:table-cell>
          <table:table-cell office:value-type="float" office:value="17889.6" calcext:value-type="float">
            <text:p>17889,6</text:p>
          </table:table-cell>
          <table:table-cell office:value-type="float" office:value="0" calcext:value-type="float">
            <text:p>0</text:p>
          </table:table-cell>
          <table:table-cell office:value-type="float" office:value="240.4" calcext:value-type="float">
            <text:p>240,4</text:p>
          </table:table-cell>
          <table:table-cell office:value-type="float" office:value="942.2" calcext:value-type="float">
            <text:p>942,2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2707.2" calcext:value-type="float">
            <text:p>2707,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1729.5" calcext:value-type="float">
            <text:p>1729,5</text:p>
          </table:table-cell>
          <table:table-cell office:value-type="float" office:value="2306" calcext:value-type="float">
            <text:p>2306</text:p>
          </table:table-cell>
          <table:table-cell office:value-type="float" office:value="3391" calcext:value-type="float">
            <text:p>3391</text:p>
          </table:table-cell>
          <table:table-cell office:value-type="float" office:value="3288.6" calcext:value-type="float">
            <text:p>3288,6</text:p>
          </table:table-cell>
          <table:table-cell office:value-type="float" office:value="2832.5" calcext:value-type="float">
            <text:p>2832,5</text:p>
          </table:table-cell>
          <table:table-cell office:value-type="float" office:value="320.4" calcext:value-type="float">
            <text:p>320,4</text:p>
          </table:table-cell>
          <table:table-cell office:value-type="float" office:value="60" calcext:value-type="float">
            <text:p>60</text:p>
          </table:table-cell>
          <table:table-cell office:value-type="float" office:value="18491.4" calcext:value-type="float">
            <text:p>18491,4</text:p>
          </table:table-cell>
          <table:table-cell office:value-type="float" office:value="12.5" calcext:value-type="float">
            <text:p>12,5</text:p>
          </table:table-cell>
          <table:table-cell office:value-type="float" office:value="167" calcext:value-type="float">
            <text:p>167</text:p>
          </table:table-cell>
          <table:table-cell office:value-type="float" office:value="1443.6" calcext:value-type="float">
            <text:p>1443,6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140.2" calcext:value-type="float">
            <text:p>14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2546.8" calcext:value-type="float">
            <text:p>2546,8</text:p>
          </table:table-cell>
          <table:table-cell office:value-type="float" office:value="133.3" calcext:value-type="float">
            <text:p>133,3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2005.5" calcext:value-type="float">
            <text:p>2005,5</text:p>
          </table:table-cell>
          <table:table-cell office:value-type="float" office:value="2005.4" calcext:value-type="float">
            <text:p>2005,4</text:p>
          </table:table-cell>
          <table:table-cell office:value-type="float" office:value="0" calcext:value-type="float">
            <text:p>0</text:p>
          </table:table-cell>
          <table:table-cell office:value-type="float" office:value="3148.2" calcext:value-type="float">
            <text:p>3148,2</text:p>
          </table:table-cell>
          <table:table-cell office:value-type="float" office:value="2456.3" calcext:value-type="float">
            <text:p>2456,3</text:p>
          </table:table-cell>
          <table:table-cell office:value-type="float" office:value="400.8" calcext:value-type="float">
            <text:p>400,8</text:p>
          </table:table-cell>
          <table:table-cell office:value-type="float" office:value="440.8" calcext:value-type="float">
            <text:p>440,8</text:p>
          </table:table-cell>
          <table:table-cell office:value-type="float" office:value="307556.8" calcext:value-type="float">
            <text:p>307556,8</text:p>
          </table:table-cell>
          <table:table-cell office:value-type="float" office:value="28.6" calcext:value-type="float">
            <text:p>28,6</text:p>
          </table:table-cell>
          <table:table-cell office:value-type="float" office:value="75" calcext:value-type="float">
            <text:p>75</text:p>
          </table:table-cell>
          <table:table-cell office:value-type="float" office:value="1243" calcext:value-type="float">
            <text:p>1243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2927.8" calcext:value-type="float">
            <text:p>2927,8</text:p>
          </table:table-cell>
          <table:table-cell office:value-type="float" office:value="676.5" calcext:value-type="float">
            <text:p>676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43459.3" calcext:value-type="float">
            <text:p>43459,3</text:p>
          </table:table-cell>
          <table:table-cell office:value-type="float" office:value="10173" calcext:value-type="float">
            <text:p>10173</text:p>
          </table:table-cell>
          <table:table-cell office:value-type="float" office:value="1779.5" calcext:value-type="float">
            <text:p>1779,5</text:p>
          </table:table-cell>
          <table:table-cell office:value-type="float" office:value="2205.5" calcext:value-type="float">
            <text:p>2205,5</text:p>
          </table:table-cell>
          <table:table-cell office:value-type="float" office:value="6782" calcext:value-type="float">
            <text:p>6782</text:p>
          </table:table-cell>
          <table:table-cell office:value-type="float" office:value="3770" calcext:value-type="float">
            <text:p>3770</text:p>
          </table:table-cell>
          <table:table-cell office:value-type="float" office:value="5364.5" calcext:value-type="float">
            <text:p>5364,5</text:p>
          </table:table-cell>
          <table:table-cell office:value-type="float" office:value="901.8" calcext:value-type="float">
            <text:p>901,8</text:p>
          </table:table-cell>
          <table:table-cell office:value-type="float" office:value="621.2" calcext:value-type="float">
            <text:p>621,2</text:p>
          </table:table-cell>
          <table:table-cell office:value-type="float" office:value="1083840" calcext:value-type="float">
            <text:p>10838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22" calcext:value-type="float">
            <text:p>922</text:p>
          </table:table-cell>
          <table:table-cell office:value-type="float" office:value="180" calcext:value-type="float">
            <text:p>180</text:p>
          </table:table-cell>
          <table:table-cell office:value-type="float" office:value="2712.8" calcext:value-type="float">
            <text:p>2712,8</text:p>
          </table:table-cell>
          <table:table-cell office:value-type="float" office:value="280.4" calcext:value-type="float">
            <text:p>28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2967.6" calcext:value-type="float">
            <text:p>2967,6</text:p>
          </table:table-cell>
          <table:table-cell office:value-type="float" office:value="1584" calcext:value-type="float">
            <text:p>1584</text:p>
          </table:table-cell>
          <table:table-cell office:value-type="float" office:value="6782" calcext:value-type="float">
            <text:p>6782</text:p>
          </table:table-cell>
          <table:table-cell office:value-type="float" office:value="95138.3" calcext:value-type="float">
            <text:p>95138,3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1403.3" calcext:value-type="float">
            <text:p>1403,3</text:p>
          </table:table-cell>
          <table:table-cell office:value-type="float" office:value="2346" calcext:value-type="float">
            <text:p>234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790" calcext:value-type="float">
            <text:p>3790</text:p>
          </table:table-cell>
          <table:table-cell office:value-type="float" office:value="18872.2" calcext:value-type="float">
            <text:p>18872,2</text:p>
          </table:table-cell>
          <table:table-cell office:value-type="float" office:value="1844.6" calcext:value-type="float">
            <text:p>1844,6</text:p>
          </table:table-cell>
          <table:table-cell office:value-type="float" office:value="681.6" calcext:value-type="float">
            <text:p>681,6</text:p>
          </table:table-cell>
          <table:table-cell office:value-type="float" office:value="1613868.8" calcext:value-type="float">
            <text:p>1613868,8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1022.2" calcext:value-type="float">
            <text:p>1022,2</text:p>
          </table:table-cell>
          <table:table-cell office:value-type="float" office:value="190" calcext:value-type="float">
            <text:p>190</text:p>
          </table:table-cell>
          <table:table-cell office:value-type="float" office:value="8138.4" calcext:value-type="float">
            <text:p>8138,4</text:p>
          </table:table-cell>
          <table:table-cell office:value-type="float" office:value="225.3" calcext:value-type="float">
            <text:p>225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3428.8" calcext:value-type="float">
            <text:p>3428,8</text:p>
          </table:table-cell>
          <table:table-cell office:value-type="float" office:value="2426.2" calcext:value-type="float">
            <text:p>2426,2</text:p>
          </table:table-cell>
          <table:table-cell office:value-type="float" office:value="4521.4" calcext:value-type="float">
            <text:p>4521,4</text:p>
          </table:table-cell>
          <table:table-cell office:value-type="float" office:value="3672497.5" calcext:value-type="float">
            <text:p>3672497,5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2386.2" calcext:value-type="float">
            <text:p>2386,2</text:p>
          </table:table-cell>
          <table:table-cell office:value-type="float" office:value="114155.1" calcext:value-type="float">
            <text:p>114155,1</text:p>
          </table:table-cell>
          <table:table-cell office:value-type="float" office:value="3389" calcext:value-type="float">
            <text:p>3389</text:p>
          </table:table-cell>
          <table:table-cell office:value-type="float" office:value="11511.4" calcext:value-type="float">
            <text:p>11511,4</text:p>
          </table:table-cell>
          <table:table-cell office:value-type="float" office:value="1704.4" calcext:value-type="float">
            <text:p>1704,4</text:p>
          </table:table-cell>
          <table:table-cell office:value-type="float" office:value="1403.3" calcext:value-type="float">
            <text:p>1403,3</text:p>
          </table:table-cell>
          <table:table-cell office:value-type="float" office:value="2801113.6" calcext:value-type="float">
            <text:p>2801113,6</text:p>
          </table:table-cell>
          <table:table-cell office:value-type="float" office:value="87.5" calcext:value-type="float">
            <text:p>87,5</text:p>
          </table:table-cell>
          <table:table-cell office:value-type="float" office:value="80" calcext:value-type="float">
            <text:p>80</text:p>
          </table:table-cell>
          <table:table-cell office:value-type="float" office:value="1002.2" calcext:value-type="float">
            <text:p>1002,2</text:p>
          </table:table-cell>
          <table:table-cell office:value-type="float" office:value="337.5" calcext:value-type="float">
            <text:p>337,5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3068.2" calcext:value-type="float">
            <text:p>3068,2</text:p>
          </table:table-cell>
          <table:table-cell office:value-type="float" office:value="2346.2" calcext:value-type="float">
            <text:p>2346,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2777351.1" calcext:value-type="float">
            <text:p>2777351,1</text:p>
          </table:table-cell>
          <table:table-cell office:value-type="float" office:value="4521.4" calcext:value-type="float">
            <text:p>4521,4</text:p>
          </table:table-cell>
          <table:table-cell office:value-type="float" office:value="1704.5" calcext:value-type="float">
            <text:p>1704,5</text:p>
          </table:table-cell>
          <table:table-cell office:value-type="float" office:value="2286" calcext:value-type="float">
            <text:p>2286</text:p>
          </table:table-cell>
          <table:table-cell office:value-type="float" office:value="89685.6" calcext:value-type="float">
            <text:p>89685,6</text:p>
          </table:table-cell>
          <table:table-cell office:value-type="float" office:value="3288.8" calcext:value-type="float">
            <text:p>3288,8</text:p>
          </table:table-cell>
          <table:table-cell office:value-type="float" office:value="7881.6" calcext:value-type="float">
            <text:p>7881,6</text:p>
          </table:table-cell>
          <table:table-cell office:value-type="float" office:value="1182.8" calcext:value-type="float">
            <text:p>1182,8</text:p>
          </table:table-cell>
          <table:table-cell office:value-type="float" office:value="841.6" calcext:value-type="float">
            <text:p>841,6</text:p>
          </table:table-cell>
          <table:table-cell office:value-type="float" office:value="1581408" calcext:value-type="float">
            <text:p>1581408</text:p>
          </table:table-cell>
          <table:table-cell office:value-type="float" office:value="87.5" calcext:value-type="float">
            <text:p>87,5</text:p>
          </table:table-cell>
          <table:table-cell office:value-type="float" office:value="150" calcext:value-type="float">
            <text:p>150</text:p>
          </table:table-cell>
          <table:table-cell office:value-type="float" office:value="801.8" calcext:value-type="float">
            <text:p>801,8</text:p>
          </table:table-cell>
          <table:table-cell office:value-type="float" office:value="200" calcext:value-type="float">
            <text:p>200</text:p>
          </table:table-cell>
          <table:table-cell office:value-type="float" office:value="46199.2" calcext:value-type="float">
            <text:p>46199,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3108.4" calcext:value-type="float">
            <text:p>3108,4</text:p>
          </table:table-cell>
          <table:table-cell office:value-type="float" office:value="1663.8" calcext:value-type="float">
            <text:p>1663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709394.8" calcext:value-type="float">
            <text:p>2709394,8</text:p>
          </table:table-cell>
          <table:table-cell office:value-type="float" office:value="0" calcext:value-type="float">
            <text:p>0</text:p>
          </table:table-cell>
          <table:table-cell office:value-type="float" office:value="1353.3" calcext:value-type="float">
            <text:p>1353,3</text:p>
          </table:table-cell>
          <table:table-cell office:value-type="float" office:value="1744.2" calcext:value-type="float">
            <text:p>1744,2</text:p>
          </table:table-cell>
          <table:table-cell office:value-type="float" office:value="97851.1" calcext:value-type="float">
            <text:p>97851,1</text:p>
          </table:table-cell>
          <table:table-cell office:value-type="float" office:value="2947.8" calcext:value-type="float">
            <text:p>2947,8</text:p>
          </table:table-cell>
          <table:table-cell office:value-type="float" office:value="5635.2" calcext:value-type="float">
            <text:p>5635,2</text:p>
          </table:table-cell>
          <table:table-cell office:value-type="float" office:value="1242.8" calcext:value-type="float">
            <text:p>1242,8</text:p>
          </table:table-cell>
          <table:table-cell office:value-type="float" office:value="902" calcext:value-type="float">
            <text:p>902</text:p>
          </table:table-cell>
          <table:table-cell office:value-type="float" office:value="1845184" calcext:value-type="float">
            <text:p>1845184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102.6" calcext:value-type="float">
            <text:p>1102,6</text:p>
          </table:table-cell>
          <table:table-cell office:value-type="float" office:value="212.5" calcext:value-type="float">
            <text:p>212,5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2" office:value-type="float" office:value="3459.3" calcext:value-type="float">
            <text:p>3459,3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201797.4" calcext:value-type="float">
            <text:p>320179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268.4" calcext:value-type="float">
            <text:p>3268,4</text:p>
          </table:table-cell>
          <table:table-cell table:style-name="ce2" office:value-type="float" office:value="4472" calcext:value-type="float">
            <text:p>4472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958739.2" calcext:value-type="float">
            <text:p>1958739,2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367740.3" calcext:value-type="float">
            <text:p>3367740,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6908" calcext:value-type="float">
            <text:p>26908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938790.4" calcext:value-type="float">
            <text:p>1938790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0.5" calcext:value-type="float">
            <text:p>250,5</text:p>
          </table:table-cell>
          <table:table-cell table:style-name="ce2" office:value-type="float" office:value="1077.8" calcext:value-type="float">
            <text:p>1077,8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2887.8" calcext:value-type="float">
            <text:p>2887,8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452054.7" calcext:value-type="float">
            <text:p>3452054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1564.2" calcext:value-type="float">
            <text:p>1564,2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3634.8" calcext:value-type="float">
            <text:p>3634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1972147.2" calcext:value-type="float">
            <text:p>1972147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5.3" calcext:value-type="float">
            <text:p>275,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416733.5" calcext:value-type="float">
            <text:p>341673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30.5" calcext:value-type="float">
            <text:p>2030,5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4261.5" calcext:value-type="float">
            <text:p>4261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230800" calcext:value-type="float">
            <text:p>223080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481977.1" calcext:value-type="float">
            <text:p>348197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820121.6" calcext:value-type="float">
            <text:p>1820121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541848.6" calcext:value-type="float">
            <text:p>354184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27800.6" calcext:value-type="float">
            <text:p>127800,6</text:p>
          </table:table-cell>
          <table:table-cell table:style-name="ce2" office:value-type="float" office:value="3870.2" calcext:value-type="float">
            <text:p>3870,2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798726.4" calcext:value-type="float">
            <text:p>1798726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02419.9" calcext:value-type="float">
            <text:p>3702419,9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35966.2" calcext:value-type="float">
            <text:p>135966,2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2857.5" calcext:value-type="float">
            <text:p>2857,5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830726.4" calcext:value-type="float">
            <text:p>1830726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16.7" calcext:value-type="float">
            <text:p>216,7</text:p>
          </table:table-cell>
          <table:table-cell table:style-name="ce2" office:value-type="float" office:value="86945.6" calcext:value-type="float">
            <text:p>86945,6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3108.4" calcext:value-type="float">
            <text:p>3108,4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582757.4" calcext:value-type="float">
            <text:p>358275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839494.4" calcext:value-type="float">
            <text:p>1839494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3349.2" calcext:value-type="float">
            <text:p>3349,2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32314.8" calcext:value-type="float">
            <text:p>373231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49584.5" calcext:value-type="float">
            <text:p>149584,5</text:p>
          </table:table-cell>
          <table:table-cell table:style-name="ce2" office:value-type="float" office:value="3389.2" calcext:value-type="float">
            <text:p>3389,2</text:p>
          </table:table-cell>
          <table:table-cell table:style-name="ce2" office:value-type="float" office:value="2957.5" calcext:value-type="float">
            <text:p>2957,5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32716.8" calcext:value-type="float">
            <text:p>1832716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3148" calcext:value-type="float">
            <text:p>314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59524.7" calcext:value-type="float">
            <text:p>3759524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52297.3" calcext:value-type="float">
            <text:p>152297,3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2531.5" calcext:value-type="float">
            <text:p>2531,5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862534.4" calcext:value-type="float">
            <text:p>1862534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745933.4" calcext:value-type="float">
            <text:p>374593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79.5" calcext:value-type="float">
            <text:p>1879,5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163148.5" calcext:value-type="float">
            <text:p>163148,5</text:p>
          </table:table-cell>
          <table:table-cell table:style-name="ce2" office:value-type="float" office:value="3469.4" calcext:value-type="float">
            <text:p>3469,4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812102.4" calcext:value-type="float">
            <text:p>1812102,4</text:p>
          </table:table-cell>
          <table:table-cell table:style-name="ce2" office:value-type="float" office:value="71.4" calcext:value-type="float">
            <text:p>71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658825.3" calcext:value-type="float">
            <text:p>365882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57722.9" calcext:value-type="float">
            <text:p>157722,9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3183.5" calcext:value-type="float">
            <text:p>3183,5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768614.4" calcext:value-type="float">
            <text:p>1768614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607119.1" calcext:value-type="float">
            <text:p>3607119,1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165888.5" calcext:value-type="float">
            <text:p>165888,5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761414.4" calcext:value-type="float">
            <text:p>1761414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225.3" calcext:value-type="float">
            <text:p>2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3228.8" calcext:value-type="float">
            <text:p>3228,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550041.2" calcext:value-type="float">
            <text:p>355004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1563.6" calcext:value-type="float">
            <text:p>1563,6</text:p>
          </table:table-cell>
          <table:table-cell table:style-name="ce2" office:value-type="float" office:value="165861.4" calcext:value-type="float">
            <text:p>165861,4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740032" calcext:value-type="float">
            <text:p>174003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18723.7" calcext:value-type="float">
            <text:p>371872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74054" calcext:value-type="float">
            <text:p>174054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425.5" calcext:value-type="float">
            <text:p>425,5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803193.6" calcext:value-type="float">
            <text:p>1803193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645314.8" calcext:value-type="float">
            <text:p>3645314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176766.9" calcext:value-type="float">
            <text:p>176766,9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720960" calcext:value-type="float">
            <text:p>17209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05105.5" calcext:value-type="float">
            <text:p>370510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1924.6" calcext:value-type="float">
            <text:p>1924,6</text:p>
          </table:table-cell>
          <table:table-cell table:style-name="ce2" office:value-type="float" office:value="184932.4" calcext:value-type="float">
            <text:p>184932,4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812844.8" calcext:value-type="float">
            <text:p>181284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745906.2" calcext:value-type="float">
            <text:p>3745906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90385.2" calcext:value-type="float">
            <text:p>190385,2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719660.8" calcext:value-type="float">
            <text:p>1719660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397689.8" calcext:value-type="float">
            <text:p>339768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179479.7" calcext:value-type="float">
            <text:p>179479,7</text:p>
          </table:table-cell>
          <table:table-cell table:style-name="ce2" office:value-type="float" office:value="3469.4" calcext:value-type="float">
            <text:p>3469,4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648339.2" calcext:value-type="float">
            <text:p>164833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569085.1" calcext:value-type="float">
            <text:p>3569085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184905.3" calcext:value-type="float">
            <text:p>184905,3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666060.8" calcext:value-type="float">
            <text:p>1666060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200.2" calcext:value-type="float">
            <text:p>2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449395.8" calcext:value-type="float">
            <text:p>344939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79479.7" calcext:value-type="float">
            <text:p>179479,7</text:p>
          </table:table-cell>
          <table:table-cell table:style-name="ce2" office:value-type="float" office:value="3529.2" calcext:value-type="float">
            <text:p>3529,2</text:p>
          </table:table-cell>
          <table:table-cell table:style-name="ce2" office:value-type="float" office:value="2982.8" calcext:value-type="float">
            <text:p>2982,8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725056" calcext:value-type="float">
            <text:p>17250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82.8" calcext:value-type="float">
            <text:p>128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653426.5" calcext:value-type="float">
            <text:p>365342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6766.9" calcext:value-type="float">
            <text:p>176766,9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822630.4" calcext:value-type="float">
            <text:p>182263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18669.7" calcext:value-type="float">
            <text:p>371866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165888.5" calcext:value-type="float">
            <text:p>165888,5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907116.8" calcext:value-type="float">
            <text:p>1907116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05078.6" calcext:value-type="float">
            <text:p>370507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87672.4" calcext:value-type="float">
            <text:p>187672,4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979398.4" calcext:value-type="float">
            <text:p>1979398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41391.8" calcext:value-type="float">
            <text:p>141391,8</text:p>
          </table:table-cell>
          <table:table-cell table:style-name="ce2" office:value-type="float" office:value="375.5" calcext:value-type="float">
            <text:p>37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639835.2" calcext:value-type="float">
            <text:p>3639835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90358.1" calcext:value-type="float">
            <text:p>190358,1</text:p>
          </table:table-cell>
          <table:table-cell table:style-name="ce2" office:value-type="float" office:value="3930.6" calcext:value-type="float">
            <text:p>3930,6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896729.6" calcext:value-type="float">
            <text:p>1896729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470.2" calcext:value-type="float">
            <text:p>470,2</text:p>
          </table:table-cell>
          <table:table-cell table:style-name="ce2" office:value-type="float" office:value="138706.1" calcext:value-type="float">
            <text:p>138706,1</text:p>
          </table:table-cell>
          <table:table-cell table:style-name="ce2" office:value-type="float" office:value="300.3" calcext:value-type="float">
            <text:p>3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3618078.5" calcext:value-type="float">
            <text:p>361807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198496.5" calcext:value-type="float">
            <text:p>198496,5</text:p>
          </table:table-cell>
          <table:table-cell table:style-name="ce2" office:value-type="float" office:value="3369.2" calcext:value-type="float">
            <text:p>3369,2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923795.2" calcext:value-type="float">
            <text:p>1923795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33226.2" calcext:value-type="float">
            <text:p>133226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792186.8" calcext:value-type="float">
            <text:p>379218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214827.6" calcext:value-type="float">
            <text:p>214827,6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882.2" calcext:value-type="float">
            <text:p>882,2</text:p>
          </table:table-cell>
          <table:table-cell table:style-name="ce2" office:value-type="float" office:value="1967283.2" calcext:value-type="float">
            <text:p>1967283,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35966.2" calcext:value-type="float">
            <text:p>135966,2</text:p>
          </table:table-cell>
          <table:table-cell table:style-name="ce2" office:value-type="float" office:value="240.2" calcext:value-type="float">
            <text:p>2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634382.5" calcext:value-type="float">
            <text:p>363438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212114.8" calcext:value-type="float">
            <text:p>212114,8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313439.4" calcext:value-type="float">
            <text:p>2313439,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35966.2" calcext:value-type="float">
            <text:p>135966,2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3168.6" calcext:value-type="float">
            <text:p>3168,6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81281.5" calcext:value-type="float">
            <text:p>378128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220253.2" calcext:value-type="float">
            <text:p>220253,2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070739.2" calcext:value-type="float">
            <text:p>2070739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30486.3" calcext:value-type="float">
            <text:p>130486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1363.6" calcext:value-type="float">
            <text:p>136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43865.9" calcext:value-type="float">
            <text:p>3843865,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231213" calcext:value-type="float">
            <text:p>231213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074534.4" calcext:value-type="float">
            <text:p>2074534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5087.8" calcext:value-type="float">
            <text:p>125087,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677841.9" calcext:value-type="float">
            <text:p>367784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5" calcext:value-type="float">
            <text:p>1303,5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231213" calcext:value-type="float">
            <text:p>231213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962528" calcext:value-type="float">
            <text:p>196252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513.4" calcext:value-type="float">
            <text:p>130513,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558260.8" calcext:value-type="float">
            <text:p>355826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231185.9" calcext:value-type="float">
            <text:p>231185,9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939532.8" calcext:value-type="float">
            <text:p>1939532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5966.2" calcext:value-type="float">
            <text:p>135966,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40507.3" calcext:value-type="float">
            <text:p>374050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2306.2" calcext:value-type="float">
            <text:p>2306,2</text:p>
          </table:table-cell>
          <table:table-cell table:style-name="ce2" office:value-type="float" office:value="228500.2" calcext:value-type="float">
            <text:p>228500,2</text:p>
          </table:table-cell>
          <table:table-cell table:style-name="ce2" office:value-type="float" office:value="3048.2" calcext:value-type="float">
            <text:p>3048,2</text:p>
          </table:table-cell>
          <table:table-cell table:style-name="ce2" office:value-type="float" office:value="2531.5" calcext:value-type="float">
            <text:p>2531,5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107270.4" calcext:value-type="float">
            <text:p>210727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38679" calcext:value-type="float">
            <text:p>13867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76473.9" calcext:value-type="float">
            <text:p>387647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252834.7" calcext:value-type="float">
            <text:p>252834,7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108550.4" calcext:value-type="float">
            <text:p>210855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7773.5" calcext:value-type="float">
            <text:p>127773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41798.5" calcext:value-type="float">
            <text:p>3941798,5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269165.9" calcext:value-type="float">
            <text:p>269165,9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726.3" calcext:value-type="float">
            <text:p>726,3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144787.2" calcext:value-type="float">
            <text:p>2144787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68281.4" calcext:value-type="float">
            <text:p>386828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315527.2" calcext:value-type="float">
            <text:p>315527,2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231" calcext:value-type="float">
            <text:p>2231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179340.8" calcext:value-type="float">
            <text:p>2179340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16895.1" calcext:value-type="float">
            <text:p>116895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46528.3" calcext:value-type="float">
            <text:p>424652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361753.6" calcext:value-type="float">
            <text:p>361753,6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322393.6" calcext:value-type="float">
            <text:p>2322393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18592.5" calcext:value-type="float">
            <text:p>4118592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361753.6" calcext:value-type="float">
            <text:p>361753,6</text:p>
          </table:table-cell>
          <table:table-cell table:style-name="ce2" office:value-type="float" office:value="3730.2" calcext:value-type="float">
            <text:p>3730,2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306099.2" calcext:value-type="float">
            <text:p>2306099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3269" calcext:value-type="float">
            <text:p>3269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58828.8" calcext:value-type="float">
            <text:p>405882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345422.6" calcext:value-type="float">
            <text:p>345422,6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215116.8" calcext:value-type="float">
            <text:p>2215116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387.5" calcext:value-type="float">
            <text:p>387,5</text:p>
          </table:table-cell>
          <table:table-cell table:style-name="ce2" office:value-type="float" office:value="141418.9" calcext:value-type="float">
            <text:p>141418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2185.4" calcext:value-type="float">
            <text:p>2185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79132.8" calcext:value-type="float">
            <text:p>3879132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310047.5" calcext:value-type="float">
            <text:p>310047,5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2832" calcext:value-type="float">
            <text:p>2832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156844.8" calcext:value-type="float">
            <text:p>2156844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73999.8" calcext:value-type="float">
            <text:p>173999,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22109" calcext:value-type="float">
            <text:p>382210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282757" calcext:value-type="float">
            <text:p>282757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237307.3" calcext:value-type="float">
            <text:p>2237307,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20253.4" calcext:value-type="float">
            <text:p>220253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3369.2" calcext:value-type="float">
            <text:p>3369,2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3816629.3" calcext:value-type="float">
            <text:p>381662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282865.2" calcext:value-type="float">
            <text:p>282865,2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533526.4" calcext:value-type="float">
            <text:p>253352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2861.7" calcext:value-type="float">
            <text:p>252861,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85957.3" calcext:value-type="float">
            <text:p>408595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301801" calcext:value-type="float">
            <text:p>301801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417862.4" calcext:value-type="float">
            <text:p>241786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9196.1" calcext:value-type="float">
            <text:p>299196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81203.9" calcext:value-type="float">
            <text:p>4181203,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326378.7" calcext:value-type="float">
            <text:p>326378,7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385964.8" calcext:value-type="float">
            <text:p>2385964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69246.8" calcext:value-type="float">
            <text:p>269246,8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90737.5" calcext:value-type="float">
            <text:p>39907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334571.2" calcext:value-type="float">
            <text:p>334571,2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526.3" calcext:value-type="float">
            <text:p>526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396025.6" calcext:value-type="float">
            <text:p>2396025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55628.5" calcext:value-type="float">
            <text:p>255628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48541.9" calcext:value-type="float">
            <text:p>414854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93716.4" calcext:value-type="float">
            <text:p>293716,4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311232" calcext:value-type="float">
            <text:p>231123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42010.2" calcext:value-type="float">
            <text:p>242010,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13916.6" calcext:value-type="float">
            <text:p>381391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241983.3" calcext:value-type="float">
            <text:p>241983,3</text:p>
          </table:table-cell>
          <table:table-cell table:style-name="ce2" office:value-type="float" office:value="2987.6" calcext:value-type="float">
            <text:p>2987,6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2733972.8" calcext:value-type="float">
            <text:p>2733972,8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5628.5" calcext:value-type="float">
            <text:p>255628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2366.4" calcext:value-type="float">
            <text:p>2366,4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89315.6" calcext:value-type="float">
            <text:p>418931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09374.9" calcext:value-type="float">
            <text:p>209374,9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377888" calcext:value-type="float">
            <text:p>237788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63740.2" calcext:value-type="float">
            <text:p>263740,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41798.2" calcext:value-type="float">
            <text:p>394179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2306.2" calcext:value-type="float">
            <text:p>2306,2</text:p>
          </table:table-cell>
          <table:table-cell table:style-name="ce2" office:value-type="float" office:value="168574.2" calcext:value-type="float">
            <text:p>168574,2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163529.2" calcext:value-type="float">
            <text:p>2163529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8287.5" calcext:value-type="float">
            <text:p>258287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944484" calcext:value-type="float">
            <text:p>39444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3358.8" calcext:value-type="float">
            <text:p>3358,8</text:p>
          </table:table-cell>
          <table:table-cell table:style-name="ce2" office:value-type="float" office:value="2581.5" calcext:value-type="float">
            <text:p>2581,5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194112" calcext:value-type="float">
            <text:p>219411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42037.3" calcext:value-type="float">
            <text:p>242037,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41152.9" calcext:value-type="float">
            <text:p>384115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171328" calcext:value-type="float">
            <text:p>217132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3925.8" calcext:value-type="float">
            <text:p>233925,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781254.4" calcext:value-type="float">
            <text:p>378125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521.2" calcext:value-type="float">
            <text:p>521,2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428889.1" calcext:value-type="float">
            <text:p>2428889,1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4723.2" calcext:value-type="float">
            <text:p>244723,2</text:p>
          </table:table-cell>
          <table:table-cell table:style-name="ce2" office:value-type="float" office:value="220.2" calcext:value-type="float">
            <text:p>2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830247.7" calcext:value-type="float">
            <text:p>3830247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955.3" calcext:value-type="float">
            <text:p>1955,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450.5" calcext:value-type="float">
            <text:p>450,5</text:p>
          </table:table-cell>
          <table:table-cell table:style-name="ce2" office:value-type="float" office:value="2209157.5" calcext:value-type="float">
            <text:p>2209157,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42064.3" calcext:value-type="float">
            <text:p>242064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92132.5" calcext:value-type="float">
            <text:p>379213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5" calcext:value-type="float">
            <text:p>1353,5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121766.4" calcext:value-type="float">
            <text:p>2121766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253.4" calcext:value-type="float">
            <text:p>220253,4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476659.4" calcext:value-type="float">
            <text:p>347665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2266.2" calcext:value-type="float">
            <text:p>2266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942048.6" calcext:value-type="float">
            <text:p>1942048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2993.2" calcext:value-type="float">
            <text:p>222993,2</text:p>
          </table:table-cell>
          <table:table-cell table:style-name="ce2" office:value-type="float" office:value="250.3" calcext:value-type="float">
            <text:p>2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677896" calcext:value-type="float">
            <text:p>36778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81547.1" calcext:value-type="float">
            <text:p>81547,1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2122540.8" calcext:value-type="float">
            <text:p>2122540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58233.4" calcext:value-type="float">
            <text:p>258233,4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2987.6" calcext:value-type="float">
            <text:p>2987,6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639781.1" calcext:value-type="float">
            <text:p>3639781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.3" calcext:value-type="float">
            <text:p>1228,3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268.8" calcext:value-type="float">
            <text:p>3268,8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982905.6" calcext:value-type="float">
            <text:p>1982905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7358.3" calcext:value-type="float">
            <text:p>277358,3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2245.6" calcext:value-type="float">
            <text:p>2245,6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639727.3" calcext:value-type="float">
            <text:p>363972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1779.8" calcext:value-type="float">
            <text:p>1779,8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2065004.8" calcext:value-type="float">
            <text:p>2065004,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18212.9" calcext:value-type="float">
            <text:p>318212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87406.3" calcext:value-type="float">
            <text:p>388740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2060812.8" calcext:value-type="float">
            <text:p>2060812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307361.7" calcext:value-type="float">
            <text:p>307361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2667.2" calcext:value-type="float">
            <text:p>2667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745933.2" calcext:value-type="float">
            <text:p>3745933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925.2" calcext:value-type="float">
            <text:p>1925,2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050080" calcext:value-type="float">
            <text:p>20500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20952.9" calcext:value-type="float">
            <text:p>320952,9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609912.9" calcext:value-type="float">
            <text:p>360991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881811.2" calcext:value-type="float">
            <text:p>1881811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01881.8" calcext:value-type="float">
            <text:p>301881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509240.5" calcext:value-type="float">
            <text:p>350924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2681.8" calcext:value-type="float">
            <text:p>2681,8</text:p>
          </table:table-cell>
          <table:table-cell table:style-name="ce2" office:value-type="float" office:value="1002.5" calcext:value-type="float">
            <text:p>1002,5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904172.8" calcext:value-type="float">
            <text:p>190417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63767.2" calcext:value-type="float">
            <text:p>263767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13298.2" calcext:value-type="float">
            <text:p>3713298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024377.6" calcext:value-type="float">
            <text:p>2024377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22993.2" calcext:value-type="float">
            <text:p>222993,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3759497.5" calcext:value-type="float">
            <text:p>375949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350.5" calcext:value-type="float">
            <text:p>350,5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036780.8" calcext:value-type="float">
            <text:p>2036780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23020.3" calcext:value-type="float">
            <text:p>223020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62237.4" calcext:value-type="float">
            <text:p>376223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043062.2" calcext:value-type="float">
            <text:p>2043062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236.4" calcext:value-type="float">
            <text:p>201236,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794845.5" calcext:value-type="float">
            <text:p>379484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1764.2" calcext:value-type="float">
            <text:p>1764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2901932.6" calcext:value-type="float">
            <text:p>2901932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98523.6" calcext:value-type="float">
            <text:p>198523,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887325.3" calcext:value-type="float">
            <text:p>3887325,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2138694.4" calcext:value-type="float">
            <text:p>2138694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9351.4" calcext:value-type="float">
            <text:p>239351,4</text:p>
          </table:table-cell>
          <table:table-cell table:style-name="ce2" office:value-type="float" office:value="280.2" calcext:value-type="float">
            <text:p>280,2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843811.8" calcext:value-type="float">
            <text:p>384381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600665.5" calcext:value-type="float">
            <text:p>2600665,5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31185.9" calcext:value-type="float">
            <text:p>231185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87352.5" calcext:value-type="float">
            <text:p>3887352,5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360.4" calcext:value-type="float">
            <text:p>360,4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250841.6" calcext:value-type="float">
            <text:p>2250841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14854.8" calcext:value-type="float">
            <text:p>214854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819342.3" calcext:value-type="float">
            <text:p>381934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012339.2" calcext:value-type="float">
            <text:p>2012339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93070.9" calcext:value-type="float">
            <text:p>193070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3764896.5" calcext:value-type="float">
            <text:p>376489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1918176" calcext:value-type="float">
            <text:p>191817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43" calcext:value-type="float">
            <text:p>1343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141364.7" calcext:value-type="float">
            <text:p>141364,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620737.3" calcext:value-type="float">
            <text:p>362073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757" calcext:value-type="float">
            <text:p>2757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340.4" calcext:value-type="float">
            <text:p>340,4</text:p>
          </table:table-cell>
          <table:table-cell table:style-name="ce2" office:value-type="float" office:value="1801632" calcext:value-type="float">
            <text:p>1801632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2732.3" calcext:value-type="float">
            <text:p>2732,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617997.3" calcext:value-type="float">
            <text:p>361799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1473083.2" calcext:value-type="float">
            <text:p>1473083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95138.3" calcext:value-type="float">
            <text:p>95138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822054.9" calcext:value-type="float">
            <text:p>382205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894700.8" calcext:value-type="float">
            <text:p>1894700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852004.3" calcext:value-type="float">
            <text:p>385200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94560.1" calcext:value-type="float">
            <text:p>179456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743193.2" calcext:value-type="float">
            <text:p>374319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559.5" calcext:value-type="float">
            <text:p>3559,5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714080" calcext:value-type="float">
            <text:p>1714080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7956" calcext:value-type="float">
            <text:p>6795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824794.8" calcext:value-type="float">
            <text:p>382479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027.8" calcext:value-type="float">
            <text:p>3027,8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2098858" calcext:value-type="float">
            <text:p>2098858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830274.5" calcext:value-type="float">
            <text:p>383027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581.5" calcext:value-type="float">
            <text:p>2581,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749459.2" calcext:value-type="float">
            <text:p>174945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061433.5" calcext:value-type="float">
            <text:p>406143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3268.8" calcext:value-type="float">
            <text:p>3268,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668236.8" calcext:value-type="float">
            <text:p>1668236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4391.9" calcext:value-type="float">
            <text:p>54391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3876474.3" calcext:value-type="float">
            <text:p>3876474,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3258.8" calcext:value-type="float">
            <text:p>3258,8</text:p>
          </table:table-cell>
          <table:table-cell table:style-name="ce2" office:value-type="float" office:value="661.6" calcext:value-type="float">
            <text:p>661,6</text:p>
          </table:table-cell>
          <table:table-cell table:style-name="ce2" office:value-type="float" office:value="275.3" calcext:value-type="float">
            <text:p>275,3</text:p>
          </table:table-cell>
          <table:table-cell table:style-name="ce2" office:value-type="float" office:value="1652812.8" calcext:value-type="float">
            <text:p>165281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46199.2" calcext:value-type="float">
            <text:p>46199,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39703.9" calcext:value-type="float">
            <text:p>403970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7.5" calcext:value-type="float">
            <text:p>1177,5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566067.2" calcext:value-type="float">
            <text:p>1566067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767636.3" calcext:value-type="float">
            <text:p>376763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528524.8" calcext:value-type="float">
            <text:p>1528524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960788.4" calcext:value-type="float">
            <text:p>396078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88.8" calcext:value-type="float">
            <text:p>3388,8</text:p>
          </table:table-cell>
          <table:table-cell table:style-name="ce2" office:value-type="float" office:value="2807" calcext:value-type="float">
            <text:p>2807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574355.2" calcext:value-type="float">
            <text:p>1574355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28825.4" calcext:value-type="float">
            <text:p>402882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621286.4" calcext:value-type="float">
            <text:p>162128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2706.8" calcext:value-type="float">
            <text:p>2706,8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3955389.6" calcext:value-type="float">
            <text:p>395538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69.6" calcext:value-type="float">
            <text:p>3569,6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1561158.4" calcext:value-type="float">
            <text:p>1561158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47119.5" calcext:value-type="float">
            <text:p>434711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2085.6" calcext:value-type="float">
            <text:p>208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657126.4" calcext:value-type="float">
            <text:p>1657126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16656.4" calcext:value-type="float">
            <text:p>3816656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5" calcext:value-type="float">
            <text:p>1353,5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1570944" calcext:value-type="float">
            <text:p>157094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2486.2" calcext:value-type="float">
            <text:p>2486,2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705105.3" calcext:value-type="float">
            <text:p>370510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491276.8" calcext:value-type="float">
            <text:p>1491276,8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41.8" calcext:value-type="float">
            <text:p>941,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3675156.1" calcext:value-type="float">
            <text:p>367515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1655414.2" calcext:value-type="float">
            <text:p>1655414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53349.1" calcext:value-type="float">
            <text:p>405334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686.8" calcext:value-type="float">
            <text:p>2686,8</text:p>
          </table:table-cell>
          <table:table-cell table:style-name="ce2" office:value-type="float" office:value="1779.5" calcext:value-type="float">
            <text:p>1779,5</text:p>
          </table:table-cell>
          <table:table-cell table:number-columns-repeated="2" table:style-name="ce2" office:value-type="float" office:value="641.2" calcext:value-type="float">
            <text:p>641,2</text:p>
          </table:table-cell>
          <table:table-cell table:style-name="ce2" office:value-type="float" office:value="1468512" calcext:value-type="float">
            <text:p>146851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3108.3" calcext:value-type="float">
            <text:p>3108,3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49882.8" calcext:value-type="float">
            <text:p>394988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29.6" calcext:value-type="float">
            <text:p>3529,6</text:p>
          </table:table-cell>
          <table:table-cell table:style-name="ce2" office:value-type="float" office:value="2531.5" calcext:value-type="float">
            <text:p>2531,5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453990.4" calcext:value-type="float">
            <text:p>145399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3083" calcext:value-type="float">
            <text:p>3083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01670" calcext:value-type="float">
            <text:p>40016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525376" calcext:value-type="float">
            <text:p>152537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2887.8" calcext:value-type="float">
            <text:p>2887,8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77819" calcext:value-type="float">
            <text:p>40778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609.4" calcext:value-type="float">
            <text:p>3609,4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535788.8" calcext:value-type="float">
            <text:p>1535788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18619.3" calcext:value-type="float">
            <text:p>4118619,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727.4" calcext:value-type="float">
            <text:p>2727,4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520979.2" calcext:value-type="float">
            <text:p>1520979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9868.1" calcext:value-type="float">
            <text:p>29868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00140.1" calcext:value-type="float">
            <text:p>420014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2165.8" calcext:value-type="float">
            <text:p>216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08.6" calcext:value-type="float">
            <text:p>3308,6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701.2" calcext:value-type="float">
            <text:p>701,2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576825.6" calcext:value-type="float">
            <text:p>1576825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11072.6" calcext:value-type="float">
            <text:p>421107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558592" calcext:value-type="float">
            <text:p>155859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3027.8" calcext:value-type="float">
            <text:p>3027,8</text:p>
          </table:table-cell>
          <table:table-cell table:style-name="ce2" office:value-type="float" office:value="1544" calcext:value-type="float">
            <text:p>154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22623.2" calcext:value-type="float">
            <text:p>432262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528083.2" calcext:value-type="float">
            <text:p>1528083,2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43012" calcext:value-type="float">
            <text:p>4543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750.2" calcext:value-type="float">
            <text:p>3750,2</text:p>
          </table:table-cell>
          <table:table-cell table:style-name="ce2" office:value-type="float" office:value="2531.5" calcext:value-type="float">
            <text:p>2531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560998.4" calcext:value-type="float">
            <text:p>1560998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81204.1" calcext:value-type="float">
            <text:p>4181204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002.5" calcext:value-type="float">
            <text:p>1002,5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569942.3" calcext:value-type="float">
            <text:p>1569942,3</text:p>
          </table:table-cell>
          <table:table-cell table:style-name="ce2" office:value-type="float" office:value="29.5" calcext:value-type="float">
            <text:p>2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30788.8" calcext:value-type="float">
            <text:p>433078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589395.2" calcext:value-type="float">
            <text:p>1589395,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363.6" calcext:value-type="float">
            <text:p>1363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382467.8" calcext:value-type="float">
            <text:p>438246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528332.8" calcext:value-type="float">
            <text:p>1528332,8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86086.6" calcext:value-type="float">
            <text:p>86086,6</text:p>
          </table:table-cell>
          <table:table-cell table:style-name="ce2" office:value-type="float" office:value="125.3" calcext:value-type="float">
            <text:p>1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77041.8" calcext:value-type="float">
            <text:p>437704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633164.8" calcext:value-type="float">
            <text:p>1633164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34646.3" calcext:value-type="float">
            <text:p>34646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2" office:value-type="float" office:value="2567" calcext:value-type="float">
            <text:p>2567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92005.1" calcext:value-type="float">
            <text:p>4592005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682374.4" calcext:value-type="float">
            <text:p>1682374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65387.1" calcext:value-type="float">
            <text:p>466538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130.8" calcext:value-type="float">
            <text:p>2130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694828.8" calcext:value-type="float">
            <text:p>1694828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83167.3" calcext:value-type="float">
            <text:p>448316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3048.2" calcext:value-type="float">
            <text:p>3048,2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301471.6" calcext:value-type="float">
            <text:p>2301471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687089.9" calcext:value-type="float">
            <text:p>468708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3008.3" calcext:value-type="float">
            <text:p>3008,3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693900.8" calcext:value-type="float">
            <text:p>1693900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924.6" calcext:value-type="float">
            <text:p>1924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891201.4" calcext:value-type="float">
            <text:p>489120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5.5" calcext:value-type="float">
            <text:p>2255,5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806502.4" calcext:value-type="float">
            <text:p>180650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937427.9" calcext:value-type="float">
            <text:p>493742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1483.4" calcext:value-type="float">
            <text:p>1483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29.6" calcext:value-type="float">
            <text:p>3529,6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176778.5" calcext:value-type="float">
            <text:p>2176778,5</text:p>
          </table:table-cell>
          <table:table-cell table:style-name="ce2" office:value-type="float" office:value="104.5" calcext:value-type="float">
            <text:p>104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94560" calcext:value-type="float">
            <text:p>49945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105696" calcext:value-type="float">
            <text:p>210569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4364.8" calcext:value-type="float">
            <text:p>54364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45593.3" calcext:value-type="float">
            <text:p>494559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3195964.9" calcext:value-type="float">
            <text:p>3195964,9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9763.3" calcext:value-type="float">
            <text:p>59763,3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2466.8" calcext:value-type="float">
            <text:p>2466,8</text:p>
          </table:table-cell>
          <table:table-cell office:value-type="float" office:value="1884.8" calcext:value-type="float">
            <text:p>1884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81099.8" calcext:value-type="float">
            <text:p>4581099,8</text:p>
          </table:table-cell>
          <table:table-cell office:value-type="float" office:value="0" calcext:value-type="float">
            <text:p>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965" calcext:value-type="float">
            <text:p>196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469.4" calcext:value-type="float">
            <text:p>3469,4</text:p>
          </table:table-cell>
          <table:table-cell office:value-type="float" office:value="1704.3" calcext:value-type="float">
            <text:p>1704,3</text:p>
          </table:table-cell>
          <table:table-cell office:value-type="float" office:value="576" calcext:value-type="float">
            <text:p>576</text:p>
          </table:table-cell>
          <table:table-cell office:value-type="float" office:value="681.2" calcext:value-type="float">
            <text:p>681,2</text:p>
          </table:table-cell>
          <table:table-cell office:value-type="float" office:value="1675944.1" calcext:value-type="float">
            <text:p>1675944,1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102.5" calcext:value-type="float">
            <text:p>1102,5</text:p>
          </table:table-cell>
          <table:table-cell office:value-type="float" office:value="160" calcext:value-type="float">
            <text:p>160</text:p>
          </table:table-cell>
          <table:table-cell office:value-type="float" office:value="40719.3" calcext:value-type="float">
            <text:p>40719,3</text:p>
          </table:table-cell>
          <table:table-cell office:value-type="float" office:value="80" calcext:value-type="float">
            <text:p>8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2587" calcext:value-type="float">
            <text:p>2587</text:p>
          </table:table-cell>
          <table:table-cell office:value-type="float" office:value="1263.2" calcext:value-type="float">
            <text:p>1263,2</text:p>
          </table:table-cell>
          <table:table-cell office:value-type="float" office:value="6782" calcext:value-type="float">
            <text:p>6782</text:p>
          </table:table-cell>
          <table:table-cell office:value-type="float" office:value="3204483.5" calcext:value-type="float">
            <text:p>3204483,5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2231" calcext:value-type="float">
            <text:p>2231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88" calcext:value-type="float">
            <text:p>2988</text:p>
          </table:table-cell>
          <table:table-cell office:value-type="float" office:value="1980" calcext:value-type="float">
            <text:p>1980</text:p>
          </table:table-cell>
          <table:table-cell office:value-type="float" office:value="300.5" calcext:value-type="float">
            <text:p>300,5</text:p>
          </table:table-cell>
          <table:table-cell office:value-type="float" office:value="440.6" calcext:value-type="float">
            <text:p>440,6</text:p>
          </table:table-cell>
          <table:table-cell office:value-type="float" office:value="1141987.2" calcext:value-type="float">
            <text:p>1141987,2</text:p>
          </table:table-cell>
          <table:table-cell office:value-type="float" office:value="62.5" calcext:value-type="float">
            <text:p>62,5</text:p>
          </table:table-cell>
          <table:table-cell office:value-type="float" office:value="180.2" calcext:value-type="float">
            <text:p>180,2</text:p>
          </table:table-cell>
          <table:table-cell office:value-type="float" office:value="861.8" calcext:value-type="float">
            <text:p>861,8</text:p>
          </table:table-cell>
          <table:table-cell office:value-type="float" office:value="62.5" calcext:value-type="float">
            <text:p>62,5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2546.6" calcext:value-type="float">
            <text:p>2546,6</text:p>
          </table:table-cell>
          <table:table-cell office:value-type="float" office:value="1443.6" calcext:value-type="float">
            <text:p>1443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1961309.6" calcext:value-type="float">
            <text:p>1961309,6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1844.8" calcext:value-type="float">
            <text:p>184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67.2" calcext:value-type="float">
            <text:p>2767,2</text:p>
          </table:table-cell>
          <table:table-cell office:value-type="float" office:value="2606.8" calcext:value-type="float">
            <text:p>2606,8</text:p>
          </table:table-cell>
          <table:table-cell office:value-type="float" office:value="626.3" calcext:value-type="float">
            <text:p>626,3</text:p>
          </table:table-cell>
          <table:table-cell office:value-type="float" office:value="400.8" calcext:value-type="float">
            <text:p>400,8</text:p>
          </table:table-cell>
          <table:table-cell office:value-type="float" office:value="850988.8" calcext:value-type="float">
            <text:p>850988,8</text:p>
          </table:table-cell>
          <table:table-cell office:value-type="float" office:value="87.5" calcext:value-type="float">
            <text:p>87,5</text:p>
          </table:table-cell>
          <table:table-cell office:value-type="float" office:value="100" calcext:value-type="float">
            <text:p>100</text:p>
          </table:table-cell>
          <table:table-cell office:value-type="float" office:value="781.4" calcext:value-type="float">
            <text:p>781,4</text:p>
          </table:table-cell>
          <table:table-cell office:value-type="float" office:value="130" calcext:value-type="float">
            <text:p>13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3083.3" calcext:value-type="float">
            <text:p>3083,3</text:p>
          </table:table-cell>
          <table:table-cell office:value-type="float" office:value="922.2" calcext:value-type="float">
            <text:p>922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1351930.7" calcext:value-type="float">
            <text:p>1351930,7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864.6" calcext:value-type="float">
            <text:p>186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28.2" calcext:value-type="float">
            <text:p>3128,2</text:p>
          </table:table-cell>
          <table:table-cell office:value-type="float" office:value="2306" calcext:value-type="float">
            <text:p>2306</text:p>
          </table:table-cell>
          <table:table-cell office:value-type="float" office:value="440.6" calcext:value-type="float">
            <text:p>440,6</text:p>
          </table:table-cell>
          <table:table-cell office:value-type="float" office:value="420.6" calcext:value-type="float">
            <text:p>420,6</text:p>
          </table:table-cell>
          <table:table-cell office:value-type="float" office:value="489846.4" calcext:value-type="float">
            <text:p>489846,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187.5" calcext:value-type="float">
            <text:p>187,5</text:p>
          </table:table-cell>
          <table:table-cell office:value-type="float" office:value="10851.3" calcext:value-type="float">
            <text:p>10851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2165.4" calcext:value-type="float">
            <text:p>2165,4</text:p>
          </table:table-cell>
          <table:table-cell office:value-type="float" office:value="581.2" calcext:value-type="float">
            <text:p>581,2</text:p>
          </table:table-cell>
          <table:table-cell office:value-type="float" office:value="3391" calcext:value-type="float">
            <text:p>3391</text:p>
          </table:table-cell>
          <table:table-cell office:value-type="float" office:value="889504.1" calcext:value-type="float">
            <text:p>889504,1</text:p>
          </table:table-cell>
          <table:table-cell office:value-type="float" office:value="3391" calcext:value-type="float">
            <text:p>3391</text:p>
          </table:table-cell>
          <table:table-cell office:value-type="float" office:value="1278" calcext:value-type="float">
            <text:p>1278</text:p>
          </table:table-cell>
          <table:table-cell office:value-type="float" office:value="2005" calcext:value-type="float">
            <text:p>200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108.2" calcext:value-type="float">
            <text:p>3108,2</text:p>
          </table:table-cell>
          <table:table-cell office:value-type="float" office:value="2857.5" calcext:value-type="float">
            <text:p>2857,5</text:p>
          </table:table-cell>
          <table:table-cell office:value-type="float" office:value="651" calcext:value-type="float">
            <text:p>651</text:p>
          </table:table-cell>
          <table:table-cell office:value-type="float" office:value="180.2" calcext:value-type="float">
            <text:p>180,2</text:p>
          </table:table-cell>
          <table:table-cell office:value-type="float" office:value="362612.8" calcext:value-type="float">
            <text:p>362612,8</text:p>
          </table:table-cell>
          <table:table-cell office:value-type="float" office:value="37.5" calcext:value-type="float">
            <text:p>37,5</text:p>
          </table:table-cell>
          <table:table-cell office:value-type="float" office:value="150" calcext:value-type="float">
            <text:p>150</text:p>
          </table:table-cell>
          <table:table-cell office:value-type="float" office:value="1062.6" calcext:value-type="float">
            <text:p>1062,6</text:p>
          </table:table-cell>
          <table:table-cell office:value-type="float" office:value="180" calcext:value-type="float">
            <text:p>180</text:p>
          </table:table-cell>
          <table:table-cell office:value-type="float" office:value="6782" calcext:value-type="float">
            <text:p>6782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2566.6" calcext:value-type="float">
            <text:p>2566,6</text:p>
          </table:table-cell>
          <table:table-cell office:value-type="float" office:value="460.8" calcext:value-type="float">
            <text:p>460,8</text:p>
          </table:table-cell>
          <table:table-cell office:value-type="float" office:value="3391" calcext:value-type="float">
            <text:p>3391</text:p>
          </table:table-cell>
          <table:table-cell office:value-type="float" office:value="620176.3" calcext:value-type="float">
            <text:p>620176,3</text:p>
          </table:table-cell>
          <table:table-cell office:value-type="float" office:value="0" calcext:value-type="float">
            <text:p>0</text:p>
          </table:table-cell>
          <table:table-cell office:value-type="float" office:value="1729.5" calcext:value-type="float">
            <text:p>1729,5</text:p>
          </table:table-cell>
          <table:table-cell office:value-type="float" office:value="1884.8" calcext:value-type="float">
            <text:p>188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47.6" calcext:value-type="float">
            <text:p>2947,6</text:p>
          </table:table-cell>
          <table:table-cell office:value-type="float" office:value="2030.5" calcext:value-type="float">
            <text:p>2030,5</text:p>
          </table:table-cell>
          <table:table-cell office:value-type="float" office:value="500.8" calcext:value-type="float">
            <text:p>500,8</text:p>
          </table:table-cell>
          <table:table-cell office:value-type="float" office:value="380.8" calcext:value-type="float">
            <text:p>380,8</text:p>
          </table:table-cell>
          <table:table-cell office:value-type="float" office:value="256274.4" calcext:value-type="float">
            <text:p>256274,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82.2" calcext:value-type="float">
            <text:p>982,2</text:p>
          </table:table-cell>
          <table:table-cell office:value-type="float" office:value="87.5" calcext:value-type="float">
            <text:p>87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2366.2" calcext:value-type="float">
            <text:p>2366,2</text:p>
          </table:table-cell>
          <table:table-cell office:value-type="float" office:value="581.2" calcext:value-type="float">
            <text:p>581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1520.5" calcext:value-type="float">
            <text:p>451520,5</text:p>
          </table:table-cell>
          <table:table-cell office:value-type="float" office:value="3391" calcext:value-type="float">
            <text:p>3391</text:p>
          </table:table-cell>
          <table:table-cell office:value-type="float" office:value="1102.5" calcext:value-type="float">
            <text:p>1102,5</text:p>
          </table:table-cell>
          <table:table-cell office:value-type="float" office:value="2145.6" calcext:value-type="float">
            <text:p>2145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960.8" calcext:value-type="float">
            <text:p>3960,8</text:p>
          </table:table-cell>
          <table:table-cell office:value-type="float" office:value="2080.3" calcext:value-type="float">
            <text:p>2080,3</text:p>
          </table:table-cell>
          <table:table-cell office:value-type="float" office:value="576.3" calcext:value-type="float">
            <text:p>576,3</text:p>
          </table:table-cell>
          <table:table-cell office:value-type="float" office:value="120" calcext:value-type="float">
            <text:p>120</text:p>
          </table:table-cell>
          <table:table-cell office:value-type="float" office:value="189669.6" calcext:value-type="float">
            <text:p>189669,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1.2" calcext:value-type="float">
            <text:p>601,2</text:p>
          </table:table-cell>
          <table:table-cell office:value-type="float" office:value="150" calcext:value-type="float">
            <text:p>150</text:p>
          </table:table-cell>
          <table:table-cell office:value-type="float" office:value="2712.8" calcext:value-type="float">
            <text:p>2712,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2606.8" calcext:value-type="float">
            <text:p>2606,8</text:p>
          </table:table-cell>
          <table:table-cell office:value-type="float" office:value="400.5" calcext:value-type="float">
            <text:p>400,5</text:p>
          </table:table-cell>
          <table:table-cell office:value-type="float" office:value="6782" calcext:value-type="float">
            <text:p>6782</text:p>
          </table:table-cell>
          <table:table-cell office:value-type="float" office:value="342682.5" calcext:value-type="float">
            <text:p>342682,5</text:p>
          </table:table-cell>
          <table:table-cell office:value-type="float" office:value="0" calcext:value-type="float">
            <text:p>0</text:p>
          </table:table-cell>
          <table:table-cell office:value-type="float" office:value="1177.8" calcext:value-type="float">
            <text:p>1177,8</text:p>
          </table:table-cell>
          <table:table-cell office:value-type="float" office:value="1684.2" calcext:value-type="float">
            <text:p>168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68.8" calcext:value-type="float">
            <text:p>3368,8</text:p>
          </table:table-cell>
          <table:table-cell office:value-type="float" office:value="2331" calcext:value-type="float">
            <text:p>2331</text:p>
          </table:table-cell>
          <table:table-cell office:value-type="float" office:value="420.6" calcext:value-type="float">
            <text:p>420,6</text:p>
          </table:table-cell>
          <table:table-cell office:value-type="float" office:value="166.7" calcext:value-type="float">
            <text:p>166,7</text:p>
          </table:table-cell>
          <table:table-cell office:value-type="float" office:value="137303.2" calcext:value-type="float">
            <text:p>137303,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41.2" calcext:value-type="float">
            <text:p>641,2</text:p>
          </table:table-cell>
          <table:table-cell office:value-type="float" office:value="80" calcext:value-type="float">
            <text:p>80</text:p>
          </table:table-cell>
          <table:table-cell office:value-type="float" office:value="5425.6" calcext:value-type="float">
            <text:p>5425,6</text:p>
          </table:table-cell>
          <table:table-cell office:value-type="float" office:value="200.3" calcext:value-type="float">
            <text:p>20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2526.6" calcext:value-type="float">
            <text:p>2526,6</text:p>
          </table:table-cell>
          <table:table-cell office:value-type="float" office:value="275.3" calcext:value-type="float">
            <text:p>275,3</text:p>
          </table:table-cell>
          <table:table-cell office:value-type="float" office:value="3391" calcext:value-type="float">
            <text:p>3391</text:p>
          </table:table-cell>
          <table:table-cell office:value-type="float" office:value="255574.5" calcext:value-type="float">
            <text:p>255574,5</text:p>
          </table:table-cell>
          <table:table-cell office:value-type="float" office:value="0" calcext:value-type="float">
            <text:p>0</text:p>
          </table:table-cell>
          <table:table-cell office:value-type="float" office:value="1378.3" calcext:value-type="float">
            <text:p>1378,3</text:p>
          </table:table-cell>
          <table:table-cell office:value-type="float" office:value="1864.8" calcext:value-type="float">
            <text:p>1864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827.4" calcext:value-type="float">
            <text:p>2827,4</text:p>
          </table:table-cell>
          <table:table-cell office:value-type="float" office:value="2180.8" calcext:value-type="float">
            <text:p>2180,8</text:p>
          </table:table-cell>
          <table:table-cell office:value-type="float" office:value="480.8" calcext:value-type="float">
            <text:p>480,8</text:p>
          </table:table-cell>
          <table:table-cell office:value-type="float" office:value="60" calcext:value-type="float">
            <text:p>60</text:p>
          </table:table-cell>
          <table:table-cell office:value-type="float" office:value="110930" calcext:value-type="float">
            <text:p>1109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82" calcext:value-type="float">
            <text:p>982</text:p>
          </table:table-cell>
          <table:table-cell office:value-type="float" office:value="112.5" calcext:value-type="float">
            <text:p>112,5</text:p>
          </table:table-cell>
          <table:table-cell office:value-type="float" office:value="6782" calcext:value-type="float">
            <text:p>678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2727" calcext:value-type="float">
            <text:p>2727</text:p>
          </table:table-cell>
          <table:table-cell office:value-type="float" office:value="180.2" calcext:value-type="float">
            <text:p>180,2</text:p>
          </table:table-cell>
          <table:table-cell office:value-type="float" office:value="6782" calcext:value-type="float">
            <text:p>6782</text:p>
          </table:table-cell>
          <table:table-cell office:value-type="float" office:value="190358.1" calcext:value-type="float">
            <text:p>190358,1</text:p>
          </table:table-cell>
          <table:table-cell office:value-type="float" office:value="0" calcext:value-type="float">
            <text:p>0</text:p>
          </table:table-cell>
          <table:table-cell office:value-type="float" office:value="851.8" calcext:value-type="float">
            <text:p>851,8</text:p>
          </table:table-cell>
          <table:table-cell office:value-type="float" office:value="1443.6" calcext:value-type="float">
            <text:p>1443,6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907.6" calcext:value-type="float">
            <text:p>2907,6</text:p>
          </table:table-cell>
          <table:table-cell office:value-type="float" office:value="2055.5" calcext:value-type="float">
            <text:p>2055,5</text:p>
          </table:table-cell>
          <table:table-cell office:value-type="float" office:value="350.5" calcext:value-type="float">
            <text:p>350,5</text:p>
          </table:table-cell>
          <table:table-cell office:value-type="float" office:value="225.3" calcext:value-type="float">
            <text:p>225,3</text:p>
          </table:table-cell>
          <table:table-cell office:value-type="float" office:value="103188" calcext:value-type="float">
            <text:p>103188</text:p>
          </table:table-cell>
          <table:table-cell office:value-type="float" office:value="37.5" calcext:value-type="float">
            <text:p>37,5</text:p>
          </table:table-cell>
          <table:table-cell office:value-type="float" office:value="66.7" calcext:value-type="float">
            <text:p>66,7</text:p>
          </table:table-cell>
          <table:table-cell office:value-type="float" office:value="1102.6" calcext:value-type="float">
            <text:p>1102,6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2782.3" calcext:value-type="float">
            <text:p>2782,3</text:p>
          </table:table-cell>
          <table:table-cell office:value-type="float" office:value="350.5" calcext:value-type="float">
            <text:p>350,5</text:p>
          </table:table-cell>
          <table:table-cell office:value-type="float" office:value="6782" calcext:value-type="float">
            <text:p>6782</text:p>
          </table:table-cell>
          <table:table-cell office:value-type="float" office:value="144104.6" calcext:value-type="float">
            <text:p>144104,6</text:p>
          </table:table-cell>
          <table:table-cell office:value-type="float" office:value="0" calcext:value-type="float">
            <text:p>0</text:p>
          </table:table-cell>
          <table:table-cell office:value-type="float" office:value="1027.3" calcext:value-type="float">
            <text:p>1027,3</text:p>
          </table:table-cell>
          <table:table-cell office:value-type="float" office:value="1845" calcext:value-type="float">
            <text:p>184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28.2" calcext:value-type="float">
            <text:p>3028,2</text:p>
          </table:table-cell>
          <table:table-cell office:value-type="float" office:value="2481.5" calcext:value-type="float">
            <text:p>2481,5</text:p>
          </table:table-cell>
          <table:table-cell office:value-type="float" office:value="425.8" calcext:value-type="float">
            <text:p>425,8</text:p>
          </table:table-cell>
          <table:table-cell office:value-type="float" office:value="125" calcext:value-type="float">
            <text:p>125</text:p>
          </table:table-cell>
          <table:table-cell office:value-type="float" office:value="78800" calcext:value-type="float">
            <text:p>78800</text:p>
          </table:table-cell>
          <table:table-cell office:value-type="float" office:value="12.5" calcext:value-type="float">
            <text:p>12,5</text:p>
          </table:table-cell>
          <table:table-cell office:value-type="float" office:value="140" calcext:value-type="float">
            <text:p>140</text:p>
          </table:table-cell>
          <table:table-cell office:value-type="float" office:value="681.4" calcext:value-type="float">
            <text:p>681,4</text:p>
          </table:table-cell>
          <table:table-cell office:value-type="float" office:value="162.5" calcext:value-type="float">
            <text:p>162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175.3" calcext:value-type="float">
            <text:p>175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2687.2" calcext:value-type="float">
            <text:p>2687,2</text:p>
          </table:table-cell>
          <table:table-cell office:value-type="float" office:value="325.3" calcext:value-type="float">
            <text:p>325,3</text:p>
          </table:table-cell>
          <table:table-cell office:value-type="float" office:value="5425.6" calcext:value-type="float">
            <text:p>5425,6</text:p>
          </table:table-cell>
          <table:table-cell office:value-type="float" office:value="114182.3" calcext:value-type="float">
            <text:p>114182,3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844.6" calcext:value-type="float">
            <text:p>184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586.8" calcext:value-type="float">
            <text:p>2586,8</text:p>
          </table:table-cell>
          <table:table-cell office:value-type="float" office:value="1804.8" calcext:value-type="float">
            <text:p>1804,8</text:p>
          </table:table-cell>
          <table:table-cell office:value-type="float" office:value="480.8" calcext:value-type="float">
            <text:p>480,8</text:p>
          </table:table-cell>
          <table:table-cell office:value-type="float" office:value="100.3" calcext:value-type="float">
            <text:p>100,3</text:p>
          </table:table-cell>
          <table:table-cell office:value-type="float" office:value="66184.4" calcext:value-type="float">
            <text:p>66184,4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1744.4" calcext:value-type="float">
            <text:p>1744,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2681.8" calcext:value-type="float">
            <text:p>2681,8</text:p>
          </table:table-cell>
          <table:table-cell office:value-type="float" office:value="325.5" calcext:value-type="float">
            <text:p>325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115531.9" calcext:value-type="float">
            <text:p>115531,9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1925" calcext:value-type="float">
            <text:p>1925</text:p>
          </table:table-cell>
          <table:table-cell office:value-type="float" office:value="51624.8" calcext:value-type="float">
            <text:p>51624,8</text:p>
          </table:table-cell>
          <table:table-cell office:value-type="float" office:value="3710" calcext:value-type="float">
            <text:p>3710</text:p>
          </table:table-cell>
          <table:table-cell office:value-type="float" office:value="2256" calcext:value-type="float">
            <text:p>2256</text:p>
          </table:table-cell>
          <table:table-cell office:value-type="float" office:value="601.3" calcext:value-type="float">
            <text:p>601,3</text:p>
          </table:table-cell>
          <table:table-cell office:value-type="float" office:value="100" calcext:value-type="float">
            <text:p>100</text:p>
          </table:table-cell>
          <table:table-cell office:value-type="float" office:value="51243" calcext:value-type="float">
            <text:p>51243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821.6" calcext:value-type="float">
            <text:p>821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2847.4" calcext:value-type="float">
            <text:p>2847,4</text:p>
          </table:table-cell>
          <table:table-cell office:value-type="float" office:value="260.2" calcext:value-type="float">
            <text:p>26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78834.3" calcext:value-type="float">
            <text:p>78834,3</text:p>
          </table:table-cell>
          <table:table-cell office:value-type="float" office:value="0" calcext:value-type="float">
            <text:p>0</text:p>
          </table:table-cell>
          <table:table-cell office:value-type="float" office:value="1027.3" calcext:value-type="float">
            <text:p>1027,3</text:p>
          </table:table-cell>
          <table:table-cell office:value-type="float" office:value="2165.6" calcext:value-type="float">
            <text:p>216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67.4" calcext:value-type="float">
            <text:p>2767,4</text:p>
          </table:table-cell>
          <table:table-cell office:value-type="float" office:value="2105.5" calcext:value-type="float">
            <text:p>2105,5</text:p>
          </table:table-cell>
          <table:table-cell office:value-type="float" office:value="626.3" calcext:value-type="float">
            <text:p>626,3</text:p>
          </table:table-cell>
          <table:table-cell office:value-type="float" office:value="33.3" calcext:value-type="float">
            <text:p>33,3</text:p>
          </table:table-cell>
          <table:table-cell office:value-type="float" office:value="48335" calcext:value-type="float">
            <text:p>4833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781.6" calcext:value-type="float">
            <text:p>781,6</text:p>
          </table:table-cell>
          <table:table-cell office:value-type="float" office:value="150" calcext:value-type="float">
            <text:p>150</text:p>
          </table:table-cell>
          <table:table-cell office:value-type="float" office:value="6782" calcext:value-type="float">
            <text:p>67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2305.8" calcext:value-type="float">
            <text:p>2305,8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0" calcext:value-type="float">
            <text:p>0</text:p>
          </table:table-cell>
          <table:table-cell office:value-type="float" office:value="1483.8" calcext:value-type="float">
            <text:p>1483,8</text:p>
          </table:table-cell>
          <table:table-cell office:value-type="float" office:value="1844.6" calcext:value-type="float">
            <text:p>184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07.6" calcext:value-type="float">
            <text:p>2807,6</text:p>
          </table:table-cell>
          <table:table-cell office:value-type="float" office:value="2080.5" calcext:value-type="float">
            <text:p>2080,5</text:p>
          </table:table-cell>
          <table:table-cell office:value-type="float" office:value="320.4" calcext:value-type="float">
            <text:p>320,4</text:p>
          </table:table-cell>
          <table:table-cell office:value-type="float" office:value="150" calcext:value-type="float">
            <text:p>150</text:p>
          </table:table-cell>
          <table:table-cell office:value-type="float" office:value="38106.4" calcext:value-type="float">
            <text:p>38106,4</text:p>
          </table:table-cell>
          <table:table-cell office:value-type="float" office:value="37.5" calcext:value-type="float">
            <text:p>37,5</text:p>
          </table:table-cell>
          <table:table-cell office:value-type="float" office:value="125" calcext:value-type="float">
            <text:p>125</text:p>
          </table:table-cell>
          <table:table-cell office:value-type="float" office:value="1062.4" calcext:value-type="float">
            <text:p>1062,4</text:p>
          </table:table-cell>
          <table:table-cell office:value-type="float" office:value="87.5" calcext:value-type="float">
            <text:p>87,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2586.6" calcext:value-type="float">
            <text:p>2586,6</text:p>
          </table:table-cell>
          <table:table-cell office:value-type="float" office:value="160.2" calcext:value-type="float">
            <text:p>16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57782.9" calcext:value-type="float">
            <text:p>57782,9</text:p>
          </table:table-cell>
          <table:table-cell office:value-type="float" office:value="0" calcext:value-type="float">
            <text:p>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624" calcext:value-type="float">
            <text:p>162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88.2" calcext:value-type="float">
            <text:p>3088,2</text:p>
          </table:table-cell>
          <table:table-cell office:value-type="float" office:value="2381.3" calcext:value-type="float">
            <text:p>2381,3</text:p>
          </table:table-cell>
          <table:table-cell office:value-type="float" office:value="300.4" calcext:value-type="float">
            <text:p>300,4</text:p>
          </table:table-cell>
          <table:table-cell office:value-type="float" office:value="75" calcext:value-type="float">
            <text:p>75</text:p>
          </table:table-cell>
          <table:table-cell office:value-type="float" office:value="37283.8" calcext:value-type="float">
            <text:p>37283,8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701.4" calcext:value-type="float">
            <text:p>701,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2225.8" calcext:value-type="float">
            <text:p>2225,8</text:p>
          </table:table-cell>
          <table:table-cell office:value-type="float" office:value="300.5" calcext:value-type="float">
            <text:p>300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40746.4" calcext:value-type="float">
            <text:p>40746,4</text:p>
          </table:table-cell>
          <table:table-cell office:value-type="float" office:value="0" calcext:value-type="float">
            <text:p>0</text:p>
          </table:table-cell>
          <table:table-cell office:value-type="float" office:value="1102.5" calcext:value-type="float">
            <text:p>1102,5</text:p>
          </table:table-cell>
          <table:table-cell office:value-type="float" office:value="1463.6" calcext:value-type="float">
            <text:p>1463,6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288.8" calcext:value-type="float">
            <text:p>3288,8</text:p>
          </table:table-cell>
          <table:table-cell office:value-type="float" office:value="2205.8" calcext:value-type="float">
            <text:p>2205,8</text:p>
          </table:table-cell>
          <table:table-cell office:value-type="float" office:value="751.5" calcext:value-type="float">
            <text:p>751,5</text:p>
          </table:table-cell>
          <table:table-cell office:value-type="float" office:value="180.2" calcext:value-type="float">
            <text:p>180,2</text:p>
          </table:table-cell>
          <table:table-cell office:value-type="float" office:value="34295.6" calcext:value-type="float">
            <text:p>34295,6</text:p>
          </table:table-cell>
          <table:table-cell office:value-type="float" office:value="37.5" calcext:value-type="float">
            <text:p>37,5</text:p>
          </table:table-cell>
          <table:table-cell office:value-type="float" office:value="100" calcext:value-type="float">
            <text:p>100</text:p>
          </table:table-cell>
          <table:table-cell office:value-type="float" office:value="1283.2" calcext:value-type="float">
            <text:p>1283,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2807.5" calcext:value-type="float">
            <text:p>2807,5</text:p>
          </table:table-cell>
          <table:table-cell office:value-type="float" office:value="250" calcext:value-type="float">
            <text:p>250</text:p>
          </table:table-cell>
          <table:table-cell office:value-type="float" office:value="3391" calcext:value-type="float">
            <text:p>3391</text:p>
          </table:table-cell>
          <table:table-cell office:value-type="float" office:value="40726.1" calcext:value-type="float">
            <text:p>40726,1</text:p>
          </table:table-cell>
          <table:table-cell office:value-type="float" office:value="0" calcext:value-type="float">
            <text:p>0</text:p>
          </table:table-cell>
          <table:table-cell office:value-type="float" office:value="1353.5" calcext:value-type="float">
            <text:p>1353,5</text:p>
          </table:table-cell>
          <table:table-cell office:value-type="float" office:value="1804.6" calcext:value-type="float">
            <text:p>180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87.6" calcext:value-type="float">
            <text:p>2887,6</text:p>
          </table:table-cell>
          <table:table-cell office:value-type="float" office:value="2055.3" calcext:value-type="float">
            <text:p>2055,3</text:p>
          </table:table-cell>
          <table:table-cell office:value-type="float" office:value="776.8" calcext:value-type="float">
            <text:p>776,8</text:p>
          </table:table-cell>
          <table:table-cell office:value-type="float" office:value="120" calcext:value-type="float">
            <text:p>120</text:p>
          </table:table-cell>
          <table:table-cell office:value-type="float" office:value="30805.8" calcext:value-type="float">
            <text:p>30805,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22.2" calcext:value-type="float">
            <text:p>1022,2</text:p>
          </table:table-cell>
          <table:table-cell office:value-type="float" office:value="83.3" calcext:value-type="float">
            <text:p>83,3</text:p>
          </table:table-cell>
          <table:table-cell office:value-type="float" office:value="3391" calcext:value-type="float">
            <text:p>33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2145.6" calcext:value-type="float">
            <text:p>2145,6</text:p>
          </table:table-cell>
          <table:table-cell office:value-type="float" office:value="100" calcext:value-type="float">
            <text:p>100</text:p>
          </table:table-cell>
          <table:table-cell office:value-type="float" office:value="10173" calcext:value-type="float">
            <text:p>10173</text:p>
          </table:table-cell>
          <table:table-cell office:value-type="float" office:value="32553.8" calcext:value-type="float">
            <text:p>32553,8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27.5" calcext:value-type="float">
            <text:p>1127,5</text:p>
          </table:table-cell>
          <table:table-cell office:value-type="float" office:value="2045.2" calcext:value-type="float">
            <text:p>204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87.4" calcext:value-type="float">
            <text:p>2887,4</text:p>
          </table:table-cell>
          <table:table-cell office:value-type="float" office:value="2105.5" calcext:value-type="float">
            <text:p>2105,5</text:p>
          </table:table-cell>
          <table:table-cell office:value-type="float" office:value="626.3" calcext:value-type="float">
            <text:p>626,3</text:p>
          </table:table-cell>
          <table:table-cell office:value-type="float" office:value="100" calcext:value-type="float">
            <text:p>100</text:p>
          </table:table-cell>
          <table:table-cell office:value-type="float" office:value="27737" calcext:value-type="float">
            <text:p>27737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1162.8" calcext:value-type="float">
            <text:p>1162,8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2426.4" calcext:value-type="float">
            <text:p>2426,4</text:p>
          </table:table-cell>
          <table:table-cell office:value-type="float" office:value="220" calcext:value-type="float">
            <text:p>220</text:p>
          </table:table-cell>
          <table:table-cell office:value-type="float" office:value="3391" calcext:value-type="float">
            <text:p>3391</text:p>
          </table:table-cell>
          <table:table-cell office:value-type="float" office:value="27155.3" calcext:value-type="float">
            <text:p>27155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78.5" calcext:value-type="float">
            <text:p>1478,5</text:p>
          </table:table-cell>
          <table:table-cell office:value-type="float" office:value="1644.2" calcext:value-type="float">
            <text:p>164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88.2" calcext:value-type="float">
            <text:p>3088,2</text:p>
          </table:table-cell>
          <table:table-cell office:value-type="float" office:value="2281" calcext:value-type="float">
            <text:p>2281</text:p>
          </table:table-cell>
          <table:table-cell office:value-type="float" office:value="280.2" calcext:value-type="float">
            <text:p>280,2</text:p>
          </table:table-cell>
          <table:table-cell office:value-type="float" office:value="175.3" calcext:value-type="float">
            <text:p>175,3</text:p>
          </table:table-cell>
          <table:table-cell office:value-type="float" office:value="27376.2" calcext:value-type="float">
            <text:p>27376,2</text:p>
          </table:table-cell>
          <table:table-cell office:value-type="float" office:value="37.5" calcext:value-type="float">
            <text:p>37,5</text:p>
          </table:table-cell>
          <table:table-cell office:value-type="float" office:value="100" calcext:value-type="float">
            <text:p>100</text:p>
          </table:table-cell>
          <table:table-cell office:value-type="float" office:value="901.8" calcext:value-type="float">
            <text:p>901,8</text:p>
          </table:table-cell>
          <table:table-cell office:value-type="float" office:value="212.5" calcext:value-type="float">
            <text:p>212,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2326" calcext:value-type="float">
            <text:p>2326</text:p>
          </table:table-cell>
          <table:table-cell office:value-type="float" office:value="150" calcext:value-type="float">
            <text:p>150</text:p>
          </table:table-cell>
          <table:table-cell office:value-type="float" office:value="6782" calcext:value-type="float">
            <text:p>6782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0" calcext:value-type="float">
            <text:p>0</text:p>
          </table:table-cell>
          <table:table-cell office:value-type="float" office:value="1027.5" calcext:value-type="float">
            <text:p>1027,5</text:p>
          </table:table-cell>
          <table:table-cell office:value-type="float" office:value="2481.5" calcext:value-type="float">
            <text:p>2481,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47.4" calcext:value-type="float">
            <text:p>2747,4</text:p>
          </table:table-cell>
          <table:table-cell office:value-type="float" office:value="2030" calcext:value-type="float">
            <text:p>2030</text:p>
          </table:table-cell>
          <table:table-cell office:value-type="float" office:value="440.6" calcext:value-type="float">
            <text:p>440,6</text:p>
          </table:table-cell>
          <table:table-cell office:value-type="float" office:value="175.3" calcext:value-type="float">
            <text:p>175,3</text:p>
          </table:table-cell>
          <table:table-cell office:value-type="float" office:value="25611.2" calcext:value-type="float">
            <text:p>25611,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1.6" calcext:value-type="float">
            <text:p>801,6</text:p>
          </table:table-cell>
          <table:table-cell office:value-type="float" office:value="112.5" calcext:value-type="float">
            <text:p>11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3108.3" calcext:value-type="float">
            <text:p>3108,3</text:p>
          </table:table-cell>
          <table:table-cell office:value-type="float" office:value="140" calcext:value-type="float">
            <text:p>140</text:p>
          </table:table-cell>
          <table:table-cell office:value-type="float" office:value="5425.6" calcext:value-type="float">
            <text:p>5425,6</text:p>
          </table:table-cell>
          <table:table-cell office:value-type="float" office:value="23737.1" calcext:value-type="float">
            <text:p>23737,1</text:p>
          </table:table-cell>
          <table:table-cell office:value-type="float" office:value="0" calcext:value-type="float">
            <text:p>0</text:p>
          </table:table-cell>
          <table:table-cell office:value-type="float" office:value="1729.3" calcext:value-type="float">
            <text:p>1729,3</text:p>
          </table:table-cell>
          <table:table-cell office:value-type="float" office:value="2005.2" calcext:value-type="float">
            <text:p>200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328.8" calcext:value-type="float">
            <text:p>3328,8</text:p>
          </table:table-cell>
          <table:table-cell office:value-type="float" office:value="2631.8" calcext:value-type="float">
            <text:p>2631,8</text:p>
          </table:table-cell>
          <table:table-cell office:value-type="float" office:value="576.3" calcext:value-type="float">
            <text:p>576,3</text:p>
          </table:table-cell>
          <table:table-cell office:value-type="float" office:value="150" calcext:value-type="float">
            <text:p>150</text:p>
          </table:table-cell>
          <table:table-cell office:value-type="float" office:value="27155.2" calcext:value-type="float">
            <text:p>27155,2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861.8" calcext:value-type="float">
            <text:p>861,8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2065.2" calcext:value-type="float">
            <text:p>2065,2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0" calcext:value-type="float">
            <text:p>0</text:p>
          </table:table-cell>
          <table:table-cell office:value-type="float" office:value="1353.5" calcext:value-type="float">
            <text:p>1353,5</text:p>
          </table:table-cell>
          <table:table-cell office:value-type="float" office:value="1724.4" calcext:value-type="float">
            <text:p>1724,4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2807.4" calcext:value-type="float">
            <text:p>2807,4</text:p>
          </table:table-cell>
          <table:table-cell office:value-type="float" office:value="2281" calcext:value-type="float">
            <text:p>2281</text:p>
          </table:table-cell>
          <table:table-cell office:value-type="float" office:value="380.6" calcext:value-type="float">
            <text:p>380,6</text:p>
          </table:table-cell>
          <table:table-cell office:value-type="float" office:value="50" calcext:value-type="float">
            <text:p>50</text:p>
          </table:table-cell>
          <table:table-cell office:value-type="float" office:value="25109.8" calcext:value-type="float">
            <text:p>25109,8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962" calcext:value-type="float">
            <text:p>962</text:p>
          </table:table-cell>
          <table:table-cell office:value-type="float" office:value="137.5" calcext:value-type="float">
            <text:p>13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2065.4" calcext:value-type="float">
            <text:p>2065,4</text:p>
          </table:table-cell>
          <table:table-cell office:value-type="float" office:value="120.2" calcext:value-type="float">
            <text:p>120,2</text:p>
          </table:table-cell>
          <table:table-cell office:value-type="float" office:value="3391" calcext:value-type="float">
            <text:p>3391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523.8" calcext:value-type="float">
            <text:p>1523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707.2" calcext:value-type="float">
            <text:p>2707,2</text:p>
          </table:table-cell>
          <table:table-cell office:value-type="float" office:value="2080.3" calcext:value-type="float">
            <text:p>2080,3</text:p>
          </table:table-cell>
          <table:table-cell office:value-type="float" office:value="681.4" calcext:value-type="float">
            <text:p>681,4</text:p>
          </table:table-cell>
          <table:table-cell office:value-type="float" office:value="125" calcext:value-type="float">
            <text:p>125</text:p>
          </table:table-cell>
          <table:table-cell office:value-type="float" office:value="24026.8" calcext:value-type="float">
            <text:p>24026,8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741.6" calcext:value-type="float">
            <text:p>741,6</text:p>
          </table:table-cell>
          <table:table-cell office:value-type="float" office:value="87.5" calcext:value-type="float">
            <text:p>8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2331.3" calcext:value-type="float">
            <text:p>2331,3</text:p>
          </table:table-cell>
          <table:table-cell office:value-type="float" office:value="360.4" calcext:value-type="float">
            <text:p>360,4</text:p>
          </table:table-cell>
          <table:table-cell office:value-type="float" office:value="6782" calcext:value-type="float">
            <text:p>6782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528.8" calcext:value-type="float">
            <text:p>1528,8</text:p>
          </table:table-cell>
          <table:table-cell office:value-type="float" office:value="2025.4" calcext:value-type="float">
            <text:p>2025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228.4" calcext:value-type="float">
            <text:p>3228,4</text:p>
          </table:table-cell>
          <table:table-cell office:value-type="float" office:value="2055.3" calcext:value-type="float">
            <text:p>2055,3</text:p>
          </table:table-cell>
          <table:table-cell office:value-type="float" office:value="626.3" calcext:value-type="float">
            <text:p>626,3</text:p>
          </table:table-cell>
          <table:table-cell office:value-type="float" office:value="50" calcext:value-type="float">
            <text:p>50</text:p>
          </table:table-cell>
          <table:table-cell office:value-type="float" office:value="22883.6" calcext:value-type="float">
            <text:p>22883,6</text:p>
          </table:table-cell>
          <table:table-cell office:value-type="float" office:value="37.5" calcext:value-type="float">
            <text:p>37,5</text:p>
          </table:table-cell>
          <table:table-cell office:value-type="float" office:value="233.7" calcext:value-type="float">
            <text:p>233,7</text:p>
          </table:table-cell>
          <table:table-cell office:value-type="float" office:value="1403.4" calcext:value-type="float">
            <text:p>1403,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2265.8" calcext:value-type="float">
            <text:p>2265,8</text:p>
          </table:table-cell>
          <table:table-cell office:value-type="float" office:value="100" calcext:value-type="float">
            <text:p>100</text:p>
          </table:table-cell>
          <table:table-cell office:value-type="float" office:value="5425.6" calcext:value-type="float">
            <text:p>5425,6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1744.2" calcext:value-type="float">
            <text:p>174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228.6" calcext:value-type="float">
            <text:p>3228,6</text:p>
          </table:table-cell>
          <table:table-cell office:value-type="float" office:value="2857.3" calcext:value-type="float">
            <text:p>2857,3</text:p>
          </table:table-cell>
          <table:table-cell office:value-type="float" office:value="400.8" calcext:value-type="float">
            <text:p>400,8</text:p>
          </table:table-cell>
          <table:table-cell office:value-type="float" office:value="20" calcext:value-type="float">
            <text:p>20</text:p>
          </table:table-cell>
          <table:table-cell office:value-type="float" office:value="22663" calcext:value-type="float">
            <text:p>22663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822" calcext:value-type="float">
            <text:p>82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2982.8" calcext:value-type="float">
            <text:p>2982,8</text:p>
          </table:table-cell>
          <table:table-cell office:value-type="float" office:value="220.2" calcext:value-type="float">
            <text:p>220,2</text:p>
          </table:table-cell>
          <table:table-cell office:value-type="float" office:value="3391" calcext:value-type="float">
            <text:p>3391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2105.6" calcext:value-type="float">
            <text:p>210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67.8" calcext:value-type="float">
            <text:p>2967,8</text:p>
          </table:table-cell>
          <table:table-cell office:value-type="float" office:value="2130.3" calcext:value-type="float">
            <text:p>2130,3</text:p>
          </table:table-cell>
          <table:table-cell office:value-type="float" office:value="380.8" calcext:value-type="float">
            <text:p>380,8</text:p>
          </table:table-cell>
          <table:table-cell office:value-type="float" office:value="167" calcext:value-type="float">
            <text:p>167</text:p>
          </table:table-cell>
          <table:table-cell office:value-type="float" office:value="22201.6" calcext:value-type="float">
            <text:p>22201,6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922" calcext:value-type="float">
            <text:p>92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2732.3" calcext:value-type="float">
            <text:p>2732,3</text:p>
          </table:table-cell>
          <table:table-cell office:value-type="float" office:value="140.2" calcext:value-type="float">
            <text:p>14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391" calcext:value-type="float">
            <text:p>3391</text:p>
          </table:table-cell>
          <table:table-cell office:value-type="float" office:value="1579" calcext:value-type="float">
            <text:p>1579</text:p>
          </table:table-cell>
          <table:table-cell office:value-type="float" office:value="1564.2" calcext:value-type="float">
            <text:p>156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88.4" calcext:value-type="float">
            <text:p>3188,4</text:p>
          </table:table-cell>
          <table:table-cell office:value-type="float" office:value="2155.8" calcext:value-type="float">
            <text:p>2155,8</text:p>
          </table:table-cell>
          <table:table-cell office:value-type="float" office:value="521" calcext:value-type="float">
            <text:p>521</text:p>
          </table:table-cell>
          <table:table-cell office:value-type="float" office:value="200.4" calcext:value-type="float">
            <text:p>200,4</text:p>
          </table:table-cell>
          <table:table-cell office:value-type="float" office:value="21559.8" calcext:value-type="float">
            <text:p>21559,8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1082.4" calcext:value-type="float">
            <text:p>1082,4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2566.8" calcext:value-type="float">
            <text:p>2566,8</text:p>
          </table:table-cell>
          <table:table-cell office:value-type="float" office:value="240.2" calcext:value-type="float">
            <text:p>24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654.3" calcext:value-type="float">
            <text:p>1654,3</text:p>
          </table:table-cell>
          <table:table-cell office:value-type="float" office:value="2005.2" calcext:value-type="float">
            <text:p>2005,2</text:p>
          </table:table-cell>
          <table:table-cell office:value-type="float" office:value="57104.7" calcext:value-type="float">
            <text:p>57104,7</text:p>
          </table:table-cell>
          <table:table-cell office:value-type="float" office:value="2887.6" calcext:value-type="float">
            <text:p>2887,6</text:p>
          </table:table-cell>
          <table:table-cell office:value-type="float" office:value="2155.3" calcext:value-type="float">
            <text:p>2155,3</text:p>
          </table:table-cell>
          <table:table-cell office:value-type="float" office:value="475.5" calcext:value-type="float">
            <text:p>475,5</text:p>
          </table:table-cell>
          <table:table-cell office:value-type="float" office:value="75" calcext:value-type="float">
            <text:p>75</text:p>
          </table:table-cell>
          <table:table-cell office:value-type="float" office:value="21178.8" calcext:value-type="float">
            <text:p>21178,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2.4" calcext:value-type="float">
            <text:p>1002,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2506.6" calcext:value-type="float">
            <text:p>2506,6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478.8" calcext:value-type="float">
            <text:p>1478,8</text:p>
          </table:table-cell>
          <table:table-cell office:value-type="float" office:value="1925" calcext:value-type="float">
            <text:p>1925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2847.4" calcext:value-type="float">
            <text:p>2847,4</text:p>
          </table:table-cell>
          <table:table-cell office:value-type="float" office:value="3384" calcext:value-type="float">
            <text:p>3384</text:p>
          </table:table-cell>
          <table:table-cell office:value-type="float" office:value="526" calcext:value-type="float">
            <text:p>526</text:p>
          </table:table-cell>
          <table:table-cell office:value-type="float" office:value="150" calcext:value-type="float">
            <text:p>150</text:p>
          </table:table-cell>
          <table:table-cell office:value-type="float" office:value="20176" calcext:value-type="float">
            <text:p>201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2" calcext:value-type="float">
            <text:p>882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2686.8" calcext:value-type="float">
            <text:p>2686,8</text:p>
          </table:table-cell>
          <table:table-cell office:value-type="float" office:value="150.3" calcext:value-type="float">
            <text:p>150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391" calcext:value-type="float">
            <text:p>3391</text:p>
          </table:table-cell>
          <table:table-cell office:value-type="float" office:value="1162.8" calcext:value-type="float">
            <text:p>1162,8</text:p>
          </table:table-cell>
          <table:table-cell office:value-type="float" office:value="1583.8" calcext:value-type="float">
            <text:p>1583,8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3188.6" calcext:value-type="float">
            <text:p>3188,6</text:p>
          </table:table-cell>
          <table:table-cell office:value-type="float" office:value="1729.3" calcext:value-type="float">
            <text:p>1729,3</text:p>
          </table:table-cell>
          <table:table-cell office:value-type="float" office:value="375.8" calcext:value-type="float">
            <text:p>375,8</text:p>
          </table:table-cell>
          <table:table-cell office:value-type="float" office:value="120" calcext:value-type="float">
            <text:p>120</text:p>
          </table:table-cell>
          <table:table-cell office:value-type="float" office:value="20075.8" calcext:value-type="float">
            <text:p>20075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02.6" calcext:value-type="float">
            <text:p>1102,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2546.4" calcext:value-type="float">
            <text:p>2546,4</text:p>
          </table:table-cell>
          <table:table-cell office:value-type="float" office:value="160" calcext:value-type="float">
            <text:p>160</text:p>
          </table:table-cell>
          <table:table-cell office:value-type="float" office:value="3391" calcext:value-type="float">
            <text:p>3391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1744.6" calcext:value-type="float">
            <text:p>1744,6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847.2" calcext:value-type="float">
            <text:p>2847,2</text:p>
          </table:table-cell>
          <table:table-cell office:value-type="float" office:value="2456.3" calcext:value-type="float">
            <text:p>2456,3</text:p>
          </table:table-cell>
          <table:table-cell office:value-type="float" office:value="450.8" calcext:value-type="float">
            <text:p>450,8</text:p>
          </table:table-cell>
          <table:table-cell office:value-type="float" office:value="50" calcext:value-type="float">
            <text:p>50</text:p>
          </table:table-cell>
          <table:table-cell office:value-type="float" office:value="19393.6" calcext:value-type="float">
            <text:p>19393,6</text:p>
          </table:table-cell>
          <table:table-cell office:value-type="float" office:value="12.5" calcext:value-type="float">
            <text:p>12,5</text:p>
          </table:table-cell>
          <table:table-cell office:value-type="float" office:value="40" calcext:value-type="float">
            <text:p>40</text:p>
          </table:table-cell>
          <table:table-cell office:value-type="float" office:value="1022.2" calcext:value-type="float">
            <text:p>1022,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2346" calcext:value-type="float">
            <text:p>2346</text:p>
          </table:table-cell>
          <table:table-cell office:value-type="float" office:value="220" calcext:value-type="float">
            <text:p>22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228" calcext:value-type="float">
            <text:p>1228</text:p>
          </table:table-cell>
          <table:table-cell office:value-type="float" office:value="1824.8" calcext:value-type="float">
            <text:p>1824,8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2827.4" calcext:value-type="float">
            <text:p>2827,4</text:p>
          </table:table-cell>
          <table:table-cell office:value-type="float" office:value="1463.6" calcext:value-type="float">
            <text:p>1463,6</text:p>
          </table:table-cell>
          <table:table-cell office:value-type="float" office:value="676.5" calcext:value-type="float">
            <text:p>676,5</text:p>
          </table:table-cell>
          <table:table-cell office:value-type="float" office:value="180.2" calcext:value-type="float">
            <text:p>180,2</text:p>
          </table:table-cell>
          <table:table-cell office:value-type="float" office:value="18290.8" calcext:value-type="float">
            <text:p>18290,8</text:p>
          </table:table-cell>
          <table:table-cell office:value-type="float" office:value="37.5" calcext:value-type="float">
            <text:p>37,5</text:p>
          </table:table-cell>
          <table:table-cell office:value-type="float" office:value="20" calcext:value-type="float">
            <text:p>20</text:p>
          </table:table-cell>
          <table:table-cell office:value-type="float" office:value="1223" calcext:value-type="float">
            <text:p>1223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2606.8" calcext:value-type="float">
            <text:p>2606,8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077.3" calcext:value-type="float">
            <text:p>1077,3</text:p>
          </table:table-cell>
          <table:table-cell office:value-type="float" office:value="2185.6" calcext:value-type="float">
            <text:p>2185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466.6" calcext:value-type="float">
            <text:p>2466,6</text:p>
          </table:table-cell>
          <table:table-cell office:value-type="float" office:value="2958" calcext:value-type="float">
            <text:p>2958</text:p>
          </table:table-cell>
          <table:table-cell office:value-type="float" office:value="450.5" calcext:value-type="float">
            <text:p>450,5</text:p>
          </table:table-cell>
          <table:table-cell office:value-type="float" office:value="33.3" calcext:value-type="float">
            <text:p>33,3</text:p>
          </table:table-cell>
          <table:table-cell office:value-type="float" office:value="19674.8" calcext:value-type="float">
            <text:p>19674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43.4" calcext:value-type="float">
            <text:p>1443,4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2306" calcext:value-type="float">
            <text:p>2306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383.4" calcext:value-type="float">
            <text:p>1383,4</text:p>
          </table:table-cell>
          <table:table-cell office:value-type="float" office:value="1483.8" calcext:value-type="float">
            <text:p>148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589.6" calcext:value-type="float">
            <text:p>3589,6</text:p>
          </table:table-cell>
          <table:table-cell office:value-type="float" office:value="2431.3" calcext:value-type="float">
            <text:p>2431,3</text:p>
          </table:table-cell>
          <table:table-cell office:value-type="float" office:value="626.5" calcext:value-type="float">
            <text:p>626,5</text:p>
          </table:table-cell>
          <table:table-cell office:value-type="float" office:value="66.7" calcext:value-type="float">
            <text:p>66,7</text:p>
          </table:table-cell>
          <table:table-cell office:value-type="float" office:value="19434" calcext:value-type="float">
            <text:p>19434</text:p>
          </table:table-cell>
          <table:table-cell office:value-type="float" office:value="37.5" calcext:value-type="float">
            <text:p>37,5</text:p>
          </table:table-cell>
          <table:table-cell office:value-type="float" office:value="33.3" calcext:value-type="float">
            <text:p>33,3</text:p>
          </table:table-cell>
          <table:table-cell office:value-type="float" office:value="1002.2" calcext:value-type="float">
            <text:p>100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2847.4" calcext:value-type="float">
            <text:p>2847,4</text:p>
          </table:table-cell>
          <table:table-cell office:value-type="float" office:value="250.3" calcext:value-type="float">
            <text:p>250,3</text:p>
          </table:table-cell>
          <table:table-cell office:value-type="float" office:value="0" calcext:value-type="float">
            <text:p>0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1604" calcext:value-type="float">
            <text:p>160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305.8" calcext:value-type="float">
            <text:p>2305,8</text:p>
          </table:table-cell>
          <table:table-cell office:value-type="float" office:value="1629.3" calcext:value-type="float">
            <text:p>1629,3</text:p>
          </table:table-cell>
          <table:table-cell office:value-type="float" office:value="601.5" calcext:value-type="float">
            <text:p>601,5</text:p>
          </table:table-cell>
          <table:table-cell office:value-type="float" office:value="100" calcext:value-type="float">
            <text:p>100</text:p>
          </table:table-cell>
          <table:table-cell office:value-type="float" office:value="20075.8" calcext:value-type="float">
            <text:p>20075,8</text:p>
          </table:table-cell>
          <table:table-cell office:value-type="float" office:value="25" calcext:value-type="float">
            <text:p>25</text:p>
          </table:table-cell>
          <table:table-cell office:value-type="float" office:value="150.3" calcext:value-type="float">
            <text:p>150,3</text:p>
          </table:table-cell>
          <table:table-cell office:value-type="float" office:value="1122.6" calcext:value-type="float">
            <text:p>1122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2386.4" calcext:value-type="float">
            <text:p>2386,4</text:p>
          </table:table-cell>
          <table:table-cell office:value-type="float" office:value="175.3" calcext:value-type="float">
            <text:p>175,3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83.8" calcext:value-type="float">
            <text:p>1483,8</text:p>
          </table:table-cell>
          <table:table-cell office:value-type="float" office:value="1804.6" calcext:value-type="float">
            <text:p>1804,6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2787.2" calcext:value-type="float">
            <text:p>2787,2</text:p>
          </table:table-cell>
          <table:table-cell office:value-type="float" office:value="1754.5" calcext:value-type="float">
            <text:p>1754,5</text:p>
          </table:table-cell>
          <table:table-cell office:value-type="float" office:value="500.8" calcext:value-type="float">
            <text:p>500,8</text:p>
          </table:table-cell>
          <table:table-cell office:value-type="float" office:value="50" calcext:value-type="float">
            <text:p>50</text:p>
          </table:table-cell>
          <table:table-cell office:value-type="float" office:value="19253.4" calcext:value-type="float">
            <text:p>1925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2.6" calcext:value-type="float">
            <text:p>1182,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2446.4" calcext:value-type="float">
            <text:p>2446,4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91" calcext:value-type="float">
            <text:p>3391</text:p>
          </table:table-cell>
          <table:table-cell office:value-type="float" office:value="1704.5" calcext:value-type="float">
            <text:p>1704,5</text:p>
          </table:table-cell>
          <table:table-cell office:value-type="float" office:value="1543.8" calcext:value-type="float">
            <text:p>1543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89" calcext:value-type="float">
            <text:p>3389</text:p>
          </table:table-cell>
          <table:table-cell office:value-type="float" office:value="1804.5" calcext:value-type="float">
            <text:p>1804,5</text:p>
          </table:table-cell>
          <table:table-cell office:value-type="float" office:value="626.3" calcext:value-type="float">
            <text:p>626,3</text:p>
          </table:table-cell>
          <table:table-cell office:value-type="float" office:value="75" calcext:value-type="float">
            <text:p>75</text:p>
          </table:table-cell>
          <table:table-cell office:value-type="float" office:value="19233.2" calcext:value-type="float">
            <text:p>19233,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.4" calcext:value-type="float">
            <text:p>1022,4</text:p>
          </table:table-cell>
          <table:table-cell office:value-type="float" office:value="70" calcext:value-type="float">
            <text:p>7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2827.6" calcext:value-type="float">
            <text:p>2827,6</text:p>
          </table:table-cell>
          <table:table-cell office:value-type="float" office:value="25" calcext:value-type="float">
            <text:p>25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3391" calcext:value-type="float">
            <text:p>3391</text:p>
          </table:table-cell>
          <table:table-cell office:value-type="float" office:value="1202.8" calcext:value-type="float">
            <text:p>1202,8</text:p>
          </table:table-cell>
          <table:table-cell office:value-type="float" office:value="1884.8" calcext:value-type="float">
            <text:p>1884,8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3067.8" calcext:value-type="float">
            <text:p>3067,8</text:p>
          </table:table-cell>
          <table:table-cell office:value-type="float" office:value="2331" calcext:value-type="float">
            <text:p>2331</text:p>
          </table:table-cell>
          <table:table-cell office:value-type="float" office:value="375.3" calcext:value-type="float">
            <text:p>375,3</text:p>
          </table:table-cell>
          <table:table-cell office:value-type="float" office:value="50" calcext:value-type="float">
            <text:p>50</text:p>
          </table:table-cell>
          <table:table-cell office:value-type="float" office:value="19073" calcext:value-type="float">
            <text:p>1907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2.2" calcext:value-type="float">
            <text:p>1002,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2306" calcext:value-type="float">
            <text:p>2306</text:p>
          </table:table-cell>
          <table:table-cell office:value-type="float" office:value="225.3" calcext:value-type="float">
            <text:p>225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278.3" calcext:value-type="float">
            <text:p>1278,3</text:p>
          </table:table-cell>
          <table:table-cell office:value-type="float" office:value="2265.8" calcext:value-type="float">
            <text:p>2265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27.8" calcext:value-type="float">
            <text:p>3027,8</text:p>
          </table:table-cell>
          <table:table-cell office:value-type="float" office:value="1929.8" calcext:value-type="float">
            <text:p>1929,8</text:p>
          </table:table-cell>
          <table:table-cell office:value-type="float" office:value="360.4" calcext:value-type="float">
            <text:p>360,4</text:p>
          </table:table-cell>
          <table:table-cell office:value-type="float" office:value="60" calcext:value-type="float">
            <text:p>60</text:p>
          </table:table-cell>
          <table:table-cell office:value-type="float" office:value="20356.4" calcext:value-type="float">
            <text:p>20356,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22.8" calcext:value-type="float">
            <text:p>1222,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2767" calcext:value-type="float">
            <text:p>2767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27.8" calcext:value-type="float">
            <text:p>1127,8</text:p>
          </table:table-cell>
          <table:table-cell office:value-type="float" office:value="1483.8" calcext:value-type="float">
            <text:p>148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329" calcext:value-type="float">
            <text:p>3329</text:p>
          </table:table-cell>
          <table:table-cell office:value-type="float" office:value="1904.8" calcext:value-type="float">
            <text:p>1904,8</text:p>
          </table:table-cell>
          <table:table-cell office:value-type="float" office:value="440.8" calcext:value-type="float">
            <text:p>440,8</text:p>
          </table:table-cell>
          <table:table-cell office:value-type="float" office:value="140.2" calcext:value-type="float">
            <text:p>140,2</text:p>
          </table:table-cell>
          <table:table-cell office:value-type="float" office:value="19434" calcext:value-type="float">
            <text:p>1943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242.8" calcext:value-type="float">
            <text:p>1242,8</text:p>
          </table:table-cell>
          <table:table-cell office:value-type="float" office:value="130" calcext:value-type="float">
            <text:p>13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2526.4" calcext:value-type="float">
            <text:p>2526,4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754.5" calcext:value-type="float">
            <text:p>1754,5</text:p>
          </table:table-cell>
          <table:table-cell office:value-type="float" office:value="1824.6" calcext:value-type="float">
            <text:p>182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47.8" calcext:value-type="float">
            <text:p>2947,8</text:p>
          </table:table-cell>
          <table:table-cell office:value-type="float" office:value="1904.8" calcext:value-type="float">
            <text:p>1904,8</text:p>
          </table:table-cell>
          <table:table-cell office:value-type="float" office:value="400.5" calcext:value-type="float">
            <text:p>400,5</text:p>
          </table:table-cell>
          <table:table-cell office:value-type="float" office:value="125" calcext:value-type="float">
            <text:p>125</text:p>
          </table:table-cell>
          <table:table-cell office:value-type="float" office:value="19012.6" calcext:value-type="float">
            <text:p>19012,6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1222.8" calcext:value-type="float">
            <text:p>122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2206" calcext:value-type="float">
            <text:p>2206</text:p>
          </table:table-cell>
          <table:table-cell office:value-type="float" office:value="160" calcext:value-type="float">
            <text:p>160</text:p>
          </table:table-cell>
          <table:table-cell office:value-type="float" office:value="2712.8" calcext:value-type="float">
            <text:p>2712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944.8" calcext:value-type="float">
            <text:p>194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07.6" calcext:value-type="float">
            <text:p>2907,6</text:p>
          </table:table-cell>
          <table:table-cell office:value-type="float" office:value="2180.8" calcext:value-type="float">
            <text:p>2180,8</text:p>
          </table:table-cell>
          <table:table-cell office:value-type="float" office:value="501" calcext:value-type="float">
            <text:p>501</text:p>
          </table:table-cell>
          <table:table-cell office:value-type="float" office:value="175" calcext:value-type="float">
            <text:p>175</text:p>
          </table:table-cell>
          <table:table-cell office:value-type="float" office:value="18290.6" calcext:value-type="float">
            <text:p>18290,6</text:p>
          </table:table-cell>
          <table:table-cell office:value-type="float" office:value="25" calcext:value-type="float">
            <text:p>25</text:p>
          </table:table-cell>
          <table:table-cell office:value-type="float" office:value="225.3" calcext:value-type="float">
            <text:p>225,3</text:p>
          </table:table-cell>
          <table:table-cell office:value-type="float" office:value="861.8" calcext:value-type="float">
            <text:p>861,8</text:p>
          </table:table-cell>
          <table:table-cell office:value-type="float" office:value="150" calcext:value-type="float">
            <text:p>150</text:p>
          </table:table-cell>
          <table:table-cell office:value-type="float" office:value="2712.8" calcext:value-type="float">
            <text:p>2712,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2386.2" calcext:value-type="float">
            <text:p>2386,2</text:p>
          </table:table-cell>
          <table:table-cell office:value-type="float" office:value="225.3" calcext:value-type="float">
            <text:p>225,3</text:p>
          </table:table-cell>
          <table:table-cell office:value-type="float" office:value="3391" calcext:value-type="float">
            <text:p>3391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428.5" calcext:value-type="float">
            <text:p>1428,5</text:p>
          </table:table-cell>
          <table:table-cell office:value-type="float" office:value="1925" calcext:value-type="float">
            <text:p>192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629.6" calcext:value-type="float">
            <text:p>3629,6</text:p>
          </table:table-cell>
          <table:table-cell office:value-type="float" office:value="2431.3" calcext:value-type="float">
            <text:p>2431,3</text:p>
          </table:table-cell>
          <table:table-cell office:value-type="float" office:value="260.4" calcext:value-type="float">
            <text:p>260,4</text:p>
          </table:table-cell>
          <table:table-cell office:value-type="float" office:value="75" calcext:value-type="float">
            <text:p>75</text:p>
          </table:table-cell>
          <table:table-cell office:value-type="float" office:value="18752.2" calcext:value-type="float">
            <text:p>18752,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42.4" calcext:value-type="float">
            <text:p>1042,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2838.125" calcext:value-type="float">
            <text:p>2838,125</text:p>
          </table:table-cell>
          <table:table-cell table:formula="of:=AVERAGE([.C2:.C9])" office:value-type="float" office:value="144.375" calcext:value-type="float">
            <text:p>144,375</text:p>
          </table:table-cell>
          <table:table-cell table:formula="of:=AVERAGE([.D2:.D9])" office:value-type="float" office:value="1525.95" calcext:value-type="float">
            <text:p>1525,95</text:p>
          </table:table-cell>
          <table:table-cell table:formula="of:=AVERAGE([.E2:.E9])" office:value-type="float" office:value="1243.375" calcext:value-type="float">
            <text:p>1243,375</text:p>
          </table:table-cell>
          <table:table-cell table:formula="of:=AVERAGE([.F2:.F9])" office:value-type="float" office:value="1102.075" calcext:value-type="float">
            <text:p>1102,075</text:p>
          </table:table-cell>
          <table:table-cell table:formula="of:=AVERAGE([.G2:.G9])" office:value-type="float" office:value="1842.2" calcext:value-type="float">
            <text:p>1842,2</text:p>
          </table:table-cell>
          <table:table-cell table:formula="of:=AVERAGE([.H2:.H9])" office:value-type="float" office:value="1772.075" calcext:value-type="float">
            <text:p>1772,075</text:p>
          </table:table-cell>
          <table:table-cell table:formula="of:=AVERAGE([.I2:.I9])" office:value-type="float" office:value="2769.325" calcext:value-type="float">
            <text:p>2769,325</text:p>
          </table:table-cell>
          <table:table-cell table:formula="of:=AVERAGE([.J2:.J9])" office:value-type="float" office:value="3336.325" calcext:value-type="float">
            <text:p>3336,325</text:p>
          </table:table-cell>
          <table:table-cell table:formula="of:=AVERAGE([.K2:.K9])" office:value-type="float" office:value="2459.5625" calcext:value-type="float">
            <text:p>2459,5625</text:p>
          </table:table-cell>
          <table:table-cell table:formula="of:=AVERAGE([.L2:.L9])" office:value-type="float" office:value="511.6" calcext:value-type="float">
            <text:p>511,6</text:p>
          </table:table-cell>
          <table:table-cell table:formula="of:=AVERAGE([.M2:.M9])" office:value-type="float" office:value="172.05" calcext:value-type="float">
            <text:p>172,05</text:p>
          </table:table-cell>
          <table:table-cell table:formula="of:=AVERAGE([.N2:.N9])" office:value-type="float" office:value="18919.95" calcext:value-type="float">
            <text:p>18919,95</text:p>
          </table:table-cell>
          <table:table-cell table:formula="of:=AVERAGE([.O2:.O9])" office:value-type="float" office:value="23.85" calcext:value-type="float">
            <text:p>23,85</text:p>
          </table:table-cell>
          <table:table-cell table:formula="of:=AVERAGE([.P2:.P9])" office:value-type="float" office:value="93.4125" calcext:value-type="float">
            <text:p>93,4125</text:p>
          </table:table-cell>
          <table:table-cell table:formula="of:=AVERAGE([.Q2:.Q9])" office:value-type="float" office:value="1220.3625" calcext:value-type="float">
            <text:p>1220,3625</text:p>
          </table:table-cell>
          <table:table-cell table:formula="of:=AVERAGE([.R2:.R9])" office:value-type="float" office:value="120.3125" calcext:value-type="float">
            <text:p>120,3125</text:p>
          </table:table-cell>
          <table:table-cell table:formula="of:=AVERAGE([.S2:.S9])" office:value-type="float" office:value="2599.775" calcext:value-type="float">
            <text:p>2599,775</text:p>
          </table:table-cell>
          <table:table-cell table:formula="of:=AVERAGE([.T2:.T9])" office:value-type="float" office:value="52.2875" calcext:value-type="float">
            <text:p>52,287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952.678758254099" calcext:value-type="float">
            <text:p>952,6787582541</text:p>
          </table:table-cell>
          <table:table-cell table:formula="of:=3*STDEV([.C2:.C9])" office:value-type="float" office:value="151.160687916629" calcext:value-type="float">
            <text:p>151,1606879166</text:p>
          </table:table-cell>
          <table:table-cell table:formula="of:=3*STDEV([.D2:.D9])" office:value-type="float" office:value="4953.97794187373" calcext:value-type="float">
            <text:p>4953,9779418737</text:p>
          </table:table-cell>
          <table:table-cell table:formula="of:=3*STDEV([.E2:.E9])" office:value-type="float" office:value="6944.79331951026" calcext:value-type="float">
            <text:p>6944,7933195103</text:p>
          </table:table-cell>
          <table:table-cell table:formula="of:=3*STDEV([.F2:.F9])" office:value-type="float" office:value="6335.55902635502" calcext:value-type="float">
            <text:p>6335,559026355</text:p>
          </table:table-cell>
          <table:table-cell table:formula="of:=3*STDEV([.G2:.G9])" office:value-type="float" office:value="595.113415361188" calcext:value-type="float">
            <text:p>595,1134153612</text:p>
          </table:table-cell>
          <table:table-cell table:formula="of:=3*STDEV([.H2:.H9])" office:value-type="float" office:value="605.047988061396" calcext:value-type="float">
            <text:p>605,0479880614</text:p>
          </table:table-cell>
          <table:table-cell table:formula="of:=3*STDEV([.I2:.I9])" office:value-type="float" office:value="5808.72641800987" calcext:value-type="float">
            <text:p>5808,7264180099</text:p>
          </table:table-cell>
          <table:table-cell table:formula="of:=3*STDEV([.J2:.J9])" office:value-type="float" office:value="1183.92043862753" calcext:value-type="float">
            <text:p>1183,9204386275</text:p>
          </table:table-cell>
          <table:table-cell table:formula="of:=3*STDEV([.K2:.K9])" office:value-type="float" office:value="1070.76529165893" calcext:value-type="float">
            <text:p>1070,7652916589</text:p>
          </table:table-cell>
          <table:table-cell table:formula="of:=3*STDEV([.L2:.L9])" office:value-type="float" office:value="467.561497864948" calcext:value-type="float">
            <text:p>467,5614978649</text:p>
          </table:table-cell>
          <table:table-cell table:formula="of:=3*STDEV([.M2:.M9])" office:value-type="float" office:value="261.063489814807" calcext:value-type="float">
            <text:p>261,0634898148</text:p>
          </table:table-cell>
          <table:table-cell table:formula="of:=3*STDEV([.N2:.N9])" office:value-type="float" office:value="1943.99417327169" calcext:value-type="float">
            <text:p>1943,9941732717</text:p>
          </table:table-cell>
          <table:table-cell table:formula="of:=3*STDEV([.O2:.O9])" office:value-type="float" office:value="52.141346357761" calcext:value-type="float">
            <text:p>52,1413463578</text:p>
          </table:table-cell>
          <table:table-cell table:formula="of:=3*STDEV([.P2:.P9])" office:value-type="float" office:value="269.575687423773" calcext:value-type="float">
            <text:p>269,5756874238</text:p>
          </table:table-cell>
          <table:table-cell table:formula="of:=3*STDEV([.Q2:.Q9])" office:value-type="float" office:value="667.438445396171" calcext:value-type="float">
            <text:p>667,4384453962</text:p>
          </table:table-cell>
          <table:table-cell table:formula="of:=3*STDEV([.R2:.R9])" office:value-type="float" office:value="137.969571567688" calcext:value-type="float">
            <text:p>137,9695715677</text:p>
          </table:table-cell>
          <table:table-cell table:formula="of:=3*STDEV([.S2:.S9])" office:value-type="float" office:value="7411.62105417663" calcext:value-type="float">
            <text:p>7411,6210541766</text:p>
          </table:table-cell>
          <table:table-cell table:formula="of:=3*STDEV([.T2:.T9])" office:value-type="float" office:value="131.071550116721" calcext:value-type="float">
            <text:p>131,0715501167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[.B20]-[.B$176]" office:value-type="float" office:value="621.175" calcext:value-type="float">
            <text:p>621,175</text:p>
          </table:table-cell>
          <table:table-cell table:style-name="ce3" table:formula="of:=[.C20]-[.C$176]" office:value-type="float" office:value="1299.225" calcext:value-type="float">
            <text:p>1299,225</text:p>
          </table:table-cell>
          <table:table-cell table:style-name="ce3" table:formula="of:=[.D20]-[.D$176]" office:value-type="float" office:value="14750.95" calcext:value-type="float">
            <text:p>14750,95</text:p>
          </table:table-cell>
          <table:table-cell table:style-name="ce3" table:formula="of:=[.E20]-[.E$176]" office:value-type="float" office:value="3200554.025" calcext:value-type="float">
            <text:p>3200554,025</text:p>
          </table:table-cell>
          <table:table-cell table:style-name="ce3" table:formula="of:=[.F20]-[.F$176]" office:value-type="float" office:value="-1102.075" calcext:value-type="float">
            <text:p>-1102,075</text:p>
          </table:table-cell>
          <table:table-cell table:style-name="ce3" table:formula="of:=[.G20]-[.G$176]" office:value-type="float" office:value="363.3" calcext:value-type="float">
            <text:p>363,3</text:p>
          </table:table-cell>
          <table:table-cell table:style-name="ce3" table:formula="of:=[.H20]-[.H$176]" office:value-type="float" office:value="-47.875" calcext:value-type="float">
            <text:p>-47,875</text:p>
          </table:table-cell>
          <table:table-cell table:style-name="ce3" table:formula="of:=[.I20]-[.I$176]" office:value-type="float" office:value="103247.375" calcext:value-type="float">
            <text:p>103247,375</text:p>
          </table:table-cell>
          <table:table-cell table:style-name="ce3" table:formula="of:=[.J20]-[.J$176]" office:value-type="float" office:value="-67.9249999999997" calcext:value-type="float">
            <text:p>-67,925</text:p>
          </table:table-cell>
          <table:table-cell table:style-name="ce3" table:formula="of:=[.K20]-[.K$176]" office:value-type="float" office:value="2012.4375" calcext:value-type="float">
            <text:p>2012,4375</text:p>
          </table:table-cell>
          <table:table-cell table:style-name="ce3" table:formula="of:=[.L20]-[.L$176]" office:value-type="float" office:value="269.8" calcext:value-type="float">
            <text:p>269,8</text:p>
          </table:table-cell>
          <table:table-cell table:style-name="ce3" table:formula="of:=[.M20]-[.M$176]" office:value-type="float" office:value="810.15" calcext:value-type="float">
            <text:p>810,15</text:p>
          </table:table-cell>
          <table:table-cell table:style-name="ce3" table:formula="of:=[.N20]-[.N$176]" office:value-type="float" office:value="1939819.25" calcext:value-type="float">
            <text:p>1939819,25</text:p>
          </table:table-cell>
          <table:table-cell table:style-name="ce3" table:formula="of:=[.O20]-[.O$176]" office:value-type="float" office:value="59.45" calcext:value-type="float">
            <text:p>59,45</text:p>
          </table:table-cell>
          <table:table-cell table:style-name="ce3" table:formula="of:=[.P20]-[.P$176]" office:value-type="float" office:value="-68.4125" calcext:value-type="float">
            <text:p>-68,4125</text:p>
          </table:table-cell>
          <table:table-cell table:style-name="ce3" table:formula="of:=[.Q20]-[.Q$176]" office:value-type="float" office:value="-298.3625" calcext:value-type="float">
            <text:p>-298,3625</text:p>
          </table:table-cell>
          <table:table-cell table:style-name="ce3" table:formula="of:=[.R20]-[.R$176]" office:value-type="float" office:value="-0.3125" calcext:value-type="float">
            <text:p>-0,3125</text:p>
          </table:table-cell>
          <table:table-cell table:style-name="ce3" table:formula="of:=[.S20]-[.S$176]" office:value-type="float" office:value="51765.025" calcext:value-type="float">
            <text:p>51765,025</text:p>
          </table:table-cell>
          <table:table-cell table:style-name="ce3" table:formula="of:=[.T20]-[.T$176]" office:value-type="float" office:value="27.7125" calcext:value-type="float">
            <text:p>27,7125</text:p>
          </table:table-cell>
          <table:table-cell table:style-name="ce3" table:formula="of:=[.U20]-[.U$176]" office:value-type="float" office:value="0" calcext:value-type="float">
            <text:p>0</text:p>
          </table:table-cell>
          <table:table-cell table:style-name="ce3"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149.875" calcext:value-type="float">
            <text:p>149,875</text:p>
          </table:table-cell>
          <table:table-cell table:style-name="ce3" table:formula="of:=[.C21]-[.C$176]" office:value-type="float" office:value="1720.425" calcext:value-type="float">
            <text:p>1720,425</text:p>
          </table:table-cell>
          <table:table-cell table:style-name="ce3" table:formula="of:=[.D21]-[.D$176]" office:value-type="float" office:value="14750.95" calcext:value-type="float">
            <text:p>14750,95</text:p>
          </table:table-cell>
          <table:table-cell table:style-name="ce3" table:formula="of:=[.E21]-[.E$176]" office:value-type="float" office:value="3366496.925" calcext:value-type="float">
            <text:p>3366496,925</text:p>
          </table:table-cell>
          <table:table-cell table:style-name="ce3" table:formula="of:=[.F21]-[.F$176]" office:value-type="float" office:value="1610.725" calcext:value-type="float">
            <text:p>1610,725</text:p>
          </table:table-cell>
          <table:table-cell table:style-name="ce3" table:formula="of:=[.G21]-[.G$176]" office:value-type="float" office:value="-478.8" calcext:value-type="float">
            <text:p>-478,8</text:p>
          </table:table-cell>
          <table:table-cell table:style-name="ce3" table:formula="of:=[.H21]-[.H$176]" office:value-type="float" office:value="373.525" calcext:value-type="float">
            <text:p>373,525</text:p>
          </table:table-cell>
          <table:table-cell table:style-name="ce3" table:formula="of:=[.I21]-[.I$176]" office:value-type="float" office:value="111412.975" calcext:value-type="float">
            <text:p>111412,975</text:p>
          </table:table-cell>
          <table:table-cell table:style-name="ce3" table:formula="of:=[.J21]-[.J$176]" office:value-type="float" office:value="-87.7249999999999" calcext:value-type="float">
            <text:p>-87,725</text:p>
          </table:table-cell>
          <table:table-cell table:style-name="ce3" table:formula="of:=[.K21]-[.K$176]" office:value-type="float" office:value="24448.4375" calcext:value-type="float">
            <text:p>24448,4375</text:p>
          </table:table-cell>
          <table:table-cell table:style-name="ce3" table:formula="of:=[.L21]-[.L$176]" office:value-type="float" office:value="540.9" calcext:value-type="float">
            <text:p>540,9</text:p>
          </table:table-cell>
          <table:table-cell table:style-name="ce3" table:formula="of:=[.M21]-[.M$176]" office:value-type="float" office:value="1030.95" calcext:value-type="float">
            <text:p>1030,95</text:p>
          </table:table-cell>
          <table:table-cell table:style-name="ce3" table:formula="of:=[.N21]-[.N$176]" office:value-type="float" office:value="1919870.45" calcext:value-type="float">
            <text:p>1919870,45</text:p>
          </table:table-cell>
          <table:table-cell table:style-name="ce3" table:formula="of:=[.O21]-[.O$176]" office:value-type="float" office:value="51.15" calcext:value-type="float">
            <text:p>51,15</text:p>
          </table:table-cell>
          <table:table-cell table:style-name="ce3" table:formula="of:=[.P21]-[.P$176]" office:value-type="float" office:value="157.0875" calcext:value-type="float">
            <text:p>157,0875</text:p>
          </table:table-cell>
          <table:table-cell table:style-name="ce3" table:formula="of:=[.Q21]-[.Q$176]" office:value-type="float" office:value="-142.5625" calcext:value-type="float">
            <text:p>-142,5625</text:p>
          </table:table-cell>
          <table:table-cell table:style-name="ce3" table:formula="of:=[.R21]-[.R$176]" office:value-type="float" office:value="117.1875" calcext:value-type="float">
            <text:p>117,1875</text:p>
          </table:table-cell>
          <table:table-cell table:style-name="ce3" table:formula="of:=[.S21]-[.S$176]" office:value-type="float" office:value="54477.825" calcext:value-type="float">
            <text:p>54477,825</text:p>
          </table:table-cell>
          <table:table-cell table:style-name="ce3" table:formula="of:=[.T21]-[.T$176]" office:value-type="float" office:value="87.7125" calcext:value-type="float">
            <text:p>87,7125</text:p>
          </table:table-cell>
          <table:table-cell table:style-name="ce3" table:formula="of:=[.U21]-[.U$176]" office:value-type="float" office:value="0" calcext:value-type="float">
            <text:p>0</text:p>
          </table:table-cell>
          <table:table-cell table:style-name="ce3"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49.6750000000002" calcext:value-type="float">
            <text:p>49,675</text:p>
          </table:table-cell>
          <table:table-cell table:style-name="ce3" table:formula="of:=[.C22]-[.C$176]" office:value-type="float" office:value="1660.025" calcext:value-type="float">
            <text:p>1660,025</text:p>
          </table:table-cell>
          <table:table-cell table:style-name="ce3" table:formula="of:=[.D22]-[.D$176]" office:value-type="float" office:value="12038.15" calcext:value-type="float">
            <text:p>12038,15</text:p>
          </table:table-cell>
          <table:table-cell table:style-name="ce3" table:formula="of:=[.E22]-[.E$176]" office:value-type="float" office:value="3450811.325" calcext:value-type="float">
            <text:p>3450811,325</text:p>
          </table:table-cell>
          <table:table-cell table:style-name="ce3" table:formula="of:=[.F22]-[.F$176]" office:value-type="float" office:value="-1102.075" calcext:value-type="float">
            <text:p>-1102,075</text:p>
          </table:table-cell>
          <table:table-cell table:style-name="ce3" table:formula="of:=[.G22]-[.G$176]" office:value-type="float" office:value="-388.7" calcext:value-type="float">
            <text:p>-388,7</text:p>
          </table:table-cell>
          <table:table-cell table:style-name="ce3" table:formula="of:=[.H22]-[.H$176]" office:value-type="float" office:value="-207.875" calcext:value-type="float">
            <text:p>-207,875</text:p>
          </table:table-cell>
          <table:table-cell table:style-name="ce3" table:formula="of:=[.I22]-[.I$176]" office:value-type="float" office:value="114125.775" calcext:value-type="float">
            <text:p>114125,775</text:p>
          </table:table-cell>
          <table:table-cell table:style-name="ce3" table:formula="of:=[.J22]-[.J$176]" office:value-type="float" office:value="-228.325" calcext:value-type="float">
            <text:p>-228,325</text:p>
          </table:table-cell>
          <table:table-cell table:style-name="ce3" table:formula="of:=[.K22]-[.K$176]" office:value-type="float" office:value="1175.2375" calcext:value-type="float">
            <text:p>1175,2375</text:p>
          </table:table-cell>
          <table:table-cell table:style-name="ce3" table:formula="of:=[.L22]-[.L$176]" office:value-type="float" office:value="430.6" calcext:value-type="float">
            <text:p>430,6</text:p>
          </table:table-cell>
          <table:table-cell table:style-name="ce3" table:formula="of:=[.M22]-[.M$176]" office:value-type="float" office:value="1281.45" calcext:value-type="float">
            <text:p>1281,45</text:p>
          </table:table-cell>
          <table:table-cell table:style-name="ce3" table:formula="of:=[.N22]-[.N$176]" office:value-type="float" office:value="1953227.25" calcext:value-type="float">
            <text:p>1953227,25</text:p>
          </table:table-cell>
          <table:table-cell table:style-name="ce3" table:formula="of:=[.O22]-[.O$176]" office:value-type="float" office:value="76.15" calcext:value-type="float">
            <text:p>76,15</text:p>
          </table:table-cell>
          <table:table-cell table:style-name="ce3" table:formula="of:=[.P22]-[.P$176]" office:value-type="float" office:value="181.8875" calcext:value-type="float">
            <text:p>181,8875</text:p>
          </table:table-cell>
          <table:table-cell table:style-name="ce3" table:formula="of:=[.Q22]-[.Q$176]" office:value-type="float" office:value="42.6375" calcext:value-type="float">
            <text:p>42,6375</text:p>
          </table:table-cell>
          <table:table-cell table:style-name="ce3" table:formula="of:=[.R22]-[.R$176]" office:value-type="float" office:value="4.6875" calcext:value-type="float">
            <text:p>4,6875</text:p>
          </table:table-cell>
          <table:table-cell table:style-name="ce3" table:formula="of:=[.S22]-[.S$176]" office:value-type="float" office:value="62643.325" calcext:value-type="float">
            <text:p>62643,325</text:p>
          </table:table-cell>
          <table:table-cell table:style-name="ce3" table:formula="of:=[.T22]-[.T$176]" office:value-type="float" office:value="87.7125" calcext:value-type="float">
            <text:p>87,7125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-10.7249999999999" calcext:value-type="float">
            <text:p>-10,725</text:p>
          </table:table-cell>
          <table:table-cell table:style-name="ce3" table:formula="of:=[.C23]-[.C$176]" office:value-type="float" office:value="1379.425" calcext:value-type="float">
            <text:p>1379,425</text:p>
          </table:table-cell>
          <table:table-cell table:style-name="ce3" table:formula="of:=[.D23]-[.D$176]" office:value-type="float" office:value="12038.15" calcext:value-type="float">
            <text:p>12038,15</text:p>
          </table:table-cell>
          <table:table-cell table:style-name="ce3" table:formula="of:=[.E23]-[.E$176]" office:value-type="float" office:value="3415490.125" calcext:value-type="float">
            <text:p>3415490,125</text:p>
          </table:table-cell>
          <table:table-cell table:style-name="ce3" table:formula="of:=[.F23]-[.F$176]" office:value-type="float" office:value="-1102.075" calcext:value-type="float">
            <text:p>-1102,075</text:p>
          </table:table-cell>
          <table:table-cell table:style-name="ce3" table:formula="of:=[.G23]-[.G$176]" office:value-type="float" office:value="188.3" calcext:value-type="float">
            <text:p>188,3</text:p>
          </table:table-cell>
          <table:table-cell table:style-name="ce3" table:formula="of:=[.H23]-[.H$176]" office:value-type="float" office:value="458.725" calcext:value-type="float">
            <text:p>458,725</text:p>
          </table:table-cell>
          <table:table-cell table:style-name="ce3" table:formula="of:=[.I23]-[.I$176]" office:value-type="float" office:value="122291.375" calcext:value-type="float">
            <text:p>122291,375</text:p>
          </table:table-cell>
          <table:table-cell table:style-name="ce3" table:formula="of:=[.J23]-[.J$176]" office:value-type="float" office:value="-228.125" calcext:value-type="float">
            <text:p>-228,125</text:p>
          </table:table-cell>
          <table:table-cell table:style-name="ce3" table:formula="of:=[.K23]-[.K$176]" office:value-type="float" office:value="1801.9375" calcext:value-type="float">
            <text:p>1801,9375</text:p>
          </table:table-cell>
          <table:table-cell table:style-name="ce3" table:formula="of:=[.L23]-[.L$176]" office:value-type="float" office:value="114.7" calcext:value-type="float">
            <text:p>114,7</text:p>
          </table:table-cell>
          <table:table-cell table:style-name="ce3" table:formula="of:=[.M23]-[.M$176]" office:value-type="float" office:value="810.15" calcext:value-type="float">
            <text:p>810,15</text:p>
          </table:table-cell>
          <table:table-cell table:style-name="ce3" table:formula="of:=[.N23]-[.N$176]" office:value-type="float" office:value="2211880.05" calcext:value-type="float">
            <text:p>2211880,05</text:p>
          </table:table-cell>
          <table:table-cell table:style-name="ce3" table:formula="of:=[.O23]-[.O$176]" office:value-type="float" office:value="151.15" calcext:value-type="float">
            <text:p>151,15</text:p>
          </table:table-cell>
          <table:table-cell table:style-name="ce3" table:formula="of:=[.P23]-[.P$176]" office:value-type="float" office:value="6.58750000000001" calcext:value-type="float">
            <text:p>6,5875</text:p>
          </table:table-cell>
          <table:table-cell table:style-name="ce3" table:formula="of:=[.Q23]-[.Q$176]" office:value-type="float" office:value="-157.9625" calcext:value-type="float">
            <text:p>-157,9625</text:p>
          </table:table-cell>
          <table:table-cell table:style-name="ce3" table:formula="of:=[.R23]-[.R$176]" office:value-type="float" office:value="69.6875" calcext:value-type="float">
            <text:p>69,6875</text:p>
          </table:table-cell>
          <table:table-cell table:style-name="ce3" table:formula="of:=[.S23]-[.S$176]" office:value-type="float" office:value="65356.225" calcext:value-type="float">
            <text:p>65356,225</text:p>
          </table:table-cell>
          <table:table-cell table:style-name="ce3" table:formula="of:=[.T23]-[.T$176]" office:value-type="float" office:value="47.7125" calcext:value-type="float">
            <text:p>47,7125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-80.8249999999998" calcext:value-type="float">
            <text:p>-80,825</text:p>
          </table:table-cell>
          <table:table-cell table:style-name="ce3" table:formula="of:=[.C24]-[.C$176]" office:value-type="float" office:value="1339.225" calcext:value-type="float">
            <text:p>1339,225</text:p>
          </table:table-cell>
          <table:table-cell table:style-name="ce3" table:formula="of:=[.D24]-[.D$176]" office:value-type="float" office:value="12038.15" calcext:value-type="float">
            <text:p>12038,15</text:p>
          </table:table-cell>
          <table:table-cell table:style-name="ce3" table:formula="of:=[.E24]-[.E$176]" office:value-type="float" office:value="3480733.725" calcext:value-type="float">
            <text:p>3480733,725</text:p>
          </table:table-cell>
          <table:table-cell table:style-name="ce3" table:formula="of:=[.F24]-[.F$176]" office:value-type="float" office:value="-1102.075" calcext:value-type="float">
            <text:p>-1102,075</text:p>
          </table:table-cell>
          <table:table-cell table:style-name="ce3" table:formula="of:=[.G24]-[.G$176]" office:value-type="float" office:value="-839.8" calcext:value-type="float">
            <text:p>-839,8</text:p>
          </table:table-cell>
          <table:table-cell table:style-name="ce3" table:formula="of:=[.H24]-[.H$176]" office:value-type="float" office:value="413.725" calcext:value-type="float">
            <text:p>413,725</text:p>
          </table:table-cell>
          <table:table-cell table:style-name="ce3" table:formula="of:=[.I24]-[.I$176]" office:value-type="float" office:value="122291.375" calcext:value-type="float">
            <text:p>122291,375</text:p>
          </table:table-cell>
          <table:table-cell table:style-name="ce3" table:formula="of:=[.J24]-[.J$176]" office:value-type="float" office:value="413.675" calcext:value-type="float">
            <text:p>413,675</text:p>
          </table:table-cell>
          <table:table-cell table:style-name="ce3" table:formula="of:=[.K24]-[.K$176]" office:value-type="float" office:value="849.4375" calcext:value-type="float">
            <text:p>849,4375</text:p>
          </table:table-cell>
          <table:table-cell table:style-name="ce3" table:formula="of:=[.L24]-[.L$176]" office:value-type="float" office:value="315.2" calcext:value-type="float">
            <text:p>315,2</text:p>
          </table:table-cell>
          <table:table-cell table:style-name="ce3" table:formula="of:=[.M24]-[.M$176]" office:value-type="float" office:value="729.75" calcext:value-type="float">
            <text:p>729,75</text:p>
          </table:table-cell>
          <table:table-cell table:style-name="ce3" table:formula="of:=[.N24]-[.N$176]" office:value-type="float" office:value="1801201.65" calcext:value-type="float">
            <text:p>1801201,65</text:p>
          </table:table-cell>
          <table:table-cell table:style-name="ce3" table:formula="of:=[.O24]-[.O$176]" office:value-type="float" office:value="51.15" calcext:value-type="float">
            <text:p>51,15</text:p>
          </table:table-cell>
          <table:table-cell table:style-name="ce3" table:formula="of:=[.P24]-[.P$176]" office:value-type="float" office:value="-26.7125" calcext:value-type="float">
            <text:p>-26,7125</text:p>
          </table:table-cell>
          <table:table-cell table:style-name="ce3" table:formula="of:=[.Q24]-[.Q$176]" office:value-type="float" office:value="-343.3625" calcext:value-type="float">
            <text:p>-343,3625</text:p>
          </table:table-cell>
          <table:table-cell table:style-name="ce3" table:formula="of:=[.R24]-[.R$176]" office:value-type="float" office:value="-20.3125" calcext:value-type="float">
            <text:p>-20,3125</text:p>
          </table:table-cell>
          <table:table-cell table:style-name="ce3" table:formula="of:=[.S24]-[.S$176]" office:value-type="float" office:value="68069.025" calcext:value-type="float">
            <text:p>68069,025</text:p>
          </table:table-cell>
          <table:table-cell table:style-name="ce3" table:formula="of:=[.T24]-[.T$176]" office:value-type="float" office:value="72.7125" calcext:value-type="float">
            <text:p>72,7125</text:p>
          </table:table-cell>
          <table:table-cell table:style-name="ce3" table:formula="of:=[.U24]-[.U$176]" office:value-type="float" office:value="0" calcext:value-type="float">
            <text:p>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-351.525" calcext:value-type="float">
            <text:p>-351,525</text:p>
          </table:table-cell>
          <table:table-cell table:style-name="ce3" table:formula="of:=[.C25]-[.C$176]" office:value-type="float" office:value="1379.625" calcext:value-type="float">
            <text:p>1379,625</text:p>
          </table:table-cell>
          <table:table-cell table:style-name="ce3" table:formula="of:=[.D25]-[.D$176]" office:value-type="float" office:value="12038.15" calcext:value-type="float">
            <text:p>12038,15</text:p>
          </table:table-cell>
          <table:table-cell table:style-name="ce3" table:formula="of:=[.E25]-[.E$176]" office:value-type="float" office:value="3540605.225" calcext:value-type="float">
            <text:p>3540605,225</text:p>
          </table:table-cell>
          <table:table-cell table:style-name="ce3" table:formula="of:=[.F25]-[.F$176]" office:value-type="float" office:value="-1102.075" calcext:value-type="float">
            <text:p>-1102,075</text:p>
          </table:table-cell>
          <table:table-cell table:style-name="ce3" table:formula="of:=[.G25]-[.G$176]" office:value-type="float" office:value="-163.2" calcext:value-type="float">
            <text:p>-163,2</text:p>
          </table:table-cell>
          <table:table-cell table:style-name="ce3" table:formula="of:=[.H25]-[.H$176]" office:value-type="float" office:value="172.925" calcext:value-type="float">
            <text:p>172,925</text:p>
          </table:table-cell>
          <table:table-cell table:style-name="ce3" table:formula="of:=[.I25]-[.I$176]" office:value-type="float" office:value="125031.275" calcext:value-type="float">
            <text:p>125031,275</text:p>
          </table:table-cell>
          <table:table-cell table:style-name="ce3" table:formula="of:=[.J25]-[.J$176]" office:value-type="float" office:value="533.875" calcext:value-type="float">
            <text:p>533,875</text:p>
          </table:table-cell>
          <table:table-cell table:style-name="ce3" table:formula="of:=[.K25]-[.K$176]" office:value-type="float" office:value="372.9375" calcext:value-type="float">
            <text:p>372,9375</text:p>
          </table:table-cell>
          <table:table-cell table:style-name="ce3" table:formula="of:=[.L25]-[.L$176]" office:value-type="float" office:value="390.4" calcext:value-type="float">
            <text:p>390,4</text:p>
          </table:table-cell>
          <table:table-cell table:style-name="ce3" table:formula="of:=[.M25]-[.M$176]" office:value-type="float" office:value="750.15" calcext:value-type="float">
            <text:p>750,15</text:p>
          </table:table-cell>
          <table:table-cell table:style-name="ce3" table:formula="of:=[.N25]-[.N$176]" office:value-type="float" office:value="1779806.45" calcext:value-type="float">
            <text:p>1779806,45</text:p>
          </table:table-cell>
          <table:table-cell table:style-name="ce3" table:formula="of:=[.O25]-[.O$176]" office:value-type="float" office:value="113.65" calcext:value-type="float">
            <text:p>113,65</text:p>
          </table:table-cell>
          <table:table-cell table:style-name="ce3" table:formula="of:=[.P25]-[.P$176]" office:value-type="float" office:value="66.5875" calcext:value-type="float">
            <text:p>66,5875</text:p>
          </table:table-cell>
          <table:table-cell table:style-name="ce3" table:formula="of:=[.Q25]-[.Q$176]" office:value-type="float" office:value="-157.7625" calcext:value-type="float">
            <text:p>-157,7625</text:p>
          </table:table-cell>
          <table:table-cell table:style-name="ce3" table:formula="of:=[.R25]-[.R$176]" office:value-type="float" office:value="104.6875" calcext:value-type="float">
            <text:p>104,6875</text:p>
          </table:table-cell>
          <table:table-cell table:style-name="ce3" table:formula="of:=[.S25]-[.S$176]" office:value-type="float" office:value="73494.625" calcext:value-type="float">
            <text:p>73494,625</text:p>
          </table:table-cell>
          <table:table-cell table:style-name="ce3" table:formula="of:=[.T25]-[.T$176]" office:value-type="float" office:value="7.7125" calcext:value-type="float">
            <text:p>7,7125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209.875" calcext:value-type="float">
            <text:p>209,875</text:p>
          </table:table-cell>
          <table:table-cell table:style-name="ce3" table:formula="of:=[.C26]-[.C$176]" office:value-type="float" office:value="1098.625" calcext:value-type="float">
            <text:p>1098,625</text:p>
          </table:table-cell>
          <table:table-cell table:style-name="ce3" table:formula="of:=[.D26]-[.D$176]" office:value-type="float" office:value="6612.45" calcext:value-type="float">
            <text:p>6612,45</text:p>
          </table:table-cell>
          <table:table-cell table:style-name="ce3" table:formula="of:=[.E26]-[.E$176]" office:value-type="float" office:value="3701176.525" calcext:value-type="float">
            <text:p>3701176,525</text:p>
          </table:table-cell>
          <table:table-cell table:style-name="ce3" table:formula="of:=[.F26]-[.F$176]" office:value-type="float" office:value="5679.925" calcext:value-type="float">
            <text:p>5679,925</text:p>
          </table:table-cell>
          <table:table-cell table:style-name="ce3" table:formula="of:=[.G26]-[.G$176]" office:value-type="float" office:value="-664.4" calcext:value-type="float">
            <text:p>-664,4</text:p>
          </table:table-cell>
          <table:table-cell table:style-name="ce3" table:formula="of:=[.H26]-[.H$176]" office:value-type="float" office:value="212.925" calcext:value-type="float">
            <text:p>212,925</text:p>
          </table:table-cell>
          <table:table-cell table:style-name="ce3" table:formula="of:=[.I26]-[.I$176]" office:value-type="float" office:value="133196.875" calcext:value-type="float">
            <text:p>133196,875</text:p>
          </table:table-cell>
          <table:table-cell table:style-name="ce3" table:formula="of:=[.J26]-[.J$176]" office:value-type="float" office:value="153.075" calcext:value-type="float">
            <text:p>153,075</text:p>
          </table:table-cell>
          <table:table-cell table:style-name="ce3" table:formula="of:=[.K26]-[.K$176]" office:value-type="float" office:value="397.9375" calcext:value-type="float">
            <text:p>397,9375</text:p>
          </table:table-cell>
          <table:table-cell table:style-name="ce3" table:formula="of:=[.L26]-[.L$176]" office:value-type="float" office:value="-30.6000000000001" calcext:value-type="float">
            <text:p>-30,6</text:p>
          </table:table-cell>
          <table:table-cell table:style-name="ce3" table:formula="of:=[.M26]-[.M$176]" office:value-type="float" office:value="689.75" calcext:value-type="float">
            <text:p>689,75</text:p>
          </table:table-cell>
          <table:table-cell table:style-name="ce3" table:formula="of:=[.N26]-[.N$176]" office:value-type="float" office:value="1811806.45" calcext:value-type="float">
            <text:p>1811806,45</text:p>
          </table:table-cell>
          <table:table-cell table:style-name="ce3" table:formula="of:=[.O26]-[.O$176]" office:value-type="float" office:value="63.65" calcext:value-type="float">
            <text:p>63,65</text:p>
          </table:table-cell>
          <table:table-cell table:style-name="ce3" table:formula="of:=[.P26]-[.P$176]" office:value-type="float" office:value="-43.4125" calcext:value-type="float">
            <text:p>-43,4125</text:p>
          </table:table-cell>
          <table:table-cell table:style-name="ce3" table:formula="of:=[.Q26]-[.Q$176]" office:value-type="float" office:value="-117.5625" calcext:value-type="float">
            <text:p>-117,5625</text:p>
          </table:table-cell>
          <table:table-cell table:style-name="ce3" table:formula="of:=[.R26]-[.R$176]" office:value-type="float" office:value="96.3875" calcext:value-type="float">
            <text:p>96,3875</text:p>
          </table:table-cell>
          <table:table-cell table:style-name="ce3" table:formula="of:=[.S26]-[.S$176]" office:value-type="float" office:value="84345.825" calcext:value-type="float">
            <text:p>84345,825</text:p>
          </table:table-cell>
          <table:table-cell table:style-name="ce3" table:formula="of:=[.T26]-[.T$176]" office:value-type="float" office:value="127.9125" calcext:value-type="float">
            <text:p>127,9125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270.275" calcext:value-type="float">
            <text:p>270,275</text:p>
          </table:table-cell>
          <table:table-cell table:style-name="ce3" table:formula="of:=[.C27]-[.C$176]" office:value-type="float" office:value="1038.425" calcext:value-type="float">
            <text:p>1038,425</text:p>
          </table:table-cell>
          <table:table-cell table:style-name="ce3" table:formula="of:=[.D27]-[.D$176]" office:value-type="float" office:value="9325.35" calcext:value-type="float">
            <text:p>9325,35</text:p>
          </table:table-cell>
          <table:table-cell table:style-name="ce3" table:formula="of:=[.E27]-[.E$176]" office:value-type="float" office:value="3581514.025" calcext:value-type="float">
            <text:p>3581514,025</text:p>
          </table:table-cell>
          <table:table-cell table:style-name="ce3" table:formula="of:=[.F27]-[.F$176]" office:value-type="float" office:value="-1102.075" calcext:value-type="float">
            <text:p>-1102,075</text:p>
          </table:table-cell>
          <table:table-cell table:style-name="ce3" table:formula="of:=[.G27]-[.G$176]" office:value-type="float" office:value="-263.2" calcext:value-type="float">
            <text:p>-263,2</text:p>
          </table:table-cell>
          <table:table-cell table:style-name="ce3" table:formula="of:=[.H27]-[.H$176]" office:value-type="float" office:value="253.125" calcext:value-type="float">
            <text:p>253,125</text:p>
          </table:table-cell>
          <table:table-cell table:style-name="ce3" table:formula="of:=[.I27]-[.I$176]" office:value-type="float" office:value="144075.175" calcext:value-type="float">
            <text:p>144075,175</text:p>
          </table:table-cell>
          <table:table-cell table:style-name="ce3" table:formula="of:=[.J27]-[.J$176]" office:value-type="float" office:value="-248.325" calcext:value-type="float">
            <text:p>-248,325</text:p>
          </table:table-cell>
          <table:table-cell table:style-name="ce3" table:formula="of:=[.K27]-[.K$176]" office:value-type="float" office:value="297.7375" calcext:value-type="float">
            <text:p>297,7375</text:p>
          </table:table-cell>
          <table:table-cell table:style-name="ce3" table:formula="of:=[.L27]-[.L$176]" office:value-type="float" office:value="69.5999999999999" calcext:value-type="float">
            <text:p>69,6</text:p>
          </table:table-cell>
          <table:table-cell table:style-name="ce3" table:formula="of:=[.M27]-[.M$176]" office:value-type="float" office:value="955.75" calcext:value-type="float">
            <text:p>955,75</text:p>
          </table:table-cell>
          <table:table-cell table:style-name="ce3" table:formula="of:=[.N27]-[.N$176]" office:value-type="float" office:value="1820574.45" calcext:value-type="float">
            <text:p>1820574,45</text:p>
          </table:table-cell>
          <table:table-cell table:style-name="ce3" table:formula="of:=[.O27]-[.O$176]" office:value-type="float" office:value="63.65" calcext:value-type="float">
            <text:p>63,65</text:p>
          </table:table-cell>
          <table:table-cell table:style-name="ce3" table:formula="of:=[.P27]-[.P$176]" office:value-type="float" office:value="31.5875" calcext:value-type="float">
            <text:p>31,5875</text:p>
          </table:table-cell>
          <table:table-cell table:style-name="ce3" table:formula="of:=[.Q27]-[.Q$176]" office:value-type="float" office:value="107.6375" calcext:value-type="float">
            <text:p>107,6375</text:p>
          </table:table-cell>
          <table:table-cell table:style-name="ce3" table:formula="of:=[.R27]-[.R$176]" office:value-type="float" office:value="92.1875" calcext:value-type="float">
            <text:p>92,1875</text:p>
          </table:table-cell>
          <table:table-cell table:style-name="ce3" table:formula="of:=[.S27]-[.S$176]" office:value-type="float" office:value="78920.225" calcext:value-type="float">
            <text:p>78920,225</text:p>
          </table:table-cell>
          <table:table-cell table:style-name="ce3" table:formula="of:=[.T27]-[.T$176]" office:value-type="float" office:value="27.7125" calcext:value-type="float">
            <text:p>27,7125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511.075" calcext:value-type="float">
            <text:p>511,075</text:p>
          </table:table-cell>
          <table:table-cell table:style-name="ce3" table:formula="of:=[.C28]-[.C$176]" office:value-type="float" office:value="1259.225" calcext:value-type="float">
            <text:p>1259,225</text:p>
          </table:table-cell>
          <table:table-cell table:style-name="ce3" table:formula="of:=[.D28]-[.D$176]" office:value-type="float" office:value="12038.15" calcext:value-type="float">
            <text:p>12038,15</text:p>
          </table:table-cell>
          <table:table-cell table:style-name="ce3" table:formula="of:=[.E28]-[.E$176]" office:value-type="float" office:value="3731071.425" calcext:value-type="float">
            <text:p>3731071,425</text:p>
          </table:table-cell>
          <table:table-cell table:style-name="ce3" table:formula="of:=[.F28]-[.F$176]" office:value-type="float" office:value="-1102.075" calcext:value-type="float">
            <text:p>-1102,075</text:p>
          </table:table-cell>
          <table:table-cell table:style-name="ce3" table:formula="of:=[.G28]-[.G$176]" office:value-type="float" office:value="-212.9" calcext:value-type="float">
            <text:p>-212,9</text:p>
          </table:table-cell>
          <table:table-cell table:style-name="ce3" table:formula="of:=[.H28]-[.H$176]" office:value-type="float" office:value="453.725" calcext:value-type="float">
            <text:p>453,725</text:p>
          </table:table-cell>
          <table:table-cell table:style-name="ce3" table:formula="of:=[.I28]-[.I$176]" office:value-type="float" office:value="146815.175" calcext:value-type="float">
            <text:p>146815,175</text:p>
          </table:table-cell>
          <table:table-cell table:style-name="ce3" table:formula="of:=[.J28]-[.J$176]" office:value-type="float" office:value="52.875" calcext:value-type="float">
            <text:p>52,875</text:p>
          </table:table-cell>
          <table:table-cell table:style-name="ce3" table:formula="of:=[.K28]-[.K$176]" office:value-type="float" office:value="497.9375" calcext:value-type="float">
            <text:p>497,9375</text:p>
          </table:table-cell>
          <table:table-cell table:style-name="ce3" table:formula="of:=[.L28]-[.L$176]" office:value-type="float" office:value="-110.8" calcext:value-type="float">
            <text:p>-110,8</text:p>
          </table:table-cell>
          <table:table-cell table:style-name="ce3" table:formula="of:=[.M28]-[.M$176]" office:value-type="float" office:value="790.15" calcext:value-type="float">
            <text:p>790,15</text:p>
          </table:table-cell>
          <table:table-cell table:style-name="ce3" table:formula="of:=[.N28]-[.N$176]" office:value-type="float" office:value="1813796.85" calcext:value-type="float">
            <text:p>1813796,85</text:p>
          </table:table-cell>
          <table:table-cell table:style-name="ce3" table:formula="of:=[.O28]-[.O$176]" office:value-type="float" office:value="88.65" calcext:value-type="float">
            <text:p>88,65</text:p>
          </table:table-cell>
          <table:table-cell table:style-name="ce3" table:formula="of:=[.P28]-[.P$176]" office:value-type="float" office:value="81.5875" calcext:value-type="float">
            <text:p>81,5875</text:p>
          </table:table-cell>
          <table:table-cell table:style-name="ce3" table:formula="of:=[.Q28]-[.Q$176]" office:value-type="float" office:value="-298.3625" calcext:value-type="float">
            <text:p>-298,3625</text:p>
          </table:table-cell>
          <table:table-cell table:style-name="ce3" table:formula="of:=[.R28]-[.R$176]" office:value-type="float" office:value="109.6875" calcext:value-type="float">
            <text:p>109,6875</text:p>
          </table:table-cell>
          <table:table-cell table:style-name="ce3" table:formula="of:=[.S28]-[.S$176]" office:value-type="float" office:value="76207.425" calcext:value-type="float">
            <text:p>76207,425</text:p>
          </table:table-cell>
          <table:table-cell table:style-name="ce3" table:formula="of:=[.T28]-[.T$176]" office:value-type="float" office:value="27.7125" calcext:value-type="float">
            <text:p>27,7125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309.875" calcext:value-type="float">
            <text:p>309,875</text:p>
          </table:table-cell>
          <table:table-cell table:style-name="ce3" table:formula="of:=[.C29]-[.C$176]" office:value-type="float" office:value="817.825" calcext:value-type="float">
            <text:p>817,825</text:p>
          </table:table-cell>
          <table:table-cell table:style-name="ce3" table:formula="of:=[.D29]-[.D$176]" office:value-type="float" office:value="12038.15" calcext:value-type="float">
            <text:p>12038,15</text:p>
          </table:table-cell>
          <table:table-cell table:style-name="ce3" table:formula="of:=[.E29]-[.E$176]" office:value-type="float" office:value="3758281.325" calcext:value-type="float">
            <text:p>3758281,325</text:p>
          </table:table-cell>
          <table:table-cell table:style-name="ce3" table:formula="of:=[.F29]-[.F$176]" office:value-type="float" office:value="-1102.075" calcext:value-type="float">
            <text:p>-1102,075</text:p>
          </table:table-cell>
          <table:table-cell table:style-name="ce3" table:formula="of:=[.G29]-[.G$176]" office:value-type="float" office:value="-363.4" calcext:value-type="float">
            <text:p>-363,4</text:p>
          </table:table-cell>
          <table:table-cell table:style-name="ce3" table:formula="of:=[.H29]-[.H$176]" office:value-type="float" office:value="333.325" calcext:value-type="float">
            <text:p>333,325</text:p>
          </table:table-cell>
          <table:table-cell table:style-name="ce3" table:formula="of:=[.I29]-[.I$176]" office:value-type="float" office:value="149527.975" calcext:value-type="float">
            <text:p>149527,975</text:p>
          </table:table-cell>
          <table:table-cell table:style-name="ce3" table:formula="of:=[.J29]-[.J$176]" office:value-type="float" office:value="574.075" calcext:value-type="float">
            <text:p>574,075</text:p>
          </table:table-cell>
          <table:table-cell table:style-name="ce3" table:formula="of:=[.K29]-[.K$176]" office:value-type="float" office:value="71.9375" calcext:value-type="float">
            <text:p>71,9375</text:p>
          </table:table-cell>
          <table:table-cell table:style-name="ce3" table:formula="of:=[.L29]-[.L$176]" office:value-type="float" office:value="310.2" calcext:value-type="float">
            <text:p>310,2</text:p>
          </table:table-cell>
          <table:table-cell table:style-name="ce3" table:formula="of:=[.M29]-[.M$176]" office:value-type="float" office:value="669.75" calcext:value-type="float">
            <text:p>669,75</text:p>
          </table:table-cell>
          <table:table-cell table:style-name="ce3" table:formula="of:=[.N29]-[.N$176]" office:value-type="float" office:value="1843614.45" calcext:value-type="float">
            <text:p>1843614,45</text:p>
          </table:table-cell>
          <table:table-cell table:style-name="ce3" table:formula="of:=[.O29]-[.O$176]" office:value-type="float" office:value="13.65" calcext:value-type="float">
            <text:p>13,65</text:p>
          </table:table-cell>
          <table:table-cell table:style-name="ce3" table:formula="of:=[.P29]-[.P$176]" office:value-type="float" office:value="31.8875" calcext:value-type="float">
            <text:p>31,8875</text:p>
          </table:table-cell>
          <table:table-cell table:style-name="ce3" table:formula="of:=[.Q29]-[.Q$176]" office:value-type="float" office:value="-157.9625" calcext:value-type="float">
            <text:p>-157,9625</text:p>
          </table:table-cell>
          <table:table-cell table:style-name="ce3" table:formula="of:=[.R29]-[.R$176]" office:value-type="float" office:value="99.6875" calcext:value-type="float">
            <text:p>99,6875</text:p>
          </table:table-cell>
          <table:table-cell table:style-name="ce3" table:formula="of:=[.S29]-[.S$176]" office:value-type="float" office:value="65356.225" calcext:value-type="float">
            <text:p>65356,225</text:p>
          </table:table-cell>
          <table:table-cell table:style-name="ce3" table:formula="of:=[.T29]-[.T$176]" office:value-type="float" office:value="-2.2875" calcext:value-type="float">
            <text:p>-2,2875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29.4749999999999" calcext:value-type="float">
            <text:p>29,475</text:p>
          </table:table-cell>
          <table:table-cell table:style-name="ce3" table:formula="of:=[.C30]-[.C$176]" office:value-type="float" office:value="1038.225" calcext:value-type="float">
            <text:p>1038,225</text:p>
          </table:table-cell>
          <table:table-cell table:style-name="ce3" table:formula="of:=[.D30]-[.D$176]" office:value-type="float" office:value="9325.35" calcext:value-type="float">
            <text:p>9325,35</text:p>
          </table:table-cell>
          <table:table-cell table:style-name="ce3" table:formula="of:=[.E30]-[.E$176]" office:value-type="float" office:value="3744690.025" calcext:value-type="float">
            <text:p>3744690,025</text:p>
          </table:table-cell>
          <table:table-cell table:style-name="ce3" table:formula="of:=[.F30]-[.F$176]" office:value-type="float" office:value="-1102.075" calcext:value-type="float">
            <text:p>-1102,075</text:p>
          </table:table-cell>
          <table:table-cell table:style-name="ce3" table:formula="of:=[.G30]-[.G$176]" office:value-type="float" office:value="37.3000000000002" calcext:value-type="float">
            <text:p>37,3</text:p>
          </table:table-cell>
          <table:table-cell table:style-name="ce3" table:formula="of:=[.H30]-[.H$176]" office:value-type="float" office:value="72.5249999999999" calcext:value-type="float">
            <text:p>72,525</text:p>
          </table:table-cell>
          <table:table-cell table:style-name="ce3" table:formula="of:=[.I30]-[.I$176]" office:value-type="float" office:value="160379.175" calcext:value-type="float">
            <text:p>160379,175</text:p>
          </table:table-cell>
          <table:table-cell table:style-name="ce3" table:formula="of:=[.J30]-[.J$176]" office:value-type="float" office:value="133.075" calcext:value-type="float">
            <text:p>133,075</text:p>
          </table:table-cell>
          <table:table-cell table:style-name="ce3" table:formula="of:=[.K30]-[.K$176]" office:value-type="float" office:value="97.2375000000002" calcext:value-type="float">
            <text:p>97,2375</text:p>
          </table:table-cell>
          <table:table-cell table:style-name="ce3" table:formula="of:=[.L30]-[.L$176]" office:value-type="float" office:value="230" calcext:value-type="float">
            <text:p>230</text:p>
          </table:table-cell>
          <table:table-cell table:style-name="ce3" table:formula="of:=[.M30]-[.M$176]" office:value-type="float" office:value="930.55" calcext:value-type="float">
            <text:p>930,55</text:p>
          </table:table-cell>
          <table:table-cell table:style-name="ce3" table:formula="of:=[.N30]-[.N$176]" office:value-type="float" office:value="1793182.45" calcext:value-type="float">
            <text:p>1793182,45</text:p>
          </table:table-cell>
          <table:table-cell table:style-name="ce3" table:formula="of:=[.O30]-[.O$176]" office:value-type="float" office:value="47.55" calcext:value-type="float">
            <text:p>47,55</text:p>
          </table:table-cell>
          <table:table-cell table:style-name="ce3" table:formula="of:=[.P30]-[.P$176]" office:value-type="float" office:value="-53.4125" calcext:value-type="float">
            <text:p>-53,4125</text:p>
          </table:table-cell>
          <table:table-cell table:style-name="ce3" table:formula="of:=[.Q30]-[.Q$176]" office:value-type="float" office:value="-298.3625" calcext:value-type="float">
            <text:p>-298,3625</text:p>
          </table:table-cell>
          <table:table-cell table:style-name="ce3" table:formula="of:=[.R30]-[.R$176]" office:value-type="float" office:value="89.6875" calcext:value-type="float">
            <text:p>89,6875</text:p>
          </table:table-cell>
          <table:table-cell table:style-name="ce3" table:formula="of:=[.S30]-[.S$176]" office:value-type="float" office:value="57190.625" calcext:value-type="float">
            <text:p>57190,625</text:p>
          </table:table-cell>
          <table:table-cell table:style-name="ce3" table:formula="of:=[.T30]-[.T$176]" office:value-type="float" office:value="147.7125" calcext:value-type="float">
            <text:p>147,7125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270.075" calcext:value-type="float">
            <text:p>270,075</text:p>
          </table:table-cell>
          <table:table-cell table:style-name="ce3" table:formula="of:=[.C31]-[.C$176]" office:value-type="float" office:value="1138.625" calcext:value-type="float">
            <text:p>1138,625</text:p>
          </table:table-cell>
          <table:table-cell table:style-name="ce3" table:formula="of:=[.D31]-[.D$176]" office:value-type="float" office:value="12038.15" calcext:value-type="float">
            <text:p>12038,15</text:p>
          </table:table-cell>
          <table:table-cell table:style-name="ce3" table:formula="of:=[.E31]-[.E$176]" office:value-type="float" office:value="3657581.925" calcext:value-type="float">
            <text:p>3657581,925</text:p>
          </table:table-cell>
          <table:table-cell table:style-name="ce3" table:formula="of:=[.F31]-[.F$176]" office:value-type="float" office:value="-1102.075" calcext:value-type="float">
            <text:p>-1102,075</text:p>
          </table:table-cell>
          <table:table-cell table:style-name="ce3" table:formula="of:=[.G31]-[.G$176]" office:value-type="float" office:value="-388.7" calcext:value-type="float">
            <text:p>-388,7</text:p>
          </table:table-cell>
          <table:table-cell table:style-name="ce3" table:formula="of:=[.H31]-[.H$176]" office:value-type="float" office:value="453.725" calcext:value-type="float">
            <text:p>453,725</text:p>
          </table:table-cell>
          <table:table-cell table:style-name="ce3" table:formula="of:=[.I31]-[.I$176]" office:value-type="float" office:value="154953.575" calcext:value-type="float">
            <text:p>154953,575</text:p>
          </table:table-cell>
          <table:table-cell table:style-name="ce3" table:formula="of:=[.J31]-[.J$176]" office:value-type="float" office:value="132.875" calcext:value-type="float">
            <text:p>132,875</text:p>
          </table:table-cell>
          <table:table-cell table:style-name="ce3" table:formula="of:=[.K31]-[.K$176]" office:value-type="float" office:value="723.9375" calcext:value-type="float">
            <text:p>723,9375</text:p>
          </table:table-cell>
          <table:table-cell table:style-name="ce3" table:formula="of:=[.L31]-[.L$176]" office:value-type="float" office:value="189.8" calcext:value-type="float">
            <text:p>189,8</text:p>
          </table:table-cell>
          <table:table-cell table:style-name="ce3" table:formula="of:=[.M31]-[.M$176]" office:value-type="float" office:value="649.75" calcext:value-type="float">
            <text:p>649,75</text:p>
          </table:table-cell>
          <table:table-cell table:style-name="ce3" table:formula="of:=[.N31]-[.N$176]" office:value-type="float" office:value="1749694.45" calcext:value-type="float">
            <text:p>1749694,45</text:p>
          </table:table-cell>
          <table:table-cell table:style-name="ce3" table:formula="of:=[.O31]-[.O$176]" office:value-type="float" office:value="76.15" calcext:value-type="float">
            <text:p>76,15</text:p>
          </table:table-cell>
          <table:table-cell table:style-name="ce3" table:formula="of:=[.P31]-[.P$176]" office:value-type="float" office:value="26.5875" calcext:value-type="float">
            <text:p>26,5875</text:p>
          </table:table-cell>
          <table:table-cell table:style-name="ce3" table:formula="of:=[.Q31]-[.Q$176]" office:value-type="float" office:value="-418.7625" calcext:value-type="float">
            <text:p>-418,7625</text:p>
          </table:table-cell>
          <table:table-cell table:style-name="ce3" table:formula="of:=[.R31]-[.R$176]" office:value-type="float" office:value="-40.3125" calcext:value-type="float">
            <text:p>-40,3125</text:p>
          </table:table-cell>
          <table:table-cell table:style-name="ce3" table:formula="of:=[.S31]-[.S$176]" office:value-type="float" office:value="54477.825" calcext:value-type="float">
            <text:p>54477,825</text:p>
          </table:table-cell>
          <table:table-cell table:style-name="ce3" table:formula="of:=[.T31]-[.T$176]" office:value-type="float" office:value="27.7125" calcext:value-type="float">
            <text:p>27,7125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149.875" calcext:value-type="float">
            <text:p>149,875</text:p>
          </table:table-cell>
          <table:table-cell table:style-name="ce3" table:formula="of:=[.C32]-[.C$176]" office:value-type="float" office:value="1359.425" calcext:value-type="float">
            <text:p>1359,425</text:p>
          </table:table-cell>
          <table:table-cell table:style-name="ce3" table:formula="of:=[.D32]-[.D$176]" office:value-type="float" office:value="12038.15" calcext:value-type="float">
            <text:p>12038,15</text:p>
          </table:table-cell>
          <table:table-cell table:style-name="ce3" table:formula="of:=[.E32]-[.E$176]" office:value-type="float" office:value="3605875.725" calcext:value-type="float">
            <text:p>3605875,725</text:p>
          </table:table-cell>
          <table:table-cell table:style-name="ce3" table:formula="of:=[.F32]-[.F$176]" office:value-type="float" office:value="2288.925" calcext:value-type="float">
            <text:p>2288,925</text:p>
          </table:table-cell>
          <table:table-cell table:style-name="ce3" table:formula="of:=[.G32]-[.G$176]" office:value-type="float" office:value="-363.4" calcext:value-type="float">
            <text:p>-363,4</text:p>
          </table:table-cell>
          <table:table-cell table:style-name="ce3" table:formula="of:=[.H32]-[.H$176]" office:value-type="float" office:value="508.925" calcext:value-type="float">
            <text:p>508,925</text:p>
          </table:table-cell>
          <table:table-cell table:style-name="ce3" table:formula="of:=[.I32]-[.I$176]" office:value-type="float" office:value="163119.175" calcext:value-type="float">
            <text:p>163119,175</text:p>
          </table:table-cell>
          <table:table-cell table:style-name="ce3" table:formula="of:=[.J32]-[.J$176]" office:value-type="float" office:value="112.875" calcext:value-type="float">
            <text:p>112,875</text:p>
          </table:table-cell>
          <table:table-cell table:style-name="ce3" table:formula="of:=[.K32]-[.K$176]" office:value-type="float" office:value="72.2375000000002" calcext:value-type="float">
            <text:p>72,2375</text:p>
          </table:table-cell>
          <table:table-cell table:style-name="ce3" table:formula="of:=[.L32]-[.L$176]" office:value-type="float" office:value="290.2" calcext:value-type="float">
            <text:p>290,2</text:p>
          </table:table-cell>
          <table:table-cell table:style-name="ce3" table:formula="of:=[.M32]-[.M$176]" office:value-type="float" office:value="950.75" calcext:value-type="float">
            <text:p>950,75</text:p>
          </table:table-cell>
          <table:table-cell table:style-name="ce3" table:formula="of:=[.N32]-[.N$176]" office:value-type="float" office:value="1742494.45" calcext:value-type="float">
            <text:p>1742494,45</text:p>
          </table:table-cell>
          <table:table-cell table:style-name="ce3" table:formula="of:=[.O32]-[.O$176]" office:value-type="float" office:value="51.15" calcext:value-type="float">
            <text:p>51,15</text:p>
          </table:table-cell>
          <table:table-cell table:style-name="ce3" table:formula="of:=[.P32]-[.P$176]" office:value-type="float" office:value="-13.4125" calcext:value-type="float">
            <text:p>-13,4125</text:p>
          </table:table-cell>
          <table:table-cell table:style-name="ce3" table:formula="of:=[.Q32]-[.Q$176]" office:value-type="float" office:value="2.63750000000005" calcext:value-type="float">
            <text:p>2,6375</text:p>
          </table:table-cell>
          <table:table-cell table:style-name="ce3" table:formula="of:=[.R32]-[.R$176]" office:value-type="float" office:value="-10.3125" calcext:value-type="float">
            <text:p>-10,3125</text:p>
          </table:table-cell>
          <table:table-cell table:style-name="ce3" table:formula="of:=[.S32]-[.S$176]" office:value-type="float" office:value="49052.125" calcext:value-type="float">
            <text:p>49052,125</text:p>
          </table:table-cell>
          <table:table-cell table:style-name="ce3" table:formula="of:=[.T32]-[.T$176]" office:value-type="float" office:value="173.0125" calcext:value-type="float">
            <text:p>173,0125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390.675" calcext:value-type="float">
            <text:p>390,675</text:p>
          </table:table-cell>
          <table:table-cell table:style-name="ce3" table:formula="of:=[.C33]-[.C$176]" office:value-type="float" office:value="1018.425" calcext:value-type="float">
            <text:p>1018,425</text:p>
          </table:table-cell>
          <table:table-cell table:style-name="ce3" table:formula="of:=[.D33]-[.D$176]" office:value-type="float" office:value="9325.35" calcext:value-type="float">
            <text:p>9325,35</text:p>
          </table:table-cell>
          <table:table-cell table:style-name="ce3" table:formula="of:=[.E33]-[.E$176]" office:value-type="float" office:value="3548797.825" calcext:value-type="float">
            <text:p>3548797,825</text:p>
          </table:table-cell>
          <table:table-cell table:style-name="ce3" table:formula="of:=[.F33]-[.F$176]" office:value-type="float" office:value="-1102.075" calcext:value-type="float">
            <text:p>-1102,075</text:p>
          </table:table-cell>
          <table:table-cell table:style-name="ce3" table:formula="of:=[.G33]-[.G$176]" office:value-type="float" office:value="238.3" calcext:value-type="float">
            <text:p>238,3</text:p>
          </table:table-cell>
          <table:table-cell table:style-name="ce3" table:formula="of:=[.H33]-[.H$176]" office:value-type="float" office:value="-208.475" calcext:value-type="float">
            <text:p>-208,475</text:p>
          </table:table-cell>
          <table:table-cell table:style-name="ce3" table:formula="of:=[.I33]-[.I$176]" office:value-type="float" office:value="163092.075" calcext:value-type="float">
            <text:p>163092,075</text:p>
          </table:table-cell>
          <table:table-cell table:style-name="ce3" table:formula="of:=[.J33]-[.J$176]" office:value-type="float" office:value="-348.525" calcext:value-type="float">
            <text:p>-348,525</text:p>
          </table:table-cell>
          <table:table-cell table:style-name="ce3" table:formula="of:=[.K33]-[.K$176]" office:value-type="float" office:value="-404.2625" calcext:value-type="float">
            <text:p>-404,2625</text:p>
          </table:table-cell>
          <table:table-cell table:style-name="ce3" table:formula="of:=[.L33]-[.L$176]" office:value-type="float" office:value="616.2" calcext:value-type="float">
            <text:p>616,2</text:p>
          </table:table-cell>
          <table:table-cell table:style-name="ce3" table:formula="of:=[.M33]-[.M$176]" office:value-type="float" office:value="890.55" calcext:value-type="float">
            <text:p>890,55</text:p>
          </table:table-cell>
          <table:table-cell table:style-name="ce3" table:formula="of:=[.N33]-[.N$176]" office:value-type="float" office:value="1721112.05" calcext:value-type="float">
            <text:p>1721112,05</text:p>
          </table:table-cell>
          <table:table-cell table:style-name="ce3" table:formula="of:=[.O33]-[.O$176]" office:value-type="float" office:value="51.15" calcext:value-type="float">
            <text:p>51,15</text:p>
          </table:table-cell>
          <table:table-cell table:style-name="ce3" table:formula="of:=[.P33]-[.P$176]" office:value-type="float" office:value="-33.4125" calcext:value-type="float">
            <text:p>-33,4125</text:p>
          </table:table-cell>
          <table:table-cell table:style-name="ce3" table:formula="of:=[.Q33]-[.Q$176]" office:value-type="float" office:value="82.8375000000001" calcext:value-type="float">
            <text:p>82,8375</text:p>
          </table:table-cell>
          <table:table-cell table:style-name="ce3" table:formula="of:=[.R33]-[.R$176]" office:value-type="float" office:value="-20.3125" calcext:value-type="float">
            <text:p>-20,3125</text:p>
          </table:table-cell>
          <table:table-cell table:style-name="ce3" table:formula="of:=[.S33]-[.S$176]" office:value-type="float" office:value="54450.625" calcext:value-type="float">
            <text:p>54450,625</text:p>
          </table:table-cell>
          <table:table-cell table:style-name="ce3" table:formula="of:=[.T33]-[.T$176]" office:value-type="float" office:value="-12.2875" calcext:value-type="float">
            <text:p>-12,2875</text:p>
          </table:table-cell>
          <table:table-cell table:style-name="ce3" table:formula="of:=[.U33]-[.U$176]" office:value-type="float" office:value="0" calcext:value-type="float">
            <text:p>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29.4749999999999" calcext:value-type="float">
            <text:p>29,475</text:p>
          </table:table-cell>
          <table:table-cell table:style-name="ce3" table:formula="of:=[.C34]-[.C$176]" office:value-type="float" office:value="998.425" calcext:value-type="float">
            <text:p>998,425</text:p>
          </table:table-cell>
          <table:table-cell table:style-name="ce3" table:formula="of:=[.D34]-[.D$176]" office:value-type="float" office:value="12038.15" calcext:value-type="float">
            <text:p>12038,15</text:p>
          </table:table-cell>
          <table:table-cell table:style-name="ce3" table:formula="of:=[.E34]-[.E$176]" office:value-type="float" office:value="3717480.325" calcext:value-type="float">
            <text:p>3717480,325</text:p>
          </table:table-cell>
          <table:table-cell table:style-name="ce3" table:formula="of:=[.F34]-[.F$176]" office:value-type="float" office:value="-1102.075" calcext:value-type="float">
            <text:p>-1102,075</text:p>
          </table:table-cell>
          <table:table-cell table:style-name="ce3" table:formula="of:=[.G34]-[.G$176]" office:value-type="float" office:value="-413.4" calcext:value-type="float">
            <text:p>-413,4</text:p>
          </table:table-cell>
          <table:table-cell table:style-name="ce3" table:formula="of:=[.H34]-[.H$176]" office:value-type="float" office:value="132.725" calcext:value-type="float">
            <text:p>132,725</text:p>
          </table:table-cell>
          <table:table-cell table:style-name="ce3" table:formula="of:=[.I34]-[.I$176]" office:value-type="float" office:value="171284.675" calcext:value-type="float">
            <text:p>171284,675</text:p>
          </table:table-cell>
          <table:table-cell table:style-name="ce3" table:formula="of:=[.J34]-[.J$176]" office:value-type="float" office:value="-268.125" calcext:value-type="float">
            <text:p>-268,125</text:p>
          </table:table-cell>
          <table:table-cell table:style-name="ce3" table:formula="of:=[.K34]-[.K$176]" office:value-type="float" office:value="197.4375" calcext:value-type="float">
            <text:p>197,4375</text:p>
          </table:table-cell>
          <table:table-cell table:style-name="ce3" table:formula="of:=[.L34]-[.L$176]" office:value-type="float" office:value="-86.1000000000001" calcext:value-type="float">
            <text:p>-86,1</text:p>
          </table:table-cell>
          <table:table-cell table:style-name="ce3" table:formula="of:=[.M34]-[.M$176]" office:value-type="float" office:value="930.35" calcext:value-type="float">
            <text:p>930,35</text:p>
          </table:table-cell>
          <table:table-cell table:style-name="ce3" table:formula="of:=[.N34]-[.N$176]" office:value-type="float" office:value="1784273.65" calcext:value-type="float">
            <text:p>1784273,65</text:p>
          </table:table-cell>
          <table:table-cell table:style-name="ce3" table:formula="of:=[.O34]-[.O$176]" office:value-type="float" office:value="88.65" calcext:value-type="float">
            <text:p>88,65</text:p>
          </table:table-cell>
          <table:table-cell table:style-name="ce3" table:formula="of:=[.P34]-[.P$176]" office:value-type="float" office:value="307.5875" calcext:value-type="float">
            <text:p>307,5875</text:p>
          </table:table-cell>
          <table:table-cell table:style-name="ce3" table:formula="of:=[.Q34]-[.Q$176]" office:value-type="float" office:value="-17.7625" calcext:value-type="float">
            <text:p>-17,7625</text:p>
          </table:table-cell>
          <table:table-cell table:style-name="ce3" table:formula="of:=[.R34]-[.R$176]" office:value-type="float" office:value="39.6875" calcext:value-type="float">
            <text:p>39,6875</text:p>
          </table:table-cell>
          <table:table-cell table:style-name="ce3" table:formula="of:=[.S34]-[.S$176]" office:value-type="float" office:value="62643.325" calcext:value-type="float">
            <text:p>62643,325</text:p>
          </table:table-cell>
          <table:table-cell table:style-name="ce3" table:formula="of:=[.T34]-[.T$176]" office:value-type="float" office:value="47.7125" calcext:value-type="float">
            <text:p>47,7125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89.6750000000002" calcext:value-type="float">
            <text:p>89,675</text:p>
          </table:table-cell>
          <table:table-cell table:style-name="ce3" table:formula="of:=[.C35]-[.C$176]" office:value-type="float" office:value="958.225" calcext:value-type="float">
            <text:p>958,225</text:p>
          </table:table-cell>
          <table:table-cell table:style-name="ce3" table:formula="of:=[.D35]-[.D$176]" office:value-type="float" office:value="12038.15" calcext:value-type="float">
            <text:p>12038,15</text:p>
          </table:table-cell>
          <table:table-cell table:style-name="ce3" table:formula="of:=[.E35]-[.E$176]" office:value-type="float" office:value="3644071.425" calcext:value-type="float">
            <text:p>3644071,425</text:p>
          </table:table-cell>
          <table:table-cell table:style-name="ce3" table:formula="of:=[.F35]-[.F$176]" office:value-type="float" office:value="3419.325" calcext:value-type="float">
            <text:p>3419,325</text:p>
          </table:table-cell>
          <table:table-cell table:style-name="ce3" table:formula="of:=[.G35]-[.G$176]" office:value-type="float" office:value="-579" calcext:value-type="float">
            <text:p>-579</text:p>
          </table:table-cell>
          <table:table-cell table:style-name="ce3" table:formula="of:=[.H35]-[.H$176]" office:value-type="float" office:value="107.725" calcext:value-type="float">
            <text:p>107,725</text:p>
          </table:table-cell>
          <table:table-cell table:style-name="ce3" table:formula="of:=[.I35]-[.I$176]" office:value-type="float" office:value="173997.575" calcext:value-type="float">
            <text:p>173997,575</text:p>
          </table:table-cell>
          <table:table-cell table:style-name="ce3" table:formula="of:=[.J35]-[.J$176]" office:value-type="float" office:value="-7.52499999999964" calcext:value-type="float">
            <text:p>-7,525</text:p>
          </table:table-cell>
          <table:table-cell table:style-name="ce3" table:formula="of:=[.K35]-[.K$176]" office:value-type="float" office:value="-53.2624999999998" calcext:value-type="float">
            <text:p>-53,2625</text:p>
          </table:table-cell>
          <table:table-cell table:style-name="ce3" table:formula="of:=[.L35]-[.L$176]" office:value-type="float" office:value="-60.8000000000001" calcext:value-type="float">
            <text:p>-60,8</text:p>
          </table:table-cell>
          <table:table-cell table:style-name="ce3" table:formula="of:=[.M35]-[.M$176]" office:value-type="float" office:value="830.15" calcext:value-type="float">
            <text:p>830,15</text:p>
          </table:table-cell>
          <table:table-cell table:style-name="ce3" table:formula="of:=[.N35]-[.N$176]" office:value-type="float" office:value="1702040.05" calcext:value-type="float">
            <text:p>1702040,05</text:p>
          </table:table-cell>
          <table:table-cell table:style-name="ce3" table:formula="of:=[.O35]-[.O$176]" office:value-type="float" office:value="1.15" calcext:value-type="float">
            <text:p>1,15</text:p>
          </table:table-cell>
          <table:table-cell table:style-name="ce3" table:formula="of:=[.P35]-[.P$176]" office:value-type="float" office:value="6.58750000000001" calcext:value-type="float">
            <text:p>6,5875</text:p>
          </table:table-cell>
          <table:table-cell table:style-name="ce3" table:formula="of:=[.Q35]-[.Q$176]" office:value-type="float" office:value="-117.7625" calcext:value-type="float">
            <text:p>-117,7625</text:p>
          </table:table-cell>
          <table:table-cell table:style-name="ce3" table:formula="of:=[.R35]-[.R$176]" office:value-type="float" office:value="69.6875" calcext:value-type="float">
            <text:p>69,6875</text:p>
          </table:table-cell>
          <table:table-cell table:style-name="ce3" table:formula="of:=[.S35]-[.S$176]" office:value-type="float" office:value="65329.025" calcext:value-type="float">
            <text:p>65329,025</text:p>
          </table:table-cell>
          <table:table-cell table:style-name="ce3" table:formula="of:=[.T35]-[.T$176]" office:value-type="float" office:value="22.7125" calcext:value-type="float">
            <text:p>22,7125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-30.7249999999999" calcext:value-type="float">
            <text:p>-30,725</text:p>
          </table:table-cell>
          <table:table-cell table:style-name="ce3" table:formula="of:=[.C36]-[.C$176]" office:value-type="float" office:value="958.225" calcext:value-type="float">
            <text:p>958,225</text:p>
          </table:table-cell>
          <table:table-cell table:style-name="ce3" table:formula="of:=[.D36]-[.D$176]" office:value-type="float" office:value="12038.15" calcext:value-type="float">
            <text:p>12038,15</text:p>
          </table:table-cell>
          <table:table-cell table:style-name="ce3" table:formula="of:=[.E36]-[.E$176]" office:value-type="float" office:value="3703862.125" calcext:value-type="float">
            <text:p>3703862,125</text:p>
          </table:table-cell>
          <table:table-cell table:style-name="ce3" table:formula="of:=[.F36]-[.F$176]" office:value-type="float" office:value="-1102.075" calcext:value-type="float">
            <text:p>-1102,075</text:p>
          </table:table-cell>
          <table:table-cell table:style-name="ce3" table:formula="of:=[.G36]-[.G$176]" office:value-type="float" office:value="-12.6999999999998" calcext:value-type="float">
            <text:p>-12,7</text:p>
          </table:table-cell>
          <table:table-cell table:style-name="ce3" table:formula="of:=[.H36]-[.H$176]" office:value-type="float" office:value="152.525" calcext:value-type="float">
            <text:p>152,525</text:p>
          </table:table-cell>
          <table:table-cell table:style-name="ce3" table:formula="of:=[.I36]-[.I$176]" office:value-type="float" office:value="182163.075" calcext:value-type="float">
            <text:p>182163,075</text:p>
          </table:table-cell>
          <table:table-cell table:style-name="ce3" table:formula="of:=[.J36]-[.J$176]" office:value-type="float" office:value="52.6750000000002" calcext:value-type="float">
            <text:p>52,675</text:p>
          </table:table-cell>
          <table:table-cell table:style-name="ce3" table:formula="of:=[.K36]-[.K$176]" office:value-type="float" office:value="-103.5625" calcext:value-type="float">
            <text:p>-103,5625</text:p>
          </table:table-cell>
          <table:table-cell table:style-name="ce3" table:formula="of:=[.L36]-[.L$176]" office:value-type="float" office:value="-151" calcext:value-type="float">
            <text:p>-151</text:p>
          </table:table-cell>
          <table:table-cell table:style-name="ce3" table:formula="of:=[.M36]-[.M$176]" office:value-type="float" office:value="609.55" calcext:value-type="float">
            <text:p>609,55</text:p>
          </table:table-cell>
          <table:table-cell table:style-name="ce3" table:formula="of:=[.N36]-[.N$176]" office:value-type="float" office:value="1793924.85" calcext:value-type="float">
            <text:p>1793924,85</text:p>
          </table:table-cell>
          <table:table-cell table:style-name="ce3" table:formula="of:=[.O36]-[.O$176]" office:value-type="float" office:value="38.65" calcext:value-type="float">
            <text:p>38,65</text:p>
          </table:table-cell>
          <table:table-cell table:style-name="ce3" table:formula="of:=[.P36]-[.P$176]" office:value-type="float" office:value="31.5875" calcext:value-type="float">
            <text:p>31,5875</text:p>
          </table:table-cell>
          <table:table-cell table:style-name="ce3" table:formula="of:=[.Q36]-[.Q$176]" office:value-type="float" office:value="-57.5625" calcext:value-type="float">
            <text:p>-57,5625</text:p>
          </table:table-cell>
          <table:table-cell table:style-name="ce3" table:formula="of:=[.R36]-[.R$176]" office:value-type="float" office:value="79.6875" calcext:value-type="float">
            <text:p>79,6875</text:p>
          </table:table-cell>
          <table:table-cell table:style-name="ce3" table:formula="of:=[.S36]-[.S$176]" office:value-type="float" office:value="70781.825" calcext:value-type="float">
            <text:p>70781,825</text:p>
          </table:table-cell>
          <table:table-cell table:style-name="ce3" table:formula="of:=[.T36]-[.T$176]" office:value-type="float" office:value="7.7125" calcext:value-type="float">
            <text:p>7,7125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249.875" calcext:value-type="float">
            <text:p>249,875</text:p>
          </table:table-cell>
          <table:table-cell table:style-name="ce3" table:formula="of:=[.C37]-[.C$176]" office:value-type="float" office:value="938.025" calcext:value-type="float">
            <text:p>938,025</text:p>
          </table:table-cell>
          <table:table-cell table:style-name="ce3" table:formula="of:=[.D37]-[.D$176]" office:value-type="float" office:value="9325.35" calcext:value-type="float">
            <text:p>9325,35</text:p>
          </table:table-cell>
          <table:table-cell table:style-name="ce3" table:formula="of:=[.E37]-[.E$176]" office:value-type="float" office:value="3744662.825" calcext:value-type="float">
            <text:p>3744662,825</text:p>
          </table:table-cell>
          <table:table-cell table:style-name="ce3" table:formula="of:=[.F37]-[.F$176]" office:value-type="float" office:value="1610.725" calcext:value-type="float">
            <text:p>1610,725</text:p>
          </table:table-cell>
          <table:table-cell table:style-name="ce3" table:formula="of:=[.G37]-[.G$176]" office:value-type="float" office:value="-579.4" calcext:value-type="float">
            <text:p>-579,4</text:p>
          </table:table-cell>
          <table:table-cell table:style-name="ce3" table:formula="of:=[.H37]-[.H$176]" office:value-type="float" office:value="493.725" calcext:value-type="float">
            <text:p>493,725</text:p>
          </table:table-cell>
          <table:table-cell table:style-name="ce3" table:formula="of:=[.I37]-[.I$176]" office:value-type="float" office:value="187615.875" calcext:value-type="float">
            <text:p>187615,875</text:p>
          </table:table-cell>
          <table:table-cell table:style-name="ce3" table:formula="of:=[.J37]-[.J$176]" office:value-type="float" office:value="-7.32499999999982" calcext:value-type="float">
            <text:p>-7,325</text:p>
          </table:table-cell>
          <table:table-cell table:style-name="ce3" table:formula="of:=[.K37]-[.K$176]" office:value-type="float" office:value="-329.0625" calcext:value-type="float">
            <text:p>-329,0625</text:p>
          </table:table-cell>
          <table:table-cell table:style-name="ce3" table:formula="of:=[.L37]-[.L$176]" office:value-type="float" office:value="89.3999999999999" calcext:value-type="float">
            <text:p>89,4</text:p>
          </table:table-cell>
          <table:table-cell table:style-name="ce3" table:formula="of:=[.M37]-[.M$176]" office:value-type="float" office:value="855.25" calcext:value-type="float">
            <text:p>855,25</text:p>
          </table:table-cell>
          <table:table-cell table:style-name="ce3" table:formula="of:=[.N37]-[.N$176]" office:value-type="float" office:value="1700740.85" calcext:value-type="float">
            <text:p>1700740,85</text:p>
          </table:table-cell>
          <table:table-cell table:style-name="ce3" table:formula="of:=[.O37]-[.O$176]" office:value-type="float" office:value="1.15" calcext:value-type="float">
            <text:p>1,15</text:p>
          </table:table-cell>
          <table:table-cell table:style-name="ce3" table:formula="of:=[.P37]-[.P$176]" office:value-type="float" office:value="-43.4125" calcext:value-type="float">
            <text:p>-43,4125</text:p>
          </table:table-cell>
          <table:table-cell table:style-name="ce3" table:formula="of:=[.Q37]-[.Q$176]" office:value-type="float" office:value="-42.3625" calcext:value-type="float">
            <text:p>-42,3625</text:p>
          </table:table-cell>
          <table:table-cell table:style-name="ce3" table:formula="of:=[.R37]-[.R$176]" office:value-type="float" office:value="59.6875" calcext:value-type="float">
            <text:p>59,6875</text:p>
          </table:table-cell>
          <table:table-cell table:style-name="ce3" table:formula="of:=[.S37]-[.S$176]" office:value-type="float" office:value="62616.225" calcext:value-type="float">
            <text:p>62616,225</text:p>
          </table:table-cell>
          <table:table-cell table:style-name="ce3" table:formula="of:=[.T37]-[.T$176]" office:value-type="float" office:value="27.7125" calcext:value-type="float">
            <text:p>27,7125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-130.925" calcext:value-type="float">
            <text:p>-130,925</text:p>
          </table:table-cell>
          <table:table-cell table:style-name="ce3" table:formula="of:=[.C38]-[.C$176]" office:value-type="float" office:value="1179.025" calcext:value-type="float">
            <text:p>1179,025</text:p>
          </table:table-cell>
          <table:table-cell table:style-name="ce3" table:formula="of:=[.D38]-[.D$176]" office:value-type="float" office:value="12038.15" calcext:value-type="float">
            <text:p>12038,15</text:p>
          </table:table-cell>
          <table:table-cell table:style-name="ce3" table:formula="of:=[.E38]-[.E$176]" office:value-type="float" office:value="3396446.425" calcext:value-type="float">
            <text:p>3396446,425</text:p>
          </table:table-cell>
          <table:table-cell table:style-name="ce3" table:formula="of:=[.F38]-[.F$176]" office:value-type="float" office:value="-1102.075" calcext:value-type="float">
            <text:p>-1102,075</text:p>
          </table:table-cell>
          <table:table-cell table:style-name="ce3" table:formula="of:=[.G38]-[.G$176]" office:value-type="float" office:value="-689.4" calcext:value-type="float">
            <text:p>-689,4</text:p>
          </table:table-cell>
          <table:table-cell table:style-name="ce3" table:formula="of:=[.H38]-[.H$176]" office:value-type="float" office:value="613.925" calcext:value-type="float">
            <text:p>613,925</text:p>
          </table:table-cell>
          <table:table-cell table:style-name="ce3" table:formula="of:=[.I38]-[.I$176]" office:value-type="float" office:value="176710.375" calcext:value-type="float">
            <text:p>176710,375</text:p>
          </table:table-cell>
          <table:table-cell table:style-name="ce3" table:formula="of:=[.J38]-[.J$176]" office:value-type="float" office:value="133.075" calcext:value-type="float">
            <text:p>133,075</text:p>
          </table:table-cell>
          <table:table-cell table:style-name="ce3" table:formula="of:=[.K38]-[.K$176]" office:value-type="float" office:value="122.2375" calcext:value-type="float">
            <text:p>122,2375</text:p>
          </table:table-cell>
          <table:table-cell table:style-name="ce3" table:formula="of:=[.L38]-[.L$176]" office:value-type="float" office:value="465.7" calcext:value-type="float">
            <text:p>465,7</text:p>
          </table:table-cell>
          <table:table-cell table:style-name="ce3" table:formula="of:=[.M38]-[.M$176]" office:value-type="float" office:value="729.75" calcext:value-type="float">
            <text:p>729,75</text:p>
          </table:table-cell>
          <table:table-cell table:style-name="ce3" table:formula="of:=[.N38]-[.N$176]" office:value-type="float" office:value="1629419.25" calcext:value-type="float">
            <text:p>1629419,25</text:p>
          </table:table-cell>
          <table:table-cell table:style-name="ce3" table:formula="of:=[.O38]-[.O$176]" office:value-type="float" office:value="26.15" calcext:value-type="float">
            <text:p>26,15</text:p>
          </table:table-cell>
          <table:table-cell table:style-name="ce3" table:formula="of:=[.P38]-[.P$176]" office:value-type="float" office:value="6.58750000000001" calcext:value-type="float">
            <text:p>6,5875</text:p>
          </table:table-cell>
          <table:table-cell table:style-name="ce3" table:formula="of:=[.Q38]-[.Q$176]" office:value-type="float" office:value="-67.5625" calcext:value-type="float">
            <text:p>-67,5625</text:p>
          </table:table-cell>
          <table:table-cell table:style-name="ce3" table:formula="of:=[.R38]-[.R$176]" office:value-type="float" office:value="69.6875" calcext:value-type="float">
            <text:p>69,6875</text:p>
          </table:table-cell>
          <table:table-cell table:style-name="ce3" table:formula="of:=[.S38]-[.S$176]" office:value-type="float" office:value="54477.825" calcext:value-type="float">
            <text:p>54477,825</text:p>
          </table:table-cell>
          <table:table-cell table:style-name="ce3" table:formula="of:=[.T38]-[.T$176]" office:value-type="float" office:value="127.7125" calcext:value-type="float">
            <text:p>127,7125</text:p>
          </table:table-cell>
          <table:table-cell table:style-name="ce3" table:formula="of:=[.U38]-[.U$176]" office:value-type="float" office:value="66.7" calcext:value-type="float">
            <text:p>66,7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290.275" calcext:value-type="float">
            <text:p>290,275</text:p>
          </table:table-cell>
          <table:table-cell table:style-name="ce3" table:formula="of:=[.C39]-[.C$176]" office:value-type="float" office:value="1178.825" calcext:value-type="float">
            <text:p>1178,825</text:p>
          </table:table-cell>
          <table:table-cell table:style-name="ce3" table:formula="of:=[.D39]-[.D$176]" office:value-type="float" office:value="12038.15" calcext:value-type="float">
            <text:p>12038,15</text:p>
          </table:table-cell>
          <table:table-cell table:style-name="ce3" table:formula="of:=[.E39]-[.E$176]" office:value-type="float" office:value="3567841.725" calcext:value-type="float">
            <text:p>3567841,725</text:p>
          </table:table-cell>
          <table:table-cell table:style-name="ce3" table:formula="of:=[.F39]-[.F$176]" office:value-type="float" office:value="-1102.075" calcext:value-type="float">
            <text:p>-1102,075</text:p>
          </table:table-cell>
          <table:table-cell table:style-name="ce3" table:formula="of:=[.G39]-[.G$176]" office:value-type="float" office:value="-438.9" calcext:value-type="float">
            <text:p>-438,9</text:p>
          </table:table-cell>
          <table:table-cell table:style-name="ce3" table:formula="of:=[.H39]-[.H$176]" office:value-type="float" office:value="-248.475" calcext:value-type="float">
            <text:p>-248,475</text:p>
          </table:table-cell>
          <table:table-cell table:style-name="ce3" table:formula="of:=[.I39]-[.I$176]" office:value-type="float" office:value="182135.975" calcext:value-type="float">
            <text:p>182135,975</text:p>
          </table:table-cell>
          <table:table-cell table:style-name="ce3" table:formula="of:=[.J39]-[.J$176]" office:value-type="float" office:value="-428.725" calcext:value-type="float">
            <text:p>-428,725</text:p>
          </table:table-cell>
          <table:table-cell table:style-name="ce3" table:formula="of:=[.K39]-[.K$176]" office:value-type="float" office:value="72.2375000000002" calcext:value-type="float">
            <text:p>72,2375</text:p>
          </table:table-cell>
          <table:table-cell table:style-name="ce3" table:formula="of:=[.L39]-[.L$176]" office:value-type="float" office:value="440.7" calcext:value-type="float">
            <text:p>440,7</text:p>
          </table:table-cell>
          <table:table-cell table:style-name="ce3" table:formula="of:=[.M39]-[.M$176]" office:value-type="float" office:value="589.75" calcext:value-type="float">
            <text:p>589,75</text:p>
          </table:table-cell>
          <table:table-cell table:style-name="ce3" table:formula="of:=[.N39]-[.N$176]" office:value-type="float" office:value="1647140.85" calcext:value-type="float">
            <text:p>1647140,85</text:p>
          </table:table-cell>
          <table:table-cell table:style-name="ce3" table:formula="of:=[.O39]-[.O$176]" office:value-type="float" office:value="38.65" calcext:value-type="float">
            <text:p>38,65</text:p>
          </table:table-cell>
          <table:table-cell table:style-name="ce3" table:formula="of:=[.P39]-[.P$176]" office:value-type="float" office:value="-68.4125" calcext:value-type="float">
            <text:p>-68,4125</text:p>
          </table:table-cell>
          <table:table-cell table:style-name="ce3" table:formula="of:=[.Q39]-[.Q$176]" office:value-type="float" office:value="-478.7625" calcext:value-type="float">
            <text:p>-478,7625</text:p>
          </table:table-cell>
          <table:table-cell table:style-name="ce3" table:formula="of:=[.R39]-[.R$176]" office:value-type="float" office:value="-7.8125" calcext:value-type="float">
            <text:p>-7,8125</text:p>
          </table:table-cell>
          <table:table-cell table:style-name="ce3" table:formula="of:=[.S39]-[.S$176]" office:value-type="float" office:value="59930.525" calcext:value-type="float">
            <text:p>59930,525</text:p>
          </table:table-cell>
          <table:table-cell table:style-name="ce3" table:formula="of:=[.T39]-[.T$176]" office:value-type="float" office:value="147.9125" calcext:value-type="float">
            <text:p>147,9125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-91.125" calcext:value-type="float">
            <text:p>-91,125</text:p>
          </table:table-cell>
          <table:table-cell table:style-name="ce3" table:formula="of:=[.C40]-[.C$176]" office:value-type="float" office:value="1158.825" calcext:value-type="float">
            <text:p>1158,825</text:p>
          </table:table-cell>
          <table:table-cell table:style-name="ce3" table:formula="of:=[.D40]-[.D$176]" office:value-type="float" office:value="9325.35" calcext:value-type="float">
            <text:p>9325,35</text:p>
          </table:table-cell>
          <table:table-cell table:style-name="ce3" table:formula="of:=[.E40]-[.E$176]" office:value-type="float" office:value="3448152.425" calcext:value-type="float">
            <text:p>3448152,425</text:p>
          </table:table-cell>
          <table:table-cell table:style-name="ce3" table:formula="of:=[.F40]-[.F$176]" office:value-type="float" office:value="-1102.075" calcext:value-type="float">
            <text:p>-1102,075</text:p>
          </table:table-cell>
          <table:table-cell table:style-name="ce3" table:formula="of:=[.G40]-[.G$176]" office:value-type="float" office:value="-187.9" calcext:value-type="float">
            <text:p>-187,9</text:p>
          </table:table-cell>
          <table:table-cell table:style-name="ce3" table:formula="of:=[.H40]-[.H$176]" office:value-type="float" office:value="273.125" calcext:value-type="float">
            <text:p>273,125</text:p>
          </table:table-cell>
          <table:table-cell table:style-name="ce3" table:formula="of:=[.I40]-[.I$176]" office:value-type="float" office:value="176710.375" calcext:value-type="float">
            <text:p>176710,375</text:p>
          </table:table-cell>
          <table:table-cell table:style-name="ce3" table:formula="of:=[.J40]-[.J$176]" office:value-type="float" office:value="192.875" calcext:value-type="float">
            <text:p>192,875</text:p>
          </table:table-cell>
          <table:table-cell table:style-name="ce3" table:formula="of:=[.K40]-[.K$176]" office:value-type="float" office:value="523.2375" calcext:value-type="float">
            <text:p>523,2375</text:p>
          </table:table-cell>
          <table:table-cell table:style-name="ce3" table:formula="of:=[.L40]-[.L$176]" office:value-type="float" office:value="490.7" calcext:value-type="float">
            <text:p>490,7</text:p>
          </table:table-cell>
          <table:table-cell table:style-name="ce3" table:formula="of:=[.M40]-[.M$176]" office:value-type="float" office:value="830.15" calcext:value-type="float">
            <text:p>830,15</text:p>
          </table:table-cell>
          <table:table-cell table:style-name="ce3" table:formula="of:=[.N40]-[.N$176]" office:value-type="float" office:value="1706136.05" calcext:value-type="float">
            <text:p>1706136,05</text:p>
          </table:table-cell>
          <table:table-cell table:style-name="ce3" table:formula="of:=[.O40]-[.O$176]" office:value-type="float" office:value="26.15" calcext:value-type="float">
            <text:p>26,15</text:p>
          </table:table-cell>
          <table:table-cell table:style-name="ce3" table:formula="of:=[.P40]-[.P$176]" office:value-type="float" office:value="-60.1125" calcext:value-type="float">
            <text:p>-60,1125</text:p>
          </table:table-cell>
          <table:table-cell table:style-name="ce3" table:formula="of:=[.Q40]-[.Q$176]" office:value-type="float" office:value="62.4375" calcext:value-type="float">
            <text:p>62,4375</text:p>
          </table:table-cell>
          <table:table-cell table:style-name="ce3" table:formula="of:=[.R40]-[.R$176]" office:value-type="float" office:value="19.6875" calcext:value-type="float">
            <text:p>19,6875</text:p>
          </table:table-cell>
          <table:table-cell table:style-name="ce3" table:formula="of:=[.S40]-[.S$176]" office:value-type="float" office:value="81660.225" calcext:value-type="float">
            <text:p>81660,225</text:p>
          </table:table-cell>
          <table:table-cell table:style-name="ce3" table:formula="of:=[.T40]-[.T$176]" office:value-type="float" office:value="187.9125" calcext:value-type="float">
            <text:p>187,9125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430.475" calcext:value-type="float">
            <text:p>430,475</text:p>
          </table:table-cell>
          <table:table-cell table:style-name="ce3" table:formula="of:=[.C41]-[.C$176]" office:value-type="float" office:value="1158.625" calcext:value-type="float">
            <text:p>1158,625</text:p>
          </table:table-cell>
          <table:table-cell table:style-name="ce3" table:formula="of:=[.D41]-[.D$176]" office:value-type="float" office:value="12038.15" calcext:value-type="float">
            <text:p>12038,15</text:p>
          </table:table-cell>
          <table:table-cell table:style-name="ce3" table:formula="of:=[.E41]-[.E$176]" office:value-type="float" office:value="3652183.125" calcext:value-type="float">
            <text:p>3652183,125</text:p>
          </table:table-cell>
          <table:table-cell table:style-name="ce3" table:formula="of:=[.F41]-[.F$176]" office:value-type="float" office:value="-1102.075" calcext:value-type="float">
            <text:p>-1102,075</text:p>
          </table:table-cell>
          <table:table-cell table:style-name="ce3" table:formula="of:=[.G41]-[.G$176]" office:value-type="float" office:value="-614.4" calcext:value-type="float">
            <text:p>-614,4</text:p>
          </table:table-cell>
          <table:table-cell table:style-name="ce3" table:formula="of:=[.H41]-[.H$176]" office:value-type="float" office:value="232.925" calcext:value-type="float">
            <text:p>232,925</text:p>
          </table:table-cell>
          <table:table-cell table:style-name="ce3" table:formula="of:=[.I41]-[.I$176]" office:value-type="float" office:value="173997.575" calcext:value-type="float">
            <text:p>173997,575</text:p>
          </table:table-cell>
          <table:table-cell table:style-name="ce3" table:formula="of:=[.J41]-[.J$176]" office:value-type="float" office:value="-87.9249999999997" calcext:value-type="float">
            <text:p>-87,925</text:p>
          </table:table-cell>
          <table:table-cell table:style-name="ce3" table:formula="of:=[.K41]-[.K$176]" office:value-type="float" office:value="-579.7625" calcext:value-type="float">
            <text:p>-579,7625</text:p>
          </table:table-cell>
          <table:table-cell table:style-name="ce3" table:formula="of:=[.L41]-[.L$176]" office:value-type="float" office:value="230" calcext:value-type="float">
            <text:p>230</text:p>
          </table:table-cell>
          <table:table-cell table:style-name="ce3" table:formula="of:=[.M41]-[.M$176]" office:value-type="float" office:value="609.55" calcext:value-type="float">
            <text:p>609,55</text:p>
          </table:table-cell>
          <table:table-cell table:style-name="ce3" table:formula="of:=[.N41]-[.N$176]" office:value-type="float" office:value="1803710.45" calcext:value-type="float">
            <text:p>1803710,45</text:p>
          </table:table-cell>
          <table:table-cell table:style-name="ce3" table:formula="of:=[.O41]-[.O$176]" office:value-type="float" office:value="76.15" calcext:value-type="float">
            <text:p>76,15</text:p>
          </table:table-cell>
          <table:table-cell table:style-name="ce3" table:formula="of:=[.P41]-[.P$176]" office:value-type="float" office:value="31.5875" calcext:value-type="float">
            <text:p>31,5875</text:p>
          </table:table-cell>
          <table:table-cell table:style-name="ce3" table:formula="of:=[.Q41]-[.Q$176]" office:value-type="float" office:value="-257.9625" calcext:value-type="float">
            <text:p>-257,9625</text:p>
          </table:table-cell>
          <table:table-cell table:style-name="ce3" table:formula="of:=[.R41]-[.R$176]" office:value-type="float" office:value="19.6875" calcext:value-type="float">
            <text:p>19,6875</text:p>
          </table:table-cell>
          <table:table-cell table:style-name="ce3" table:formula="of:=[.S41]-[.S$176]" office:value-type="float" office:value="111582.525" calcext:value-type="float">
            <text:p>111582,525</text:p>
          </table:table-cell>
          <table:table-cell table:style-name="ce3" table:formula="of:=[.T41]-[.T$176]" office:value-type="float" office:value="7.7125" calcext:value-type="float">
            <text:p>7,7125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169.875" calcext:value-type="float">
            <text:p>169,875</text:p>
          </table:table-cell>
          <table:table-cell table:style-name="ce3" table:formula="of:=[.C42]-[.C$176]" office:value-type="float" office:value="1279.025" calcext:value-type="float">
            <text:p>1279,025</text:p>
          </table:table-cell>
          <table:table-cell table:style-name="ce3" table:formula="of:=[.D42]-[.D$176]" office:value-type="float" office:value="6612.45" calcext:value-type="float">
            <text:p>6612,45</text:p>
          </table:table-cell>
          <table:table-cell table:style-name="ce3" table:formula="of:=[.E42]-[.E$176]" office:value-type="float" office:value="3717426.325" calcext:value-type="float">
            <text:p>3717426,325</text:p>
          </table:table-cell>
          <table:table-cell table:style-name="ce3" table:formula="of:=[.F42]-[.F$176]" office:value-type="float" office:value="-1102.075" calcext:value-type="float">
            <text:p>-1102,075</text:p>
          </table:table-cell>
          <table:table-cell table:style-name="ce3" table:formula="of:=[.G42]-[.G$176]" office:value-type="float" office:value="-438.7" calcext:value-type="float">
            <text:p>-438,7</text:p>
          </table:table-cell>
          <table:table-cell table:style-name="ce3" table:formula="of:=[.H42]-[.H$176]" office:value-type="float" office:value="172.725" calcext:value-type="float">
            <text:p>172,725</text:p>
          </table:table-cell>
          <table:table-cell table:style-name="ce3" table:formula="of:=[.I42]-[.I$176]" office:value-type="float" office:value="163119.175" calcext:value-type="float">
            <text:p>163119,175</text:p>
          </table:table-cell>
          <table:table-cell table:style-name="ce3" table:formula="of:=[.J42]-[.J$176]" office:value-type="float" office:value="253.275" calcext:value-type="float">
            <text:p>253,275</text:p>
          </table:table-cell>
          <table:table-cell table:style-name="ce3" table:formula="of:=[.K42]-[.K$176]" office:value-type="float" office:value="297.7375" calcext:value-type="float">
            <text:p>297,7375</text:p>
          </table:table-cell>
          <table:table-cell table:style-name="ce3" table:formula="of:=[.L42]-[.L$176]" office:value-type="float" office:value="210" calcext:value-type="float">
            <text:p>210</text:p>
          </table:table-cell>
          <table:table-cell table:style-name="ce3" table:formula="of:=[.M42]-[.M$176]" office:value-type="float" office:value="669.95" calcext:value-type="float">
            <text:p>669,95</text:p>
          </table:table-cell>
          <table:table-cell table:style-name="ce3" table:formula="of:=[.N42]-[.N$176]" office:value-type="float" office:value="1888196.85" calcext:value-type="float">
            <text:p>1888196,85</text:p>
          </table:table-cell>
          <table:table-cell table:style-name="ce3" table:formula="of:=[.O42]-[.O$176]" office:value-type="float" office:value="138.65" calcext:value-type="float">
            <text:p>138,65</text:p>
          </table:table-cell>
          <table:table-cell table:style-name="ce3" table:formula="of:=[.P42]-[.P$176]" office:value-type="float" office:value="-18.4125" calcext:value-type="float">
            <text:p>-18,4125</text:p>
          </table:table-cell>
          <table:table-cell table:style-name="ce3" table:formula="of:=[.Q42]-[.Q$176]" office:value-type="float" office:value="463.8375" calcext:value-type="float">
            <text:p>463,8375</text:p>
          </table:table-cell>
          <table:table-cell table:style-name="ce3" table:formula="of:=[.R42]-[.R$176]" office:value-type="float" office:value="104.6875" calcext:value-type="float">
            <text:p>104,6875</text:p>
          </table:table-cell>
          <table:table-cell table:style-name="ce3" table:formula="of:=[.S42]-[.S$176]" office:value-type="float" office:value="146957.625" calcext:value-type="float">
            <text:p>146957,625</text:p>
          </table:table-cell>
          <table:table-cell table:style-name="ce3" table:formula="of:=[.T42]-[.T$176]" office:value-type="float" office:value="123.0125" calcext:value-type="float">
            <text:p>123,0125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149.675" calcext:value-type="float">
            <text:p>149,675</text:p>
          </table:table-cell>
          <table:table-cell table:style-name="ce3" table:formula="of:=[.C43]-[.C$176]" office:value-type="float" office:value="1700.225" calcext:value-type="float">
            <text:p>1700,225</text:p>
          </table:table-cell>
          <table:table-cell table:style-name="ce3" table:formula="of:=[.D43]-[.D$176]" office:value-type="float" office:value="12038.15" calcext:value-type="float">
            <text:p>12038,15</text:p>
          </table:table-cell>
          <table:table-cell table:style-name="ce3" table:formula="of:=[.E43]-[.E$176]" office:value-type="float" office:value="3703835.225" calcext:value-type="float">
            <text:p>3703835,225</text:p>
          </table:table-cell>
          <table:table-cell table:style-name="ce3" table:formula="of:=[.F43]-[.F$176]" office:value-type="float" office:value="-1102.075" calcext:value-type="float">
            <text:p>-1102,075</text:p>
          </table:table-cell>
          <table:table-cell table:style-name="ce3" table:formula="of:=[.G43]-[.G$176]" office:value-type="float" office:value="-589.2" calcext:value-type="float">
            <text:p>-589,2</text:p>
          </table:table-cell>
          <table:table-cell table:style-name="ce3" table:formula="of:=[.H43]-[.H$176]" office:value-type="float" office:value="754.525" calcext:value-type="float">
            <text:p>754,525</text:p>
          </table:table-cell>
          <table:table-cell table:style-name="ce3" table:formula="of:=[.I43]-[.I$176]" office:value-type="float" office:value="184903.075" calcext:value-type="float">
            <text:p>184903,075</text:p>
          </table:table-cell>
          <table:table-cell table:style-name="ce3" table:formula="of:=[.J43]-[.J$176]" office:value-type="float" office:value="-87.9249999999997" calcext:value-type="float">
            <text:p>-87,925</text:p>
          </table:table-cell>
          <table:table-cell table:style-name="ce3" table:formula="of:=[.K43]-[.K$176]" office:value-type="float" office:value="347.7375" calcext:value-type="float">
            <text:p>347,7375</text:p>
          </table:table-cell>
          <table:table-cell table:style-name="ce3" table:formula="of:=[.L43]-[.L$176]" office:value-type="float" office:value="751.4" calcext:value-type="float">
            <text:p>751,4</text:p>
          </table:table-cell>
          <table:table-cell table:style-name="ce3" table:formula="of:=[.M43]-[.M$176]" office:value-type="float" office:value="1331.75" calcext:value-type="float">
            <text:p>1331,75</text:p>
          </table:table-cell>
          <table:table-cell table:style-name="ce3" table:formula="of:=[.N43]-[.N$176]" office:value-type="float" office:value="1960478.45" calcext:value-type="float">
            <text:p>1960478,45</text:p>
          </table:table-cell>
          <table:table-cell table:style-name="ce3" table:formula="of:=[.O43]-[.O$176]" office:value-type="float" office:value="76.15" calcext:value-type="float">
            <text:p>76,15</text:p>
          </table:table-cell>
          <table:table-cell table:style-name="ce3" table:formula="of:=[.P43]-[.P$176]" office:value-type="float" office:value="-93.4125" calcext:value-type="float">
            <text:p>-93,4125</text:p>
          </table:table-cell>
          <table:table-cell table:style-name="ce3" table:formula="of:=[.Q43]-[.Q$176]" office:value-type="float" office:value="82.8375000000001" calcext:value-type="float">
            <text:p>82,8375</text:p>
          </table:table-cell>
          <table:table-cell table:style-name="ce3" table:formula="of:=[.R43]-[.R$176]" office:value-type="float" office:value="469.6875" calcext:value-type="float">
            <text:p>469,6875</text:p>
          </table:table-cell>
          <table:table-cell table:style-name="ce3" table:formula="of:=[.S43]-[.S$176]" office:value-type="float" office:value="138792.025" calcext:value-type="float">
            <text:p>138792,025</text:p>
          </table:table-cell>
          <table:table-cell table:style-name="ce3" table:formula="of:=[.T43]-[.T$176]" office:value-type="float" office:value="323.2125" calcext:value-type="float">
            <text:p>323,2125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-451.925" calcext:value-type="float">
            <text:p>-451,925</text:p>
          </table:table-cell>
          <table:table-cell table:style-name="ce3" table:formula="of:=[.C44]-[.C$176]" office:value-type="float" office:value="1359.425" calcext:value-type="float">
            <text:p>1359,425</text:p>
          </table:table-cell>
          <table:table-cell table:style-name="ce3" table:formula="of:=[.D44]-[.D$176]" office:value-type="float" office:value="9325.35" calcext:value-type="float">
            <text:p>9325,35</text:p>
          </table:table-cell>
          <table:table-cell table:style-name="ce3" table:formula="of:=[.E44]-[.E$176]" office:value-type="float" office:value="3638591.825" calcext:value-type="float">
            <text:p>3638591,825</text:p>
          </table:table-cell>
          <table:table-cell table:style-name="ce3" table:formula="of:=[.F44]-[.F$176]" office:value-type="float" office:value="-1102.075" calcext:value-type="float">
            <text:p>-1102,075</text:p>
          </table:table-cell>
          <table:table-cell table:style-name="ce3" table:formula="of:=[.G44]-[.G$176]" office:value-type="float" office:value="-1100.8" calcext:value-type="float">
            <text:p>-1100,8</text:p>
          </table:table-cell>
          <table:table-cell table:style-name="ce3" table:formula="of:=[.H44]-[.H$176]" office:value-type="float" office:value="132.725" calcext:value-type="float">
            <text:p>132,725</text:p>
          </table:table-cell>
          <table:table-cell table:style-name="ce3" table:formula="of:=[.I44]-[.I$176]" office:value-type="float" office:value="187588.775" calcext:value-type="float">
            <text:p>187588,775</text:p>
          </table:table-cell>
          <table:table-cell table:style-name="ce3" table:formula="of:=[.J44]-[.J$176]" office:value-type="float" office:value="594.275" calcext:value-type="float">
            <text:p>594,275</text:p>
          </table:table-cell>
          <table:table-cell table:style-name="ce3" table:formula="of:=[.K44]-[.K$176]" office:value-type="float" office:value="498.2375" calcext:value-type="float">
            <text:p>498,2375</text:p>
          </table:table-cell>
          <table:table-cell table:style-name="ce3" table:formula="of:=[.L44]-[.L$176]" office:value-type="float" office:value="515.9" calcext:value-type="float">
            <text:p>515,9</text:p>
          </table:table-cell>
          <table:table-cell table:style-name="ce3" table:formula="of:=[.M44]-[.M$176]" office:value-type="float" office:value="970.55" calcext:value-type="float">
            <text:p>970,55</text:p>
          </table:table-cell>
          <table:table-cell table:style-name="ce3" table:formula="of:=[.N44]-[.N$176]" office:value-type="float" office:value="1877809.65" calcext:value-type="float">
            <text:p>1877809,65</text:p>
          </table:table-cell>
          <table:table-cell table:style-name="ce3" table:formula="of:=[.O44]-[.O$176]" office:value-type="float" office:value="63.65" calcext:value-type="float">
            <text:p>63,65</text:p>
          </table:table-cell>
          <table:table-cell table:style-name="ce3" table:formula="of:=[.P44]-[.P$176]" office:value-type="float" office:value="-93.4125" calcext:value-type="float">
            <text:p>-93,4125</text:p>
          </table:table-cell>
          <table:table-cell table:style-name="ce3" table:formula="of:=[.Q44]-[.Q$176]" office:value-type="float" office:value="-338.5625" calcext:value-type="float">
            <text:p>-338,5625</text:p>
          </table:table-cell>
          <table:table-cell table:style-name="ce3" table:formula="of:=[.R44]-[.R$176]" office:value-type="float" office:value="349.8875" calcext:value-type="float">
            <text:p>349,8875</text:p>
          </table:table-cell>
          <table:table-cell table:style-name="ce3" table:formula="of:=[.S44]-[.S$176]" office:value-type="float" office:value="136106.325" calcext:value-type="float">
            <text:p>136106,325</text:p>
          </table:table-cell>
          <table:table-cell table:style-name="ce3" table:formula="of:=[.T44]-[.T$176]" office:value-type="float" office:value="248.0125" calcext:value-type="float">
            <text:p>248,0125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-90.9250000000002" calcext:value-type="float">
            <text:p>-90,925</text:p>
          </table:table-cell>
          <table:table-cell table:style-name="ce3" table:formula="of:=[.C45]-[.C$176]" office:value-type="float" office:value="1439.625" calcext:value-type="float">
            <text:p>1439,625</text:p>
          </table:table-cell>
          <table:table-cell table:style-name="ce3" table:formula="of:=[.D45]-[.D$176]" office:value-type="float" office:value="15429.15" calcext:value-type="float">
            <text:p>15429,15</text:p>
          </table:table-cell>
          <table:table-cell table:style-name="ce3" table:formula="of:=[.E45]-[.E$176]" office:value-type="float" office:value="3616835.125" calcext:value-type="float">
            <text:p>3616835,125</text:p>
          </table:table-cell>
          <table:table-cell table:style-name="ce3" table:formula="of:=[.F45]-[.F$176]" office:value-type="float" office:value="-1102.075" calcext:value-type="float">
            <text:p>-1102,075</text:p>
          </table:table-cell>
          <table:table-cell table:style-name="ce3" table:formula="of:=[.G45]-[.G$176]" office:value-type="float" office:value="-589.2" calcext:value-type="float">
            <text:p>-589,2</text:p>
          </table:table-cell>
          <table:table-cell table:style-name="ce3" table:formula="of:=[.H45]-[.H$176]" office:value-type="float" office:value="12.5249999999999" calcext:value-type="float">
            <text:p>12,525</text:p>
          </table:table-cell>
          <table:table-cell table:style-name="ce3" table:formula="of:=[.I45]-[.I$176]" office:value-type="float" office:value="195727.175" calcext:value-type="float">
            <text:p>195727,175</text:p>
          </table:table-cell>
          <table:table-cell table:style-name="ce3" table:formula="of:=[.J45]-[.J$176]" office:value-type="float" office:value="32.875" calcext:value-type="float">
            <text:p>32,875</text:p>
          </table:table-cell>
          <table:table-cell table:style-name="ce3" table:formula="of:=[.K45]-[.K$176]" office:value-type="float" office:value="272.4375" calcext:value-type="float">
            <text:p>272,4375</text:p>
          </table:table-cell>
          <table:table-cell table:style-name="ce3" table:formula="of:=[.L45]-[.L$176]" office:value-type="float" office:value="430.6" calcext:value-type="float">
            <text:p>430,6</text:p>
          </table:table-cell>
          <table:table-cell table:style-name="ce3" table:formula="of:=[.M45]-[.M$176]" office:value-type="float" office:value="850.15" calcext:value-type="float">
            <text:p>850,15</text:p>
          </table:table-cell>
          <table:table-cell table:style-name="ce3" table:formula="of:=[.N45]-[.N$176]" office:value-type="float" office:value="1904875.25" calcext:value-type="float">
            <text:p>1904875,25</text:p>
          </table:table-cell>
          <table:table-cell table:style-name="ce3" table:formula="of:=[.O45]-[.O$176]" office:value-type="float" office:value="76.15" calcext:value-type="float">
            <text:p>76,15</text:p>
          </table:table-cell>
          <table:table-cell table:style-name="ce3" table:formula="of:=[.P45]-[.P$176]" office:value-type="float" office:value="-68.4125" calcext:value-type="float">
            <text:p>-68,4125</text:p>
          </table:table-cell>
          <table:table-cell table:style-name="ce3" table:formula="of:=[.Q45]-[.Q$176]" office:value-type="float" office:value="-37.5625" calcext:value-type="float">
            <text:p>-37,5625</text:p>
          </table:table-cell>
          <table:table-cell table:style-name="ce3" table:formula="of:=[.R45]-[.R$176]" office:value-type="float" office:value="169.6875" calcext:value-type="float">
            <text:p>169,6875</text:p>
          </table:table-cell>
          <table:table-cell table:style-name="ce3" table:formula="of:=[.S45]-[.S$176]" office:value-type="float" office:value="130626.425" calcext:value-type="float">
            <text:p>130626,425</text:p>
          </table:table-cell>
          <table:table-cell table:style-name="ce3" table:formula="of:=[.T45]-[.T$176]" office:value-type="float" office:value="-52.2875" calcext:value-type="float">
            <text:p>-52,2875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109.875" calcext:value-type="float">
            <text:p>109,875</text:p>
          </table:table-cell>
          <table:table-cell table:style-name="ce3" table:formula="of:=[.C46]-[.C$176]" office:value-type="float" office:value="1439.425" calcext:value-type="float">
            <text:p>1439,425</text:p>
          </table:table-cell>
          <table:table-cell table:style-name="ce3" table:formula="of:=[.D46]-[.D$176]" office:value-type="float" office:value="9325.35" calcext:value-type="float">
            <text:p>9325,35</text:p>
          </table:table-cell>
          <table:table-cell table:style-name="ce3" table:formula="of:=[.E46]-[.E$176]" office:value-type="float" office:value="3790943.425" calcext:value-type="float">
            <text:p>3790943,425</text:p>
          </table:table-cell>
          <table:table-cell table:style-name="ce3" table:formula="of:=[.F46]-[.F$176]" office:value-type="float" office:value="-1102.075" calcext:value-type="float">
            <text:p>-1102,075</text:p>
          </table:table-cell>
          <table:table-cell table:style-name="ce3" table:formula="of:=[.G46]-[.G$176]" office:value-type="float" office:value="-679.6" calcext:value-type="float">
            <text:p>-679,6</text:p>
          </table:table-cell>
          <table:table-cell table:style-name="ce3" table:formula="of:=[.H46]-[.H$176]" office:value-type="float" office:value="473.725" calcext:value-type="float">
            <text:p>473,725</text:p>
          </table:table-cell>
          <table:table-cell table:style-name="ce3" table:formula="of:=[.I46]-[.I$176]" office:value-type="float" office:value="212058.275" calcext:value-type="float">
            <text:p>212058,275</text:p>
          </table:table-cell>
          <table:table-cell table:style-name="ce3" table:formula="of:=[.J46]-[.J$176]" office:value-type="float" office:value="-208.125" calcext:value-type="float">
            <text:p>-208,125</text:p>
          </table:table-cell>
          <table:table-cell table:style-name="ce3" table:formula="of:=[.K46]-[.K$176]" office:value-type="float" office:value="-128.2625" calcext:value-type="float">
            <text:p>-128,2625</text:p>
          </table:table-cell>
          <table:table-cell table:style-name="ce3" table:formula="of:=[.L46]-[.L$176]" office:value-type="float" office:value="189.8" calcext:value-type="float">
            <text:p>189,8</text:p>
          </table:table-cell>
          <table:table-cell table:style-name="ce3" table:formula="of:=[.M46]-[.M$176]" office:value-type="float" office:value="710.15" calcext:value-type="float">
            <text:p>710,15</text:p>
          </table:table-cell>
          <table:table-cell table:style-name="ce3" table:formula="of:=[.N46]-[.N$176]" office:value-type="float" office:value="1948363.25" calcext:value-type="float">
            <text:p>1948363,25</text:p>
          </table:table-cell>
          <table:table-cell table:style-name="ce3" table:formula="of:=[.O46]-[.O$176]" office:value-type="float" office:value="76.15" calcext:value-type="float">
            <text:p>76,15</text:p>
          </table:table-cell>
          <table:table-cell table:style-name="ce3" table:formula="of:=[.P46]-[.P$176]" office:value-type="float" office:value="6.58750000000001" calcext:value-type="float">
            <text:p>6,5875</text:p>
          </table:table-cell>
          <table:table-cell table:style-name="ce3" table:formula="of:=[.Q46]-[.Q$176]" office:value-type="float" office:value="7.63750000000005" calcext:value-type="float">
            <text:p>7,6375</text:p>
          </table:table-cell>
          <table:table-cell table:style-name="ce3" table:formula="of:=[.R46]-[.R$176]" office:value-type="float" office:value="299.6875" calcext:value-type="float">
            <text:p>299,6875</text:p>
          </table:table-cell>
          <table:table-cell table:style-name="ce3" table:formula="of:=[.S46]-[.S$176]" office:value-type="float" office:value="133366.425" calcext:value-type="float">
            <text:p>133366,425</text:p>
          </table:table-cell>
          <table:table-cell table:style-name="ce3" table:formula="of:=[.T46]-[.T$176]" office:value-type="float" office:value="187.9125" calcext:value-type="float">
            <text:p>187,9125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-90.9250000000002" calcext:value-type="float">
            <text:p>-90,925</text:p>
          </table:table-cell>
          <table:table-cell table:style-name="ce3" table:formula="of:=[.C47]-[.C$176]" office:value-type="float" office:value="1539.825" calcext:value-type="float">
            <text:p>1539,825</text:p>
          </table:table-cell>
          <table:table-cell table:style-name="ce3" table:formula="of:=[.D47]-[.D$176]" office:value-type="float" office:value="12038.15" calcext:value-type="float">
            <text:p>12038,15</text:p>
          </table:table-cell>
          <table:table-cell table:style-name="ce3" table:formula="of:=[.E47]-[.E$176]" office:value-type="float" office:value="3633139.125" calcext:value-type="float">
            <text:p>3633139,125</text:p>
          </table:table-cell>
          <table:table-cell table:style-name="ce3" table:formula="of:=[.F47]-[.F$176]" office:value-type="float" office:value="-1102.075" calcext:value-type="float">
            <text:p>-1102,075</text:p>
          </table:table-cell>
          <table:table-cell table:style-name="ce3" table:formula="of:=[.G47]-[.G$176]" office:value-type="float" office:value="-263.2" calcext:value-type="float">
            <text:p>-263,2</text:p>
          </table:table-cell>
          <table:table-cell table:style-name="ce3" table:formula="of:=[.H47]-[.H$176]" office:value-type="float" office:value="12.5249999999999" calcext:value-type="float">
            <text:p>12,525</text:p>
          </table:table-cell>
          <table:table-cell table:style-name="ce3" table:formula="of:=[.I47]-[.I$176]" office:value-type="float" office:value="209345.475" calcext:value-type="float">
            <text:p>209345,475</text:p>
          </table:table-cell>
          <table:table-cell table:style-name="ce3" table:formula="of:=[.J47]-[.J$176]" office:value-type="float" office:value="132.875" calcext:value-type="float">
            <text:p>132,875</text:p>
          </table:table-cell>
          <table:table-cell table:style-name="ce3" table:formula="of:=[.K47]-[.K$176]" office:value-type="float" office:value="-203.7625" calcext:value-type="float">
            <text:p>-203,7625</text:p>
          </table:table-cell>
          <table:table-cell table:style-name="ce3" table:formula="of:=[.L47]-[.L$176]" office:value-type="float" office:value="69.5999999999999" calcext:value-type="float">
            <text:p>69,6</text:p>
          </table:table-cell>
          <table:table-cell table:style-name="ce3" table:formula="of:=[.M47]-[.M$176]" office:value-type="float" office:value="1010.75" calcext:value-type="float">
            <text:p>1010,75</text:p>
          </table:table-cell>
          <table:table-cell table:style-name="ce3" table:formula="of:=[.N47]-[.N$176]" office:value-type="float" office:value="2294519.45" calcext:value-type="float">
            <text:p>2294519,45</text:p>
          </table:table-cell>
          <table:table-cell table:style-name="ce3" table:formula="of:=[.O47]-[.O$176]" office:value-type="float" office:value="51.15" calcext:value-type="float">
            <text:p>51,15</text:p>
          </table:table-cell>
          <table:table-cell table:style-name="ce3" table:formula="of:=[.P47]-[.P$176]" office:value-type="float" office:value="-18.4125" calcext:value-type="float">
            <text:p>-18,4125</text:p>
          </table:table-cell>
          <table:table-cell table:style-name="ce3" table:formula="of:=[.Q47]-[.Q$176]" office:value-type="float" office:value="-177.9625" calcext:value-type="float">
            <text:p>-177,9625</text:p>
          </table:table-cell>
          <table:table-cell table:style-name="ce3" table:formula="of:=[.R47]-[.R$176]" office:value-type="float" office:value="109.6875" calcext:value-type="float">
            <text:p>109,6875</text:p>
          </table:table-cell>
          <table:table-cell table:style-name="ce3" table:formula="of:=[.S47]-[.S$176]" office:value-type="float" office:value="133366.425" calcext:value-type="float">
            <text:p>133366,425</text:p>
          </table:table-cell>
          <table:table-cell table:style-name="ce3" table:formula="of:=[.T47]-[.T$176]" office:value-type="float" office:value="-18.9875" calcext:value-type="float">
            <text:p>-18,9875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330.475" calcext:value-type="float">
            <text:p>330,475</text:p>
          </table:table-cell>
          <table:table-cell table:style-name="ce3" table:formula="of:=[.C48]-[.C$176]" office:value-type="float" office:value="1580.025" calcext:value-type="float">
            <text:p>1580,025</text:p>
          </table:table-cell>
          <table:table-cell table:style-name="ce3" table:formula="of:=[.D48]-[.D$176]" office:value-type="float" office:value="6612.45" calcext:value-type="float">
            <text:p>6612,45</text:p>
          </table:table-cell>
          <table:table-cell table:style-name="ce3" table:formula="of:=[.E48]-[.E$176]" office:value-type="float" office:value="3780038.125" calcext:value-type="float">
            <text:p>3780038,125</text:p>
          </table:table-cell>
          <table:table-cell table:style-name="ce3" table:formula="of:=[.F48]-[.F$176]" office:value-type="float" office:value="-1102.075" calcext:value-type="float">
            <text:p>-1102,075</text:p>
          </table:table-cell>
          <table:table-cell table:style-name="ce3" table:formula="of:=[.G48]-[.G$176]" office:value-type="float" office:value="-263.2" calcext:value-type="float">
            <text:p>-263,2</text:p>
          </table:table-cell>
          <table:table-cell table:style-name="ce3" table:formula="of:=[.H48]-[.H$176]" office:value-type="float" office:value="132.725" calcext:value-type="float">
            <text:p>132,725</text:p>
          </table:table-cell>
          <table:table-cell table:style-name="ce3" table:formula="of:=[.I48]-[.I$176]" office:value-type="float" office:value="217483.875" calcext:value-type="float">
            <text:p>217483,875</text:p>
          </table:table-cell>
          <table:table-cell table:style-name="ce3" table:formula="of:=[.J48]-[.J$176]" office:value-type="float" office:value="152.875" calcext:value-type="float">
            <text:p>152,875</text:p>
          </table:table-cell>
          <table:table-cell table:style-name="ce3" table:formula="of:=[.K48]-[.K$176]" office:value-type="float" office:value="-254.0625" calcext:value-type="float">
            <text:p>-254,0625</text:p>
          </table:table-cell>
          <table:table-cell table:style-name="ce3" table:formula="of:=[.L48]-[.L$176]" office:value-type="float" office:value="129.6" calcext:value-type="float">
            <text:p>129,6</text:p>
          </table:table-cell>
          <table:table-cell table:style-name="ce3" table:formula="of:=[.M48]-[.M$176]" office:value-type="float" office:value="549.35" calcext:value-type="float">
            <text:p>549,35</text:p>
          </table:table-cell>
          <table:table-cell table:style-name="ce3" table:formula="of:=[.N48]-[.N$176]" office:value-type="float" office:value="2051819.25" calcext:value-type="float">
            <text:p>2051819,25</text:p>
          </table:table-cell>
          <table:table-cell table:style-name="ce3" table:formula="of:=[.O48]-[.O$176]" office:value-type="float" office:value="88.65" calcext:value-type="float">
            <text:p>88,65</text:p>
          </table:table-cell>
          <table:table-cell table:style-name="ce3" table:formula="of:=[.P48]-[.P$176]" office:value-type="float" office:value="31.5875" calcext:value-type="float">
            <text:p>31,5875</text:p>
          </table:table-cell>
          <table:table-cell table:style-name="ce3" table:formula="of:=[.Q48]-[.Q$176]" office:value-type="float" office:value="-358.3625" calcext:value-type="float">
            <text:p>-358,3625</text:p>
          </table:table-cell>
          <table:table-cell table:style-name="ce3" table:formula="of:=[.R48]-[.R$176]" office:value-type="float" office:value="154.6875" calcext:value-type="float">
            <text:p>154,6875</text:p>
          </table:table-cell>
          <table:table-cell table:style-name="ce3" table:formula="of:=[.S48]-[.S$176]" office:value-type="float" office:value="127886.525" calcext:value-type="float">
            <text:p>127886,525</text:p>
          </table:table-cell>
          <table:table-cell table:style-name="ce3" table:formula="of:=[.T48]-[.T$176]" office:value-type="float" office:value="-52.2875" calcext:value-type="float">
            <text:p>-52,2875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-91.125" calcext:value-type="float">
            <text:p>-91,125</text:p>
          </table:table-cell>
          <table:table-cell table:style-name="ce3" table:formula="of:=[.C49]-[.C$176]" office:value-type="float" office:value="1219.225" calcext:value-type="float">
            <text:p>1219,225</text:p>
          </table:table-cell>
          <table:table-cell table:style-name="ce3" table:formula="of:=[.D49]-[.D$176]" office:value-type="float" office:value="12038.15" calcext:value-type="float">
            <text:p>12038,15</text:p>
          </table:table-cell>
          <table:table-cell table:style-name="ce3" table:formula="of:=[.E49]-[.E$176]" office:value-type="float" office:value="3842622.525" calcext:value-type="float">
            <text:p>3842622,525</text:p>
          </table:table-cell>
          <table:table-cell table:style-name="ce3" table:formula="of:=[.F49]-[.F$176]" office:value-type="float" office:value="1610.725" calcext:value-type="float">
            <text:p>1610,725</text:p>
          </table:table-cell>
          <table:table-cell table:style-name="ce3" table:formula="of:=[.G49]-[.G$176]" office:value-type="float" office:value="-398.8" calcext:value-type="float">
            <text:p>-398,8</text:p>
          </table:table-cell>
          <table:table-cell table:style-name="ce3" table:formula="of:=[.H49]-[.H$176]" office:value-type="float" office:value="353.325" calcext:value-type="float">
            <text:p>353,325</text:p>
          </table:table-cell>
          <table:table-cell table:style-name="ce3" table:formula="of:=[.I49]-[.I$176]" office:value-type="float" office:value="228443.675" calcext:value-type="float">
            <text:p>228443,675</text:p>
          </table:table-cell>
          <table:table-cell table:style-name="ce3" table:formula="of:=[.J49]-[.J$176]" office:value-type="float" office:value="-7.32499999999982" calcext:value-type="float">
            <text:p>-7,325</text:p>
          </table:table-cell>
          <table:table-cell table:style-name="ce3" table:formula="of:=[.K49]-[.K$176]" office:value-type="float" office:value="322.7375" calcext:value-type="float">
            <text:p>322,7375</text:p>
          </table:table-cell>
          <table:table-cell table:style-name="ce3" table:formula="of:=[.L49]-[.L$176]" office:value-type="float" office:value="270" calcext:value-type="float">
            <text:p>270</text:p>
          </table:table-cell>
          <table:table-cell table:style-name="ce3" table:formula="of:=[.M49]-[.M$176]" office:value-type="float" office:value="669.75" calcext:value-type="float">
            <text:p>669,75</text:p>
          </table:table-cell>
          <table:table-cell table:style-name="ce3" table:formula="of:=[.N49]-[.N$176]" office:value-type="float" office:value="2055614.45" calcext:value-type="float">
            <text:p>2055614,45</text:p>
          </table:table-cell>
          <table:table-cell table:style-name="ce3" table:formula="of:=[.O49]-[.O$176]" office:value-type="float" office:value="26.15" calcext:value-type="float">
            <text:p>26,15</text:p>
          </table:table-cell>
          <table:table-cell table:style-name="ce3" table:formula="of:=[.P49]-[.P$176]" office:value-type="float" office:value="46.5875" calcext:value-type="float">
            <text:p>46,5875</text:p>
          </table:table-cell>
          <table:table-cell table:style-name="ce3" table:formula="of:=[.Q49]-[.Q$176]" office:value-type="float" office:value="-218.1625" calcext:value-type="float">
            <text:p>-218,1625</text:p>
          </table:table-cell>
          <table:table-cell table:style-name="ce3" table:formula="of:=[.R49]-[.R$176]" office:value-type="float" office:value="69.6875" calcext:value-type="float">
            <text:p>69,6875</text:p>
          </table:table-cell>
          <table:table-cell table:style-name="ce3" table:formula="of:=[.S49]-[.S$176]" office:value-type="float" office:value="122488.025" calcext:value-type="float">
            <text:p>122488,025</text:p>
          </table:table-cell>
          <table:table-cell table:style-name="ce3" table:formula="of:=[.T49]-[.T$176]" office:value-type="float" office:value="67.7125" calcext:value-type="float">
            <text:p>67,7125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69.4749999999999" calcext:value-type="float">
            <text:p>69,475</text:p>
          </table:table-cell>
          <table:table-cell table:style-name="ce3" table:formula="of:=[.C50]-[.C$176]" office:value-type="float" office:value="1419.625" calcext:value-type="float">
            <text:p>1419,625</text:p>
          </table:table-cell>
          <table:table-cell table:style-name="ce3" table:formula="of:=[.D50]-[.D$176]" office:value-type="float" office:value="6612.45" calcext:value-type="float">
            <text:p>6612,45</text:p>
          </table:table-cell>
          <table:table-cell table:style-name="ce3" table:formula="of:=[.E50]-[.E$176]" office:value-type="float" office:value="3676598.525" calcext:value-type="float">
            <text:p>3676598,525</text:p>
          </table:table-cell>
          <table:table-cell table:style-name="ce3" table:formula="of:=[.F50]-[.F$176]" office:value-type="float" office:value="-1102.075" calcext:value-type="float">
            <text:p>-1102,075</text:p>
          </table:table-cell>
          <table:table-cell table:style-name="ce3" table:formula="of:=[.G50]-[.G$176]" office:value-type="float" office:value="-538.7" calcext:value-type="float">
            <text:p>-538,7</text:p>
          </table:table-cell>
          <table:table-cell table:style-name="ce3" table:formula="of:=[.H50]-[.H$176]" office:value-type="float" office:value="112.925" calcext:value-type="float">
            <text:p>112,925</text:p>
          </table:table-cell>
          <table:table-cell table:style-name="ce3" table:formula="of:=[.I50]-[.I$176]" office:value-type="float" office:value="228443.675" calcext:value-type="float">
            <text:p>228443,675</text:p>
          </table:table-cell>
          <table:table-cell table:style-name="ce3" table:formula="of:=[.J50]-[.J$176]" office:value-type="float" office:value="-428.725" calcext:value-type="float">
            <text:p>-428,725</text:p>
          </table:table-cell>
          <table:table-cell table:style-name="ce3" table:formula="of:=[.K50]-[.K$176]" office:value-type="float" office:value="-78.2624999999998" calcext:value-type="float">
            <text:p>-78,2625</text:p>
          </table:table-cell>
          <table:table-cell table:style-name="ce3" table:formula="of:=[.L50]-[.L$176]" office:value-type="float" office:value="-136.1" calcext:value-type="float">
            <text:p>-136,1</text:p>
          </table:table-cell>
          <table:table-cell table:style-name="ce3" table:formula="of:=[.M50]-[.M$176]" office:value-type="float" office:value="589.75" calcext:value-type="float">
            <text:p>589,75</text:p>
          </table:table-cell>
          <table:table-cell table:style-name="ce3" table:formula="of:=[.N50]-[.N$176]" office:value-type="float" office:value="1943608.05" calcext:value-type="float">
            <text:p>1943608,05</text:p>
          </table:table-cell>
          <table:table-cell table:style-name="ce3" table:formula="of:=[.O50]-[.O$176]" office:value-type="float" office:value="51.15" calcext:value-type="float">
            <text:p>51,15</text:p>
          </table:table-cell>
          <table:table-cell table:style-name="ce3" table:formula="of:=[.P50]-[.P$176]" office:value-type="float" office:value="-73.4125" calcext:value-type="float">
            <text:p>-73,4125</text:p>
          </table:table-cell>
          <table:table-cell table:style-name="ce3" table:formula="of:=[.Q50]-[.Q$176]" office:value-type="float" office:value="42.8375000000001" calcext:value-type="float">
            <text:p>42,8375</text:p>
          </table:table-cell>
          <table:table-cell table:style-name="ce3" table:formula="of:=[.R50]-[.R$176]" office:value-type="float" office:value="-20.3125" calcext:value-type="float">
            <text:p>-20,3125</text:p>
          </table:table-cell>
          <table:table-cell table:style-name="ce3" table:formula="of:=[.S50]-[.S$176]" office:value-type="float" office:value="127913.625" calcext:value-type="float">
            <text:p>127913,625</text:p>
          </table:table-cell>
          <table:table-cell table:style-name="ce3" table:formula="of:=[.T50]-[.T$176]" office:value-type="float" office:value="-2.2875" calcext:value-type="float">
            <text:p>-2,2875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-211.125" calcext:value-type="float">
            <text:p>-211,125</text:p>
          </table:table-cell>
          <table:table-cell table:style-name="ce3" table:formula="of:=[.C51]-[.C$176]" office:value-type="float" office:value="1439.425" calcext:value-type="float">
            <text:p>1439,425</text:p>
          </table:table-cell>
          <table:table-cell table:style-name="ce3" table:formula="of:=[.D51]-[.D$176]" office:value-type="float" office:value="8647.05" calcext:value-type="float">
            <text:p>8647,05</text:p>
          </table:table-cell>
          <table:table-cell table:style-name="ce3" table:formula="of:=[.E51]-[.E$176]" office:value-type="float" office:value="3557017.425" calcext:value-type="float">
            <text:p>3557017,425</text:p>
          </table:table-cell>
          <table:table-cell table:style-name="ce3" table:formula="of:=[.F51]-[.F$176]" office:value-type="float" office:value="-1102.075" calcext:value-type="float">
            <text:p>-1102,075</text:p>
          </table:table-cell>
          <table:table-cell table:style-name="ce3" table:formula="of:=[.G51]-[.G$176]" office:value-type="float" office:value="-313.4" calcext:value-type="float">
            <text:p>-313,4</text:p>
          </table:table-cell>
          <table:table-cell table:style-name="ce3" table:formula="of:=[.H51]-[.H$176]" office:value-type="float" office:value="654.125" calcext:value-type="float">
            <text:p>654,125</text:p>
          </table:table-cell>
          <table:table-cell table:style-name="ce3" table:formula="of:=[.I51]-[.I$176]" office:value-type="float" office:value="228416.575" calcext:value-type="float">
            <text:p>228416,575</text:p>
          </table:table-cell>
          <table:table-cell table:style-name="ce3" table:formula="of:=[.J51]-[.J$176]" office:value-type="float" office:value="-27.5249999999996" calcext:value-type="float">
            <text:p>-27,525</text:p>
          </table:table-cell>
          <table:table-cell table:style-name="ce3" table:formula="of:=[.K51]-[.K$176]" office:value-type="float" office:value="-128.5625" calcext:value-type="float">
            <text:p>-128,5625</text:p>
          </table:table-cell>
          <table:table-cell table:style-name="ce3" table:formula="of:=[.L51]-[.L$176]" office:value-type="float" office:value="240.2" calcext:value-type="float">
            <text:p>240,2</text:p>
          </table:table-cell>
          <table:table-cell table:style-name="ce3" table:formula="of:=[.M51]-[.M$176]" office:value-type="float" office:value="790.15" calcext:value-type="float">
            <text:p>790,15</text:p>
          </table:table-cell>
          <table:table-cell table:style-name="ce3" table:formula="of:=[.N51]-[.N$176]" office:value-type="float" office:value="1920612.85" calcext:value-type="float">
            <text:p>1920612,85</text:p>
          </table:table-cell>
          <table:table-cell table:style-name="ce3" table:formula="of:=[.O51]-[.O$176]" office:value-type="float" office:value="151.15" calcext:value-type="float">
            <text:p>151,15</text:p>
          </table:table-cell>
          <table:table-cell table:style-name="ce3" table:formula="of:=[.P51]-[.P$176]" office:value-type="float" office:value="-13.4125" calcext:value-type="float">
            <text:p>-13,4125</text:p>
          </table:table-cell>
          <table:table-cell table:style-name="ce3" table:formula="of:=[.Q51]-[.Q$176]" office:value-type="float" office:value="-318.3625" calcext:value-type="float">
            <text:p>-318,3625</text:p>
          </table:table-cell>
          <table:table-cell table:style-name="ce3" table:formula="of:=[.R51]-[.R$176]" office:value-type="float" office:value="-10.3125" calcext:value-type="float">
            <text:p>-10,3125</text:p>
          </table:table-cell>
          <table:table-cell table:style-name="ce3" table:formula="of:=[.S51]-[.S$176]" office:value-type="float" office:value="133366.425" calcext:value-type="float">
            <text:p>133366,425</text:p>
          </table:table-cell>
          <table:table-cell table:style-name="ce3" table:formula="of:=[.T51]-[.T$176]" office:value-type="float" office:value="-2.2875" calcext:value-type="float">
            <text:p>-2,2875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-90.9250000000002" calcext:value-type="float">
            <text:p>-90,925</text:p>
          </table:table-cell>
          <table:table-cell table:style-name="ce3" table:formula="of:=[.C52]-[.C$176]" office:value-type="float" office:value="1459.625" calcext:value-type="float">
            <text:p>1459,625</text:p>
          </table:table-cell>
          <table:table-cell table:style-name="ce3" table:formula="of:=[.D52]-[.D$176]" office:value-type="float" office:value="12038.15" calcext:value-type="float">
            <text:p>12038,15</text:p>
          </table:table-cell>
          <table:table-cell table:style-name="ce3" table:formula="of:=[.E52]-[.E$176]" office:value-type="float" office:value="3739263.925" calcext:value-type="float">
            <text:p>3739263,925</text:p>
          </table:table-cell>
          <table:table-cell table:style-name="ce3" table:formula="of:=[.F52]-[.F$176]" office:value-type="float" office:value="-1102.075" calcext:value-type="float">
            <text:p>-1102,075</text:p>
          </table:table-cell>
          <table:table-cell table:style-name="ce3" table:formula="of:=[.G52]-[.G$176]" office:value-type="float" office:value="-378.8" calcext:value-type="float">
            <text:p>-378,8</text:p>
          </table:table-cell>
          <table:table-cell table:style-name="ce3" table:formula="of:=[.H52]-[.H$176]" office:value-type="float" office:value="534.125" calcext:value-type="float">
            <text:p>534,125</text:p>
          </table:table-cell>
          <table:table-cell table:style-name="ce3" table:formula="of:=[.I52]-[.I$176]" office:value-type="float" office:value="225730.875" calcext:value-type="float">
            <text:p>225730,875</text:p>
          </table:table-cell>
          <table:table-cell table:style-name="ce3" table:formula="of:=[.J52]-[.J$176]" office:value-type="float" office:value="-288.125" calcext:value-type="float">
            <text:p>-288,125</text:p>
          </table:table-cell>
          <table:table-cell table:style-name="ce3" table:formula="of:=[.K52]-[.K$176]" office:value-type="float" office:value="71.9375" calcext:value-type="float">
            <text:p>71,9375</text:p>
          </table:table-cell>
          <table:table-cell table:style-name="ce3" table:formula="of:=[.L52]-[.L$176]" office:value-type="float" office:value="240.2" calcext:value-type="float">
            <text:p>240,2</text:p>
          </table:table-cell>
          <table:table-cell table:style-name="ce3" table:formula="of:=[.M52]-[.M$176]" office:value-type="float" office:value="810.15" calcext:value-type="float">
            <text:p>810,15</text:p>
          </table:table-cell>
          <table:table-cell table:style-name="ce3" table:formula="of:=[.N52]-[.N$176]" office:value-type="float" office:value="2088350.45" calcext:value-type="float">
            <text:p>2088350,45</text:p>
          </table:table-cell>
          <table:table-cell table:style-name="ce3" table:formula="of:=[.O52]-[.O$176]" office:value-type="float" office:value="26.15" calcext:value-type="float">
            <text:p>26,15</text:p>
          </table:table-cell>
          <table:table-cell table:style-name="ce3" table:formula="of:=[.P52]-[.P$176]" office:value-type="float" office:value="31.5875" calcext:value-type="float">
            <text:p>31,5875</text:p>
          </table:table-cell>
          <table:table-cell table:style-name="ce3" table:formula="of:=[.Q52]-[.Q$176]" office:value-type="float" office:value="82.8375000000001" calcext:value-type="float">
            <text:p>82,8375</text:p>
          </table:table-cell>
          <table:table-cell table:style-name="ce3" table:formula="of:=[.R52]-[.R$176]" office:value-type="float" office:value="99.6875" calcext:value-type="float">
            <text:p>99,6875</text:p>
          </table:table-cell>
          <table:table-cell table:style-name="ce3" table:formula="of:=[.S52]-[.S$176]" office:value-type="float" office:value="136079.225" calcext:value-type="float">
            <text:p>136079,225</text:p>
          </table:table-cell>
          <table:table-cell table:style-name="ce3" table:formula="of:=[.T52]-[.T$176]" office:value-type="float" office:value="-2.2875" calcext:value-type="float">
            <text:p>-2,2875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-211.325" calcext:value-type="float">
            <text:p>-211,325</text:p>
          </table:table-cell>
          <table:table-cell table:style-name="ce3" table:formula="of:=[.C53]-[.C$176]" office:value-type="float" office:value="1960.825" calcext:value-type="float">
            <text:p>1960,825</text:p>
          </table:table-cell>
          <table:table-cell table:style-name="ce3" table:formula="of:=[.D53]-[.D$176]" office:value-type="float" office:value="12038.15" calcext:value-type="float">
            <text:p>12038,15</text:p>
          </table:table-cell>
          <table:table-cell table:style-name="ce3" table:formula="of:=[.E53]-[.E$176]" office:value-type="float" office:value="3875230.525" calcext:value-type="float">
            <text:p>3875230,525</text:p>
          </table:table-cell>
          <table:table-cell table:style-name="ce3" table:formula="of:=[.F53]-[.F$176]" office:value-type="float" office:value="-1102.075" calcext:value-type="float">
            <text:p>-1102,075</text:p>
          </table:table-cell>
          <table:table-cell table:style-name="ce3" table:formula="of:=[.G53]-[.G$176]" office:value-type="float" office:value="-739.7" calcext:value-type="float">
            <text:p>-739,7</text:p>
          </table:table-cell>
          <table:table-cell table:style-name="ce3" table:formula="of:=[.H53]-[.H$176]" office:value-type="float" office:value="273.125" calcext:value-type="float">
            <text:p>273,125</text:p>
          </table:table-cell>
          <table:table-cell table:style-name="ce3" table:formula="of:=[.I53]-[.I$176]" office:value-type="float" office:value="250065.375" calcext:value-type="float">
            <text:p>250065,375</text:p>
          </table:table-cell>
          <table:table-cell table:style-name="ce3" table:formula="of:=[.J53]-[.J$176]" office:value-type="float" office:value="-167.925" calcext:value-type="float">
            <text:p>-167,925</text:p>
          </table:table-cell>
          <table:table-cell table:style-name="ce3" table:formula="of:=[.K53]-[.K$176]" office:value-type="float" office:value="-278.7625" calcext:value-type="float">
            <text:p>-278,7625</text:p>
          </table:table-cell>
          <table:table-cell table:style-name="ce3" table:formula="of:=[.L53]-[.L$176]" office:value-type="float" office:value="14.3999999999999" calcext:value-type="float">
            <text:p>14,4</text:p>
          </table:table-cell>
          <table:table-cell table:style-name="ce3" table:formula="of:=[.M53]-[.M$176]" office:value-type="float" office:value="830.35" calcext:value-type="float">
            <text:p>830,35</text:p>
          </table:table-cell>
          <table:table-cell table:style-name="ce3" table:formula="of:=[.N53]-[.N$176]" office:value-type="float" office:value="2089630.45" calcext:value-type="float">
            <text:p>2089630,45</text:p>
          </table:table-cell>
          <table:table-cell table:style-name="ce3" table:formula="of:=[.O53]-[.O$176]" office:value-type="float" office:value="26.15" calcext:value-type="float">
            <text:p>26,15</text:p>
          </table:table-cell>
          <table:table-cell table:style-name="ce3" table:formula="of:=[.P53]-[.P$176]" office:value-type="float" office:value="-13.4125" calcext:value-type="float">
            <text:p>-13,4125</text:p>
          </table:table-cell>
          <table:table-cell table:style-name="ce3" table:formula="of:=[.Q53]-[.Q$176]" office:value-type="float" office:value="82.8375000000001" calcext:value-type="float">
            <text:p>82,8375</text:p>
          </table:table-cell>
          <table:table-cell table:style-name="ce3" table:formula="of:=[.R53]-[.R$176]" office:value-type="float" office:value="-20.3125" calcext:value-type="float">
            <text:p>-20,3125</text:p>
          </table:table-cell>
          <table:table-cell table:style-name="ce3" table:formula="of:=[.S53]-[.S$176]" office:value-type="float" office:value="125173.725" calcext:value-type="float">
            <text:p>125173,725</text:p>
          </table:table-cell>
          <table:table-cell table:style-name="ce3" table:formula="of:=[.T53]-[.T$176]" office:value-type="float" office:value="-2.2875" calcext:value-type="float">
            <text:p>-2,2875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-171.125" calcext:value-type="float">
            <text:p>-171,125</text:p>
          </table:table-cell>
          <table:table-cell table:style-name="ce3" table:formula="of:=[.C54]-[.C$176]" office:value-type="float" office:value="1760.625" calcext:value-type="float">
            <text:p>1760,625</text:p>
          </table:table-cell>
          <table:table-cell table:style-name="ce3" table:formula="of:=[.D54]-[.D$176]" office:value-type="float" office:value="12038.15" calcext:value-type="float">
            <text:p>12038,15</text:p>
          </table:table-cell>
          <table:table-cell table:style-name="ce3" table:formula="of:=[.E54]-[.E$176]" office:value-type="float" office:value="3940555.125" calcext:value-type="float">
            <text:p>3940555,125</text:p>
          </table:table-cell>
          <table:table-cell table:style-name="ce3" table:formula="of:=[.F54]-[.F$176]" office:value-type="float" office:value="3419.325" calcext:value-type="float">
            <text:p>3419,325</text:p>
          </table:table-cell>
          <table:table-cell table:style-name="ce3" table:formula="of:=[.G54]-[.G$176]" office:value-type="float" office:value="-488.9" calcext:value-type="float">
            <text:p>-488,9</text:p>
          </table:table-cell>
          <table:table-cell table:style-name="ce3" table:formula="of:=[.H54]-[.H$176]" office:value-type="float" office:value="358.425" calcext:value-type="float">
            <text:p>358,425</text:p>
          </table:table-cell>
          <table:table-cell table:style-name="ce3" table:formula="of:=[.I54]-[.I$176]" office:value-type="float" office:value="266396.575" calcext:value-type="float">
            <text:p>266396,575</text:p>
          </table:table-cell>
          <table:table-cell table:style-name="ce3" table:formula="of:=[.J54]-[.J$176]" office:value-type="float" office:value="-528.925" calcext:value-type="float">
            <text:p>-528,925</text:p>
          </table:table-cell>
          <table:table-cell table:style-name="ce3" table:formula="of:=[.K54]-[.K$176]" office:value-type="float" office:value="-103.5625" calcext:value-type="float">
            <text:p>-103,5625</text:p>
          </table:table-cell>
          <table:table-cell table:style-name="ce3" table:formula="of:=[.L54]-[.L$176]" office:value-type="float" office:value="214.7" calcext:value-type="float">
            <text:p>214,7</text:p>
          </table:table-cell>
          <table:table-cell table:style-name="ce3" table:formula="of:=[.M54]-[.M$176]" office:value-type="float" office:value="990.75" calcext:value-type="float">
            <text:p>990,75</text:p>
          </table:table-cell>
          <table:table-cell table:style-name="ce3" table:formula="of:=[.N54]-[.N$176]" office:value-type="float" office:value="2125867.25" calcext:value-type="float">
            <text:p>2125867,25</text:p>
          </table:table-cell>
          <table:table-cell table:style-name="ce3" table:formula="of:=[.O54]-[.O$176]" office:value-type="float" office:value="63.65" calcext:value-type="float">
            <text:p>63,65</text:p>
          </table:table-cell>
          <table:table-cell table:style-name="ce3" table:formula="of:=[.P54]-[.P$176]" office:value-type="float" office:value="-26.7125" calcext:value-type="float">
            <text:p>-26,7125</text:p>
          </table:table-cell>
          <table:table-cell table:style-name="ce3" table:formula="of:=[.Q54]-[.Q$176]" office:value-type="float" office:value="-97.7625" calcext:value-type="float">
            <text:p>-97,7625</text:p>
          </table:table-cell>
          <table:table-cell table:style-name="ce3" table:formula="of:=[.R54]-[.R$176]" office:value-type="float" office:value="89.6875" calcext:value-type="float">
            <text:p>89,6875</text:p>
          </table:table-cell>
          <table:table-cell table:style-name="ce3" table:formula="of:=[.S54]-[.S$176]" office:value-type="float" office:value="119748.025" calcext:value-type="float">
            <text:p>119748,025</text:p>
          </table:table-cell>
          <table:table-cell table:style-name="ce3" table:formula="of:=[.T54]-[.T$176]" office:value-type="float" office:value="14.4125" calcext:value-type="float">
            <text:p>14,4125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149.875" calcext:value-type="float">
            <text:p>149,875</text:p>
          </table:table-cell>
          <table:table-cell table:style-name="ce3" table:formula="of:=[.C55]-[.C$176]" office:value-type="float" office:value="1800.625" calcext:value-type="float">
            <text:p>1800,625</text:p>
          </table:table-cell>
          <table:table-cell table:style-name="ce3" table:formula="of:=[.D55]-[.D$176]" office:value-type="float" office:value="12038.15" calcext:value-type="float">
            <text:p>12038,15</text:p>
          </table:table-cell>
          <table:table-cell table:style-name="ce3" table:formula="of:=[.E55]-[.E$176]" office:value-type="float" office:value="3867038.025" calcext:value-type="float">
            <text:p>3867038,025</text:p>
          </table:table-cell>
          <table:table-cell table:style-name="ce3" table:formula="of:=[.F55]-[.F$176]" office:value-type="float" office:value="-1102.075" calcext:value-type="float">
            <text:p>-1102,075</text:p>
          </table:table-cell>
          <table:table-cell table:style-name="ce3" table:formula="of:=[.G55]-[.G$176]" office:value-type="float" office:value="-238.2" calcext:value-type="float">
            <text:p>-238,2</text:p>
          </table:table-cell>
          <table:table-cell table:style-name="ce3" table:formula="of:=[.H55]-[.H$176]" office:value-type="float" office:value="393.525" calcext:value-type="float">
            <text:p>393,525</text:p>
          </table:table-cell>
          <table:table-cell table:style-name="ce3" table:formula="of:=[.I55]-[.I$176]" office:value-type="float" office:value="312757.875" calcext:value-type="float">
            <text:p>312757,875</text:p>
          </table:table-cell>
          <table:table-cell table:style-name="ce3" table:formula="of:=[.J55]-[.J$176]" office:value-type="float" office:value="112.875" calcext:value-type="float">
            <text:p>112,875</text:p>
          </table:table-cell>
          <table:table-cell table:style-name="ce3" table:formula="of:=[.K55]-[.K$176]" office:value-type="float" office:value="-228.5625" calcext:value-type="float">
            <text:p>-228,5625</text:p>
          </table:table-cell>
          <table:table-cell table:style-name="ce3" table:formula="of:=[.L55]-[.L$176]" office:value-type="float" office:value="-10.8000000000001" calcext:value-type="float">
            <text:p>-10,8</text:p>
          </table:table-cell>
          <table:table-cell table:style-name="ce3" table:formula="of:=[.M55]-[.M$176]" office:value-type="float" office:value="970.75" calcext:value-type="float">
            <text:p>970,75</text:p>
          </table:table-cell>
          <table:table-cell table:style-name="ce3" table:formula="of:=[.N55]-[.N$176]" office:value-type="float" office:value="2160420.85" calcext:value-type="float">
            <text:p>2160420,85</text:p>
          </table:table-cell>
          <table:table-cell table:style-name="ce3" table:formula="of:=[.O55]-[.O$176]" office:value-type="float" office:value="13.65" calcext:value-type="float">
            <text:p>13,65</text:p>
          </table:table-cell>
          <table:table-cell table:style-name="ce3" table:formula="of:=[.P55]-[.P$176]" office:value-type="float" office:value="-26.7125" calcext:value-type="float">
            <text:p>-26,7125</text:p>
          </table:table-cell>
          <table:table-cell table:style-name="ce3" table:formula="of:=[.Q55]-[.Q$176]" office:value-type="float" office:value="102.8375" calcext:value-type="float">
            <text:p>102,8375</text:p>
          </table:table-cell>
          <table:table-cell table:style-name="ce3" table:formula="of:=[.R55]-[.R$176]" office:value-type="float" office:value="149.6875" calcext:value-type="float">
            <text:p>149,6875</text:p>
          </table:table-cell>
          <table:table-cell table:style-name="ce3" table:formula="of:=[.S55]-[.S$176]" office:value-type="float" office:value="114295.325" calcext:value-type="float">
            <text:p>114295,325</text:p>
          </table:table-cell>
          <table:table-cell table:style-name="ce3" table:formula="of:=[.T55]-[.T$176]" office:value-type="float" office:value="-52.2875" calcext:value-type="float">
            <text:p>-52,2875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-271.525" calcext:value-type="float">
            <text:p>-271,525</text:p>
          </table:table-cell>
          <table:table-cell table:style-name="ce3" table:formula="of:=[.C56]-[.C$176]" office:value-type="float" office:value="1800.625" calcext:value-type="float">
            <text:p>1800,625</text:p>
          </table:table-cell>
          <table:table-cell table:style-name="ce3" table:formula="of:=[.D56]-[.D$176]" office:value-type="float" office:value="12038.15" calcext:value-type="float">
            <text:p>12038,15</text:p>
          </table:table-cell>
          <table:table-cell table:style-name="ce3" table:formula="of:=[.E56]-[.E$176]" office:value-type="float" office:value="4245284.925" calcext:value-type="float">
            <text:p>4245284,925</text:p>
          </table:table-cell>
          <table:table-cell table:style-name="ce3" table:formula="of:=[.F56]-[.F$176]" office:value-type="float" office:value="-1102.075" calcext:value-type="float">
            <text:p>-1102,075</text:p>
          </table:table-cell>
          <table:table-cell table:style-name="ce3" table:formula="of:=[.G56]-[.G$176]" office:value-type="float" office:value="-363.4" calcext:value-type="float">
            <text:p>-363,4</text:p>
          </table:table-cell>
          <table:table-cell table:style-name="ce3" table:formula="of:=[.H56]-[.H$176]" office:value-type="float" office:value="-7.67499999999995" calcext:value-type="float">
            <text:p>-7,675</text:p>
          </table:table-cell>
          <table:table-cell table:style-name="ce3" table:formula="of:=[.I56]-[.I$176]" office:value-type="float" office:value="358984.275" calcext:value-type="float">
            <text:p>358984,275</text:p>
          </table:table-cell>
          <table:table-cell table:style-name="ce3" table:formula="of:=[.J56]-[.J$176]" office:value-type="float" office:value="253.275" calcext:value-type="float">
            <text:p>253,275</text:p>
          </table:table-cell>
          <table:table-cell table:style-name="ce3" table:formula="of:=[.K56]-[.K$176]" office:value-type="float" office:value="372.9375" calcext:value-type="float">
            <text:p>372,9375</text:p>
          </table:table-cell>
          <table:table-cell table:style-name="ce3" table:formula="of:=[.L56]-[.L$176]" office:value-type="float" office:value="114.7" calcext:value-type="float">
            <text:p>114,7</text:p>
          </table:table-cell>
          <table:table-cell table:style-name="ce3" table:formula="of:=[.M56]-[.M$176]" office:value-type="float" office:value="649.75" calcext:value-type="float">
            <text:p>649,75</text:p>
          </table:table-cell>
          <table:table-cell table:style-name="ce3" table:formula="of:=[.N56]-[.N$176]" office:value-type="float" office:value="2303473.65" calcext:value-type="float">
            <text:p>2303473,65</text:p>
          </table:table-cell>
          <table:table-cell table:style-name="ce3" table:formula="of:=[.O56]-[.O$176]" office:value-type="float" office:value="26.15" calcext:value-type="float">
            <text:p>26,15</text:p>
          </table:table-cell>
          <table:table-cell table:style-name="ce3" table:formula="of:=[.P56]-[.P$176]" office:value-type="float" office:value="39.8875" calcext:value-type="float">
            <text:p>39,8875</text:p>
          </table:table-cell>
          <table:table-cell table:style-name="ce3" table:formula="of:=[.Q56]-[.Q$176]" office:value-type="float" office:value="163.0375" calcext:value-type="float">
            <text:p>163,0375</text:p>
          </table:table-cell>
          <table:table-cell table:style-name="ce3" table:formula="of:=[.R56]-[.R$176]" office:value-type="float" office:value="49.6875" calcext:value-type="float">
            <text:p>49,6875</text:p>
          </table:table-cell>
          <table:table-cell table:style-name="ce3" table:formula="of:=[.S56]-[.S$176]" office:value-type="float" office:value="117008.125" calcext:value-type="float">
            <text:p>117008,125</text:p>
          </table:table-cell>
          <table:table-cell table:style-name="ce3" table:formula="of:=[.T56]-[.T$176]" office:value-type="float" office:value="47.7125" calcext:value-type="float">
            <text:p>47,7125</text:p>
          </table:table-cell>
          <table:table-cell table:style-name="ce3" table:formula="of:=[.U56]-[.U$176]" office:value-type="float" office:value="33.3" calcext:value-type="float">
            <text:p>33,3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29.4749999999999" calcext:value-type="float">
            <text:p>29,475</text:p>
          </table:table-cell>
          <table:table-cell table:style-name="ce3" table:formula="of:=[.C57]-[.C$176]" office:value-type="float" office:value="2061.425" calcext:value-type="float">
            <text:p>2061,425</text:p>
          </table:table-cell>
          <table:table-cell table:style-name="ce3" table:formula="of:=[.D57]-[.D$176]" office:value-type="float" office:value="12038.15" calcext:value-type="float">
            <text:p>12038,15</text:p>
          </table:table-cell>
          <table:table-cell table:style-name="ce3" table:formula="of:=[.E57]-[.E$176]" office:value-type="float" office:value="4117349.125" calcext:value-type="float">
            <text:p>4117349,125</text:p>
          </table:table-cell>
          <table:table-cell table:style-name="ce3" table:formula="of:=[.F57]-[.F$176]" office:value-type="float" office:value="2288.925" calcext:value-type="float">
            <text:p>2288,925</text:p>
          </table:table-cell>
          <table:table-cell table:style-name="ce3" table:formula="of:=[.G57]-[.G$176]" office:value-type="float" office:value="-212.9" calcext:value-type="float">
            <text:p>-212,9</text:p>
          </table:table-cell>
          <table:table-cell table:style-name="ce3" table:formula="of:=[.H57]-[.H$176]" office:value-type="float" office:value="413.525" calcext:value-type="float">
            <text:p>413,525</text:p>
          </table:table-cell>
          <table:table-cell table:style-name="ce3" table:formula="of:=[.I57]-[.I$176]" office:value-type="float" office:value="358984.275" calcext:value-type="float">
            <text:p>358984,275</text:p>
          </table:table-cell>
          <table:table-cell table:style-name="ce3" table:formula="of:=[.J57]-[.J$176]" office:value-type="float" office:value="393.875" calcext:value-type="float">
            <text:p>393,875</text:p>
          </table:table-cell>
          <table:table-cell table:style-name="ce3" table:formula="of:=[.K57]-[.K$176]" office:value-type="float" office:value="-203.7625" calcext:value-type="float">
            <text:p>-203,7625</text:p>
          </table:table-cell>
          <table:table-cell table:style-name="ce3" table:formula="of:=[.L57]-[.L$176]" office:value-type="float" office:value="-110.8" calcext:value-type="float">
            <text:p>-110,8</text:p>
          </table:table-cell>
          <table:table-cell table:style-name="ce3" table:formula="of:=[.M57]-[.M$176]" office:value-type="float" office:value="549.35" calcext:value-type="float">
            <text:p>549,35</text:p>
          </table:table-cell>
          <table:table-cell table:style-name="ce3" table:formula="of:=[.N57]-[.N$176]" office:value-type="float" office:value="2287179.25" calcext:value-type="float">
            <text:p>2287179,25</text:p>
          </table:table-cell>
          <table:table-cell table:style-name="ce3" table:formula="of:=[.O57]-[.O$176]" office:value-type="float" office:value="63.65" calcext:value-type="float">
            <text:p>63,65</text:p>
          </table:table-cell>
          <table:table-cell table:style-name="ce3" table:formula="of:=[.P57]-[.P$176]" office:value-type="float" office:value="6.58750000000001" calcext:value-type="float">
            <text:p>6,5875</text:p>
          </table:table-cell>
          <table:table-cell table:style-name="ce3" table:formula="of:=[.Q57]-[.Q$176]" office:value-type="float" office:value="-338.3625" calcext:value-type="float">
            <text:p>-338,3625</text:p>
          </table:table-cell>
          <table:table-cell table:style-name="ce3" table:formula="of:=[.R57]-[.R$176]" office:value-type="float" office:value="99.6875" calcext:value-type="float">
            <text:p>99,6875</text:p>
          </table:table-cell>
          <table:table-cell table:style-name="ce3" table:formula="of:=[.S57]-[.S$176]" office:value-type="float" office:value="122460.925" calcext:value-type="float">
            <text:p>122460,925</text:p>
          </table:table-cell>
          <table:table-cell table:style-name="ce3" table:formula="of:=[.T57]-[.T$176]" office:value-type="float" office:value="97.7125" calcext:value-type="float">
            <text:p>97,7125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430.875" calcext:value-type="float">
            <text:p>430,875</text:p>
          </table:table-cell>
          <table:table-cell table:style-name="ce3" table:formula="of:=[.C58]-[.C$176]" office:value-type="float" office:value="1961.025" calcext:value-type="float">
            <text:p>1961,025</text:p>
          </table:table-cell>
          <table:table-cell table:style-name="ce3" table:formula="of:=[.D58]-[.D$176]" office:value-type="float" office:value="12038.15" calcext:value-type="float">
            <text:p>12038,15</text:p>
          </table:table-cell>
          <table:table-cell table:style-name="ce3" table:formula="of:=[.E58]-[.E$176]" office:value-type="float" office:value="4057585.425" calcext:value-type="float">
            <text:p>4057585,425</text:p>
          </table:table-cell>
          <table:table-cell table:style-name="ce3" table:formula="of:=[.F58]-[.F$176]" office:value-type="float" office:value="-1102.075" calcext:value-type="float">
            <text:p>-1102,075</text:p>
          </table:table-cell>
          <table:table-cell table:style-name="ce3" table:formula="of:=[.G58]-[.G$176]" office:value-type="float" office:value="-213.2" calcext:value-type="float">
            <text:p>-213,2</text:p>
          </table:table-cell>
          <table:table-cell table:style-name="ce3" table:formula="of:=[.H58]-[.H$176]" office:value-type="float" office:value="-7.67499999999995" calcext:value-type="float">
            <text:p>-7,675</text:p>
          </table:table-cell>
          <table:table-cell table:style-name="ce3" table:formula="of:=[.I58]-[.I$176]" office:value-type="float" office:value="342653.275" calcext:value-type="float">
            <text:p>342653,275</text:p>
          </table:table-cell>
          <table:table-cell table:style-name="ce3" table:formula="of:=[.J58]-[.J$176]" office:value-type="float" office:value="32.6750000000002" calcext:value-type="float">
            <text:p>32,675</text:p>
          </table:table-cell>
          <table:table-cell table:style-name="ce3" table:formula="of:=[.K58]-[.K$176]" office:value-type="float" office:value="-28.0625" calcext:value-type="float">
            <text:p>-28,0625</text:p>
          </table:table-cell>
          <table:table-cell table:style-name="ce3" table:formula="of:=[.L58]-[.L$176]" office:value-type="float" office:value="2636.6" calcext:value-type="float">
            <text:p>2636,6</text:p>
          </table:table-cell>
          <table:table-cell table:style-name="ce3" table:formula="of:=[.M58]-[.M$176]" office:value-type="float" office:value="1206.25" calcext:value-type="float">
            <text:p>1206,25</text:p>
          </table:table-cell>
          <table:table-cell table:style-name="ce3" table:formula="of:=[.N58]-[.N$176]" office:value-type="float" office:value="2196196.85" calcext:value-type="float">
            <text:p>2196196,85</text:p>
          </table:table-cell>
          <table:table-cell table:style-name="ce3" table:formula="of:=[.O58]-[.O$176]" office:value-type="float" office:value="113.65" calcext:value-type="float">
            <text:p>113,65</text:p>
          </table:table-cell>
          <table:table-cell table:style-name="ce3" table:formula="of:=[.P58]-[.P$176]" office:value-type="float" office:value="26.5875" calcext:value-type="float">
            <text:p>26,5875</text:p>
          </table:table-cell>
          <table:table-cell table:style-name="ce3" table:formula="of:=[.Q58]-[.Q$176]" office:value-type="float" office:value="-498.7625" calcext:value-type="float">
            <text:p>-498,7625</text:p>
          </table:table-cell>
          <table:table-cell table:style-name="ce3" table:formula="of:=[.R58]-[.R$176]" office:value-type="float" office:value="267.1875" calcext:value-type="float">
            <text:p>267,1875</text:p>
          </table:table-cell>
          <table:table-cell table:style-name="ce3" table:formula="of:=[.S58]-[.S$176]" office:value-type="float" office:value="138819.125" calcext:value-type="float">
            <text:p>138819,125</text:p>
          </table:table-cell>
          <table:table-cell table:style-name="ce3" table:formula="of:=[.T58]-[.T$176]" office:value-type="float" office:value="-52.2875" calcext:value-type="float">
            <text:p>-52,2875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-291.325" calcext:value-type="float">
            <text:p>-291,325</text:p>
          </table:table-cell>
          <table:table-cell table:style-name="ce3" table:formula="of:=[.C59]-[.C$176]" office:value-type="float" office:value="2041.025" calcext:value-type="float">
            <text:p>2041,025</text:p>
          </table:table-cell>
          <table:table-cell table:style-name="ce3" table:formula="of:=[.D59]-[.D$176]" office:value-type="float" office:value="12038.15" calcext:value-type="float">
            <text:p>12038,15</text:p>
          </table:table-cell>
          <table:table-cell table:style-name="ce3" table:formula="of:=[.E59]-[.E$176]" office:value-type="float" office:value="3877889.425" calcext:value-type="float">
            <text:p>3877889,425</text:p>
          </table:table-cell>
          <table:table-cell table:style-name="ce3" table:formula="of:=[.F59]-[.F$176]" office:value-type="float" office:value="3419.325" calcext:value-type="float">
            <text:p>3419,325</text:p>
          </table:table-cell>
          <table:table-cell table:style-name="ce3" table:formula="of:=[.G59]-[.G$176]" office:value-type="float" office:value="-413.7" calcext:value-type="float">
            <text:p>-413,7</text:p>
          </table:table-cell>
          <table:table-cell table:style-name="ce3" table:formula="of:=[.H59]-[.H$176]" office:value-type="float" office:value="313.325" calcext:value-type="float">
            <text:p>313,325</text:p>
          </table:table-cell>
          <table:table-cell table:style-name="ce3" table:formula="of:=[.I59]-[.I$176]" office:value-type="float" office:value="307278.175" calcext:value-type="float">
            <text:p>307278,175</text:p>
          </table:table-cell>
          <table:table-cell table:style-name="ce3" table:formula="of:=[.J59]-[.J$176]" office:value-type="float" office:value="273.275" calcext:value-type="float">
            <text:p>273,275</text:p>
          </table:table-cell>
          <table:table-cell table:style-name="ce3" table:formula="of:=[.K59]-[.K$176]" office:value-type="float" office:value="372.4375" calcext:value-type="float">
            <text:p>372,4375</text:p>
          </table:table-cell>
          <table:table-cell table:style-name="ce3" table:formula="of:=[.L59]-[.L$176]" office:value-type="float" office:value="440.7" calcext:value-type="float">
            <text:p>440,7</text:p>
          </table:table-cell>
          <table:table-cell table:style-name="ce3" table:formula="of:=[.M59]-[.M$176]" office:value-type="float" office:value="750.15" calcext:value-type="float">
            <text:p>750,15</text:p>
          </table:table-cell>
          <table:table-cell table:style-name="ce3" table:formula="of:=[.N59]-[.N$176]" office:value-type="float" office:value="2137924.85" calcext:value-type="float">
            <text:p>2137924,85</text:p>
          </table:table-cell>
          <table:table-cell table:style-name="ce3" table:formula="of:=[.O59]-[.O$176]" office:value-type="float" office:value="88.65" calcext:value-type="float">
            <text:p>88,65</text:p>
          </table:table-cell>
          <table:table-cell table:style-name="ce3" table:formula="of:=[.P59]-[.P$176]" office:value-type="float" office:value="-68.4125" calcext:value-type="float">
            <text:p>-68,4125</text:p>
          </table:table-cell>
          <table:table-cell table:style-name="ce3" table:formula="of:=[.Q59]-[.Q$176]" office:value-type="float" office:value="-438.5625" calcext:value-type="float">
            <text:p>-438,5625</text:p>
          </table:table-cell>
          <table:table-cell table:style-name="ce3" table:formula="of:=[.R59]-[.R$176]" office:value-type="float" office:value="-0.3125" calcext:value-type="float">
            <text:p>-0,3125</text:p>
          </table:table-cell>
          <table:table-cell table:style-name="ce3" table:formula="of:=[.S59]-[.S$176]" office:value-type="float" office:value="171400.025" calcext:value-type="float">
            <text:p>171400,025</text:p>
          </table:table-cell>
          <table:table-cell table:style-name="ce3" table:formula="of:=[.T59]-[.T$176]" office:value-type="float" office:value="87.7125" calcext:value-type="float">
            <text:p>87,7125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-191.325" calcext:value-type="float">
            <text:p>-191,325</text:p>
          </table:table-cell>
          <table:table-cell table:style-name="ce3" table:formula="of:=[.C60]-[.C$176]" office:value-type="float" office:value="1685.125" calcext:value-type="float">
            <text:p>1685,125</text:p>
          </table:table-cell>
          <table:table-cell table:style-name="ce3" table:formula="of:=[.D60]-[.D$176]" office:value-type="float" office:value="12038.15" calcext:value-type="float">
            <text:p>12038,15</text:p>
          </table:table-cell>
          <table:table-cell table:style-name="ce3" table:formula="of:=[.E60]-[.E$176]" office:value-type="float" office:value="3820865.625" calcext:value-type="float">
            <text:p>3820865,625</text:p>
          </table:table-cell>
          <table:table-cell table:style-name="ce3" table:formula="of:=[.F60]-[.F$176]" office:value-type="float" office:value="1610.725" calcext:value-type="float">
            <text:p>1610,725</text:p>
          </table:table-cell>
          <table:table-cell table:style-name="ce3" table:formula="of:=[.G60]-[.G$176]" office:value-type="float" office:value="-814.9" calcext:value-type="float">
            <text:p>-814,9</text:p>
          </table:table-cell>
          <table:table-cell table:style-name="ce3" table:formula="of:=[.H60]-[.H$176]" office:value-type="float" office:value="634.125" calcext:value-type="float">
            <text:p>634,125</text:p>
          </table:table-cell>
          <table:table-cell table:style-name="ce3" table:formula="of:=[.I60]-[.I$176]" office:value-type="float" office:value="279987.675" calcext:value-type="float">
            <text:p>279987,675</text:p>
          </table:table-cell>
          <table:table-cell table:style-name="ce3" table:formula="of:=[.J60]-[.J$176]" office:value-type="float" office:value="153.075" calcext:value-type="float">
            <text:p>153,075</text:p>
          </table:table-cell>
          <table:table-cell table:style-name="ce3" table:formula="of:=[.K60]-[.K$176]" office:value-type="float" office:value="-3.0625" calcext:value-type="float">
            <text:p>-3,0625</text:p>
          </table:table-cell>
          <table:table-cell table:style-name="ce3" table:formula="of:=[.L60]-[.L$176]" office:value-type="float" office:value="365.4" calcext:value-type="float">
            <text:p>365,4</text:p>
          </table:table-cell>
          <table:table-cell table:style-name="ce3" table:formula="of:=[.M60]-[.M$176]" office:value-type="float" office:value="870.35" calcext:value-type="float">
            <text:p>870,35</text:p>
          </table:table-cell>
          <table:table-cell table:style-name="ce3" table:formula="of:=[.N60]-[.N$176]" office:value-type="float" office:value="2218387.35" calcext:value-type="float">
            <text:p>2218387,35</text:p>
          </table:table-cell>
          <table:table-cell table:style-name="ce3" table:formula="of:=[.O60]-[.O$176]" office:value-type="float" office:value="101.15" calcext:value-type="float">
            <text:p>101,15</text:p>
          </table:table-cell>
          <table:table-cell table:style-name="ce3" table:formula="of:=[.P60]-[.P$176]" office:value-type="float" office:value="6.58750000000001" calcext:value-type="float">
            <text:p>6,5875</text:p>
          </table:table-cell>
          <table:table-cell table:style-name="ce3" table:formula="of:=[.Q60]-[.Q$176]" office:value-type="float" office:value="-298.3625" calcext:value-type="float">
            <text:p>-298,3625</text:p>
          </table:table-cell>
          <table:table-cell table:style-name="ce3" table:formula="of:=[.R60]-[.R$176]" office:value-type="float" office:value="149.6875" calcext:value-type="float">
            <text:p>149,6875</text:p>
          </table:table-cell>
          <table:table-cell table:style-name="ce3" table:formula="of:=[.S60]-[.S$176]" office:value-type="float" office:value="217653.625" calcext:value-type="float">
            <text:p>217653,625</text:p>
          </table:table-cell>
          <table:table-cell table:style-name="ce3" table:formula="of:=[.T60]-[.T$176]" office:value-type="float" office:value="-18.9875" calcext:value-type="float">
            <text:p>-18,9875</text:p>
          </table:table-cell>
          <table:table-cell table:style-name="ce3" table:formula="of:=[.U60]-[.U$176]" office:value-type="float" office:value="0" calcext:value-type="float">
            <text:p>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531.075" calcext:value-type="float">
            <text:p>531,075</text:p>
          </table:table-cell>
          <table:table-cell table:style-name="ce3" table:formula="of:=[.C61]-[.C$176]" office:value-type="float" office:value="1660.025" calcext:value-type="float">
            <text:p>1660,025</text:p>
          </table:table-cell>
          <table:table-cell table:style-name="ce3" table:formula="of:=[.D61]-[.D$176]" office:value-type="float" office:value="17463.75" calcext:value-type="float">
            <text:p>17463,75</text:p>
          </table:table-cell>
          <table:table-cell table:style-name="ce3" table:formula="of:=[.E61]-[.E$176]" office:value-type="float" office:value="3815385.925" calcext:value-type="float">
            <text:p>3815385,925</text:p>
          </table:table-cell>
          <table:table-cell table:style-name="ce3" table:formula="of:=[.F61]-[.F$176]" office:value-type="float" office:value="-1102.075" calcext:value-type="float">
            <text:p>-1102,075</text:p>
          </table:table-cell>
          <table:table-cell table:style-name="ce3" table:formula="of:=[.G61]-[.G$176]" office:value-type="float" office:value="-639.4" calcext:value-type="float">
            <text:p>-639,4</text:p>
          </table:table-cell>
          <table:table-cell table:style-name="ce3" table:formula="of:=[.H61]-[.H$176]" office:value-type="float" office:value="-67.875" calcext:value-type="float">
            <text:p>-67,875</text:p>
          </table:table-cell>
          <table:table-cell table:style-name="ce3" table:formula="of:=[.I61]-[.I$176]" office:value-type="float" office:value="280095.875" calcext:value-type="float">
            <text:p>280095,875</text:p>
          </table:table-cell>
          <table:table-cell table:style-name="ce3" table:formula="of:=[.J61]-[.J$176]" office:value-type="float" office:value="-408.525" calcext:value-type="float">
            <text:p>-408,525</text:p>
          </table:table-cell>
          <table:table-cell table:style-name="ce3" table:formula="of:=[.K61]-[.K$176]" office:value-type="float" office:value="-103.5625" calcext:value-type="float">
            <text:p>-103,5625</text:p>
          </table:table-cell>
          <table:table-cell table:style-name="ce3" table:formula="of:=[.L61]-[.L$176]" office:value-type="float" office:value="149.8" calcext:value-type="float">
            <text:p>149,8</text:p>
          </table:table-cell>
          <table:table-cell table:style-name="ce3" table:formula="of:=[.M61]-[.M$176]" office:value-type="float" office:value="870.55" calcext:value-type="float">
            <text:p>870,55</text:p>
          </table:table-cell>
          <table:table-cell table:style-name="ce3" table:formula="of:=[.N61]-[.N$176]" office:value-type="float" office:value="2514606.45" calcext:value-type="float">
            <text:p>2514606,45</text:p>
          </table:table-cell>
          <table:table-cell table:style-name="ce3" table:formula="of:=[.O61]-[.O$176]" office:value-type="float" office:value="26.15" calcext:value-type="float">
            <text:p>26,15</text:p>
          </table:table-cell>
          <table:table-cell table:style-name="ce3" table:formula="of:=[.P61]-[.P$176]" office:value-type="float" office:value="6.58750000000001" calcext:value-type="float">
            <text:p>6,5875</text:p>
          </table:table-cell>
          <table:table-cell table:style-name="ce3" table:formula="of:=[.Q61]-[.Q$176]" office:value-type="float" office:value="-258.1625" calcext:value-type="float">
            <text:p>-258,1625</text:p>
          </table:table-cell>
          <table:table-cell table:style-name="ce3" table:formula="of:=[.R61]-[.R$176]" office:value-type="float" office:value="119.6875" calcext:value-type="float">
            <text:p>119,6875</text:p>
          </table:table-cell>
          <table:table-cell table:style-name="ce3" table:formula="of:=[.S61]-[.S$176]" office:value-type="float" office:value="250261.925" calcext:value-type="float">
            <text:p>250261,925</text:p>
          </table:table-cell>
          <table:table-cell table:style-name="ce3" table:formula="of:=[.T61]-[.T$176]" office:value-type="float" office:value="47.7125" calcext:value-type="float">
            <text:p>47,7125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-331.325" calcext:value-type="float">
            <text:p>-331,325</text:p>
          </table:table-cell>
          <table:table-cell table:style-name="ce3" table:formula="of:=[.C62]-[.C$176]" office:value-type="float" office:value="1640.025" calcext:value-type="float">
            <text:p>1640,025</text:p>
          </table:table-cell>
          <table:table-cell table:style-name="ce3" table:formula="of:=[.D62]-[.D$176]" office:value-type="float" office:value="12038.15" calcext:value-type="float">
            <text:p>12038,15</text:p>
          </table:table-cell>
          <table:table-cell table:style-name="ce3" table:formula="of:=[.E62]-[.E$176]" office:value-type="float" office:value="4084713.925" calcext:value-type="float">
            <text:p>4084713,925</text:p>
          </table:table-cell>
          <table:table-cell table:style-name="ce3" table:formula="of:=[.F62]-[.F$176]" office:value-type="float" office:value="-1102.075" calcext:value-type="float">
            <text:p>-1102,075</text:p>
          </table:table-cell>
          <table:table-cell table:style-name="ce3" table:formula="of:=[.G62]-[.G$176]" office:value-type="float" office:value="-739.4" calcext:value-type="float">
            <text:p>-739,4</text:p>
          </table:table-cell>
          <table:table-cell table:style-name="ce3" table:formula="of:=[.H62]-[.H$176]" office:value-type="float" office:value="553.925" calcext:value-type="float">
            <text:p>553,925</text:p>
          </table:table-cell>
          <table:table-cell table:style-name="ce3" table:formula="of:=[.I62]-[.I$176]" office:value-type="float" office:value="299031.675" calcext:value-type="float">
            <text:p>299031,675</text:p>
          </table:table-cell>
          <table:table-cell table:style-name="ce3" table:formula="of:=[.J62]-[.J$176]" office:value-type="float" office:value="-749.525" calcext:value-type="float">
            <text:p>-749,525</text:p>
          </table:table-cell>
          <table:table-cell table:style-name="ce3" table:formula="of:=[.K62]-[.K$176]" office:value-type="float" office:value="172.2375" calcext:value-type="float">
            <text:p>172,2375</text:p>
          </table:table-cell>
          <table:table-cell table:style-name="ce3" table:formula="of:=[.L62]-[.L$176]" office:value-type="float" office:value="264.9" calcext:value-type="float">
            <text:p>264,9</text:p>
          </table:table-cell>
          <table:table-cell table:style-name="ce3" table:formula="of:=[.M62]-[.M$176]" office:value-type="float" office:value="749.95" calcext:value-type="float">
            <text:p>749,95</text:p>
          </table:table-cell>
          <table:table-cell table:style-name="ce3" table:formula="of:=[.N62]-[.N$176]" office:value-type="float" office:value="2398942.45" calcext:value-type="float">
            <text:p>2398942,45</text:p>
          </table:table-cell>
          <table:table-cell table:style-name="ce3" table:formula="of:=[.O62]-[.O$176]" office:value-type="float" office:value="76.15" calcext:value-type="float">
            <text:p>76,15</text:p>
          </table:table-cell>
          <table:table-cell table:style-name="ce3" table:formula="of:=[.P62]-[.P$176]" office:value-type="float" office:value="-43.4125" calcext:value-type="float">
            <text:p>-43,4125</text:p>
          </table:table-cell>
          <table:table-cell table:style-name="ce3" table:formula="of:=[.Q62]-[.Q$176]" office:value-type="float" office:value="-298.1625" calcext:value-type="float">
            <text:p>-298,1625</text:p>
          </table:table-cell>
          <table:table-cell table:style-name="ce3" table:formula="of:=[.R62]-[.R$176]" office:value-type="float" office:value="29.6875" calcext:value-type="float">
            <text:p>29,6875</text:p>
          </table:table-cell>
          <table:table-cell table:style-name="ce3" table:formula="of:=[.S62]-[.S$176]" office:value-type="float" office:value="296596.325" calcext:value-type="float">
            <text:p>296596,325</text:p>
          </table:table-cell>
          <table:table-cell table:style-name="ce3" table:formula="of:=[.T62]-[.T$176]" office:value-type="float" office:value="-2.2875" calcext:value-type="float">
            <text:p>-2,2875</text:p>
          </table:table-cell>
          <table:table-cell table:style-name="ce3" table:formula="of:=[.U62]-[.U$176]" office:value-type="float" office:value="33.3" calcext:value-type="float">
            <text:p>33,3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570.875" calcext:value-type="float">
            <text:p>570,875</text:p>
          </table:table-cell>
          <table:table-cell table:style-name="ce3" table:formula="of:=[.C63]-[.C$176]" office:value-type="float" office:value="1560.025" calcext:value-type="float">
            <text:p>1560,025</text:p>
          </table:table-cell>
          <table:table-cell table:style-name="ce3" table:formula="of:=[.D63]-[.D$176]" office:value-type="float" office:value="12038.15" calcext:value-type="float">
            <text:p>12038,15</text:p>
          </table:table-cell>
          <table:table-cell table:style-name="ce3" table:formula="of:=[.E63]-[.E$176]" office:value-type="float" office:value="4179960.525" calcext:value-type="float">
            <text:p>4179960,525</text:p>
          </table:table-cell>
          <table:table-cell table:style-name="ce3" table:formula="of:=[.F63]-[.F$176]" office:value-type="float" office:value="1610.725" calcext:value-type="float">
            <text:p>1610,725</text:p>
          </table:table-cell>
          <table:table-cell table:style-name="ce3" table:formula="of:=[.G63]-[.G$176]" office:value-type="float" office:value="-213.2" calcext:value-type="float">
            <text:p>-213,2</text:p>
          </table:table-cell>
          <table:table-cell table:style-name="ce3" table:formula="of:=[.H63]-[.H$176]" office:value-type="float" office:value="809.725" calcext:value-type="float">
            <text:p>809,725</text:p>
          </table:table-cell>
          <table:table-cell table:style-name="ce3" table:formula="of:=[.I63]-[.I$176]" office:value-type="float" office:value="323609.375" calcext:value-type="float">
            <text:p>323609,375</text:p>
          </table:table-cell>
          <table:table-cell table:style-name="ce3" table:formula="of:=[.J63]-[.J$176]" office:value-type="float" office:value="-288.325" calcext:value-type="float">
            <text:p>-288,325</text:p>
          </table:table-cell>
          <table:table-cell table:style-name="ce3" table:formula="of:=[.K63]-[.K$176]" office:value-type="float" office:value="-78.5625" calcext:value-type="float">
            <text:p>-78,5625</text:p>
          </table:table-cell>
          <table:table-cell table:style-name="ce3" table:formula="of:=[.L63]-[.L$176]" office:value-type="float" office:value="415.7" calcext:value-type="float">
            <text:p>415,7</text:p>
          </table:table-cell>
          <table:table-cell table:style-name="ce3" table:formula="of:=[.M63]-[.M$176]" office:value-type="float" office:value="1030.75" calcext:value-type="float">
            <text:p>1030,75</text:p>
          </table:table-cell>
          <table:table-cell table:style-name="ce3" table:formula="of:=[.N63]-[.N$176]" office:value-type="float" office:value="2367044.85" calcext:value-type="float">
            <text:p>2367044,85</text:p>
          </table:table-cell>
          <table:table-cell table:style-name="ce3" table:formula="of:=[.O63]-[.O$176]" office:value-type="float" office:value="176.15" calcext:value-type="float">
            <text:p>176,15</text:p>
          </table:table-cell>
          <table:table-cell table:style-name="ce3" table:formula="of:=[.P63]-[.P$176]" office:value-type="float" office:value="31.5875" calcext:value-type="float">
            <text:p>31,5875</text:p>
          </table:table-cell>
          <table:table-cell table:style-name="ce3" table:formula="of:=[.Q63]-[.Q$176]" office:value-type="float" office:value="-42.3625" calcext:value-type="float">
            <text:p>-42,3625</text:p>
          </table:table-cell>
          <table:table-cell table:style-name="ce3" table:formula="of:=[.R63]-[.R$176]" office:value-type="float" office:value="59.6875" calcext:value-type="float">
            <text:p>59,6875</text:p>
          </table:table-cell>
          <table:table-cell table:style-name="ce3" table:formula="of:=[.S63]-[.S$176]" office:value-type="float" office:value="266647.025" calcext:value-type="float">
            <text:p>266647,025</text:p>
          </table:table-cell>
          <table:table-cell table:style-name="ce3" table:formula="of:=[.T63]-[.T$176]" office:value-type="float" office:value="47.9125" calcext:value-type="float">
            <text:p>47,9125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691.275" calcext:value-type="float">
            <text:p>691,275</text:p>
          </table:table-cell>
          <table:table-cell table:style-name="ce3" table:formula="of:=[.C64]-[.C$176]" office:value-type="float" office:value="2041.225" calcext:value-type="float">
            <text:p>2041,225</text:p>
          </table:table-cell>
          <table:table-cell table:style-name="ce3" table:formula="of:=[.D64]-[.D$176]" office:value-type="float" office:value="12038.15" calcext:value-type="float">
            <text:p>12038,15</text:p>
          </table:table-cell>
          <table:table-cell table:style-name="ce3" table:formula="of:=[.E64]-[.E$176]" office:value-type="float" office:value="3989494.125" calcext:value-type="float">
            <text:p>3989494,125</text:p>
          </table:table-cell>
          <table:table-cell table:style-name="ce3" table:formula="of:=[.F64]-[.F$176]" office:value-type="float" office:value="-1102.075" calcext:value-type="float">
            <text:p>-1102,075</text:p>
          </table:table-cell>
          <table:table-cell table:style-name="ce3" table:formula="of:=[.G64]-[.G$176]" office:value-type="float" office:value="-539" calcext:value-type="float">
            <text:p>-539</text:p>
          </table:table-cell>
          <table:table-cell table:style-name="ce3" table:formula="of:=[.H64]-[.H$176]" office:value-type="float" office:value="593.925" calcext:value-type="float">
            <text:p>593,925</text:p>
          </table:table-cell>
          <table:table-cell table:style-name="ce3" table:formula="of:=[.I64]-[.I$176]" office:value-type="float" office:value="331801.875" calcext:value-type="float">
            <text:p>331801,875</text:p>
          </table:table-cell>
          <table:table-cell table:style-name="ce3" table:formula="of:=[.J64]-[.J$176]" office:value-type="float" office:value="92.6750000000002" calcext:value-type="float">
            <text:p>92,675</text:p>
          </table:table-cell>
          <table:table-cell table:style-name="ce3" table:formula="of:=[.K64]-[.K$176]" office:value-type="float" office:value="-3.26249999999982" calcext:value-type="float">
            <text:p>-3,2625</text:p>
          </table:table-cell>
          <table:table-cell table:style-name="ce3" table:formula="of:=[.L64]-[.L$176]" office:value-type="float" office:value="14.6999999999998" calcext:value-type="float">
            <text:p>14,7</text:p>
          </table:table-cell>
          <table:table-cell table:style-name="ce3" table:formula="of:=[.M64]-[.M$176]" office:value-type="float" office:value="549.55" calcext:value-type="float">
            <text:p>549,55</text:p>
          </table:table-cell>
          <table:table-cell table:style-name="ce3" table:formula="of:=[.N64]-[.N$176]" office:value-type="float" office:value="2377105.65" calcext:value-type="float">
            <text:p>2377105,65</text:p>
          </table:table-cell>
          <table:table-cell table:style-name="ce3" table:formula="of:=[.O64]-[.O$176]" office:value-type="float" office:value="76.15" calcext:value-type="float">
            <text:p>76,15</text:p>
          </table:table-cell>
          <table:table-cell table:style-name="ce3" table:formula="of:=[.P64]-[.P$176]" office:value-type="float" office:value="-33.4125" calcext:value-type="float">
            <text:p>-33,4125</text:p>
          </table:table-cell>
          <table:table-cell table:style-name="ce3" table:formula="of:=[.Q64]-[.Q$176]" office:value-type="float" office:value="-298.1625" calcext:value-type="float">
            <text:p>-298,1625</text:p>
          </table:table-cell>
          <table:table-cell table:style-name="ce3" table:formula="of:=[.R64]-[.R$176]" office:value-type="float" office:value="159.6875" calcext:value-type="float">
            <text:p>159,6875</text:p>
          </table:table-cell>
          <table:table-cell table:style-name="ce3" table:formula="of:=[.S64]-[.S$176]" office:value-type="float" office:value="253028.725" calcext:value-type="float">
            <text:p>253028,725</text:p>
          </table:table-cell>
          <table:table-cell table:style-name="ce3" table:formula="of:=[.T64]-[.T$176]" office:value-type="float" office:value="-27.2875" calcext:value-type="float">
            <text:p>-27,2875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-211.325" calcext:value-type="float">
            <text:p>-211,325</text:p>
          </table:table-cell>
          <table:table-cell table:style-name="ce3" table:formula="of:=[.C65]-[.C$176]" office:value-type="float" office:value="1880.825" calcext:value-type="float">
            <text:p>1880,825</text:p>
          </table:table-cell>
          <table:table-cell table:style-name="ce3" table:formula="of:=[.D65]-[.D$176]" office:value-type="float" office:value="12038.15" calcext:value-type="float">
            <text:p>12038,15</text:p>
          </table:table-cell>
          <table:table-cell table:style-name="ce3" table:formula="of:=[.E65]-[.E$176]" office:value-type="float" office:value="4147298.525" calcext:value-type="float">
            <text:p>4147298,525</text:p>
          </table:table-cell>
          <table:table-cell table:style-name="ce3" table:formula="of:=[.F65]-[.F$176]" office:value-type="float" office:value="-1102.075" calcext:value-type="float">
            <text:p>-1102,075</text:p>
          </table:table-cell>
          <table:table-cell table:style-name="ce3" table:formula="of:=[.G65]-[.G$176]" office:value-type="float" office:value="-513.9" calcext:value-type="float">
            <text:p>-513,9</text:p>
          </table:table-cell>
          <table:table-cell table:style-name="ce3" table:formula="of:=[.H65]-[.H$176]" office:value-type="float" office:value="192.925" calcext:value-type="float">
            <text:p>192,925</text:p>
          </table:table-cell>
          <table:table-cell table:style-name="ce3" table:formula="of:=[.I65]-[.I$176]" office:value-type="float" office:value="290947.075" calcext:value-type="float">
            <text:p>290947,075</text:p>
          </table:table-cell>
          <table:table-cell table:style-name="ce3" table:formula="of:=[.J65]-[.J$176]" office:value-type="float" office:value="-348.525" calcext:value-type="float">
            <text:p>-348,525</text:p>
          </table:table-cell>
          <table:table-cell table:style-name="ce3" table:formula="of:=[.K65]-[.K$176]" office:value-type="float" office:value="-203.5625" calcext:value-type="float">
            <text:p>-203,5625</text:p>
          </table:table-cell>
          <table:table-cell table:style-name="ce3" table:formula="of:=[.L65]-[.L$176]" office:value-type="float" office:value="265.2" calcext:value-type="float">
            <text:p>265,2</text:p>
          </table:table-cell>
          <table:table-cell table:style-name="ce3" table:formula="of:=[.M65]-[.M$176]" office:value-type="float" office:value="509.35" calcext:value-type="float">
            <text:p>509,35</text:p>
          </table:table-cell>
          <table:table-cell table:style-name="ce3" table:formula="of:=[.N65]-[.N$176]" office:value-type="float" office:value="2292312.05" calcext:value-type="float">
            <text:p>2292312,05</text:p>
          </table:table-cell>
          <table:table-cell table:style-name="ce3" table:formula="of:=[.O65]-[.O$176]" office:value-type="float" office:value="38.65" calcext:value-type="float">
            <text:p>38,65</text:p>
          </table:table-cell>
          <table:table-cell table:style-name="ce3" table:formula="of:=[.P65]-[.P$176]" office:value-type="float" office:value="26.5875" calcext:value-type="float">
            <text:p>26,5875</text:p>
          </table:table-cell>
          <table:table-cell table:style-name="ce3" table:formula="of:=[.Q65]-[.Q$176]" office:value-type="float" office:value="-117.5625" calcext:value-type="float">
            <text:p>-117,5625</text:p>
          </table:table-cell>
          <table:table-cell table:style-name="ce3" table:formula="of:=[.R65]-[.R$176]" office:value-type="float" office:value="19.6875" calcext:value-type="float">
            <text:p>19,6875</text:p>
          </table:table-cell>
          <table:table-cell table:style-name="ce3" table:formula="of:=[.S65]-[.S$176]" office:value-type="float" office:value="239410.425" calcext:value-type="float">
            <text:p>239410,425</text:p>
          </table:table-cell>
          <table:table-cell table:style-name="ce3" table:formula="of:=[.T65]-[.T$176]" office:value-type="float" office:value="47.7125" calcext:value-type="float">
            <text:p>47,7125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430.475" calcext:value-type="float">
            <text:p>430,475</text:p>
          </table:table-cell>
          <table:table-cell table:style-name="ce3" table:formula="of:=[.C66]-[.C$176]" office:value-type="float" office:value="1479.625" calcext:value-type="float">
            <text:p>1479,625</text:p>
          </table:table-cell>
          <table:table-cell table:style-name="ce3" table:formula="of:=[.D66]-[.D$176]" office:value-type="float" office:value="6612.45" calcext:value-type="float">
            <text:p>6612,45</text:p>
          </table:table-cell>
          <table:table-cell table:style-name="ce3" table:formula="of:=[.E66]-[.E$176]" office:value-type="float" office:value="3812673.225" calcext:value-type="float">
            <text:p>3812673,225</text:p>
          </table:table-cell>
          <table:table-cell table:style-name="ce3" table:formula="of:=[.F66]-[.F$176]" office:value-type="float" office:value="-1102.075" calcext:value-type="float">
            <text:p>-1102,075</text:p>
          </table:table-cell>
          <table:table-cell table:style-name="ce3" table:formula="of:=[.G66]-[.G$176]" office:value-type="float" office:value="-313.4" calcext:value-type="float">
            <text:p>-313,4</text:p>
          </table:table-cell>
          <table:table-cell table:style-name="ce3" table:formula="of:=[.H66]-[.H$176]" office:value-type="float" office:value="533.925" calcext:value-type="float">
            <text:p>533,925</text:p>
          </table:table-cell>
          <table:table-cell table:style-name="ce3" table:formula="of:=[.I66]-[.I$176]" office:value-type="float" office:value="239213.975" calcext:value-type="float">
            <text:p>239213,975</text:p>
          </table:table-cell>
          <table:table-cell table:style-name="ce3" table:formula="of:=[.J66]-[.J$176]" office:value-type="float" office:value="-348.725" calcext:value-type="float">
            <text:p>-348,725</text:p>
          </table:table-cell>
          <table:table-cell table:style-name="ce3" table:formula="of:=[.K66]-[.K$176]" office:value-type="float" office:value="-434.3625" calcext:value-type="float">
            <text:p>-434,3625</text:p>
          </table:table-cell>
          <table:table-cell table:style-name="ce3" table:formula="of:=[.L66]-[.L$176]" office:value-type="float" office:value="270" calcext:value-type="float">
            <text:p>270</text:p>
          </table:table-cell>
          <table:table-cell table:style-name="ce3" table:formula="of:=[.M66]-[.M$176]" office:value-type="float" office:value="609.35" calcext:value-type="float">
            <text:p>609,35</text:p>
          </table:table-cell>
          <table:table-cell table:style-name="ce3" table:formula="of:=[.N66]-[.N$176]" office:value-type="float" office:value="2715052.85" calcext:value-type="float">
            <text:p>2715052,85</text:p>
          </table:table-cell>
          <table:table-cell table:style-name="ce3" table:formula="of:=[.O66]-[.O$176]" office:value-type="float" office:value="163.65" calcext:value-type="float">
            <text:p>163,65</text:p>
          </table:table-cell>
          <table:table-cell table:style-name="ce3" table:formula="of:=[.P66]-[.P$176]" office:value-type="float" office:value="81.5875" calcext:value-type="float">
            <text:p>81,5875</text:p>
          </table:table-cell>
          <table:table-cell table:style-name="ce3" table:formula="of:=[.Q66]-[.Q$176]" office:value-type="float" office:value="-293.3625" calcext:value-type="float">
            <text:p>-293,3625</text:p>
          </table:table-cell>
          <table:table-cell table:style-name="ce3" table:formula="of:=[.R66]-[.R$176]" office:value-type="float" office:value="29.6875" calcext:value-type="float">
            <text:p>29,6875</text:p>
          </table:table-cell>
          <table:table-cell table:style-name="ce3" table:formula="of:=[.S66]-[.S$176]" office:value-type="float" office:value="253028.725" calcext:value-type="float">
            <text:p>253028,725</text:p>
          </table:table-cell>
          <table:table-cell table:style-name="ce3" table:formula="of:=[.T66]-[.T$176]" office:value-type="float" office:value="47.7125" calcext:value-type="float">
            <text:p>47,7125</text:p>
          </table:table-cell>
          <table:table-cell table:style-name="ce3" table:formula="of:=[.U66]-[.U$176]" office:value-type="float" office:value="20" calcext:value-type="float">
            <text:p>2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-471.725" calcext:value-type="float">
            <text:p>-471,725</text:p>
          </table:table-cell>
          <table:table-cell table:style-name="ce3" table:formula="of:=[.C67]-[.C$176]" office:value-type="float" office:value="1359.225" calcext:value-type="float">
            <text:p>1359,225</text:p>
          </table:table-cell>
          <table:table-cell table:style-name="ce3" table:formula="of:=[.D67]-[.D$176]" office:value-type="float" office:value="9325.35" calcext:value-type="float">
            <text:p>9325,35</text:p>
          </table:table-cell>
          <table:table-cell table:style-name="ce3" table:formula="of:=[.E67]-[.E$176]" office:value-type="float" office:value="4188072.225" calcext:value-type="float">
            <text:p>4188072,225</text:p>
          </table:table-cell>
          <table:table-cell table:style-name="ce3" table:formula="of:=[.F67]-[.F$176]" office:value-type="float" office:value="-1102.075" calcext:value-type="float">
            <text:p>-1102,075</text:p>
          </table:table-cell>
          <table:table-cell table:style-name="ce3" table:formula="of:=[.G67]-[.G$176]" office:value-type="float" office:value="37.8000000000002" calcext:value-type="float">
            <text:p>37,8</text:p>
          </table:table-cell>
          <table:table-cell table:style-name="ce3" table:formula="of:=[.H67]-[.H$176]" office:value-type="float" office:value="-7.67499999999995" calcext:value-type="float">
            <text:p>-7,675</text:p>
          </table:table-cell>
          <table:table-cell table:style-name="ce3" table:formula="of:=[.I67]-[.I$176]" office:value-type="float" office:value="206605.575" calcext:value-type="float">
            <text:p>206605,575</text:p>
          </table:table-cell>
          <table:table-cell table:style-name="ce3" table:formula="of:=[.J67]-[.J$176]" office:value-type="float" office:value="-167.925" calcext:value-type="float">
            <text:p>-167,925</text:p>
          </table:table-cell>
          <table:table-cell table:style-name="ce3" table:formula="of:=[.K67]-[.K$176]" office:value-type="float" office:value="-153.5625" calcext:value-type="float">
            <text:p>-153,5625</text:p>
          </table:table-cell>
          <table:table-cell table:style-name="ce3" table:formula="of:=[.L67]-[.L$176]" office:value-type="float" office:value="89.3999999999999" calcext:value-type="float">
            <text:p>89,4</text:p>
          </table:table-cell>
          <table:table-cell table:style-name="ce3" table:formula="of:=[.M67]-[.M$176]" office:value-type="float" office:value="890.35" calcext:value-type="float">
            <text:p>890,35</text:p>
          </table:table-cell>
          <table:table-cell table:style-name="ce3" table:formula="of:=[.N67]-[.N$176]" office:value-type="float" office:value="2358968.05" calcext:value-type="float">
            <text:p>2358968,05</text:p>
          </table:table-cell>
          <table:table-cell table:style-name="ce3" table:formula="of:=[.O67]-[.O$176]" office:value-type="float" office:value="51.15" calcext:value-type="float">
            <text:p>51,15</text:p>
          </table:table-cell>
          <table:table-cell table:style-name="ce3" table:formula="of:=[.P67]-[.P$176]" office:value-type="float" office:value="26.5875" calcext:value-type="float">
            <text:p>26,5875</text:p>
          </table:table-cell>
          <table:table-cell table:style-name="ce3" table:formula="of:=[.Q67]-[.Q$176]" office:value-type="float" office:value="-137.7625" calcext:value-type="float">
            <text:p>-137,7625</text:p>
          </table:table-cell>
          <table:table-cell table:style-name="ce3" table:formula="of:=[.R67]-[.R$176]" office:value-type="float" office:value="39.6875" calcext:value-type="float">
            <text:p>39,6875</text:p>
          </table:table-cell>
          <table:table-cell table:style-name="ce3" table:formula="of:=[.S67]-[.S$176]" office:value-type="float" office:value="261140.425" calcext:value-type="float">
            <text:p>261140,425</text:p>
          </table:table-cell>
          <table:table-cell table:style-name="ce3" table:formula="of:=[.T67]-[.T$176]" office:value-type="float" office:value="-32.2875" calcext:value-type="float">
            <text:p>-32,2875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9.27500000000009" calcext:value-type="float">
            <text:p>9,275</text:p>
          </table:table-cell>
          <table:table-cell table:style-name="ce3" table:formula="of:=[.C68]-[.C$176]" office:value-type="float" office:value="1299.025" calcext:value-type="float">
            <text:p>1299,025</text:p>
          </table:table-cell>
          <table:table-cell table:style-name="ce3" table:formula="of:=[.D68]-[.D$176]" office:value-type="float" office:value="12038.15" calcext:value-type="float">
            <text:p>12038,15</text:p>
          </table:table-cell>
          <table:table-cell table:style-name="ce3" table:formula="of:=[.E68]-[.E$176]" office:value-type="float" office:value="3940554.825" calcext:value-type="float">
            <text:p>3940554,825</text:p>
          </table:table-cell>
          <table:table-cell table:style-name="ce3" table:formula="of:=[.F68]-[.F$176]" office:value-type="float" office:value="-1102.075" calcext:value-type="float">
            <text:p>-1102,075</text:p>
          </table:table-cell>
          <table:table-cell table:style-name="ce3" table:formula="of:=[.G68]-[.G$176]" office:value-type="float" office:value="-338.6" calcext:value-type="float">
            <text:p>-338,6</text:p>
          </table:table-cell>
          <table:table-cell table:style-name="ce3" table:formula="of:=[.H68]-[.H$176]" office:value-type="float" office:value="534.125" calcext:value-type="float">
            <text:p>534,125</text:p>
          </table:table-cell>
          <table:table-cell table:style-name="ce3" table:formula="of:=[.I68]-[.I$176]" office:value-type="float" office:value="165804.875" calcext:value-type="float">
            <text:p>165804,875</text:p>
          </table:table-cell>
          <table:table-cell table:style-name="ce3" table:formula="of:=[.J68]-[.J$176]" office:value-type="float" office:value="-388.525" calcext:value-type="float">
            <text:p>-388,525</text:p>
          </table:table-cell>
          <table:table-cell table:style-name="ce3" table:formula="of:=[.K68]-[.K$176]" office:value-type="float" office:value="-479.5625" calcext:value-type="float">
            <text:p>-479,5625</text:p>
          </table:table-cell>
          <table:table-cell table:style-name="ce3" table:formula="of:=[.L68]-[.L$176]" office:value-type="float" office:value="9.19999999999982" calcext:value-type="float">
            <text:p>9,2</text:p>
          </table:table-cell>
          <table:table-cell table:style-name="ce3" table:formula="of:=[.M68]-[.M$176]" office:value-type="float" office:value="770.15" calcext:value-type="float">
            <text:p>770,15</text:p>
          </table:table-cell>
          <table:table-cell table:style-name="ce3" table:formula="of:=[.N68]-[.N$176]" office:value-type="float" office:value="2144609.25" calcext:value-type="float">
            <text:p>2144609,25</text:p>
          </table:table-cell>
          <table:table-cell table:style-name="ce3" table:formula="of:=[.O68]-[.O$176]" office:value-type="float" office:value="101.15" calcext:value-type="float">
            <text:p>101,15</text:p>
          </table:table-cell>
          <table:table-cell table:style-name="ce3" table:formula="of:=[.P68]-[.P$176]" office:value-type="float" office:value="26.5875" calcext:value-type="float">
            <text:p>26,5875</text:p>
          </table:table-cell>
          <table:table-cell table:style-name="ce3" table:formula="of:=[.Q68]-[.Q$176]" office:value-type="float" office:value="-37.5625" calcext:value-type="float">
            <text:p>-37,5625</text:p>
          </table:table-cell>
          <table:table-cell table:style-name="ce3" table:formula="of:=[.R68]-[.R$176]" office:value-type="float" office:value="-20.3125" calcext:value-type="float">
            <text:p>-20,3125</text:p>
          </table:table-cell>
          <table:table-cell table:style-name="ce3" table:formula="of:=[.S68]-[.S$176]" office:value-type="float" office:value="255687.725" calcext:value-type="float">
            <text:p>255687,725</text:p>
          </table:table-cell>
          <table:table-cell table:style-name="ce3" table:formula="of:=[.T68]-[.T$176]" office:value-type="float" office:value="47.7125" calcext:value-type="float">
            <text:p>47,7125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-70.9250000000002" calcext:value-type="float">
            <text:p>-70,925</text:p>
          </table:table-cell>
          <table:table-cell table:style-name="ce3" table:formula="of:=[.C69]-[.C$176]" office:value-type="float" office:value="1419.425" calcext:value-type="float">
            <text:p>1419,425</text:p>
          </table:table-cell>
          <table:table-cell table:style-name="ce3" table:formula="of:=[.D69]-[.D$176]" office:value-type="float" office:value="8647.05" calcext:value-type="float">
            <text:p>8647,05</text:p>
          </table:table-cell>
          <table:table-cell table:style-name="ce3" table:formula="of:=[.E69]-[.E$176]" office:value-type="float" office:value="3943240.625" calcext:value-type="float">
            <text:p>3943240,625</text:p>
          </table:table-cell>
          <table:table-cell table:style-name="ce3" table:formula="of:=[.F69]-[.F$176]" office:value-type="float" office:value="-1102.075" calcext:value-type="float">
            <text:p>-1102,075</text:p>
          </table:table-cell>
          <table:table-cell table:style-name="ce3" table:formula="of:=[.G69]-[.G$176]" office:value-type="float" office:value="-212.9" calcext:value-type="float">
            <text:p>-212,9</text:p>
          </table:table-cell>
          <table:table-cell table:style-name="ce3" table:formula="of:=[.H69]-[.H$176]" office:value-type="float" office:value="784.725" calcext:value-type="float">
            <text:p>784,725</text:p>
          </table:table-cell>
          <table:table-cell table:style-name="ce3" table:formula="of:=[.I69]-[.I$176]" office:value-type="float" office:value="144075.175" calcext:value-type="float">
            <text:p>144075,175</text:p>
          </table:table-cell>
          <table:table-cell table:style-name="ce3" table:formula="of:=[.J69]-[.J$176]" office:value-type="float" office:value="22.4750000000004" calcext:value-type="float">
            <text:p>22,475</text:p>
          </table:table-cell>
          <table:table-cell table:style-name="ce3" table:formula="of:=[.K69]-[.K$176]" office:value-type="float" office:value="121.9375" calcext:value-type="float">
            <text:p>121,9375</text:p>
          </table:table-cell>
          <table:table-cell table:style-name="ce3" table:formula="of:=[.L69]-[.L$176]" office:value-type="float" office:value="189.9" calcext:value-type="float">
            <text:p>189,9</text:p>
          </table:table-cell>
          <table:table-cell table:style-name="ce3" table:formula="of:=[.M69]-[.M$176]" office:value-type="float" office:value="629.55" calcext:value-type="float">
            <text:p>629,55</text:p>
          </table:table-cell>
          <table:table-cell table:style-name="ce3" table:formula="of:=[.N69]-[.N$176]" office:value-type="float" office:value="2175192.05" calcext:value-type="float">
            <text:p>2175192,05</text:p>
          </table:table-cell>
          <table:table-cell table:style-name="ce3" table:formula="of:=[.O69]-[.O$176]" office:value-type="float" office:value="63.65" calcext:value-type="float">
            <text:p>63,65</text:p>
          </table:table-cell>
          <table:table-cell table:style-name="ce3" table:formula="of:=[.P69]-[.P$176]" office:value-type="float" office:value="6.58750000000001" calcext:value-type="float">
            <text:p>6,5875</text:p>
          </table:table-cell>
          <table:table-cell table:style-name="ce3" table:formula="of:=[.Q69]-[.Q$176]" office:value-type="float" office:value="-137.9625" calcext:value-type="float">
            <text:p>-137,9625</text:p>
          </table:table-cell>
          <table:table-cell table:style-name="ce3" table:formula="of:=[.R69]-[.R$176]" office:value-type="float" office:value="79.6875" calcext:value-type="float">
            <text:p>79,6875</text:p>
          </table:table-cell>
          <table:table-cell table:style-name="ce3" table:formula="of:=[.S69]-[.S$176]" office:value-type="float" office:value="239437.525" calcext:value-type="float">
            <text:p>239437,525</text:p>
          </table:table-cell>
          <table:table-cell table:style-name="ce3" table:formula="of:=[.T69]-[.T$176]" office:value-type="float" office:value="147.7125" calcext:value-type="float">
            <text:p>147,7125</text:p>
          </table:table-cell>
          <table:table-cell table:style-name="ce3" table:formula="of:=[.U69]-[.U$176]" office:value-type="float" office:value="40" calcext:value-type="float">
            <text:p>4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49.4749999999999" calcext:value-type="float">
            <text:p>49,475</text:p>
          </table:table-cell>
          <table:table-cell table:style-name="ce3" table:formula="of:=[.C70]-[.C$176]" office:value-type="float" office:value="1520.025" calcext:value-type="float">
            <text:p>1520,025</text:p>
          </table:table-cell>
          <table:table-cell table:style-name="ce3" table:formula="of:=[.D70]-[.D$176]" office:value-type="float" office:value="6612.45" calcext:value-type="float">
            <text:p>6612,45</text:p>
          </table:table-cell>
          <table:table-cell table:style-name="ce3" table:formula="of:=[.E70]-[.E$176]" office:value-type="float" office:value="3839909.525" calcext:value-type="float">
            <text:p>3839909,525</text:p>
          </table:table-cell>
          <table:table-cell table:style-name="ce3" table:formula="of:=[.F70]-[.F$176]" office:value-type="float" office:value="-1102.075" calcext:value-type="float">
            <text:p>-1102,075</text:p>
          </table:table-cell>
          <table:table-cell table:style-name="ce3" table:formula="of:=[.G70]-[.G$176]" office:value-type="float" office:value="-288.2" calcext:value-type="float">
            <text:p>-288,2</text:p>
          </table:table-cell>
          <table:table-cell table:style-name="ce3" table:formula="of:=[.H70]-[.H$176]" office:value-type="float" office:value="533.725" calcext:value-type="float">
            <text:p>533,725</text:p>
          </table:table-cell>
          <table:table-cell table:style-name="ce3" table:formula="of:=[.I70]-[.I$176]" office:value-type="float" office:value="122291.375" calcext:value-type="float">
            <text:p>122291,375</text:p>
          </table:table-cell>
          <table:table-cell table:style-name="ce3" table:formula="of:=[.J70]-[.J$176]" office:value-type="float" office:value="-368.525" calcext:value-type="float">
            <text:p>-368,525</text:p>
          </table:table-cell>
          <table:table-cell table:style-name="ce3" table:formula="of:=[.K70]-[.K$176]" office:value-type="float" office:value="-379.0625" calcext:value-type="float">
            <text:p>-379,0625</text:p>
          </table:table-cell>
          <table:table-cell table:style-name="ce3" table:formula="of:=[.L70]-[.L$176]" office:value-type="float" office:value="9.39999999999986" calcext:value-type="float">
            <text:p>9,4</text:p>
          </table:table-cell>
          <table:table-cell table:style-name="ce3" table:formula="of:=[.M70]-[.M$176]" office:value-type="float" office:value="779.95" calcext:value-type="float">
            <text:p>779,95</text:p>
          </table:table-cell>
          <table:table-cell table:style-name="ce3" table:formula="of:=[.N70]-[.N$176]" office:value-type="float" office:value="2152408.05" calcext:value-type="float">
            <text:p>2152408,05</text:p>
          </table:table-cell>
          <table:table-cell table:style-name="ce3" table:formula="of:=[.O70]-[.O$176]" office:value-type="float" office:value="38.65" calcext:value-type="float">
            <text:p>38,65</text:p>
          </table:table-cell>
          <table:table-cell table:style-name="ce3" table:formula="of:=[.P70]-[.P$176]" office:value-type="float" office:value="81.5875" calcext:value-type="float">
            <text:p>81,5875</text:p>
          </table:table-cell>
          <table:table-cell table:style-name="ce3" table:formula="of:=[.Q70]-[.Q$176]" office:value-type="float" office:value="102.8375" calcext:value-type="float">
            <text:p>102,8375</text:p>
          </table:table-cell>
          <table:table-cell table:style-name="ce3" table:formula="of:=[.R70]-[.R$176]" office:value-type="float" office:value="119.6875" calcext:value-type="float">
            <text:p>119,6875</text:p>
          </table:table-cell>
          <table:table-cell table:style-name="ce3" table:formula="of:=[.S70]-[.S$176]" office:value-type="float" office:value="231326.025" calcext:value-type="float">
            <text:p>231326,025</text:p>
          </table:table-cell>
          <table:table-cell table:style-name="ce3" table:formula="of:=[.T70]-[.T$176]" office:value-type="float" office:value="7.7125" calcext:value-type="float">
            <text:p>7,7125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-211.325" calcext:value-type="float">
            <text:p>-211,325</text:p>
          </table:table-cell>
          <table:table-cell table:style-name="ce3" table:formula="of:=[.C71]-[.C$176]" office:value-type="float" office:value="1484.625" calcext:value-type="float">
            <text:p>1484,625</text:p>
          </table:table-cell>
          <table:table-cell table:style-name="ce3" table:formula="of:=[.D71]-[.D$176]" office:value-type="float" office:value="8647.05" calcext:value-type="float">
            <text:p>8647,05</text:p>
          </table:table-cell>
          <table:table-cell table:style-name="ce3" table:formula="of:=[.E71]-[.E$176]" office:value-type="float" office:value="3780011.025" calcext:value-type="float">
            <text:p>3780011,025</text:p>
          </table:table-cell>
          <table:table-cell table:style-name="ce3" table:formula="of:=[.F71]-[.F$176]" office:value-type="float" office:value="-1102.075" calcext:value-type="float">
            <text:p>-1102,075</text:p>
          </table:table-cell>
          <table:table-cell table:style-name="ce3" table:formula="of:=[.G71]-[.G$176]" office:value-type="float" office:value="-438.9" calcext:value-type="float">
            <text:p>-438,9</text:p>
          </table:table-cell>
          <table:table-cell table:style-name="ce3" table:formula="of:=[.H71]-[.H$176]" office:value-type="float" office:value="92.7249999999999" calcext:value-type="float">
            <text:p>92,725</text:p>
          </table:table-cell>
          <table:table-cell table:style-name="ce3" table:formula="of:=[.I71]-[.I$176]" office:value-type="float" office:value="103247.375" calcext:value-type="float">
            <text:p>103247,375</text:p>
          </table:table-cell>
          <table:table-cell table:style-name="ce3" table:formula="of:=[.J71]-[.J$176]" office:value-type="float" office:value="-187.925" calcext:value-type="float">
            <text:p>-187,925</text:p>
          </table:table-cell>
          <table:table-cell table:style-name="ce3" table:formula="of:=[.K71]-[.K$176]" office:value-type="float" office:value="21.9375" calcext:value-type="float">
            <text:p>21,9375</text:p>
          </table:table-cell>
          <table:table-cell table:style-name="ce3" table:formula="of:=[.L71]-[.L$176]" office:value-type="float" office:value="9.59999999999991" calcext:value-type="float">
            <text:p>9,6</text:p>
          </table:table-cell>
          <table:table-cell table:style-name="ce3" table:formula="of:=[.M71]-[.M$176]" office:value-type="float" office:value="709.95" calcext:value-type="float">
            <text:p>709,95</text:p>
          </table:table-cell>
          <table:table-cell table:style-name="ce3" table:formula="of:=[.N71]-[.N$176]" office:value-type="float" office:value="2409969.15" calcext:value-type="float">
            <text:p>2409969,15</text:p>
          </table:table-cell>
          <table:table-cell table:style-name="ce3" table:formula="of:=[.O71]-[.O$176]" office:value-type="float" office:value="61.85" calcext:value-type="float">
            <text:p>61,85</text:p>
          </table:table-cell>
          <table:table-cell table:style-name="ce3" table:formula="of:=[.P71]-[.P$176]" office:value-type="float" office:value="-18.4125" calcext:value-type="float">
            <text:p>-18,4125</text:p>
          </table:table-cell>
          <table:table-cell table:style-name="ce3" table:formula="of:=[.Q71]-[.Q$176]" office:value-type="float" office:value="22.4375" calcext:value-type="float">
            <text:p>22,4375</text:p>
          </table:table-cell>
          <table:table-cell table:style-name="ce3" table:formula="of:=[.R71]-[.R$176]" office:value-type="float" office:value="69.6875" calcext:value-type="float">
            <text:p>69,6875</text:p>
          </table:table-cell>
          <table:table-cell table:style-name="ce3" table:formula="of:=[.S71]-[.S$176]" office:value-type="float" office:value="242123.425" calcext:value-type="float">
            <text:p>242123,425</text:p>
          </table:table-cell>
          <table:table-cell table:style-name="ce3" table:formula="of:=[.T71]-[.T$176]" office:value-type="float" office:value="167.9125" calcext:value-type="float">
            <text:p>167,9125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-10.7249999999999" calcext:value-type="float">
            <text:p>-10,725</text:p>
          </table:table-cell>
          <table:table-cell table:style-name="ce3" table:formula="of:=[.C72]-[.C$176]" office:value-type="float" office:value="1519.825" calcext:value-type="float">
            <text:p>1519,825</text:p>
          </table:table-cell>
          <table:table-cell table:style-name="ce3" table:formula="of:=[.D72]-[.D$176]" office:value-type="float" office:value="9325.35" calcext:value-type="float">
            <text:p>9325,35</text:p>
          </table:table-cell>
          <table:table-cell table:style-name="ce3" table:formula="of:=[.E72]-[.E$176]" office:value-type="float" office:value="3829004.325" calcext:value-type="float">
            <text:p>3829004,325</text:p>
          </table:table-cell>
          <table:table-cell table:style-name="ce3" table:formula="of:=[.F72]-[.F$176]" office:value-type="float" office:value="-1102.075" calcext:value-type="float">
            <text:p>-1102,075</text:p>
          </table:table-cell>
          <table:table-cell table:style-name="ce3" table:formula="of:=[.G72]-[.G$176]" office:value-type="float" office:value="-418.8" calcext:value-type="float">
            <text:p>-418,8</text:p>
          </table:table-cell>
          <table:table-cell table:style-name="ce3" table:formula="of:=[.H72]-[.H$176]" office:value-type="float" office:value="513.925" calcext:value-type="float">
            <text:p>513,925</text:p>
          </table:table-cell>
          <table:table-cell table:style-name="ce3" table:formula="of:=[.I72]-[.I$176]" office:value-type="float" office:value="92368.975" calcext:value-type="float">
            <text:p>92368,975</text:p>
          </table:table-cell>
          <table:table-cell table:style-name="ce3" table:formula="of:=[.J72]-[.J$176]" office:value-type="float" office:value="-508.925" calcext:value-type="float">
            <text:p>-508,925</text:p>
          </table:table-cell>
          <table:table-cell table:style-name="ce3" table:formula="of:=[.K72]-[.K$176]" office:value-type="float" office:value="-504.2625" calcext:value-type="float">
            <text:p>-504,2625</text:p>
          </table:table-cell>
          <table:table-cell table:style-name="ce3" table:formula="of:=[.L72]-[.L$176]" office:value-type="float" office:value="69.5999999999999" calcext:value-type="float">
            <text:p>69,6</text:p>
          </table:table-cell>
          <table:table-cell table:style-name="ce3" table:formula="of:=[.M72]-[.M$176]" office:value-type="float" office:value="278.45" calcext:value-type="float">
            <text:p>278,45</text:p>
          </table:table-cell>
          <table:table-cell table:style-name="ce3" table:formula="of:=[.N72]-[.N$176]" office:value-type="float" office:value="2190237.55" calcext:value-type="float">
            <text:p>2190237,55</text:p>
          </table:table-cell>
          <table:table-cell table:style-name="ce3" table:formula="of:=[.O72]-[.O$176]" office:value-type="float" office:value="-11.35" calcext:value-type="float">
            <text:p>-11,35</text:p>
          </table:table-cell>
          <table:table-cell table:style-name="ce3" table:formula="of:=[.P72]-[.P$176]" office:value-type="float" office:value="-73.4125" calcext:value-type="float">
            <text:p>-73,4125</text:p>
          </table:table-cell>
          <table:table-cell table:style-name="ce3" table:formula="of:=[.Q72]-[.Q$176]" office:value-type="float" office:value="-37.5625" calcext:value-type="float">
            <text:p>-37,5625</text:p>
          </table:table-cell>
          <table:table-cell table:style-name="ce3" table:formula="of:=[.R72]-[.R$176]" office:value-type="float" office:value="109.6875" calcext:value-type="float">
            <text:p>109,6875</text:p>
          </table:table-cell>
          <table:table-cell table:style-name="ce3" table:formula="of:=[.S72]-[.S$176]" office:value-type="float" office:value="239464.525" calcext:value-type="float">
            <text:p>239464,525</text:p>
          </table:table-cell>
          <table:table-cell table:style-name="ce3" table:formula="of:=[.T72]-[.T$176]" office:value-type="float" office:value="22.7125" calcext:value-type="float">
            <text:p>22,7125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49.2750000000001" calcext:value-type="float">
            <text:p>49,275</text:p>
          </table:table-cell>
          <table:table-cell table:style-name="ce3" table:formula="of:=[.C73]-[.C$176]" office:value-type="float" office:value="1158.825" calcext:value-type="float">
            <text:p>1158,825</text:p>
          </table:table-cell>
          <table:table-cell table:style-name="ce3" table:formula="of:=[.D73]-[.D$176]" office:value-type="float" office:value="6612.45" calcext:value-type="float">
            <text:p>6612,45</text:p>
          </table:table-cell>
          <table:table-cell table:style-name="ce3" table:formula="of:=[.E73]-[.E$176]" office:value-type="float" office:value="3790889.125" calcext:value-type="float">
            <text:p>3790889,125</text:p>
          </table:table-cell>
          <table:table-cell table:style-name="ce3" table:formula="of:=[.F73]-[.F$176]" office:value-type="float" office:value="-1102.075" calcext:value-type="float">
            <text:p>-1102,075</text:p>
          </table:table-cell>
          <table:table-cell table:style-name="ce3" table:formula="of:=[.G73]-[.G$176]" office:value-type="float" office:value="-488.7" calcext:value-type="float">
            <text:p>-488,7</text:p>
          </table:table-cell>
          <table:table-cell table:style-name="ce3" table:formula="of:=[.H73]-[.H$176]" office:value-type="float" office:value="413.525" calcext:value-type="float">
            <text:p>413,525</text:p>
          </table:table-cell>
          <table:table-cell table:style-name="ce3" table:formula="of:=[.I73]-[.I$176]" office:value-type="float" office:value="86916.275" calcext:value-type="float">
            <text:p>86916,275</text:p>
          </table:table-cell>
          <table:table-cell table:style-name="ce3" table:formula="of:=[.J73]-[.J$176]" office:value-type="float" office:value="333.275" calcext:value-type="float">
            <text:p>333,275</text:p>
          </table:table-cell>
          <table:table-cell table:style-name="ce3" table:formula="of:=[.K73]-[.K$176]" office:value-type="float" office:value="-329.0625" calcext:value-type="float">
            <text:p>-329,0625</text:p>
          </table:table-cell>
          <table:table-cell table:style-name="ce3" table:formula="of:=[.L73]-[.L$176]" office:value-type="float" office:value="-30.8000000000001" calcext:value-type="float">
            <text:p>-30,8</text:p>
          </table:table-cell>
          <table:table-cell table:style-name="ce3" table:formula="of:=[.M73]-[.M$176]" office:value-type="float" office:value="348.95" calcext:value-type="float">
            <text:p>348,95</text:p>
          </table:table-cell>
          <table:table-cell table:style-name="ce3" table:formula="of:=[.N73]-[.N$176]" office:value-type="float" office:value="2102846.45" calcext:value-type="float">
            <text:p>2102846,45</text:p>
          </table:table-cell>
          <table:table-cell table:style-name="ce3" table:formula="of:=[.O73]-[.O$176]" office:value-type="float" office:value="126.15" calcext:value-type="float">
            <text:p>126,15</text:p>
          </table:table-cell>
          <table:table-cell table:style-name="ce3" table:formula="of:=[.P73]-[.P$176]" office:value-type="float" office:value="-60.1125" calcext:value-type="float">
            <text:p>-60,1125</text:p>
          </table:table-cell>
          <table:table-cell table:style-name="ce3" table:formula="of:=[.Q73]-[.Q$176]" office:value-type="float" office:value="-358.3625" calcext:value-type="float">
            <text:p>-358,3625</text:p>
          </table:table-cell>
          <table:table-cell table:style-name="ce3" table:formula="of:=[.R73]-[.R$176]" office:value-type="float" office:value="79.6875" calcext:value-type="float">
            <text:p>79,6875</text:p>
          </table:table-cell>
          <table:table-cell table:style-name="ce3" table:formula="of:=[.S73]-[.S$176]" office:value-type="float" office:value="217653.625" calcext:value-type="float">
            <text:p>217653,625</text:p>
          </table:table-cell>
          <table:table-cell table:style-name="ce3" table:formula="of:=[.T73]-[.T$176]" office:value-type="float" office:value="87.7125" calcext:value-type="float">
            <text:p>87,7125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-211.325" calcext:value-type="float">
            <text:p>-211,325</text:p>
          </table:table-cell>
          <table:table-cell table:style-name="ce3" table:formula="of:=[.C74]-[.C$176]" office:value-type="float" office:value="918.025" calcext:value-type="float">
            <text:p>918,025</text:p>
          </table:table-cell>
          <table:table-cell table:style-name="ce3" table:formula="of:=[.D74]-[.D$176]" office:value-type="float" office:value="6612.45" calcext:value-type="float">
            <text:p>6612,45</text:p>
          </table:table-cell>
          <table:table-cell table:style-name="ce3" table:formula="of:=[.E74]-[.E$176]" office:value-type="float" office:value="3475416.025" calcext:value-type="float">
            <text:p>3475416,025</text:p>
          </table:table-cell>
          <table:table-cell table:style-name="ce3" table:formula="of:=[.F74]-[.F$176]" office:value-type="float" office:value="-1102.075" calcext:value-type="float">
            <text:p>-1102,075</text:p>
          </table:table-cell>
          <table:table-cell table:style-name="ce3" table:formula="of:=[.G74]-[.G$176]" office:value-type="float" office:value="-388.4" calcext:value-type="float">
            <text:p>-388,4</text:p>
          </table:table-cell>
          <table:table-cell table:style-name="ce3" table:formula="of:=[.H74]-[.H$176]" office:value-type="float" office:value="494.125" calcext:value-type="float">
            <text:p>494,125</text:p>
          </table:table-cell>
          <table:table-cell table:style-name="ce3" table:formula="of:=[.I74]-[.I$176]" office:value-type="float" office:value="73325.075" calcext:value-type="float">
            <text:p>73325,075</text:p>
          </table:table-cell>
          <table:table-cell table:style-name="ce3" table:formula="of:=[.J74]-[.J$176]" office:value-type="float" office:value="-589.125" calcext:value-type="float">
            <text:p>-589,125</text:p>
          </table:table-cell>
          <table:table-cell table:style-name="ce3" table:formula="of:=[.K74]-[.K$176]" office:value-type="float" office:value="-354.2625" calcext:value-type="float">
            <text:p>-354,2625</text:p>
          </table:table-cell>
          <table:table-cell table:style-name="ce3" table:formula="of:=[.L74]-[.L$176]" office:value-type="float" office:value="114.7" calcext:value-type="float">
            <text:p>114,7</text:p>
          </table:table-cell>
          <table:table-cell table:style-name="ce3" table:formula="of:=[.M74]-[.M$176]" office:value-type="float" office:value="649.55" calcext:value-type="float">
            <text:p>649,55</text:p>
          </table:table-cell>
          <table:table-cell table:style-name="ce3" table:formula="of:=[.N74]-[.N$176]" office:value-type="float" office:value="1923128.65" calcext:value-type="float">
            <text:p>1923128,65</text:p>
          </table:table-cell>
          <table:table-cell table:style-name="ce3" table:formula="of:=[.O74]-[.O$176]" office:value-type="float" office:value="38.65" calcext:value-type="float">
            <text:p>38,65</text:p>
          </table:table-cell>
          <table:table-cell table:style-name="ce3" table:formula="of:=[.P74]-[.P$176]" office:value-type="float" office:value="-53.4125" calcext:value-type="float">
            <text:p>-53,4125</text:p>
          </table:table-cell>
          <table:table-cell table:style-name="ce3" table:formula="of:=[.Q74]-[.Q$176]" office:value-type="float" office:value="-258.1625" calcext:value-type="float">
            <text:p>-258,1625</text:p>
          </table:table-cell>
          <table:table-cell table:style-name="ce3" table:formula="of:=[.R74]-[.R$176]" office:value-type="float" office:value="79.6875" calcext:value-type="float">
            <text:p>79,6875</text:p>
          </table:table-cell>
          <table:table-cell table:style-name="ce3" table:formula="of:=[.S74]-[.S$176]" office:value-type="float" office:value="220393.425" calcext:value-type="float">
            <text:p>220393,425</text:p>
          </table:table-cell>
          <table:table-cell table:style-name="ce3" table:formula="of:=[.T74]-[.T$176]" office:value-type="float" office:value="198.0125" calcext:value-type="float">
            <text:p>198,0125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-411.925" calcext:value-type="float">
            <text:p>-411,925</text:p>
          </table:table-cell>
          <table:table-cell table:style-name="ce3" table:formula="of:=[.C75]-[.C$176]" office:value-type="float" office:value="1199.025" calcext:value-type="float">
            <text:p>1199,025</text:p>
          </table:table-cell>
          <table:table-cell table:style-name="ce3" table:formula="of:=[.D75]-[.D$176]" office:value-type="float" office:value="8647.05" calcext:value-type="float">
            <text:p>8647,05</text:p>
          </table:table-cell>
          <table:table-cell table:style-name="ce3" table:formula="of:=[.E75]-[.E$176]" office:value-type="float" office:value="3676652.625" calcext:value-type="float">
            <text:p>3676652,625</text:p>
          </table:table-cell>
          <table:table-cell table:style-name="ce3" table:formula="of:=[.F75]-[.F$176]" office:value-type="float" office:value="-1102.075" calcext:value-type="float">
            <text:p>-1102,075</text:p>
          </table:table-cell>
          <table:table-cell table:style-name="ce3" table:formula="of:=[.G75]-[.G$176]" office:value-type="float" office:value="-820.2" calcext:value-type="float">
            <text:p>-820,2</text:p>
          </table:table-cell>
          <table:table-cell table:style-name="ce3" table:formula="of:=[.H75]-[.H$176]" office:value-type="float" office:value="212.925" calcext:value-type="float">
            <text:p>212,925</text:p>
          </table:table-cell>
          <table:table-cell table:style-name="ce3" table:formula="of:=[.I75]-[.I$176]" office:value-type="float" office:value="78777.775" calcext:value-type="float">
            <text:p>78777,775</text:p>
          </table:table-cell>
          <table:table-cell table:style-name="ce3" table:formula="of:=[.J75]-[.J$176]" office:value-type="float" office:value="-7.52499999999964" calcext:value-type="float">
            <text:p>-7,525</text:p>
          </table:table-cell>
          <table:table-cell table:style-name="ce3" table:formula="of:=[.K75]-[.K$176]" office:value-type="float" office:value="-228.7625" calcext:value-type="float">
            <text:p>-228,7625</text:p>
          </table:table-cell>
          <table:table-cell table:style-name="ce3" table:formula="of:=[.L75]-[.L$176]" office:value-type="float" office:value="239.9" calcext:value-type="float">
            <text:p>239,9</text:p>
          </table:table-cell>
          <table:table-cell table:style-name="ce3" table:formula="of:=[.M75]-[.M$176]" office:value-type="float" office:value="669.55" calcext:value-type="float">
            <text:p>669,55</text:p>
          </table:table-cell>
          <table:table-cell table:style-name="ce3" table:formula="of:=[.N75]-[.N$176]" office:value-type="float" office:value="2103620.85" calcext:value-type="float">
            <text:p>2103620,85</text:p>
          </table:table-cell>
          <table:table-cell table:style-name="ce3" table:formula="of:=[.O75]-[.O$176]" office:value-type="float" office:value="56.15" calcext:value-type="float">
            <text:p>56,15</text:p>
          </table:table-cell>
          <table:table-cell table:style-name="ce3" table:formula="of:=[.P75]-[.P$176]" office:value-type="float" office:value="-43.4125" calcext:value-type="float">
            <text:p>-43,4125</text:p>
          </table:table-cell>
          <table:table-cell table:style-name="ce3" table:formula="of:=[.Q75]-[.Q$176]" office:value-type="float" office:value="-258.3625" calcext:value-type="float">
            <text:p>-258,3625</text:p>
          </table:table-cell>
          <table:table-cell table:style-name="ce3" table:formula="of:=[.R75]-[.R$176]" office:value-type="float" office:value="92.1875" calcext:value-type="float">
            <text:p>92,1875</text:p>
          </table:table-cell>
          <table:table-cell table:style-name="ce3" table:formula="of:=[.S75]-[.S$176]" office:value-type="float" office:value="255633.625" calcext:value-type="float">
            <text:p>255633,625</text:p>
          </table:table-cell>
          <table:table-cell table:style-name="ce3" table:formula="of:=[.T75]-[.T$176]" office:value-type="float" office:value="87.9125" calcext:value-type="float">
            <text:p>87,9125</text:p>
          </table:table-cell>
          <table:table-cell table:style-name="ce3" table:formula="of:=[.U75]-[.U$176]" office:value-type="float" office:value="25" calcext:value-type="float">
            <text:p>25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149.475" calcext:value-type="float">
            <text:p>149,475</text:p>
          </table:table-cell>
          <table:table-cell table:style-name="ce3" table:formula="of:=[.C76]-[.C$176]" office:value-type="float" office:value="978.425" calcext:value-type="float">
            <text:p>978,425</text:p>
          </table:table-cell>
          <table:table-cell table:style-name="ce3" table:formula="of:=[.D76]-[.D$176]" office:value-type="float" office:value="5256.05" calcext:value-type="float">
            <text:p>5256,05</text:p>
          </table:table-cell>
          <table:table-cell table:style-name="ce3" table:formula="of:=[.E76]-[.E$176]" office:value-type="float" office:value="3638537.725" calcext:value-type="float">
            <text:p>3638537,725</text:p>
          </table:table-cell>
          <table:table-cell table:style-name="ce3" table:formula="of:=[.F76]-[.F$176]" office:value-type="float" office:value="-1102.075" calcext:value-type="float">
            <text:p>-1102,075</text:p>
          </table:table-cell>
          <table:table-cell table:style-name="ce3" table:formula="of:=[.G76]-[.G$176]" office:value-type="float" office:value="-613.9" calcext:value-type="float">
            <text:p>-613,9</text:p>
          </table:table-cell>
          <table:table-cell table:style-name="ce3" table:formula="of:=[.H76]-[.H$176]" office:value-type="float" office:value="809.925" calcext:value-type="float">
            <text:p>809,925</text:p>
          </table:table-cell>
          <table:table-cell table:style-name="ce3" table:formula="of:=[.I76]-[.I$176]" office:value-type="float" office:value="70612.275" calcext:value-type="float">
            <text:p>70612,275</text:p>
          </table:table-cell>
          <table:table-cell table:style-name="ce3" table:formula="of:=[.J76]-[.J$176]" office:value-type="float" office:value="-67.5249999999996" calcext:value-type="float">
            <text:p>-67,525</text:p>
          </table:table-cell>
          <table:table-cell table:style-name="ce3" table:formula="of:=[.K76]-[.K$176]" office:value-type="float" office:value="-605.0625" calcext:value-type="float">
            <text:p>-605,0625</text:p>
          </table:table-cell>
          <table:table-cell table:style-name="ce3" table:formula="of:=[.L76]-[.L$176]" office:value-type="float" office:value="-10.8000000000001" calcext:value-type="float">
            <text:p>-10,8</text:p>
          </table:table-cell>
          <table:table-cell table:style-name="ce3" table:formula="of:=[.M76]-[.M$176]" office:value-type="float" office:value="509.35" calcext:value-type="float">
            <text:p>509,35</text:p>
          </table:table-cell>
          <table:table-cell table:style-name="ce3" table:formula="of:=[.N76]-[.N$176]" office:value-type="float" office:value="1963985.65" calcext:value-type="float">
            <text:p>1963985,65</text:p>
          </table:table-cell>
          <table:table-cell table:style-name="ce3" table:formula="of:=[.O76]-[.O$176]" office:value-type="float" office:value="76.15" calcext:value-type="float">
            <text:p>76,15</text:p>
          </table:table-cell>
          <table:table-cell table:style-name="ce3" table:formula="of:=[.P76]-[.P$176]" office:value-type="float" office:value="56.5875" calcext:value-type="float">
            <text:p>56,5875</text:p>
          </table:table-cell>
          <table:table-cell table:style-name="ce3" table:formula="of:=[.Q76]-[.Q$176]" office:value-type="float" office:value="-117.7625" calcext:value-type="float">
            <text:p>-117,7625</text:p>
          </table:table-cell>
          <table:table-cell table:style-name="ce3" table:formula="of:=[.R76]-[.R$176]" office:value-type="float" office:value="9.6875" calcext:value-type="float">
            <text:p>9,6875</text:p>
          </table:table-cell>
          <table:table-cell table:style-name="ce3" table:formula="of:=[.S76]-[.S$176]" office:value-type="float" office:value="274758.525" calcext:value-type="float">
            <text:p>274758,525</text:p>
          </table:table-cell>
          <table:table-cell table:style-name="ce3" table:formula="of:=[.T76]-[.T$176]" office:value-type="float" office:value="173.0125" calcext:value-type="float">
            <text:p>173,0125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100.3" calcext:value-type="float">
            <text:p>100,3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-592.525" calcext:value-type="float">
            <text:p>-592,525</text:p>
          </table:table-cell>
          <table:table-cell table:style-name="ce3" table:formula="of:=[.C77]-[.C$176]" office:value-type="float" office:value="998.225" calcext:value-type="float">
            <text:p>998,225</text:p>
          </table:table-cell>
          <table:table-cell table:style-name="ce3" table:formula="of:=[.D77]-[.D$176]" office:value-type="float" office:value="6612.45" calcext:value-type="float">
            <text:p>6612,45</text:p>
          </table:table-cell>
          <table:table-cell table:style-name="ce3" table:formula="of:=[.E77]-[.E$176]" office:value-type="float" office:value="3638483.925" calcext:value-type="float">
            <text:p>3638483,925</text:p>
          </table:table-cell>
          <table:table-cell table:style-name="ce3" table:formula="of:=[.F77]-[.F$176]" office:value-type="float" office:value="-1102.075" calcext:value-type="float">
            <text:p>-1102,075</text:p>
          </table:table-cell>
          <table:table-cell table:style-name="ce3" table:formula="of:=[.G77]-[.G$176]" office:value-type="float" office:value="-37.3999999999999" calcext:value-type="float">
            <text:p>-37,4</text:p>
          </table:table-cell>
          <table:table-cell table:style-name="ce3" table:formula="of:=[.H77]-[.H$176]" office:value-type="float" office:value="213.125" calcext:value-type="float">
            <text:p>213,125</text:p>
          </table:table-cell>
          <table:table-cell table:style-name="ce3" table:formula="of:=[.I77]-[.I$176]" office:value-type="float" office:value="67872.275" calcext:value-type="float">
            <text:p>67872,275</text:p>
          </table:table-cell>
          <table:table-cell table:style-name="ce3" table:formula="of:=[.J77]-[.J$176]" office:value-type="float" office:value="-468.925" calcext:value-type="float">
            <text:p>-468,925</text:p>
          </table:table-cell>
          <table:table-cell table:style-name="ce3" table:formula="of:=[.K77]-[.K$176]" office:value-type="float" office:value="-679.7625" calcext:value-type="float">
            <text:p>-679,7625</text:p>
          </table:table-cell>
          <table:table-cell table:style-name="ce3" table:formula="of:=[.L77]-[.L$176]" office:value-type="float" office:value="270.2" calcext:value-type="float">
            <text:p>270,2</text:p>
          </table:table-cell>
          <table:table-cell table:style-name="ce3" table:formula="of:=[.M77]-[.M$176]" office:value-type="float" office:value="649.55" calcext:value-type="float">
            <text:p>649,55</text:p>
          </table:table-cell>
          <table:table-cell table:style-name="ce3" table:formula="of:=[.N77]-[.N$176]" office:value-type="float" office:value="2046084.85" calcext:value-type="float">
            <text:p>2046084,85</text:p>
          </table:table-cell>
          <table:table-cell table:style-name="ce3" table:formula="of:=[.O77]-[.O$176]" office:value-type="float" office:value="76.15" calcext:value-type="float">
            <text:p>76,15</text:p>
          </table:table-cell>
          <table:table-cell table:style-name="ce3" table:formula="of:=[.P77]-[.P$176]" office:value-type="float" office:value="6.58750000000001" calcext:value-type="float">
            <text:p>6,5875</text:p>
          </table:table-cell>
          <table:table-cell table:style-name="ce3" table:formula="of:=[.Q77]-[.Q$176]" office:value-type="float" office:value="42.6375" calcext:value-type="float">
            <text:p>42,6375</text:p>
          </table:table-cell>
          <table:table-cell table:style-name="ce3" table:formula="of:=[.R77]-[.R$176]" office:value-type="float" office:value="9.6875" calcext:value-type="float">
            <text:p>9,6875</text:p>
          </table:table-cell>
          <table:table-cell table:style-name="ce3" table:formula="of:=[.S77]-[.S$176]" office:value-type="float" office:value="315613.125" calcext:value-type="float">
            <text:p>315613,125</text:p>
          </table:table-cell>
          <table:table-cell table:style-name="ce3" table:formula="of:=[.T77]-[.T$176]" office:value-type="float" office:value="22.7125" calcext:value-type="float">
            <text:p>22,7125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-672.725" calcext:value-type="float">
            <text:p>-672,725</text:p>
          </table:table-cell>
          <table:table-cell table:style-name="ce3" table:formula="of:=[.C78]-[.C$176]" office:value-type="float" office:value="1279.025" calcext:value-type="float">
            <text:p>1279,025</text:p>
          </table:table-cell>
          <table:table-cell table:style-name="ce3" table:formula="of:=[.D78]-[.D$176]" office:value-type="float" office:value="6612.45" calcext:value-type="float">
            <text:p>6612,45</text:p>
          </table:table-cell>
          <table:table-cell table:style-name="ce3" table:formula="of:=[.E78]-[.E$176]" office:value-type="float" office:value="3886162.925" calcext:value-type="float">
            <text:p>3886162,925</text:p>
          </table:table-cell>
          <table:table-cell table:style-name="ce3" table:formula="of:=[.F78]-[.F$176]" office:value-type="float" office:value="-1102.075" calcext:value-type="float">
            <text:p>-1102,075</text:p>
          </table:table-cell>
          <table:table-cell table:style-name="ce3" table:formula="of:=[.G78]-[.G$176]" office:value-type="float" office:value="-614.2" calcext:value-type="float">
            <text:p>-614,2</text:p>
          </table:table-cell>
          <table:table-cell table:style-name="ce3" table:formula="of:=[.H78]-[.H$176]" office:value-type="float" office:value="-47.675" calcext:value-type="float">
            <text:p>-47,675</text:p>
          </table:table-cell>
          <table:table-cell table:style-name="ce3" table:formula="of:=[.I78]-[.I$176]" office:value-type="float" office:value="70612.275" calcext:value-type="float">
            <text:p>70612,275</text:p>
          </table:table-cell>
          <table:table-cell table:style-name="ce3" table:formula="of:=[.J78]-[.J$176]" office:value-type="float" office:value="-488.925" calcext:value-type="float">
            <text:p>-488,925</text:p>
          </table:table-cell>
          <table:table-cell table:style-name="ce3" table:formula="of:=[.K78]-[.K$176]" office:value-type="float" office:value="-279.0625" calcext:value-type="float">
            <text:p>-279,0625</text:p>
          </table:table-cell>
          <table:table-cell table:style-name="ce3" table:formula="of:=[.L78]-[.L$176]" office:value-type="float" office:value="230" calcext:value-type="float">
            <text:p>230</text:p>
          </table:table-cell>
          <table:table-cell table:style-name="ce3" table:formula="of:=[.M78]-[.M$176]" office:value-type="float" office:value="353.95" calcext:value-type="float">
            <text:p>353,95</text:p>
          </table:table-cell>
          <table:table-cell table:style-name="ce3" table:formula="of:=[.N78]-[.N$176]" office:value-type="float" office:value="2041892.85" calcext:value-type="float">
            <text:p>2041892,85</text:p>
          </table:table-cell>
          <table:table-cell table:style-name="ce3" table:formula="of:=[.O78]-[.O$176]" office:value-type="float" office:value="1.15" calcext:value-type="float">
            <text:p>1,15</text:p>
          </table:table-cell>
          <table:table-cell table:style-name="ce3" table:formula="of:=[.P78]-[.P$176]" office:value-type="float" office:value="-13.4125" calcext:value-type="float">
            <text:p>-13,4125</text:p>
          </table:table-cell>
          <table:table-cell table:style-name="ce3" table:formula="of:=[.Q78]-[.Q$176]" office:value-type="float" office:value="-137.7625" calcext:value-type="float">
            <text:p>-137,7625</text:p>
          </table:table-cell>
          <table:table-cell table:style-name="ce3" table:formula="of:=[.R78]-[.R$176]" office:value-type="float" office:value="117.1875" calcext:value-type="float">
            <text:p>117,1875</text:p>
          </table:table-cell>
          <table:table-cell table:style-name="ce3" table:formula="of:=[.S78]-[.S$176]" office:value-type="float" office:value="304761.925" calcext:value-type="float">
            <text:p>304761,925</text:p>
          </table:table-cell>
          <table:table-cell table:style-name="ce3" table:formula="of:=[.T78]-[.T$176]" office:value-type="float" office:value="-52.2875" calcext:value-type="float">
            <text:p>-52,2875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170.925" calcext:value-type="float">
            <text:p>-170,925</text:p>
          </table:table-cell>
          <table:table-cell table:style-name="ce3" table:formula="of:=[.C79]-[.C$176]" office:value-type="float" office:value="998.425" calcext:value-type="float">
            <text:p>998,425</text:p>
          </table:table-cell>
          <table:table-cell table:style-name="ce3" table:formula="of:=[.D79]-[.D$176]" office:value-type="float" office:value="3899.65" calcext:value-type="float">
            <text:p>3899,65</text:p>
          </table:table-cell>
          <table:table-cell table:style-name="ce3" table:formula="of:=[.E79]-[.E$176]" office:value-type="float" office:value="3744689.825" calcext:value-type="float">
            <text:p>3744689,825</text:p>
          </table:table-cell>
          <table:table-cell table:style-name="ce3" table:formula="of:=[.F79]-[.F$176]" office:value-type="float" office:value="3419.325" calcext:value-type="float">
            <text:p>3419,325</text:p>
          </table:table-cell>
          <table:table-cell table:style-name="ce3" table:formula="of:=[.G79]-[.G$176]" office:value-type="float" office:value="-388.4" calcext:value-type="float">
            <text:p>-388,4</text:p>
          </table:table-cell>
          <table:table-cell table:style-name="ce3" table:formula="of:=[.H79]-[.H$176]" office:value-type="float" office:value="153.125" calcext:value-type="float">
            <text:p>153,125</text:p>
          </table:table-cell>
          <table:table-cell table:style-name="ce3" table:formula="of:=[.I79]-[.I$176]" office:value-type="float" office:value="62473.775" calcext:value-type="float">
            <text:p>62473,775</text:p>
          </table:table-cell>
          <table:table-cell table:style-name="ce3" table:formula="of:=[.J79]-[.J$176]" office:value-type="float" office:value="92.875" calcext:value-type="float">
            <text:p>92,875</text:p>
          </table:table-cell>
          <table:table-cell table:style-name="ce3" table:formula="of:=[.K79]-[.K$176]" office:value-type="float" office:value="122.2375" calcext:value-type="float">
            <text:p>122,2375</text:p>
          </table:table-cell>
          <table:table-cell table:style-name="ce3" table:formula="of:=[.L79]-[.L$176]" office:value-type="float" office:value="64.6999999999998" calcext:value-type="float">
            <text:p>64,7</text:p>
          </table:table-cell>
          <table:table-cell table:style-name="ce3" table:formula="of:=[.M79]-[.M$176]" office:value-type="float" office:value="679.95" calcext:value-type="float">
            <text:p>679,95</text:p>
          </table:table-cell>
          <table:table-cell table:style-name="ce3" table:formula="of:=[.N79]-[.N$176]" office:value-type="float" office:value="2031160.05" calcext:value-type="float">
            <text:p>2031160,05</text:p>
          </table:table-cell>
          <table:table-cell table:style-name="ce3" table:formula="of:=[.O79]-[.O$176]" office:value-type="float" office:value="76.15" calcext:value-type="float">
            <text:p>76,15</text:p>
          </table:table-cell>
          <table:table-cell table:style-name="ce3" table:formula="of:=[.P79]-[.P$176]" office:value-type="float" office:value="-53.4125" calcext:value-type="float">
            <text:p>-53,4125</text:p>
          </table:table-cell>
          <table:table-cell table:style-name="ce3" table:formula="of:=[.Q79]-[.Q$176]" office:value-type="float" office:value="-458.7625" calcext:value-type="float">
            <text:p>-458,7625</text:p>
          </table:table-cell>
          <table:table-cell table:style-name="ce3" table:formula="of:=[.R79]-[.R$176]" office:value-type="float" office:value="19.6875" calcext:value-type="float">
            <text:p>19,6875</text:p>
          </table:table-cell>
          <table:table-cell table:style-name="ce3" table:formula="of:=[.S79]-[.S$176]" office:value-type="float" office:value="318353.125" calcext:value-type="float">
            <text:p>318353,125</text:p>
          </table:table-cell>
          <table:table-cell table:style-name="ce3" table:formula="of:=[.T79]-[.T$176]" office:value-type="float" office:value="48.0125" calcext:value-type="float">
            <text:p>48,0125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-291.525" calcext:value-type="float">
            <text:p>-291,525</text:p>
          </table:table-cell>
          <table:table-cell table:style-name="ce3" table:formula="of:=[.C80]-[.C$176]" office:value-type="float" office:value="998.225" calcext:value-type="float">
            <text:p>998,225</text:p>
          </table:table-cell>
          <table:table-cell table:style-name="ce3" table:formula="of:=[.D80]-[.D$176]" office:value-type="float" office:value="5256.05" calcext:value-type="float">
            <text:p>5256,05</text:p>
          </table:table-cell>
          <table:table-cell table:style-name="ce3" table:formula="of:=[.E80]-[.E$176]" office:value-type="float" office:value="3608669.525" calcext:value-type="float">
            <text:p>3608669,525</text:p>
          </table:table-cell>
          <table:table-cell table:style-name="ce3" table:formula="of:=[.F80]-[.F$176]" office:value-type="float" office:value="-1102.075" calcext:value-type="float">
            <text:p>-1102,075</text:p>
          </table:table-cell>
          <table:table-cell table:style-name="ce3" table:formula="of:=[.G80]-[.G$176]" office:value-type="float" office:value="-363.4" calcext:value-type="float">
            <text:p>-363,4</text:p>
          </table:table-cell>
          <table:table-cell table:style-name="ce3" table:formula="of:=[.H80]-[.H$176]" office:value-type="float" office:value="313.325" calcext:value-type="float">
            <text:p>313,325</text:p>
          </table:table-cell>
          <table:table-cell table:style-name="ce3" table:formula="of:=[.I80]-[.I$176]" office:value-type="float" office:value="57021.075" calcext:value-type="float">
            <text:p>57021,075</text:p>
          </table:table-cell>
          <table:table-cell table:style-name="ce3" table:formula="of:=[.J80]-[.J$176]" office:value-type="float" office:value="-187.925" calcext:value-type="float">
            <text:p>-187,925</text:p>
          </table:table-cell>
          <table:table-cell table:style-name="ce3" table:formula="of:=[.K80]-[.K$176]" office:value-type="float" office:value="-715.1625" calcext:value-type="float">
            <text:p>-715,1625</text:p>
          </table:table-cell>
          <table:table-cell table:style-name="ce3" table:formula="of:=[.L80]-[.L$176]" office:value-type="float" office:value="114.7" calcext:value-type="float">
            <text:p>114,7</text:p>
          </table:table-cell>
          <table:table-cell table:style-name="ce3" table:formula="of:=[.M80]-[.M$176]" office:value-type="float" office:value="378.95" calcext:value-type="float">
            <text:p>378,95</text:p>
          </table:table-cell>
          <table:table-cell table:style-name="ce3" table:formula="of:=[.N80]-[.N$176]" office:value-type="float" office:value="1862891.25" calcext:value-type="float">
            <text:p>1862891,25</text:p>
          </table:table-cell>
          <table:table-cell table:style-name="ce3" table:formula="of:=[.O80]-[.O$176]" office:value-type="float" office:value="51.15" calcext:value-type="float">
            <text:p>51,15</text:p>
          </table:table-cell>
          <table:table-cell table:style-name="ce3" table:formula="of:=[.P80]-[.P$176]" office:value-type="float" office:value="-60.1125" calcext:value-type="float">
            <text:p>-60,1125</text:p>
          </table:table-cell>
          <table:table-cell table:style-name="ce3" table:formula="of:=[.Q80]-[.Q$176]" office:value-type="float" office:value="-378.7625" calcext:value-type="float">
            <text:p>-378,7625</text:p>
          </table:table-cell>
          <table:table-cell table:style-name="ce3" table:formula="of:=[.R80]-[.R$176]" office:value-type="float" office:value="59.6875" calcext:value-type="float">
            <text:p>59,6875</text:p>
          </table:table-cell>
          <table:table-cell table:style-name="ce3" table:formula="of:=[.S80]-[.S$176]" office:value-type="float" office:value="299282.025" calcext:value-type="float">
            <text:p>299282,025</text:p>
          </table:table-cell>
          <table:table-cell table:style-name="ce3" table:formula="of:=[.T80]-[.T$176]" office:value-type="float" office:value="22.7125" calcext:value-type="float">
            <text:p>22,7125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-131.125" calcext:value-type="float">
            <text:p>-131,125</text:p>
          </table:table-cell>
          <table:table-cell table:style-name="ce3" table:formula="of:=[.C81]-[.C$176]" office:value-type="float" office:value="1479.825" calcext:value-type="float">
            <text:p>1479,825</text:p>
          </table:table-cell>
          <table:table-cell table:style-name="ce3" table:formula="of:=[.D81]-[.D$176]" office:value-type="float" office:value="5256.05" calcext:value-type="float">
            <text:p>5256,05</text:p>
          </table:table-cell>
          <table:table-cell table:style-name="ce3" table:formula="of:=[.E81]-[.E$176]" office:value-type="float" office:value="3507997.125" calcext:value-type="float">
            <text:p>3507997,125</text:p>
          </table:table-cell>
          <table:table-cell table:style-name="ce3" table:formula="of:=[.F81]-[.F$176]" office:value-type="float" office:value="-1102.075" calcext:value-type="float">
            <text:p>-1102,075</text:p>
          </table:table-cell>
          <table:table-cell table:style-name="ce3" table:formula="of:=[.G81]-[.G$176]" office:value-type="float" office:value="-789.9" calcext:value-type="float">
            <text:p>-789,9</text:p>
          </table:table-cell>
          <table:table-cell table:style-name="ce3" table:formula="of:=[.H81]-[.H$176]" office:value-type="float" office:value="613.925" calcext:value-type="float">
            <text:p>613,925</text:p>
          </table:table-cell>
          <table:table-cell table:style-name="ce3" table:formula="of:=[.I81]-[.I$176]" office:value-type="float" office:value="62446.675" calcext:value-type="float">
            <text:p>62446,675</text:p>
          </table:table-cell>
          <table:table-cell table:style-name="ce3" table:formula="of:=[.J81]-[.J$176]" office:value-type="float" office:value="32.4750000000004" calcext:value-type="float">
            <text:p>32,475</text:p>
          </table:table-cell>
          <table:table-cell table:style-name="ce3" table:formula="of:=[.K81]-[.K$176]" office:value-type="float" office:value="222.2375" calcext:value-type="float">
            <text:p>222,2375</text:p>
          </table:table-cell>
          <table:table-cell table:style-name="ce3" table:formula="of:=[.L81]-[.L$176]" office:value-type="float" office:value="490.9" calcext:value-type="float">
            <text:p>490,9</text:p>
          </table:table-cell>
          <table:table-cell table:style-name="ce3" table:formula="of:=[.M81]-[.M$176]" office:value-type="float" office:value="288.75" calcext:value-type="float">
            <text:p>288,75</text:p>
          </table:table-cell>
          <table:table-cell table:style-name="ce3" table:formula="of:=[.N81]-[.N$176]" office:value-type="float" office:value="1885252.85" calcext:value-type="float">
            <text:p>1885252,85</text:p>
          </table:table-cell>
          <table:table-cell table:style-name="ce3" table:formula="of:=[.O81]-[.O$176]" office:value-type="float" office:value="63.65" calcext:value-type="float">
            <text:p>63,65</text:p>
          </table:table-cell>
          <table:table-cell table:style-name="ce3" table:formula="of:=[.P81]-[.P$176]" office:value-type="float" office:value="-18.4125" calcext:value-type="float">
            <text:p>-18,4125</text:p>
          </table:table-cell>
          <table:table-cell table:style-name="ce3" table:formula="of:=[.Q81]-[.Q$176]" office:value-type="float" office:value="-498.7625" calcext:value-type="float">
            <text:p>-498,7625</text:p>
          </table:table-cell>
          <table:table-cell table:style-name="ce3" table:formula="of:=[.R81]-[.R$176]" office:value-type="float" office:value="-40.3125" calcext:value-type="float">
            <text:p>-40,3125</text:p>
          </table:table-cell>
          <table:table-cell table:style-name="ce3" table:formula="of:=[.S81]-[.S$176]" office:value-type="float" office:value="261167.425" calcext:value-type="float">
            <text:p>261167,425</text:p>
          </table:table-cell>
          <table:table-cell table:style-name="ce3" table:formula="of:=[.T81]-[.T$176]" office:value-type="float" office:value="-52.2875" calcext:value-type="float">
            <text:p>-52,2875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-291.325" calcext:value-type="float">
            <text:p>-291,325</text:p>
          </table:table-cell>
          <table:table-cell table:style-name="ce3" table:formula="of:=[.C82]-[.C$176]" office:value-type="float" office:value="1058.625" calcext:value-type="float">
            <text:p>1058,625</text:p>
          </table:table-cell>
          <table:table-cell table:style-name="ce3" table:formula="of:=[.D82]-[.D$176]" office:value-type="float" office:value="6612.45" calcext:value-type="float">
            <text:p>6612,45</text:p>
          </table:table-cell>
          <table:table-cell table:style-name="ce3" table:formula="of:=[.E82]-[.E$176]" office:value-type="float" office:value="3712054.825" calcext:value-type="float">
            <text:p>3712054,825</text:p>
          </table:table-cell>
          <table:table-cell table:style-name="ce3" table:formula="of:=[.F82]-[.F$176]" office:value-type="float" office:value="3419.325" calcext:value-type="float">
            <text:p>3419,325</text:p>
          </table:table-cell>
          <table:table-cell table:style-name="ce3" table:formula="of:=[.G82]-[.G$176]" office:value-type="float" office:value="-539.2" calcext:value-type="float">
            <text:p>-539,2</text:p>
          </table:table-cell>
          <table:table-cell table:style-name="ce3" table:formula="of:=[.H82]-[.H$176]" office:value-type="float" office:value="12.5249999999999" calcext:value-type="float">
            <text:p>12,525</text:p>
          </table:table-cell>
          <table:table-cell table:style-name="ce3" table:formula="of:=[.I82]-[.I$176]" office:value-type="float" office:value="57021.075" calcext:value-type="float">
            <text:p>57021,075</text:p>
          </table:table-cell>
          <table:table-cell table:style-name="ce3" table:formula="of:=[.J82]-[.J$176]" office:value-type="float" office:value="313.475" calcext:value-type="float">
            <text:p>313,475</text:p>
          </table:table-cell>
          <table:table-cell table:style-name="ce3" table:formula="of:=[.K82]-[.K$176]" office:value-type="float" office:value="-28.0625" calcext:value-type="float">
            <text:p>-28,0625</text:p>
          </table:table-cell>
          <table:table-cell table:style-name="ce3" table:formula="of:=[.L82]-[.L$176]" office:value-type="float" office:value="29.3999999999999" calcext:value-type="float">
            <text:p>29,4</text:p>
          </table:table-cell>
          <table:table-cell table:style-name="ce3" table:formula="of:=[.M82]-[.M$176]" office:value-type="float" office:value="428.95" calcext:value-type="float">
            <text:p>428,95</text:p>
          </table:table-cell>
          <table:table-cell table:style-name="ce3" table:formula="of:=[.N82]-[.N$176]" office:value-type="float" office:value="2005457.65" calcext:value-type="float">
            <text:p>2005457,65</text:p>
          </table:table-cell>
          <table:table-cell table:style-name="ce3" table:formula="of:=[.O82]-[.O$176]" office:value-type="float" office:value="63.65" calcext:value-type="float">
            <text:p>63,65</text:p>
          </table:table-cell>
          <table:table-cell table:style-name="ce3" table:formula="of:=[.P82]-[.P$176]" office:value-type="float" office:value="46.5875" calcext:value-type="float">
            <text:p>46,5875</text:p>
          </table:table-cell>
          <table:table-cell table:style-name="ce3" table:formula="of:=[.Q82]-[.Q$176]" office:value-type="float" office:value="-218.1625" calcext:value-type="float">
            <text:p>-218,1625</text:p>
          </table:table-cell>
          <table:table-cell table:style-name="ce3" table:formula="of:=[.R82]-[.R$176]" office:value-type="float" office:value="19.6875" calcext:value-type="float">
            <text:p>19,6875</text:p>
          </table:table-cell>
          <table:table-cell table:style-name="ce3" table:formula="of:=[.S82]-[.S$176]" office:value-type="float" office:value="220393.425" calcext:value-type="float">
            <text:p>220393,425</text:p>
          </table:table-cell>
          <table:table-cell table:style-name="ce3" table:formula="of:=[.T82]-[.T$176]" office:value-type="float" office:value="-12.2875" calcext:value-type="float">
            <text:p>-12,2875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-552.125" calcext:value-type="float">
            <text:p>-552,125</text:p>
          </table:table-cell>
          <table:table-cell table:style-name="ce3" table:formula="of:=[.C83]-[.C$176]" office:value-type="float" office:value="1339.425" calcext:value-type="float">
            <text:p>1339,425</text:p>
          </table:table-cell>
          <table:table-cell table:style-name="ce3" table:formula="of:=[.D83]-[.D$176]" office:value-type="float" office:value="1186.85" calcext:value-type="float">
            <text:p>1186,85</text:p>
          </table:table-cell>
          <table:table-cell table:style-name="ce3" table:formula="of:=[.E83]-[.E$176]" office:value-type="float" office:value="3758254.125" calcext:value-type="float">
            <text:p>3758254,125</text:p>
          </table:table-cell>
          <table:table-cell table:style-name="ce3" table:formula="of:=[.F83]-[.F$176]" office:value-type="float" office:value="-1102.075" calcext:value-type="float">
            <text:p>-1102,075</text:p>
          </table:table-cell>
          <table:table-cell table:style-name="ce3" table:formula="of:=[.G83]-[.G$176]" office:value-type="float" office:value="-614.4" calcext:value-type="float">
            <text:p>-614,4</text:p>
          </table:table-cell>
          <table:table-cell table:style-name="ce3" table:formula="of:=[.H83]-[.H$176]" office:value-type="float" office:value="273.125" calcext:value-type="float">
            <text:p>273,125</text:p>
          </table:table-cell>
          <table:table-cell table:style-name="ce3" table:formula="of:=[.I83]-[.I$176]" office:value-type="float" office:value="57021.075" calcext:value-type="float">
            <text:p>57021,075</text:p>
          </table:table-cell>
          <table:table-cell table:style-name="ce3" table:formula="of:=[.J83]-[.J$176]" office:value-type="float" office:value="-187.925" calcext:value-type="float">
            <text:p>-187,925</text:p>
          </table:table-cell>
          <table:table-cell table:style-name="ce3" table:formula="of:=[.K83]-[.K$176]" office:value-type="float" office:value="-78.5625" calcext:value-type="float">
            <text:p>-78,5625</text:p>
          </table:table-cell>
          <table:table-cell table:style-name="ce3" table:formula="of:=[.L83]-[.L$176]" office:value-type="float" office:value="-161.1" calcext:value-type="float">
            <text:p>-161,1</text:p>
          </table:table-cell>
          <table:table-cell table:style-name="ce3" table:formula="of:=[.M83]-[.M$176]" office:value-type="float" office:value="449.15" calcext:value-type="float">
            <text:p>449,15</text:p>
          </table:table-cell>
          <table:table-cell table:style-name="ce3" table:formula="of:=[.N83]-[.N$176]" office:value-type="float" office:value="2017860.85" calcext:value-type="float">
            <text:p>2017860,85</text:p>
          </table:table-cell>
          <table:table-cell table:style-name="ce3" table:formula="of:=[.O83]-[.O$176]" office:value-type="float" office:value="63.65" calcext:value-type="float">
            <text:p>63,65</text:p>
          </table:table-cell>
          <table:table-cell table:style-name="ce3" table:formula="of:=[.P83]-[.P$176]" office:value-type="float" office:value="6.58750000000001" calcext:value-type="float">
            <text:p>6,5875</text:p>
          </table:table-cell>
          <table:table-cell table:style-name="ce3" table:formula="of:=[.Q83]-[.Q$176]" office:value-type="float" office:value="-258.1625" calcext:value-type="float">
            <text:p>-258,1625</text:p>
          </table:table-cell>
          <table:table-cell table:style-name="ce3" table:formula="of:=[.R83]-[.R$176]" office:value-type="float" office:value="69.6875" calcext:value-type="float">
            <text:p>69,6875</text:p>
          </table:table-cell>
          <table:table-cell table:style-name="ce3" table:formula="of:=[.S83]-[.S$176]" office:value-type="float" office:value="220420.525" calcext:value-type="float">
            <text:p>220420,525</text:p>
          </table:table-cell>
          <table:table-cell table:style-name="ce3" table:formula="of:=[.T83]-[.T$176]" office:value-type="float" office:value="-52.2875" calcext:value-type="float">
            <text:p>-52,2875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-30.8249999999998" calcext:value-type="float">
            <text:p>-30,825</text:p>
          </table:table-cell>
          <table:table-cell table:style-name="ce3" table:formula="of:=[.C84]-[.C$176]" office:value-type="float" office:value="1319.025" calcext:value-type="float">
            <text:p>1319,025</text:p>
          </table:table-cell>
          <table:table-cell table:style-name="ce3" table:formula="of:=[.D84]-[.D$176]" office:value-type="float" office:value="6612.45" calcext:value-type="float">
            <text:p>6612,45</text:p>
          </table:table-cell>
          <table:table-cell table:style-name="ce3" table:formula="of:=[.E84]-[.E$176]" office:value-type="float" office:value="3760994.025" calcext:value-type="float">
            <text:p>3760994,025</text:p>
          </table:table-cell>
          <table:table-cell table:style-name="ce3" table:formula="of:=[.F84]-[.F$176]" office:value-type="float" office:value="-1102.075" calcext:value-type="float">
            <text:p>-1102,075</text:p>
          </table:table-cell>
          <table:table-cell table:style-name="ce3" table:formula="of:=[.G84]-[.G$176]" office:value-type="float" office:value="-513.9" calcext:value-type="float">
            <text:p>-513,9</text:p>
          </table:table-cell>
          <table:table-cell table:style-name="ce3" table:formula="of:=[.H84]-[.H$176]" office:value-type="float" office:value="-47.675" calcext:value-type="float">
            <text:p>-47,675</text:p>
          </table:table-cell>
          <table:table-cell table:style-name="ce3" table:formula="of:=[.I84]-[.I$176]" office:value-type="float" office:value="57021.075" calcext:value-type="float">
            <text:p>57021,075</text:p>
          </table:table-cell>
          <table:table-cell table:style-name="ce3" table:formula="of:=[.J84]-[.J$176]" office:value-type="float" office:value="373.475" calcext:value-type="float">
            <text:p>373,475</text:p>
          </table:table-cell>
          <table:table-cell table:style-name="ce3" table:formula="of:=[.K84]-[.K$176]" office:value-type="float" office:value="-203.7625" calcext:value-type="float">
            <text:p>-203,7625</text:p>
          </table:table-cell>
          <table:table-cell table:style-name="ce3" table:formula="of:=[.L84]-[.L$176]" office:value-type="float" office:value="189.9" calcext:value-type="float">
            <text:p>189,9</text:p>
          </table:table-cell>
          <table:table-cell table:style-name="ce3" table:formula="of:=[.M84]-[.M$176]" office:value-type="float" office:value="649.75" calcext:value-type="float">
            <text:p>649,75</text:p>
          </table:table-cell>
          <table:table-cell table:style-name="ce3" table:formula="of:=[.N84]-[.N$176]" office:value-type="float" office:value="2024142.25" calcext:value-type="float">
            <text:p>2024142,25</text:p>
          </table:table-cell>
          <table:table-cell table:style-name="ce3" table:formula="of:=[.O84]-[.O$176]" office:value-type="float" office:value="38.65" calcext:value-type="float">
            <text:p>38,65</text:p>
          </table:table-cell>
          <table:table-cell table:style-name="ce3" table:formula="of:=[.P84]-[.P$176]" office:value-type="float" office:value="-93.4125" calcext:value-type="float">
            <text:p>-93,4125</text:p>
          </table:table-cell>
          <table:table-cell table:style-name="ce3" table:formula="of:=[.Q84]-[.Q$176]" office:value-type="float" office:value="-37.3625" calcext:value-type="float">
            <text:p>-37,3625</text:p>
          </table:table-cell>
          <table:table-cell table:style-name="ce3" table:formula="of:=[.R84]-[.R$176]" office:value-type="float" office:value="29.6875" calcext:value-type="float">
            <text:p>29,6875</text:p>
          </table:table-cell>
          <table:table-cell table:style-name="ce3" table:formula="of:=[.S84]-[.S$176]" office:value-type="float" office:value="198636.625" calcext:value-type="float">
            <text:p>198636,625</text:p>
          </table:table-cell>
          <table:table-cell table:style-name="ce3" table:formula="of:=[.T84]-[.T$176]" office:value-type="float" office:value="22.7125" calcext:value-type="float">
            <text:p>22,7125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-30.7249999999999" calcext:value-type="float">
            <text:p>-30,725</text:p>
          </table:table-cell>
          <table:table-cell table:style-name="ce3" table:formula="of:=[.C85]-[.C$176]" office:value-type="float" office:value="1379.425" calcext:value-type="float">
            <text:p>1379,425</text:p>
          </table:table-cell>
          <table:table-cell table:style-name="ce3" table:formula="of:=[.D85]-[.D$176]" office:value-type="float" office:value="8647.05" calcext:value-type="float">
            <text:p>8647,05</text:p>
          </table:table-cell>
          <table:table-cell table:style-name="ce3" table:formula="of:=[.E85]-[.E$176]" office:value-type="float" office:value="3793602.125" calcext:value-type="float">
            <text:p>3793602,125</text:p>
          </table:table-cell>
          <table:table-cell table:style-name="ce3" table:formula="of:=[.F85]-[.F$176]" office:value-type="float" office:value="-1102.075" calcext:value-type="float">
            <text:p>-1102,075</text:p>
          </table:table-cell>
          <table:table-cell table:style-name="ce3" table:formula="of:=[.G85]-[.G$176]" office:value-type="float" office:value="-714.7" calcext:value-type="float">
            <text:p>-714,7</text:p>
          </table:table-cell>
          <table:table-cell table:style-name="ce3" table:formula="of:=[.H85]-[.H$176]" office:value-type="float" office:value="-7.875" calcext:value-type="float">
            <text:p>-7,875</text:p>
          </table:table-cell>
          <table:table-cell table:style-name="ce3" table:formula="of:=[.I85]-[.I$176]" office:value-type="float" office:value="54308.275" calcext:value-type="float">
            <text:p>54308,275</text:p>
          </table:table-cell>
          <table:table-cell table:style-name="ce3" table:formula="of:=[.J85]-[.J$176]" office:value-type="float" office:value="213.275" calcext:value-type="float">
            <text:p>213,275</text:p>
          </table:table-cell>
          <table:table-cell table:style-name="ce3" table:formula="of:=[.K85]-[.K$176]" office:value-type="float" office:value="122.2375" calcext:value-type="float">
            <text:p>122,2375</text:p>
          </table:table-cell>
          <table:table-cell table:style-name="ce3" table:formula="of:=[.L85]-[.L$176]" office:value-type="float" office:value="390.2" calcext:value-type="float">
            <text:p>390,2</text:p>
          </table:table-cell>
          <table:table-cell table:style-name="ce3" table:formula="of:=[.M85]-[.M$176]" office:value-type="float" office:value="529.45" calcext:value-type="float">
            <text:p>529,45</text:p>
          </table:table-cell>
          <table:table-cell table:style-name="ce3" table:formula="of:=[.N85]-[.N$176]" office:value-type="float" office:value="2883012.65" calcext:value-type="float">
            <text:p>2883012,65</text:p>
          </table:table-cell>
          <table:table-cell table:style-name="ce3" table:formula="of:=[.O85]-[.O$176]" office:value-type="float" office:value="26.15" calcext:value-type="float">
            <text:p>26,15</text:p>
          </table:table-cell>
          <table:table-cell table:style-name="ce3" table:formula="of:=[.P85]-[.P$176]" office:value-type="float" office:value="56.8875" calcext:value-type="float">
            <text:p>56,8875</text:p>
          </table:table-cell>
          <table:table-cell table:style-name="ce3" table:formula="of:=[.Q85]-[.Q$176]" office:value-type="float" office:value="-158.1625" calcext:value-type="float">
            <text:p>-158,1625</text:p>
          </table:table-cell>
          <table:table-cell table:style-name="ce3" table:formula="of:=[.R85]-[.R$176]" office:value-type="float" office:value="39.6875" calcext:value-type="float">
            <text:p>39,6875</text:p>
          </table:table-cell>
          <table:table-cell table:style-name="ce3" table:formula="of:=[.S85]-[.S$176]" office:value-type="float" office:value="195923.825" calcext:value-type="float">
            <text:p>195923,825</text:p>
          </table:table-cell>
          <table:table-cell table:style-name="ce3" table:formula="of:=[.T85]-[.T$176]" office:value-type="float" office:value="-12.2875" calcext:value-type="float">
            <text:p>-12,2875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89.6750000000002" calcext:value-type="float">
            <text:p>89,675</text:p>
          </table:table-cell>
          <table:table-cell table:style-name="ce3" table:formula="of:=[.C86]-[.C$176]" office:value-type="float" office:value="1319.425" calcext:value-type="float">
            <text:p>1319,425</text:p>
          </table:table-cell>
          <table:table-cell table:style-name="ce3" table:formula="of:=[.D86]-[.D$176]" office:value-type="float" office:value="8647.05" calcext:value-type="float">
            <text:p>8647,05</text:p>
          </table:table-cell>
          <table:table-cell table:style-name="ce3" table:formula="of:=[.E86]-[.E$176]" office:value-type="float" office:value="3886081.925" calcext:value-type="float">
            <text:p>3886081,925</text:p>
          </table:table-cell>
          <table:table-cell table:style-name="ce3" table:formula="of:=[.F86]-[.F$176]" office:value-type="float" office:value="1610.725" calcext:value-type="float">
            <text:p>1610,725</text:p>
          </table:table-cell>
          <table:table-cell table:style-name="ce3" table:formula="of:=[.G86]-[.G$176]" office:value-type="float" office:value="-213.2" calcext:value-type="float">
            <text:p>-213,2</text:p>
          </table:table-cell>
          <table:table-cell table:style-name="ce3" table:formula="of:=[.H86]-[.H$176]" office:value-type="float" office:value="112.925" calcext:value-type="float">
            <text:p>112,925</text:p>
          </table:table-cell>
          <table:table-cell table:style-name="ce3" table:formula="of:=[.I86]-[.I$176]" office:value-type="float" office:value="57021.075" calcext:value-type="float">
            <text:p>57021,075</text:p>
          </table:table-cell>
          <table:table-cell table:style-name="ce3" table:formula="of:=[.J86]-[.J$176]" office:value-type="float" office:value="12.4750000000004" calcext:value-type="float">
            <text:p>12,475</text:p>
          </table:table-cell>
          <table:table-cell table:style-name="ce3" table:formula="of:=[.K86]-[.K$176]" office:value-type="float" office:value="-228.7625" calcext:value-type="float">
            <text:p>-228,7625</text:p>
          </table:table-cell>
          <table:table-cell table:style-name="ce3" table:formula="of:=[.L86]-[.L$176]" office:value-type="float" office:value="89.3999999999999" calcext:value-type="float">
            <text:p>89,4</text:p>
          </table:table-cell>
          <table:table-cell table:style-name="ce3" table:formula="of:=[.M86]-[.M$176]" office:value-type="float" office:value="579.45" calcext:value-type="float">
            <text:p>579,45</text:p>
          </table:table-cell>
          <table:table-cell table:style-name="ce3" table:formula="of:=[.N86]-[.N$176]" office:value-type="float" office:value="2119774.45" calcext:value-type="float">
            <text:p>2119774,45</text:p>
          </table:table-cell>
          <table:table-cell table:style-name="ce3" table:formula="of:=[.O86]-[.O$176]" office:value-type="float" office:value="1.15" calcext:value-type="float">
            <text:p>1,15</text:p>
          </table:table-cell>
          <table:table-cell table:style-name="ce3" table:formula="of:=[.P86]-[.P$176]" office:value-type="float" office:value="6.58750000000001" calcext:value-type="float">
            <text:p>6,5875</text:p>
          </table:table-cell>
          <table:table-cell table:style-name="ce3" table:formula="of:=[.Q86]-[.Q$176]" office:value-type="float" office:value="223.0375" calcext:value-type="float">
            <text:p>223,0375</text:p>
          </table:table-cell>
          <table:table-cell table:style-name="ce3" table:formula="of:=[.R86]-[.R$176]" office:value-type="float" office:value="159.6875" calcext:value-type="float">
            <text:p>159,6875</text:p>
          </table:table-cell>
          <table:table-cell table:style-name="ce3" table:formula="of:=[.S86]-[.S$176]" office:value-type="float" office:value="236751.625" calcext:value-type="float">
            <text:p>236751,625</text:p>
          </table:table-cell>
          <table:table-cell table:style-name="ce3" table:formula="of:=[.T86]-[.T$176]" office:value-type="float" office:value="227.9125" calcext:value-type="float">
            <text:p>227,9125</text:p>
          </table:table-cell>
          <table:table-cell table:style-name="ce3" table:formula="of:=[.U86]-[.U$176]" office:value-type="float" office:value="33.3" calcext:value-type="float">
            <text:p>33,3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191.325" calcext:value-type="float">
            <text:p>-191,325</text:p>
          </table:table-cell>
          <table:table-cell table:style-name="ce3" table:formula="of:=[.C87]-[.C$176]" office:value-type="float" office:value="1178.625" calcext:value-type="float">
            <text:p>1178,625</text:p>
          </table:table-cell>
          <table:table-cell table:style-name="ce3" table:formula="of:=[.D87]-[.D$176]" office:value-type="float" office:value="5256.05" calcext:value-type="float">
            <text:p>5256,05</text:p>
          </table:table-cell>
          <table:table-cell table:style-name="ce3" table:formula="of:=[.E87]-[.E$176]" office:value-type="float" office:value="3842568.425" calcext:value-type="float">
            <text:p>3842568,425</text:p>
          </table:table-cell>
          <table:table-cell table:style-name="ce3" table:formula="of:=[.F87]-[.F$176]" office:value-type="float" office:value="-1102.075" calcext:value-type="float">
            <text:p>-1102,075</text:p>
          </table:table-cell>
          <table:table-cell table:style-name="ce3" table:formula="of:=[.G87]-[.G$176]" office:value-type="float" office:value="-112.9" calcext:value-type="float">
            <text:p>-112,9</text:p>
          </table:table-cell>
          <table:table-cell table:style-name="ce3" table:formula="of:=[.H87]-[.H$176]" office:value-type="float" office:value="-47.675" calcext:value-type="float">
            <text:p>-47,675</text:p>
          </table:table-cell>
          <table:table-cell table:style-name="ce3" table:formula="of:=[.I87]-[.I$176]" office:value-type="float" office:value="57021.075" calcext:value-type="float">
            <text:p>57021,075</text:p>
          </table:table-cell>
          <table:table-cell table:style-name="ce3" table:formula="of:=[.J87]-[.J$176]" office:value-type="float" office:value="-769.725" calcext:value-type="float">
            <text:p>-769,725</text:p>
          </table:table-cell>
          <table:table-cell table:style-name="ce3" table:formula="of:=[.K87]-[.K$176]" office:value-type="float" office:value="-253.7625" calcext:value-type="float">
            <text:p>-253,7625</text:p>
          </table:table-cell>
          <table:table-cell table:style-name="ce3" table:formula="of:=[.L87]-[.L$176]" office:value-type="float" office:value="-111" calcext:value-type="float">
            <text:p>-111</text:p>
          </table:table-cell>
          <table:table-cell table:style-name="ce3" table:formula="of:=[.M87]-[.M$176]" office:value-type="float" office:value="649.95" calcext:value-type="float">
            <text:p>649,95</text:p>
          </table:table-cell>
          <table:table-cell table:style-name="ce3" table:formula="of:=[.N87]-[.N$176]" office:value-type="float" office:value="2581745.55" calcext:value-type="float">
            <text:p>2581745,55</text:p>
          </table:table-cell>
          <table:table-cell table:style-name="ce3" table:formula="of:=[.O87]-[.O$176]" office:value-type="float" office:value="38.65" calcext:value-type="float">
            <text:p>38,65</text:p>
          </table:table-cell>
          <table:table-cell table:style-name="ce3" table:formula="of:=[.P87]-[.P$176]" office:value-type="float" office:value="-68.4125" calcext:value-type="float">
            <text:p>-68,4125</text:p>
          </table:table-cell>
          <table:table-cell table:style-name="ce3" table:formula="of:=[.Q87]-[.Q$176]" office:value-type="float" office:value="-358.5625" calcext:value-type="float">
            <text:p>-358,5625</text:p>
          </table:table-cell>
          <table:table-cell table:style-name="ce3" table:formula="of:=[.R87]-[.R$176]" office:value-type="float" office:value="69.6875" calcext:value-type="float">
            <text:p>69,6875</text:p>
          </table:table-cell>
          <table:table-cell table:style-name="ce3" table:formula="of:=[.S87]-[.S$176]" office:value-type="float" office:value="228586.125" calcext:value-type="float">
            <text:p>228586,125</text:p>
          </table:table-cell>
          <table:table-cell table:style-name="ce3" table:formula="of:=[.T87]-[.T$176]" office:value-type="float" office:value="-2.2875" calcext:value-type="float">
            <text:p>-2,2875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-30.7249999999999" calcext:value-type="float">
            <text:p>-30,725</text:p>
          </table:table-cell>
          <table:table-cell table:style-name="ce3" table:formula="of:=[.C88]-[.C$176]" office:value-type="float" office:value="1259.225" calcext:value-type="float">
            <text:p>1259,225</text:p>
          </table:table-cell>
          <table:table-cell table:style-name="ce3" table:formula="of:=[.D88]-[.D$176]" office:value-type="float" office:value="6612.45" calcext:value-type="float">
            <text:p>6612,45</text:p>
          </table:table-cell>
          <table:table-cell table:style-name="ce3" table:formula="of:=[.E88]-[.E$176]" office:value-type="float" office:value="3886109.125" calcext:value-type="float">
            <text:p>3886109,125</text:p>
          </table:table-cell>
          <table:table-cell table:style-name="ce3" table:formula="of:=[.F88]-[.F$176]" office:value-type="float" office:value="1610.725" calcext:value-type="float">
            <text:p>1610,725</text:p>
          </table:table-cell>
          <table:table-cell table:style-name="ce3" table:formula="of:=[.G88]-[.G$176]" office:value-type="float" office:value="-564.2" calcext:value-type="float">
            <text:p>-564,2</text:p>
          </table:table-cell>
          <table:table-cell table:style-name="ce3" table:formula="of:=[.H88]-[.H$176]" office:value-type="float" office:value="553.925" calcext:value-type="float">
            <text:p>553,925</text:p>
          </table:table-cell>
          <table:table-cell table:style-name="ce3" table:formula="of:=[.I88]-[.I$176]" office:value-type="float" office:value="62446.675" calcext:value-type="float">
            <text:p>62446,675</text:p>
          </table:table-cell>
          <table:table-cell table:style-name="ce3" table:formula="of:=[.J88]-[.J$176]" office:value-type="float" office:value="-328.525" calcext:value-type="float">
            <text:p>-328,525</text:p>
          </table:table-cell>
          <table:table-cell table:style-name="ce3" table:formula="of:=[.K88]-[.K$176]" office:value-type="float" office:value="-479.5625" calcext:value-type="float">
            <text:p>-479,5625</text:p>
          </table:table-cell>
          <table:table-cell table:style-name="ce3" table:formula="of:=[.L88]-[.L$176]" office:value-type="float" office:value="-151.2" calcext:value-type="float">
            <text:p>-151,2</text:p>
          </table:table-cell>
          <table:table-cell table:style-name="ce3" table:formula="of:=[.M88]-[.M$176]" office:value-type="float" office:value="609.55" calcext:value-type="float">
            <text:p>609,55</text:p>
          </table:table-cell>
          <table:table-cell table:style-name="ce3" table:formula="of:=[.N88]-[.N$176]" office:value-type="float" office:value="2231921.65" calcext:value-type="float">
            <text:p>2231921,65</text:p>
          </table:table-cell>
          <table:table-cell table:style-name="ce3" table:formula="of:=[.O88]-[.O$176]" office:value-type="float" office:value="26.15" calcext:value-type="float">
            <text:p>26,15</text:p>
          </table:table-cell>
          <table:table-cell table:style-name="ce3" table:formula="of:=[.P88]-[.P$176]" office:value-type="float" office:value="56.5875" calcext:value-type="float">
            <text:p>56,5875</text:p>
          </table:table-cell>
          <table:table-cell table:style-name="ce3" table:formula="of:=[.Q88]-[.Q$176]" office:value-type="float" office:value="-157.9625" calcext:value-type="float">
            <text:p>-157,9625</text:p>
          </table:table-cell>
          <table:table-cell table:style-name="ce3" table:formula="of:=[.R88]-[.R$176]" office:value-type="float" office:value="4.6875" calcext:value-type="float">
            <text:p>4,6875</text:p>
          </table:table-cell>
          <table:table-cell table:style-name="ce3" table:formula="of:=[.S88]-[.S$176]" office:value-type="float" office:value="212255.025" calcext:value-type="float">
            <text:p>212255,025</text:p>
          </table:table-cell>
          <table:table-cell table:style-name="ce3" table:formula="of:=[.T88]-[.T$176]" office:value-type="float" office:value="27.7125" calcext:value-type="float">
            <text:p>27,7125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-50.9250000000002" calcext:value-type="float">
            <text:p>-50,925</text:p>
          </table:table-cell>
          <table:table-cell table:style-name="ce3" table:formula="of:=[.C89]-[.C$176]" office:value-type="float" office:value="1218.825" calcext:value-type="float">
            <text:p>1218,825</text:p>
          </table:table-cell>
          <table:table-cell table:style-name="ce3" table:formula="of:=[.D89]-[.D$176]" office:value-type="float" office:value="3899.65" calcext:value-type="float">
            <text:p>3899,65</text:p>
          </table:table-cell>
          <table:table-cell table:style-name="ce3" table:formula="of:=[.E89]-[.E$176]" office:value-type="float" office:value="3818098.925" calcext:value-type="float">
            <text:p>3818098,925</text:p>
          </table:table-cell>
          <table:table-cell table:style-name="ce3" table:formula="of:=[.F89]-[.F$176]" office:value-type="float" office:value="-1102.075" calcext:value-type="float">
            <text:p>-1102,075</text:p>
          </table:table-cell>
          <table:table-cell table:style-name="ce3" table:formula="of:=[.G89]-[.G$176]" office:value-type="float" office:value="-413.4" calcext:value-type="float">
            <text:p>-413,4</text:p>
          </table:table-cell>
          <table:table-cell table:style-name="ce3" table:formula="of:=[.H89]-[.H$176]" office:value-type="float" office:value="273.325" calcext:value-type="float">
            <text:p>273,325</text:p>
          </table:table-cell>
          <table:table-cell table:style-name="ce3" table:formula="of:=[.I89]-[.I$176]" office:value-type="float" office:value="57021.075" calcext:value-type="float">
            <text:p>57021,075</text:p>
          </table:table-cell>
          <table:table-cell table:style-name="ce3" table:formula="of:=[.J89]-[.J$176]" office:value-type="float" office:value="313.475" calcext:value-type="float">
            <text:p>313,475</text:p>
          </table:table-cell>
          <table:table-cell table:style-name="ce3" table:formula="of:=[.K89]-[.K$176]" office:value-type="float" office:value="-153.5625" calcext:value-type="float">
            <text:p>-153,5625</text:p>
          </table:table-cell>
          <table:table-cell table:style-name="ce3" table:formula="of:=[.L89]-[.L$176]" office:value-type="float" office:value="189.9" calcext:value-type="float">
            <text:p>189,9</text:p>
          </table:table-cell>
          <table:table-cell table:style-name="ce3" table:formula="of:=[.M89]-[.M$176]" office:value-type="float" office:value="509.35" calcext:value-type="float">
            <text:p>509,35</text:p>
          </table:table-cell>
          <table:table-cell table:style-name="ce3" table:formula="of:=[.N89]-[.N$176]" office:value-type="float" office:value="1993419.25" calcext:value-type="float">
            <text:p>1993419,25</text:p>
          </table:table-cell>
          <table:table-cell table:style-name="ce3" table:formula="of:=[.O89]-[.O$176]" office:value-type="float" office:value="1.15" calcext:value-type="float">
            <text:p>1,15</text:p>
          </table:table-cell>
          <table:table-cell table:style-name="ce3" table:formula="of:=[.P89]-[.P$176]" office:value-type="float" office:value="126.7875" calcext:value-type="float">
            <text:p>126,7875</text:p>
          </table:table-cell>
          <table:table-cell table:style-name="ce3" table:formula="of:=[.Q89]-[.Q$176]" office:value-type="float" office:value="-57.5625" calcext:value-type="float">
            <text:p>-57,5625</text:p>
          </table:table-cell>
          <table:table-cell table:style-name="ce3" table:formula="of:=[.R89]-[.R$176]" office:value-type="float" office:value="-10.3125" calcext:value-type="float">
            <text:p>-10,3125</text:p>
          </table:table-cell>
          <table:table-cell table:style-name="ce3" table:formula="of:=[.S89]-[.S$176]" office:value-type="float" office:value="190471.125" calcext:value-type="float">
            <text:p>190471,125</text:p>
          </table:table-cell>
          <table:table-cell table:style-name="ce3" table:formula="of:=[.T89]-[.T$176]" office:value-type="float" office:value="7.7125" calcext:value-type="float">
            <text:p>7,7125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351.725" calcext:value-type="float">
            <text:p>-351,725</text:p>
          </table:table-cell>
          <table:table-cell table:style-name="ce3" table:formula="of:=[.C90]-[.C$176]" office:value-type="float" office:value="1219.025" calcext:value-type="float">
            <text:p>1219,025</text:p>
          </table:table-cell>
          <table:table-cell table:style-name="ce3" table:formula="of:=[.D90]-[.D$176]" office:value-type="float" office:value="1865.05" calcext:value-type="float">
            <text:p>1865,05</text:p>
          </table:table-cell>
          <table:table-cell table:style-name="ce3" table:formula="of:=[.E90]-[.E$176]" office:value-type="float" office:value="3763653.125" calcext:value-type="float">
            <text:p>3763653,125</text:p>
          </table:table-cell>
          <table:table-cell table:style-name="ce3" table:formula="of:=[.F90]-[.F$176]" office:value-type="float" office:value="-1102.075" calcext:value-type="float">
            <text:p>-1102,075</text:p>
          </table:table-cell>
          <table:table-cell table:style-name="ce3" table:formula="of:=[.G90]-[.G$176]" office:value-type="float" office:value="-599.2" calcext:value-type="float">
            <text:p>-599,2</text:p>
          </table:table-cell>
          <table:table-cell table:style-name="ce3" table:formula="of:=[.H90]-[.H$176]" office:value-type="float" office:value="112.525" calcext:value-type="float">
            <text:p>112,525</text:p>
          </table:table-cell>
          <table:table-cell table:style-name="ce3" table:formula="of:=[.I90]-[.I$176]" office:value-type="float" office:value="57021.075" calcext:value-type="float">
            <text:p>57021,075</text:p>
          </table:table-cell>
          <table:table-cell table:style-name="ce3" table:formula="of:=[.J90]-[.J$176]" office:value-type="float" office:value="-208.125" calcext:value-type="float">
            <text:p>-208,125</text:p>
          </table:table-cell>
          <table:table-cell table:style-name="ce3" table:formula="of:=[.K90]-[.K$176]" office:value-type="float" office:value="-429.2625" calcext:value-type="float">
            <text:p>-429,2625</text:p>
          </table:table-cell>
          <table:table-cell table:style-name="ce3" table:formula="of:=[.L90]-[.L$176]" office:value-type="float" office:value="114.4" calcext:value-type="float">
            <text:p>114,4</text:p>
          </table:table-cell>
          <table:table-cell table:style-name="ce3" table:formula="of:=[.M90]-[.M$176]" office:value-type="float" office:value="479.45" calcext:value-type="float">
            <text:p>479,45</text:p>
          </table:table-cell>
          <table:table-cell table:style-name="ce3" table:formula="of:=[.N90]-[.N$176]" office:value-type="float" office:value="1899256.05" calcext:value-type="float">
            <text:p>1899256,05</text:p>
          </table:table-cell>
          <table:table-cell table:style-name="ce3" table:formula="of:=[.O90]-[.O$176]" office:value-type="float" office:value="26.15" calcext:value-type="float">
            <text:p>26,15</text:p>
          </table:table-cell>
          <table:table-cell table:style-name="ce3" table:formula="of:=[.P90]-[.P$176]" office:value-type="float" office:value="-73.4125" calcext:value-type="float">
            <text:p>-73,4125</text:p>
          </table:table-cell>
          <table:table-cell table:style-name="ce3" table:formula="of:=[.Q90]-[.Q$176]" office:value-type="float" office:value="122.6375" calcext:value-type="float">
            <text:p>122,6375</text:p>
          </table:table-cell>
          <table:table-cell table:style-name="ce3" table:formula="of:=[.R90]-[.R$176]" office:value-type="float" office:value="142.1875" calcext:value-type="float">
            <text:p>142,1875</text:p>
          </table:table-cell>
          <table:table-cell table:style-name="ce3" table:formula="of:=[.S90]-[.S$176]" office:value-type="float" office:value="138764.925" calcext:value-type="float">
            <text:p>138764,925</text:p>
          </table:table-cell>
          <table:table-cell table:style-name="ce3" table:formula="of:=[.T90]-[.T$176]" office:value-type="float" office:value="47.7125" calcext:value-type="float">
            <text:p>47,7125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-511.925" calcext:value-type="float">
            <text:p>-511,925</text:p>
          </table:table-cell>
          <table:table-cell table:style-name="ce3" table:formula="of:=[.C91]-[.C$176]" office:value-type="float" office:value="1519.625" calcext:value-type="float">
            <text:p>1519,625</text:p>
          </table:table-cell>
          <table:table-cell table:style-name="ce3" table:formula="of:=[.D91]-[.D$176]" office:value-type="float" office:value="3899.65" calcext:value-type="float">
            <text:p>3899,65</text:p>
          </table:table-cell>
          <table:table-cell table:style-name="ce3" table:formula="of:=[.E91]-[.E$176]" office:value-type="float" office:value="3619493.925" calcext:value-type="float">
            <text:p>3619493,925</text:p>
          </table:table-cell>
          <table:table-cell table:style-name="ce3" table:formula="of:=[.F91]-[.F$176]" office:value-type="float" office:value="-1102.075" calcext:value-type="float">
            <text:p>-1102,075</text:p>
          </table:table-cell>
          <table:table-cell table:style-name="ce3" table:formula="of:=[.G91]-[.G$176]" office:value-type="float" office:value="-639.4" calcext:value-type="float">
            <text:p>-639,4</text:p>
          </table:table-cell>
          <table:table-cell table:style-name="ce3" table:formula="of:=[.H91]-[.H$176]" office:value-type="float" office:value="573.925" calcext:value-type="float">
            <text:p>573,925</text:p>
          </table:table-cell>
          <table:table-cell table:style-name="ce3" table:formula="of:=[.I91]-[.I$176]" office:value-type="float" office:value="59733.875" calcext:value-type="float">
            <text:p>59733,875</text:p>
          </table:table-cell>
          <table:table-cell table:style-name="ce3" table:formula="of:=[.J91]-[.J$176]" office:value-type="float" office:value="-187.925" calcext:value-type="float">
            <text:p>-187,925</text:p>
          </table:table-cell>
          <table:table-cell table:style-name="ce3" table:formula="of:=[.K91]-[.K$176]" office:value-type="float" office:value="297.4375" calcext:value-type="float">
            <text:p>297,4375</text:p>
          </table:table-cell>
          <table:table-cell table:style-name="ce3" table:formula="of:=[.L91]-[.L$176]" office:value-type="float" office:value="-35.6000000000001" calcext:value-type="float">
            <text:p>-35,6</text:p>
          </table:table-cell>
          <table:table-cell table:style-name="ce3" table:formula="of:=[.M91]-[.M$176]" office:value-type="float" office:value="168.35" calcext:value-type="float">
            <text:p>168,35</text:p>
          </table:table-cell>
          <table:table-cell table:style-name="ce3" table:formula="of:=[.N91]-[.N$176]" office:value-type="float" office:value="1782712.05" calcext:value-type="float">
            <text:p>1782712,05</text:p>
          </table:table-cell>
          <table:table-cell table:style-name="ce3" table:formula="of:=[.O91]-[.O$176]" office:value-type="float" office:value="109.45" calcext:value-type="float">
            <text:p>109,45</text:p>
          </table:table-cell>
          <table:table-cell table:style-name="ce3" table:formula="of:=[.P91]-[.P$176]" office:value-type="float" office:value="31.5875" calcext:value-type="float">
            <text:p>31,5875</text:p>
          </table:table-cell>
          <table:table-cell table:style-name="ce3" table:formula="of:=[.Q91]-[.Q$176]" office:value-type="float" office:value="-37.5625" calcext:value-type="float">
            <text:p>-37,5625</text:p>
          </table:table-cell>
          <table:table-cell table:style-name="ce3" table:formula="of:=[.R91]-[.R$176]" office:value-type="float" office:value="99.6875" calcext:value-type="float">
            <text:p>99,6875</text:p>
          </table:table-cell>
          <table:table-cell table:style-name="ce3" table:formula="of:=[.S91]-[.S$176]" office:value-type="float" office:value="108869.725" calcext:value-type="float">
            <text:p>108869,725</text:p>
          </table:table-cell>
          <table:table-cell table:style-name="ce3" table:formula="of:=[.T91]-[.T$176]" office:value-type="float" office:value="97.7125" calcext:value-type="float">
            <text:p>97,7125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-105.825" calcext:value-type="float">
            <text:p>-105,825</text:p>
          </table:table-cell>
          <table:table-cell table:style-name="ce3" table:formula="of:=[.C92]-[.C$176]" office:value-type="float" office:value="898.025" calcext:value-type="float">
            <text:p>898,025</text:p>
          </table:table-cell>
          <table:table-cell table:style-name="ce3" table:formula="of:=[.D92]-[.D$176]" office:value-type="float" office:value="8647.05" calcext:value-type="float">
            <text:p>8647,05</text:p>
          </table:table-cell>
          <table:table-cell table:style-name="ce3" table:formula="of:=[.E92]-[.E$176]" office:value-type="float" office:value="3616753.925" calcext:value-type="float">
            <text:p>3616753,925</text:p>
          </table:table-cell>
          <table:table-cell table:style-name="ce3" table:formula="of:=[.F92]-[.F$176]" office:value-type="float" office:value="-1102.075" calcext:value-type="float">
            <text:p>-1102,075</text:p>
          </table:table-cell>
          <table:table-cell table:style-name="ce3" table:formula="of:=[.G92]-[.G$176]" office:value-type="float" office:value="-238.2" calcext:value-type="float">
            <text:p>-238,2</text:p>
          </table:table-cell>
          <table:table-cell table:style-name="ce3" table:formula="of:=[.H92]-[.H$176]" office:value-type="float" office:value="553.925" calcext:value-type="float">
            <text:p>553,925</text:p>
          </table:table-cell>
          <table:table-cell table:style-name="ce3" table:formula="of:=[.I92]-[.I$176]" office:value-type="float" office:value="59733.875" calcext:value-type="float">
            <text:p>59733,875</text:p>
          </table:table-cell>
          <table:table-cell table:style-name="ce3" table:formula="of:=[.J92]-[.J$176]" office:value-type="float" office:value="-67.7249999999999" calcext:value-type="float">
            <text:p>-67,725</text:p>
          </table:table-cell>
          <table:table-cell table:style-name="ce3" table:formula="of:=[.K92]-[.K$176]" office:value-type="float" office:value="-53.2624999999998" calcext:value-type="float">
            <text:p>-53,2625</text:p>
          </table:table-cell>
          <table:table-cell table:style-name="ce3" table:formula="of:=[.L92]-[.L$176]" office:value-type="float" office:value="214.9" calcext:value-type="float">
            <text:p>214,9</text:p>
          </table:table-cell>
          <table:table-cell table:style-name="ce3" table:formula="of:=[.M92]-[.M$176]" office:value-type="float" office:value="389.15" calcext:value-type="float">
            <text:p>389,15</text:p>
          </table:table-cell>
          <table:table-cell table:style-name="ce3" table:formula="of:=[.N92]-[.N$176]" office:value-type="float" office:value="1454163.25" calcext:value-type="float">
            <text:p>1454163,25</text:p>
          </table:table-cell>
          <table:table-cell table:style-name="ce3" table:formula="of:=[.O92]-[.O$176]" office:value-type="float" office:value="38.65" calcext:value-type="float">
            <text:p>38,65</text:p>
          </table:table-cell>
          <table:table-cell table:style-name="ce3" table:formula="of:=[.P92]-[.P$176]" office:value-type="float" office:value="-68.4125" calcext:value-type="float">
            <text:p>-68,4125</text:p>
          </table:table-cell>
          <table:table-cell table:style-name="ce3" table:formula="of:=[.Q92]-[.Q$176]" office:value-type="float" office:value="-418.5625" calcext:value-type="float">
            <text:p>-418,5625</text:p>
          </table:table-cell>
          <table:table-cell table:style-name="ce3" table:formula="of:=[.R92]-[.R$176]" office:value-type="float" office:value="49.6875" calcext:value-type="float">
            <text:p>49,6875</text:p>
          </table:table-cell>
          <table:table-cell table:style-name="ce3" table:formula="of:=[.S92]-[.S$176]" office:value-type="float" office:value="92538.525" calcext:value-type="float">
            <text:p>92538,525</text:p>
          </table:table-cell>
          <table:table-cell table:style-name="ce3" table:formula="of:=[.T92]-[.T$176]" office:value-type="float" office:value="-52.2875" calcext:value-type="float">
            <text:p>-52,2875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129.675" calcext:value-type="float">
            <text:p>129,675</text:p>
          </table:table-cell>
          <table:table-cell table:style-name="ce3" table:formula="of:=[.C93]-[.C$176]" office:value-type="float" office:value="817.825" calcext:value-type="float">
            <text:p>817,825</text:p>
          </table:table-cell>
          <table:table-cell table:style-name="ce3" table:formula="of:=[.D93]-[.D$176]" office:value-type="float" office:value="3899.65" calcext:value-type="float">
            <text:p>3899,65</text:p>
          </table:table-cell>
          <table:table-cell table:style-name="ce3" table:formula="of:=[.E93]-[.E$176]" office:value-type="float" office:value="3820811.525" calcext:value-type="float">
            <text:p>3820811,525</text:p>
          </table:table-cell>
          <table:table-cell table:style-name="ce3" table:formula="of:=[.F93]-[.F$176]" office:value-type="float" office:value="-1102.075" calcext:value-type="float">
            <text:p>-1102,075</text:p>
          </table:table-cell>
          <table:table-cell table:style-name="ce3" table:formula="of:=[.G93]-[.G$176]" office:value-type="float" office:value="-589.2" calcext:value-type="float">
            <text:p>-589,2</text:p>
          </table:table-cell>
          <table:table-cell table:style-name="ce3" table:formula="of:=[.H93]-[.H$176]" office:value-type="float" office:value="533.925" calcext:value-type="float">
            <text:p>533,925</text:p>
          </table:table-cell>
          <table:table-cell table:style-name="ce3" table:formula="of:=[.I93]-[.I$176]" office:value-type="float" office:value="57021.075" calcext:value-type="float">
            <text:p>57021,075</text:p>
          </table:table-cell>
          <table:table-cell table:style-name="ce3" table:formula="of:=[.J93]-[.J$176]" office:value-type="float" office:value="293.475" calcext:value-type="float">
            <text:p>293,475</text:p>
          </table:table-cell>
          <table:table-cell table:style-name="ce3" table:formula="of:=[.K93]-[.K$176]" office:value-type="float" office:value="96.9375" calcext:value-type="float">
            <text:p>96,9375</text:p>
          </table:table-cell>
          <table:table-cell table:style-name="ce3" table:formula="of:=[.L93]-[.L$176]" office:value-type="float" office:value="169.8" calcext:value-type="float">
            <text:p>169,8</text:p>
          </table:table-cell>
          <table:table-cell table:style-name="ce3" table:formula="of:=[.M93]-[.M$176]" office:value-type="float" office:value="609.55" calcext:value-type="float">
            <text:p>609,55</text:p>
          </table:table-cell>
          <table:table-cell table:style-name="ce3" table:formula="of:=[.N93]-[.N$176]" office:value-type="float" office:value="1875780.85" calcext:value-type="float">
            <text:p>1875780,85</text:p>
          </table:table-cell>
          <table:table-cell table:style-name="ce3" table:formula="of:=[.O93]-[.O$176]" office:value-type="float" office:value="101.15" calcext:value-type="float">
            <text:p>101,15</text:p>
          </table:table-cell>
          <table:table-cell table:style-name="ce3" table:formula="of:=[.P93]-[.P$176]" office:value-type="float" office:value="-73.4125" calcext:value-type="float">
            <text:p>-73,4125</text:p>
          </table:table-cell>
          <table:table-cell table:style-name="ce3" table:formula="of:=[.Q93]-[.Q$176]" office:value-type="float" office:value="-57.7625" calcext:value-type="float">
            <text:p>-57,7625</text:p>
          </table:table-cell>
          <table:table-cell table:style-name="ce3" table:formula="of:=[.R93]-[.R$176]" office:value-type="float" office:value="67.1875" calcext:value-type="float">
            <text:p>67,1875</text:p>
          </table:table-cell>
          <table:table-cell table:style-name="ce3" table:formula="of:=[.S93]-[.S$176]" office:value-type="float" office:value="76207.425" calcext:value-type="float">
            <text:p>76207,425</text:p>
          </table:table-cell>
          <table:table-cell table:style-name="ce3" table:formula="of:=[.T93]-[.T$176]" office:value-type="float" office:value="14.4125" calcext:value-type="float">
            <text:p>14,4125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-231.325" calcext:value-type="float">
            <text:p>-231,325</text:p>
          </table:table-cell>
          <table:table-cell table:style-name="ce3" table:formula="of:=[.C94]-[.C$176]" office:value-type="float" office:value="1038.425" calcext:value-type="float">
            <text:p>1038,425</text:p>
          </table:table-cell>
          <table:table-cell table:style-name="ce3" table:formula="of:=[.D94]-[.D$176]" office:value-type="float" office:value="3899.65" calcext:value-type="float">
            <text:p>3899,65</text:p>
          </table:table-cell>
          <table:table-cell table:style-name="ce3" table:formula="of:=[.E94]-[.E$176]" office:value-type="float" office:value="3850760.925" calcext:value-type="float">
            <text:p>3850760,925</text:p>
          </table:table-cell>
          <table:table-cell table:style-name="ce3" table:formula="of:=[.F94]-[.F$176]" office:value-type="float" office:value="-1102.075" calcext:value-type="float">
            <text:p>-1102,075</text:p>
          </table:table-cell>
          <table:table-cell table:style-name="ce3" table:formula="of:=[.G94]-[.G$176]" office:value-type="float" office:value="-840" calcext:value-type="float">
            <text:p>-840</text:p>
          </table:table-cell>
          <table:table-cell table:style-name="ce3" table:formula="of:=[.H94]-[.H$176]" office:value-type="float" office:value="473.925" calcext:value-type="float">
            <text:p>473,925</text:p>
          </table:table-cell>
          <table:table-cell table:style-name="ce3" table:formula="of:=[.I94]-[.I$176]" office:value-type="float" office:value="57021.075" calcext:value-type="float">
            <text:p>57021,075</text:p>
          </table:table-cell>
          <table:table-cell table:style-name="ce3" table:formula="of:=[.J94]-[.J$176]" office:value-type="float" office:value="-328.525" calcext:value-type="float">
            <text:p>-328,525</text:p>
          </table:table-cell>
          <table:table-cell table:style-name="ce3" table:formula="of:=[.K94]-[.K$176]" office:value-type="float" office:value="-228.7625" calcext:value-type="float">
            <text:p>-228,7625</text:p>
          </table:table-cell>
          <table:table-cell table:style-name="ce3" table:formula="of:=[.L94]-[.L$176]" office:value-type="float" office:value="89.5999999999999" calcext:value-type="float">
            <text:p>89,6</text:p>
          </table:table-cell>
          <table:table-cell table:style-name="ce3" table:formula="of:=[.M94]-[.M$176]" office:value-type="float" office:value="328.95" calcext:value-type="float">
            <text:p>328,95</text:p>
          </table:table-cell>
          <table:table-cell table:style-name="ce3" table:formula="of:=[.N94]-[.N$176]" office:value-type="float" office:value="1775640.15" calcext:value-type="float">
            <text:p>1775640,15</text:p>
          </table:table-cell>
          <table:table-cell table:style-name="ce3" table:formula="of:=[.O94]-[.O$176]" office:value-type="float" office:value="26.15" calcext:value-type="float">
            <text:p>26,15</text:p>
          </table:table-cell>
          <table:table-cell table:style-name="ce3" table:formula="of:=[.P94]-[.P$176]" office:value-type="float" office:value="-18.4125" calcext:value-type="float">
            <text:p>-18,4125</text:p>
          </table:table-cell>
          <table:table-cell table:style-name="ce3" table:formula="of:=[.Q94]-[.Q$176]" office:value-type="float" office:value="-193.0625" calcext:value-type="float">
            <text:p>-193,0625</text:p>
          </table:table-cell>
          <table:table-cell table:style-name="ce3" table:formula="of:=[.R94]-[.R$176]" office:value-type="float" office:value="-10.3125" calcext:value-type="float">
            <text:p>-10,3125</text:p>
          </table:table-cell>
          <table:table-cell table:style-name="ce3" table:formula="of:=[.S94]-[.S$176]" office:value-type="float" office:value="65356.225" calcext:value-type="float">
            <text:p>65356,225</text:p>
          </table:table-cell>
          <table:table-cell table:style-name="ce3" table:formula="of:=[.T94]-[.T$176]" office:value-type="float" office:value="-27.2875" calcext:value-type="float">
            <text:p>-27,2875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-191.125" calcext:value-type="float">
            <text:p>-191,125</text:p>
          </table:table-cell>
          <table:table-cell table:style-name="ce3" table:formula="of:=[.C95]-[.C$176]" office:value-type="float" office:value="1038.425" calcext:value-type="float">
            <text:p>1038,425</text:p>
          </table:table-cell>
          <table:table-cell table:style-name="ce3" table:formula="of:=[.D95]-[.D$176]" office:value-type="float" office:value="5256.05" calcext:value-type="float">
            <text:p>5256,05</text:p>
          </table:table-cell>
          <table:table-cell table:style-name="ce3" table:formula="of:=[.E95]-[.E$176]" office:value-type="float" office:value="3741949.825" calcext:value-type="float">
            <text:p>3741949,825</text:p>
          </table:table-cell>
          <table:table-cell table:style-name="ce3" table:formula="of:=[.F95]-[.F$176]" office:value-type="float" office:value="-1102.075" calcext:value-type="float">
            <text:p>-1102,075</text:p>
          </table:table-cell>
          <table:table-cell table:style-name="ce3" table:formula="of:=[.G95]-[.G$176]" office:value-type="float" office:value="-413.7" calcext:value-type="float">
            <text:p>-413,7</text:p>
          </table:table-cell>
          <table:table-cell table:style-name="ce3" table:formula="of:=[.H95]-[.H$176]" office:value-type="float" office:value="794.725" calcext:value-type="float">
            <text:p>794,725</text:p>
          </table:table-cell>
          <table:table-cell table:style-name="ce3" table:formula="of:=[.I95]-[.I$176]" office:value-type="float" office:value="59733.875" calcext:value-type="float">
            <text:p>59733,875</text:p>
          </table:table-cell>
          <table:table-cell table:style-name="ce3" table:formula="of:=[.J95]-[.J$176]" office:value-type="float" office:value="223.175" calcext:value-type="float">
            <text:p>223,175</text:p>
          </table:table-cell>
          <table:table-cell table:style-name="ce3" table:formula="of:=[.K95]-[.K$176]" office:value-type="float" office:value="-654.7625" calcext:value-type="float">
            <text:p>-654,7625</text:p>
          </table:table-cell>
          <table:table-cell table:style-name="ce3" table:formula="of:=[.L95]-[.L$176]" office:value-type="float" office:value="149.6" calcext:value-type="float">
            <text:p>149,6</text:p>
          </table:table-cell>
          <table:table-cell table:style-name="ce3" table:formula="of:=[.M95]-[.M$176]" office:value-type="float" office:value="609.75" calcext:value-type="float">
            <text:p>609,75</text:p>
          </table:table-cell>
          <table:table-cell table:style-name="ce3" table:formula="of:=[.N95]-[.N$176]" office:value-type="float" office:value="1695160.05" calcext:value-type="float">
            <text:p>1695160,05</text:p>
          </table:table-cell>
          <table:table-cell table:style-name="ce3" table:formula="of:=[.O95]-[.O$176]" office:value-type="float" office:value="88.65" calcext:value-type="float">
            <text:p>88,65</text:p>
          </table:table-cell>
          <table:table-cell table:style-name="ce3" table:formula="of:=[.P95]-[.P$176]" office:value-type="float" office:value="-93.4125" calcext:value-type="float">
            <text:p>-93,4125</text:p>
          </table:table-cell>
          <table:table-cell table:style-name="ce3" table:formula="of:=[.Q95]-[.Q$176]" office:value-type="float" office:value="-97.5625" calcext:value-type="float">
            <text:p>-97,5625</text:p>
          </table:table-cell>
          <table:table-cell table:style-name="ce3" table:formula="of:=[.R95]-[.R$176]" office:value-type="float" office:value="29.6875" calcext:value-type="float">
            <text:p>29,6875</text:p>
          </table:table-cell>
          <table:table-cell table:style-name="ce3" table:formula="of:=[.S95]-[.S$176]" office:value-type="float" office:value="65356.225" calcext:value-type="float">
            <text:p>65356,225</text:p>
          </table:table-cell>
          <table:table-cell table:style-name="ce3" table:formula="of:=[.T95]-[.T$176]" office:value-type="float" office:value="-52.2875" calcext:value-type="float">
            <text:p>-52,2875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270.075" calcext:value-type="float">
            <text:p>270,075</text:p>
          </table:table-cell>
          <table:table-cell table:style-name="ce3" table:formula="of:=[.C96]-[.C$176]" office:value-type="float" office:value="1058.425" calcext:value-type="float">
            <text:p>1058,425</text:p>
          </table:table-cell>
          <table:table-cell table:style-name="ce3" table:formula="of:=[.D96]-[.D$176]" office:value-type="float" office:value="3899.65" calcext:value-type="float">
            <text:p>3899,65</text:p>
          </table:table-cell>
          <table:table-cell table:style-name="ce3" table:formula="of:=[.E96]-[.E$176]" office:value-type="float" office:value="3823551.425" calcext:value-type="float">
            <text:p>3823551,425</text:p>
          </table:table-cell>
          <table:table-cell table:style-name="ce3" table:formula="of:=[.F96]-[.F$176]" office:value-type="float" office:value="-1102.075" calcext:value-type="float">
            <text:p>-1102,075</text:p>
          </table:table-cell>
          <table:table-cell table:style-name="ce3" table:formula="of:=[.G96]-[.G$176]" office:value-type="float" office:value="-539.2" calcext:value-type="float">
            <text:p>-539,2</text:p>
          </table:table-cell>
          <table:table-cell table:style-name="ce3" table:formula="of:=[.H96]-[.H$176]" office:value-type="float" office:value="513.725" calcext:value-type="float">
            <text:p>513,725</text:p>
          </table:table-cell>
          <table:table-cell table:style-name="ce3" table:formula="of:=[.I96]-[.I$176]" office:value-type="float" office:value="59760.975" calcext:value-type="float">
            <text:p>59760,975</text:p>
          </table:table-cell>
          <table:table-cell table:style-name="ce3" table:formula="of:=[.J96]-[.J$176]" office:value-type="float" office:value="-308.525" calcext:value-type="float">
            <text:p>-308,525</text:p>
          </table:table-cell>
          <table:table-cell table:style-name="ce3" table:formula="of:=[.K96]-[.K$176]" office:value-type="float" office:value="-529.7625" calcext:value-type="float">
            <text:p>-529,7625</text:p>
          </table:table-cell>
          <table:table-cell table:style-name="ce3" table:formula="of:=[.L96]-[.L$176]" office:value-type="float" office:value="-186.1" calcext:value-type="float">
            <text:p>-186,1</text:p>
          </table:table-cell>
          <table:table-cell table:style-name="ce3" table:formula="of:=[.M96]-[.M$176]" office:value-type="float" office:value="308.75" calcext:value-type="float">
            <text:p>308,75</text:p>
          </table:table-cell>
          <table:table-cell table:style-name="ce3" table:formula="of:=[.N96]-[.N$176]" office:value-type="float" office:value="2079938.05" calcext:value-type="float">
            <text:p>2079938,05</text:p>
          </table:table-cell>
          <table:table-cell table:style-name="ce3" table:formula="of:=[.O96]-[.O$176]" office:value-type="float" office:value="126.15" calcext:value-type="float">
            <text:p>126,15</text:p>
          </table:table-cell>
          <table:table-cell table:style-name="ce3" table:formula="of:=[.P96]-[.P$176]" office:value-type="float" office:value="56.5875" calcext:value-type="float">
            <text:p>56,5875</text:p>
          </table:table-cell>
          <table:table-cell table:style-name="ce3" table:formula="of:=[.Q96]-[.Q$176]" office:value-type="float" office:value="-137.7625" calcext:value-type="float">
            <text:p>-137,7625</text:p>
          </table:table-cell>
          <table:table-cell table:style-name="ce3" table:formula="of:=[.R96]-[.R$176]" office:value-type="float" office:value="79.6875" calcext:value-type="float">
            <text:p>79,6875</text:p>
          </table:table-cell>
          <table:table-cell table:style-name="ce3" table:formula="of:=[.S96]-[.S$176]" office:value-type="float" office:value="57190.625" calcext:value-type="float">
            <text:p>57190,625</text:p>
          </table:table-cell>
          <table:table-cell table:style-name="ce3" table:formula="of:=[.T96]-[.T$176]" office:value-type="float" office:value="127.9125" calcext:value-type="float">
            <text:p>127,9125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-311.525" calcext:value-type="float">
            <text:p>-311,525</text:p>
          </table:table-cell>
          <table:table-cell table:style-name="ce3" table:formula="of:=[.C97]-[.C$176]" office:value-type="float" office:value="1118.825" calcext:value-type="float">
            <text:p>1118,825</text:p>
          </table:table-cell>
          <table:table-cell table:style-name="ce3" table:formula="of:=[.D97]-[.D$176]" office:value-type="float" office:value="3899.65" calcext:value-type="float">
            <text:p>3899,65</text:p>
          </table:table-cell>
          <table:table-cell table:style-name="ce3" table:formula="of:=[.E97]-[.E$176]" office:value-type="float" office:value="3829031.125" calcext:value-type="float">
            <text:p>3829031,125</text:p>
          </table:table-cell>
          <table:table-cell table:style-name="ce3" table:formula="of:=[.F97]-[.F$176]" office:value-type="float" office:value="-1102.075" calcext:value-type="float">
            <text:p>-1102,075</text:p>
          </table:table-cell>
          <table:table-cell table:style-name="ce3" table:formula="of:=[.G97]-[.G$176]" office:value-type="float" office:value="-363.7" calcext:value-type="float">
            <text:p>-363,7</text:p>
          </table:table-cell>
          <table:table-cell table:style-name="ce3" table:formula="of:=[.H97]-[.H$176]" office:value-type="float" office:value="333.125" calcext:value-type="float">
            <text:p>333,125</text:p>
          </table:table-cell>
          <table:table-cell table:style-name="ce3" table:formula="of:=[.I97]-[.I$176]" office:value-type="float" office:value="59733.875" calcext:value-type="float">
            <text:p>59733,875</text:p>
          </table:table-cell>
          <table:table-cell table:style-name="ce3" table:formula="of:=[.J97]-[.J$176]" office:value-type="float" office:value="-288.325" calcext:value-type="float">
            <text:p>-288,325</text:p>
          </table:table-cell>
          <table:table-cell table:style-name="ce3" table:formula="of:=[.K97]-[.K$176]" office:value-type="float" office:value="121.9375" calcext:value-type="float">
            <text:p>121,9375</text:p>
          </table:table-cell>
          <table:table-cell table:style-name="ce3" table:formula="of:=[.L97]-[.L$176]" office:value-type="float" office:value="69.3999999999999" calcext:value-type="float">
            <text:p>69,4</text:p>
          </table:table-cell>
          <table:table-cell table:style-name="ce3" table:formula="of:=[.M97]-[.M$176]" office:value-type="float" office:value="429.15" calcext:value-type="float">
            <text:p>429,15</text:p>
          </table:table-cell>
          <table:table-cell table:style-name="ce3" table:formula="of:=[.N97]-[.N$176]" office:value-type="float" office:value="1730539.25" calcext:value-type="float">
            <text:p>1730539,25</text:p>
          </table:table-cell>
          <table:table-cell table:style-name="ce3" table:formula="of:=[.O97]-[.O$176]" office:value-type="float" office:value="26.15" calcext:value-type="float">
            <text:p>26,15</text:p>
          </table:table-cell>
          <table:table-cell table:style-name="ce3" table:formula="of:=[.P97]-[.P$176]" office:value-type="float" office:value="-13.4125" calcext:value-type="float">
            <text:p>-13,4125</text:p>
          </table:table-cell>
          <table:table-cell table:style-name="ce3" table:formula="of:=[.Q97]-[.Q$176]" office:value-type="float" office:value="2.63750000000005" calcext:value-type="float">
            <text:p>2,6375</text:p>
          </table:table-cell>
          <table:table-cell table:style-name="ce3" table:formula="of:=[.R97]-[.R$176]" office:value-type="float" office:value="179.6875" calcext:value-type="float">
            <text:p>179,6875</text:p>
          </table:table-cell>
          <table:table-cell table:style-name="ce3" table:formula="of:=[.S97]-[.S$176]" office:value-type="float" office:value="59903.425" calcext:value-type="float">
            <text:p>59903,425</text:p>
          </table:table-cell>
          <table:table-cell table:style-name="ce3" table:formula="of:=[.T97]-[.T$176]" office:value-type="float" office:value="47.7125" calcext:value-type="float">
            <text:p>47,712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371.725" calcext:value-type="float">
            <text:p>-371,725</text:p>
          </table:table-cell>
          <table:table-cell table:style-name="ce3" table:formula="of:=[.C98]-[.C$176]" office:value-type="float" office:value="777.625" calcext:value-type="float">
            <text:p>777,625</text:p>
          </table:table-cell>
          <table:table-cell table:style-name="ce3" table:formula="of:=[.D98]-[.D$176]" office:value-type="float" office:value="3899.65" calcext:value-type="float">
            <text:p>3899,65</text:p>
          </table:table-cell>
          <table:table-cell table:style-name="ce3" table:formula="of:=[.E98]-[.E$176]" office:value-type="float" office:value="4060190.125" calcext:value-type="float">
            <text:p>4060190,125</text:p>
          </table:table-cell>
          <table:table-cell table:style-name="ce3" table:formula="of:=[.F98]-[.F$176]" office:value-type="float" office:value="-1102.075" calcext:value-type="float">
            <text:p>-1102,075</text:p>
          </table:table-cell>
          <table:table-cell table:style-name="ce3" table:formula="of:=[.G98]-[.G$176]" office:value-type="float" office:value="-689.4" calcext:value-type="float">
            <text:p>-689,4</text:p>
          </table:table-cell>
          <table:table-cell table:style-name="ce3" table:formula="of:=[.H98]-[.H$176]" office:value-type="float" office:value="253.125" calcext:value-type="float">
            <text:p>253,125</text:p>
          </table:table-cell>
          <table:table-cell table:style-name="ce3" table:formula="of:=[.I98]-[.I$176]" office:value-type="float" office:value="57048.175" calcext:value-type="float">
            <text:p>57048,175</text:p>
          </table:table-cell>
          <table:table-cell table:style-name="ce3" table:formula="of:=[.J98]-[.J$176]" office:value-type="float" office:value="-67.5249999999996" calcext:value-type="float">
            <text:p>-67,525</text:p>
          </table:table-cell>
          <table:table-cell table:style-name="ce3" table:formula="of:=[.K98]-[.K$176]" office:value-type="float" office:value="-454.5625" calcext:value-type="float">
            <text:p>-454,5625</text:p>
          </table:table-cell>
          <table:table-cell table:style-name="ce3" table:formula="of:=[.L98]-[.L$176]" office:value-type="float" office:value="315.2" calcext:value-type="float">
            <text:p>315,2</text:p>
          </table:table-cell>
          <table:table-cell table:style-name="ce3" table:formula="of:=[.M98]-[.M$176]" office:value-type="float" office:value="288.75" calcext:value-type="float">
            <text:p>288,75</text:p>
          </table:table-cell>
          <table:table-cell table:style-name="ce3" table:formula="of:=[.N98]-[.N$176]" office:value-type="float" office:value="1649316.85" calcext:value-type="float">
            <text:p>1649316,85</text:p>
          </table:table-cell>
          <table:table-cell table:style-name="ce3" table:formula="of:=[.O98]-[.O$176]" office:value-type="float" office:value="38.65" calcext:value-type="float">
            <text:p>38,65</text:p>
          </table:table-cell>
          <table:table-cell table:style-name="ce3" table:formula="of:=[.P98]-[.P$176]" office:value-type="float" office:value="-43.4125" calcext:value-type="float">
            <text:p>-43,4125</text:p>
          </table:table-cell>
          <table:table-cell table:style-name="ce3" table:formula="of:=[.Q98]-[.Q$176]" office:value-type="float" office:value="-418.5625" calcext:value-type="float">
            <text:p>-418,5625</text:p>
          </table:table-cell>
          <table:table-cell table:style-name="ce3" table:formula="of:=[.R98]-[.R$176]" office:value-type="float" office:value="9.6875" calcext:value-type="float">
            <text:p>9,6875</text:p>
          </table:table-cell>
          <table:table-cell table:style-name="ce3" table:formula="of:=[.S98]-[.S$176]" office:value-type="float" office:value="51792.125" calcext:value-type="float">
            <text:p>51792,125</text:p>
          </table:table-cell>
          <table:table-cell table:style-name="ce3" table:formula="of:=[.T98]-[.T$176]" office:value-type="float" office:value="-52.2875" calcext:value-type="float">
            <text:p>-52,2875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129.675" calcext:value-type="float">
            <text:p>129,675</text:p>
          </table:table-cell>
          <table:table-cell table:style-name="ce3" table:formula="of:=[.C99]-[.C$176]" office:value-type="float" office:value="1118.825" calcext:value-type="float">
            <text:p>1118,825</text:p>
          </table:table-cell>
          <table:table-cell table:style-name="ce3" table:formula="of:=[.D99]-[.D$176]" office:value-type="float" office:value="1865.05" calcext:value-type="float">
            <text:p>1865,05</text:p>
          </table:table-cell>
          <table:table-cell table:style-name="ce3" table:formula="of:=[.E99]-[.E$176]" office:value-type="float" office:value="3875230.925" calcext:value-type="float">
            <text:p>3875230,925</text:p>
          </table:table-cell>
          <table:table-cell table:style-name="ce3" table:formula="of:=[.F99]-[.F$176]" office:value-type="float" office:value="1610.725" calcext:value-type="float">
            <text:p>1610,725</text:p>
          </table:table-cell>
          <table:table-cell table:style-name="ce3" table:formula="of:=[.G99]-[.G$176]" office:value-type="float" office:value="-313.4" calcext:value-type="float">
            <text:p>-313,4</text:p>
          </table:table-cell>
          <table:table-cell table:style-name="ce3" table:formula="of:=[.H99]-[.H$176]" office:value-type="float" office:value="413.725" calcext:value-type="float">
            <text:p>413,725</text:p>
          </table:table-cell>
          <table:table-cell table:style-name="ce3" table:formula="of:=[.I99]-[.I$176]" office:value-type="float" office:value="51595.475" calcext:value-type="float">
            <text:p>51595,475</text:p>
          </table:table-cell>
          <table:table-cell table:style-name="ce3" table:formula="of:=[.J99]-[.J$176]" office:value-type="float" office:value="-488.725" calcext:value-type="float">
            <text:p>-488,725</text:p>
          </table:table-cell>
          <table:table-cell table:style-name="ce3" table:formula="of:=[.K99]-[.K$176]" office:value-type="float" office:value="799.2375" calcext:value-type="float">
            <text:p>799,2375</text:p>
          </table:table-cell>
          <table:table-cell table:style-name="ce3" table:formula="of:=[.L99]-[.L$176]" office:value-type="float" office:value="150" calcext:value-type="float">
            <text:p>150</text:p>
          </table:table-cell>
          <table:table-cell table:style-name="ce3" table:formula="of:=[.M99]-[.M$176]" office:value-type="float" office:value="103.25" calcext:value-type="float">
            <text:p>103,25</text:p>
          </table:table-cell>
          <table:table-cell table:style-name="ce3" table:formula="of:=[.N99]-[.N$176]" office:value-type="float" office:value="1633892.85" calcext:value-type="float">
            <text:p>1633892,85</text:p>
          </table:table-cell>
          <table:table-cell table:style-name="ce3" table:formula="of:=[.O99]-[.O$176]" office:value-type="float" office:value="63.65" calcext:value-type="float">
            <text:p>63,65</text:p>
          </table:table-cell>
          <table:table-cell table:style-name="ce3" table:formula="of:=[.P99]-[.P$176]" office:value-type="float" office:value="6.58750000000001" calcext:value-type="float">
            <text:p>6,5875</text:p>
          </table:table-cell>
          <table:table-cell table:style-name="ce3" table:formula="of:=[.Q99]-[.Q$176]" office:value-type="float" office:value="-257.9625" calcext:value-type="float">
            <text:p>-257,9625</text:p>
          </table:table-cell>
          <table:table-cell table:style-name="ce3" table:formula="of:=[.R99]-[.R$176]" office:value-type="float" office:value="117.1875" calcext:value-type="float">
            <text:p>117,1875</text:p>
          </table:table-cell>
          <table:table-cell table:style-name="ce3" table:formula="of:=[.S99]-[.S$176]" office:value-type="float" office:value="43599.425" calcext:value-type="float">
            <text:p>43599,425</text:p>
          </table:table-cell>
          <table:table-cell table:style-name="ce3" table:formula="of:=[.T99]-[.T$176]" office:value-type="float" office:value="22.7125" calcext:value-type="float">
            <text:p>22,7125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149.875" calcext:value-type="float">
            <text:p>149,875</text:p>
          </table:table-cell>
          <table:table-cell table:style-name="ce3" table:formula="of:=[.C100]-[.C$176]" office:value-type="float" office:value="536.825" calcext:value-type="float">
            <text:p>536,825</text:p>
          </table:table-cell>
          <table:table-cell table:style-name="ce3" table:formula="of:=[.D100]-[.D$176]" office:value-type="float" office:value="5256.05" calcext:value-type="float">
            <text:p>5256,05</text:p>
          </table:table-cell>
          <table:table-cell table:style-name="ce3" table:formula="of:=[.E100]-[.E$176]" office:value-type="float" office:value="4038460.525" calcext:value-type="float">
            <text:p>4038460,525</text:p>
          </table:table-cell>
          <table:table-cell table:style-name="ce3" table:formula="of:=[.F100]-[.F$176]" office:value-type="float" office:value="-1102.075" calcext:value-type="float">
            <text:p>-1102,075</text:p>
          </table:table-cell>
          <table:table-cell table:style-name="ce3" table:formula="of:=[.G100]-[.G$176]" office:value-type="float" office:value="-664.7" calcext:value-type="float">
            <text:p>-664,7</text:p>
          </table:table-cell>
          <table:table-cell table:style-name="ce3" table:formula="of:=[.H100]-[.H$176]" office:value-type="float" office:value="72.7249999999999" calcext:value-type="float">
            <text:p>72,725</text:p>
          </table:table-cell>
          <table:table-cell table:style-name="ce3" table:formula="of:=[.I100]-[.I$176]" office:value-type="float" office:value="54308.275" calcext:value-type="float">
            <text:p>54308,275</text:p>
          </table:table-cell>
          <table:table-cell table:style-name="ce3" table:formula="of:=[.J100]-[.J$176]" office:value-type="float" office:value="293.275" calcext:value-type="float">
            <text:p>293,275</text:p>
          </table:table-cell>
          <table:table-cell table:style-name="ce3" table:formula="of:=[.K100]-[.K$176]" office:value-type="float" office:value="-278.7625" calcext:value-type="float">
            <text:p>-278,7625</text:p>
          </table:table-cell>
          <table:table-cell table:style-name="ce3" table:formula="of:=[.L100]-[.L$176]" office:value-type="float" office:value="-85.8000000000001" calcext:value-type="float">
            <text:p>-85,8</text:p>
          </table:table-cell>
          <table:table-cell table:style-name="ce3" table:formula="of:=[.M100]-[.M$176]" office:value-type="float" office:value="429.15" calcext:value-type="float">
            <text:p>429,15</text:p>
          </table:table-cell>
          <table:table-cell table:style-name="ce3" table:formula="of:=[.N100]-[.N$176]" office:value-type="float" office:value="1547147.25" calcext:value-type="float">
            <text:p>1547147,25</text:p>
          </table:table-cell>
          <table:table-cell table:style-name="ce3" table:formula="of:=[.O100]-[.O$176]" office:value-type="float" office:value="26.15" calcext:value-type="float">
            <text:p>26,15</text:p>
          </table:table-cell>
          <table:table-cell table:style-name="ce3" table:formula="of:=[.P100]-[.P$176]" office:value-type="float" office:value="-53.4125" calcext:value-type="float">
            <text:p>-53,4125</text:p>
          </table:table-cell>
          <table:table-cell table:style-name="ce3" table:formula="of:=[.Q100]-[.Q$176]" office:value-type="float" office:value="-278.3625" calcext:value-type="float">
            <text:p>-278,3625</text:p>
          </table:table-cell>
          <table:table-cell table:style-name="ce3" table:formula="of:=[.R100]-[.R$176]" office:value-type="float" office:value="49.6875" calcext:value-type="float">
            <text:p>49,6875</text:p>
          </table:table-cell>
          <table:table-cell table:style-name="ce3" table:formula="of:=[.S100]-[.S$176]" office:value-type="float" office:value="43572.325" calcext:value-type="float">
            <text:p>43572,325</text:p>
          </table:table-cell>
          <table:table-cell table:style-name="ce3" table:formula="of:=[.T100]-[.T$176]" office:value-type="float" office:value="-27.2875" calcext:value-type="float">
            <text:p>-27,2875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-632.325" calcext:value-type="float">
            <text:p>-632,325</text:p>
          </table:table-cell>
          <table:table-cell table:style-name="ce3" table:formula="of:=[.C101]-[.C$176]" office:value-type="float" office:value="898.025" calcext:value-type="float">
            <text:p>898,025</text:p>
          </table:table-cell>
          <table:table-cell table:style-name="ce3" table:formula="of:=[.D101]-[.D$176]" office:value-type="float" office:value="3899.65" calcext:value-type="float">
            <text:p>3899,65</text:p>
          </table:table-cell>
          <table:table-cell table:style-name="ce3" table:formula="of:=[.E101]-[.E$176]" office:value-type="float" office:value="3766392.925" calcext:value-type="float">
            <text:p>3766392,925</text:p>
          </table:table-cell>
          <table:table-cell table:style-name="ce3" table:formula="of:=[.F101]-[.F$176]" office:value-type="float" office:value="-1102.075" calcext:value-type="float">
            <text:p>-1102,075</text:p>
          </table:table-cell>
          <table:table-cell table:style-name="ce3" table:formula="of:=[.G101]-[.G$176]" office:value-type="float" office:value="-438.7" calcext:value-type="float">
            <text:p>-438,7</text:p>
          </table:table-cell>
          <table:table-cell table:style-name="ce3" table:formula="of:=[.H101]-[.H$176]" office:value-type="float" office:value="-27.675" calcext:value-type="float">
            <text:p>-27,675</text:p>
          </table:table-cell>
          <table:table-cell table:style-name="ce3" table:formula="of:=[.I101]-[.I$176]" office:value-type="float" office:value="57021.075" calcext:value-type="float">
            <text:p>57021,075</text:p>
          </table:table-cell>
          <table:table-cell table:style-name="ce3" table:formula="of:=[.J101]-[.J$176]" office:value-type="float" office:value="32.4750000000004" calcext:value-type="float">
            <text:p>32,475</text:p>
          </table:table-cell>
          <table:table-cell table:style-name="ce3" table:formula="of:=[.K101]-[.K$176]" office:value-type="float" office:value="-178.7625" calcext:value-type="float">
            <text:p>-178,7625</text:p>
          </table:table-cell>
          <table:table-cell table:style-name="ce3" table:formula="of:=[.L101]-[.L$176]" office:value-type="float" office:value="189.8" calcext:value-type="float">
            <text:p>189,8</text:p>
          </table:table-cell>
          <table:table-cell table:style-name="ce3" table:formula="of:=[.M101]-[.M$176]" office:value-type="float" office:value="328.95" calcext:value-type="float">
            <text:p>328,95</text:p>
          </table:table-cell>
          <table:table-cell table:style-name="ce3" table:formula="of:=[.N101]-[.N$176]" office:value-type="float" office:value="1509604.85" calcext:value-type="float">
            <text:p>1509604,85</text:p>
          </table:table-cell>
          <table:table-cell table:style-name="ce3" table:formula="of:=[.O101]-[.O$176]" office:value-type="float" office:value="13.65" calcext:value-type="float">
            <text:p>13,65</text:p>
          </table:table-cell>
          <table:table-cell table:style-name="ce3" table:formula="of:=[.P101]-[.P$176]" office:value-type="float" office:value="-18.4125" calcext:value-type="float">
            <text:p>-18,4125</text:p>
          </table:table-cell>
          <table:table-cell table:style-name="ce3" table:formula="of:=[.Q101]-[.Q$176]" office:value-type="float" office:value="-97.7625" calcext:value-type="float">
            <text:p>-97,7625</text:p>
          </table:table-cell>
          <table:table-cell table:style-name="ce3" table:formula="of:=[.R101]-[.R$176]" office:value-type="float" office:value="-7.8125" calcext:value-type="float">
            <text:p>-7,8125</text:p>
          </table:table-cell>
          <table:table-cell table:style-name="ce3" table:formula="of:=[.S101]-[.S$176]" office:value-type="float" office:value="43572.325" calcext:value-type="float">
            <text:p>43572,325</text:p>
          </table:table-cell>
          <table:table-cell table:style-name="ce3" table:formula="of:=[.T101]-[.T$176]" office:value-type="float" office:value="22.7125" calcext:value-type="float">
            <text:p>22,7125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29.4749999999999" calcext:value-type="float">
            <text:p>29,475</text:p>
          </table:table-cell>
          <table:table-cell table:style-name="ce3" table:formula="of:=[.C102]-[.C$176]" office:value-type="float" office:value="1178.625" calcext:value-type="float">
            <text:p>1178,625</text:p>
          </table:table-cell>
          <table:table-cell table:style-name="ce3" table:formula="of:=[.D102]-[.D$176]" office:value-type="float" office:value="3899.65" calcext:value-type="float">
            <text:p>3899,65</text:p>
          </table:table-cell>
          <table:table-cell table:style-name="ce3" table:formula="of:=[.E102]-[.E$176]" office:value-type="float" office:value="3959545.025" calcext:value-type="float">
            <text:p>3959545,025</text:p>
          </table:table-cell>
          <table:table-cell table:style-name="ce3" table:formula="of:=[.F102]-[.F$176]" office:value-type="float" office:value="-1102.075" calcext:value-type="float">
            <text:p>-1102,075</text:p>
          </table:table-cell>
          <table:table-cell table:style-name="ce3" table:formula="of:=[.G102]-[.G$176]" office:value-type="float" office:value="-714.4" calcext:value-type="float">
            <text:p>-714,4</text:p>
          </table:table-cell>
          <table:table-cell table:style-name="ce3" table:formula="of:=[.H102]-[.H$176]" office:value-type="float" office:value="593.925" calcext:value-type="float">
            <text:p>593,925</text:p>
          </table:table-cell>
          <table:table-cell table:style-name="ce3" table:formula="of:=[.I102]-[.I$176]" office:value-type="float" office:value="54308.275" calcext:value-type="float">
            <text:p>54308,275</text:p>
          </table:table-cell>
          <table:table-cell table:style-name="ce3" table:formula="of:=[.J102]-[.J$176]" office:value-type="float" office:value="52.4750000000004" calcext:value-type="float">
            <text:p>52,475</text:p>
          </table:table-cell>
          <table:table-cell table:style-name="ce3" table:formula="of:=[.K102]-[.K$176]" office:value-type="float" office:value="347.4375" calcext:value-type="float">
            <text:p>347,4375</text:p>
          </table:table-cell>
          <table:table-cell table:style-name="ce3" table:formula="of:=[.L102]-[.L$176]" office:value-type="float" office:value="315.4" calcext:value-type="float">
            <text:p>315,4</text:p>
          </table:table-cell>
          <table:table-cell table:style-name="ce3" table:formula="of:=[.M102]-[.M$176]" office:value-type="float" office:value="453.95" calcext:value-type="float">
            <text:p>453,95</text:p>
          </table:table-cell>
          <table:table-cell table:style-name="ce3" table:formula="of:=[.N102]-[.N$176]" office:value-type="float" office:value="1555435.25" calcext:value-type="float">
            <text:p>1555435,25</text:p>
          </table:table-cell>
          <table:table-cell table:style-name="ce3" table:formula="of:=[.O102]-[.O$176]" office:value-type="float" office:value="38.65" calcext:value-type="float">
            <text:p>38,65</text:p>
          </table:table-cell>
          <table:table-cell table:style-name="ce3" table:formula="of:=[.P102]-[.P$176]" office:value-type="float" office:value="-68.4125" calcext:value-type="float">
            <text:p>-68,4125</text:p>
          </table:table-cell>
          <table:table-cell table:style-name="ce3" table:formula="of:=[.Q102]-[.Q$176]" office:value-type="float" office:value="-318.3625" calcext:value-type="float">
            <text:p>-318,3625</text:p>
          </table:table-cell>
          <table:table-cell table:style-name="ce3" table:formula="of:=[.R102]-[.R$176]" office:value-type="float" office:value="19.6875" calcext:value-type="float">
            <text:p>19,6875</text:p>
          </table:table-cell>
          <table:table-cell table:style-name="ce3" table:formula="of:=[.S102]-[.S$176]" office:value-type="float" office:value="35406.725" calcext:value-type="float">
            <text:p>35406,725</text:p>
          </table:table-cell>
          <table:table-cell table:style-name="ce3" table:formula="of:=[.T102]-[.T$176]" office:value-type="float" office:value="-27.2875" calcext:value-type="float">
            <text:p>-27,2875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-70.9250000000002" calcext:value-type="float">
            <text:p>-70,925</text:p>
          </table:table-cell>
          <table:table-cell table:style-name="ce3" table:formula="of:=[.C103]-[.C$176]" office:value-type="float" office:value="998.425" calcext:value-type="float">
            <text:p>998,425</text:p>
          </table:table-cell>
          <table:table-cell table:style-name="ce3" table:formula="of:=[.D103]-[.D$176]" office:value-type="float" office:value="5256.05" calcext:value-type="float">
            <text:p>5256,05</text:p>
          </table:table-cell>
          <table:table-cell table:style-name="ce3" table:formula="of:=[.E103]-[.E$176]" office:value-type="float" office:value="4027582.025" calcext:value-type="float">
            <text:p>4027582,025</text:p>
          </table:table-cell>
          <table:table-cell table:style-name="ce3" table:formula="of:=[.F103]-[.F$176]" office:value-type="float" office:value="-1102.075" calcext:value-type="float">
            <text:p>-1102,075</text:p>
          </table:table-cell>
          <table:table-cell table:style-name="ce3" table:formula="of:=[.G103]-[.G$176]" office:value-type="float" office:value="-819.8" calcext:value-type="float">
            <text:p>-819,8</text:p>
          </table:table-cell>
          <table:table-cell table:style-name="ce3" table:formula="of:=[.H103]-[.H$176]" office:value-type="float" office:value="-7.47500000000014" calcext:value-type="float">
            <text:p>-7,475</text:p>
          </table:table-cell>
          <table:table-cell table:style-name="ce3" table:formula="of:=[.I103]-[.I$176]" office:value-type="float" office:value="54308.275" calcext:value-type="float">
            <text:p>54308,275</text:p>
          </table:table-cell>
          <table:table-cell table:style-name="ce3" table:formula="of:=[.J103]-[.J$176]" office:value-type="float" office:value="72.6750000000002" calcext:value-type="float">
            <text:p>72,675</text:p>
          </table:table-cell>
          <table:table-cell table:style-name="ce3" table:formula="of:=[.K103]-[.K$176]" office:value-type="float" office:value="122.2375" calcext:value-type="float">
            <text:p>122,2375</text:p>
          </table:table-cell>
          <table:table-cell table:style-name="ce3" table:formula="of:=[.L103]-[.L$176]" office:value-type="float" office:value="170" calcext:value-type="float">
            <text:p>170</text:p>
          </table:table-cell>
          <table:table-cell table:style-name="ce3" table:formula="of:=[.M103]-[.M$176]" office:value-type="float" office:value="368.95" calcext:value-type="float">
            <text:p>368,95</text:p>
          </table:table-cell>
          <table:table-cell table:style-name="ce3" table:formula="of:=[.N103]-[.N$176]" office:value-type="float" office:value="1602366.45" calcext:value-type="float">
            <text:p>1602366,45</text:p>
          </table:table-cell>
          <table:table-cell table:style-name="ce3" table:formula="of:=[.O103]-[.O$176]" office:value-type="float" office:value="26.15" calcext:value-type="float">
            <text:p>26,15</text:p>
          </table:table-cell>
          <table:table-cell table:style-name="ce3" table:formula="of:=[.P103]-[.P$176]" office:value-type="float" office:value="126.7875" calcext:value-type="float">
            <text:p>126,7875</text:p>
          </table:table-cell>
          <table:table-cell table:style-name="ce3" table:formula="of:=[.Q103]-[.Q$176]" office:value-type="float" office:value="-338.5625" calcext:value-type="float">
            <text:p>-338,5625</text:p>
          </table:table-cell>
          <table:table-cell table:style-name="ce3" table:formula="of:=[.R103]-[.R$176]" office:value-type="float" office:value="9.6875" calcext:value-type="float">
            <text:p>9,6875</text:p>
          </table:table-cell>
          <table:table-cell table:style-name="ce3" table:formula="of:=[.S103]-[.S$176]" office:value-type="float" office:value="32666.825" calcext:value-type="float">
            <text:p>32666,825</text:p>
          </table:table-cell>
          <table:table-cell table:style-name="ce3" table:formula="of:=[.T103]-[.T$176]" office:value-type="float" office:value="14.4125" calcext:value-type="float">
            <text:p>14,4125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-131.325" calcext:value-type="float">
            <text:p>-131,325</text:p>
          </table:table-cell>
          <table:table-cell table:style-name="ce3" table:formula="of:=[.C104]-[.C$176]" office:value-type="float" office:value="1158.825" calcext:value-type="float">
            <text:p>1158,825</text:p>
          </table:table-cell>
          <table:table-cell table:style-name="ce3" table:formula="of:=[.D104]-[.D$176]" office:value-type="float" office:value="1865.05" calcext:value-type="float">
            <text:p>1865,05</text:p>
          </table:table-cell>
          <table:table-cell table:style-name="ce3" table:formula="of:=[.E104]-[.E$176]" office:value-type="float" office:value="3954146.225" calcext:value-type="float">
            <text:p>3954146,225</text:p>
          </table:table-cell>
          <table:table-cell table:style-name="ce3" table:formula="of:=[.F104]-[.F$176]" office:value-type="float" office:value="-1102.075" calcext:value-type="float">
            <text:p>-1102,075</text:p>
          </table:table-cell>
          <table:table-cell table:style-name="ce3" table:formula="of:=[.G104]-[.G$176]" office:value-type="float" office:value="-599.2" calcext:value-type="float">
            <text:p>-599,2</text:p>
          </table:table-cell>
          <table:table-cell table:style-name="ce3" table:formula="of:=[.H104]-[.H$176]" office:value-type="float" office:value="253.125" calcext:value-type="float">
            <text:p>253,125</text:p>
          </table:table-cell>
          <table:table-cell table:style-name="ce3" table:formula="of:=[.I104]-[.I$176]" office:value-type="float" office:value="54308.275" calcext:value-type="float">
            <text:p>54308,275</text:p>
          </table:table-cell>
          <table:table-cell table:style-name="ce3" table:formula="of:=[.J104]-[.J$176]" office:value-type="float" office:value="233.275" calcext:value-type="float">
            <text:p>233,275</text:p>
          </table:table-cell>
          <table:table-cell table:style-name="ce3" table:formula="of:=[.K104]-[.K$176]" office:value-type="float" office:value="-203.7625" calcext:value-type="float">
            <text:p>-203,7625</text:p>
          </table:table-cell>
          <table:table-cell table:style-name="ce3" table:formula="of:=[.L104]-[.L$176]" office:value-type="float" office:value="210" calcext:value-type="float">
            <text:p>210</text:p>
          </table:table-cell>
          <table:table-cell table:style-name="ce3" table:formula="of:=[.M104]-[.M$176]" office:value-type="float" office:value="880.25" calcext:value-type="float">
            <text:p>880,25</text:p>
          </table:table-cell>
          <table:table-cell table:style-name="ce3" table:formula="of:=[.N104]-[.N$176]" office:value-type="float" office:value="1542238.45" calcext:value-type="float">
            <text:p>1542238,45</text:p>
          </table:table-cell>
          <table:table-cell table:style-name="ce3" table:formula="of:=[.O104]-[.O$176]" office:value-type="float" office:value="51.15" calcext:value-type="float">
            <text:p>51,15</text:p>
          </table:table-cell>
          <table:table-cell table:style-name="ce3" table:formula="of:=[.P104]-[.P$176]" office:value-type="float" office:value="-43.4125" calcext:value-type="float">
            <text:p>-43,4125</text:p>
          </table:table-cell>
          <table:table-cell table:style-name="ce3" table:formula="of:=[.Q104]-[.Q$176]" office:value-type="float" office:value="-418.7625" calcext:value-type="float">
            <text:p>-418,7625</text:p>
          </table:table-cell>
          <table:table-cell table:style-name="ce3" table:formula="of:=[.R104]-[.R$176]" office:value-type="float" office:value="69.6875" calcext:value-type="float">
            <text:p>69,6875</text:p>
          </table:table-cell>
          <table:table-cell table:style-name="ce3" table:formula="of:=[.S104]-[.S$176]" office:value-type="float" office:value="24528.325" calcext:value-type="float">
            <text:p>24528,325</text:p>
          </table:table-cell>
          <table:table-cell table:style-name="ce3" table:formula="of:=[.T104]-[.T$176]" office:value-type="float" office:value="27.7125" calcext:value-type="float">
            <text:p>27,7125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-70.7249999999999" calcext:value-type="float">
            <text:p>-70,725</text:p>
          </table:table-cell>
          <table:table-cell table:style-name="ce3" table:formula="of:=[.C105]-[.C$176]" office:value-type="float" office:value="817.825" calcext:value-type="float">
            <text:p>817,825</text:p>
          </table:table-cell>
          <table:table-cell table:style-name="ce3" table:formula="of:=[.D105]-[.D$176]" office:value-type="float" office:value="3899.65" calcext:value-type="float">
            <text:p>3899,65</text:p>
          </table:table-cell>
          <table:table-cell table:style-name="ce3" table:formula="of:=[.E105]-[.E$176]" office:value-type="float" office:value="4345876.125" calcext:value-type="float">
            <text:p>4345876,125</text:p>
          </table:table-cell>
          <table:table-cell table:style-name="ce3" table:formula="of:=[.F105]-[.F$176]" office:value-type="float" office:value="-1102.075" calcext:value-type="float">
            <text:p>-1102,075</text:p>
          </table:table-cell>
          <table:table-cell table:style-name="ce3" table:formula="of:=[.G105]-[.G$176]" office:value-type="float" office:value="-789.9" calcext:value-type="float">
            <text:p>-789,9</text:p>
          </table:table-cell>
          <table:table-cell table:style-name="ce3" table:formula="of:=[.H105]-[.H$176]" office:value-type="float" office:value="313.525" calcext:value-type="float">
            <text:p>313,525</text:p>
          </table:table-cell>
          <table:table-cell table:style-name="ce3" table:formula="of:=[.I105]-[.I$176]" office:value-type="float" office:value="54308.275" calcext:value-type="float">
            <text:p>54308,275</text:p>
          </table:table-cell>
          <table:table-cell table:style-name="ce3" table:formula="of:=[.J105]-[.J$176]" office:value-type="float" office:value="112.675" calcext:value-type="float">
            <text:p>112,675</text:p>
          </table:table-cell>
          <table:table-cell table:style-name="ce3" table:formula="of:=[.K105]-[.K$176]" office:value-type="float" office:value="-379.2625" calcext:value-type="float">
            <text:p>-379,2625</text:p>
          </table:table-cell>
          <table:table-cell table:style-name="ce3" table:formula="of:=[.L105]-[.L$176]" office:value-type="float" office:value="440.7" calcext:value-type="float">
            <text:p>440,7</text:p>
          </table:table-cell>
          <table:table-cell table:style-name="ce3" table:formula="of:=[.M105]-[.M$176]" office:value-type="float" office:value="729.95" calcext:value-type="float">
            <text:p>729,95</text:p>
          </table:table-cell>
          <table:table-cell table:style-name="ce3" table:formula="of:=[.N105]-[.N$176]" office:value-type="float" office:value="1638206.45" calcext:value-type="float">
            <text:p>1638206,45</text:p>
          </table:table-cell>
          <table:table-cell table:style-name="ce3" table:formula="of:=[.O105]-[.O$176]" office:value-type="float" office:value="63.65" calcext:value-type="float">
            <text:p>63,65</text:p>
          </table:table-cell>
          <table:table-cell table:style-name="ce3" table:formula="of:=[.P105]-[.P$176]" office:value-type="float" office:value="6.58750000000001" calcext:value-type="float">
            <text:p>6,5875</text:p>
          </table:table-cell>
          <table:table-cell table:style-name="ce3" table:formula="of:=[.Q105]-[.Q$176]" office:value-type="float" office:value="-458.7625" calcext:value-type="float">
            <text:p>-458,7625</text:p>
          </table:table-cell>
          <table:table-cell table:style-name="ce3" table:formula="of:=[.R105]-[.R$176]" office:value-type="float" office:value="-32.8125" calcext:value-type="float">
            <text:p>-32,8125</text:p>
          </table:table-cell>
          <table:table-cell table:style-name="ce3" table:formula="of:=[.S105]-[.S$176]" office:value-type="float" office:value="27241.125" calcext:value-type="float">
            <text:p>27241,125</text:p>
          </table:table-cell>
          <table:table-cell table:style-name="ce3" table:formula="of:=[.T105]-[.T$176]" office:value-type="float" office:value="-2.2875" calcext:value-type="float">
            <text:p>-2,2875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9.27500000000009" calcext:value-type="float">
            <text:p>9,275</text:p>
          </table:table-cell>
          <table:table-cell table:style-name="ce3" table:formula="of:=[.C106]-[.C$176]" office:value-type="float" office:value="837.825" calcext:value-type="float">
            <text:p>837,825</text:p>
          </table:table-cell>
          <table:table-cell table:style-name="ce3" table:formula="of:=[.D106]-[.D$176]" office:value-type="float" office:value="6612.45" calcext:value-type="float">
            <text:p>6612,45</text:p>
          </table:table-cell>
          <table:table-cell table:style-name="ce3" table:formula="of:=[.E106]-[.E$176]" office:value-type="float" office:value="3815413.025" calcext:value-type="float">
            <text:p>3815413,025</text:p>
          </table:table-cell>
          <table:table-cell table:style-name="ce3" table:formula="of:=[.F106]-[.F$176]" office:value-type="float" office:value="-1102.075" calcext:value-type="float">
            <text:p>-1102,075</text:p>
          </table:table-cell>
          <table:table-cell table:style-name="ce3" table:formula="of:=[.G106]-[.G$176]" office:value-type="float" office:value="-488.7" calcext:value-type="float">
            <text:p>-488,7</text:p>
          </table:table-cell>
          <table:table-cell table:style-name="ce3" table:formula="of:=[.H106]-[.H$176]" office:value-type="float" office:value="473.925" calcext:value-type="float">
            <text:p>473,925</text:p>
          </table:table-cell>
          <table:table-cell table:style-name="ce3" table:formula="of:=[.I106]-[.I$176]" office:value-type="float" office:value="57021.075" calcext:value-type="float">
            <text:p>57021,075</text:p>
          </table:table-cell>
          <table:table-cell table:style-name="ce3" table:formula="of:=[.J106]-[.J$176]" office:value-type="float" office:value="-248.125" calcext:value-type="float">
            <text:p>-248,125</text:p>
          </table:table-cell>
          <table:table-cell table:style-name="ce3" table:formula="of:=[.K106]-[.K$176]" office:value-type="float" office:value="-604.7625" calcext:value-type="float">
            <text:p>-604,7625</text:p>
          </table:table-cell>
          <table:table-cell table:style-name="ce3" table:formula="of:=[.L106]-[.L$176]" office:value-type="float" office:value="-50.8000000000001" calcext:value-type="float">
            <text:p>-50,8</text:p>
          </table:table-cell>
          <table:table-cell table:style-name="ce3" table:formula="of:=[.M106]-[.M$176]" office:value-type="float" office:value="268.55" calcext:value-type="float">
            <text:p>268,55</text:p>
          </table:table-cell>
          <table:table-cell table:style-name="ce3" table:formula="of:=[.N106]-[.N$176]" office:value-type="float" office:value="1552024.05" calcext:value-type="float">
            <text:p>1552024,05</text:p>
          </table:table-cell>
          <table:table-cell table:style-name="ce3" table:formula="of:=[.O106]-[.O$176]" office:value-type="float" office:value="13.65" calcext:value-type="float">
            <text:p>13,65</text:p>
          </table:table-cell>
          <table:table-cell table:style-name="ce3" table:formula="of:=[.P106]-[.P$176]" office:value-type="float" office:value="73.5875" calcext:value-type="float">
            <text:p>73,5875</text:p>
          </table:table-cell>
          <table:table-cell table:style-name="ce3" table:formula="of:=[.Q106]-[.Q$176]" office:value-type="float" office:value="-238.1625" calcext:value-type="float">
            <text:p>-238,1625</text:p>
          </table:table-cell>
          <table:table-cell table:style-name="ce3" table:formula="of:=[.R106]-[.R$176]" office:value-type="float" office:value="4.6875" calcext:value-type="float">
            <text:p>4,6875</text:p>
          </table:table-cell>
          <table:table-cell table:style-name="ce3" table:formula="of:=[.S106]-[.S$176]" office:value-type="float" office:value="29954.025" calcext:value-type="float">
            <text:p>29954,025</text:p>
          </table:table-cell>
          <table:table-cell table:style-name="ce3" table:formula="of:=[.T106]-[.T$176]" office:value-type="float" office:value="-32.2875" calcext:value-type="float">
            <text:p>-32,2875</text:p>
          </table:table-cell>
          <table:table-cell table:style-name="ce3" table:formula="of:=[.U106]-[.U$176]" office:value-type="float" office:value="0" calcext:value-type="float">
            <text:p>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351.925" calcext:value-type="float">
            <text:p>-351,925</text:p>
          </table:table-cell>
          <table:table-cell table:style-name="ce3" table:formula="of:=[.C107]-[.C$176]" office:value-type="float" office:value="958.025" calcext:value-type="float">
            <text:p>958,025</text:p>
          </table:table-cell>
          <table:table-cell table:style-name="ce3" table:formula="of:=[.D107]-[.D$176]" office:value-type="float" office:value="6612.45" calcext:value-type="float">
            <text:p>6612,45</text:p>
          </table:table-cell>
          <table:table-cell table:style-name="ce3" table:formula="of:=[.E107]-[.E$176]" office:value-type="float" office:value="3703861.925" calcext:value-type="float">
            <text:p>3703861,925</text:p>
          </table:table-cell>
          <table:table-cell table:style-name="ce3" table:formula="of:=[.F107]-[.F$176]" office:value-type="float" office:value="-1102.075" calcext:value-type="float">
            <text:p>-1102,075</text:p>
          </table:table-cell>
          <table:table-cell table:style-name="ce3" table:formula="of:=[.G107]-[.G$176]" office:value-type="float" office:value="-859.8" calcext:value-type="float">
            <text:p>-859,8</text:p>
          </table:table-cell>
          <table:table-cell table:style-name="ce3" table:formula="of:=[.H107]-[.H$176]" office:value-type="float" office:value="-87.875" calcext:value-type="float">
            <text:p>-87,875</text:p>
          </table:table-cell>
          <table:table-cell table:style-name="ce3" table:formula="of:=[.I107]-[.I$176]" office:value-type="float" office:value="57021.075" calcext:value-type="float">
            <text:p>57021,075</text:p>
          </table:table-cell>
          <table:table-cell table:style-name="ce3" table:formula="of:=[.J107]-[.J$176]" office:value-type="float" office:value="72.875" calcext:value-type="float">
            <text:p>72,875</text:p>
          </table:table-cell>
          <table:table-cell table:style-name="ce3" table:formula="of:=[.K107]-[.K$176]" office:value-type="float" office:value="47.2375000000002" calcext:value-type="float">
            <text:p>47,2375</text:p>
          </table:table-cell>
          <table:table-cell table:style-name="ce3" table:formula="of:=[.L107]-[.L$176]" office:value-type="float" office:value="39.3999999999999" calcext:value-type="float">
            <text:p>39,4</text:p>
          </table:table-cell>
          <table:table-cell table:style-name="ce3" table:formula="of:=[.M107]-[.M$176]" office:value-type="float" office:value="689.95" calcext:value-type="float">
            <text:p>689,95</text:p>
          </table:table-cell>
          <table:table-cell table:style-name="ce3" table:formula="of:=[.N107]-[.N$176]" office:value-type="float" office:value="1472356.85" calcext:value-type="float">
            <text:p>1472356,85</text:p>
          </table:table-cell>
          <table:table-cell table:style-name="ce3" table:formula="of:=[.O107]-[.O$176]" office:value-type="float" office:value="42.85" calcext:value-type="float">
            <text:p>42,85</text:p>
          </table:table-cell>
          <table:table-cell table:style-name="ce3" table:formula="of:=[.P107]-[.P$176]" office:value-type="float" office:value="-18.4125" calcext:value-type="float">
            <text:p>-18,4125</text:p>
          </table:table-cell>
          <table:table-cell table:style-name="ce3" table:formula="of:=[.Q107]-[.Q$176]" office:value-type="float" office:value="-278.5625" calcext:value-type="float">
            <text:p>-278,5625</text:p>
          </table:table-cell>
          <table:table-cell table:style-name="ce3" table:formula="of:=[.R107]-[.R$176]" office:value-type="float" office:value="149.6875" calcext:value-type="float">
            <text:p>149,6875</text:p>
          </table:table-cell>
          <table:table-cell table:style-name="ce3" table:formula="of:=[.S107]-[.S$176]" office:value-type="float" office:value="29954.025" calcext:value-type="float">
            <text:p>29954,025</text:p>
          </table:table-cell>
          <table:table-cell table:style-name="ce3" table:formula="of:=[.T107]-[.T$176]" office:value-type="float" office:value="-12.2875" calcext:value-type="float">
            <text:p>-12,2875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331.725" calcext:value-type="float">
            <text:p>-331,725</text:p>
          </table:table-cell>
          <table:table-cell table:style-name="ce3" table:formula="of:=[.C108]-[.C$176]" office:value-type="float" office:value="757.425" calcext:value-type="float">
            <text:p>757,425</text:p>
          </table:table-cell>
          <table:table-cell table:style-name="ce3" table:formula="of:=[.D108]-[.D$176]" office:value-type="float" office:value="1186.85" calcext:value-type="float">
            <text:p>1186,85</text:p>
          </table:table-cell>
          <table:table-cell table:style-name="ce3" table:formula="of:=[.E108]-[.E$176]" office:value-type="float" office:value="3673912.725" calcext:value-type="float">
            <text:p>3673912,725</text:p>
          </table:table-cell>
          <table:table-cell table:style-name="ce3" table:formula="of:=[.F108]-[.F$176]" office:value-type="float" office:value="-1102.075" calcext:value-type="float">
            <text:p>-1102,075</text:p>
          </table:table-cell>
          <table:table-cell table:style-name="ce3" table:formula="of:=[.G108]-[.G$176]" office:value-type="float" office:value="-513.9" calcext:value-type="float">
            <text:p>-513,9</text:p>
          </table:table-cell>
          <table:table-cell table:style-name="ce3" table:formula="of:=[.H108]-[.H$176]" office:value-type="float" office:value="493.725" calcext:value-type="float">
            <text:p>493,725</text:p>
          </table:table-cell>
          <table:table-cell table:style-name="ce3" table:formula="of:=[.I108]-[.I$176]" office:value-type="float" office:value="51595.475" calcext:value-type="float">
            <text:p>51595,475</text:p>
          </table:table-cell>
          <table:table-cell table:style-name="ce3" table:formula="of:=[.J108]-[.J$176]" office:value-type="float" office:value="-609.125" calcext:value-type="float">
            <text:p>-609,125</text:p>
          </table:table-cell>
          <table:table-cell table:style-name="ce3" table:formula="of:=[.K108]-[.K$176]" office:value-type="float" office:value="-128.5625" calcext:value-type="float">
            <text:p>-128,5625</text:p>
          </table:table-cell>
          <table:table-cell table:style-name="ce3" table:formula="of:=[.L108]-[.L$176]" office:value-type="float" office:value="666.2" calcext:value-type="float">
            <text:p>666,2</text:p>
          </table:table-cell>
          <table:table-cell table:style-name="ce3" table:formula="of:=[.M108]-[.M$176]" office:value-type="float" office:value="589.35" calcext:value-type="float">
            <text:p>589,35</text:p>
          </table:table-cell>
          <table:table-cell table:style-name="ce3" table:formula="of:=[.N108]-[.N$176]" office:value-type="float" office:value="1636494.25" calcext:value-type="float">
            <text:p>1636494,25</text:p>
          </table:table-cell>
          <table:table-cell table:style-name="ce3" table:formula="of:=[.O108]-[.O$176]" office:value-type="float" office:value="26.15" calcext:value-type="float">
            <text:p>26,15</text:p>
          </table:table-cell>
          <table:table-cell table:style-name="ce3" table:formula="of:=[.P108]-[.P$176]" office:value-type="float" office:value="-60.1125" calcext:value-type="float">
            <text:p>-60,1125</text:p>
          </table:table-cell>
          <table:table-cell table:style-name="ce3" table:formula="of:=[.Q108]-[.Q$176]" office:value-type="float" office:value="122.8375" calcext:value-type="float">
            <text:p>122,8375</text:p>
          </table:table-cell>
          <table:table-cell table:style-name="ce3" table:formula="of:=[.R108]-[.R$176]" office:value-type="float" office:value="39.6875" calcext:value-type="float">
            <text:p>39,6875</text:p>
          </table:table-cell>
          <table:table-cell table:style-name="ce3" table:formula="of:=[.S108]-[.S$176]" office:value-type="float" office:value="38119.525" calcext:value-type="float">
            <text:p>38119,525</text:p>
          </table:table-cell>
          <table:table-cell table:style-name="ce3" table:formula="of:=[.T108]-[.T$176]" office:value-type="float" office:value="-2.2875" calcext:value-type="float">
            <text:p>-2,2875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229.875" calcext:value-type="float">
            <text:p>229,875</text:p>
          </table:table-cell>
          <table:table-cell table:style-name="ce3" table:formula="of:=[.C109]-[.C$176]" office:value-type="float" office:value="737.625" calcext:value-type="float">
            <text:p>737,625</text:p>
          </table:table-cell>
          <table:table-cell table:style-name="ce3" table:formula="of:=[.D109]-[.D$176]" office:value-type="float" office:value="5256.05" calcext:value-type="float">
            <text:p>5256,05</text:p>
          </table:table-cell>
          <table:table-cell table:style-name="ce3" table:formula="of:=[.E109]-[.E$176]" office:value-type="float" office:value="4052105.725" calcext:value-type="float">
            <text:p>4052105,725</text:p>
          </table:table-cell>
          <table:table-cell table:style-name="ce3" table:formula="of:=[.F109]-[.F$176]" office:value-type="float" office:value="-1102.075" calcext:value-type="float">
            <text:p>-1102,075</text:p>
          </table:table-cell>
          <table:table-cell table:style-name="ce3" table:formula="of:=[.G109]-[.G$176]" office:value-type="float" office:value="-739.7" calcext:value-type="float">
            <text:p>-739,7</text:p>
          </table:table-cell>
          <table:table-cell table:style-name="ce3" table:formula="of:=[.H109]-[.H$176]" office:value-type="float" office:value="393.525" calcext:value-type="float">
            <text:p>393,525</text:p>
          </table:table-cell>
          <table:table-cell table:style-name="ce3" table:formula="of:=[.I109]-[.I$176]" office:value-type="float" office:value="54308.275" calcext:value-type="float">
            <text:p>54308,275</text:p>
          </table:table-cell>
          <table:table-cell table:style-name="ce3" table:formula="of:=[.J109]-[.J$176]" office:value-type="float" office:value="-649.525" calcext:value-type="float">
            <text:p>-649,525</text:p>
          </table:table-cell>
          <table:table-cell table:style-name="ce3" table:formula="of:=[.K109]-[.K$176]" office:value-type="float" office:value="-680.0625" calcext:value-type="float">
            <text:p>-680,0625</text:p>
          </table:table-cell>
          <table:table-cell table:style-name="ce3" table:formula="of:=[.L109]-[.L$176]" office:value-type="float" office:value="129.6" calcext:value-type="float">
            <text:p>129,6</text:p>
          </table:table-cell>
          <table:table-cell table:style-name="ce3" table:formula="of:=[.M109]-[.M$176]" office:value-type="float" office:value="469.15" calcext:value-type="float">
            <text:p>469,15</text:p>
          </table:table-cell>
          <table:table-cell table:style-name="ce3" table:formula="of:=[.N109]-[.N$176]" office:value-type="float" office:value="1449592.05" calcext:value-type="float">
            <text:p>1449592,05</text:p>
          </table:table-cell>
          <table:table-cell table:style-name="ce3" table:formula="of:=[.O109]-[.O$176]" office:value-type="float" office:value="13.65" calcext:value-type="float">
            <text:p>13,65</text:p>
          </table:table-cell>
          <table:table-cell table:style-name="ce3" table:formula="of:=[.P109]-[.P$176]" office:value-type="float" office:value="-43.4125" calcext:value-type="float">
            <text:p>-43,4125</text:p>
          </table:table-cell>
          <table:table-cell table:style-name="ce3" table:formula="of:=[.Q109]-[.Q$176]" office:value-type="float" office:value="-77.7625" calcext:value-type="float">
            <text:p>-77,7625</text:p>
          </table:table-cell>
          <table:table-cell table:style-name="ce3" table:formula="of:=[.R109]-[.R$176]" office:value-type="float" office:value="117.1875" calcext:value-type="float">
            <text:p>117,1875</text:p>
          </table:table-cell>
          <table:table-cell table:style-name="ce3" table:formula="of:=[.S109]-[.S$176]" office:value-type="float" office:value="38119.525" calcext:value-type="float">
            <text:p>38119,525</text:p>
          </table:table-cell>
          <table:table-cell table:style-name="ce3" table:formula="of:=[.T109]-[.T$176]" office:value-type="float" office:value="-2.2875" calcext:value-type="float">
            <text:p>-2,2875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270.175" calcext:value-type="float">
            <text:p>270,175</text:p>
          </table:table-cell>
          <table:table-cell table:style-name="ce3" table:formula="of:=[.C110]-[.C$176]" office:value-type="float" office:value="978.225" calcext:value-type="float">
            <text:p>978,225</text:p>
          </table:table-cell>
          <table:table-cell table:style-name="ce3" table:formula="of:=[.D110]-[.D$176]" office:value-type="float" office:value="5256.05" calcext:value-type="float">
            <text:p>5256,05</text:p>
          </table:table-cell>
          <table:table-cell table:style-name="ce3" table:formula="of:=[.E110]-[.E$176]" office:value-type="float" office:value="3948639.425" calcext:value-type="float">
            <text:p>3948639,425</text:p>
          </table:table-cell>
          <table:table-cell table:style-name="ce3" table:formula="of:=[.F110]-[.F$176]" office:value-type="float" office:value="-1102.075" calcext:value-type="float">
            <text:p>-1102,075</text:p>
          </table:table-cell>
          <table:table-cell table:style-name="ce3" table:formula="of:=[.G110]-[.G$176]" office:value-type="float" office:value="-563.9" calcext:value-type="float">
            <text:p>-563,9</text:p>
          </table:table-cell>
          <table:table-cell table:style-name="ce3" table:formula="of:=[.H110]-[.H$176]" office:value-type="float" office:value="32.325" calcext:value-type="float">
            <text:p>32,325</text:p>
          </table:table-cell>
          <table:table-cell table:style-name="ce3" table:formula="of:=[.I110]-[.I$176]" office:value-type="float" office:value="54308.275" calcext:value-type="float">
            <text:p>54308,275</text:p>
          </table:table-cell>
          <table:table-cell table:style-name="ce3" table:formula="of:=[.J110]-[.J$176]" office:value-type="float" office:value="193.275" calcext:value-type="float">
            <text:p>193,275</text:p>
          </table:table-cell>
          <table:table-cell table:style-name="ce3" table:formula="of:=[.K110]-[.K$176]" office:value-type="float" office:value="71.9375" calcext:value-type="float">
            <text:p>71,9375</text:p>
          </table:table-cell>
          <table:table-cell table:style-name="ce3" table:formula="of:=[.L110]-[.L$176]" office:value-type="float" office:value="169.6" calcext:value-type="float">
            <text:p>169,6</text:p>
          </table:table-cell>
          <table:table-cell table:style-name="ce3" table:formula="of:=[.M110]-[.M$176]" office:value-type="float" office:value="589.75" calcext:value-type="float">
            <text:p>589,75</text:p>
          </table:table-cell>
          <table:table-cell table:style-name="ce3" table:formula="of:=[.N110]-[.N$176]" office:value-type="float" office:value="1435070.45" calcext:value-type="float">
            <text:p>1435070,45</text:p>
          </table:table-cell>
          <table:table-cell table:style-name="ce3" table:formula="of:=[.O110]-[.O$176]" office:value-type="float" office:value="76.15" calcext:value-type="float">
            <text:p>76,15</text:p>
          </table:table-cell>
          <table:table-cell table:style-name="ce3" table:formula="of:=[.P110]-[.P$176]" office:value-type="float" office:value="-43.4125" calcext:value-type="float">
            <text:p>-43,4125</text:p>
          </table:table-cell>
          <table:table-cell table:style-name="ce3" table:formula="of:=[.Q110]-[.Q$176]" office:value-type="float" office:value="-238.1625" calcext:value-type="float">
            <text:p>-238,1625</text:p>
          </table:table-cell>
          <table:table-cell table:style-name="ce3" table:formula="of:=[.R110]-[.R$176]" office:value-type="float" office:value="29.6875" calcext:value-type="float">
            <text:p>29,6875</text:p>
          </table:table-cell>
          <table:table-cell table:style-name="ce3" table:formula="of:=[.S110]-[.S$176]" office:value-type="float" office:value="35379.625" calcext:value-type="float">
            <text:p>35379,625</text:p>
          </table:table-cell>
          <table:table-cell table:style-name="ce3" table:formula="of:=[.T110]-[.T$176]" office:value-type="float" office:value="-2.2875" calcext:value-type="float">
            <text:p>-2,2875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244.875" calcext:value-type="float">
            <text:p>244,875</text:p>
          </table:table-cell>
          <table:table-cell table:style-name="ce3" table:formula="of:=[.C111]-[.C$176]" office:value-type="float" office:value="1038.425" calcext:value-type="float">
            <text:p>1038,425</text:p>
          </table:table-cell>
          <table:table-cell table:style-name="ce3" table:formula="of:=[.D111]-[.D$176]" office:value-type="float" office:value="5256.05" calcext:value-type="float">
            <text:p>5256,05</text:p>
          </table:table-cell>
          <table:table-cell table:style-name="ce3" table:formula="of:=[.E111]-[.E$176]" office:value-type="float" office:value="4000426.625" calcext:value-type="float">
            <text:p>4000426,625</text:p>
          </table:table-cell>
          <table:table-cell table:style-name="ce3" table:formula="of:=[.F111]-[.F$176]" office:value-type="float" office:value="-1102.075" calcext:value-type="float">
            <text:p>-1102,075</text:p>
          </table:table-cell>
          <table:table-cell table:style-name="ce3" table:formula="of:=[.G111]-[.G$176]" office:value-type="float" office:value="-438.7" calcext:value-type="float">
            <text:p>-438,7</text:p>
          </table:table-cell>
          <table:table-cell table:style-name="ce3" table:formula="of:=[.H111]-[.H$176]" office:value-type="float" office:value="433.525" calcext:value-type="float">
            <text:p>433,525</text:p>
          </table:table-cell>
          <table:table-cell table:style-name="ce3" table:formula="of:=[.I111]-[.I$176]" office:value-type="float" office:value="57021.075" calcext:value-type="float">
            <text:p>57021,075</text:p>
          </table:table-cell>
          <table:table-cell table:style-name="ce3" table:formula="of:=[.J111]-[.J$176]" office:value-type="float" office:value="-589.125" calcext:value-type="float">
            <text:p>-589,125</text:p>
          </table:table-cell>
          <table:table-cell table:style-name="ce3" table:formula="of:=[.K111]-[.K$176]" office:value-type="float" office:value="-554.7625" calcext:value-type="float">
            <text:p>-554,7625</text:p>
          </table:table-cell>
          <table:table-cell table:style-name="ce3" table:formula="of:=[.L111]-[.L$176]" office:value-type="float" office:value="39.3999999999999" calcext:value-type="float">
            <text:p>39,4</text:p>
          </table:table-cell>
          <table:table-cell table:style-name="ce3" table:formula="of:=[.M111]-[.M$176]" office:value-type="float" office:value="629.55" calcext:value-type="float">
            <text:p>629,55</text:p>
          </table:table-cell>
          <table:table-cell table:style-name="ce3" table:formula="of:=[.N111]-[.N$176]" office:value-type="float" office:value="1506456.05" calcext:value-type="float">
            <text:p>1506456,05</text:p>
          </table:table-cell>
          <table:table-cell table:style-name="ce3" table:formula="of:=[.O111]-[.O$176]" office:value-type="float" office:value="26.15" calcext:value-type="float">
            <text:p>26,15</text:p>
          </table:table-cell>
          <table:table-cell table:style-name="ce3" table:formula="of:=[.P111]-[.P$176]" office:value-type="float" office:value="-18.4125" calcext:value-type="float">
            <text:p>-18,4125</text:p>
          </table:table-cell>
          <table:table-cell table:style-name="ce3" table:formula="of:=[.Q111]-[.Q$176]" office:value-type="float" office:value="-117.7625" calcext:value-type="float">
            <text:p>-117,7625</text:p>
          </table:table-cell>
          <table:table-cell table:style-name="ce3" table:formula="of:=[.R111]-[.R$176]" office:value-type="float" office:value="-7.8125" calcext:value-type="float">
            <text:p>-7,8125</text:p>
          </table:table-cell>
          <table:table-cell table:style-name="ce3" table:formula="of:=[.S111]-[.S$176]" office:value-type="float" office:value="32666.825" calcext:value-type="float">
            <text:p>32666,825</text:p>
          </table:table-cell>
          <table:table-cell table:style-name="ce3" table:formula="of:=[.T111]-[.T$176]" office:value-type="float" office:value="47.7125" calcext:value-type="float">
            <text:p>47,7125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49.6750000000002" calcext:value-type="float">
            <text:p>49,675</text:p>
          </table:table-cell>
          <table:table-cell table:style-name="ce3" table:formula="of:=[.C112]-[.C$176]" office:value-type="float" office:value="1158.825" calcext:value-type="float">
            <text:p>1158,825</text:p>
          </table:table-cell>
          <table:table-cell table:style-name="ce3" table:formula="of:=[.D112]-[.D$176]" office:value-type="float" office:value="6612.45" calcext:value-type="float">
            <text:p>6612,45</text:p>
          </table:table-cell>
          <table:table-cell table:style-name="ce3" table:formula="of:=[.E112]-[.E$176]" office:value-type="float" office:value="4076575.625" calcext:value-type="float">
            <text:p>4076575,625</text:p>
          </table:table-cell>
          <table:table-cell table:style-name="ce3" table:formula="of:=[.F112]-[.F$176]" office:value-type="float" office:value="-1102.075" calcext:value-type="float">
            <text:p>-1102,075</text:p>
          </table:table-cell>
          <table:table-cell table:style-name="ce3" table:formula="of:=[.G112]-[.G$176]" office:value-type="float" office:value="-513.9" calcext:value-type="float">
            <text:p>-513,9</text:p>
          </table:table-cell>
          <table:table-cell table:style-name="ce3" table:formula="of:=[.H112]-[.H$176]" office:value-type="float" office:value="553.925" calcext:value-type="float">
            <text:p>553,925</text:p>
          </table:table-cell>
          <table:table-cell table:style-name="ce3" table:formula="of:=[.I112]-[.I$176]" office:value-type="float" office:value="54308.275" calcext:value-type="float">
            <text:p>54308,275</text:p>
          </table:table-cell>
          <table:table-cell table:style-name="ce3" table:formula="of:=[.J112]-[.J$176]" office:value-type="float" office:value="273.075" calcext:value-type="float">
            <text:p>273,075</text:p>
          </table:table-cell>
          <table:table-cell table:style-name="ce3" table:formula="of:=[.K112]-[.K$176]" office:value-type="float" office:value="347.7375" calcext:value-type="float">
            <text:p>347,7375</text:p>
          </table:table-cell>
          <table:table-cell table:style-name="ce3" table:formula="of:=[.L112]-[.L$176]" office:value-type="float" office:value="164.9" calcext:value-type="float">
            <text:p>164,9</text:p>
          </table:table-cell>
          <table:table-cell table:style-name="ce3" table:formula="of:=[.M112]-[.M$176]" office:value-type="float" office:value="549.35" calcext:value-type="float">
            <text:p>549,35</text:p>
          </table:table-cell>
          <table:table-cell table:style-name="ce3" table:formula="of:=[.N112]-[.N$176]" office:value-type="float" office:value="1516868.85" calcext:value-type="float">
            <text:p>1516868,85</text:p>
          </table:table-cell>
          <table:table-cell table:style-name="ce3" table:formula="of:=[.O112]-[.O$176]" office:value-type="float" office:value="88.65" calcext:value-type="float">
            <text:p>88,65</text:p>
          </table:table-cell>
          <table:table-cell table:style-name="ce3" table:formula="of:=[.P112]-[.P$176]" office:value-type="float" office:value="106.8875" calcext:value-type="float">
            <text:p>106,8875</text:p>
          </table:table-cell>
          <table:table-cell table:style-name="ce3" table:formula="of:=[.Q112]-[.Q$176]" office:value-type="float" office:value="-358.3625" calcext:value-type="float">
            <text:p>-358,3625</text:p>
          </table:table-cell>
          <table:table-cell table:style-name="ce3" table:formula="of:=[.R112]-[.R$176]" office:value-type="float" office:value="99.6875" calcext:value-type="float">
            <text:p>99,6875</text:p>
          </table:table-cell>
          <table:table-cell table:style-name="ce3" table:formula="of:=[.S112]-[.S$176]" office:value-type="float" office:value="32666.825" calcext:value-type="float">
            <text:p>32666,825</text:p>
          </table:table-cell>
          <table:table-cell table:style-name="ce3" table:formula="of:=[.T112]-[.T$176]" office:value-type="float" office:value="7.7125" calcext:value-type="float">
            <text:p>7,7125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-512.125" calcext:value-type="float">
            <text:p>-512,125</text:p>
          </table:table-cell>
          <table:table-cell table:style-name="ce3" table:formula="of:=[.C113]-[.C$176]" office:value-type="float" office:value="1058.625" calcext:value-type="float">
            <text:p>1058,625</text:p>
          </table:table-cell>
          <table:table-cell table:style-name="ce3" table:formula="of:=[.D113]-[.D$176]" office:value-type="float" office:value="8647.05" calcext:value-type="float">
            <text:p>8647,05</text:p>
          </table:table-cell>
          <table:table-cell table:style-name="ce3" table:formula="of:=[.E113]-[.E$176]" office:value-type="float" office:value="4117375.925" calcext:value-type="float">
            <text:p>4117375,925</text:p>
          </table:table-cell>
          <table:table-cell table:style-name="ce3" table:formula="of:=[.F113]-[.F$176]" office:value-type="float" office:value="1610.725" calcext:value-type="float">
            <text:p>1610,725</text:p>
          </table:table-cell>
          <table:table-cell table:style-name="ce3" table:formula="of:=[.G113]-[.G$176]" office:value-type="float" office:value="-188.2" calcext:value-type="float">
            <text:p>-188,2</text:p>
          </table:table-cell>
          <table:table-cell table:style-name="ce3" table:formula="of:=[.H113]-[.H$176]" office:value-type="float" office:value="273.125" calcext:value-type="float">
            <text:p>273,125</text:p>
          </table:table-cell>
          <table:table-cell table:style-name="ce3" table:formula="of:=[.I113]-[.I$176]" office:value-type="float" office:value="57021.075" calcext:value-type="float">
            <text:p>57021,075</text:p>
          </table:table-cell>
          <table:table-cell table:style-name="ce3" table:formula="of:=[.J113]-[.J$176]" office:value-type="float" office:value="-608.925" calcext:value-type="float">
            <text:p>-608,925</text:p>
          </table:table-cell>
          <table:table-cell table:style-name="ce3" table:formula="of:=[.K113]-[.K$176]" office:value-type="float" office:value="-680.0625" calcext:value-type="float">
            <text:p>-680,0625</text:p>
          </table:table-cell>
          <table:table-cell table:style-name="ce3" table:formula="of:=[.L113]-[.L$176]" office:value-type="float" office:value="64.6999999999998" calcext:value-type="float">
            <text:p>64,7</text:p>
          </table:table-cell>
          <table:table-cell table:style-name="ce3" table:formula="of:=[.M113]-[.M$176]" office:value-type="float" office:value="589.55" calcext:value-type="float">
            <text:p>589,55</text:p>
          </table:table-cell>
          <table:table-cell table:style-name="ce3" table:formula="of:=[.N113]-[.N$176]" office:value-type="float" office:value="1502059.25" calcext:value-type="float">
            <text:p>1502059,25</text:p>
          </table:table-cell>
          <table:table-cell table:style-name="ce3" table:formula="of:=[.O113]-[.O$176]" office:value-type="float" office:value="38.65" calcext:value-type="float">
            <text:p>38,65</text:p>
          </table:table-cell>
          <table:table-cell table:style-name="ce3" table:formula="of:=[.P113]-[.P$176]" office:value-type="float" office:value="-53.4125" calcext:value-type="float">
            <text:p>-53,4125</text:p>
          </table:table-cell>
          <table:table-cell table:style-name="ce3" table:formula="of:=[.Q113]-[.Q$176]" office:value-type="float" office:value="-298.3625" calcext:value-type="float">
            <text:p>-298,3625</text:p>
          </table:table-cell>
          <table:table-cell table:style-name="ce3" table:formula="of:=[.R113]-[.R$176]" office:value-type="float" office:value="9.6875" calcext:value-type="float">
            <text:p>9,6875</text:p>
          </table:table-cell>
          <table:table-cell table:style-name="ce3" table:formula="of:=[.S113]-[.S$176]" office:value-type="float" office:value="27268.325" calcext:value-type="float">
            <text:p>27268,325</text:p>
          </table:table-cell>
          <table:table-cell table:style-name="ce3" table:formula="of:=[.T113]-[.T$176]" office:value-type="float" office:value="-27.2875" calcext:value-type="float">
            <text:p>-27,2875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-612.325" calcext:value-type="float">
            <text:p>-612,325</text:p>
          </table:table-cell>
          <table:table-cell table:style-name="ce3" table:formula="of:=[.C114]-[.C$176]" office:value-type="float" office:value="958.425" calcext:value-type="float">
            <text:p>958,425</text:p>
          </table:table-cell>
          <table:table-cell table:style-name="ce3" table:formula="of:=[.D114]-[.D$176]" office:value-type="float" office:value="6612.45" calcext:value-type="float">
            <text:p>6612,45</text:p>
          </table:table-cell>
          <table:table-cell table:style-name="ce3" table:formula="of:=[.E114]-[.E$176]" office:value-type="float" office:value="4198896.725" calcext:value-type="float">
            <text:p>4198896,725</text:p>
          </table:table-cell>
          <table:table-cell table:style-name="ce3" table:formula="of:=[.F114]-[.F$176]" office:value-type="float" office:value="-1102.075" calcext:value-type="float">
            <text:p>-1102,075</text:p>
          </table:table-cell>
          <table:table-cell table:style-name="ce3" table:formula="of:=[.G114]-[.G$176]" office:value-type="float" office:value="-514.2" calcext:value-type="float">
            <text:p>-514,2</text:p>
          </table:table-cell>
          <table:table-cell table:style-name="ce3" table:formula="of:=[.H114]-[.H$176]" office:value-type="float" office:value="393.725" calcext:value-type="float">
            <text:p>393,725</text:p>
          </table:table-cell>
          <table:table-cell table:style-name="ce3" table:formula="of:=[.I114]-[.I$176]" office:value-type="float" office:value="54308.275" calcext:value-type="float">
            <text:p>54308,275</text:p>
          </table:table-cell>
          <table:table-cell table:style-name="ce3" table:formula="of:=[.J114]-[.J$176]" office:value-type="float" office:value="-27.7249999999999" calcext:value-type="float">
            <text:p>-27,725</text:p>
          </table:table-cell>
          <table:table-cell table:style-name="ce3" table:formula="of:=[.K114]-[.K$176]" office:value-type="float" office:value="-304.0625" calcext:value-type="float">
            <text:p>-304,0625</text:p>
          </table:table-cell>
          <table:table-cell table:style-name="ce3" table:formula="of:=[.L114]-[.L$176]" office:value-type="float" office:value="189.6" calcext:value-type="float">
            <text:p>189,6</text:p>
          </table:table-cell>
          <table:table-cell table:style-name="ce3" table:formula="of:=[.M114]-[.M$176]" office:value-type="float" office:value="770.15" calcext:value-type="float">
            <text:p>770,15</text:p>
          </table:table-cell>
          <table:table-cell table:style-name="ce3" table:formula="of:=[.N114]-[.N$176]" office:value-type="float" office:value="1557905.65" calcext:value-type="float">
            <text:p>1557905,65</text:p>
          </table:table-cell>
          <table:table-cell table:style-name="ce3" table:formula="of:=[.O114]-[.O$176]" office:value-type="float" office:value="38.65" calcext:value-type="float">
            <text:p>38,65</text:p>
          </table:table-cell>
          <table:table-cell table:style-name="ce3" table:formula="of:=[.P114]-[.P$176]" office:value-type="float" office:value="131.8875" calcext:value-type="float">
            <text:p>131,8875</text:p>
          </table:table-cell>
          <table:table-cell table:style-name="ce3" table:formula="of:=[.Q114]-[.Q$176]" office:value-type="float" office:value="-97.5625" calcext:value-type="float">
            <text:p>-97,5625</text:p>
          </table:table-cell>
          <table:table-cell table:style-name="ce3" table:formula="of:=[.R114]-[.R$176]" office:value-type="float" office:value="104.6875" calcext:value-type="float">
            <text:p>104,6875</text:p>
          </table:table-cell>
          <table:table-cell table:style-name="ce3" table:formula="of:=[.S114]-[.S$176]" office:value-type="float" office:value="27241.125" calcext:value-type="float">
            <text:p>27241,125</text:p>
          </table:table-cell>
          <table:table-cell table:style-name="ce3" table:formula="of:=[.T114]-[.T$176]" office:value-type="float" office:value="-2.2875" calcext:value-type="float">
            <text:p>-2,2875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271.525" calcext:value-type="float">
            <text:p>-271,525</text:p>
          </table:table-cell>
          <table:table-cell table:style-name="ce3" table:formula="of:=[.C115]-[.C$176]" office:value-type="float" office:value="1259.225" calcext:value-type="float">
            <text:p>1259,225</text:p>
          </table:table-cell>
          <table:table-cell table:style-name="ce3" table:formula="of:=[.D115]-[.D$176]" office:value-type="float" office:value="3899.65" calcext:value-type="float">
            <text:p>3899,65</text:p>
          </table:table-cell>
          <table:table-cell table:style-name="ce3" table:formula="of:=[.E115]-[.E$176]" office:value-type="float" office:value="4209829.225" calcext:value-type="float">
            <text:p>4209829,225</text:p>
          </table:table-cell>
          <table:table-cell table:style-name="ce3" table:formula="of:=[.F115]-[.F$176]" office:value-type="float" office:value="-1102.075" calcext:value-type="float">
            <text:p>-1102,075</text:p>
          </table:table-cell>
          <table:table-cell table:style-name="ce3" table:formula="of:=[.G115]-[.G$176]" office:value-type="float" office:value="-819.6" calcext:value-type="float">
            <text:p>-819,6</text:p>
          </table:table-cell>
          <table:table-cell table:style-name="ce3" table:formula="of:=[.H115]-[.H$176]" office:value-type="float" office:value="-47.675" calcext:value-type="float">
            <text:p>-47,675</text:p>
          </table:table-cell>
          <table:table-cell table:style-name="ce3" table:formula="of:=[.I115]-[.I$176]" office:value-type="float" office:value="57021.075" calcext:value-type="float">
            <text:p>57021,075</text:p>
          </table:table-cell>
          <table:table-cell table:style-name="ce3" table:formula="of:=[.J115]-[.J$176]" office:value-type="float" office:value="112.875" calcext:value-type="float">
            <text:p>112,875</text:p>
          </table:table-cell>
          <table:table-cell table:style-name="ce3" table:formula="of:=[.K115]-[.K$176]" office:value-type="float" office:value="-354.0625" calcext:value-type="float">
            <text:p>-354,0625</text:p>
          </table:table-cell>
          <table:table-cell table:style-name="ce3" table:formula="of:=[.L115]-[.L$176]" office:value-type="float" office:value="89.5999999999999" calcext:value-type="float">
            <text:p>89,6</text:p>
          </table:table-cell>
          <table:table-cell table:style-name="ce3" table:formula="of:=[.M115]-[.M$176]" office:value-type="float" office:value="830.35" calcext:value-type="float">
            <text:p>830,35</text:p>
          </table:table-cell>
          <table:table-cell table:style-name="ce3" table:formula="of:=[.N115]-[.N$176]" office:value-type="float" office:value="1539672.05" calcext:value-type="float">
            <text:p>1539672,05</text:p>
          </table:table-cell>
          <table:table-cell table:style-name="ce3" table:formula="of:=[.O115]-[.O$176]" office:value-type="float" office:value="51.15" calcext:value-type="float">
            <text:p>51,15</text:p>
          </table:table-cell>
          <table:table-cell table:style-name="ce3" table:formula="of:=[.P115]-[.P$176]" office:value-type="float" office:value="-53.4125" calcext:value-type="float">
            <text:p>-53,4125</text:p>
          </table:table-cell>
          <table:table-cell table:style-name="ce3" table:formula="of:=[.Q115]-[.Q$176]" office:value-type="float" office:value="-217.9625" calcext:value-type="float">
            <text:p>-217,9625</text:p>
          </table:table-cell>
          <table:table-cell table:style-name="ce3" table:formula="of:=[.R115]-[.R$176]" office:value-type="float" office:value="29.6875" calcext:value-type="float">
            <text:p>29,6875</text:p>
          </table:table-cell>
          <table:table-cell table:style-name="ce3" table:formula="of:=[.S115]-[.S$176]" office:value-type="float" office:value="27241.125" calcext:value-type="float">
            <text:p>27241,125</text:p>
          </table:table-cell>
          <table:table-cell table:style-name="ce3" table:formula="of:=[.T115]-[.T$176]" office:value-type="float" office:value="-52.2875" calcext:value-type="float">
            <text:p>-52,2875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189.675" calcext:value-type="float">
            <text:p>189,675</text:p>
          </table:table-cell>
          <table:table-cell table:style-name="ce3" table:formula="of:=[.C116]-[.C$176]" office:value-type="float" office:value="1399.625" calcext:value-type="float">
            <text:p>1399,625</text:p>
          </table:table-cell>
          <table:table-cell table:style-name="ce3" table:formula="of:=[.D116]-[.D$176]" office:value-type="float" office:value="6612.45" calcext:value-type="float">
            <text:p>6612,45</text:p>
          </table:table-cell>
          <table:table-cell table:style-name="ce3" table:formula="of:=[.E116]-[.E$176]" office:value-type="float" office:value="4321379.825" calcext:value-type="float">
            <text:p>4321379,825</text:p>
          </table:table-cell>
          <table:table-cell table:style-name="ce3" table:formula="of:=[.F116]-[.F$176]" office:value-type="float" office:value="-1102.075" calcext:value-type="float">
            <text:p>-1102,075</text:p>
          </table:table-cell>
          <table:table-cell table:style-name="ce3" table:formula="of:=[.G116]-[.G$176]" office:value-type="float" office:value="-559.2" calcext:value-type="float">
            <text:p>-559,2</text:p>
          </table:table-cell>
          <table:table-cell table:style-name="ce3" table:formula="of:=[.H116]-[.H$176]" office:value-type="float" office:value="233.125" calcext:value-type="float">
            <text:p>233,125</text:p>
          </table:table-cell>
          <table:table-cell table:style-name="ce3" table:formula="of:=[.I116]-[.I$176]" office:value-type="float" office:value="48882.575" calcext:value-type="float">
            <text:p>48882,575</text:p>
          </table:table-cell>
          <table:table-cell table:style-name="ce3" table:formula="of:=[.J116]-[.J$176]" office:value-type="float" office:value="52.6750000000002" calcext:value-type="float">
            <text:p>52,675</text:p>
          </table:table-cell>
          <table:table-cell table:style-name="ce3" table:formula="of:=[.K116]-[.K$176]" office:value-type="float" office:value="-329.0625" calcext:value-type="float">
            <text:p>-329,0625</text:p>
          </table:table-cell>
          <table:table-cell table:style-name="ce3" table:formula="of:=[.L116]-[.L$176]" office:value-type="float" office:value="39.3999999999999" calcext:value-type="float">
            <text:p>39,4</text:p>
          </table:table-cell>
          <table:table-cell table:style-name="ce3" table:formula="of:=[.M116]-[.M$176]" office:value-type="float" office:value="569.55" calcext:value-type="float">
            <text:p>569,55</text:p>
          </table:table-cell>
          <table:table-cell table:style-name="ce3" table:formula="of:=[.N116]-[.N$176]" office:value-type="float" office:value="1509163.25" calcext:value-type="float">
            <text:p>1509163,25</text:p>
          </table:table-cell>
          <table:table-cell table:style-name="ce3" table:formula="of:=[.O116]-[.O$176]" office:value-type="float" office:value="51.15" calcext:value-type="float">
            <text:p>51,15</text:p>
          </table:table-cell>
          <table:table-cell table:style-name="ce3" table:formula="of:=[.P116]-[.P$176]" office:value-type="float" office:value="-18.4125" calcext:value-type="float">
            <text:p>-18,4125</text:p>
          </table:table-cell>
          <table:table-cell table:style-name="ce3" table:formula="of:=[.Q116]-[.Q$176]" office:value-type="float" office:value="-97.5625" calcext:value-type="float">
            <text:p>-97,5625</text:p>
          </table:table-cell>
          <table:table-cell table:style-name="ce3" table:formula="of:=[.R116]-[.R$176]" office:value-type="float" office:value="79.6875" calcext:value-type="float">
            <text:p>79,6875</text:p>
          </table:table-cell>
          <table:table-cell table:style-name="ce3" table:formula="of:=[.S116]-[.S$176]" office:value-type="float" office:value="24528.325" calcext:value-type="float">
            <text:p>24528,325</text:p>
          </table:table-cell>
          <table:table-cell table:style-name="ce3" table:formula="of:=[.T116]-[.T$176]" office:value-type="float" office:value="-12.2875" calcext:value-type="float">
            <text:p>-12,2875</text:p>
          </table:table-cell>
          <table:table-cell table:style-name="ce3" table:formula="of:=[.U116]-[.U$176]" office:value-type="float" office:value="0" calcext:value-type="float">
            <text:p>0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-431.925" calcext:value-type="float">
            <text:p>-431,925</text:p>
          </table:table-cell>
          <table:table-cell table:style-name="ce3" table:formula="of:=[.C117]-[.C$176]" office:value-type="float" office:value="898.025" calcext:value-type="float">
            <text:p>898,025</text:p>
          </table:table-cell>
          <table:table-cell table:style-name="ce3" table:formula="of:=[.D117]-[.D$176]" office:value-type="float" office:value="6612.45" calcext:value-type="float">
            <text:p>6612,45</text:p>
          </table:table-cell>
          <table:table-cell table:style-name="ce3" table:formula="of:=[.E117]-[.E$176]" office:value-type="float" office:value="4541768.625" calcext:value-type="float">
            <text:p>4541768,625</text:p>
          </table:table-cell>
          <table:table-cell table:style-name="ce3" table:formula="of:=[.F117]-[.F$176]" office:value-type="float" office:value="-1102.075" calcext:value-type="float">
            <text:p>-1102,075</text:p>
          </table:table-cell>
          <table:table-cell table:style-name="ce3" table:formula="of:=[.G117]-[.G$176]" office:value-type="float" office:value="-639.4" calcext:value-type="float">
            <text:p>-639,4</text:p>
          </table:table-cell>
          <table:table-cell table:style-name="ce3" table:formula="of:=[.H117]-[.H$176]" office:value-type="float" office:value="714.325" calcext:value-type="float">
            <text:p>714,325</text:p>
          </table:table-cell>
          <table:table-cell table:style-name="ce3" table:formula="of:=[.I117]-[.I$176]" office:value-type="float" office:value="54308.275" calcext:value-type="float">
            <text:p>54308,275</text:p>
          </table:table-cell>
          <table:table-cell table:style-name="ce3" table:formula="of:=[.J117]-[.J$176]" office:value-type="float" office:value="413.875" calcext:value-type="float">
            <text:p>413,875</text:p>
          </table:table-cell>
          <table:table-cell table:style-name="ce3" table:formula="of:=[.K117]-[.K$176]" office:value-type="float" office:value="71.9375" calcext:value-type="float">
            <text:p>71,9375</text:p>
          </table:table-cell>
          <table:table-cell table:style-name="ce3" table:formula="of:=[.L117]-[.L$176]" office:value-type="float" office:value="89.3999999999999" calcext:value-type="float">
            <text:p>89,4</text:p>
          </table:table-cell>
          <table:table-cell table:style-name="ce3" table:formula="of:=[.M117]-[.M$176]" office:value-type="float" office:value="790.15" calcext:value-type="float">
            <text:p>790,15</text:p>
          </table:table-cell>
          <table:table-cell table:style-name="ce3" table:formula="of:=[.N117]-[.N$176]" office:value-type="float" office:value="1542078.45" calcext:value-type="float">
            <text:p>1542078,45</text:p>
          </table:table-cell>
          <table:table-cell table:style-name="ce3" table:formula="of:=[.O117]-[.O$176]" office:value-type="float" office:value="38.65" calcext:value-type="float">
            <text:p>38,65</text:p>
          </table:table-cell>
          <table:table-cell table:style-name="ce3" table:formula="of:=[.P117]-[.P$176]" office:value-type="float" office:value="6.58750000000001" calcext:value-type="float">
            <text:p>6,5875</text:p>
          </table:table-cell>
          <table:table-cell table:style-name="ce3" table:formula="of:=[.Q117]-[.Q$176]" office:value-type="float" office:value="-237.9625" calcext:value-type="float">
            <text:p>-237,9625</text:p>
          </table:table-cell>
          <table:table-cell table:style-name="ce3" table:formula="of:=[.R117]-[.R$176]" office:value-type="float" office:value="54.6875" calcext:value-type="float">
            <text:p>54,6875</text:p>
          </table:table-cell>
          <table:table-cell table:style-name="ce3" table:formula="of:=[.S117]-[.S$176]" office:value-type="float" office:value="24528.325" calcext:value-type="float">
            <text:p>24528,325</text:p>
          </table:table-cell>
          <table:table-cell table:style-name="ce3" table:formula="of:=[.T117]-[.T$176]" office:value-type="float" office:value="-27.2875" calcext:value-type="float">
            <text:p>-27,2875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-50.9250000000002" calcext:value-type="float">
            <text:p>-50,925</text:p>
          </table:table-cell>
          <table:table-cell table:style-name="ce3" table:formula="of:=[.C118]-[.C$176]" office:value-type="float" office:value="1339.425" calcext:value-type="float">
            <text:p>1339,425</text:p>
          </table:table-cell>
          <table:table-cell table:style-name="ce3" table:formula="of:=[.D118]-[.D$176]" office:value-type="float" office:value="5256.05" calcext:value-type="float">
            <text:p>5256,05</text:p>
          </table:table-cell>
          <table:table-cell table:style-name="ce3" table:formula="of:=[.E118]-[.E$176]" office:value-type="float" office:value="4179960.725" calcext:value-type="float">
            <text:p>4179960,725</text:p>
          </table:table-cell>
          <table:table-cell table:style-name="ce3" table:formula="of:=[.F118]-[.F$176]" office:value-type="float" office:value="-1102.075" calcext:value-type="float">
            <text:p>-1102,075</text:p>
          </table:table-cell>
          <table:table-cell table:style-name="ce3" table:formula="of:=[.G118]-[.G$176]" office:value-type="float" office:value="-513.9" calcext:value-type="float">
            <text:p>-513,9</text:p>
          </table:table-cell>
          <table:table-cell table:style-name="ce3" table:formula="of:=[.H118]-[.H$176]" office:value-type="float" office:value="834.725" calcext:value-type="float">
            <text:p>834,725</text:p>
          </table:table-cell>
          <table:table-cell table:style-name="ce3" table:formula="of:=[.I118]-[.I$176]" office:value-type="float" office:value="54308.275" calcext:value-type="float">
            <text:p>54308,275</text:p>
          </table:table-cell>
          <table:table-cell table:style-name="ce3" table:formula="of:=[.J118]-[.J$176]" office:value-type="float" office:value="-228.125" calcext:value-type="float">
            <text:p>-228,125</text:p>
          </table:table-cell>
          <table:table-cell table:style-name="ce3" table:formula="of:=[.K118]-[.K$176]" office:value-type="float" office:value="-253.7625" calcext:value-type="float">
            <text:p>-253,7625</text:p>
          </table:table-cell>
          <table:table-cell table:style-name="ce3" table:formula="of:=[.L118]-[.L$176]" office:value-type="float" office:value="490.9" calcext:value-type="float">
            <text:p>490,9</text:p>
          </table:table-cell>
          <table:table-cell table:style-name="ce3" table:formula="of:=[.M118]-[.M$176]" office:value-type="float" office:value="789.95" calcext:value-type="float">
            <text:p>789,95</text:p>
          </table:table-cell>
          <table:table-cell table:style-name="ce3" table:formula="of:=[.N118]-[.N$176]" office:value-type="float" office:value="1551022.35" calcext:value-type="float">
            <text:p>1551022,35</text:p>
          </table:table-cell>
          <table:table-cell table:style-name="ce3" table:formula="of:=[.O118]-[.O$176]" office:value-type="float" office:value="5.65" calcext:value-type="float">
            <text:p>5,65</text:p>
          </table:table-cell>
          <table:table-cell table:style-name="ce3" table:formula="of:=[.P118]-[.P$176]" office:value-type="float" office:value="-43.4125" calcext:value-type="float">
            <text:p>-43,4125</text:p>
          </table:table-cell>
          <table:table-cell table:style-name="ce3" table:formula="of:=[.Q118]-[.Q$176]" office:value-type="float" office:value="157.9375" calcext:value-type="float">
            <text:p>157,9375</text:p>
          </table:table-cell>
          <table:table-cell table:style-name="ce3" table:formula="of:=[.R118]-[.R$176]" office:value-type="float" office:value="19.6875" calcext:value-type="float">
            <text:p>19,6875</text:p>
          </table:table-cell>
          <table:table-cell table:style-name="ce3" table:formula="of:=[.S118]-[.S$176]" office:value-type="float" office:value="24528.325" calcext:value-type="float">
            <text:p>24528,325</text:p>
          </table:table-cell>
          <table:table-cell table:style-name="ce3" table:formula="of:=[.T118]-[.T$176]" office:value-type="float" office:value="-32.2875" calcext:value-type="float">
            <text:p>-32,2875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[.B119]-[.B$176]" office:value-type="float" office:value="-191.325" calcext:value-type="float">
            <text:p>-191,325</text:p>
          </table:table-cell>
          <table:table-cell table:style-name="ce3" table:formula="of:=[.C119]-[.C$176]" office:value-type="float" office:value="1419.625" calcext:value-type="float">
            <text:p>1419,625</text:p>
          </table:table-cell>
          <table:table-cell table:style-name="ce3" table:formula="of:=[.D119]-[.D$176]" office:value-type="float" office:value="5256.05" calcext:value-type="float">
            <text:p>5256,05</text:p>
          </table:table-cell>
          <table:table-cell table:style-name="ce3" table:formula="of:=[.E119]-[.E$176]" office:value-type="float" office:value="4329545.425" calcext:value-type="float">
            <text:p>4329545,425</text:p>
          </table:table-cell>
          <table:table-cell table:style-name="ce3" table:formula="of:=[.F119]-[.F$176]" office:value-type="float" office:value="-1102.075" calcext:value-type="float">
            <text:p>-1102,075</text:p>
          </table:table-cell>
          <table:table-cell table:style-name="ce3" table:formula="of:=[.G119]-[.G$176]" office:value-type="float" office:value="-238.2" calcext:value-type="float">
            <text:p>-238,2</text:p>
          </table:table-cell>
          <table:table-cell table:style-name="ce3" table:formula="of:=[.H119]-[.H$176]" office:value-type="float" office:value="413.525" calcext:value-type="float">
            <text:p>413,525</text:p>
          </table:table-cell>
          <table:table-cell table:style-name="ce3" table:formula="of:=[.I119]-[.I$176]" office:value-type="float" office:value="51595.475" calcext:value-type="float">
            <text:p>51595,475</text:p>
          </table:table-cell>
          <table:table-cell table:style-name="ce3" table:formula="of:=[.J119]-[.J$176]" office:value-type="float" office:value="-488.925" calcext:value-type="float">
            <text:p>-488,925</text:p>
          </table:table-cell>
          <table:table-cell table:style-name="ce3" table:formula="of:=[.K119]-[.K$176]" office:value-type="float" office:value="-203.7625" calcext:value-type="float">
            <text:p>-203,7625</text:p>
          </table:table-cell>
          <table:table-cell table:style-name="ce3" table:formula="of:=[.L119]-[.L$176]" office:value-type="float" office:value="-91.0000000000001" calcext:value-type="float">
            <text:p>-91</text:p>
          </table:table-cell>
          <table:table-cell table:style-name="ce3" table:formula="of:=[.M119]-[.M$176]" office:value-type="float" office:value="729.95" calcext:value-type="float">
            <text:p>729,95</text:p>
          </table:table-cell>
          <table:table-cell table:style-name="ce3" table:formula="of:=[.N119]-[.N$176]" office:value-type="float" office:value="1570475.25" calcext:value-type="float">
            <text:p>1570475,25</text:p>
          </table:table-cell>
          <table:table-cell table:style-name="ce3" table:formula="of:=[.O119]-[.O$176]" office:value-type="float" office:value="-11.35" calcext:value-type="float">
            <text:p>-11,35</text:p>
          </table:table-cell>
          <table:table-cell table:style-name="ce3" table:formula="of:=[.P119]-[.P$176]" office:value-type="float" office:value="-43.4125" calcext:value-type="float">
            <text:p>-43,4125</text:p>
          </table:table-cell>
          <table:table-cell table:style-name="ce3" table:formula="of:=[.Q119]-[.Q$176]" office:value-type="float" office:value="2.4375" calcext:value-type="float">
            <text:p>2,4375</text:p>
          </table:table-cell>
          <table:table-cell table:style-name="ce3" table:formula="of:=[.R119]-[.R$176]" office:value-type="float" office:value="-32.8125" calcext:value-type="float">
            <text:p>-32,8125</text:p>
          </table:table-cell>
          <table:table-cell table:style-name="ce3" table:formula="of:=[.S119]-[.S$176]" office:value-type="float" office:value="21815.525" calcext:value-type="float">
            <text:p>21815,525</text:p>
          </table:table-cell>
          <table:table-cell table:style-name="ce3" table:formula="of:=[.T119]-[.T$176]" office:value-type="float" office:value="22.7125" calcext:value-type="float">
            <text:p>22,7125</text:p>
          </table:table-cell>
          <table:table-cell table:style-name="ce3" table:formula="of:=[.U119]-[.U$176]" office:value-type="float" office:value="0" calcext:value-type="float">
            <text:p>0</text:p>
          </table:table-cell>
          <table:table-cell table:style-name="ce3" table:formula="of:=[.V1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[.B120]-[.B$176]" office:value-type="float" office:value="-672.525" calcext:value-type="float">
            <text:p>-672,525</text:p>
          </table:table-cell>
          <table:table-cell table:style-name="ce3" table:formula="of:=[.C120]-[.C$176]" office:value-type="float" office:value="1219.225" calcext:value-type="float">
            <text:p>1219,225</text:p>
          </table:table-cell>
          <table:table-cell table:style-name="ce3" table:formula="of:=[.D120]-[.D$176]" office:value-type="float" office:value="8647.05" calcext:value-type="float">
            <text:p>8647,05</text:p>
          </table:table-cell>
          <table:table-cell table:style-name="ce3" table:formula="of:=[.E120]-[.E$176]" office:value-type="float" office:value="4381224.425" calcext:value-type="float">
            <text:p>4381224,425</text:p>
          </table:table-cell>
          <table:table-cell table:style-name="ce3" table:formula="of:=[.F120]-[.F$176]" office:value-type="float" office:value="-1102.075" calcext:value-type="float">
            <text:p>-1102,075</text:p>
          </table:table-cell>
          <table:table-cell table:style-name="ce3" table:formula="of:=[.G120]-[.G$176]" office:value-type="float" office:value="-363.4" calcext:value-type="float">
            <text:p>-363,4</text:p>
          </table:table-cell>
          <table:table-cell table:style-name="ce3" table:formula="of:=[.H120]-[.H$176]" office:value-type="float" office:value="-88.075" calcext:value-type="float">
            <text:p>-88,075</text:p>
          </table:table-cell>
          <table:table-cell table:style-name="ce3" table:formula="of:=[.I120]-[.I$176]" office:value-type="float" office:value="51595.475" calcext:value-type="float">
            <text:p>51595,475</text:p>
          </table:table-cell>
          <table:table-cell table:style-name="ce3" table:formula="of:=[.J120]-[.J$176]" office:value-type="float" office:value="52.6750000000002" calcext:value-type="float">
            <text:p>52,675</text:p>
          </table:table-cell>
          <table:table-cell table:style-name="ce3" table:formula="of:=[.K120]-[.K$176]" office:value-type="float" office:value="-178.7625" calcext:value-type="float">
            <text:p>-178,7625</text:p>
          </table:table-cell>
          <table:table-cell table:style-name="ce3" table:formula="of:=[.L120]-[.L$176]" office:value-type="float" office:value="-10.8000000000001" calcext:value-type="float">
            <text:p>-10,8</text:p>
          </table:table-cell>
          <table:table-cell table:style-name="ce3" table:formula="of:=[.M120]-[.M$176]" office:value-type="float" office:value="649.95" calcext:value-type="float">
            <text:p>649,95</text:p>
          </table:table-cell>
          <table:table-cell table:style-name="ce3" table:formula="of:=[.N120]-[.N$176]" office:value-type="float" office:value="1509412.85" calcext:value-type="float">
            <text:p>1509412,85</text:p>
          </table:table-cell>
          <table:table-cell table:style-name="ce3" table:formula="of:=[.O120]-[.O$176]" office:value-type="float" office:value="33.25" calcext:value-type="float">
            <text:p>33,25</text:p>
          </table:table-cell>
          <table:table-cell table:style-name="ce3" table:formula="of:=[.P120]-[.P$176]" office:value-type="float" office:value="-33.4125" calcext:value-type="float">
            <text:p>-33,4125</text:p>
          </table:table-cell>
          <table:table-cell table:style-name="ce3" table:formula="of:=[.Q120]-[.Q$176]" office:value-type="float" office:value="-278.3625" calcext:value-type="float">
            <text:p>-278,3625</text:p>
          </table:table-cell>
          <table:table-cell table:style-name="ce3" table:formula="of:=[.R120]-[.R$176]" office:value-type="float" office:value="179.6875" calcext:value-type="float">
            <text:p>179,6875</text:p>
          </table:table-cell>
          <table:table-cell table:style-name="ce3" table:formula="of:=[.S120]-[.S$176]" office:value-type="float" office:value="83486.825" calcext:value-type="float">
            <text:p>83486,825</text:p>
          </table:table-cell>
          <table:table-cell table:style-name="ce3" table:formula="of:=[.T120]-[.T$176]" office:value-type="float" office:value="73.0125" calcext:value-type="float">
            <text:p>73,0125</text:p>
          </table:table-cell>
          <table:table-cell table:style-name="ce3" table:formula="of:=[.U120]-[.U$176]" office:value-type="float" office:value="0" calcext:value-type="float">
            <text:p>0</text:p>
          </table:table-cell>
          <table:table-cell table:style-name="ce3" table:formula="of:=[.V1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[.B121]-[.B$176]" office:value-type="float" office:value="-471.925" calcext:value-type="float">
            <text:p>-471,925</text:p>
          </table:table-cell>
          <table:table-cell table:style-name="ce3" table:formula="of:=[.C121]-[.C$176]" office:value-type="float" office:value="1439.425" calcext:value-type="float">
            <text:p>1439,425</text:p>
          </table:table-cell>
          <table:table-cell table:style-name="ce3" table:formula="of:=[.D121]-[.D$176]" office:value-type="float" office:value="6612.45" calcext:value-type="float">
            <text:p>6612,45</text:p>
          </table:table-cell>
          <table:table-cell table:style-name="ce3" table:formula="of:=[.E121]-[.E$176]" office:value-type="float" office:value="4375798.425" calcext:value-type="float">
            <text:p>4375798,425</text:p>
          </table:table-cell>
          <table:table-cell table:style-name="ce3" table:formula="of:=[.F121]-[.F$176]" office:value-type="float" office:value="-1102.075" calcext:value-type="float">
            <text:p>-1102,075</text:p>
          </table:table-cell>
          <table:table-cell table:style-name="ce3" table:formula="of:=[.G121]-[.G$176]" office:value-type="float" office:value="-739.8" calcext:value-type="float">
            <text:p>-739,8</text:p>
          </table:table-cell>
          <table:table-cell table:style-name="ce3" table:formula="of:=[.H121]-[.H$176]" office:value-type="float" office:value="-168.275" calcext:value-type="float">
            <text:p>-168,275</text:p>
          </table:table-cell>
          <table:table-cell table:style-name="ce3" table:formula="of:=[.I121]-[.I$176]" office:value-type="float" office:value="62446.675" calcext:value-type="float">
            <text:p>62446,675</text:p>
          </table:table-cell>
          <table:table-cell table:style-name="ce3" table:formula="of:=[.J121]-[.J$176]" office:value-type="float" office:value="-549.125" calcext:value-type="float">
            <text:p>-549,125</text:p>
          </table:table-cell>
          <table:table-cell table:style-name="ce3" table:formula="of:=[.K121]-[.K$176]" office:value-type="float" office:value="-28.2624999999998" calcext:value-type="float">
            <text:p>-28,2625</text:p>
          </table:table-cell>
          <table:table-cell table:style-name="ce3" table:formula="of:=[.L121]-[.L$176]" office:value-type="float" office:value="9.39999999999986" calcext:value-type="float">
            <text:p>9,4</text:p>
          </table:table-cell>
          <table:table-cell table:style-name="ce3" table:formula="of:=[.M121]-[.M$176]" office:value-type="float" office:value="428.95" calcext:value-type="float">
            <text:p>428,95</text:p>
          </table:table-cell>
          <table:table-cell table:style-name="ce3" table:formula="of:=[.N121]-[.N$176]" office:value-type="float" office:value="1614244.85" calcext:value-type="float">
            <text:p>1614244,85</text:p>
          </table:table-cell>
          <table:table-cell table:style-name="ce3" table:formula="of:=[.O121]-[.O$176]" office:value-type="float" office:value="126.15" calcext:value-type="float">
            <text:p>126,15</text:p>
          </table:table-cell>
          <table:table-cell table:style-name="ce3" table:formula="of:=[.P121]-[.P$176]" office:value-type="float" office:value="-18.4125" calcext:value-type="float">
            <text:p>-18,4125</text:p>
          </table:table-cell>
          <table:table-cell table:style-name="ce3" table:formula="of:=[.Q121]-[.Q$176]" office:value-type="float" office:value="-498.7625" calcext:value-type="float">
            <text:p>-498,7625</text:p>
          </table:table-cell>
          <table:table-cell table:style-name="ce3" table:formula="of:=[.R121]-[.R$176]" office:value-type="float" office:value="-10.3125" calcext:value-type="float">
            <text:p>-10,3125</text:p>
          </table:table-cell>
          <table:table-cell table:style-name="ce3" table:formula="of:=[.S121]-[.S$176]" office:value-type="float" office:value="21815.525" calcext:value-type="float">
            <text:p>21815,525</text:p>
          </table:table-cell>
          <table:table-cell table:style-name="ce3" table:formula="of:=[.T121]-[.T$176]" office:value-type="float" office:value="34594.0125" calcext:value-type="float">
            <text:p>34594,0125</text:p>
          </table:table-cell>
          <table:table-cell table:style-name="ce3" table:formula="of:=[.U121]-[.U$176]" office:value-type="float" office:value="0" calcext:value-type="float">
            <text:p>0</text:p>
          </table:table-cell>
          <table:table-cell table:style-name="ce3" table:formula="of:=[.V1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[.B122]-[.B$176]" office:value-type="float" office:value="-271.125" calcext:value-type="float">
            <text:p>-271,125</text:p>
          </table:table-cell>
          <table:table-cell table:style-name="ce3" table:formula="of:=[.C122]-[.C$176]" office:value-type="float" office:value="1359.425" calcext:value-type="float">
            <text:p>1359,425</text:p>
          </table:table-cell>
          <table:table-cell table:style-name="ce3" table:formula="of:=[.D122]-[.D$176]" office:value-type="float" office:value="6612.45" calcext:value-type="float">
            <text:p>6612,45</text:p>
          </table:table-cell>
          <table:table-cell table:style-name="ce3" table:formula="of:=[.E122]-[.E$176]" office:value-type="float" office:value="4590761.725" calcext:value-type="float">
            <text:p>4590761,725</text:p>
          </table:table-cell>
          <table:table-cell table:style-name="ce3" table:formula="of:=[.F122]-[.F$176]" office:value-type="float" office:value="-1102.075" calcext:value-type="float">
            <text:p>-1102,075</text:p>
          </table:table-cell>
          <table:table-cell table:style-name="ce3" table:formula="of:=[.G122]-[.G$176]" office:value-type="float" office:value="-539.2" calcext:value-type="float">
            <text:p>-539,2</text:p>
          </table:table-cell>
          <table:table-cell table:style-name="ce3" table:formula="of:=[.H122]-[.H$176]" office:value-type="float" office:value="112.725" calcext:value-type="float">
            <text:p>112,725</text:p>
          </table:table-cell>
          <table:table-cell table:style-name="ce3" table:formula="of:=[.I122]-[.I$176]" office:value-type="float" office:value="51595.475" calcext:value-type="float">
            <text:p>51595,475</text:p>
          </table:table-cell>
          <table:table-cell table:style-name="ce3" table:formula="of:=[.J122]-[.J$176]" office:value-type="float" office:value="193.075" calcext:value-type="float">
            <text:p>193,075</text:p>
          </table:table-cell>
          <table:table-cell table:style-name="ce3" table:formula="of:=[.K122]-[.K$176]" office:value-type="float" office:value="-203.5625" calcext:value-type="float">
            <text:p>-203,5625</text:p>
          </table:table-cell>
          <table:table-cell table:style-name="ce3" table:formula="of:=[.L122]-[.L$176]" office:value-type="float" office:value="-35.6000000000001" calcext:value-type="float">
            <text:p>-35,6</text:p>
          </table:table-cell>
          <table:table-cell table:style-name="ce3" table:formula="of:=[.M122]-[.M$176]" office:value-type="float" office:value="1090.95" calcext:value-type="float">
            <text:p>1090,95</text:p>
          </table:table-cell>
          <table:table-cell table:style-name="ce3" table:formula="of:=[.N122]-[.N$176]" office:value-type="float" office:value="1663454.45" calcext:value-type="float">
            <text:p>1663454,45</text:p>
          </table:table-cell>
          <table:table-cell table:style-name="ce3" table:formula="of:=[.O122]-[.O$176]" office:value-type="float" office:value="38.65" calcext:value-type="float">
            <text:p>38,65</text:p>
          </table:table-cell>
          <table:table-cell table:style-name="ce3" table:formula="of:=[.P122]-[.P$176]" office:value-type="float" office:value="6.58750000000001" calcext:value-type="float">
            <text:p>6,5875</text:p>
          </table:table-cell>
          <table:table-cell table:style-name="ce3" table:formula="of:=[.Q122]-[.Q$176]" office:value-type="float" office:value="-258.1625" calcext:value-type="float">
            <text:p>-258,1625</text:p>
          </table:table-cell>
          <table:table-cell table:style-name="ce3" table:formula="of:=[.R122]-[.R$176]" office:value-type="float" office:value="-30.3125" calcext:value-type="float">
            <text:p>-30,3125</text:p>
          </table:table-cell>
          <table:table-cell table:style-name="ce3" table:formula="of:=[.S122]-[.S$176]" office:value-type="float" office:value="19102.725" calcext:value-type="float">
            <text:p>19102,725</text:p>
          </table:table-cell>
          <table:table-cell table:style-name="ce3" table:formula="of:=[.T122]-[.T$176]" office:value-type="float" office:value="-32.2875" calcext:value-type="float">
            <text:p>-32,2875</text:p>
          </table:table-cell>
          <table:table-cell table:style-name="ce3" table:formula="of:=[.U122]-[.U$176]" office:value-type="float" office:value="0" calcext:value-type="float">
            <text:p>0</text:p>
          </table:table-cell>
          <table:table-cell table:style-name="ce3" table:formula="of:=[.V1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3" table:formula="of:=[.B123]-[.B$176]" office:value-type="float" office:value="530.675" calcext:value-type="float">
            <text:p>530,675</text:p>
          </table:table-cell>
          <table:table-cell table:style-name="ce3" table:formula="of:=[.C123]-[.C$176]" office:value-type="float" office:value="1720.425" calcext:value-type="float">
            <text:p>1720,425</text:p>
          </table:table-cell>
          <table:table-cell table:style-name="ce3" table:formula="of:=[.D123]-[.D$176]" office:value-type="float" office:value="6612.45" calcext:value-type="float">
            <text:p>6612,45</text:p>
          </table:table-cell>
          <table:table-cell table:style-name="ce3" table:formula="of:=[.E123]-[.E$176]" office:value-type="float" office:value="4664143.725" calcext:value-type="float">
            <text:p>4664143,725</text:p>
          </table:table-cell>
          <table:table-cell table:style-name="ce3" table:formula="of:=[.F123]-[.F$176]" office:value-type="float" office:value="-1102.075" calcext:value-type="float">
            <text:p>-1102,075</text:p>
          </table:table-cell>
          <table:table-cell table:style-name="ce3" table:formula="of:=[.G123]-[.G$176]" office:value-type="float" office:value="-188.2" calcext:value-type="float">
            <text:p>-188,2</text:p>
          </table:table-cell>
          <table:table-cell table:style-name="ce3" table:formula="of:=[.H123]-[.H$176]" office:value-type="float" office:value="684.225" calcext:value-type="float">
            <text:p>684,225</text:p>
          </table:table-cell>
          <table:table-cell table:style-name="ce3" table:formula="of:=[.I123]-[.I$176]" office:value-type="float" office:value="57021.075" calcext:value-type="float">
            <text:p>57021,075</text:p>
          </table:table-cell>
          <table:table-cell table:style-name="ce3" table:formula="of:=[.J123]-[.J$176]" office:value-type="float" office:value="-508.925" calcext:value-type="float">
            <text:p>-508,925</text:p>
          </table:table-cell>
          <table:table-cell table:style-name="ce3" table:formula="of:=[.K123]-[.K$176]" office:value-type="float" office:value="-328.7625" calcext:value-type="float">
            <text:p>-328,7625</text:p>
          </table:table-cell>
          <table:table-cell table:style-name="ce3" table:formula="of:=[.L123]-[.L$176]" office:value-type="float" office:value="89.6999999999998" calcext:value-type="float">
            <text:p>89,7</text:p>
          </table:table-cell>
          <table:table-cell table:style-name="ce3" table:formula="of:=[.M123]-[.M$176]" office:value-type="float" office:value="1151.15" calcext:value-type="float">
            <text:p>1151,15</text:p>
          </table:table-cell>
          <table:table-cell table:style-name="ce3" table:formula="of:=[.N123]-[.N$176]" office:value-type="float" office:value="1675908.85" calcext:value-type="float">
            <text:p>1675908,85</text:p>
          </table:table-cell>
          <table:table-cell table:style-name="ce3" table:formula="of:=[.O123]-[.O$176]" office:value-type="float" office:value="76.15" calcext:value-type="float">
            <text:p>76,15</text:p>
          </table:table-cell>
          <table:table-cell table:style-name="ce3" table:formula="of:=[.P123]-[.P$176]" office:value-type="float" office:value="-93.4125" calcext:value-type="float">
            <text:p>-93,4125</text:p>
          </table:table-cell>
          <table:table-cell table:style-name="ce3" table:formula="of:=[.Q123]-[.Q$176]" office:value-type="float" office:value="22.6375" calcext:value-type="float">
            <text:p>22,6375</text:p>
          </table:table-cell>
          <table:table-cell table:style-name="ce3" table:formula="of:=[.R123]-[.R$176]" office:value-type="float" office:value="119.6875" calcext:value-type="float">
            <text:p>119,6875</text:p>
          </table:table-cell>
          <table:table-cell table:style-name="ce3" table:formula="of:=[.S123]-[.S$176]" office:value-type="float" office:value="24528.325" calcext:value-type="float">
            <text:p>24528,325</text:p>
          </table:table-cell>
          <table:table-cell table:style-name="ce3" table:formula="of:=[.T123]-[.T$176]" office:value-type="float" office:value="-27.2875" calcext:value-type="float">
            <text:p>-27,2875</text:p>
          </table:table-cell>
          <table:table-cell table:style-name="ce3" table:formula="of:=[.U123]-[.U$176]" office:value-type="float" office:value="0" calcext:value-type="float">
            <text:p>0</text:p>
          </table:table-cell>
          <table:table-cell table:style-name="ce3" table:formula="of:=[.V1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style-name="ce3" table:formula="of:=[.B124]-[.B$176]" office:value-type="float" office:value="270.075" calcext:value-type="float">
            <text:p>270,075</text:p>
          </table:table-cell>
          <table:table-cell table:style-name="ce3" table:formula="of:=[.C124]-[.C$176]" office:value-type="float" office:value="1118.625" calcext:value-type="float">
            <text:p>1118,625</text:p>
          </table:table-cell>
          <table:table-cell table:style-name="ce3" table:formula="of:=[.D124]-[.D$176]" office:value-type="float" office:value="6612.45" calcext:value-type="float">
            <text:p>6612,45</text:p>
          </table:table-cell>
          <table:table-cell table:style-name="ce3" table:formula="of:=[.E124]-[.E$176]" office:value-type="float" office:value="4481923.925" calcext:value-type="float">
            <text:p>4481923,925</text:p>
          </table:table-cell>
          <table:table-cell table:style-name="ce3" table:formula="of:=[.F124]-[.F$176]" office:value-type="float" office:value="-1102.075" calcext:value-type="float">
            <text:p>-1102,075</text:p>
          </table:table-cell>
          <table:table-cell table:style-name="ce3" table:formula="of:=[.G124]-[.G$176]" office:value-type="float" office:value="-859.8" calcext:value-type="float">
            <text:p>-859,8</text:p>
          </table:table-cell>
          <table:table-cell table:style-name="ce3" table:formula="of:=[.H124]-[.H$176]" office:value-type="float" office:value="353.525" calcext:value-type="float">
            <text:p>353,525</text:p>
          </table:table-cell>
          <table:table-cell table:style-name="ce3" table:formula="of:=[.I124]-[.I$176]" office:value-type="float" office:value="54281.075" calcext:value-type="float">
            <text:p>54281,075</text:p>
          </table:table-cell>
          <table:table-cell table:style-name="ce3" table:formula="of:=[.J124]-[.J$176]" office:value-type="float" office:value="-288.125" calcext:value-type="float">
            <text:p>-288,125</text:p>
          </table:table-cell>
          <table:table-cell table:style-name="ce3" table:formula="of:=[.K124]-[.K$176]" office:value-type="float" office:value="-278.7625" calcext:value-type="float">
            <text:p>-278,7625</text:p>
          </table:table-cell>
          <table:table-cell table:style-name="ce3" table:formula="of:=[.L124]-[.L$176]" office:value-type="float" office:value="29.3999999999999" calcext:value-type="float">
            <text:p>29,4</text:p>
          </table:table-cell>
          <table:table-cell table:style-name="ce3" table:formula="of:=[.M124]-[.M$176]" office:value-type="float" office:value="769.95" calcext:value-type="float">
            <text:p>769,95</text:p>
          </table:table-cell>
          <table:table-cell table:style-name="ce3" table:formula="of:=[.N124]-[.N$176]" office:value-type="float" office:value="2282551.65" calcext:value-type="float">
            <text:p>2282551,65</text:p>
          </table:table-cell>
          <table:table-cell table:style-name="ce3" table:formula="of:=[.O124]-[.O$176]" office:value-type="float" office:value="26.15" calcext:value-type="float">
            <text:p>26,15</text:p>
          </table:table-cell>
          <table:table-cell table:style-name="ce3" table:formula="of:=[.P124]-[.P$176]" office:value-type="float" office:value="-73.4125" calcext:value-type="float">
            <text:p>-73,4125</text:p>
          </table:table-cell>
          <table:table-cell table:style-name="ce3" table:formula="of:=[.Q124]-[.Q$176]" office:value-type="float" office:value="-578.9625" calcext:value-type="float">
            <text:p>-578,9625</text:p>
          </table:table-cell>
          <table:table-cell table:style-name="ce3" table:formula="of:=[.R124]-[.R$176]" office:value-type="float" office:value="-10.3125" calcext:value-type="float">
            <text:p>-10,3125</text:p>
          </table:table-cell>
          <table:table-cell table:style-name="ce3" table:formula="of:=[.S124]-[.S$176]" office:value-type="float" office:value="19102.725" calcext:value-type="float">
            <text:p>19102,725</text:p>
          </table:table-cell>
          <table:table-cell table:style-name="ce3" table:formula="of:=[.T124]-[.T$176]" office:value-type="float" office:value="67.7125" calcext:value-type="float">
            <text:p>67,7125</text:p>
          </table:table-cell>
          <table:table-cell table:style-name="ce3" table:formula="of:=[.U124]-[.U$176]" office:value-type="float" office:value="0" calcext:value-type="float">
            <text:p>0</text:p>
          </table:table-cell>
          <table:table-cell table:style-name="ce3" table:formula="of:=[.V1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style-name="ce3" table:formula="of:=[.B125]-[.B$176]" office:value-type="float" office:value="69.6750000000002" calcext:value-type="float">
            <text:p>69,675</text:p>
          </table:table-cell>
          <table:table-cell table:style-name="ce3" table:formula="of:=[.C125]-[.C$176]" office:value-type="float" office:value="1499.825" calcext:value-type="float">
            <text:p>1499,825</text:p>
          </table:table-cell>
          <table:table-cell table:style-name="ce3" table:formula="of:=[.D125]-[.D$176]" office:value-type="float" office:value="8647.05" calcext:value-type="float">
            <text:p>8647,05</text:p>
          </table:table-cell>
          <table:table-cell table:style-name="ce3" table:formula="of:=[.E125]-[.E$176]" office:value-type="float" office:value="4685846.525" calcext:value-type="float">
            <text:p>4685846,525</text:p>
          </table:table-cell>
          <table:table-cell table:style-name="ce3" table:formula="of:=[.F125]-[.F$176]" office:value-type="float" office:value="-1102.075" calcext:value-type="float">
            <text:p>-1102,075</text:p>
          </table:table-cell>
          <table:table-cell table:style-name="ce3" table:formula="of:=[.G125]-[.G$176]" office:value-type="float" office:value="-689.4" calcext:value-type="float">
            <text:p>-689,4</text:p>
          </table:table-cell>
          <table:table-cell table:style-name="ce3" table:formula="of:=[.H125]-[.H$176]" office:value-type="float" office:value="333.125" calcext:value-type="float">
            <text:p>333,125</text:p>
          </table:table-cell>
          <table:table-cell table:style-name="ce3" table:formula="of:=[.I125]-[.I$176]" office:value-type="float" office:value="54308.275" calcext:value-type="float">
            <text:p>54308,275</text:p>
          </table:table-cell>
          <table:table-cell table:style-name="ce3" table:formula="of:=[.J125]-[.J$176]" office:value-type="float" office:value="-308.125" calcext:value-type="float">
            <text:p>-308,125</text:p>
          </table:table-cell>
          <table:table-cell table:style-name="ce3" table:formula="of:=[.K125]-[.K$176]" office:value-type="float" office:value="548.7375" calcext:value-type="float">
            <text:p>548,7375</text:p>
          </table:table-cell>
          <table:table-cell table:style-name="ce3" table:formula="of:=[.L125]-[.L$176]" office:value-type="float" office:value="365.4" calcext:value-type="float">
            <text:p>365,4</text:p>
          </table:table-cell>
          <table:table-cell table:style-name="ce3" table:formula="of:=[.M125]-[.M$176]" office:value-type="float" office:value="990.55" calcext:value-type="float">
            <text:p>990,55</text:p>
          </table:table-cell>
          <table:table-cell table:style-name="ce3" table:formula="of:=[.N125]-[.N$176]" office:value-type="float" office:value="1674980.85" calcext:value-type="float">
            <text:p>1674980,85</text:p>
          </table:table-cell>
          <table:table-cell table:style-name="ce3" table:formula="of:=[.O125]-[.O$176]" office:value-type="float" office:value="38.65" calcext:value-type="float">
            <text:p>38,65</text:p>
          </table:table-cell>
          <table:table-cell table:style-name="ce3" table:formula="of:=[.P125]-[.P$176]" office:value-type="float" office:value="26.5875" calcext:value-type="float">
            <text:p>26,5875</text:p>
          </table:table-cell>
          <table:table-cell table:style-name="ce3" table:formula="of:=[.Q125]-[.Q$176]" office:value-type="float" office:value="-238.1625" calcext:value-type="float">
            <text:p>-238,1625</text:p>
          </table:table-cell>
          <table:table-cell table:style-name="ce3" table:formula="of:=[.R125]-[.R$176]" office:value-type="float" office:value="99.6875" calcext:value-type="float">
            <text:p>99,6875</text:p>
          </table:table-cell>
          <table:table-cell table:style-name="ce3" table:formula="of:=[.S125]-[.S$176]" office:value-type="float" office:value="27241.125" calcext:value-type="float">
            <text:p>27241,125</text:p>
          </table:table-cell>
          <table:table-cell table:style-name="ce3" table:formula="of:=[.T125]-[.T$176]" office:value-type="float" office:value="-12.2875" calcext:value-type="float">
            <text:p>-12,2875</text:p>
          </table:table-cell>
          <table:table-cell table:style-name="ce3" table:formula="of:=[.U125]-[.U$176]" office:value-type="float" office:value="0" calcext:value-type="float">
            <text:p>0</text:p>
          </table:table-cell>
          <table:table-cell table:style-name="ce3" table:formula="of:=[.V1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table:formula="of:=[.B126]-[.B$176]" office:value-type="float" office:value="-331.525" calcext:value-type="float">
            <text:p>-331,525</text:p>
          </table:table-cell>
          <table:table-cell table:style-name="ce3" table:formula="of:=[.C126]-[.C$176]" office:value-type="float" office:value="1780.225" calcext:value-type="float">
            <text:p>1780,225</text:p>
          </table:table-cell>
          <table:table-cell table:style-name="ce3" table:formula="of:=[.D126]-[.D$176]" office:value-type="float" office:value="8647.05" calcext:value-type="float">
            <text:p>8647,05</text:p>
          </table:table-cell>
          <table:table-cell table:style-name="ce3" table:formula="of:=[.E126]-[.E$176]" office:value-type="float" office:value="4889958.025" calcext:value-type="float">
            <text:p>4889958,025</text:p>
          </table:table-cell>
          <table:table-cell table:style-name="ce3" table:formula="of:=[.F126]-[.F$176]" office:value-type="float" office:value="-1102.075" calcext:value-type="float">
            <text:p>-1102,075</text:p>
          </table:table-cell>
          <table:table-cell table:style-name="ce3" table:formula="of:=[.G126]-[.G$176]" office:value-type="float" office:value="413.3" calcext:value-type="float">
            <text:p>413,3</text:p>
          </table:table-cell>
          <table:table-cell table:style-name="ce3" table:formula="of:=[.H126]-[.H$176]" office:value-type="float" office:value="654.125" calcext:value-type="float">
            <text:p>654,125</text:p>
          </table:table-cell>
          <table:table-cell table:style-name="ce3" table:formula="of:=[.I126]-[.I$176]" office:value-type="float" office:value="59733.875" calcext:value-type="float">
            <text:p>59733,875</text:p>
          </table:table-cell>
          <table:table-cell table:style-name="ce3" table:formula="of:=[.J126]-[.J$176]" office:value-type="float" office:value="-268.125" calcext:value-type="float">
            <text:p>-268,125</text:p>
          </table:table-cell>
          <table:table-cell table:style-name="ce3" table:formula="of:=[.K126]-[.K$176]" office:value-type="float" office:value="322.7375" calcext:value-type="float">
            <text:p>322,7375</text:p>
          </table:table-cell>
          <table:table-cell table:style-name="ce3" table:formula="of:=[.L126]-[.L$176]" office:value-type="float" office:value="-131.2" calcext:value-type="float">
            <text:p>-131,2</text:p>
          </table:table-cell>
          <table:table-cell table:style-name="ce3" table:formula="of:=[.M126]-[.M$176]" office:value-type="float" office:value="890.35" calcext:value-type="float">
            <text:p>890,35</text:p>
          </table:table-cell>
          <table:table-cell table:style-name="ce3" table:formula="of:=[.N126]-[.N$176]" office:value-type="float" office:value="1787582.45" calcext:value-type="float">
            <text:p>1787582,45</text:p>
          </table:table-cell>
          <table:table-cell table:style-name="ce3" table:formula="of:=[.O126]-[.O$176]" office:value-type="float" office:value="76.15" calcext:value-type="float">
            <text:p>76,15</text:p>
          </table:table-cell>
          <table:table-cell table:style-name="ce3" table:formula="of:=[.P126]-[.P$176]" office:value-type="float" office:value="156.8875" calcext:value-type="float">
            <text:p>156,8875</text:p>
          </table:table-cell>
          <table:table-cell table:style-name="ce3" table:formula="of:=[.Q126]-[.Q$176]" office:value-type="float" office:value="-458.5625" calcext:value-type="float">
            <text:p>-458,5625</text:p>
          </table:table-cell>
          <table:table-cell table:style-name="ce3" table:formula="of:=[.R126]-[.R$176]" office:value-type="float" office:value="49.6875" calcext:value-type="float">
            <text:p>49,6875</text:p>
          </table:table-cell>
          <table:table-cell table:style-name="ce3" table:formula="of:=[.S126]-[.S$176]" office:value-type="float" office:value="32666.825" calcext:value-type="float">
            <text:p>32666,825</text:p>
          </table:table-cell>
          <table:table-cell table:style-name="ce3" table:formula="of:=[.T126]-[.T$176]" office:value-type="float" office:value="47.7125" calcext:value-type="float">
            <text:p>47,7125</text:p>
          </table:table-cell>
          <table:table-cell table:style-name="ce3" table:formula="of:=[.U126]-[.U$176]" office:value-type="float" office:value="0" calcext:value-type="float">
            <text:p>0</text:p>
          </table:table-cell>
          <table:table-cell table:style-name="ce3" table:formula="of:=[.V1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style-name="ce3" table:formula="of:=[.B127]-[.B$176]" office:value-type="float" office:value="-792.925" calcext:value-type="float">
            <text:p>-792,925</text:p>
          </table:table-cell>
          <table:table-cell table:style-name="ce3" table:formula="of:=[.C127]-[.C$176]" office:value-type="float" office:value="2081.425" calcext:value-type="float">
            <text:p>2081,425</text:p>
          </table:table-cell>
          <table:table-cell table:style-name="ce3" table:formula="of:=[.D127]-[.D$176]" office:value-type="float" office:value="5256.05" calcext:value-type="float">
            <text:p>5256,05</text:p>
          </table:table-cell>
          <table:table-cell table:style-name="ce3" table:formula="of:=[.E127]-[.E$176]" office:value-type="float" office:value="4936184.525" calcext:value-type="float">
            <text:p>4936184,525</text:p>
          </table:table-cell>
          <table:table-cell table:style-name="ce3" table:formula="of:=[.F127]-[.F$176]" office:value-type="float" office:value="-1102.075" calcext:value-type="float">
            <text:p>-1102,075</text:p>
          </table:table-cell>
          <table:table-cell table:style-name="ce3" table:formula="of:=[.G127]-[.G$176]" office:value-type="float" office:value="-338.7" calcext:value-type="float">
            <text:p>-338,7</text:p>
          </table:table-cell>
          <table:table-cell table:style-name="ce3" table:formula="of:=[.H127]-[.H$176]" office:value-type="float" office:value="-288.675" calcext:value-type="float">
            <text:p>-288,675</text:p>
          </table:table-cell>
          <table:table-cell table:style-name="ce3" table:formula="of:=[.I127]-[.I$176]" office:value-type="float" office:value="54308.275" calcext:value-type="float">
            <text:p>54308,275</text:p>
          </table:table-cell>
          <table:table-cell table:style-name="ce3" table:formula="of:=[.J127]-[.J$176]" office:value-type="float" office:value="193.275" calcext:value-type="float">
            <text:p>193,275</text:p>
          </table:table-cell>
          <table:table-cell table:style-name="ce3" table:formula="of:=[.K127]-[.K$176]" office:value-type="float" office:value="-178.7625" calcext:value-type="float">
            <text:p>-178,7625</text:p>
          </table:table-cell>
          <table:table-cell table:style-name="ce3" table:formula="of:=[.L127]-[.L$176]" office:value-type="float" office:value="169.6" calcext:value-type="float">
            <text:p>169,6</text:p>
          </table:table-cell>
          <table:table-cell table:style-name="ce3" table:formula="of:=[.M127]-[.M$176]" office:value-type="float" office:value="629.55" calcext:value-type="float">
            <text:p>629,55</text:p>
          </table:table-cell>
          <table:table-cell table:style-name="ce3" table:formula="of:=[.N127]-[.N$176]" office:value-type="float" office:value="2157858.55" calcext:value-type="float">
            <text:p>2157858,55</text:p>
          </table:table-cell>
          <table:table-cell table:style-name="ce3" table:formula="of:=[.O127]-[.O$176]" office:value-type="float" office:value="80.65" calcext:value-type="float">
            <text:p>80,65</text:p>
          </table:table-cell>
          <table:table-cell table:style-name="ce3" table:formula="of:=[.P127]-[.P$176]" office:value-type="float" office:value="-53.4125" calcext:value-type="float">
            <text:p>-53,4125</text:p>
          </table:table-cell>
          <table:table-cell table:style-name="ce3" table:formula="of:=[.Q127]-[.Q$176]" office:value-type="float" office:value="-157.7625" calcext:value-type="float">
            <text:p>-157,7625</text:p>
          </table:table-cell>
          <table:table-cell table:style-name="ce3" table:formula="of:=[.R127]-[.R$176]" office:value-type="float" office:value="119.6875" calcext:value-type="float">
            <text:p>119,6875</text:p>
          </table:table-cell>
          <table:table-cell table:style-name="ce3" table:formula="of:=[.S127]-[.S$176]" office:value-type="float" office:value="43572.325" calcext:value-type="float">
            <text:p>43572,325</text:p>
          </table:table-cell>
          <table:table-cell table:style-name="ce3" table:formula="of:=[.T127]-[.T$176]" office:value-type="float" office:value="-27.2875" calcext:value-type="float">
            <text:p>-27,2875</text:p>
          </table:table-cell>
          <table:table-cell table:style-name="ce3" table:formula="of:=[.U127]-[.U$176]" office:value-type="float" office:value="0" calcext:value-type="float">
            <text:p>0</text:p>
          </table:table-cell>
          <table:table-cell table:style-name="ce3" table:formula="of:=[.V1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style-name="ce3" table:formula="of:=[.B128]-[.B$176]" office:value-type="float" office:value="169.675" calcext:value-type="float">
            <text:p>169,675</text:p>
          </table:table-cell>
          <table:table-cell table:style-name="ce3" table:formula="of:=[.C128]-[.C$176]" office:value-type="float" office:value="1840.825" calcext:value-type="float">
            <text:p>1840,825</text:p>
          </table:table-cell>
          <table:table-cell table:style-name="ce3" table:formula="of:=[.D128]-[.D$176]" office:value-type="float" office:value="8647.05" calcext:value-type="float">
            <text:p>8647,05</text:p>
          </table:table-cell>
          <table:table-cell table:style-name="ce3" table:formula="of:=[.E128]-[.E$176]" office:value-type="float" office:value="4993316.625" calcext:value-type="float">
            <text:p>4993316,625</text:p>
          </table:table-cell>
          <table:table-cell table:style-name="ce3" table:formula="of:=[.F128]-[.F$176]" office:value-type="float" office:value="-1102.075" calcext:value-type="float">
            <text:p>-1102,075</text:p>
          </table:table-cell>
          <table:table-cell table:style-name="ce3" table:formula="of:=[.G128]-[.G$176]" office:value-type="float" office:value="-839.9" calcext:value-type="float">
            <text:p>-839,9</text:p>
          </table:table-cell>
          <table:table-cell table:style-name="ce3" table:formula="of:=[.H128]-[.H$176]" office:value-type="float" office:value="72.5249999999999" calcext:value-type="float">
            <text:p>72,525</text:p>
          </table:table-cell>
          <table:table-cell table:style-name="ce3" table:formula="of:=[.I128]-[.I$176]" office:value-type="float" office:value="54308.275" calcext:value-type="float">
            <text:p>54308,275</text:p>
          </table:table-cell>
          <table:table-cell table:style-name="ce3" table:formula="of:=[.J128]-[.J$176]" office:value-type="float" office:value="-428.525" calcext:value-type="float">
            <text:p>-428,525</text:p>
          </table:table-cell>
          <table:table-cell table:style-name="ce3" table:formula="of:=[.K128]-[.K$176]" office:value-type="float" office:value="-303.7625" calcext:value-type="float">
            <text:p>-303,7625</text:p>
          </table:table-cell>
          <table:table-cell table:style-name="ce3" table:formula="of:=[.L128]-[.L$176]" office:value-type="float" office:value="210" calcext:value-type="float">
            <text:p>210</text:p>
          </table:table-cell>
          <table:table-cell table:style-name="ce3" table:formula="of:=[.M128]-[.M$176]" office:value-type="float" office:value="930.75" calcext:value-type="float">
            <text:p>930,75</text:p>
          </table:table-cell>
          <table:table-cell table:style-name="ce3" table:formula="of:=[.N128]-[.N$176]" office:value-type="float" office:value="2086776.05" calcext:value-type="float">
            <text:p>2086776,05</text:p>
          </table:table-cell>
          <table:table-cell table:style-name="ce3" table:formula="of:=[.O128]-[.O$176]" office:value-type="float" office:value="51.15" calcext:value-type="float">
            <text:p>51,15</text:p>
          </table:table-cell>
          <table:table-cell table:style-name="ce3" table:formula="of:=[.P128]-[.P$176]" office:value-type="float" office:value="-93.4125" calcext:value-type="float">
            <text:p>-93,4125</text:p>
          </table:table-cell>
          <table:table-cell table:style-name="ce3" table:formula="of:=[.Q128]-[.Q$176]" office:value-type="float" office:value="-518.9625" calcext:value-type="float">
            <text:p>-518,9625</text:p>
          </table:table-cell>
          <table:table-cell table:style-name="ce3" table:formula="of:=[.R128]-[.R$176]" office:value-type="float" office:value="-10.3125" calcext:value-type="float">
            <text:p>-10,3125</text:p>
          </table:table-cell>
          <table:table-cell table:style-name="ce3" table:formula="of:=[.S128]-[.S$176]" office:value-type="float" office:value="51765.025" calcext:value-type="float">
            <text:p>51765,025</text:p>
          </table:table-cell>
          <table:table-cell table:style-name="ce3" table:formula="of:=[.T128]-[.T$176]" office:value-type="float" office:value="-52.2875" calcext:value-type="float">
            <text:p>-52,2875</text:p>
          </table:table-cell>
          <table:table-cell table:style-name="ce3" table:formula="of:=[.U128]-[.U$176]" office:value-type="float" office:value="0" calcext:value-type="float">
            <text:p>0</text:p>
          </table:table-cell>
          <table:table-cell table:style-name="ce3" table:formula="of:=[.V1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style-name="ce3" table:formula="of:=[.B129]-[.B$176]" office:value-type="float" office:value="-10.7249999999999" calcext:value-type="float">
            <text:p>-10,725</text:p>
          </table:table-cell>
          <table:table-cell table:style-name="ce3" table:formula="of:=[.C129]-[.C$176]" office:value-type="float" office:value="1860.625" calcext:value-type="float">
            <text:p>1860,625</text:p>
          </table:table-cell>
          <table:table-cell table:style-name="ce3" table:formula="of:=[.D129]-[.D$176]" office:value-type="float" office:value="6612.45" calcext:value-type="float">
            <text:p>6612,45</text:p>
          </table:table-cell>
          <table:table-cell table:style-name="ce3" table:formula="of:=[.E129]-[.E$176]" office:value-type="float" office:value="4944349.925" calcext:value-type="float">
            <text:p>4944349,925</text:p>
          </table:table-cell>
          <table:table-cell table:style-name="ce3" table:formula="of:=[.F129]-[.F$176]" office:value-type="float" office:value="-1102.075" calcext:value-type="float">
            <text:p>-1102,075</text:p>
          </table:table-cell>
          <table:table-cell table:style-name="ce3" table:formula="of:=[.G129]-[.G$176]" office:value-type="float" office:value="-438.7" calcext:value-type="float">
            <text:p>-438,7</text:p>
          </table:table-cell>
          <table:table-cell table:style-name="ce3" table:formula="of:=[.H129]-[.H$176]" office:value-type="float" office:value="433.725" calcext:value-type="float">
            <text:p>433,725</text:p>
          </table:table-cell>
          <table:table-cell table:style-name="ce3" table:formula="of:=[.I129]-[.I$176]" office:value-type="float" office:value="65159.475" calcext:value-type="float">
            <text:p>65159,475</text:p>
          </table:table-cell>
          <table:table-cell table:style-name="ce3" table:formula="of:=[.J129]-[.J$176]" office:value-type="float" office:value="173.075" calcext:value-type="float">
            <text:p>173,075</text:p>
          </table:table-cell>
          <table:table-cell table:style-name="ce3" table:formula="of:=[.K129]-[.K$176]" office:value-type="float" office:value="-78.2624999999998" calcext:value-type="float">
            <text:p>-78,2625</text:p>
          </table:table-cell>
          <table:table-cell table:style-name="ce3" table:formula="of:=[.L129]-[.L$176]" office:value-type="float" office:value="540.4" calcext:value-type="float">
            <text:p>540,4</text:p>
          </table:table-cell>
          <table:table-cell table:style-name="ce3" table:formula="of:=[.M129]-[.M$176]" office:value-type="float" office:value="669.95" calcext:value-type="float">
            <text:p>669,95</text:p>
          </table:table-cell>
          <table:table-cell table:style-name="ce3" table:formula="of:=[.N129]-[.N$176]" office:value-type="float" office:value="3177044.95" calcext:value-type="float">
            <text:p>3177044,95</text:p>
          </table:table-cell>
          <table:table-cell table:style-name="ce3" table:formula="of:=[.O129]-[.O$176]" office:value-type="float" office:value="38.65" calcext:value-type="float">
            <text:p>38,65</text:p>
          </table:table-cell>
          <table:table-cell table:style-name="ce3" table:formula="of:=[.P129]-[.P$176]" office:value-type="float" office:value="-18.4125" calcext:value-type="float">
            <text:p>-18,4125</text:p>
          </table:table-cell>
          <table:table-cell table:style-name="ce3" table:formula="of:=[.Q129]-[.Q$176]" office:value-type="float" office:value="-338.3625" calcext:value-type="float">
            <text:p>-338,3625</text:p>
          </table:table-cell>
          <table:table-cell table:style-name="ce3" table:formula="of:=[.R129]-[.R$176]" office:value-type="float" office:value="59.6875" calcext:value-type="float">
            <text:p>59,6875</text:p>
          </table:table-cell>
          <table:table-cell table:style-name="ce3" table:formula="of:=[.S129]-[.S$176]" office:value-type="float" office:value="57163.525" calcext:value-type="float">
            <text:p>57163,525</text:p>
          </table:table-cell>
          <table:table-cell table:style-name="ce3" table:formula="of:=[.T129]-[.T$176]" office:value-type="float" office:value="127.9125" calcext:value-type="float">
            <text:p>127,9125</text:p>
          </table:table-cell>
          <table:table-cell table:style-name="ce3" table:formula="of:=[.U129]-[.U$176]" office:value-type="float" office:value="0" calcext:value-type="float">
            <text:p>0</text:p>
          </table:table-cell>
          <table:table-cell table:style-name="ce3" table:formula="of:=[.V1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1299.225" calcext:value-type="float">
            <text:p>1299,225</text:p>
          </table:table-cell>
          <table:table-cell table:style-name="ce3" table:formula="of:=IF([.D180]&gt;[.D$177];[.D180];&quot;&quot;)" office:value-type="float" office:value="14750.95" calcext:value-type="float">
            <text:p>14750,95</text:p>
          </table:table-cell>
          <table:table-cell table:style-name="ce3" table:formula="of:=IF([.E180]&gt;[.E$177];[.E180];&quot;&quot;)" office:value-type="float" office:value="3200554.025" calcext:value-type="float">
            <text:p>3200554,025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103247.375" calcext:value-type="float">
            <text:p>103247,37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 office:value-type="float" office:value="2012.4375" calcext:value-type="float">
            <text:p>2012,4375</text:p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810.15" calcext:value-type="float">
            <text:p>810,15</text:p>
          </table:table-cell>
          <table:table-cell table:style-name="ce3" table:formula="of:=IF([.N180]&gt;[.N$177];[.N180];&quot;&quot;)" office:value-type="float" office:value="1939819.25" calcext:value-type="float">
            <text:p>1939819,25</text:p>
          </table:table-cell>
          <table:table-cell table:style-name="ce3" table:formula="of:=IF([.O180]&gt;[.O$177];[.O180];&quot;&quot;)" office:value-type="float" office:value="59.45" calcext:value-type="float">
            <text:p>59,45</text:p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51765.025" calcext:value-type="float">
            <text:p>51765,025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1720.425" calcext:value-type="float">
            <text:p>1720,425</text:p>
          </table:table-cell>
          <table:table-cell table:style-name="ce3" table:formula="of:=IF([.D181]&gt;[.D$177];[.D181];&quot;&quot;)" office:value-type="float" office:value="14750.95" calcext:value-type="float">
            <text:p>14750,95</text:p>
          </table:table-cell>
          <table:table-cell table:style-name="ce3" table:formula="of:=IF([.E181]&gt;[.E$177];[.E181];&quot;&quot;)" office:value-type="float" office:value="3366496.925" calcext:value-type="float">
            <text:p>3366496,925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111412.975" calcext:value-type="float">
            <text:p>111412,975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 office:value-type="float" office:value="24448.4375" calcext:value-type="float">
            <text:p>24448,4375</text:p>
          </table:table-cell>
          <table:table-cell table:style-name="ce3" table:formula="of:=IF([.L181]&gt;[.L$177];[.L181];&quot;&quot;)" office:value-type="float" office:value="540.9" calcext:value-type="float">
            <text:p>540,9</text:p>
          </table:table-cell>
          <table:table-cell table:style-name="ce3" table:formula="of:=IF([.M181]&gt;[.M$177];[.M181];&quot;&quot;)" office:value-type="float" office:value="1030.95" calcext:value-type="float">
            <text:p>1030,95</text:p>
          </table:table-cell>
          <table:table-cell table:style-name="ce3" table:formula="of:=IF([.N181]&gt;[.N$177];[.N181];&quot;&quot;)" office:value-type="float" office:value="1919870.45" calcext:value-type="float">
            <text:p>1919870,45</text:p>
          </table:table-cell>
          <table:table-cell table:style-name="ce3" table:formula="of:=IF([.O181]&gt;[.O$177];[.O181];&quot;&quot;)">
            <text:p/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54477.825" calcext:value-type="float">
            <text:p>54477,825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1660.025" calcext:value-type="float">
            <text:p>1660,025</text:p>
          </table:table-cell>
          <table:table-cell table:style-name="ce3" table:formula="of:=IF([.D182]&gt;[.D$177];[.D182];&quot;&quot;)" office:value-type="float" office:value="12038.15" calcext:value-type="float">
            <text:p>12038,15</text:p>
          </table:table-cell>
          <table:table-cell table:style-name="ce3" table:formula="of:=IF([.E182]&gt;[.E$177];[.E182];&quot;&quot;)" office:value-type="float" office:value="3450811.325" calcext:value-type="float">
            <text:p>3450811,325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114125.775" calcext:value-type="float">
            <text:p>114125,77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 office:value-type="float" office:value="1175.2375" calcext:value-type="float">
            <text:p>1175,2375</text:p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1281.45" calcext:value-type="float">
            <text:p>1281,45</text:p>
          </table:table-cell>
          <table:table-cell table:style-name="ce3" table:formula="of:=IF([.N182]&gt;[.N$177];[.N182];&quot;&quot;)" office:value-type="float" office:value="1953227.25" calcext:value-type="float">
            <text:p>1953227,25</text:p>
          </table:table-cell>
          <table:table-cell table:style-name="ce3" table:formula="of:=IF([.O182]&gt;[.O$177];[.O182];&quot;&quot;)" office:value-type="float" office:value="76.15" calcext:value-type="float">
            <text:p>76,15</text:p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62643.325" calcext:value-type="float">
            <text:p>62643,325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379.425" calcext:value-type="float">
            <text:p>1379,425</text:p>
          </table:table-cell>
          <table:table-cell table:style-name="ce3" table:formula="of:=IF([.D183]&gt;[.D$177];[.D183];&quot;&quot;)" office:value-type="float" office:value="12038.15" calcext:value-type="float">
            <text:p>12038,15</text:p>
          </table:table-cell>
          <table:table-cell table:style-name="ce3" table:formula="of:=IF([.E183]&gt;[.E$177];[.E183];&quot;&quot;)" office:value-type="float" office:value="3415490.125" calcext:value-type="float">
            <text:p>3415490,125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122291.375" calcext:value-type="float">
            <text:p>122291,37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 office:value-type="float" office:value="1801.9375" calcext:value-type="float">
            <text:p>1801,9375</text:p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810.15" calcext:value-type="float">
            <text:p>810,15</text:p>
          </table:table-cell>
          <table:table-cell table:style-name="ce3" table:formula="of:=IF([.N183]&gt;[.N$177];[.N183];&quot;&quot;)" office:value-type="float" office:value="2211880.05" calcext:value-type="float">
            <text:p>2211880,05</text:p>
          </table:table-cell>
          <table:table-cell table:style-name="ce3" table:formula="of:=IF([.O183]&gt;[.O$177];[.O183];&quot;&quot;)" office:value-type="float" office:value="151.15" calcext:value-type="float">
            <text:p>151,15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65356.225" calcext:value-type="float">
            <text:p>65356,225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339.225" calcext:value-type="float">
            <text:p>1339,225</text:p>
          </table:table-cell>
          <table:table-cell table:style-name="ce3" table:formula="of:=IF([.D184]&gt;[.D$177];[.D184];&quot;&quot;)" office:value-type="float" office:value="12038.15" calcext:value-type="float">
            <text:p>12038,15</text:p>
          </table:table-cell>
          <table:table-cell table:style-name="ce3" table:formula="of:=IF([.E184]&gt;[.E$177];[.E184];&quot;&quot;)" office:value-type="float" office:value="3480733.725" calcext:value-type="float">
            <text:p>3480733,725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122291.375" calcext:value-type="float">
            <text:p>122291,37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729.75" calcext:value-type="float">
            <text:p>729,75</text:p>
          </table:table-cell>
          <table:table-cell table:style-name="ce3" table:formula="of:=IF([.N184]&gt;[.N$177];[.N184];&quot;&quot;)" office:value-type="float" office:value="1801201.65" calcext:value-type="float">
            <text:p>1801201,65</text:p>
          </table:table-cell>
          <table:table-cell table:style-name="ce3" table:formula="of:=IF([.O184]&gt;[.O$177];[.O184];&quot;&quot;)">
            <text:p/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68069.025" calcext:value-type="float">
            <text:p>68069,025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379.625" calcext:value-type="float">
            <text:p>1379,625</text:p>
          </table:table-cell>
          <table:table-cell table:style-name="ce3" table:formula="of:=IF([.D185]&gt;[.D$177];[.D185];&quot;&quot;)" office:value-type="float" office:value="12038.15" calcext:value-type="float">
            <text:p>12038,15</text:p>
          </table:table-cell>
          <table:table-cell table:style-name="ce3" table:formula="of:=IF([.E185]&gt;[.E$177];[.E185];&quot;&quot;)" office:value-type="float" office:value="3540605.225" calcext:value-type="float">
            <text:p>3540605,225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25031.275" calcext:value-type="float">
            <text:p>125031,2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750.15" calcext:value-type="float">
            <text:p>750,15</text:p>
          </table:table-cell>
          <table:table-cell table:style-name="ce3" table:formula="of:=IF([.N185]&gt;[.N$177];[.N185];&quot;&quot;)" office:value-type="float" office:value="1779806.45" calcext:value-type="float">
            <text:p>1779806,45</text:p>
          </table:table-cell>
          <table:table-cell table:style-name="ce3" table:formula="of:=IF([.O185]&gt;[.O$177];[.O185];&quot;&quot;)" office:value-type="float" office:value="113.65" calcext:value-type="float">
            <text:p>113,65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73494.625" calcext:value-type="float">
            <text:p>73494,625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098.625" calcext:value-type="float">
            <text:p>1098,625</text:p>
          </table:table-cell>
          <table:table-cell table:style-name="ce3" table:formula="of:=IF([.D186]&gt;[.D$177];[.D186];&quot;&quot;)" office:value-type="float" office:value="6612.45" calcext:value-type="float">
            <text:p>6612,45</text:p>
          </table:table-cell>
          <table:table-cell table:style-name="ce3" table:formula="of:=IF([.E186]&gt;[.E$177];[.E186];&quot;&quot;)" office:value-type="float" office:value="3701176.525" calcext:value-type="float">
            <text:p>3701176,525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33196.875" calcext:value-type="float">
            <text:p>133196,87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689.75" calcext:value-type="float">
            <text:p>689,75</text:p>
          </table:table-cell>
          <table:table-cell table:style-name="ce3" table:formula="of:=IF([.N186]&gt;[.N$177];[.N186];&quot;&quot;)" office:value-type="float" office:value="1811806.45" calcext:value-type="float">
            <text:p>1811806,45</text:p>
          </table:table-cell>
          <table:table-cell table:style-name="ce3" table:formula="of:=IF([.O186]&gt;[.O$177];[.O186];&quot;&quot;)" office:value-type="float" office:value="63.65" calcext:value-type="float">
            <text:p>63,65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84345.825" calcext:value-type="float">
            <text:p>84345,825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1038.425" calcext:value-type="float">
            <text:p>1038,425</text:p>
          </table:table-cell>
          <table:table-cell table:style-name="ce3" table:formula="of:=IF([.D187]&gt;[.D$177];[.D187];&quot;&quot;)" office:value-type="float" office:value="9325.35" calcext:value-type="float">
            <text:p>9325,35</text:p>
          </table:table-cell>
          <table:table-cell table:style-name="ce3" table:formula="of:=IF([.E187]&gt;[.E$177];[.E187];&quot;&quot;)" office:value-type="float" office:value="3581514.025" calcext:value-type="float">
            <text:p>3581514,025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44075.175" calcext:value-type="float">
            <text:p>144075,17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955.75" calcext:value-type="float">
            <text:p>955,75</text:p>
          </table:table-cell>
          <table:table-cell table:style-name="ce3" table:formula="of:=IF([.N187]&gt;[.N$177];[.N187];&quot;&quot;)" office:value-type="float" office:value="1820574.45" calcext:value-type="float">
            <text:p>1820574,45</text:p>
          </table:table-cell>
          <table:table-cell table:style-name="ce3" table:formula="of:=IF([.O187]&gt;[.O$177];[.O187];&quot;&quot;)" office:value-type="float" office:value="63.65" calcext:value-type="float">
            <text:p>63,65</text:p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78920.225" calcext:value-type="float">
            <text:p>78920,225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259.225" calcext:value-type="float">
            <text:p>1259,225</text:p>
          </table:table-cell>
          <table:table-cell table:style-name="ce3" table:formula="of:=IF([.D188]&gt;[.D$177];[.D188];&quot;&quot;)" office:value-type="float" office:value="12038.15" calcext:value-type="float">
            <text:p>12038,15</text:p>
          </table:table-cell>
          <table:table-cell table:style-name="ce3" table:formula="of:=IF([.E188]&gt;[.E$177];[.E188];&quot;&quot;)" office:value-type="float" office:value="3731071.425" calcext:value-type="float">
            <text:p>3731071,425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46815.175" calcext:value-type="float">
            <text:p>146815,17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790.15" calcext:value-type="float">
            <text:p>790,15</text:p>
          </table:table-cell>
          <table:table-cell table:style-name="ce3" table:formula="of:=IF([.N188]&gt;[.N$177];[.N188];&quot;&quot;)" office:value-type="float" office:value="1813796.85" calcext:value-type="float">
            <text:p>1813796,85</text:p>
          </table:table-cell>
          <table:table-cell table:style-name="ce3" table:formula="of:=IF([.O188]&gt;[.O$177];[.O188];&quot;&quot;)" office:value-type="float" office:value="88.65" calcext:value-type="float">
            <text:p>88,6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76207.425" calcext:value-type="float">
            <text:p>76207,425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817.825" calcext:value-type="float">
            <text:p>817,825</text:p>
          </table:table-cell>
          <table:table-cell table:style-name="ce3" table:formula="of:=IF([.D189]&gt;[.D$177];[.D189];&quot;&quot;)" office:value-type="float" office:value="12038.15" calcext:value-type="float">
            <text:p>12038,15</text:p>
          </table:table-cell>
          <table:table-cell table:style-name="ce3" table:formula="of:=IF([.E189]&gt;[.E$177];[.E189];&quot;&quot;)" office:value-type="float" office:value="3758281.325" calcext:value-type="float">
            <text:p>3758281,325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49527.975" calcext:value-type="float">
            <text:p>149527,975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669.75" calcext:value-type="float">
            <text:p>669,75</text:p>
          </table:table-cell>
          <table:table-cell table:style-name="ce3" table:formula="of:=IF([.N189]&gt;[.N$177];[.N189];&quot;&quot;)" office:value-type="float" office:value="1843614.45" calcext:value-type="float">
            <text:p>1843614,45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65356.225" calcext:value-type="float">
            <text:p>65356,225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038.225" calcext:value-type="float">
            <text:p>1038,225</text:p>
          </table:table-cell>
          <table:table-cell table:style-name="ce3" table:formula="of:=IF([.D190]&gt;[.D$177];[.D190];&quot;&quot;)" office:value-type="float" office:value="9325.35" calcext:value-type="float">
            <text:p>9325,35</text:p>
          </table:table-cell>
          <table:table-cell table:style-name="ce3" table:formula="of:=IF([.E190]&gt;[.E$177];[.E190];&quot;&quot;)" office:value-type="float" office:value="3744690.025" calcext:value-type="float">
            <text:p>3744690,025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60379.175" calcext:value-type="float">
            <text:p>160379,17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 office:value-type="float" office:value="930.55" calcext:value-type="float">
            <text:p>930,55</text:p>
          </table:table-cell>
          <table:table-cell table:style-name="ce3" table:formula="of:=IF([.N190]&gt;[.N$177];[.N190];&quot;&quot;)" office:value-type="float" office:value="1793182.45" calcext:value-type="float">
            <text:p>1793182,45</text:p>
          </table:table-cell>
          <table:table-cell table:style-name="ce3" table:formula="of:=IF([.O190]&gt;[.O$177];[.O190];&quot;&quot;)">
            <text:p/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57190.625" calcext:value-type="float">
            <text:p>57190,625</text:p>
          </table:table-cell>
          <table:table-cell table:style-name="ce3" table:formula="of:=IF([.T190]&gt;[.T$177];[.T190];&quot;&quot;)" office:value-type="float" office:value="147.7125" calcext:value-type="float">
            <text:p>147,7125</text:p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138.625" calcext:value-type="float">
            <text:p>1138,625</text:p>
          </table:table-cell>
          <table:table-cell table:style-name="ce3" table:formula="of:=IF([.D191]&gt;[.D$177];[.D191];&quot;&quot;)" office:value-type="float" office:value="12038.15" calcext:value-type="float">
            <text:p>12038,15</text:p>
          </table:table-cell>
          <table:table-cell table:style-name="ce3" table:formula="of:=IF([.E191]&gt;[.E$177];[.E191];&quot;&quot;)" office:value-type="float" office:value="3657581.925" calcext:value-type="float">
            <text:p>3657581,925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54953.575" calcext:value-type="float">
            <text:p>154953,57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649.75" calcext:value-type="float">
            <text:p>649,75</text:p>
          </table:table-cell>
          <table:table-cell table:style-name="ce3" table:formula="of:=IF([.N191]&gt;[.N$177];[.N191];&quot;&quot;)" office:value-type="float" office:value="1749694.45" calcext:value-type="float">
            <text:p>1749694,45</text:p>
          </table:table-cell>
          <table:table-cell table:style-name="ce3" table:formula="of:=IF([.O191]&gt;[.O$177];[.O191];&quot;&quot;)" office:value-type="float" office:value="76.15" calcext:value-type="float">
            <text:p>76,15</text:p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54477.825" calcext:value-type="float">
            <text:p>54477,825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1359.425" calcext:value-type="float">
            <text:p>1359,425</text:p>
          </table:table-cell>
          <table:table-cell table:style-name="ce3" table:formula="of:=IF([.D192]&gt;[.D$177];[.D192];&quot;&quot;)" office:value-type="float" office:value="12038.15" calcext:value-type="float">
            <text:p>12038,15</text:p>
          </table:table-cell>
          <table:table-cell table:style-name="ce3" table:formula="of:=IF([.E192]&gt;[.E$177];[.E192];&quot;&quot;)" office:value-type="float" office:value="3605875.725" calcext:value-type="float">
            <text:p>3605875,725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63119.175" calcext:value-type="float">
            <text:p>163119,17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950.75" calcext:value-type="float">
            <text:p>950,75</text:p>
          </table:table-cell>
          <table:table-cell table:style-name="ce3" table:formula="of:=IF([.N192]&gt;[.N$177];[.N192];&quot;&quot;)" office:value-type="float" office:value="1742494.45" calcext:value-type="float">
            <text:p>1742494,45</text:p>
          </table:table-cell>
          <table:table-cell table:style-name="ce3" table:formula="of:=IF([.O192]&gt;[.O$177];[.O192];&quot;&quot;)">
            <text:p/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49052.125" calcext:value-type="float">
            <text:p>49052,125</text:p>
          </table:table-cell>
          <table:table-cell table:style-name="ce3" table:formula="of:=IF([.T192]&gt;[.T$177];[.T192];&quot;&quot;)" office:value-type="float" office:value="173.0125" calcext:value-type="float">
            <text:p>173,0125</text:p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1018.425" calcext:value-type="float">
            <text:p>1018,425</text:p>
          </table:table-cell>
          <table:table-cell table:style-name="ce3" table:formula="of:=IF([.D193]&gt;[.D$177];[.D193];&quot;&quot;)" office:value-type="float" office:value="9325.35" calcext:value-type="float">
            <text:p>9325,35</text:p>
          </table:table-cell>
          <table:table-cell table:style-name="ce3" table:formula="of:=IF([.E193]&gt;[.E$177];[.E193];&quot;&quot;)" office:value-type="float" office:value="3548797.825" calcext:value-type="float">
            <text:p>3548797,825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63092.075" calcext:value-type="float">
            <text:p>163092,07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 office:value-type="float" office:value="616.2" calcext:value-type="float">
            <text:p>616,2</text:p>
          </table:table-cell>
          <table:table-cell table:style-name="ce3" table:formula="of:=IF([.M193]&gt;[.M$177];[.M193];&quot;&quot;)" office:value-type="float" office:value="890.55" calcext:value-type="float">
            <text:p>890,55</text:p>
          </table:table-cell>
          <table:table-cell table:style-name="ce3" table:formula="of:=IF([.N193]&gt;[.N$177];[.N193];&quot;&quot;)" office:value-type="float" office:value="1721112.05" calcext:value-type="float">
            <text:p>1721112,05</text:p>
          </table:table-cell>
          <table:table-cell table:style-name="ce3" table:formula="of:=IF([.O193]&gt;[.O$177];[.O193];&quot;&quot;)">
            <text:p/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54450.625" calcext:value-type="float">
            <text:p>54450,625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998.425" calcext:value-type="float">
            <text:p>998,425</text:p>
          </table:table-cell>
          <table:table-cell table:style-name="ce3" table:formula="of:=IF([.D194]&gt;[.D$177];[.D194];&quot;&quot;)" office:value-type="float" office:value="12038.15" calcext:value-type="float">
            <text:p>12038,15</text:p>
          </table:table-cell>
          <table:table-cell table:style-name="ce3" table:formula="of:=IF([.E194]&gt;[.E$177];[.E194];&quot;&quot;)" office:value-type="float" office:value="3717480.325" calcext:value-type="float">
            <text:p>3717480,325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71284.675" calcext:value-type="float">
            <text:p>171284,67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930.35" calcext:value-type="float">
            <text:p>930,35</text:p>
          </table:table-cell>
          <table:table-cell table:style-name="ce3" table:formula="of:=IF([.N194]&gt;[.N$177];[.N194];&quot;&quot;)" office:value-type="float" office:value="1784273.65" calcext:value-type="float">
            <text:p>1784273,65</text:p>
          </table:table-cell>
          <table:table-cell table:style-name="ce3" table:formula="of:=IF([.O194]&gt;[.O$177];[.O194];&quot;&quot;)" office:value-type="float" office:value="88.65" calcext:value-type="float">
            <text:p>88,65</text:p>
          </table:table-cell>
          <table:table-cell table:style-name="ce3" table:formula="of:=IF([.P194]&gt;[.P$177];[.P194];&quot;&quot;)" office:value-type="float" office:value="307.5875" calcext:value-type="float">
            <text:p>307,5875</text:p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62643.325" calcext:value-type="float">
            <text:p>62643,325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958.225" calcext:value-type="float">
            <text:p>958,225</text:p>
          </table:table-cell>
          <table:table-cell table:style-name="ce3" table:formula="of:=IF([.D195]&gt;[.D$177];[.D195];&quot;&quot;)" office:value-type="float" office:value="12038.15" calcext:value-type="float">
            <text:p>12038,15</text:p>
          </table:table-cell>
          <table:table-cell table:style-name="ce3" table:formula="of:=IF([.E195]&gt;[.E$177];[.E195];&quot;&quot;)" office:value-type="float" office:value="3644071.425" calcext:value-type="float">
            <text:p>3644071,425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73997.575" calcext:value-type="float">
            <text:p>173997,57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830.15" calcext:value-type="float">
            <text:p>830,15</text:p>
          </table:table-cell>
          <table:table-cell table:style-name="ce3" table:formula="of:=IF([.N195]&gt;[.N$177];[.N195];&quot;&quot;)" office:value-type="float" office:value="1702040.05" calcext:value-type="float">
            <text:p>1702040,05</text:p>
          </table:table-cell>
          <table:table-cell table:style-name="ce3" table:formula="of:=IF([.O195]&gt;[.O$177];[.O195];&quot;&quot;)">
            <text:p/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65329.025" calcext:value-type="float">
            <text:p>65329,025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958.225" calcext:value-type="float">
            <text:p>958,225</text:p>
          </table:table-cell>
          <table:table-cell table:style-name="ce3" table:formula="of:=IF([.D196]&gt;[.D$177];[.D196];&quot;&quot;)" office:value-type="float" office:value="12038.15" calcext:value-type="float">
            <text:p>12038,15</text:p>
          </table:table-cell>
          <table:table-cell table:style-name="ce3" table:formula="of:=IF([.E196]&gt;[.E$177];[.E196];&quot;&quot;)" office:value-type="float" office:value="3703862.125" calcext:value-type="float">
            <text:p>3703862,125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82163.075" calcext:value-type="float">
            <text:p>182163,07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609.55" calcext:value-type="float">
            <text:p>609,55</text:p>
          </table:table-cell>
          <table:table-cell table:style-name="ce3" table:formula="of:=IF([.N196]&gt;[.N$177];[.N196];&quot;&quot;)" office:value-type="float" office:value="1793924.85" calcext:value-type="float">
            <text:p>1793924,85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70781.825" calcext:value-type="float">
            <text:p>70781,825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938.025" calcext:value-type="float">
            <text:p>938,025</text:p>
          </table:table-cell>
          <table:table-cell table:style-name="ce3" table:formula="of:=IF([.D197]&gt;[.D$177];[.D197];&quot;&quot;)" office:value-type="float" office:value="9325.35" calcext:value-type="float">
            <text:p>9325,35</text:p>
          </table:table-cell>
          <table:table-cell table:style-name="ce3" table:formula="of:=IF([.E197]&gt;[.E$177];[.E197];&quot;&quot;)" office:value-type="float" office:value="3744662.825" calcext:value-type="float">
            <text:p>3744662,825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87615.875" calcext:value-type="float">
            <text:p>187615,8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855.25" calcext:value-type="float">
            <text:p>855,25</text:p>
          </table:table-cell>
          <table:table-cell table:style-name="ce3" table:formula="of:=IF([.N197]&gt;[.N$177];[.N197];&quot;&quot;)" office:value-type="float" office:value="1700740.85" calcext:value-type="float">
            <text:p>1700740,85</text:p>
          </table:table-cell>
          <table:table-cell table:style-name="ce3" table:formula="of:=IF([.O197]&gt;[.O$177];[.O197];&quot;&quot;)">
            <text:p/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62616.225" calcext:value-type="float">
            <text:p>62616,225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1179.025" calcext:value-type="float">
            <text:p>1179,025</text:p>
          </table:table-cell>
          <table:table-cell table:style-name="ce3" table:formula="of:=IF([.D198]&gt;[.D$177];[.D198];&quot;&quot;)" office:value-type="float" office:value="12038.15" calcext:value-type="float">
            <text:p>12038,15</text:p>
          </table:table-cell>
          <table:table-cell table:style-name="ce3" table:formula="of:=IF([.E198]&gt;[.E$177];[.E198];&quot;&quot;)" office:value-type="float" office:value="3396446.425" calcext:value-type="float">
            <text:p>3396446,425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 office:value-type="float" office:value="613.925" calcext:value-type="float">
            <text:p>613,925</text:p>
          </table:table-cell>
          <table:table-cell table:style-name="ce3" table:formula="of:=IF([.I198]&gt;[.I$177];[.I198];&quot;&quot;)" office:value-type="float" office:value="176710.375" calcext:value-type="float">
            <text:p>176710,37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729.75" calcext:value-type="float">
            <text:p>729,75</text:p>
          </table:table-cell>
          <table:table-cell table:style-name="ce3" table:formula="of:=IF([.N198]&gt;[.N$177];[.N198];&quot;&quot;)" office:value-type="float" office:value="1629419.25" calcext:value-type="float">
            <text:p>1629419,25</text:p>
          </table:table-cell>
          <table:table-cell table:style-name="ce3" table:formula="of:=IF([.O198]&gt;[.O$177];[.O198];&quot;&quot;)">
            <text:p/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54477.825" calcext:value-type="float">
            <text:p>54477,825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 office:value-type="float" office:value="66.7" calcext:value-type="float">
            <text:p>66,7</text:p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1178.825" calcext:value-type="float">
            <text:p>1178,825</text:p>
          </table:table-cell>
          <table:table-cell table:style-name="ce3" table:formula="of:=IF([.D199]&gt;[.D$177];[.D199];&quot;&quot;)" office:value-type="float" office:value="12038.15" calcext:value-type="float">
            <text:p>12038,15</text:p>
          </table:table-cell>
          <table:table-cell table:style-name="ce3" table:formula="of:=IF([.E199]&gt;[.E$177];[.E199];&quot;&quot;)" office:value-type="float" office:value="3567841.725" calcext:value-type="float">
            <text:p>3567841,725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82135.975" calcext:value-type="float">
            <text:p>182135,97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589.75" calcext:value-type="float">
            <text:p>589,75</text:p>
          </table:table-cell>
          <table:table-cell table:style-name="ce3" table:formula="of:=IF([.N199]&gt;[.N$177];[.N199];&quot;&quot;)" office:value-type="float" office:value="1647140.85" calcext:value-type="float">
            <text:p>1647140,85</text:p>
          </table:table-cell>
          <table:table-cell table:style-name="ce3" table:formula="of:=IF([.O199]&gt;[.O$177];[.O199];&quot;&quot;)">
            <text:p/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59930.525" calcext:value-type="float">
            <text:p>59930,525</text:p>
          </table:table-cell>
          <table:table-cell table:style-name="ce3" table:formula="of:=IF([.T199]&gt;[.T$177];[.T199];&quot;&quot;)" office:value-type="float" office:value="147.9125" calcext:value-type="float">
            <text:p>147,9125</text:p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158.825" calcext:value-type="float">
            <text:p>1158,825</text:p>
          </table:table-cell>
          <table:table-cell table:style-name="ce3" table:formula="of:=IF([.D200]&gt;[.D$177];[.D200];&quot;&quot;)" office:value-type="float" office:value="9325.35" calcext:value-type="float">
            <text:p>9325,35</text:p>
          </table:table-cell>
          <table:table-cell table:style-name="ce3" table:formula="of:=IF([.E200]&gt;[.E$177];[.E200];&quot;&quot;)" office:value-type="float" office:value="3448152.425" calcext:value-type="float">
            <text:p>3448152,425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76710.375" calcext:value-type="float">
            <text:p>176710,37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 office:value-type="float" office:value="490.7" calcext:value-type="float">
            <text:p>490,7</text:p>
          </table:table-cell>
          <table:table-cell table:style-name="ce3" table:formula="of:=IF([.M200]&gt;[.M$177];[.M200];&quot;&quot;)" office:value-type="float" office:value="830.15" calcext:value-type="float">
            <text:p>830,15</text:p>
          </table:table-cell>
          <table:table-cell table:style-name="ce3" table:formula="of:=IF([.N200]&gt;[.N$177];[.N200];&quot;&quot;)" office:value-type="float" office:value="1706136.05" calcext:value-type="float">
            <text:p>1706136,05</text:p>
          </table:table-cell>
          <table:table-cell table:style-name="ce3" table:formula="of:=IF([.O200]&gt;[.O$177];[.O200];&quot;&quot;)">
            <text:p/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81660.225" calcext:value-type="float">
            <text:p>81660,225</text:p>
          </table:table-cell>
          <table:table-cell table:style-name="ce3" table:formula="of:=IF([.T200]&gt;[.T$177];[.T200];&quot;&quot;)" office:value-type="float" office:value="187.9125" calcext:value-type="float">
            <text:p>187,9125</text:p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158.625" calcext:value-type="float">
            <text:p>1158,625</text:p>
          </table:table-cell>
          <table:table-cell table:style-name="ce3" table:formula="of:=IF([.D201]&gt;[.D$177];[.D201];&quot;&quot;)" office:value-type="float" office:value="12038.15" calcext:value-type="float">
            <text:p>12038,15</text:p>
          </table:table-cell>
          <table:table-cell table:style-name="ce3" table:formula="of:=IF([.E201]&gt;[.E$177];[.E201];&quot;&quot;)" office:value-type="float" office:value="3652183.125" calcext:value-type="float">
            <text:p>3652183,125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73997.575" calcext:value-type="float">
            <text:p>173997,57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609.55" calcext:value-type="float">
            <text:p>609,55</text:p>
          </table:table-cell>
          <table:table-cell table:style-name="ce3" table:formula="of:=IF([.N201]&gt;[.N$177];[.N201];&quot;&quot;)" office:value-type="float" office:value="1803710.45" calcext:value-type="float">
            <text:p>1803710,45</text:p>
          </table:table-cell>
          <table:table-cell table:style-name="ce3" table:formula="of:=IF([.O201]&gt;[.O$177];[.O201];&quot;&quot;)" office:value-type="float" office:value="76.15" calcext:value-type="float">
            <text:p>76,15</text:p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111582.525" calcext:value-type="float">
            <text:p>111582,525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1279.025" calcext:value-type="float">
            <text:p>1279,025</text:p>
          </table:table-cell>
          <table:table-cell table:style-name="ce3" table:formula="of:=IF([.D202]&gt;[.D$177];[.D202];&quot;&quot;)" office:value-type="float" office:value="6612.45" calcext:value-type="float">
            <text:p>6612,45</text:p>
          </table:table-cell>
          <table:table-cell table:style-name="ce3" table:formula="of:=IF([.E202]&gt;[.E$177];[.E202];&quot;&quot;)" office:value-type="float" office:value="3717426.325" calcext:value-type="float">
            <text:p>3717426,325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63119.175" calcext:value-type="float">
            <text:p>163119,17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669.95" calcext:value-type="float">
            <text:p>669,95</text:p>
          </table:table-cell>
          <table:table-cell table:style-name="ce3" table:formula="of:=IF([.N202]&gt;[.N$177];[.N202];&quot;&quot;)" office:value-type="float" office:value="1888196.85" calcext:value-type="float">
            <text:p>1888196,85</text:p>
          </table:table-cell>
          <table:table-cell table:style-name="ce3" table:formula="of:=IF([.O202]&gt;[.O$177];[.O202];&quot;&quot;)" office:value-type="float" office:value="138.65" calcext:value-type="float">
            <text:p>138,65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146957.625" calcext:value-type="float">
            <text:p>146957,625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1700.225" calcext:value-type="float">
            <text:p>1700,225</text:p>
          </table:table-cell>
          <table:table-cell table:style-name="ce3" table:formula="of:=IF([.D203]&gt;[.D$177];[.D203];&quot;&quot;)" office:value-type="float" office:value="12038.15" calcext:value-type="float">
            <text:p>12038,15</text:p>
          </table:table-cell>
          <table:table-cell table:style-name="ce3" table:formula="of:=IF([.E203]&gt;[.E$177];[.E203];&quot;&quot;)" office:value-type="float" office:value="3703835.225" calcext:value-type="float">
            <text:p>3703835,225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 office:value-type="float" office:value="754.525" calcext:value-type="float">
            <text:p>754,525</text:p>
          </table:table-cell>
          <table:table-cell table:style-name="ce3" table:formula="of:=IF([.I203]&gt;[.I$177];[.I203];&quot;&quot;)" office:value-type="float" office:value="184903.075" calcext:value-type="float">
            <text:p>184903,07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 office:value-type="float" office:value="751.4" calcext:value-type="float">
            <text:p>751,4</text:p>
          </table:table-cell>
          <table:table-cell table:style-name="ce3" table:formula="of:=IF([.M203]&gt;[.M$177];[.M203];&quot;&quot;)" office:value-type="float" office:value="1331.75" calcext:value-type="float">
            <text:p>1331,75</text:p>
          </table:table-cell>
          <table:table-cell table:style-name="ce3" table:formula="of:=IF([.N203]&gt;[.N$177];[.N203];&quot;&quot;)" office:value-type="float" office:value="1960478.45" calcext:value-type="float">
            <text:p>1960478,45</text:p>
          </table:table-cell>
          <table:table-cell table:style-name="ce3" table:formula="of:=IF([.O203]&gt;[.O$177];[.O203];&quot;&quot;)" office:value-type="float" office:value="76.15" calcext:value-type="float">
            <text:p>76,15</text:p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 office:value-type="float" office:value="469.6875" calcext:value-type="float">
            <text:p>469,6875</text:p>
          </table:table-cell>
          <table:table-cell table:style-name="ce3" table:formula="of:=IF([.S203]&gt;[.S$177];[.S203];&quot;&quot;)" office:value-type="float" office:value="138792.025" calcext:value-type="float">
            <text:p>138792,025</text:p>
          </table:table-cell>
          <table:table-cell table:style-name="ce3" table:formula="of:=IF([.T203]&gt;[.T$177];[.T203];&quot;&quot;)" office:value-type="float" office:value="323.2125" calcext:value-type="float">
            <text:p>323,2125</text:p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359.425" calcext:value-type="float">
            <text:p>1359,425</text:p>
          </table:table-cell>
          <table:table-cell table:style-name="ce3" table:formula="of:=IF([.D204]&gt;[.D$177];[.D204];&quot;&quot;)" office:value-type="float" office:value="9325.35" calcext:value-type="float">
            <text:p>9325,35</text:p>
          </table:table-cell>
          <table:table-cell table:style-name="ce3" table:formula="of:=IF([.E204]&gt;[.E$177];[.E204];&quot;&quot;)" office:value-type="float" office:value="3638591.825" calcext:value-type="float">
            <text:p>3638591,825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187588.775" calcext:value-type="float">
            <text:p>187588,77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 office:value-type="float" office:value="515.9" calcext:value-type="float">
            <text:p>515,9</text:p>
          </table:table-cell>
          <table:table-cell table:style-name="ce3" table:formula="of:=IF([.M204]&gt;[.M$177];[.M204];&quot;&quot;)" office:value-type="float" office:value="970.55" calcext:value-type="float">
            <text:p>970,55</text:p>
          </table:table-cell>
          <table:table-cell table:style-name="ce3" table:formula="of:=IF([.N204]&gt;[.N$177];[.N204];&quot;&quot;)" office:value-type="float" office:value="1877809.65" calcext:value-type="float">
            <text:p>1877809,65</text:p>
          </table:table-cell>
          <table:table-cell table:style-name="ce3" table:formula="of:=IF([.O204]&gt;[.O$177];[.O204];&quot;&quot;)" office:value-type="float" office:value="63.65" calcext:value-type="float">
            <text:p>63,65</text:p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 office:value-type="float" office:value="349.8875" calcext:value-type="float">
            <text:p>349,8875</text:p>
          </table:table-cell>
          <table:table-cell table:style-name="ce3" table:formula="of:=IF([.S204]&gt;[.S$177];[.S204];&quot;&quot;)" office:value-type="float" office:value="136106.325" calcext:value-type="float">
            <text:p>136106,325</text:p>
          </table:table-cell>
          <table:table-cell table:style-name="ce3" table:formula="of:=IF([.T204]&gt;[.T$177];[.T204];&quot;&quot;)" office:value-type="float" office:value="248.0125" calcext:value-type="float">
            <text:p>248,0125</text:p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1439.625" calcext:value-type="float">
            <text:p>1439,625</text:p>
          </table:table-cell>
          <table:table-cell table:style-name="ce3" table:formula="of:=IF([.D205]&gt;[.D$177];[.D205];&quot;&quot;)" office:value-type="float" office:value="15429.15" calcext:value-type="float">
            <text:p>15429,15</text:p>
          </table:table-cell>
          <table:table-cell table:style-name="ce3" table:formula="of:=IF([.E205]&gt;[.E$177];[.E205];&quot;&quot;)" office:value-type="float" office:value="3616835.125" calcext:value-type="float">
            <text:p>3616835,125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195727.175" calcext:value-type="float">
            <text:p>195727,17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850.15" calcext:value-type="float">
            <text:p>850,15</text:p>
          </table:table-cell>
          <table:table-cell table:style-name="ce3" table:formula="of:=IF([.N205]&gt;[.N$177];[.N205];&quot;&quot;)" office:value-type="float" office:value="1904875.25" calcext:value-type="float">
            <text:p>1904875,25</text:p>
          </table:table-cell>
          <table:table-cell table:style-name="ce3" table:formula="of:=IF([.O205]&gt;[.O$177];[.O205];&quot;&quot;)" office:value-type="float" office:value="76.15" calcext:value-type="float">
            <text:p>76,15</text:p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 office:value-type="float" office:value="169.6875" calcext:value-type="float">
            <text:p>169,6875</text:p>
          </table:table-cell>
          <table:table-cell table:style-name="ce3" table:formula="of:=IF([.S205]&gt;[.S$177];[.S205];&quot;&quot;)" office:value-type="float" office:value="130626.425" calcext:value-type="float">
            <text:p>130626,425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1439.425" calcext:value-type="float">
            <text:p>1439,425</text:p>
          </table:table-cell>
          <table:table-cell table:style-name="ce3" table:formula="of:=IF([.D206]&gt;[.D$177];[.D206];&quot;&quot;)" office:value-type="float" office:value="9325.35" calcext:value-type="float">
            <text:p>9325,35</text:p>
          </table:table-cell>
          <table:table-cell table:style-name="ce3" table:formula="of:=IF([.E206]&gt;[.E$177];[.E206];&quot;&quot;)" office:value-type="float" office:value="3790943.425" calcext:value-type="float">
            <text:p>3790943,425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212058.275" calcext:value-type="float">
            <text:p>212058,27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710.15" calcext:value-type="float">
            <text:p>710,15</text:p>
          </table:table-cell>
          <table:table-cell table:style-name="ce3" table:formula="of:=IF([.N206]&gt;[.N$177];[.N206];&quot;&quot;)" office:value-type="float" office:value="1948363.25" calcext:value-type="float">
            <text:p>1948363,25</text:p>
          </table:table-cell>
          <table:table-cell table:style-name="ce3" table:formula="of:=IF([.O206]&gt;[.O$177];[.O206];&quot;&quot;)" office:value-type="float" office:value="76.15" calcext:value-type="float">
            <text:p>76,1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 office:value-type="float" office:value="299.6875" calcext:value-type="float">
            <text:p>299,6875</text:p>
          </table:table-cell>
          <table:table-cell table:style-name="ce3" table:formula="of:=IF([.S206]&gt;[.S$177];[.S206];&quot;&quot;)" office:value-type="float" office:value="133366.425" calcext:value-type="float">
            <text:p>133366,425</text:p>
          </table:table-cell>
          <table:table-cell table:style-name="ce3" table:formula="of:=IF([.T206]&gt;[.T$177];[.T206];&quot;&quot;)" office:value-type="float" office:value="187.9125" calcext:value-type="float">
            <text:p>187,9125</text:p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1539.825" calcext:value-type="float">
            <text:p>1539,825</text:p>
          </table:table-cell>
          <table:table-cell table:style-name="ce3" table:formula="of:=IF([.D207]&gt;[.D$177];[.D207];&quot;&quot;)" office:value-type="float" office:value="12038.15" calcext:value-type="float">
            <text:p>12038,15</text:p>
          </table:table-cell>
          <table:table-cell table:style-name="ce3" table:formula="of:=IF([.E207]&gt;[.E$177];[.E207];&quot;&quot;)" office:value-type="float" office:value="3633139.125" calcext:value-type="float">
            <text:p>3633139,125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209345.475" calcext:value-type="float">
            <text:p>209345,47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1010.75" calcext:value-type="float">
            <text:p>1010,75</text:p>
          </table:table-cell>
          <table:table-cell table:style-name="ce3" table:formula="of:=IF([.N207]&gt;[.N$177];[.N207];&quot;&quot;)" office:value-type="float" office:value="2294519.45" calcext:value-type="float">
            <text:p>2294519,45</text:p>
          </table:table-cell>
          <table:table-cell table:style-name="ce3" table:formula="of:=IF([.O207]&gt;[.O$177];[.O207];&quot;&quot;)">
            <text:p/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133366.425" calcext:value-type="float">
            <text:p>133366,425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1580.025" calcext:value-type="float">
            <text:p>1580,025</text:p>
          </table:table-cell>
          <table:table-cell table:style-name="ce3" table:formula="of:=IF([.D208]&gt;[.D$177];[.D208];&quot;&quot;)" office:value-type="float" office:value="6612.45" calcext:value-type="float">
            <text:p>6612,45</text:p>
          </table:table-cell>
          <table:table-cell table:style-name="ce3" table:formula="of:=IF([.E208]&gt;[.E$177];[.E208];&quot;&quot;)" office:value-type="float" office:value="3780038.125" calcext:value-type="float">
            <text:p>3780038,125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217483.875" calcext:value-type="float">
            <text:p>217483,87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549.35" calcext:value-type="float">
            <text:p>549,35</text:p>
          </table:table-cell>
          <table:table-cell table:style-name="ce3" table:formula="of:=IF([.N208]&gt;[.N$177];[.N208];&quot;&quot;)" office:value-type="float" office:value="2051819.25" calcext:value-type="float">
            <text:p>2051819,25</text:p>
          </table:table-cell>
          <table:table-cell table:style-name="ce3" table:formula="of:=IF([.O208]&gt;[.O$177];[.O208];&quot;&quot;)" office:value-type="float" office:value="88.65" calcext:value-type="float">
            <text:p>88,65</text:p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 office:value-type="float" office:value="154.6875" calcext:value-type="float">
            <text:p>154,6875</text:p>
          </table:table-cell>
          <table:table-cell table:style-name="ce3" table:formula="of:=IF([.S208]&gt;[.S$177];[.S208];&quot;&quot;)" office:value-type="float" office:value="127886.525" calcext:value-type="float">
            <text:p>127886,525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219.225" calcext:value-type="float">
            <text:p>1219,225</text:p>
          </table:table-cell>
          <table:table-cell table:style-name="ce3" table:formula="of:=IF([.D209]&gt;[.D$177];[.D209];&quot;&quot;)" office:value-type="float" office:value="12038.15" calcext:value-type="float">
            <text:p>12038,15</text:p>
          </table:table-cell>
          <table:table-cell table:style-name="ce3" table:formula="of:=IF([.E209]&gt;[.E$177];[.E209];&quot;&quot;)" office:value-type="float" office:value="3842622.525" calcext:value-type="float">
            <text:p>3842622,525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228443.675" calcext:value-type="float">
            <text:p>228443,67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>
            <text:p/>
          </table:table-cell>
          <table:table-cell table:style-name="ce3" table:formula="of:=IF([.M209]&gt;[.M$177];[.M209];&quot;&quot;)" office:value-type="float" office:value="669.75" calcext:value-type="float">
            <text:p>669,75</text:p>
          </table:table-cell>
          <table:table-cell table:style-name="ce3" table:formula="of:=IF([.N209]&gt;[.N$177];[.N209];&quot;&quot;)" office:value-type="float" office:value="2055614.45" calcext:value-type="float">
            <text:p>2055614,45</text:p>
          </table:table-cell>
          <table:table-cell table:style-name="ce3" table:formula="of:=IF([.O209]&gt;[.O$177];[.O209];&quot;&quot;)">
            <text:p/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122488.025" calcext:value-type="float">
            <text:p>122488,025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1419.625" calcext:value-type="float">
            <text:p>1419,625</text:p>
          </table:table-cell>
          <table:table-cell table:style-name="ce3" table:formula="of:=IF([.D210]&gt;[.D$177];[.D210];&quot;&quot;)" office:value-type="float" office:value="6612.45" calcext:value-type="float">
            <text:p>6612,45</text:p>
          </table:table-cell>
          <table:table-cell table:style-name="ce3" table:formula="of:=IF([.E210]&gt;[.E$177];[.E210];&quot;&quot;)" office:value-type="float" office:value="3676598.525" calcext:value-type="float">
            <text:p>3676598,525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228443.675" calcext:value-type="float">
            <text:p>228443,67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589.75" calcext:value-type="float">
            <text:p>589,75</text:p>
          </table:table-cell>
          <table:table-cell table:style-name="ce3" table:formula="of:=IF([.N210]&gt;[.N$177];[.N210];&quot;&quot;)" office:value-type="float" office:value="1943608.05" calcext:value-type="float">
            <text:p>1943608,05</text:p>
          </table:table-cell>
          <table:table-cell table:style-name="ce3" table:formula="of:=IF([.O210]&gt;[.O$177];[.O210];&quot;&quot;)">
            <text:p/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127913.625" calcext:value-type="float">
            <text:p>127913,625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1439.425" calcext:value-type="float">
            <text:p>1439,425</text:p>
          </table:table-cell>
          <table:table-cell table:style-name="ce3" table:formula="of:=IF([.D211]&gt;[.D$177];[.D211];&quot;&quot;)" office:value-type="float" office:value="8647.05" calcext:value-type="float">
            <text:p>8647,05</text:p>
          </table:table-cell>
          <table:table-cell table:style-name="ce3" table:formula="of:=IF([.E211]&gt;[.E$177];[.E211];&quot;&quot;)" office:value-type="float" office:value="3557017.425" calcext:value-type="float">
            <text:p>3557017,425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 office:value-type="float" office:value="654.125" calcext:value-type="float">
            <text:p>654,125</text:p>
          </table:table-cell>
          <table:table-cell table:style-name="ce3" table:formula="of:=IF([.I211]&gt;[.I$177];[.I211];&quot;&quot;)" office:value-type="float" office:value="228416.575" calcext:value-type="float">
            <text:p>228416,57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790.15" calcext:value-type="float">
            <text:p>790,15</text:p>
          </table:table-cell>
          <table:table-cell table:style-name="ce3" table:formula="of:=IF([.N211]&gt;[.N$177];[.N211];&quot;&quot;)" office:value-type="float" office:value="1920612.85" calcext:value-type="float">
            <text:p>1920612,85</text:p>
          </table:table-cell>
          <table:table-cell table:style-name="ce3" table:formula="of:=IF([.O211]&gt;[.O$177];[.O211];&quot;&quot;)" office:value-type="float" office:value="151.15" calcext:value-type="float">
            <text:p>151,15</text:p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133366.425" calcext:value-type="float">
            <text:p>133366,425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1459.625" calcext:value-type="float">
            <text:p>1459,625</text:p>
          </table:table-cell>
          <table:table-cell table:style-name="ce3" table:formula="of:=IF([.D212]&gt;[.D$177];[.D212];&quot;&quot;)" office:value-type="float" office:value="12038.15" calcext:value-type="float">
            <text:p>12038,15</text:p>
          </table:table-cell>
          <table:table-cell table:style-name="ce3" table:formula="of:=IF([.E212]&gt;[.E$177];[.E212];&quot;&quot;)" office:value-type="float" office:value="3739263.925" calcext:value-type="float">
            <text:p>3739263,925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225730.875" calcext:value-type="float">
            <text:p>225730,87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 office:value-type="float" office:value="810.15" calcext:value-type="float">
            <text:p>810,15</text:p>
          </table:table-cell>
          <table:table-cell table:style-name="ce3" table:formula="of:=IF([.N212]&gt;[.N$177];[.N212];&quot;&quot;)" office:value-type="float" office:value="2088350.45" calcext:value-type="float">
            <text:p>2088350,45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136079.225" calcext:value-type="float">
            <text:p>136079,225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1960.825" calcext:value-type="float">
            <text:p>1960,825</text:p>
          </table:table-cell>
          <table:table-cell table:style-name="ce3" table:formula="of:=IF([.D213]&gt;[.D$177];[.D213];&quot;&quot;)" office:value-type="float" office:value="12038.15" calcext:value-type="float">
            <text:p>12038,15</text:p>
          </table:table-cell>
          <table:table-cell table:style-name="ce3" table:formula="of:=IF([.E213]&gt;[.E$177];[.E213];&quot;&quot;)" office:value-type="float" office:value="3875230.525" calcext:value-type="float">
            <text:p>3875230,525</text:p>
          </table:table-cell>
          <table:table-cell table:style-name="ce3" table:formula="of:=IF([.F213]&gt;[.F$177];[.F213];&quot;&quot;)">
            <text:p/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250065.375" calcext:value-type="float">
            <text:p>250065,37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830.35" calcext:value-type="float">
            <text:p>830,35</text:p>
          </table:table-cell>
          <table:table-cell table:style-name="ce3" table:formula="of:=IF([.N213]&gt;[.N$177];[.N213];&quot;&quot;)" office:value-type="float" office:value="2089630.45" calcext:value-type="float">
            <text:p>2089630,45</text:p>
          </table:table-cell>
          <table:table-cell table:style-name="ce3" table:formula="of:=IF([.O213]&gt;[.O$177];[.O213];&quot;&quot;)">
            <text:p/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125173.725" calcext:value-type="float">
            <text:p>125173,725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760.625" calcext:value-type="float">
            <text:p>1760,625</text:p>
          </table:table-cell>
          <table:table-cell table:style-name="ce3" table:formula="of:=IF([.D214]&gt;[.D$177];[.D214];&quot;&quot;)" office:value-type="float" office:value="12038.15" calcext:value-type="float">
            <text:p>12038,15</text:p>
          </table:table-cell>
          <table:table-cell table:style-name="ce3" table:formula="of:=IF([.E214]&gt;[.E$177];[.E214];&quot;&quot;)" office:value-type="float" office:value="3940555.125" calcext:value-type="float">
            <text:p>3940555,12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266396.575" calcext:value-type="float">
            <text:p>266396,57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990.75" calcext:value-type="float">
            <text:p>990,75</text:p>
          </table:table-cell>
          <table:table-cell table:style-name="ce3" table:formula="of:=IF([.N214]&gt;[.N$177];[.N214];&quot;&quot;)" office:value-type="float" office:value="2125867.25" calcext:value-type="float">
            <text:p>2125867,25</text:p>
          </table:table-cell>
          <table:table-cell table:style-name="ce3" table:formula="of:=IF([.O214]&gt;[.O$177];[.O214];&quot;&quot;)" office:value-type="float" office:value="63.65" calcext:value-type="float">
            <text:p>63,65</text:p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119748.025" calcext:value-type="float">
            <text:p>119748,025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800.625" calcext:value-type="float">
            <text:p>1800,625</text:p>
          </table:table-cell>
          <table:table-cell table:style-name="ce3" table:formula="of:=IF([.D215]&gt;[.D$177];[.D215];&quot;&quot;)" office:value-type="float" office:value="12038.15" calcext:value-type="float">
            <text:p>12038,15</text:p>
          </table:table-cell>
          <table:table-cell table:style-name="ce3" table:formula="of:=IF([.E215]&gt;[.E$177];[.E215];&quot;&quot;)" office:value-type="float" office:value="3867038.025" calcext:value-type="float">
            <text:p>3867038,025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>
            <text:p/>
          </table:table-cell>
          <table:table-cell table:style-name="ce3" table:formula="of:=IF([.I215]&gt;[.I$177];[.I215];&quot;&quot;)" office:value-type="float" office:value="312757.875" calcext:value-type="float">
            <text:p>312757,87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970.75" calcext:value-type="float">
            <text:p>970,75</text:p>
          </table:table-cell>
          <table:table-cell table:style-name="ce3" table:formula="of:=IF([.N215]&gt;[.N$177];[.N215];&quot;&quot;)" office:value-type="float" office:value="2160420.85" calcext:value-type="float">
            <text:p>2160420,85</text:p>
          </table:table-cell>
          <table:table-cell table:style-name="ce3" table:formula="of:=IF([.O215]&gt;[.O$177];[.O215];&quot;&quot;)">
            <text:p/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 office:value-type="float" office:value="149.6875" calcext:value-type="float">
            <text:p>149,6875</text:p>
          </table:table-cell>
          <table:table-cell table:style-name="ce3" table:formula="of:=IF([.S215]&gt;[.S$177];[.S215];&quot;&quot;)" office:value-type="float" office:value="114295.325" calcext:value-type="float">
            <text:p>114295,32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1800.625" calcext:value-type="float">
            <text:p>1800,625</text:p>
          </table:table-cell>
          <table:table-cell table:style-name="ce3" table:formula="of:=IF([.D216]&gt;[.D$177];[.D216];&quot;&quot;)" office:value-type="float" office:value="12038.15" calcext:value-type="float">
            <text:p>12038,15</text:p>
          </table:table-cell>
          <table:table-cell table:style-name="ce3" table:formula="of:=IF([.E216]&gt;[.E$177];[.E216];&quot;&quot;)" office:value-type="float" office:value="4245284.925" calcext:value-type="float">
            <text:p>4245284,925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358984.275" calcext:value-type="float">
            <text:p>358984,27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649.75" calcext:value-type="float">
            <text:p>649,75</text:p>
          </table:table-cell>
          <table:table-cell table:style-name="ce3" table:formula="of:=IF([.N216]&gt;[.N$177];[.N216];&quot;&quot;)" office:value-type="float" office:value="2303473.65" calcext:value-type="float">
            <text:p>2303473,65</text:p>
          </table:table-cell>
          <table:table-cell table:style-name="ce3" table:formula="of:=IF([.O216]&gt;[.O$177];[.O216];&quot;&quot;)">
            <text:p/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117008.125" calcext:value-type="float">
            <text:p>117008,125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 office:value-type="float" office:value="33.3" calcext:value-type="float">
            <text:p>33,3</text:p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2061.425" calcext:value-type="float">
            <text:p>2061,425</text:p>
          </table:table-cell>
          <table:table-cell table:style-name="ce3" table:formula="of:=IF([.D217]&gt;[.D$177];[.D217];&quot;&quot;)" office:value-type="float" office:value="12038.15" calcext:value-type="float">
            <text:p>12038,15</text:p>
          </table:table-cell>
          <table:table-cell table:style-name="ce3" table:formula="of:=IF([.E217]&gt;[.E$177];[.E217];&quot;&quot;)" office:value-type="float" office:value="4117349.125" calcext:value-type="float">
            <text:p>4117349,125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358984.275" calcext:value-type="float">
            <text:p>358984,27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549.35" calcext:value-type="float">
            <text:p>549,35</text:p>
          </table:table-cell>
          <table:table-cell table:style-name="ce3" table:formula="of:=IF([.N217]&gt;[.N$177];[.N217];&quot;&quot;)" office:value-type="float" office:value="2287179.25" calcext:value-type="float">
            <text:p>2287179,25</text:p>
          </table:table-cell>
          <table:table-cell table:style-name="ce3" table:formula="of:=IF([.O217]&gt;[.O$177];[.O217];&quot;&quot;)" office:value-type="float" office:value="63.65" calcext:value-type="float">
            <text:p>63,65</text:p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122460.925" calcext:value-type="float">
            <text:p>122460,925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961.025" calcext:value-type="float">
            <text:p>1961,025</text:p>
          </table:table-cell>
          <table:table-cell table:style-name="ce3" table:formula="of:=IF([.D218]&gt;[.D$177];[.D218];&quot;&quot;)" office:value-type="float" office:value="12038.15" calcext:value-type="float">
            <text:p>12038,15</text:p>
          </table:table-cell>
          <table:table-cell table:style-name="ce3" table:formula="of:=IF([.E218]&gt;[.E$177];[.E218];&quot;&quot;)" office:value-type="float" office:value="4057585.425" calcext:value-type="float">
            <text:p>4057585,425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342653.275" calcext:value-type="float">
            <text:p>342653,27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 office:value-type="float" office:value="2636.6" calcext:value-type="float">
            <text:p>2636,6</text:p>
          </table:table-cell>
          <table:table-cell table:style-name="ce3" table:formula="of:=IF([.M218]&gt;[.M$177];[.M218];&quot;&quot;)" office:value-type="float" office:value="1206.25" calcext:value-type="float">
            <text:p>1206,25</text:p>
          </table:table-cell>
          <table:table-cell table:style-name="ce3" table:formula="of:=IF([.N218]&gt;[.N$177];[.N218];&quot;&quot;)" office:value-type="float" office:value="2196196.85" calcext:value-type="float">
            <text:p>2196196,85</text:p>
          </table:table-cell>
          <table:table-cell table:style-name="ce3" table:formula="of:=IF([.O218]&gt;[.O$177];[.O218];&quot;&quot;)" office:value-type="float" office:value="113.65" calcext:value-type="float">
            <text:p>113,6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 office:value-type="float" office:value="267.1875" calcext:value-type="float">
            <text:p>267,1875</text:p>
          </table:table-cell>
          <table:table-cell table:style-name="ce3" table:formula="of:=IF([.S218]&gt;[.S$177];[.S218];&quot;&quot;)" office:value-type="float" office:value="138819.125" calcext:value-type="float">
            <text:p>138819,125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2041.025" calcext:value-type="float">
            <text:p>2041,025</text:p>
          </table:table-cell>
          <table:table-cell table:style-name="ce3" table:formula="of:=IF([.D219]&gt;[.D$177];[.D219];&quot;&quot;)" office:value-type="float" office:value="12038.15" calcext:value-type="float">
            <text:p>12038,15</text:p>
          </table:table-cell>
          <table:table-cell table:style-name="ce3" table:formula="of:=IF([.E219]&gt;[.E$177];[.E219];&quot;&quot;)" office:value-type="float" office:value="3877889.425" calcext:value-type="float">
            <text:p>3877889,425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307278.175" calcext:value-type="float">
            <text:p>307278,17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750.15" calcext:value-type="float">
            <text:p>750,15</text:p>
          </table:table-cell>
          <table:table-cell table:style-name="ce3" table:formula="of:=IF([.N219]&gt;[.N$177];[.N219];&quot;&quot;)" office:value-type="float" office:value="2137924.85" calcext:value-type="float">
            <text:p>2137924,85</text:p>
          </table:table-cell>
          <table:table-cell table:style-name="ce3" table:formula="of:=IF([.O219]&gt;[.O$177];[.O219];&quot;&quot;)" office:value-type="float" office:value="88.65" calcext:value-type="float">
            <text:p>88,65</text:p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171400.025" calcext:value-type="float">
            <text:p>171400,025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1685.125" calcext:value-type="float">
            <text:p>1685,125</text:p>
          </table:table-cell>
          <table:table-cell table:style-name="ce3" table:formula="of:=IF([.D220]&gt;[.D$177];[.D220];&quot;&quot;)" office:value-type="float" office:value="12038.15" calcext:value-type="float">
            <text:p>12038,15</text:p>
          </table:table-cell>
          <table:table-cell table:style-name="ce3" table:formula="of:=IF([.E220]&gt;[.E$177];[.E220];&quot;&quot;)" office:value-type="float" office:value="3820865.625" calcext:value-type="float">
            <text:p>3820865,625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 office:value-type="float" office:value="634.125" calcext:value-type="float">
            <text:p>634,125</text:p>
          </table:table-cell>
          <table:table-cell table:style-name="ce3" table:formula="of:=IF([.I220]&gt;[.I$177];[.I220];&quot;&quot;)" office:value-type="float" office:value="279987.675" calcext:value-type="float">
            <text:p>279987,67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870.35" calcext:value-type="float">
            <text:p>870,35</text:p>
          </table:table-cell>
          <table:table-cell table:style-name="ce3" table:formula="of:=IF([.N220]&gt;[.N$177];[.N220];&quot;&quot;)" office:value-type="float" office:value="2218387.35" calcext:value-type="float">
            <text:p>2218387,35</text:p>
          </table:table-cell>
          <table:table-cell table:style-name="ce3" table:formula="of:=IF([.O220]&gt;[.O$177];[.O220];&quot;&quot;)" office:value-type="float" office:value="101.15" calcext:value-type="float">
            <text:p>101,15</text:p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 office:value-type="float" office:value="149.6875" calcext:value-type="float">
            <text:p>149,6875</text:p>
          </table:table-cell>
          <table:table-cell table:style-name="ce3" table:formula="of:=IF([.S220]&gt;[.S$177];[.S220];&quot;&quot;)" office:value-type="float" office:value="217653.625" calcext:value-type="float">
            <text:p>217653,625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660.025" calcext:value-type="float">
            <text:p>1660,025</text:p>
          </table:table-cell>
          <table:table-cell table:style-name="ce3" table:formula="of:=IF([.D221]&gt;[.D$177];[.D221];&quot;&quot;)" office:value-type="float" office:value="17463.75" calcext:value-type="float">
            <text:p>17463,75</text:p>
          </table:table-cell>
          <table:table-cell table:style-name="ce3" table:formula="of:=IF([.E221]&gt;[.E$177];[.E221];&quot;&quot;)" office:value-type="float" office:value="3815385.925" calcext:value-type="float">
            <text:p>3815385,925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280095.875" calcext:value-type="float">
            <text:p>280095,87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870.55" calcext:value-type="float">
            <text:p>870,55</text:p>
          </table:table-cell>
          <table:table-cell table:style-name="ce3" table:formula="of:=IF([.N221]&gt;[.N$177];[.N221];&quot;&quot;)" office:value-type="float" office:value="2514606.45" calcext:value-type="float">
            <text:p>2514606,45</text:p>
          </table:table-cell>
          <table:table-cell table:style-name="ce3" table:formula="of:=IF([.O221]&gt;[.O$177];[.O221];&quot;&quot;)">
            <text:p/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250261.925" calcext:value-type="float">
            <text:p>250261,925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640.025" calcext:value-type="float">
            <text:p>1640,025</text:p>
          </table:table-cell>
          <table:table-cell table:style-name="ce3" table:formula="of:=IF([.D222]&gt;[.D$177];[.D222];&quot;&quot;)" office:value-type="float" office:value="12038.15" calcext:value-type="float">
            <text:p>12038,15</text:p>
          </table:table-cell>
          <table:table-cell table:style-name="ce3" table:formula="of:=IF([.E222]&gt;[.E$177];[.E222];&quot;&quot;)" office:value-type="float" office:value="4084713.925" calcext:value-type="float">
            <text:p>4084713,925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299031.675" calcext:value-type="float">
            <text:p>299031,675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749.95" calcext:value-type="float">
            <text:p>749,95</text:p>
          </table:table-cell>
          <table:table-cell table:style-name="ce3" table:formula="of:=IF([.N222]&gt;[.N$177];[.N222];&quot;&quot;)" office:value-type="float" office:value="2398942.45" calcext:value-type="float">
            <text:p>2398942,45</text:p>
          </table:table-cell>
          <table:table-cell table:style-name="ce3" table:formula="of:=IF([.O222]&gt;[.O$177];[.O222];&quot;&quot;)" office:value-type="float" office:value="76.15" calcext:value-type="float">
            <text:p>76,15</text:p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296596.325" calcext:value-type="float">
            <text:p>296596,325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 office:value-type="float" office:value="33.3" calcext:value-type="float">
            <text:p>33,3</text:p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1560.025" calcext:value-type="float">
            <text:p>1560,025</text:p>
          </table:table-cell>
          <table:table-cell table:style-name="ce3" table:formula="of:=IF([.D223]&gt;[.D$177];[.D223];&quot;&quot;)" office:value-type="float" office:value="12038.15" calcext:value-type="float">
            <text:p>12038,15</text:p>
          </table:table-cell>
          <table:table-cell table:style-name="ce3" table:formula="of:=IF([.E223]&gt;[.E$177];[.E223];&quot;&quot;)" office:value-type="float" office:value="4179960.525" calcext:value-type="float">
            <text:p>4179960,525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 office:value-type="float" office:value="809.725" calcext:value-type="float">
            <text:p>809,725</text:p>
          </table:table-cell>
          <table:table-cell table:style-name="ce3" table:formula="of:=IF([.I223]&gt;[.I$177];[.I223];&quot;&quot;)" office:value-type="float" office:value="323609.375" calcext:value-type="float">
            <text:p>323609,37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1030.75" calcext:value-type="float">
            <text:p>1030,75</text:p>
          </table:table-cell>
          <table:table-cell table:style-name="ce3" table:formula="of:=IF([.N223]&gt;[.N$177];[.N223];&quot;&quot;)" office:value-type="float" office:value="2367044.85" calcext:value-type="float">
            <text:p>2367044,85</text:p>
          </table:table-cell>
          <table:table-cell table:style-name="ce3" table:formula="of:=IF([.O223]&gt;[.O$177];[.O223];&quot;&quot;)" office:value-type="float" office:value="176.15" calcext:value-type="float">
            <text:p>176,15</text:p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266647.025" calcext:value-type="float">
            <text:p>266647,025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2041.225" calcext:value-type="float">
            <text:p>2041,225</text:p>
          </table:table-cell>
          <table:table-cell table:style-name="ce3" table:formula="of:=IF([.D224]&gt;[.D$177];[.D224];&quot;&quot;)" office:value-type="float" office:value="12038.15" calcext:value-type="float">
            <text:p>12038,15</text:p>
          </table:table-cell>
          <table:table-cell table:style-name="ce3" table:formula="of:=IF([.E224]&gt;[.E$177];[.E224];&quot;&quot;)" office:value-type="float" office:value="3989494.125" calcext:value-type="float">
            <text:p>3989494,125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331801.875" calcext:value-type="float">
            <text:p>331801,87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549.55" calcext:value-type="float">
            <text:p>549,55</text:p>
          </table:table-cell>
          <table:table-cell table:style-name="ce3" table:formula="of:=IF([.N224]&gt;[.N$177];[.N224];&quot;&quot;)" office:value-type="float" office:value="2377105.65" calcext:value-type="float">
            <text:p>2377105,65</text:p>
          </table:table-cell>
          <table:table-cell table:style-name="ce3" table:formula="of:=IF([.O224]&gt;[.O$177];[.O224];&quot;&quot;)" office:value-type="float" office:value="76.15" calcext:value-type="float">
            <text:p>76,15</text:p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 office:value-type="float" office:value="159.6875" calcext:value-type="float">
            <text:p>159,6875</text:p>
          </table:table-cell>
          <table:table-cell table:style-name="ce3" table:formula="of:=IF([.S224]&gt;[.S$177];[.S224];&quot;&quot;)" office:value-type="float" office:value="253028.725" calcext:value-type="float">
            <text:p>253028,72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1880.825" calcext:value-type="float">
            <text:p>1880,825</text:p>
          </table:table-cell>
          <table:table-cell table:style-name="ce3" table:formula="of:=IF([.D225]&gt;[.D$177];[.D225];&quot;&quot;)" office:value-type="float" office:value="12038.15" calcext:value-type="float">
            <text:p>12038,15</text:p>
          </table:table-cell>
          <table:table-cell table:style-name="ce3" table:formula="of:=IF([.E225]&gt;[.E$177];[.E225];&quot;&quot;)" office:value-type="float" office:value="4147298.525" calcext:value-type="float">
            <text:p>4147298,525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290947.075" calcext:value-type="float">
            <text:p>290947,07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509.35" calcext:value-type="float">
            <text:p>509,35</text:p>
          </table:table-cell>
          <table:table-cell table:style-name="ce3" table:formula="of:=IF([.N225]&gt;[.N$177];[.N225];&quot;&quot;)" office:value-type="float" office:value="2292312.05" calcext:value-type="float">
            <text:p>2292312,05</text:p>
          </table:table-cell>
          <table:table-cell table:style-name="ce3" table:formula="of:=IF([.O225]&gt;[.O$177];[.O225];&quot;&quot;)">
            <text:p/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239410.425" calcext:value-type="float">
            <text:p>239410,425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479.625" calcext:value-type="float">
            <text:p>1479,625</text:p>
          </table:table-cell>
          <table:table-cell table:style-name="ce3" table:formula="of:=IF([.D226]&gt;[.D$177];[.D226];&quot;&quot;)" office:value-type="float" office:value="6612.45" calcext:value-type="float">
            <text:p>6612,45</text:p>
          </table:table-cell>
          <table:table-cell table:style-name="ce3" table:formula="of:=IF([.E226]&gt;[.E$177];[.E226];&quot;&quot;)" office:value-type="float" office:value="3812673.225" calcext:value-type="float">
            <text:p>3812673,225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239213.975" calcext:value-type="float">
            <text:p>239213,97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609.35" calcext:value-type="float">
            <text:p>609,35</text:p>
          </table:table-cell>
          <table:table-cell table:style-name="ce3" table:formula="of:=IF([.N226]&gt;[.N$177];[.N226];&quot;&quot;)" office:value-type="float" office:value="2715052.85" calcext:value-type="float">
            <text:p>2715052,85</text:p>
          </table:table-cell>
          <table:table-cell table:style-name="ce3" table:formula="of:=IF([.O226]&gt;[.O$177];[.O226];&quot;&quot;)" office:value-type="float" office:value="163.65" calcext:value-type="float">
            <text:p>163,65</text:p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253028.725" calcext:value-type="float">
            <text:p>253028,725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 office:value-type="float" office:value="20" calcext:value-type="float">
            <text:p>20</text:p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359.225" calcext:value-type="float">
            <text:p>1359,225</text:p>
          </table:table-cell>
          <table:table-cell table:style-name="ce3" table:formula="of:=IF([.D227]&gt;[.D$177];[.D227];&quot;&quot;)" office:value-type="float" office:value="9325.35" calcext:value-type="float">
            <text:p>9325,35</text:p>
          </table:table-cell>
          <table:table-cell table:style-name="ce3" table:formula="of:=IF([.E227]&gt;[.E$177];[.E227];&quot;&quot;)" office:value-type="float" office:value="4188072.225" calcext:value-type="float">
            <text:p>4188072,225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206605.575" calcext:value-type="float">
            <text:p>206605,57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890.35" calcext:value-type="float">
            <text:p>890,35</text:p>
          </table:table-cell>
          <table:table-cell table:style-name="ce3" table:formula="of:=IF([.N227]&gt;[.N$177];[.N227];&quot;&quot;)" office:value-type="float" office:value="2358968.05" calcext:value-type="float">
            <text:p>2358968,05</text:p>
          </table:table-cell>
          <table:table-cell table:style-name="ce3" table:formula="of:=IF([.O227]&gt;[.O$177];[.O227];&quot;&quot;)">
            <text:p/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261140.425" calcext:value-type="float">
            <text:p>261140,425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1299.025" calcext:value-type="float">
            <text:p>1299,025</text:p>
          </table:table-cell>
          <table:table-cell table:style-name="ce3" table:formula="of:=IF([.D228]&gt;[.D$177];[.D228];&quot;&quot;)" office:value-type="float" office:value="12038.15" calcext:value-type="float">
            <text:p>12038,15</text:p>
          </table:table-cell>
          <table:table-cell table:style-name="ce3" table:formula="of:=IF([.E228]&gt;[.E$177];[.E228];&quot;&quot;)" office:value-type="float" office:value="3940554.825" calcext:value-type="float">
            <text:p>3940554,825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165804.875" calcext:value-type="float">
            <text:p>165804,87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770.15" calcext:value-type="float">
            <text:p>770,15</text:p>
          </table:table-cell>
          <table:table-cell table:style-name="ce3" table:formula="of:=IF([.N228]&gt;[.N$177];[.N228];&quot;&quot;)" office:value-type="float" office:value="2144609.25" calcext:value-type="float">
            <text:p>2144609,25</text:p>
          </table:table-cell>
          <table:table-cell table:style-name="ce3" table:formula="of:=IF([.O228]&gt;[.O$177];[.O228];&quot;&quot;)" office:value-type="float" office:value="101.15" calcext:value-type="float">
            <text:p>101,15</text:p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255687.725" calcext:value-type="float">
            <text:p>255687,725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1419.425" calcext:value-type="float">
            <text:p>1419,425</text:p>
          </table:table-cell>
          <table:table-cell table:style-name="ce3" table:formula="of:=IF([.D229]&gt;[.D$177];[.D229];&quot;&quot;)" office:value-type="float" office:value="8647.05" calcext:value-type="float">
            <text:p>8647,05</text:p>
          </table:table-cell>
          <table:table-cell table:style-name="ce3" table:formula="of:=IF([.E229]&gt;[.E$177];[.E229];&quot;&quot;)" office:value-type="float" office:value="3943240.625" calcext:value-type="float">
            <text:p>3943240,625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 office:value-type="float" office:value="784.725" calcext:value-type="float">
            <text:p>784,725</text:p>
          </table:table-cell>
          <table:table-cell table:style-name="ce3" table:formula="of:=IF([.I229]&gt;[.I$177];[.I229];&quot;&quot;)" office:value-type="float" office:value="144075.175" calcext:value-type="float">
            <text:p>144075,17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 office:value-type="float" office:value="629.55" calcext:value-type="float">
            <text:p>629,55</text:p>
          </table:table-cell>
          <table:table-cell table:style-name="ce3" table:formula="of:=IF([.N229]&gt;[.N$177];[.N229];&quot;&quot;)" office:value-type="float" office:value="2175192.05" calcext:value-type="float">
            <text:p>2175192,05</text:p>
          </table:table-cell>
          <table:table-cell table:style-name="ce3" table:formula="of:=IF([.O229]&gt;[.O$177];[.O229];&quot;&quot;)" office:value-type="float" office:value="63.65" calcext:value-type="float">
            <text:p>63,65</text:p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239437.525" calcext:value-type="float">
            <text:p>239437,525</text:p>
          </table:table-cell>
          <table:table-cell table:style-name="ce3" table:formula="of:=IF([.T229]&gt;[.T$177];[.T229];&quot;&quot;)" office:value-type="float" office:value="147.7125" calcext:value-type="float">
            <text:p>147,7125</text:p>
          </table:table-cell>
          <table:table-cell table:style-name="ce3" table:formula="of:=IF([.U229]&gt;[.U$177];[.U229];&quot;&quot;)" office:value-type="float" office:value="40" calcext:value-type="float">
            <text:p>40</text:p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1520.025" calcext:value-type="float">
            <text:p>1520,025</text:p>
          </table:table-cell>
          <table:table-cell table:style-name="ce3" table:formula="of:=IF([.D230]&gt;[.D$177];[.D230];&quot;&quot;)" office:value-type="float" office:value="6612.45" calcext:value-type="float">
            <text:p>6612,45</text:p>
          </table:table-cell>
          <table:table-cell table:style-name="ce3" table:formula="of:=IF([.E230]&gt;[.E$177];[.E230];&quot;&quot;)" office:value-type="float" office:value="3839909.525" calcext:value-type="float">
            <text:p>3839909,525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122291.375" calcext:value-type="float">
            <text:p>122291,37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779.95" calcext:value-type="float">
            <text:p>779,95</text:p>
          </table:table-cell>
          <table:table-cell table:style-name="ce3" table:formula="of:=IF([.N230]&gt;[.N$177];[.N230];&quot;&quot;)" office:value-type="float" office:value="2152408.05" calcext:value-type="float">
            <text:p>2152408,05</text:p>
          </table:table-cell>
          <table:table-cell table:style-name="ce3" table:formula="of:=IF([.O230]&gt;[.O$177];[.O230];&quot;&quot;)">
            <text:p/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231326.025" calcext:value-type="float">
            <text:p>231326,025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1484.625" calcext:value-type="float">
            <text:p>1484,625</text:p>
          </table:table-cell>
          <table:table-cell table:style-name="ce3" table:formula="of:=IF([.D231]&gt;[.D$177];[.D231];&quot;&quot;)" office:value-type="float" office:value="8647.05" calcext:value-type="float">
            <text:p>8647,05</text:p>
          </table:table-cell>
          <table:table-cell table:style-name="ce3" table:formula="of:=IF([.E231]&gt;[.E$177];[.E231];&quot;&quot;)" office:value-type="float" office:value="3780011.025" calcext:value-type="float">
            <text:p>3780011,025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103247.375" calcext:value-type="float">
            <text:p>103247,375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 office:value-type="float" office:value="709.95" calcext:value-type="float">
            <text:p>709,95</text:p>
          </table:table-cell>
          <table:table-cell table:style-name="ce3" table:formula="of:=IF([.N231]&gt;[.N$177];[.N231];&quot;&quot;)" office:value-type="float" office:value="2409969.15" calcext:value-type="float">
            <text:p>2409969,15</text:p>
          </table:table-cell>
          <table:table-cell table:style-name="ce3" table:formula="of:=IF([.O231]&gt;[.O$177];[.O231];&quot;&quot;)" office:value-type="float" office:value="61.85" calcext:value-type="float">
            <text:p>61,85</text:p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242123.425" calcext:value-type="float">
            <text:p>242123,425</text:p>
          </table:table-cell>
          <table:table-cell table:style-name="ce3" table:formula="of:=IF([.T231]&gt;[.T$177];[.T231];&quot;&quot;)" office:value-type="float" office:value="167.9125" calcext:value-type="float">
            <text:p>167,9125</text:p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1519.825" calcext:value-type="float">
            <text:p>1519,825</text:p>
          </table:table-cell>
          <table:table-cell table:style-name="ce3" table:formula="of:=IF([.D232]&gt;[.D$177];[.D232];&quot;&quot;)" office:value-type="float" office:value="9325.35" calcext:value-type="float">
            <text:p>9325,35</text:p>
          </table:table-cell>
          <table:table-cell table:style-name="ce3" table:formula="of:=IF([.E232]&gt;[.E$177];[.E232];&quot;&quot;)" office:value-type="float" office:value="3829004.325" calcext:value-type="float">
            <text:p>3829004,325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92368.975" calcext:value-type="float">
            <text:p>92368,97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278.45" calcext:value-type="float">
            <text:p>278,45</text:p>
          </table:table-cell>
          <table:table-cell table:style-name="ce3" table:formula="of:=IF([.N232]&gt;[.N$177];[.N232];&quot;&quot;)" office:value-type="float" office:value="2190237.55" calcext:value-type="float">
            <text:p>2190237,55</text:p>
          </table:table-cell>
          <table:table-cell table:style-name="ce3" table:formula="of:=IF([.O232]&gt;[.O$177];[.O232];&quot;&quot;)">
            <text:p/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239464.525" calcext:value-type="float">
            <text:p>239464,525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1158.825" calcext:value-type="float">
            <text:p>1158,825</text:p>
          </table:table-cell>
          <table:table-cell table:style-name="ce3" table:formula="of:=IF([.D233]&gt;[.D$177];[.D233];&quot;&quot;)" office:value-type="float" office:value="6612.45" calcext:value-type="float">
            <text:p>6612,45</text:p>
          </table:table-cell>
          <table:table-cell table:style-name="ce3" table:formula="of:=IF([.E233]&gt;[.E$177];[.E233];&quot;&quot;)" office:value-type="float" office:value="3790889.125" calcext:value-type="float">
            <text:p>3790889,125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86916.275" calcext:value-type="float">
            <text:p>86916,27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>
            <text:p/>
          </table:table-cell>
          <table:table-cell table:style-name="ce3" table:formula="of:=IF([.M233]&gt;[.M$177];[.M233];&quot;&quot;)" office:value-type="float" office:value="348.95" calcext:value-type="float">
            <text:p>348,95</text:p>
          </table:table-cell>
          <table:table-cell table:style-name="ce3" table:formula="of:=IF([.N233]&gt;[.N$177];[.N233];&quot;&quot;)" office:value-type="float" office:value="2102846.45" calcext:value-type="float">
            <text:p>2102846,45</text:p>
          </table:table-cell>
          <table:table-cell table:style-name="ce3" table:formula="of:=IF([.O233]&gt;[.O$177];[.O233];&quot;&quot;)" office:value-type="float" office:value="126.15" calcext:value-type="float">
            <text:p>126,15</text:p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217653.625" calcext:value-type="float">
            <text:p>217653,625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918.025" calcext:value-type="float">
            <text:p>918,025</text:p>
          </table:table-cell>
          <table:table-cell table:style-name="ce3" table:formula="of:=IF([.D234]&gt;[.D$177];[.D234];&quot;&quot;)" office:value-type="float" office:value="6612.45" calcext:value-type="float">
            <text:p>6612,45</text:p>
          </table:table-cell>
          <table:table-cell table:style-name="ce3" table:formula="of:=IF([.E234]&gt;[.E$177];[.E234];&quot;&quot;)" office:value-type="float" office:value="3475416.025" calcext:value-type="float">
            <text:p>3475416,025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73325.075" calcext:value-type="float">
            <text:p>73325,07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649.55" calcext:value-type="float">
            <text:p>649,55</text:p>
          </table:table-cell>
          <table:table-cell table:style-name="ce3" table:formula="of:=IF([.N234]&gt;[.N$177];[.N234];&quot;&quot;)" office:value-type="float" office:value="1923128.65" calcext:value-type="float">
            <text:p>1923128,65</text:p>
          </table:table-cell>
          <table:table-cell table:style-name="ce3" table:formula="of:=IF([.O234]&gt;[.O$177];[.O234];&quot;&quot;)">
            <text:p/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220393.425" calcext:value-type="float">
            <text:p>220393,425</text:p>
          </table:table-cell>
          <table:table-cell table:style-name="ce3" table:formula="of:=IF([.T234]&gt;[.T$177];[.T234];&quot;&quot;)" office:value-type="float" office:value="198.0125" calcext:value-type="float">
            <text:p>198,0125</text:p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1199.025" calcext:value-type="float">
            <text:p>1199,025</text:p>
          </table:table-cell>
          <table:table-cell table:style-name="ce3" table:formula="of:=IF([.D235]&gt;[.D$177];[.D235];&quot;&quot;)" office:value-type="float" office:value="8647.05" calcext:value-type="float">
            <text:p>8647,05</text:p>
          </table:table-cell>
          <table:table-cell table:style-name="ce3" table:formula="of:=IF([.E235]&gt;[.E$177];[.E235];&quot;&quot;)" office:value-type="float" office:value="3676652.625" calcext:value-type="float">
            <text:p>3676652,625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78777.775" calcext:value-type="float">
            <text:p>78777,77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669.55" calcext:value-type="float">
            <text:p>669,55</text:p>
          </table:table-cell>
          <table:table-cell table:style-name="ce3" table:formula="of:=IF([.N235]&gt;[.N$177];[.N235];&quot;&quot;)" office:value-type="float" office:value="2103620.85" calcext:value-type="float">
            <text:p>2103620,85</text:p>
          </table:table-cell>
          <table:table-cell table:style-name="ce3" table:formula="of:=IF([.O235]&gt;[.O$177];[.O235];&quot;&quot;)" office:value-type="float" office:value="56.15" calcext:value-type="float">
            <text:p>56,15</text:p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255633.625" calcext:value-type="float">
            <text:p>255633,625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 office:value-type="float" office:value="25" calcext:value-type="float">
            <text:p>25</text:p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978.425" calcext:value-type="float">
            <text:p>978,425</text:p>
          </table:table-cell>
          <table:table-cell table:style-name="ce3" table:formula="of:=IF([.D236]&gt;[.D$177];[.D236];&quot;&quot;)" office:value-type="float" office:value="5256.05" calcext:value-type="float">
            <text:p>5256,05</text:p>
          </table:table-cell>
          <table:table-cell table:style-name="ce3" table:formula="of:=IF([.E236]&gt;[.E$177];[.E236];&quot;&quot;)" office:value-type="float" office:value="3638537.725" calcext:value-type="float">
            <text:p>3638537,725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 office:value-type="float" office:value="809.925" calcext:value-type="float">
            <text:p>809,925</text:p>
          </table:table-cell>
          <table:table-cell table:style-name="ce3" table:formula="of:=IF([.I236]&gt;[.I$177];[.I236];&quot;&quot;)" office:value-type="float" office:value="70612.275" calcext:value-type="float">
            <text:p>70612,27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509.35" calcext:value-type="float">
            <text:p>509,35</text:p>
          </table:table-cell>
          <table:table-cell table:style-name="ce3" table:formula="of:=IF([.N236]&gt;[.N$177];[.N236];&quot;&quot;)" office:value-type="float" office:value="1963985.65" calcext:value-type="float">
            <text:p>1963985,65</text:p>
          </table:table-cell>
          <table:table-cell table:style-name="ce3" table:formula="of:=IF([.O236]&gt;[.O$177];[.O236];&quot;&quot;)" office:value-type="float" office:value="76.15" calcext:value-type="float">
            <text:p>76,1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274758.525" calcext:value-type="float">
            <text:p>274758,525</text:p>
          </table:table-cell>
          <table:table-cell table:style-name="ce3" table:formula="of:=IF([.T236]&gt;[.T$177];[.T236];&quot;&quot;)" office:value-type="float" office:value="173.0125" calcext:value-type="float">
            <text:p>173,0125</text:p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 office:value-type="float" office:value="100.3" calcext:value-type="float">
            <text:p>100,3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998.225" calcext:value-type="float">
            <text:p>998,225</text:p>
          </table:table-cell>
          <table:table-cell table:style-name="ce3" table:formula="of:=IF([.D237]&gt;[.D$177];[.D237];&quot;&quot;)" office:value-type="float" office:value="6612.45" calcext:value-type="float">
            <text:p>6612,45</text:p>
          </table:table-cell>
          <table:table-cell table:style-name="ce3" table:formula="of:=IF([.E237]&gt;[.E$177];[.E237];&quot;&quot;)" office:value-type="float" office:value="3638483.925" calcext:value-type="float">
            <text:p>3638483,925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7872.275" calcext:value-type="float">
            <text:p>67872,27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649.55" calcext:value-type="float">
            <text:p>649,55</text:p>
          </table:table-cell>
          <table:table-cell table:style-name="ce3" table:formula="of:=IF([.N237]&gt;[.N$177];[.N237];&quot;&quot;)" office:value-type="float" office:value="2046084.85" calcext:value-type="float">
            <text:p>2046084,85</text:p>
          </table:table-cell>
          <table:table-cell table:style-name="ce3" table:formula="of:=IF([.O237]&gt;[.O$177];[.O237];&quot;&quot;)" office:value-type="float" office:value="76.15" calcext:value-type="float">
            <text:p>76,15</text:p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315613.125" calcext:value-type="float">
            <text:p>315613,125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1279.025" calcext:value-type="float">
            <text:p>1279,025</text:p>
          </table:table-cell>
          <table:table-cell table:style-name="ce3" table:formula="of:=IF([.D238]&gt;[.D$177];[.D238];&quot;&quot;)" office:value-type="float" office:value="6612.45" calcext:value-type="float">
            <text:p>6612,45</text:p>
          </table:table-cell>
          <table:table-cell table:style-name="ce3" table:formula="of:=IF([.E238]&gt;[.E$177];[.E238];&quot;&quot;)" office:value-type="float" office:value="3886162.925" calcext:value-type="float">
            <text:p>3886162,925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70612.275" calcext:value-type="float">
            <text:p>70612,27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353.95" calcext:value-type="float">
            <text:p>353,95</text:p>
          </table:table-cell>
          <table:table-cell table:style-name="ce3" table:formula="of:=IF([.N238]&gt;[.N$177];[.N238];&quot;&quot;)" office:value-type="float" office:value="2041892.85" calcext:value-type="float">
            <text:p>2041892,85</text:p>
          </table:table-cell>
          <table:table-cell table:style-name="ce3" table:formula="of:=IF([.O238]&gt;[.O$177];[.O238];&quot;&quot;)">
            <text:p/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304761.925" calcext:value-type="float">
            <text:p>304761,925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998.425" calcext:value-type="float">
            <text:p>998,425</text:p>
          </table:table-cell>
          <table:table-cell table:style-name="ce3" table:formula="of:=IF([.D239]&gt;[.D$177];[.D239];&quot;&quot;)">
            <text:p/>
          </table:table-cell>
          <table:table-cell table:style-name="ce3" table:formula="of:=IF([.E239]&gt;[.E$177];[.E239];&quot;&quot;)" office:value-type="float" office:value="3744689.825" calcext:value-type="float">
            <text:p>3744689,825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2473.775" calcext:value-type="float">
            <text:p>62473,77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 office:value-type="float" office:value="679.95" calcext:value-type="float">
            <text:p>679,95</text:p>
          </table:table-cell>
          <table:table-cell table:style-name="ce3" table:formula="of:=IF([.N239]&gt;[.N$177];[.N239];&quot;&quot;)" office:value-type="float" office:value="2031160.05" calcext:value-type="float">
            <text:p>2031160,05</text:p>
          </table:table-cell>
          <table:table-cell table:style-name="ce3" table:formula="of:=IF([.O239]&gt;[.O$177];[.O239];&quot;&quot;)" office:value-type="float" office:value="76.15" calcext:value-type="float">
            <text:p>76,15</text:p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318353.125" calcext:value-type="float">
            <text:p>318353,125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998.225" calcext:value-type="float">
            <text:p>998,225</text:p>
          </table:table-cell>
          <table:table-cell table:style-name="ce3" table:formula="of:=IF([.D240]&gt;[.D$177];[.D240];&quot;&quot;)" office:value-type="float" office:value="5256.05" calcext:value-type="float">
            <text:p>5256,05</text:p>
          </table:table-cell>
          <table:table-cell table:style-name="ce3" table:formula="of:=IF([.E240]&gt;[.E$177];[.E240];&quot;&quot;)" office:value-type="float" office:value="3608669.525" calcext:value-type="float">
            <text:p>3608669,525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57021.075" calcext:value-type="float">
            <text:p>57021,07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378.95" calcext:value-type="float">
            <text:p>378,95</text:p>
          </table:table-cell>
          <table:table-cell table:style-name="ce3" table:formula="of:=IF([.N240]&gt;[.N$177];[.N240];&quot;&quot;)" office:value-type="float" office:value="1862891.25" calcext:value-type="float">
            <text:p>1862891,25</text:p>
          </table:table-cell>
          <table:table-cell table:style-name="ce3" table:formula="of:=IF([.O240]&gt;[.O$177];[.O240];&quot;&quot;)">
            <text:p/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299282.025" calcext:value-type="float">
            <text:p>299282,025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1479.825" calcext:value-type="float">
            <text:p>1479,825</text:p>
          </table:table-cell>
          <table:table-cell table:style-name="ce3" table:formula="of:=IF([.D241]&gt;[.D$177];[.D241];&quot;&quot;)" office:value-type="float" office:value="5256.05" calcext:value-type="float">
            <text:p>5256,05</text:p>
          </table:table-cell>
          <table:table-cell table:style-name="ce3" table:formula="of:=IF([.E241]&gt;[.E$177];[.E241];&quot;&quot;)" office:value-type="float" office:value="3507997.125" calcext:value-type="float">
            <text:p>3507997,125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 office:value-type="float" office:value="613.925" calcext:value-type="float">
            <text:p>613,925</text:p>
          </table:table-cell>
          <table:table-cell table:style-name="ce3" table:formula="of:=IF([.I241]&gt;[.I$177];[.I241];&quot;&quot;)" office:value-type="float" office:value="62446.675" calcext:value-type="float">
            <text:p>62446,67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 office:value-type="float" office:value="490.9" calcext:value-type="float">
            <text:p>490,9</text:p>
          </table:table-cell>
          <table:table-cell table:style-name="ce3" table:formula="of:=IF([.M241]&gt;[.M$177];[.M241];&quot;&quot;)" office:value-type="float" office:value="288.75" calcext:value-type="float">
            <text:p>288,75</text:p>
          </table:table-cell>
          <table:table-cell table:style-name="ce3" table:formula="of:=IF([.N241]&gt;[.N$177];[.N241];&quot;&quot;)" office:value-type="float" office:value="1885252.85" calcext:value-type="float">
            <text:p>1885252,85</text:p>
          </table:table-cell>
          <table:table-cell table:style-name="ce3" table:formula="of:=IF([.O241]&gt;[.O$177];[.O241];&quot;&quot;)" office:value-type="float" office:value="63.65" calcext:value-type="float">
            <text:p>63,65</text:p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261167.425" calcext:value-type="float">
            <text:p>261167,425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1058.625" calcext:value-type="float">
            <text:p>1058,625</text:p>
          </table:table-cell>
          <table:table-cell table:style-name="ce3" table:formula="of:=IF([.D242]&gt;[.D$177];[.D242];&quot;&quot;)" office:value-type="float" office:value="6612.45" calcext:value-type="float">
            <text:p>6612,45</text:p>
          </table:table-cell>
          <table:table-cell table:style-name="ce3" table:formula="of:=IF([.E242]&gt;[.E$177];[.E242];&quot;&quot;)" office:value-type="float" office:value="3712054.825" calcext:value-type="float">
            <text:p>3712054,825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57021.075" calcext:value-type="float">
            <text:p>57021,07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428.95" calcext:value-type="float">
            <text:p>428,95</text:p>
          </table:table-cell>
          <table:table-cell table:style-name="ce3" table:formula="of:=IF([.N242]&gt;[.N$177];[.N242];&quot;&quot;)" office:value-type="float" office:value="2005457.65" calcext:value-type="float">
            <text:p>2005457,65</text:p>
          </table:table-cell>
          <table:table-cell table:style-name="ce3" table:formula="of:=IF([.O242]&gt;[.O$177];[.O242];&quot;&quot;)" office:value-type="float" office:value="63.65" calcext:value-type="float">
            <text:p>63,65</text:p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220393.425" calcext:value-type="float">
            <text:p>220393,425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1339.425" calcext:value-type="float">
            <text:p>1339,425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3758254.125" calcext:value-type="float">
            <text:p>3758254,125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57021.075" calcext:value-type="float">
            <text:p>57021,07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449.15" calcext:value-type="float">
            <text:p>449,15</text:p>
          </table:table-cell>
          <table:table-cell table:style-name="ce3" table:formula="of:=IF([.N243]&gt;[.N$177];[.N243];&quot;&quot;)" office:value-type="float" office:value="2017860.85" calcext:value-type="float">
            <text:p>2017860,85</text:p>
          </table:table-cell>
          <table:table-cell table:style-name="ce3" table:formula="of:=IF([.O243]&gt;[.O$177];[.O243];&quot;&quot;)" office:value-type="float" office:value="63.65" calcext:value-type="float">
            <text:p>63,65</text:p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>
            <text:p/>
          </table:table-cell>
          <table:table-cell table:style-name="ce3" table:formula="of:=IF([.S243]&gt;[.S$177];[.S243];&quot;&quot;)" office:value-type="float" office:value="220420.525" calcext:value-type="float">
            <text:p>220420,525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1319.025" calcext:value-type="float">
            <text:p>1319,025</text:p>
          </table:table-cell>
          <table:table-cell table:style-name="ce3" table:formula="of:=IF([.D244]&gt;[.D$177];[.D244];&quot;&quot;)" office:value-type="float" office:value="6612.45" calcext:value-type="float">
            <text:p>6612,45</text:p>
          </table:table-cell>
          <table:table-cell table:style-name="ce3" table:formula="of:=IF([.E244]&gt;[.E$177];[.E244];&quot;&quot;)" office:value-type="float" office:value="3760994.025" calcext:value-type="float">
            <text:p>3760994,025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57021.075" calcext:value-type="float">
            <text:p>57021,07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 office:value-type="float" office:value="649.75" calcext:value-type="float">
            <text:p>649,75</text:p>
          </table:table-cell>
          <table:table-cell table:style-name="ce3" table:formula="of:=IF([.N244]&gt;[.N$177];[.N244];&quot;&quot;)" office:value-type="float" office:value="2024142.25" calcext:value-type="float">
            <text:p>2024142,25</text:p>
          </table:table-cell>
          <table:table-cell table:style-name="ce3" table:formula="of:=IF([.O244]&gt;[.O$177];[.O244];&quot;&quot;)">
            <text:p/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198636.625" calcext:value-type="float">
            <text:p>198636,625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1379.425" calcext:value-type="float">
            <text:p>1379,425</text:p>
          </table:table-cell>
          <table:table-cell table:style-name="ce3" table:formula="of:=IF([.D245]&gt;[.D$177];[.D245];&quot;&quot;)" office:value-type="float" office:value="8647.05" calcext:value-type="float">
            <text:p>8647,05</text:p>
          </table:table-cell>
          <table:table-cell table:style-name="ce3" table:formula="of:=IF([.E245]&gt;[.E$177];[.E245];&quot;&quot;)" office:value-type="float" office:value="3793602.125" calcext:value-type="float">
            <text:p>3793602,125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54308.275" calcext:value-type="float">
            <text:p>54308,27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529.45" calcext:value-type="float">
            <text:p>529,45</text:p>
          </table:table-cell>
          <table:table-cell table:style-name="ce3" table:formula="of:=IF([.N245]&gt;[.N$177];[.N245];&quot;&quot;)" office:value-type="float" office:value="2883012.65" calcext:value-type="float">
            <text:p>2883012,65</text:p>
          </table:table-cell>
          <table:table-cell table:style-name="ce3" table:formula="of:=IF([.O245]&gt;[.O$177];[.O245];&quot;&quot;)">
            <text:p/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195923.825" calcext:value-type="float">
            <text:p>195923,825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1319.425" calcext:value-type="float">
            <text:p>1319,425</text:p>
          </table:table-cell>
          <table:table-cell table:style-name="ce3" table:formula="of:=IF([.D246]&gt;[.D$177];[.D246];&quot;&quot;)" office:value-type="float" office:value="8647.05" calcext:value-type="float">
            <text:p>8647,05</text:p>
          </table:table-cell>
          <table:table-cell table:style-name="ce3" table:formula="of:=IF([.E246]&gt;[.E$177];[.E246];&quot;&quot;)" office:value-type="float" office:value="3886081.925" calcext:value-type="float">
            <text:p>3886081,925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57021.075" calcext:value-type="float">
            <text:p>57021,07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579.45" calcext:value-type="float">
            <text:p>579,45</text:p>
          </table:table-cell>
          <table:table-cell table:style-name="ce3" table:formula="of:=IF([.N246]&gt;[.N$177];[.N246];&quot;&quot;)" office:value-type="float" office:value="2119774.45" calcext:value-type="float">
            <text:p>2119774,45</text:p>
          </table:table-cell>
          <table:table-cell table:style-name="ce3" table:formula="of:=IF([.O246]&gt;[.O$177];[.O246];&quot;&quot;)">
            <text:p/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 office:value-type="float" office:value="159.6875" calcext:value-type="float">
            <text:p>159,6875</text:p>
          </table:table-cell>
          <table:table-cell table:style-name="ce3" table:formula="of:=IF([.S246]&gt;[.S$177];[.S246];&quot;&quot;)" office:value-type="float" office:value="236751.625" calcext:value-type="float">
            <text:p>236751,625</text:p>
          </table:table-cell>
          <table:table-cell table:style-name="ce3" table:formula="of:=IF([.T246]&gt;[.T$177];[.T246];&quot;&quot;)" office:value-type="float" office:value="227.9125" calcext:value-type="float">
            <text:p>227,9125</text:p>
          </table:table-cell>
          <table:table-cell table:style-name="ce3" table:formula="of:=IF([.U246]&gt;[.U$177];[.U246];&quot;&quot;)" office:value-type="float" office:value="33.3" calcext:value-type="float">
            <text:p>33,3</text:p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1178.625" calcext:value-type="float">
            <text:p>1178,625</text:p>
          </table:table-cell>
          <table:table-cell table:style-name="ce3" table:formula="of:=IF([.D247]&gt;[.D$177];[.D247];&quot;&quot;)" office:value-type="float" office:value="5256.05" calcext:value-type="float">
            <text:p>5256,05</text:p>
          </table:table-cell>
          <table:table-cell table:style-name="ce3" table:formula="of:=IF([.E247]&gt;[.E$177];[.E247];&quot;&quot;)" office:value-type="float" office:value="3842568.425" calcext:value-type="float">
            <text:p>3842568,425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57021.075" calcext:value-type="float">
            <text:p>57021,07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649.95" calcext:value-type="float">
            <text:p>649,95</text:p>
          </table:table-cell>
          <table:table-cell table:style-name="ce3" table:formula="of:=IF([.N247]&gt;[.N$177];[.N247];&quot;&quot;)" office:value-type="float" office:value="2581745.55" calcext:value-type="float">
            <text:p>2581745,55</text:p>
          </table:table-cell>
          <table:table-cell table:style-name="ce3" table:formula="of:=IF([.O247]&gt;[.O$177];[.O247];&quot;&quot;)">
            <text:p/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228586.125" calcext:value-type="float">
            <text:p>228586,125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1259.225" calcext:value-type="float">
            <text:p>1259,225</text:p>
          </table:table-cell>
          <table:table-cell table:style-name="ce3" table:formula="of:=IF([.D248]&gt;[.D$177];[.D248];&quot;&quot;)" office:value-type="float" office:value="6612.45" calcext:value-type="float">
            <text:p>6612,45</text:p>
          </table:table-cell>
          <table:table-cell table:style-name="ce3" table:formula="of:=IF([.E248]&gt;[.E$177];[.E248];&quot;&quot;)" office:value-type="float" office:value="3886109.125" calcext:value-type="float">
            <text:p>3886109,125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62446.675" calcext:value-type="float">
            <text:p>62446,67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 office:value-type="float" office:value="609.55" calcext:value-type="float">
            <text:p>609,55</text:p>
          </table:table-cell>
          <table:table-cell table:style-name="ce3" table:formula="of:=IF([.N248]&gt;[.N$177];[.N248];&quot;&quot;)" office:value-type="float" office:value="2231921.65" calcext:value-type="float">
            <text:p>2231921,65</text:p>
          </table:table-cell>
          <table:table-cell table:style-name="ce3" table:formula="of:=IF([.O248]&gt;[.O$177];[.O248];&quot;&quot;)">
            <text:p/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>
            <text:p/>
          </table:table-cell>
          <table:table-cell table:style-name="ce3" table:formula="of:=IF([.S248]&gt;[.S$177];[.S248];&quot;&quot;)" office:value-type="float" office:value="212255.025" calcext:value-type="float">
            <text:p>212255,025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1218.825" calcext:value-type="float">
            <text:p>1218,825</text:p>
          </table:table-cell>
          <table:table-cell table:style-name="ce3" table:formula="of:=IF([.D249]&gt;[.D$177];[.D249];&quot;&quot;)">
            <text:p/>
          </table:table-cell>
          <table:table-cell table:style-name="ce3" table:formula="of:=IF([.E249]&gt;[.E$177];[.E249];&quot;&quot;)" office:value-type="float" office:value="3818098.925" calcext:value-type="float">
            <text:p>3818098,925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57021.075" calcext:value-type="float">
            <text:p>57021,07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509.35" calcext:value-type="float">
            <text:p>509,35</text:p>
          </table:table-cell>
          <table:table-cell table:style-name="ce3" table:formula="of:=IF([.N249]&gt;[.N$177];[.N249];&quot;&quot;)" office:value-type="float" office:value="1993419.25" calcext:value-type="float">
            <text:p>1993419,25</text:p>
          </table:table-cell>
          <table:table-cell table:style-name="ce3" table:formula="of:=IF([.O249]&gt;[.O$177];[.O249];&quot;&quot;)">
            <text:p/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>
            <text:p/>
          </table:table-cell>
          <table:table-cell table:style-name="ce3" table:formula="of:=IF([.S249]&gt;[.S$177];[.S249];&quot;&quot;)" office:value-type="float" office:value="190471.125" calcext:value-type="float">
            <text:p>190471,125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1219.025" calcext:value-type="float">
            <text:p>1219,025</text:p>
          </table:table-cell>
          <table:table-cell table:style-name="ce3" table:formula="of:=IF([.D250]&gt;[.D$177];[.D250];&quot;&quot;)">
            <text:p/>
          </table:table-cell>
          <table:table-cell table:style-name="ce3" table:formula="of:=IF([.E250]&gt;[.E$177];[.E250];&quot;&quot;)" office:value-type="float" office:value="3763653.125" calcext:value-type="float">
            <text:p>3763653,125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57021.075" calcext:value-type="float">
            <text:p>57021,07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479.45" calcext:value-type="float">
            <text:p>479,45</text:p>
          </table:table-cell>
          <table:table-cell table:style-name="ce3" table:formula="of:=IF([.N250]&gt;[.N$177];[.N250];&quot;&quot;)" office:value-type="float" office:value="1899256.05" calcext:value-type="float">
            <text:p>1899256,05</text:p>
          </table:table-cell>
          <table:table-cell table:style-name="ce3" table:formula="of:=IF([.O250]&gt;[.O$177];[.O250];&quot;&quot;)">
            <text:p/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 office:value-type="float" office:value="142.1875" calcext:value-type="float">
            <text:p>142,1875</text:p>
          </table:table-cell>
          <table:table-cell table:style-name="ce3" table:formula="of:=IF([.S250]&gt;[.S$177];[.S250];&quot;&quot;)" office:value-type="float" office:value="138764.925" calcext:value-type="float">
            <text:p>138764,925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1519.625" calcext:value-type="float">
            <text:p>1519,625</text:p>
          </table:table-cell>
          <table:table-cell table:style-name="ce3" table:formula="of:=IF([.D251]&gt;[.D$177];[.D251];&quot;&quot;)">
            <text:p/>
          </table:table-cell>
          <table:table-cell table:style-name="ce3" table:formula="of:=IF([.E251]&gt;[.E$177];[.E251];&quot;&quot;)" office:value-type="float" office:value="3619493.925" calcext:value-type="float">
            <text:p>3619493,925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59733.875" calcext:value-type="float">
            <text:p>59733,87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>
            <text:p/>
          </table:table-cell>
          <table:table-cell table:style-name="ce3" table:formula="of:=IF([.N251]&gt;[.N$177];[.N251];&quot;&quot;)" office:value-type="float" office:value="1782712.05" calcext:value-type="float">
            <text:p>1782712,05</text:p>
          </table:table-cell>
          <table:table-cell table:style-name="ce3" table:formula="of:=IF([.O251]&gt;[.O$177];[.O251];&quot;&quot;)" office:value-type="float" office:value="109.45" calcext:value-type="float">
            <text:p>109,45</text:p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>
            <text:p/>
          </table:table-cell>
          <table:table-cell table:style-name="ce3" table:formula="of:=IF([.S251]&gt;[.S$177];[.S251];&quot;&quot;)" office:value-type="float" office:value="108869.725" calcext:value-type="float">
            <text:p>108869,725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898.025" calcext:value-type="float">
            <text:p>898,025</text:p>
          </table:table-cell>
          <table:table-cell table:style-name="ce3" table:formula="of:=IF([.D252]&gt;[.D$177];[.D252];&quot;&quot;)" office:value-type="float" office:value="8647.05" calcext:value-type="float">
            <text:p>8647,05</text:p>
          </table:table-cell>
          <table:table-cell table:style-name="ce3" table:formula="of:=IF([.E252]&gt;[.E$177];[.E252];&quot;&quot;)" office:value-type="float" office:value="3616753.925" calcext:value-type="float">
            <text:p>3616753,925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59733.875" calcext:value-type="float">
            <text:p>59733,87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389.15" calcext:value-type="float">
            <text:p>389,15</text:p>
          </table:table-cell>
          <table:table-cell table:style-name="ce3" table:formula="of:=IF([.N252]&gt;[.N$177];[.N252];&quot;&quot;)" office:value-type="float" office:value="1454163.25" calcext:value-type="float">
            <text:p>1454163,25</text:p>
          </table:table-cell>
          <table:table-cell table:style-name="ce3" table:formula="of:=IF([.O252]&gt;[.O$177];[.O252];&quot;&quot;)">
            <text:p/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92538.525" calcext:value-type="float">
            <text:p>92538,525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817.825" calcext:value-type="float">
            <text:p>817,825</text:p>
          </table:table-cell>
          <table:table-cell table:style-name="ce3" table:formula="of:=IF([.D253]&gt;[.D$177];[.D253];&quot;&quot;)">
            <text:p/>
          </table:table-cell>
          <table:table-cell table:style-name="ce3" table:formula="of:=IF([.E253]&gt;[.E$177];[.E253];&quot;&quot;)" office:value-type="float" office:value="3820811.525" calcext:value-type="float">
            <text:p>3820811,525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57021.075" calcext:value-type="float">
            <text:p>57021,07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609.55" calcext:value-type="float">
            <text:p>609,55</text:p>
          </table:table-cell>
          <table:table-cell table:style-name="ce3" table:formula="of:=IF([.N253]&gt;[.N$177];[.N253];&quot;&quot;)" office:value-type="float" office:value="1875780.85" calcext:value-type="float">
            <text:p>1875780,85</text:p>
          </table:table-cell>
          <table:table-cell table:style-name="ce3" table:formula="of:=IF([.O253]&gt;[.O$177];[.O253];&quot;&quot;)" office:value-type="float" office:value="101.15" calcext:value-type="float">
            <text:p>101,15</text:p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76207.425" calcext:value-type="float">
            <text:p>76207,425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1038.425" calcext:value-type="float">
            <text:p>1038,425</text:p>
          </table:table-cell>
          <table:table-cell table:style-name="ce3" table:formula="of:=IF([.D254]&gt;[.D$177];[.D254];&quot;&quot;)">
            <text:p/>
          </table:table-cell>
          <table:table-cell table:style-name="ce3" table:formula="of:=IF([.E254]&gt;[.E$177];[.E254];&quot;&quot;)" office:value-type="float" office:value="3850760.925" calcext:value-type="float">
            <text:p>3850760,925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57021.075" calcext:value-type="float">
            <text:p>57021,07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 office:value-type="float" office:value="328.95" calcext:value-type="float">
            <text:p>328,95</text:p>
          </table:table-cell>
          <table:table-cell table:style-name="ce3" table:formula="of:=IF([.N254]&gt;[.N$177];[.N254];&quot;&quot;)" office:value-type="float" office:value="1775640.15" calcext:value-type="float">
            <text:p>1775640,15</text:p>
          </table:table-cell>
          <table:table-cell table:style-name="ce3" table:formula="of:=IF([.O254]&gt;[.O$177];[.O254];&quot;&quot;)">
            <text:p/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65356.225" calcext:value-type="float">
            <text:p>65356,225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1038.425" calcext:value-type="float">
            <text:p>1038,425</text:p>
          </table:table-cell>
          <table:table-cell table:style-name="ce3" table:formula="of:=IF([.D255]&gt;[.D$177];[.D255];&quot;&quot;)" office:value-type="float" office:value="5256.05" calcext:value-type="float">
            <text:p>5256,05</text:p>
          </table:table-cell>
          <table:table-cell table:style-name="ce3" table:formula="of:=IF([.E255]&gt;[.E$177];[.E255];&quot;&quot;)" office:value-type="float" office:value="3741949.825" calcext:value-type="float">
            <text:p>3741949,825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 office:value-type="float" office:value="794.725" calcext:value-type="float">
            <text:p>794,725</text:p>
          </table:table-cell>
          <table:table-cell table:style-name="ce3" table:formula="of:=IF([.I255]&gt;[.I$177];[.I255];&quot;&quot;)" office:value-type="float" office:value="59733.875" calcext:value-type="float">
            <text:p>59733,87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609.75" calcext:value-type="float">
            <text:p>609,75</text:p>
          </table:table-cell>
          <table:table-cell table:style-name="ce3" table:formula="of:=IF([.N255]&gt;[.N$177];[.N255];&quot;&quot;)" office:value-type="float" office:value="1695160.05" calcext:value-type="float">
            <text:p>1695160,05</text:p>
          </table:table-cell>
          <table:table-cell table:style-name="ce3" table:formula="of:=IF([.O255]&gt;[.O$177];[.O255];&quot;&quot;)" office:value-type="float" office:value="88.65" calcext:value-type="float">
            <text:p>88,65</text:p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>
            <text:p/>
          </table:table-cell>
          <table:table-cell table:style-name="ce3" table:formula="of:=IF([.S255]&gt;[.S$177];[.S255];&quot;&quot;)" office:value-type="float" office:value="65356.225" calcext:value-type="float">
            <text:p>65356,225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1058.425" calcext:value-type="float">
            <text:p>1058,425</text:p>
          </table:table-cell>
          <table:table-cell table:style-name="ce3" table:formula="of:=IF([.D256]&gt;[.D$177];[.D256];&quot;&quot;)">
            <text:p/>
          </table:table-cell>
          <table:table-cell table:style-name="ce3" table:formula="of:=IF([.E256]&gt;[.E$177];[.E256];&quot;&quot;)" office:value-type="float" office:value="3823551.425" calcext:value-type="float">
            <text:p>3823551,425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59760.975" calcext:value-type="float">
            <text:p>59760,97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308.75" calcext:value-type="float">
            <text:p>308,75</text:p>
          </table:table-cell>
          <table:table-cell table:style-name="ce3" table:formula="of:=IF([.N256]&gt;[.N$177];[.N256];&quot;&quot;)" office:value-type="float" office:value="2079938.05" calcext:value-type="float">
            <text:p>2079938,05</text:p>
          </table:table-cell>
          <table:table-cell table:style-name="ce3" table:formula="of:=IF([.O256]&gt;[.O$177];[.O256];&quot;&quot;)" office:value-type="float" office:value="126.15" calcext:value-type="float">
            <text:p>126,15</text:p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57190.625" calcext:value-type="float">
            <text:p>57190,625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1118.825" calcext:value-type="float">
            <text:p>1118,825</text:p>
          </table:table-cell>
          <table:table-cell table:style-name="ce3" table:formula="of:=IF([.D257]&gt;[.D$177];[.D257];&quot;&quot;)">
            <text:p/>
          </table:table-cell>
          <table:table-cell table:style-name="ce3" table:formula="of:=IF([.E257]&gt;[.E$177];[.E257];&quot;&quot;)" office:value-type="float" office:value="3829031.125" calcext:value-type="float">
            <text:p>3829031,125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59733.875" calcext:value-type="float">
            <text:p>59733,87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429.15" calcext:value-type="float">
            <text:p>429,15</text:p>
          </table:table-cell>
          <table:table-cell table:style-name="ce3" table:formula="of:=IF([.N257]&gt;[.N$177];[.N257];&quot;&quot;)" office:value-type="float" office:value="1730539.25" calcext:value-type="float">
            <text:p>1730539,25</text:p>
          </table:table-cell>
          <table:table-cell table:style-name="ce3" table:formula="of:=IF([.O257]&gt;[.O$177];[.O257];&quot;&quot;)">
            <text:p/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 office:value-type="float" office:value="179.6875" calcext:value-type="float">
            <text:p>179,6875</text:p>
          </table:table-cell>
          <table:table-cell table:style-name="ce3" table:formula="of:=IF([.S257]&gt;[.S$177];[.S257];&quot;&quot;)" office:value-type="float" office:value="59903.425" calcext:value-type="float">
            <text:p>59903,425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777.625" calcext:value-type="float">
            <text:p>777,625</text:p>
          </table:table-cell>
          <table:table-cell table:style-name="ce3" table:formula="of:=IF([.D258]&gt;[.D$177];[.D258];&quot;&quot;)">
            <text:p/>
          </table:table-cell>
          <table:table-cell table:style-name="ce3" table:formula="of:=IF([.E258]&gt;[.E$177];[.E258];&quot;&quot;)" office:value-type="float" office:value="4060190.125" calcext:value-type="float">
            <text:p>4060190,125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57048.175" calcext:value-type="float">
            <text:p>57048,17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288.75" calcext:value-type="float">
            <text:p>288,75</text:p>
          </table:table-cell>
          <table:table-cell table:style-name="ce3" table:formula="of:=IF([.N258]&gt;[.N$177];[.N258];&quot;&quot;)" office:value-type="float" office:value="1649316.85" calcext:value-type="float">
            <text:p>1649316,85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51792.125" calcext:value-type="float">
            <text:p>51792,125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1118.825" calcext:value-type="float">
            <text:p>1118,825</text:p>
          </table:table-cell>
          <table:table-cell table:style-name="ce3" table:formula="of:=IF([.D259]&gt;[.D$177];[.D259];&quot;&quot;)">
            <text:p/>
          </table:table-cell>
          <table:table-cell table:style-name="ce3" table:formula="of:=IF([.E259]&gt;[.E$177];[.E259];&quot;&quot;)" office:value-type="float" office:value="3875230.925" calcext:value-type="float">
            <text:p>3875230,925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51595.475" calcext:value-type="float">
            <text:p>51595,47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>
            <text:p/>
          </table:table-cell>
          <table:table-cell table:style-name="ce3" table:formula="of:=IF([.N259]&gt;[.N$177];[.N259];&quot;&quot;)" office:value-type="float" office:value="1633892.85" calcext:value-type="float">
            <text:p>1633892,85</text:p>
          </table:table-cell>
          <table:table-cell table:style-name="ce3" table:formula="of:=IF([.O259]&gt;[.O$177];[.O259];&quot;&quot;)" office:value-type="float" office:value="63.65" calcext:value-type="float">
            <text:p>63,65</text:p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43599.425" calcext:value-type="float">
            <text:p>43599,425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536.825" calcext:value-type="float">
            <text:p>536,825</text:p>
          </table:table-cell>
          <table:table-cell table:style-name="ce3" table:formula="of:=IF([.D260]&gt;[.D$177];[.D260];&quot;&quot;)" office:value-type="float" office:value="5256.05" calcext:value-type="float">
            <text:p>5256,05</text:p>
          </table:table-cell>
          <table:table-cell table:style-name="ce3" table:formula="of:=IF([.E260]&gt;[.E$177];[.E260];&quot;&quot;)" office:value-type="float" office:value="4038460.525" calcext:value-type="float">
            <text:p>4038460,525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54308.275" calcext:value-type="float">
            <text:p>54308,27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429.15" calcext:value-type="float">
            <text:p>429,15</text:p>
          </table:table-cell>
          <table:table-cell table:style-name="ce3" table:formula="of:=IF([.N260]&gt;[.N$177];[.N260];&quot;&quot;)" office:value-type="float" office:value="1547147.25" calcext:value-type="float">
            <text:p>1547147,25</text:p>
          </table:table-cell>
          <table:table-cell table:style-name="ce3" table:formula="of:=IF([.O260]&gt;[.O$177];[.O260];&quot;&quot;)">
            <text:p/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43572.325" calcext:value-type="float">
            <text:p>43572,325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898.025" calcext:value-type="float">
            <text:p>898,025</text:p>
          </table:table-cell>
          <table:table-cell table:style-name="ce3" table:formula="of:=IF([.D261]&gt;[.D$177];[.D261];&quot;&quot;)">
            <text:p/>
          </table:table-cell>
          <table:table-cell table:style-name="ce3" table:formula="of:=IF([.E261]&gt;[.E$177];[.E261];&quot;&quot;)" office:value-type="float" office:value="3766392.925" calcext:value-type="float">
            <text:p>3766392,925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57021.075" calcext:value-type="float">
            <text:p>57021,07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328.95" calcext:value-type="float">
            <text:p>328,95</text:p>
          </table:table-cell>
          <table:table-cell table:style-name="ce3" table:formula="of:=IF([.N261]&gt;[.N$177];[.N261];&quot;&quot;)" office:value-type="float" office:value="1509604.85" calcext:value-type="float">
            <text:p>1509604,85</text:p>
          </table:table-cell>
          <table:table-cell table:style-name="ce3" table:formula="of:=IF([.O261]&gt;[.O$177];[.O261];&quot;&quot;)">
            <text:p/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43572.325" calcext:value-type="float">
            <text:p>43572,325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1178.625" calcext:value-type="float">
            <text:p>1178,625</text:p>
          </table:table-cell>
          <table:table-cell table:style-name="ce3" table:formula="of:=IF([.D262]&gt;[.D$177];[.D262];&quot;&quot;)">
            <text:p/>
          </table:table-cell>
          <table:table-cell table:style-name="ce3" table:formula="of:=IF([.E262]&gt;[.E$177];[.E262];&quot;&quot;)" office:value-type="float" office:value="3959545.025" calcext:value-type="float">
            <text:p>3959545,025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54308.275" calcext:value-type="float">
            <text:p>54308,27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453.95" calcext:value-type="float">
            <text:p>453,95</text:p>
          </table:table-cell>
          <table:table-cell table:style-name="ce3" table:formula="of:=IF([.N262]&gt;[.N$177];[.N262];&quot;&quot;)" office:value-type="float" office:value="1555435.25" calcext:value-type="float">
            <text:p>1555435,25</text:p>
          </table:table-cell>
          <table:table-cell table:style-name="ce3" table:formula="of:=IF([.O262]&gt;[.O$177];[.O262];&quot;&quot;)">
            <text:p/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35406.725" calcext:value-type="float">
            <text:p>35406,725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998.425" calcext:value-type="float">
            <text:p>998,425</text:p>
          </table:table-cell>
          <table:table-cell table:style-name="ce3" table:formula="of:=IF([.D263]&gt;[.D$177];[.D263];&quot;&quot;)" office:value-type="float" office:value="5256.05" calcext:value-type="float">
            <text:p>5256,05</text:p>
          </table:table-cell>
          <table:table-cell table:style-name="ce3" table:formula="of:=IF([.E263]&gt;[.E$177];[.E263];&quot;&quot;)" office:value-type="float" office:value="4027582.025" calcext:value-type="float">
            <text:p>4027582,025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54308.275" calcext:value-type="float">
            <text:p>54308,27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368.95" calcext:value-type="float">
            <text:p>368,95</text:p>
          </table:table-cell>
          <table:table-cell table:style-name="ce3" table:formula="of:=IF([.N263]&gt;[.N$177];[.N263];&quot;&quot;)" office:value-type="float" office:value="1602366.45" calcext:value-type="float">
            <text:p>1602366,45</text:p>
          </table:table-cell>
          <table:table-cell table:style-name="ce3" table:formula="of:=IF([.O263]&gt;[.O$177];[.O263];&quot;&quot;)">
            <text:p/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32666.825" calcext:value-type="float">
            <text:p>32666,825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1158.825" calcext:value-type="float">
            <text:p>1158,825</text:p>
          </table:table-cell>
          <table:table-cell table:style-name="ce3" table:formula="of:=IF([.D264]&gt;[.D$177];[.D264];&quot;&quot;)">
            <text:p/>
          </table:table-cell>
          <table:table-cell table:style-name="ce3" table:formula="of:=IF([.E264]&gt;[.E$177];[.E264];&quot;&quot;)" office:value-type="float" office:value="3954146.225" calcext:value-type="float">
            <text:p>3954146,225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54308.275" calcext:value-type="float">
            <text:p>54308,27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 office:value-type="float" office:value="880.25" calcext:value-type="float">
            <text:p>880,25</text:p>
          </table:table-cell>
          <table:table-cell table:style-name="ce3" table:formula="of:=IF([.N264]&gt;[.N$177];[.N264];&quot;&quot;)" office:value-type="float" office:value="1542238.45" calcext:value-type="float">
            <text:p>1542238,45</text:p>
          </table:table-cell>
          <table:table-cell table:style-name="ce3" table:formula="of:=IF([.O264]&gt;[.O$177];[.O264];&quot;&quot;)">
            <text:p/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24528.325" calcext:value-type="float">
            <text:p>24528,325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817.825" calcext:value-type="float">
            <text:p>817,825</text:p>
          </table:table-cell>
          <table:table-cell table:style-name="ce3" table:formula="of:=IF([.D265]&gt;[.D$177];[.D265];&quot;&quot;)">
            <text:p/>
          </table:table-cell>
          <table:table-cell table:style-name="ce3" table:formula="of:=IF([.E265]&gt;[.E$177];[.E265];&quot;&quot;)" office:value-type="float" office:value="4345876.125" calcext:value-type="float">
            <text:p>4345876,125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54308.275" calcext:value-type="float">
            <text:p>54308,27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729.95" calcext:value-type="float">
            <text:p>729,95</text:p>
          </table:table-cell>
          <table:table-cell table:style-name="ce3" table:formula="of:=IF([.N265]&gt;[.N$177];[.N265];&quot;&quot;)" office:value-type="float" office:value="1638206.45" calcext:value-type="float">
            <text:p>1638206,45</text:p>
          </table:table-cell>
          <table:table-cell table:style-name="ce3" table:formula="of:=IF([.O265]&gt;[.O$177];[.O265];&quot;&quot;)" office:value-type="float" office:value="63.65" calcext:value-type="float">
            <text:p>63,65</text:p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>
            <text:p/>
          </table:table-cell>
          <table:table-cell table:style-name="ce3" table:formula="of:=IF([.S265]&gt;[.S$177];[.S265];&quot;&quot;)" office:value-type="float" office:value="27241.125" calcext:value-type="float">
            <text:p>27241,125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837.825" calcext:value-type="float">
            <text:p>837,825</text:p>
          </table:table-cell>
          <table:table-cell table:style-name="ce3" table:formula="of:=IF([.D266]&gt;[.D$177];[.D266];&quot;&quot;)" office:value-type="float" office:value="6612.45" calcext:value-type="float">
            <text:p>6612,45</text:p>
          </table:table-cell>
          <table:table-cell table:style-name="ce3" table:formula="of:=IF([.E266]&gt;[.E$177];[.E266];&quot;&quot;)" office:value-type="float" office:value="3815413.025" calcext:value-type="float">
            <text:p>3815413,025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57021.075" calcext:value-type="float">
            <text:p>57021,07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268.55" calcext:value-type="float">
            <text:p>268,55</text:p>
          </table:table-cell>
          <table:table-cell table:style-name="ce3" table:formula="of:=IF([.N266]&gt;[.N$177];[.N266];&quot;&quot;)" office:value-type="float" office:value="1552024.05" calcext:value-type="float">
            <text:p>1552024,05</text:p>
          </table:table-cell>
          <table:table-cell table:style-name="ce3" table:formula="of:=IF([.O266]&gt;[.O$177];[.O266];&quot;&quot;)">
            <text:p/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29954.025" calcext:value-type="float">
            <text:p>29954,025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958.025" calcext:value-type="float">
            <text:p>958,025</text:p>
          </table:table-cell>
          <table:table-cell table:style-name="ce3" table:formula="of:=IF([.D267]&gt;[.D$177];[.D267];&quot;&quot;)" office:value-type="float" office:value="6612.45" calcext:value-type="float">
            <text:p>6612,45</text:p>
          </table:table-cell>
          <table:table-cell table:style-name="ce3" table:formula="of:=IF([.E267]&gt;[.E$177];[.E267];&quot;&quot;)" office:value-type="float" office:value="3703861.925" calcext:value-type="float">
            <text:p>3703861,925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57021.075" calcext:value-type="float">
            <text:p>57021,07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 office:value-type="float" office:value="689.95" calcext:value-type="float">
            <text:p>689,95</text:p>
          </table:table-cell>
          <table:table-cell table:style-name="ce3" table:formula="of:=IF([.N267]&gt;[.N$177];[.N267];&quot;&quot;)" office:value-type="float" office:value="1472356.85" calcext:value-type="float">
            <text:p>1472356,85</text:p>
          </table:table-cell>
          <table:table-cell table:style-name="ce3" table:formula="of:=IF([.O267]&gt;[.O$177];[.O267];&quot;&quot;)">
            <text:p/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 office:value-type="float" office:value="149.6875" calcext:value-type="float">
            <text:p>149,6875</text:p>
          </table:table-cell>
          <table:table-cell table:style-name="ce3" table:formula="of:=IF([.S267]&gt;[.S$177];[.S267];&quot;&quot;)" office:value-type="float" office:value="29954.025" calcext:value-type="float">
            <text:p>29954,025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757.425" calcext:value-type="float">
            <text:p>757,425</text:p>
          </table:table-cell>
          <table:table-cell table:style-name="ce3" table:formula="of:=IF([.D268]&gt;[.D$177];[.D268];&quot;&quot;)">
            <text:p/>
          </table:table-cell>
          <table:table-cell table:style-name="ce3" table:formula="of:=IF([.E268]&gt;[.E$177];[.E268];&quot;&quot;)" office:value-type="float" office:value="3673912.725" calcext:value-type="float">
            <text:p>3673912,725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51595.475" calcext:value-type="float">
            <text:p>51595,47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 office:value-type="float" office:value="666.2" calcext:value-type="float">
            <text:p>666,2</text:p>
          </table:table-cell>
          <table:table-cell table:style-name="ce3" table:formula="of:=IF([.M268]&gt;[.M$177];[.M268];&quot;&quot;)" office:value-type="float" office:value="589.35" calcext:value-type="float">
            <text:p>589,35</text:p>
          </table:table-cell>
          <table:table-cell table:style-name="ce3" table:formula="of:=IF([.N268]&gt;[.N$177];[.N268];&quot;&quot;)" office:value-type="float" office:value="1636494.25" calcext:value-type="float">
            <text:p>1636494,25</text:p>
          </table:table-cell>
          <table:table-cell table:style-name="ce3" table:formula="of:=IF([.O268]&gt;[.O$177];[.O268];&quot;&quot;)">
            <text:p/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38119.525" calcext:value-type="float">
            <text:p>38119,525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737.625" calcext:value-type="float">
            <text:p>737,625</text:p>
          </table:table-cell>
          <table:table-cell table:style-name="ce3" table:formula="of:=IF([.D269]&gt;[.D$177];[.D269];&quot;&quot;)" office:value-type="float" office:value="5256.05" calcext:value-type="float">
            <text:p>5256,05</text:p>
          </table:table-cell>
          <table:table-cell table:style-name="ce3" table:formula="of:=IF([.E269]&gt;[.E$177];[.E269];&quot;&quot;)" office:value-type="float" office:value="4052105.725" calcext:value-type="float">
            <text:p>4052105,725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54308.275" calcext:value-type="float">
            <text:p>54308,27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469.15" calcext:value-type="float">
            <text:p>469,15</text:p>
          </table:table-cell>
          <table:table-cell table:style-name="ce3" table:formula="of:=IF([.N269]&gt;[.N$177];[.N269];&quot;&quot;)" office:value-type="float" office:value="1449592.05" calcext:value-type="float">
            <text:p>1449592,05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>
            <text:p/>
          </table:table-cell>
          <table:table-cell table:style-name="ce3" table:formula="of:=IF([.S269]&gt;[.S$177];[.S269];&quot;&quot;)" office:value-type="float" office:value="38119.525" calcext:value-type="float">
            <text:p>38119,525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978.225" calcext:value-type="float">
            <text:p>978,225</text:p>
          </table:table-cell>
          <table:table-cell table:style-name="ce3" table:formula="of:=IF([.D270]&gt;[.D$177];[.D270];&quot;&quot;)" office:value-type="float" office:value="5256.05" calcext:value-type="float">
            <text:p>5256,05</text:p>
          </table:table-cell>
          <table:table-cell table:style-name="ce3" table:formula="of:=IF([.E270]&gt;[.E$177];[.E270];&quot;&quot;)" office:value-type="float" office:value="3948639.425" calcext:value-type="float">
            <text:p>3948639,425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54308.275" calcext:value-type="float">
            <text:p>54308,27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589.75" calcext:value-type="float">
            <text:p>589,75</text:p>
          </table:table-cell>
          <table:table-cell table:style-name="ce3" table:formula="of:=IF([.N270]&gt;[.N$177];[.N270];&quot;&quot;)" office:value-type="float" office:value="1435070.45" calcext:value-type="float">
            <text:p>1435070,45</text:p>
          </table:table-cell>
          <table:table-cell table:style-name="ce3" table:formula="of:=IF([.O270]&gt;[.O$177];[.O270];&quot;&quot;)" office:value-type="float" office:value="76.15" calcext:value-type="float">
            <text:p>76,15</text:p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35379.625" calcext:value-type="float">
            <text:p>35379,625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1038.425" calcext:value-type="float">
            <text:p>1038,425</text:p>
          </table:table-cell>
          <table:table-cell table:style-name="ce3" table:formula="of:=IF([.D271]&gt;[.D$177];[.D271];&quot;&quot;)" office:value-type="float" office:value="5256.05" calcext:value-type="float">
            <text:p>5256,05</text:p>
          </table:table-cell>
          <table:table-cell table:style-name="ce3" table:formula="of:=IF([.E271]&gt;[.E$177];[.E271];&quot;&quot;)" office:value-type="float" office:value="4000426.625" calcext:value-type="float">
            <text:p>4000426,625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57021.075" calcext:value-type="float">
            <text:p>57021,07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629.55" calcext:value-type="float">
            <text:p>629,55</text:p>
          </table:table-cell>
          <table:table-cell table:style-name="ce3" table:formula="of:=IF([.N271]&gt;[.N$177];[.N271];&quot;&quot;)" office:value-type="float" office:value="1506456.05" calcext:value-type="float">
            <text:p>1506456,05</text:p>
          </table:table-cell>
          <table:table-cell table:style-name="ce3" table:formula="of:=IF([.O271]&gt;[.O$177];[.O271];&quot;&quot;)">
            <text:p/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32666.825" calcext:value-type="float">
            <text:p>32666,825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1158.825" calcext:value-type="float">
            <text:p>1158,825</text:p>
          </table:table-cell>
          <table:table-cell table:style-name="ce3" table:formula="of:=IF([.D272]&gt;[.D$177];[.D272];&quot;&quot;)" office:value-type="float" office:value="6612.45" calcext:value-type="float">
            <text:p>6612,45</text:p>
          </table:table-cell>
          <table:table-cell table:style-name="ce3" table:formula="of:=IF([.E272]&gt;[.E$177];[.E272];&quot;&quot;)" office:value-type="float" office:value="4076575.625" calcext:value-type="float">
            <text:p>4076575,625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54308.275" calcext:value-type="float">
            <text:p>54308,27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549.35" calcext:value-type="float">
            <text:p>549,35</text:p>
          </table:table-cell>
          <table:table-cell table:style-name="ce3" table:formula="of:=IF([.N272]&gt;[.N$177];[.N272];&quot;&quot;)" office:value-type="float" office:value="1516868.85" calcext:value-type="float">
            <text:p>1516868,85</text:p>
          </table:table-cell>
          <table:table-cell table:style-name="ce3" table:formula="of:=IF([.O272]&gt;[.O$177];[.O272];&quot;&quot;)" office:value-type="float" office:value="88.65" calcext:value-type="float">
            <text:p>88,65</text:p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32666.825" calcext:value-type="float">
            <text:p>32666,825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1058.625" calcext:value-type="float">
            <text:p>1058,625</text:p>
          </table:table-cell>
          <table:table-cell table:style-name="ce3" table:formula="of:=IF([.D273]&gt;[.D$177];[.D273];&quot;&quot;)" office:value-type="float" office:value="8647.05" calcext:value-type="float">
            <text:p>8647,05</text:p>
          </table:table-cell>
          <table:table-cell table:style-name="ce3" table:formula="of:=IF([.E273]&gt;[.E$177];[.E273];&quot;&quot;)" office:value-type="float" office:value="4117375.925" calcext:value-type="float">
            <text:p>4117375,925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57021.075" calcext:value-type="float">
            <text:p>57021,07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589.55" calcext:value-type="float">
            <text:p>589,55</text:p>
          </table:table-cell>
          <table:table-cell table:style-name="ce3" table:formula="of:=IF([.N273]&gt;[.N$177];[.N273];&quot;&quot;)" office:value-type="float" office:value="1502059.25" calcext:value-type="float">
            <text:p>1502059,25</text:p>
          </table:table-cell>
          <table:table-cell table:style-name="ce3" table:formula="of:=IF([.O273]&gt;[.O$177];[.O273];&quot;&quot;)">
            <text:p/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>
            <text:p/>
          </table:table-cell>
          <table:table-cell table:style-name="ce3" table:formula="of:=IF([.S273]&gt;[.S$177];[.S273];&quot;&quot;)" office:value-type="float" office:value="27268.325" calcext:value-type="float">
            <text:p>27268,325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958.425" calcext:value-type="float">
            <text:p>958,425</text:p>
          </table:table-cell>
          <table:table-cell table:style-name="ce3" table:formula="of:=IF([.D274]&gt;[.D$177];[.D274];&quot;&quot;)" office:value-type="float" office:value="6612.45" calcext:value-type="float">
            <text:p>6612,45</text:p>
          </table:table-cell>
          <table:table-cell table:style-name="ce3" table:formula="of:=IF([.E274]&gt;[.E$177];[.E274];&quot;&quot;)" office:value-type="float" office:value="4198896.725" calcext:value-type="float">
            <text:p>4198896,725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54308.275" calcext:value-type="float">
            <text:p>54308,27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770.15" calcext:value-type="float">
            <text:p>770,15</text:p>
          </table:table-cell>
          <table:table-cell table:style-name="ce3" table:formula="of:=IF([.N274]&gt;[.N$177];[.N274];&quot;&quot;)" office:value-type="float" office:value="1557905.65" calcext:value-type="float">
            <text:p>1557905,65</text:p>
          </table:table-cell>
          <table:table-cell table:style-name="ce3" table:formula="of:=IF([.O274]&gt;[.O$177];[.O274];&quot;&quot;)">
            <text:p/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27241.125" calcext:value-type="float">
            <text:p>27241,125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1259.225" calcext:value-type="float">
            <text:p>1259,225</text:p>
          </table:table-cell>
          <table:table-cell table:style-name="ce3" table:formula="of:=IF([.D275]&gt;[.D$177];[.D275];&quot;&quot;)">
            <text:p/>
          </table:table-cell>
          <table:table-cell table:style-name="ce3" table:formula="of:=IF([.E275]&gt;[.E$177];[.E275];&quot;&quot;)" office:value-type="float" office:value="4209829.225" calcext:value-type="float">
            <text:p>4209829,225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57021.075" calcext:value-type="float">
            <text:p>57021,07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830.35" calcext:value-type="float">
            <text:p>830,35</text:p>
          </table:table-cell>
          <table:table-cell table:style-name="ce3" table:formula="of:=IF([.N275]&gt;[.N$177];[.N275];&quot;&quot;)" office:value-type="float" office:value="1539672.05" calcext:value-type="float">
            <text:p>1539672,05</text:p>
          </table:table-cell>
          <table:table-cell table:style-name="ce3" table:formula="of:=IF([.O275]&gt;[.O$177];[.O275];&quot;&quot;)">
            <text:p/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27241.125" calcext:value-type="float">
            <text:p>27241,125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1399.625" calcext:value-type="float">
            <text:p>1399,625</text:p>
          </table:table-cell>
          <table:table-cell table:style-name="ce3" table:formula="of:=IF([.D276]&gt;[.D$177];[.D276];&quot;&quot;)" office:value-type="float" office:value="6612.45" calcext:value-type="float">
            <text:p>6612,45</text:p>
          </table:table-cell>
          <table:table-cell table:style-name="ce3" table:formula="of:=IF([.E276]&gt;[.E$177];[.E276];&quot;&quot;)" office:value-type="float" office:value="4321379.825" calcext:value-type="float">
            <text:p>4321379,825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48882.575" calcext:value-type="float">
            <text:p>48882,57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569.55" calcext:value-type="float">
            <text:p>569,55</text:p>
          </table:table-cell>
          <table:table-cell table:style-name="ce3" table:formula="of:=IF([.N276]&gt;[.N$177];[.N276];&quot;&quot;)" office:value-type="float" office:value="1509163.25" calcext:value-type="float">
            <text:p>1509163,25</text:p>
          </table:table-cell>
          <table:table-cell table:style-name="ce3" table:formula="of:=IF([.O276]&gt;[.O$177];[.O276];&quot;&quot;)">
            <text:p/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24528.325" calcext:value-type="float">
            <text:p>24528,325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898.025" calcext:value-type="float">
            <text:p>898,025</text:p>
          </table:table-cell>
          <table:table-cell table:style-name="ce3" table:formula="of:=IF([.D277]&gt;[.D$177];[.D277];&quot;&quot;)" office:value-type="float" office:value="6612.45" calcext:value-type="float">
            <text:p>6612,45</text:p>
          </table:table-cell>
          <table:table-cell table:style-name="ce3" table:formula="of:=IF([.E277]&gt;[.E$177];[.E277];&quot;&quot;)" office:value-type="float" office:value="4541768.625" calcext:value-type="float">
            <text:p>4541768,625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 office:value-type="float" office:value="714.325" calcext:value-type="float">
            <text:p>714,325</text:p>
          </table:table-cell>
          <table:table-cell table:style-name="ce3" table:formula="of:=IF([.I277]&gt;[.I$177];[.I277];&quot;&quot;)" office:value-type="float" office:value="54308.275" calcext:value-type="float">
            <text:p>54308,275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790.15" calcext:value-type="float">
            <text:p>790,15</text:p>
          </table:table-cell>
          <table:table-cell table:style-name="ce3" table:formula="of:=IF([.N277]&gt;[.N$177];[.N277];&quot;&quot;)" office:value-type="float" office:value="1542078.45" calcext:value-type="float">
            <text:p>1542078,45</text:p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24528.325" calcext:value-type="float">
            <text:p>24528,325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 office:value-type="float" office:value="1339.425" calcext:value-type="float">
            <text:p>1339,425</text:p>
          </table:table-cell>
          <table:table-cell table:style-name="ce3" table:formula="of:=IF([.D278]&gt;[.D$177];[.D278];&quot;&quot;)" office:value-type="float" office:value="5256.05" calcext:value-type="float">
            <text:p>5256,05</text:p>
          </table:table-cell>
          <table:table-cell table:style-name="ce3" table:formula="of:=IF([.E278]&gt;[.E$177];[.E278];&quot;&quot;)" office:value-type="float" office:value="4179960.725" calcext:value-type="float">
            <text:p>4179960,725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 office:value-type="float" office:value="834.725" calcext:value-type="float">
            <text:p>834,725</text:p>
          </table:table-cell>
          <table:table-cell table:style-name="ce3" table:formula="of:=IF([.I278]&gt;[.I$177];[.I278];&quot;&quot;)" office:value-type="float" office:value="54308.275" calcext:value-type="float">
            <text:p>54308,275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 office:value-type="float" office:value="490.9" calcext:value-type="float">
            <text:p>490,9</text:p>
          </table:table-cell>
          <table:table-cell table:style-name="ce3" table:formula="of:=IF([.M278]&gt;[.M$177];[.M278];&quot;&quot;)" office:value-type="float" office:value="789.95" calcext:value-type="float">
            <text:p>789,95</text:p>
          </table:table-cell>
          <table:table-cell table:style-name="ce3" table:formula="of:=IF([.N278]&gt;[.N$177];[.N278];&quot;&quot;)" office:value-type="float" office:value="1551022.35" calcext:value-type="float">
            <text:p>1551022,35</text:p>
          </table:table-cell>
          <table:table-cell table:style-name="ce3" table:formula="of:=IF([.O278]&gt;[.O$177];[.O278];&quot;&quot;)">
            <text:p/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24528.325" calcext:value-type="float">
            <text:p>24528,325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 office:value-type="float" office:value="1419.625" calcext:value-type="float">
            <text:p>1419,625</text:p>
          </table:table-cell>
          <table:table-cell table:style-name="ce3" table:formula="of:=IF([.D279]&gt;[.D$177];[.D279];&quot;&quot;)" office:value-type="float" office:value="5256.05" calcext:value-type="float">
            <text:p>5256,05</text:p>
          </table:table-cell>
          <table:table-cell table:style-name="ce3" table:formula="of:=IF([.E279]&gt;[.E$177];[.E279];&quot;&quot;)" office:value-type="float" office:value="4329545.425" calcext:value-type="float">
            <text:p>4329545,425</text:p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 office:value-type="float" office:value="51595.475" calcext:value-type="float">
            <text:p>51595,475</text:p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 office:value-type="float" office:value="729.95" calcext:value-type="float">
            <text:p>729,95</text:p>
          </table:table-cell>
          <table:table-cell table:style-name="ce3" table:formula="of:=IF([.N279]&gt;[.N$177];[.N279];&quot;&quot;)" office:value-type="float" office:value="1570475.25" calcext:value-type="float">
            <text:p>1570475,25</text:p>
          </table:table-cell>
          <table:table-cell table:style-name="ce3" table:formula="of:=IF([.O279]&gt;[.O$177];[.O279];&quot;&quot;)">
            <text:p/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 office:value-type="float" office:value="21815.525" calcext:value-type="float">
            <text:p>21815,525</text:p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([.B280]&gt;[.B$177];[.B280];&quot;&quot;)">
            <text:p/>
          </table:table-cell>
          <table:table-cell table:style-name="ce3" table:formula="of:=IF([.C280]&gt;[.C$177];[.C280];&quot;&quot;)" office:value-type="float" office:value="1219.225" calcext:value-type="float">
            <text:p>1219,225</text:p>
          </table:table-cell>
          <table:table-cell table:style-name="ce3" table:formula="of:=IF([.D280]&gt;[.D$177];[.D280];&quot;&quot;)" office:value-type="float" office:value="8647.05" calcext:value-type="float">
            <text:p>8647,05</text:p>
          </table:table-cell>
          <table:table-cell table:style-name="ce3" table:formula="of:=IF([.E280]&gt;[.E$177];[.E280];&quot;&quot;)" office:value-type="float" office:value="4381224.425" calcext:value-type="float">
            <text:p>4381224,425</text:p>
          </table:table-cell>
          <table:table-cell table:style-name="ce3" table:formula="of:=IF([.F280]&gt;[.F$177];[.F280];&quot;&quot;)">
            <text:p/>
          </table:table-cell>
          <table:table-cell table:style-name="ce3" table:formula="of:=IF([.G280]&gt;[.G$177];[.G280];&quot;&quot;)">
            <text:p/>
          </table:table-cell>
          <table:table-cell table:style-name="ce3" table:formula="of:=IF([.H280]&gt;[.H$177];[.H280];&quot;&quot;)">
            <text:p/>
          </table:table-cell>
          <table:table-cell table:style-name="ce3" table:formula="of:=IF([.I280]&gt;[.I$177];[.I280];&quot;&quot;)" office:value-type="float" office:value="51595.475" calcext:value-type="float">
            <text:p>51595,475</text:p>
          </table:table-cell>
          <table:table-cell table:style-name="ce3" table:formula="of:=IF([.J280]&gt;[.J$177];[.J280];&quot;&quot;)">
            <text:p/>
          </table:table-cell>
          <table:table-cell table:style-name="ce3" table:formula="of:=IF([.K280]&gt;[.K$177];[.K280];&quot;&quot;)">
            <text:p/>
          </table:table-cell>
          <table:table-cell table:style-name="ce3" table:formula="of:=IF([.L280]&gt;[.L$177];[.L280];&quot;&quot;)">
            <text:p/>
          </table:table-cell>
          <table:table-cell table:style-name="ce3" table:formula="of:=IF([.M280]&gt;[.M$177];[.M280];&quot;&quot;)" office:value-type="float" office:value="649.95" calcext:value-type="float">
            <text:p>649,95</text:p>
          </table:table-cell>
          <table:table-cell table:style-name="ce3" table:formula="of:=IF([.N280]&gt;[.N$177];[.N280];&quot;&quot;)" office:value-type="float" office:value="1509412.85" calcext:value-type="float">
            <text:p>1509412,85</text:p>
          </table:table-cell>
          <table:table-cell table:style-name="ce3" table:formula="of:=IF([.O280]&gt;[.O$177];[.O280];&quot;&quot;)">
            <text:p/>
          </table:table-cell>
          <table:table-cell table:style-name="ce3" table:formula="of:=IF([.P280]&gt;[.P$177];[.P280];&quot;&quot;)">
            <text:p/>
          </table:table-cell>
          <table:table-cell table:style-name="ce3" table:formula="of:=IF([.Q280]&gt;[.Q$177];[.Q280];&quot;&quot;)">
            <text:p/>
          </table:table-cell>
          <table:table-cell table:style-name="ce3" table:formula="of:=IF([.R280]&gt;[.R$177];[.R280];&quot;&quot;)" office:value-type="float" office:value="179.6875" calcext:value-type="float">
            <text:p>179,6875</text:p>
          </table:table-cell>
          <table:table-cell table:style-name="ce3" table:formula="of:=IF([.S280]&gt;[.S$177];[.S280];&quot;&quot;)" office:value-type="float" office:value="83486.825" calcext:value-type="float">
            <text:p>83486,825</text:p>
          </table:table-cell>
          <table:table-cell table:style-name="ce3" table:formula="of:=IF([.T280]&gt;[.T$177];[.T280];&quot;&quot;)">
            <text:p/>
          </table:table-cell>
          <table:table-cell table:style-name="ce3" table:formula="of:=IF([.U280]&gt;[.U$177];[.U280];&quot;&quot;)">
            <text:p/>
          </table:table-cell>
          <table:table-cell table:style-name="ce3" table:formula="of:=IF([.V280]&gt;[.V$177];[.V2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([.B281]&gt;[.B$177];[.B281];&quot;&quot;)">
            <text:p/>
          </table:table-cell>
          <table:table-cell table:style-name="ce3" table:formula="of:=IF([.C281]&gt;[.C$177];[.C281];&quot;&quot;)" office:value-type="float" office:value="1439.425" calcext:value-type="float">
            <text:p>1439,425</text:p>
          </table:table-cell>
          <table:table-cell table:style-name="ce3" table:formula="of:=IF([.D281]&gt;[.D$177];[.D281];&quot;&quot;)" office:value-type="float" office:value="6612.45" calcext:value-type="float">
            <text:p>6612,45</text:p>
          </table:table-cell>
          <table:table-cell table:style-name="ce3" table:formula="of:=IF([.E281]&gt;[.E$177];[.E281];&quot;&quot;)" office:value-type="float" office:value="4375798.425" calcext:value-type="float">
            <text:p>4375798,425</text:p>
          </table:table-cell>
          <table:table-cell table:style-name="ce3" table:formula="of:=IF([.F281]&gt;[.F$177];[.F281];&quot;&quot;)">
            <text:p/>
          </table:table-cell>
          <table:table-cell table:style-name="ce3" table:formula="of:=IF([.G281]&gt;[.G$177];[.G281];&quot;&quot;)">
            <text:p/>
          </table:table-cell>
          <table:table-cell table:style-name="ce3" table:formula="of:=IF([.H281]&gt;[.H$177];[.H281];&quot;&quot;)">
            <text:p/>
          </table:table-cell>
          <table:table-cell table:style-name="ce3" table:formula="of:=IF([.I281]&gt;[.I$177];[.I281];&quot;&quot;)" office:value-type="float" office:value="62446.675" calcext:value-type="float">
            <text:p>62446,675</text:p>
          </table:table-cell>
          <table:table-cell table:style-name="ce3" table:formula="of:=IF([.J281]&gt;[.J$177];[.J281];&quot;&quot;)">
            <text:p/>
          </table:table-cell>
          <table:table-cell table:style-name="ce3" table:formula="of:=IF([.K281]&gt;[.K$177];[.K281];&quot;&quot;)">
            <text:p/>
          </table:table-cell>
          <table:table-cell table:style-name="ce3" table:formula="of:=IF([.L281]&gt;[.L$177];[.L281];&quot;&quot;)">
            <text:p/>
          </table:table-cell>
          <table:table-cell table:style-name="ce3" table:formula="of:=IF([.M281]&gt;[.M$177];[.M281];&quot;&quot;)" office:value-type="float" office:value="428.95" calcext:value-type="float">
            <text:p>428,95</text:p>
          </table:table-cell>
          <table:table-cell table:style-name="ce3" table:formula="of:=IF([.N281]&gt;[.N$177];[.N281];&quot;&quot;)" office:value-type="float" office:value="1614244.85" calcext:value-type="float">
            <text:p>1614244,85</text:p>
          </table:table-cell>
          <table:table-cell table:style-name="ce3" table:formula="of:=IF([.O281]&gt;[.O$177];[.O281];&quot;&quot;)" office:value-type="float" office:value="126.15" calcext:value-type="float">
            <text:p>126,15</text:p>
          </table:table-cell>
          <table:table-cell table:style-name="ce3" table:formula="of:=IF([.P281]&gt;[.P$177];[.P281];&quot;&quot;)">
            <text:p/>
          </table:table-cell>
          <table:table-cell table:style-name="ce3" table:formula="of:=IF([.Q281]&gt;[.Q$177];[.Q281];&quot;&quot;)">
            <text:p/>
          </table:table-cell>
          <table:table-cell table:style-name="ce3" table:formula="of:=IF([.R281]&gt;[.R$177];[.R281];&quot;&quot;)">
            <text:p/>
          </table:table-cell>
          <table:table-cell table:style-name="ce3" table:formula="of:=IF([.S281]&gt;[.S$177];[.S281];&quot;&quot;)" office:value-type="float" office:value="21815.525" calcext:value-type="float">
            <text:p>21815,525</text:p>
          </table:table-cell>
          <table:table-cell table:style-name="ce3" table:formula="of:=IF([.T281]&gt;[.T$177];[.T281];&quot;&quot;)" office:value-type="float" office:value="34594.0125" calcext:value-type="float">
            <text:p>34594,0125</text:p>
          </table:table-cell>
          <table:table-cell table:style-name="ce3" table:formula="of:=IF([.U281]&gt;[.U$177];[.U281];&quot;&quot;)">
            <text:p/>
          </table:table-cell>
          <table:table-cell table:style-name="ce3" table:formula="of:=IF([.V281]&gt;[.V$177];[.V2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IF([.B282]&gt;[.B$177];[.B282];&quot;&quot;)">
            <text:p/>
          </table:table-cell>
          <table:table-cell table:style-name="ce3" table:formula="of:=IF([.C282]&gt;[.C$177];[.C282];&quot;&quot;)" office:value-type="float" office:value="1359.425" calcext:value-type="float">
            <text:p>1359,425</text:p>
          </table:table-cell>
          <table:table-cell table:style-name="ce3" table:formula="of:=IF([.D282]&gt;[.D$177];[.D282];&quot;&quot;)" office:value-type="float" office:value="6612.45" calcext:value-type="float">
            <text:p>6612,45</text:p>
          </table:table-cell>
          <table:table-cell table:style-name="ce3" table:formula="of:=IF([.E282]&gt;[.E$177];[.E282];&quot;&quot;)" office:value-type="float" office:value="4590761.725" calcext:value-type="float">
            <text:p>4590761,725</text:p>
          </table:table-cell>
          <table:table-cell table:style-name="ce3" table:formula="of:=IF([.F282]&gt;[.F$177];[.F282];&quot;&quot;)">
            <text:p/>
          </table:table-cell>
          <table:table-cell table:style-name="ce3" table:formula="of:=IF([.G282]&gt;[.G$177];[.G282];&quot;&quot;)">
            <text:p/>
          </table:table-cell>
          <table:table-cell table:style-name="ce3" table:formula="of:=IF([.H282]&gt;[.H$177];[.H282];&quot;&quot;)">
            <text:p/>
          </table:table-cell>
          <table:table-cell table:style-name="ce3" table:formula="of:=IF([.I282]&gt;[.I$177];[.I282];&quot;&quot;)" office:value-type="float" office:value="51595.475" calcext:value-type="float">
            <text:p>51595,475</text:p>
          </table:table-cell>
          <table:table-cell table:style-name="ce3" table:formula="of:=IF([.J282]&gt;[.J$177];[.J282];&quot;&quot;)">
            <text:p/>
          </table:table-cell>
          <table:table-cell table:style-name="ce3" table:formula="of:=IF([.K282]&gt;[.K$177];[.K282];&quot;&quot;)">
            <text:p/>
          </table:table-cell>
          <table:table-cell table:style-name="ce3" table:formula="of:=IF([.L282]&gt;[.L$177];[.L282];&quot;&quot;)">
            <text:p/>
          </table:table-cell>
          <table:table-cell table:style-name="ce3" table:formula="of:=IF([.M282]&gt;[.M$177];[.M282];&quot;&quot;)" office:value-type="float" office:value="1090.95" calcext:value-type="float">
            <text:p>1090,95</text:p>
          </table:table-cell>
          <table:table-cell table:style-name="ce3" table:formula="of:=IF([.N282]&gt;[.N$177];[.N282];&quot;&quot;)" office:value-type="float" office:value="1663454.45" calcext:value-type="float">
            <text:p>1663454,45</text:p>
          </table:table-cell>
          <table:table-cell table:style-name="ce3" table:formula="of:=IF([.O282]&gt;[.O$177];[.O282];&quot;&quot;)">
            <text:p/>
          </table:table-cell>
          <table:table-cell table:style-name="ce3" table:formula="of:=IF([.P282]&gt;[.P$177];[.P282];&quot;&quot;)">
            <text:p/>
          </table:table-cell>
          <table:table-cell table:style-name="ce3" table:formula="of:=IF([.Q282]&gt;[.Q$177];[.Q282];&quot;&quot;)">
            <text:p/>
          </table:table-cell>
          <table:table-cell table:style-name="ce3" table:formula="of:=IF([.R282]&gt;[.R$177];[.R282];&quot;&quot;)">
            <text:p/>
          </table:table-cell>
          <table:table-cell table:style-name="ce3" table:formula="of:=IF([.S282]&gt;[.S$177];[.S282];&quot;&quot;)" office:value-type="float" office:value="19102.725" calcext:value-type="float">
            <text:p>19102,725</text:p>
          </table:table-cell>
          <table:table-cell table:style-name="ce3" table:formula="of:=IF([.T282]&gt;[.T$177];[.T282];&quot;&quot;)">
            <text:p/>
          </table:table-cell>
          <table:table-cell table:style-name="ce3" table:formula="of:=IF([.U282]&gt;[.U$177];[.U282];&quot;&quot;)">
            <text:p/>
          </table:table-cell>
          <table:table-cell table:style-name="ce3" table:formula="of:=IF([.V282]&gt;[.V$177];[.V2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3" table:formula="of:=IF([.B283]&gt;[.B$177];[.B283];&quot;&quot;)">
            <text:p/>
          </table:table-cell>
          <table:table-cell table:style-name="ce3" table:formula="of:=IF([.C283]&gt;[.C$177];[.C283];&quot;&quot;)" office:value-type="float" office:value="1720.425" calcext:value-type="float">
            <text:p>1720,425</text:p>
          </table:table-cell>
          <table:table-cell table:style-name="ce3" table:formula="of:=IF([.D283]&gt;[.D$177];[.D283];&quot;&quot;)" office:value-type="float" office:value="6612.45" calcext:value-type="float">
            <text:p>6612,45</text:p>
          </table:table-cell>
          <table:table-cell table:style-name="ce3" table:formula="of:=IF([.E283]&gt;[.E$177];[.E283];&quot;&quot;)" office:value-type="float" office:value="4664143.725" calcext:value-type="float">
            <text:p>4664143,725</text:p>
          </table:table-cell>
          <table:table-cell table:style-name="ce3" table:formula="of:=IF([.F283]&gt;[.F$177];[.F283];&quot;&quot;)">
            <text:p/>
          </table:table-cell>
          <table:table-cell table:style-name="ce3" table:formula="of:=IF([.G283]&gt;[.G$177];[.G283];&quot;&quot;)">
            <text:p/>
          </table:table-cell>
          <table:table-cell table:style-name="ce3" table:formula="of:=IF([.H283]&gt;[.H$177];[.H283];&quot;&quot;)" office:value-type="float" office:value="684.225" calcext:value-type="float">
            <text:p>684,225</text:p>
          </table:table-cell>
          <table:table-cell table:style-name="ce3" table:formula="of:=IF([.I283]&gt;[.I$177];[.I283];&quot;&quot;)" office:value-type="float" office:value="57021.075" calcext:value-type="float">
            <text:p>57021,075</text:p>
          </table:table-cell>
          <table:table-cell table:style-name="ce3" table:formula="of:=IF([.J283]&gt;[.J$177];[.J283];&quot;&quot;)">
            <text:p/>
          </table:table-cell>
          <table:table-cell table:style-name="ce3" table:formula="of:=IF([.K283]&gt;[.K$177];[.K283];&quot;&quot;)">
            <text:p/>
          </table:table-cell>
          <table:table-cell table:style-name="ce3" table:formula="of:=IF([.L283]&gt;[.L$177];[.L283];&quot;&quot;)">
            <text:p/>
          </table:table-cell>
          <table:table-cell table:style-name="ce3" table:formula="of:=IF([.M283]&gt;[.M$177];[.M283];&quot;&quot;)" office:value-type="float" office:value="1151.15" calcext:value-type="float">
            <text:p>1151,15</text:p>
          </table:table-cell>
          <table:table-cell table:style-name="ce3" table:formula="of:=IF([.N283]&gt;[.N$177];[.N283];&quot;&quot;)" office:value-type="float" office:value="1675908.85" calcext:value-type="float">
            <text:p>1675908,85</text:p>
          </table:table-cell>
          <table:table-cell table:style-name="ce3" table:formula="of:=IF([.O283]&gt;[.O$177];[.O283];&quot;&quot;)" office:value-type="float" office:value="76.15" calcext:value-type="float">
            <text:p>76,15</text:p>
          </table:table-cell>
          <table:table-cell table:style-name="ce3" table:formula="of:=IF([.P283]&gt;[.P$177];[.P283];&quot;&quot;)">
            <text:p/>
          </table:table-cell>
          <table:table-cell table:style-name="ce3" table:formula="of:=IF([.Q283]&gt;[.Q$177];[.Q283];&quot;&quot;)">
            <text:p/>
          </table:table-cell>
          <table:table-cell table:style-name="ce3" table:formula="of:=IF([.R283]&gt;[.R$177];[.R283];&quot;&quot;)">
            <text:p/>
          </table:table-cell>
          <table:table-cell table:style-name="ce3" table:formula="of:=IF([.S283]&gt;[.S$177];[.S283];&quot;&quot;)" office:value-type="float" office:value="24528.325" calcext:value-type="float">
            <text:p>24528,325</text:p>
          </table:table-cell>
          <table:table-cell table:style-name="ce3" table:formula="of:=IF([.T283]&gt;[.T$177];[.T283];&quot;&quot;)">
            <text:p/>
          </table:table-cell>
          <table:table-cell table:style-name="ce3" table:formula="of:=IF([.U283]&gt;[.U$177];[.U283];&quot;&quot;)">
            <text:p/>
          </table:table-cell>
          <table:table-cell table:style-name="ce3" table:formula="of:=IF([.V283]&gt;[.V$177];[.V2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style-name="ce3" table:formula="of:=IF([.B284]&gt;[.B$177];[.B284];&quot;&quot;)">
            <text:p/>
          </table:table-cell>
          <table:table-cell table:style-name="ce3" table:formula="of:=IF([.C284]&gt;[.C$177];[.C284];&quot;&quot;)" office:value-type="float" office:value="1118.625" calcext:value-type="float">
            <text:p>1118,625</text:p>
          </table:table-cell>
          <table:table-cell table:style-name="ce3" table:formula="of:=IF([.D284]&gt;[.D$177];[.D284];&quot;&quot;)" office:value-type="float" office:value="6612.45" calcext:value-type="float">
            <text:p>6612,45</text:p>
          </table:table-cell>
          <table:table-cell table:style-name="ce3" table:formula="of:=IF([.E284]&gt;[.E$177];[.E284];&quot;&quot;)" office:value-type="float" office:value="4481923.925" calcext:value-type="float">
            <text:p>4481923,925</text:p>
          </table:table-cell>
          <table:table-cell table:style-name="ce3" table:formula="of:=IF([.F284]&gt;[.F$177];[.F284];&quot;&quot;)">
            <text:p/>
          </table:table-cell>
          <table:table-cell table:style-name="ce3" table:formula="of:=IF([.G284]&gt;[.G$177];[.G284];&quot;&quot;)">
            <text:p/>
          </table:table-cell>
          <table:table-cell table:style-name="ce3" table:formula="of:=IF([.H284]&gt;[.H$177];[.H284];&quot;&quot;)">
            <text:p/>
          </table:table-cell>
          <table:table-cell table:style-name="ce3" table:formula="of:=IF([.I284]&gt;[.I$177];[.I284];&quot;&quot;)" office:value-type="float" office:value="54281.075" calcext:value-type="float">
            <text:p>54281,075</text:p>
          </table:table-cell>
          <table:table-cell table:style-name="ce3" table:formula="of:=IF([.J284]&gt;[.J$177];[.J284];&quot;&quot;)">
            <text:p/>
          </table:table-cell>
          <table:table-cell table:style-name="ce3" table:formula="of:=IF([.K284]&gt;[.K$177];[.K284];&quot;&quot;)">
            <text:p/>
          </table:table-cell>
          <table:table-cell table:style-name="ce3" table:formula="of:=IF([.L284]&gt;[.L$177];[.L284];&quot;&quot;)">
            <text:p/>
          </table:table-cell>
          <table:table-cell table:style-name="ce3" table:formula="of:=IF([.M284]&gt;[.M$177];[.M284];&quot;&quot;)" office:value-type="float" office:value="769.95" calcext:value-type="float">
            <text:p>769,95</text:p>
          </table:table-cell>
          <table:table-cell table:style-name="ce3" table:formula="of:=IF([.N284]&gt;[.N$177];[.N284];&quot;&quot;)" office:value-type="float" office:value="2282551.65" calcext:value-type="float">
            <text:p>2282551,65</text:p>
          </table:table-cell>
          <table:table-cell table:style-name="ce3" table:formula="of:=IF([.O284]&gt;[.O$177];[.O284];&quot;&quot;)">
            <text:p/>
          </table:table-cell>
          <table:table-cell table:style-name="ce3" table:formula="of:=IF([.P284]&gt;[.P$177];[.P284];&quot;&quot;)">
            <text:p/>
          </table:table-cell>
          <table:table-cell table:style-name="ce3" table:formula="of:=IF([.Q284]&gt;[.Q$177];[.Q284];&quot;&quot;)">
            <text:p/>
          </table:table-cell>
          <table:table-cell table:style-name="ce3" table:formula="of:=IF([.R284]&gt;[.R$177];[.R284];&quot;&quot;)">
            <text:p/>
          </table:table-cell>
          <table:table-cell table:style-name="ce3" table:formula="of:=IF([.S284]&gt;[.S$177];[.S284];&quot;&quot;)" office:value-type="float" office:value="19102.725" calcext:value-type="float">
            <text:p>19102,725</text:p>
          </table:table-cell>
          <table:table-cell table:style-name="ce3" table:formula="of:=IF([.T284]&gt;[.T$177];[.T284];&quot;&quot;)">
            <text:p/>
          </table:table-cell>
          <table:table-cell table:style-name="ce3" table:formula="of:=IF([.U284]&gt;[.U$177];[.U284];&quot;&quot;)">
            <text:p/>
          </table:table-cell>
          <table:table-cell table:style-name="ce3" table:formula="of:=IF([.V284]&gt;[.V$177];[.V2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style-name="ce3" table:formula="of:=IF([.B285]&gt;[.B$177];[.B285];&quot;&quot;)">
            <text:p/>
          </table:table-cell>
          <table:table-cell table:style-name="ce3" table:formula="of:=IF([.C285]&gt;[.C$177];[.C285];&quot;&quot;)" office:value-type="float" office:value="1499.825" calcext:value-type="float">
            <text:p>1499,825</text:p>
          </table:table-cell>
          <table:table-cell table:style-name="ce3" table:formula="of:=IF([.D285]&gt;[.D$177];[.D285];&quot;&quot;)" office:value-type="float" office:value="8647.05" calcext:value-type="float">
            <text:p>8647,05</text:p>
          </table:table-cell>
          <table:table-cell table:style-name="ce3" table:formula="of:=IF([.E285]&gt;[.E$177];[.E285];&quot;&quot;)" office:value-type="float" office:value="4685846.525" calcext:value-type="float">
            <text:p>4685846,525</text:p>
          </table:table-cell>
          <table:table-cell table:style-name="ce3" table:formula="of:=IF([.F285]&gt;[.F$177];[.F285];&quot;&quot;)">
            <text:p/>
          </table:table-cell>
          <table:table-cell table:style-name="ce3" table:formula="of:=IF([.G285]&gt;[.G$177];[.G285];&quot;&quot;)">
            <text:p/>
          </table:table-cell>
          <table:table-cell table:style-name="ce3" table:formula="of:=IF([.H285]&gt;[.H$177];[.H285];&quot;&quot;)">
            <text:p/>
          </table:table-cell>
          <table:table-cell table:style-name="ce3" table:formula="of:=IF([.I285]&gt;[.I$177];[.I285];&quot;&quot;)" office:value-type="float" office:value="54308.275" calcext:value-type="float">
            <text:p>54308,275</text:p>
          </table:table-cell>
          <table:table-cell table:style-name="ce3" table:formula="of:=IF([.J285]&gt;[.J$177];[.J285];&quot;&quot;)">
            <text:p/>
          </table:table-cell>
          <table:table-cell table:style-name="ce3" table:formula="of:=IF([.K285]&gt;[.K$177];[.K285];&quot;&quot;)">
            <text:p/>
          </table:table-cell>
          <table:table-cell table:style-name="ce3" table:formula="of:=IF([.L285]&gt;[.L$177];[.L285];&quot;&quot;)">
            <text:p/>
          </table:table-cell>
          <table:table-cell table:style-name="ce3" table:formula="of:=IF([.M285]&gt;[.M$177];[.M285];&quot;&quot;)" office:value-type="float" office:value="990.55" calcext:value-type="float">
            <text:p>990,55</text:p>
          </table:table-cell>
          <table:table-cell table:style-name="ce3" table:formula="of:=IF([.N285]&gt;[.N$177];[.N285];&quot;&quot;)" office:value-type="float" office:value="1674980.85" calcext:value-type="float">
            <text:p>1674980,85</text:p>
          </table:table-cell>
          <table:table-cell table:style-name="ce3" table:formula="of:=IF([.O285]&gt;[.O$177];[.O285];&quot;&quot;)">
            <text:p/>
          </table:table-cell>
          <table:table-cell table:style-name="ce3" table:formula="of:=IF([.P285]&gt;[.P$177];[.P285];&quot;&quot;)">
            <text:p/>
          </table:table-cell>
          <table:table-cell table:style-name="ce3" table:formula="of:=IF([.Q285]&gt;[.Q$177];[.Q285];&quot;&quot;)">
            <text:p/>
          </table:table-cell>
          <table:table-cell table:style-name="ce3" table:formula="of:=IF([.R285]&gt;[.R$177];[.R285];&quot;&quot;)">
            <text:p/>
          </table:table-cell>
          <table:table-cell table:style-name="ce3" table:formula="of:=IF([.S285]&gt;[.S$177];[.S285];&quot;&quot;)" office:value-type="float" office:value="27241.125" calcext:value-type="float">
            <text:p>27241,125</text:p>
          </table:table-cell>
          <table:table-cell table:style-name="ce3" table:formula="of:=IF([.T285]&gt;[.T$177];[.T285];&quot;&quot;)">
            <text:p/>
          </table:table-cell>
          <table:table-cell table:style-name="ce3" table:formula="of:=IF([.U285]&gt;[.U$177];[.U285];&quot;&quot;)">
            <text:p/>
          </table:table-cell>
          <table:table-cell table:style-name="ce3" table:formula="of:=IF([.V285]&gt;[.V$177];[.V2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table:formula="of:=IF([.B286]&gt;[.B$177];[.B286];&quot;&quot;)">
            <text:p/>
          </table:table-cell>
          <table:table-cell table:style-name="ce3" table:formula="of:=IF([.C286]&gt;[.C$177];[.C286];&quot;&quot;)" office:value-type="float" office:value="1780.225" calcext:value-type="float">
            <text:p>1780,225</text:p>
          </table:table-cell>
          <table:table-cell table:style-name="ce3" table:formula="of:=IF([.D286]&gt;[.D$177];[.D286];&quot;&quot;)" office:value-type="float" office:value="8647.05" calcext:value-type="float">
            <text:p>8647,05</text:p>
          </table:table-cell>
          <table:table-cell table:style-name="ce3" table:formula="of:=IF([.E286]&gt;[.E$177];[.E286];&quot;&quot;)" office:value-type="float" office:value="4889958.025" calcext:value-type="float">
            <text:p>4889958,025</text:p>
          </table:table-cell>
          <table:table-cell table:style-name="ce3" table:formula="of:=IF([.F286]&gt;[.F$177];[.F286];&quot;&quot;)">
            <text:p/>
          </table:table-cell>
          <table:table-cell table:style-name="ce3" table:formula="of:=IF([.G286]&gt;[.G$177];[.G286];&quot;&quot;)">
            <text:p/>
          </table:table-cell>
          <table:table-cell table:style-name="ce3" table:formula="of:=IF([.H286]&gt;[.H$177];[.H286];&quot;&quot;)" office:value-type="float" office:value="654.125" calcext:value-type="float">
            <text:p>654,125</text:p>
          </table:table-cell>
          <table:table-cell table:style-name="ce3" table:formula="of:=IF([.I286]&gt;[.I$177];[.I286];&quot;&quot;)" office:value-type="float" office:value="59733.875" calcext:value-type="float">
            <text:p>59733,875</text:p>
          </table:table-cell>
          <table:table-cell table:style-name="ce3" table:formula="of:=IF([.J286]&gt;[.J$177];[.J286];&quot;&quot;)">
            <text:p/>
          </table:table-cell>
          <table:table-cell table:style-name="ce3" table:formula="of:=IF([.K286]&gt;[.K$177];[.K286];&quot;&quot;)">
            <text:p/>
          </table:table-cell>
          <table:table-cell table:style-name="ce3" table:formula="of:=IF([.L286]&gt;[.L$177];[.L286];&quot;&quot;)">
            <text:p/>
          </table:table-cell>
          <table:table-cell table:style-name="ce3" table:formula="of:=IF([.M286]&gt;[.M$177];[.M286];&quot;&quot;)" office:value-type="float" office:value="890.35" calcext:value-type="float">
            <text:p>890,35</text:p>
          </table:table-cell>
          <table:table-cell table:style-name="ce3" table:formula="of:=IF([.N286]&gt;[.N$177];[.N286];&quot;&quot;)" office:value-type="float" office:value="1787582.45" calcext:value-type="float">
            <text:p>1787582,45</text:p>
          </table:table-cell>
          <table:table-cell table:style-name="ce3" table:formula="of:=IF([.O286]&gt;[.O$177];[.O286];&quot;&quot;)" office:value-type="float" office:value="76.15" calcext:value-type="float">
            <text:p>76,15</text:p>
          </table:table-cell>
          <table:table-cell table:style-name="ce3" table:formula="of:=IF([.P286]&gt;[.P$177];[.P286];&quot;&quot;)">
            <text:p/>
          </table:table-cell>
          <table:table-cell table:style-name="ce3" table:formula="of:=IF([.Q286]&gt;[.Q$177];[.Q286];&quot;&quot;)">
            <text:p/>
          </table:table-cell>
          <table:table-cell table:style-name="ce3" table:formula="of:=IF([.R286]&gt;[.R$177];[.R286];&quot;&quot;)">
            <text:p/>
          </table:table-cell>
          <table:table-cell table:style-name="ce3" table:formula="of:=IF([.S286]&gt;[.S$177];[.S286];&quot;&quot;)" office:value-type="float" office:value="32666.825" calcext:value-type="float">
            <text:p>32666,825</text:p>
          </table:table-cell>
          <table:table-cell table:style-name="ce3" table:formula="of:=IF([.T286]&gt;[.T$177];[.T286];&quot;&quot;)">
            <text:p/>
          </table:table-cell>
          <table:table-cell table:style-name="ce3" table:formula="of:=IF([.U286]&gt;[.U$177];[.U286];&quot;&quot;)">
            <text:p/>
          </table:table-cell>
          <table:table-cell table:style-name="ce3" table:formula="of:=IF([.V286]&gt;[.V$177];[.V2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style-name="ce3" table:formula="of:=IF([.B287]&gt;[.B$177];[.B287];&quot;&quot;)">
            <text:p/>
          </table:table-cell>
          <table:table-cell table:style-name="ce3" table:formula="of:=IF([.C287]&gt;[.C$177];[.C287];&quot;&quot;)" office:value-type="float" office:value="2081.425" calcext:value-type="float">
            <text:p>2081,425</text:p>
          </table:table-cell>
          <table:table-cell table:style-name="ce3" table:formula="of:=IF([.D287]&gt;[.D$177];[.D287];&quot;&quot;)" office:value-type="float" office:value="5256.05" calcext:value-type="float">
            <text:p>5256,05</text:p>
          </table:table-cell>
          <table:table-cell table:style-name="ce3" table:formula="of:=IF([.E287]&gt;[.E$177];[.E287];&quot;&quot;)" office:value-type="float" office:value="4936184.525" calcext:value-type="float">
            <text:p>4936184,525</text:p>
          </table:table-cell>
          <table:table-cell table:style-name="ce3" table:formula="of:=IF([.F287]&gt;[.F$177];[.F287];&quot;&quot;)">
            <text:p/>
          </table:table-cell>
          <table:table-cell table:style-name="ce3" table:formula="of:=IF([.G287]&gt;[.G$177];[.G287];&quot;&quot;)">
            <text:p/>
          </table:table-cell>
          <table:table-cell table:style-name="ce3" table:formula="of:=IF([.H287]&gt;[.H$177];[.H287];&quot;&quot;)">
            <text:p/>
          </table:table-cell>
          <table:table-cell table:style-name="ce3" table:formula="of:=IF([.I287]&gt;[.I$177];[.I287];&quot;&quot;)" office:value-type="float" office:value="54308.275" calcext:value-type="float">
            <text:p>54308,275</text:p>
          </table:table-cell>
          <table:table-cell table:style-name="ce3" table:formula="of:=IF([.J287]&gt;[.J$177];[.J287];&quot;&quot;)">
            <text:p/>
          </table:table-cell>
          <table:table-cell table:style-name="ce3" table:formula="of:=IF([.K287]&gt;[.K$177];[.K287];&quot;&quot;)">
            <text:p/>
          </table:table-cell>
          <table:table-cell table:style-name="ce3" table:formula="of:=IF([.L287]&gt;[.L$177];[.L287];&quot;&quot;)">
            <text:p/>
          </table:table-cell>
          <table:table-cell table:style-name="ce3" table:formula="of:=IF([.M287]&gt;[.M$177];[.M287];&quot;&quot;)" office:value-type="float" office:value="629.55" calcext:value-type="float">
            <text:p>629,55</text:p>
          </table:table-cell>
          <table:table-cell table:style-name="ce3" table:formula="of:=IF([.N287]&gt;[.N$177];[.N287];&quot;&quot;)" office:value-type="float" office:value="2157858.55" calcext:value-type="float">
            <text:p>2157858,55</text:p>
          </table:table-cell>
          <table:table-cell table:style-name="ce3" table:formula="of:=IF([.O287]&gt;[.O$177];[.O287];&quot;&quot;)" office:value-type="float" office:value="80.65" calcext:value-type="float">
            <text:p>80,65</text:p>
          </table:table-cell>
          <table:table-cell table:style-name="ce3" table:formula="of:=IF([.P287]&gt;[.P$177];[.P287];&quot;&quot;)">
            <text:p/>
          </table:table-cell>
          <table:table-cell table:style-name="ce3" table:formula="of:=IF([.Q287]&gt;[.Q$177];[.Q287];&quot;&quot;)">
            <text:p/>
          </table:table-cell>
          <table:table-cell table:style-name="ce3" table:formula="of:=IF([.R287]&gt;[.R$177];[.R287];&quot;&quot;)">
            <text:p/>
          </table:table-cell>
          <table:table-cell table:style-name="ce3" table:formula="of:=IF([.S287]&gt;[.S$177];[.S287];&quot;&quot;)" office:value-type="float" office:value="43572.325" calcext:value-type="float">
            <text:p>43572,325</text:p>
          </table:table-cell>
          <table:table-cell table:style-name="ce3" table:formula="of:=IF([.T287]&gt;[.T$177];[.T287];&quot;&quot;)">
            <text:p/>
          </table:table-cell>
          <table:table-cell table:style-name="ce3" table:formula="of:=IF([.U287]&gt;[.U$177];[.U287];&quot;&quot;)">
            <text:p/>
          </table:table-cell>
          <table:table-cell table:style-name="ce3" table:formula="of:=IF([.V287]&gt;[.V$177];[.V2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style-name="ce3" table:formula="of:=IF([.B288]&gt;[.B$177];[.B288];&quot;&quot;)">
            <text:p/>
          </table:table-cell>
          <table:table-cell table:style-name="ce3" table:formula="of:=IF([.C288]&gt;[.C$177];[.C288];&quot;&quot;)" office:value-type="float" office:value="1840.825" calcext:value-type="float">
            <text:p>1840,825</text:p>
          </table:table-cell>
          <table:table-cell table:style-name="ce3" table:formula="of:=IF([.D288]&gt;[.D$177];[.D288];&quot;&quot;)" office:value-type="float" office:value="8647.05" calcext:value-type="float">
            <text:p>8647,05</text:p>
          </table:table-cell>
          <table:table-cell table:style-name="ce3" table:formula="of:=IF([.E288]&gt;[.E$177];[.E288];&quot;&quot;)" office:value-type="float" office:value="4993316.625" calcext:value-type="float">
            <text:p>4993316,625</text:p>
          </table:table-cell>
          <table:table-cell table:style-name="ce3" table:formula="of:=IF([.F288]&gt;[.F$177];[.F288];&quot;&quot;)">
            <text:p/>
          </table:table-cell>
          <table:table-cell table:style-name="ce3" table:formula="of:=IF([.G288]&gt;[.G$177];[.G288];&quot;&quot;)">
            <text:p/>
          </table:table-cell>
          <table:table-cell table:style-name="ce3" table:formula="of:=IF([.H288]&gt;[.H$177];[.H288];&quot;&quot;)">
            <text:p/>
          </table:table-cell>
          <table:table-cell table:style-name="ce3" table:formula="of:=IF([.I288]&gt;[.I$177];[.I288];&quot;&quot;)" office:value-type="float" office:value="54308.275" calcext:value-type="float">
            <text:p>54308,275</text:p>
          </table:table-cell>
          <table:table-cell table:style-name="ce3" table:formula="of:=IF([.J288]&gt;[.J$177];[.J288];&quot;&quot;)">
            <text:p/>
          </table:table-cell>
          <table:table-cell table:style-name="ce3" table:formula="of:=IF([.K288]&gt;[.K$177];[.K288];&quot;&quot;)">
            <text:p/>
          </table:table-cell>
          <table:table-cell table:style-name="ce3" table:formula="of:=IF([.L288]&gt;[.L$177];[.L288];&quot;&quot;)">
            <text:p/>
          </table:table-cell>
          <table:table-cell table:style-name="ce3" table:formula="of:=IF([.M288]&gt;[.M$177];[.M288];&quot;&quot;)" office:value-type="float" office:value="930.75" calcext:value-type="float">
            <text:p>930,75</text:p>
          </table:table-cell>
          <table:table-cell table:style-name="ce3" table:formula="of:=IF([.N288]&gt;[.N$177];[.N288];&quot;&quot;)" office:value-type="float" office:value="2086776.05" calcext:value-type="float">
            <text:p>2086776,05</text:p>
          </table:table-cell>
          <table:table-cell table:style-name="ce3" table:formula="of:=IF([.O288]&gt;[.O$177];[.O288];&quot;&quot;)">
            <text:p/>
          </table:table-cell>
          <table:table-cell table:style-name="ce3" table:formula="of:=IF([.P288]&gt;[.P$177];[.P288];&quot;&quot;)">
            <text:p/>
          </table:table-cell>
          <table:table-cell table:style-name="ce3" table:formula="of:=IF([.Q288]&gt;[.Q$177];[.Q288];&quot;&quot;)">
            <text:p/>
          </table:table-cell>
          <table:table-cell table:style-name="ce3" table:formula="of:=IF([.R288]&gt;[.R$177];[.R288];&quot;&quot;)">
            <text:p/>
          </table:table-cell>
          <table:table-cell table:style-name="ce3" table:formula="of:=IF([.S288]&gt;[.S$177];[.S288];&quot;&quot;)" office:value-type="float" office:value="51765.025" calcext:value-type="float">
            <text:p>51765,025</text:p>
          </table:table-cell>
          <table:table-cell table:style-name="ce3" table:formula="of:=IF([.T288]&gt;[.T$177];[.T288];&quot;&quot;)">
            <text:p/>
          </table:table-cell>
          <table:table-cell table:style-name="ce3" table:formula="of:=IF([.U288]&gt;[.U$177];[.U288];&quot;&quot;)">
            <text:p/>
          </table:table-cell>
          <table:table-cell table:style-name="ce3" table:formula="of:=IF([.V288]&gt;[.V$177];[.V2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style-name="ce3" table:formula="of:=IF([.B289]&gt;[.B$177];[.B289];&quot;&quot;)">
            <text:p/>
          </table:table-cell>
          <table:table-cell table:style-name="ce3" table:formula="of:=IF([.C289]&gt;[.C$177];[.C289];&quot;&quot;)" office:value-type="float" office:value="1860.625" calcext:value-type="float">
            <text:p>1860,625</text:p>
          </table:table-cell>
          <table:table-cell table:style-name="ce3" table:formula="of:=IF([.D289]&gt;[.D$177];[.D289];&quot;&quot;)" office:value-type="float" office:value="6612.45" calcext:value-type="float">
            <text:p>6612,45</text:p>
          </table:table-cell>
          <table:table-cell table:style-name="ce3" table:formula="of:=IF([.E289]&gt;[.E$177];[.E289];&quot;&quot;)" office:value-type="float" office:value="4944349.925" calcext:value-type="float">
            <text:p>4944349,925</text:p>
          </table:table-cell>
          <table:table-cell table:style-name="ce3" table:formula="of:=IF([.F289]&gt;[.F$177];[.F289];&quot;&quot;)">
            <text:p/>
          </table:table-cell>
          <table:table-cell table:style-name="ce3" table:formula="of:=IF([.G289]&gt;[.G$177];[.G289];&quot;&quot;)">
            <text:p/>
          </table:table-cell>
          <table:table-cell table:style-name="ce3" table:formula="of:=IF([.H289]&gt;[.H$177];[.H289];&quot;&quot;)">
            <text:p/>
          </table:table-cell>
          <table:table-cell table:style-name="ce3" table:formula="of:=IF([.I289]&gt;[.I$177];[.I289];&quot;&quot;)" office:value-type="float" office:value="65159.475" calcext:value-type="float">
            <text:p>65159,475</text:p>
          </table:table-cell>
          <table:table-cell table:style-name="ce3" table:formula="of:=IF([.J289]&gt;[.J$177];[.J289];&quot;&quot;)">
            <text:p/>
          </table:table-cell>
          <table:table-cell table:style-name="ce3" table:formula="of:=IF([.K289]&gt;[.K$177];[.K289];&quot;&quot;)">
            <text:p/>
          </table:table-cell>
          <table:table-cell table:style-name="ce3" table:formula="of:=IF([.L289]&gt;[.L$177];[.L289];&quot;&quot;)" office:value-type="float" office:value="540.4" calcext:value-type="float">
            <text:p>540,4</text:p>
          </table:table-cell>
          <table:table-cell table:style-name="ce3" table:formula="of:=IF([.M289]&gt;[.M$177];[.M289];&quot;&quot;)" office:value-type="float" office:value="669.95" calcext:value-type="float">
            <text:p>669,95</text:p>
          </table:table-cell>
          <table:table-cell table:style-name="ce3" table:formula="of:=IF([.N289]&gt;[.N$177];[.N289];&quot;&quot;)" office:value-type="float" office:value="3177044.95" calcext:value-type="float">
            <text:p>3177044,95</text:p>
          </table:table-cell>
          <table:table-cell table:style-name="ce3" table:formula="of:=IF([.O289]&gt;[.O$177];[.O289];&quot;&quot;)">
            <text:p/>
          </table:table-cell>
          <table:table-cell table:style-name="ce3" table:formula="of:=IF([.P289]&gt;[.P$177];[.P289];&quot;&quot;)">
            <text:p/>
          </table:table-cell>
          <table:table-cell table:style-name="ce3" table:formula="of:=IF([.Q289]&gt;[.Q$177];[.Q289];&quot;&quot;)">
            <text:p/>
          </table:table-cell>
          <table:table-cell table:style-name="ce3" table:formula="of:=IF([.R289]&gt;[.R$177];[.R289];&quot;&quot;)">
            <text:p/>
          </table:table-cell>
          <table:table-cell table:style-name="ce3" table:formula="of:=IF([.S289]&gt;[.S$177];[.S289];&quot;&quot;)" office:value-type="float" office:value="57163.525" calcext:value-type="float">
            <text:p>57163,525</text:p>
          </table:table-cell>
          <table:table-cell table:style-name="ce3" table:formula="of:=IF([.T289]&gt;[.T$177];[.T289];&quot;&quot;)">
            <text:p/>
          </table:table-cell>
          <table:table-cell table:style-name="ce3" table:formula="of:=IF([.U289]&gt;[.U$177];[.U289];&quot;&quot;)">
            <text:p/>
          </table:table-cell>
          <table:table-cell table:style-name="ce3" table:formula="of:=IF([.V289]&gt;[.V$177];[.V289];&quot;&quot;)">
            <text:p/>
          </table:table-cell>
          <table:table-cell table:number-columns-repeated="1002"/>
        </table:table-row>
        <table:table-row table:style-name="ro1" table:number-rows-repeated="8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405937531393491" calcext:value-type="float">
            <text:p>0,0004059375</text:p>
          </table:table-cell>
          <table:table-cell table:style-name="ce3" table:formula="of:=IFERROR([.D302]/[.$E302];&quot;&quot; )" office:value-type="float" office:value="0.00460887392769444" calcext:value-type="float">
            <text:p>0,0046088739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322592195580888" calcext:value-type="float">
            <text:p>0,0322592196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 office:value-type="float" office:value="0.000628777856671237" calcext:value-type="float">
            <text:p>0,0006287779</text:p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253128050228741" calcext:value-type="float">
            <text:p>0,0002531281</text:p>
          </table:table-cell>
          <table:table-cell table:style-name="ce3" table:formula="of:=IFERROR([.N302]/[.$E302];&quot;&quot; )" office:value-type="float" office:value="0.606088581804208" calcext:value-type="float">
            <text:p>0,6060885818</text:p>
          </table:table-cell>
          <table:table-cell table:style-name="ce3" table:formula="of:=IFERROR([.O302]/[.$E302];&quot;&quot; )" office:value-type="float" office:value="0.0000185749090737501" calcext:value-type="float">
            <text:p>1,85749090737501E-005</text:p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161737701021935" calcext:value-type="float">
            <text:p>0,0161737701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511043092665234" calcext:value-type="float">
            <text:p>0,0005110431</text:p>
          </table:table-cell>
          <table:table-cell table:style-name="ce3" table:formula="of:=IFERROR([.D303]/[.$E303];&quot;&quot; )" office:value-type="float" office:value="0.00438169121452562" calcext:value-type="float">
            <text:p>0,0043816912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330946314469008" calcext:value-type="float">
            <text:p>0,0330946314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 office:value-type="float" office:value="0.00726227828056014" calcext:value-type="float">
            <text:p>0,0072622783</text:p>
          </table:table-cell>
          <table:table-cell table:style-name="ce3" table:formula="of:=IFERROR([.L303]/[.$E303];&quot;&quot; )" office:value-type="float" office:value="0.000160671467121569" calcext:value-type="float">
            <text:p>0,0001606715</text:p>
          </table:table-cell>
          <table:table-cell table:style-name="ce3" table:formula="of:=IFERROR([.M303]/[.$E303];&quot;&quot; )" office:value-type="float" office:value="0.000306238212292441" calcext:value-type="float">
            <text:p>0,0003062382</text:p>
          </table:table-cell>
          <table:table-cell table:style-name="ce3" table:formula="of:=IFERROR([.N303]/[.$E303];&quot;&quot; )" office:value-type="float" office:value="0.57028730243085" calcext:value-type="float">
            <text:p>0,5702873024</text:p>
          </table:table-cell>
          <table:table-cell table:style-name="ce3" table:formula="of:=IFERROR([.O303]/[.$E303];&quot;&quot; )">
            <text:p/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161823480649696" calcext:value-type="float">
            <text:p>0,0161823481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481053538909433" calcext:value-type="float">
            <text:p>0,0004810535</text:p>
          </table:table-cell>
          <table:table-cell table:style-name="ce3" table:formula="of:=IFERROR([.D304]/[.$E304];&quot;&quot; )" office:value-type="float" office:value="0.00348849846202472" calcext:value-type="float">
            <text:p>0,0034884985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330721573136138" calcext:value-type="float">
            <text:p>0,0330721573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 office:value-type="float" office:value="0.00034056846037504" calcext:value-type="float">
            <text:p>0,0003405685</text:p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371347454065748" calcext:value-type="float">
            <text:p>0,0003713475</text:p>
          </table:table-cell>
          <table:table-cell table:style-name="ce3" table:formula="of:=IFERROR([.N304]/[.$E304];&quot;&quot; )" office:value-type="float" office:value="0.566019717116815" calcext:value-type="float">
            <text:p>0,5660197171</text:p>
          </table:table-cell>
          <table:table-cell table:style-name="ce3" table:formula="of:=IFERROR([.O304]/[.$E304];&quot;&quot; )" office:value-type="float" office:value="0.0000220672742807809" calcext:value-type="float">
            <text:p>2,20672742807809E-005</text:p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181532164758385" calcext:value-type="float">
            <text:p>0,0181532165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403873221562894" calcext:value-type="float">
            <text:p>0,0004038732</text:p>
          </table:table-cell>
          <table:table-cell table:style-name="ce3" table:formula="of:=IFERROR([.D305]/[.$E305];&quot;&quot; )" office:value-type="float" office:value="0.00352457467579415" calcext:value-type="float">
            <text:p>0,0035245747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358049271186225" calcext:value-type="float">
            <text:p>0,0358049271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 office:value-type="float" office:value="0.000527578014883003" calcext:value-type="float">
            <text:p>0,000527578</text:p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237198753429275" calcext:value-type="float">
            <text:p>0,0002371988</text:p>
          </table:table-cell>
          <table:table-cell table:style-name="ce3" table:formula="of:=IFERROR([.N305]/[.$E305];&quot;&quot; )" office:value-type="float" office:value="0.64760253113014" calcext:value-type="float">
            <text:p>0,6476025311</text:p>
          </table:table-cell>
          <table:table-cell table:style-name="ce3" table:formula="of:=IFERROR([.O305]/[.$E305];&quot;&quot; )" office:value-type="float" office:value="0.0000442542635077887" calcext:value-type="float">
            <text:p>4,42542635077887E-005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191352405095886" calcext:value-type="float">
            <text:p>0,0191352405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 office:value-type="float" office:value="0.00000585567495968093" calcext:value-type="float">
            <text:p>5,85567495968093E-006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384753648456691" calcext:value-type="float">
            <text:p>0,0003847536</text:p>
          </table:table-cell>
          <table:table-cell table:style-name="ce3" table:formula="of:=IFERROR([.D306]/[.$E306];&quot;&quot; )" office:value-type="float" office:value="0.00345850931185493" calcext:value-type="float">
            <text:p>0,0034585093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351337920857477" calcext:value-type="float">
            <text:p>0,0351337921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209654072289026" calcext:value-type="float">
            <text:p>0,0002096541</text:p>
          </table:table-cell>
          <table:table-cell table:style-name="ce3" table:formula="of:=IFERROR([.N306]/[.$E306];&quot;&quot; )" office:value-type="float" office:value="0.517477575794741" calcext:value-type="float">
            <text:p>0,5174775758</text:p>
          </table:table-cell>
          <table:table-cell table:style-name="ce3" table:formula="of:=IFERROR([.O306]/[.$E306];&quot;&quot; )">
            <text:p/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195559414703577" calcext:value-type="float">
            <text:p>0,0195559415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389657957418848" calcext:value-type="float">
            <text:p>0,000389658</text:p>
          </table:table-cell>
          <table:table-cell table:style-name="ce3" table:formula="of:=IFERROR([.D307]/[.$E307];&quot;&quot; )" office:value-type="float" office:value="0.00340002605063093" calcext:value-type="float">
            <text:p>0,0034000261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353135317423026" calcext:value-type="float">
            <text:p>0,0353135317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211870556678625" calcext:value-type="float">
            <text:p>0,0002118706</text:p>
          </table:table-cell>
          <table:table-cell table:style-name="ce3" table:formula="of:=IFERROR([.N307]/[.$E307];&quot;&quot; )" office:value-type="float" office:value="0.502684240940756" calcext:value-type="float">
            <text:p>0,5026842409</text:p>
          </table:table-cell>
          <table:table-cell table:style-name="ce3" table:formula="of:=IFERROR([.O307]/[.$E307];&quot;&quot; )" office:value-type="float" office:value="0.0000320990318823246" calcext:value-type="float">
            <text:p>0,000032099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207576446199251" calcext:value-type="float">
            <text:p>0,0207576446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296831289342515" calcext:value-type="float">
            <text:p>0,0002968313</text:p>
          </table:table-cell>
          <table:table-cell table:style-name="ce3" table:formula="of:=IFERROR([.D308]/[.$E308];&quot;&quot; )" office:value-type="float" office:value="0.0017865805522475" calcext:value-type="float">
            <text:p>0,0017865806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359877120424566" calcext:value-type="float">
            <text:p>0,035987712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86359660324496" calcext:value-type="float">
            <text:p>0,0001863597</text:p>
          </table:table-cell>
          <table:table-cell table:style-name="ce3" table:formula="of:=IFERROR([.N308]/[.$E308];&quot;&quot; )" office:value-type="float" office:value="0.489521760921684" calcext:value-type="float">
            <text:p>0,4895217609</text:p>
          </table:table-cell>
          <table:table-cell table:style-name="ce3" table:formula="of:=IFERROR([.O308]/[.$E308];&quot;&quot; )" office:value-type="float" office:value="0.0000171972343307781" calcext:value-type="float">
            <text:p>1,71972343307781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227889225035004" calcext:value-type="float">
            <text:p>0,0227889225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28994022995624" calcext:value-type="float">
            <text:p>0,0002899402</text:p>
          </table:table-cell>
          <table:table-cell table:style-name="ce3" table:formula="of:=IFERROR([.D309]/[.$E309];&quot;&quot; )" office:value-type="float" office:value="0.00260374521359022" calcext:value-type="float">
            <text:p>0,002603745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402274496188801" calcext:value-type="float">
            <text:p>0,0402274496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266856416959026" calcext:value-type="float">
            <text:p>0,0002668564</text:p>
          </table:table-cell>
          <table:table-cell table:style-name="ce3" table:formula="of:=IFERROR([.N309]/[.$E309];&quot;&quot; )" office:value-type="float" office:value="0.5083253722565" calcext:value-type="float">
            <text:p>0,5083253723</text:p>
          </table:table-cell>
          <table:table-cell table:style-name="ce3" table:formula="of:=IFERROR([.O309]/[.$E309];&quot;&quot; )" office:value-type="float" office:value="0.0000177718136954664" calcext:value-type="float">
            <text:p>1,77718136954664E-005</text:p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220354365358097" calcext:value-type="float">
            <text:p>0,0220354365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337496889382116" calcext:value-type="float">
            <text:p>0,0003374969</text:p>
          </table:table-cell>
          <table:table-cell table:style-name="ce3" table:formula="of:=IFERROR([.D310]/[.$E310];&quot;&quot; )" office:value-type="float" office:value="0.00322645927369241" calcext:value-type="float">
            <text:p>0,0032264593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393493338176982" calcext:value-type="float">
            <text:p>0,0393493338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211775629569997" calcext:value-type="float">
            <text:p>0,0002117756</text:p>
          </table:table-cell>
          <table:table-cell table:style-name="ce3" table:formula="of:=IFERROR([.N310]/[.$E310];&quot;&quot; )" office:value-type="float" office:value="0.486132974524871" calcext:value-type="float">
            <text:p>0,4861329745</text:p>
          </table:table-cell>
          <table:table-cell table:style-name="ce3" table:formula="of:=IFERROR([.O310]/[.$E310];&quot;&quot; )" office:value-type="float" office:value="0.0000237599311034363" calcext:value-type="float">
            <text:p>2,37599311034363E-005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204250780323778" calcext:value-type="float">
            <text:p>0,020425078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217606115476201" calcext:value-type="float">
            <text:p>0,0002176061</text:p>
          </table:table-cell>
          <table:table-cell table:style-name="ce3" table:formula="of:=IFERROR([.D311]/[.$E311];&quot;&quot; )" office:value-type="float" office:value="0.00320309975730728" calcext:value-type="float">
            <text:p>0,0032030998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39786264536756" calcext:value-type="float">
            <text:p>0,0397862645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178206457176273" calcext:value-type="float">
            <text:p>0,0001782065</text:p>
          </table:table-cell>
          <table:table-cell table:style-name="ce3" table:formula="of:=IFERROR([.N311]/[.$E311];&quot;&quot; )" office:value-type="float" office:value="0.490547218415056" calcext:value-type="float">
            <text:p>0,4905472184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173899235709823" calcext:value-type="float">
            <text:p>0,0173899236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277252587815997" calcext:value-type="float">
            <text:p>0,0002772526</text:p>
          </table:table-cell>
          <table:table-cell table:style-name="ce3" table:formula="of:=IFERROR([.D312]/[.$E312];&quot;&quot; )" office:value-type="float" office:value="0.00249028622869793" calcext:value-type="float">
            <text:p>0,0024902862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428284247639429" calcext:value-type="float">
            <text:p>0,0428284248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 office:value-type="float" office:value="0.00024849853894115" calcext:value-type="float">
            <text:p>0,0002484985</text:p>
          </table:table-cell>
          <table:table-cell table:style-name="ce3" table:formula="of:=IFERROR([.N312]/[.$E312];&quot;&quot; )" office:value-type="float" office:value="0.478860049304081" calcext:value-type="float">
            <text:p>0,4788600493</text:p>
          </table:table-cell>
          <table:table-cell table:style-name="ce3" table:formula="of:=IFERROR([.O312]/[.$E312];&quot;&quot; )">
            <text:p/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152724590335084" calcext:value-type="float">
            <text:p>0,015272459</text:p>
          </table:table-cell>
          <table:table-cell table:style-name="ce3" table:formula="of:=IFERROR([.T312]/[.$E312];&quot;&quot; )" office:value-type="float" office:value="0.0000394458550678036" calcext:value-type="float">
            <text:p>3,94458550678036E-005</text:p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311305398853096" calcext:value-type="float">
            <text:p>0,0003113054</text:p>
          </table:table-cell>
          <table:table-cell table:style-name="ce3" table:formula="of:=IFERROR([.D313]/[.$E313];&quot;&quot; )" office:value-type="float" office:value="0.00329128649661074" calcext:value-type="float">
            <text:p>0,0032912865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423650319192782" calcext:value-type="float">
            <text:p>0,0423650319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77644688027049" calcext:value-type="float">
            <text:p>0,0001776447</text:p>
          </table:table-cell>
          <table:table-cell table:style-name="ce3" table:formula="of:=IFERROR([.N313]/[.$E313];&quot;&quot; )" office:value-type="float" office:value="0.478374643652035" calcext:value-type="float">
            <text:p>0,4783746437</text:p>
          </table:table-cell>
          <table:table-cell table:style-name="ce3" table:formula="of:=IFERROR([.O313]/[.$E313];&quot;&quot; )" office:value-type="float" office:value="0.0000208197660534972" calcext:value-type="float">
            <text:p>2,08197660534972E-005</text:p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48944920762096" calcext:value-type="float">
            <text:p>0,0148944921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377002732117175" calcext:value-type="float">
            <text:p>0,0003770027</text:p>
          </table:table-cell>
          <table:table-cell table:style-name="ce3" table:formula="of:=IFERROR([.D314]/[.$E314];&quot;&quot; )" office:value-type="float" office:value="0.00333848166661373" calcext:value-type="float">
            <text:p>0,0033384817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452370484842486" calcext:value-type="float">
            <text:p>0,0452370485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263666879423583" calcext:value-type="float">
            <text:p>0,0002636669</text:p>
          </table:table-cell>
          <table:table-cell table:style-name="ce3" table:formula="of:=IFERROR([.N314]/[.$E314];&quot;&quot; )" office:value-type="float" office:value="0.483237522003063" calcext:value-type="float">
            <text:p>0,483237522</text:p>
          </table:table-cell>
          <table:table-cell table:style-name="ce3" table:formula="of:=IFERROR([.O314]/[.$E314];&quot;&quot; )">
            <text:p/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36033875654436" calcext:value-type="float">
            <text:p>0,0136033876</text:p>
          </table:table-cell>
          <table:table-cell table:style-name="ce3" table:formula="of:=IFERROR([.T314]/[.$E314];&quot;&quot; )" office:value-type="float" office:value="0.0000479807162516673" calcext:value-type="float">
            <text:p>4,79807162516673E-005</text:p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28697746398106" calcext:value-type="float">
            <text:p>0,0002869775</text:p>
          </table:table-cell>
          <table:table-cell table:style-name="ce3" table:formula="of:=IFERROR([.D315]/[.$E315];&quot;&quot; )" office:value-type="float" office:value="0.00262774901807769" calcext:value-type="float">
            <text:p>0,002627749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459569924922393" calcext:value-type="float">
            <text:p>0,0459569925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 office:value-type="float" office:value="0.000173636265120288" calcext:value-type="float">
            <text:p>0,0001736363</text:p>
          </table:table-cell>
          <table:table-cell table:style-name="ce3" table:formula="of:=IFERROR([.M315]/[.$E315];&quot;&quot; )" office:value-type="float" office:value="0.000250944134863473" calcext:value-type="float">
            <text:p>0,0002509441</text:p>
          </table:table-cell>
          <table:table-cell table:style-name="ce3" table:formula="of:=IFERROR([.N315]/[.$E315];&quot;&quot; )" office:value-type="float" office:value="0.484984531346189" calcext:value-type="float">
            <text:p>0,4849845313</text:p>
          </table:table-cell>
          <table:table-cell table:style-name="ce3" table:formula="of:=IFERROR([.O315]/[.$E315];&quot;&quot; )">
            <text:p/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53434001273375" calcext:value-type="float">
            <text:p>0,0153434001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268575732139214" calcext:value-type="float">
            <text:p>0,0002685757</text:p>
          </table:table-cell>
          <table:table-cell table:style-name="ce3" table:formula="of:=IFERROR([.D316]/[.$E316];&quot;&quot; )" office:value-type="float" office:value="0.00323825520179451" calcext:value-type="float">
            <text:p>0,0032382552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460754758668427" calcext:value-type="float">
            <text:p>0,0460754759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250263597561878" calcext:value-type="float">
            <text:p>0,0002502636</text:p>
          </table:table-cell>
          <table:table-cell table:style-name="ce3" table:formula="of:=IFERROR([.N316]/[.$E316];&quot;&quot; )" office:value-type="float" office:value="0.479968552355418" calcext:value-type="float">
            <text:p>0,4799685524</text:p>
          </table:table-cell>
          <table:table-cell table:style-name="ce3" table:formula="of:=IFERROR([.O316]/[.$E316];&quot;&quot; )" office:value-type="float" office:value="0.0000238467973599833" calcext:value-type="float">
            <text:p>2,38467973599833E-005</text:p>
          </table:table-cell>
          <table:table-cell table:style-name="ce3" table:formula="of:=IFERROR([.P316]/[.$E316];&quot;&quot; )" office:value-type="float" office:value="0.0000827408548557685" calcext:value-type="float">
            <text:p>8,27408548557685E-005</text:p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68510172276433" calcext:value-type="float">
            <text:p>0,0168510172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262954505618671" calcext:value-type="float">
            <text:p>0,0002629545</text:p>
          </table:table-cell>
          <table:table-cell table:style-name="ce3" table:formula="of:=IFERROR([.D317]/[.$E317];&quot;&quot; )" office:value-type="float" office:value="0.00330348903630504" calcext:value-type="float">
            <text:p>0,003303489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477481242014898" calcext:value-type="float">
            <text:p>0,0477481242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227808377822891" calcext:value-type="float">
            <text:p>0,0002278084</text:p>
          </table:table-cell>
          <table:table-cell table:style-name="ce3" table:formula="of:=IFERROR([.N317]/[.$E317];&quot;&quot; )" office:value-type="float" office:value="0.467070990519896" calcext:value-type="float">
            <text:p>0,4670709905</text:p>
          </table:table-cell>
          <table:table-cell table:style-name="ce3" table:formula="of:=IFERROR([.O317]/[.$E317];&quot;&quot; )">
            <text:p/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179274820333688" calcext:value-type="float">
            <text:p>0,017927482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258709684016653" calcext:value-type="float">
            <text:p>0,0002587097</text:p>
          </table:table-cell>
          <table:table-cell table:style-name="ce3" table:formula="of:=IFERROR([.D318]/[.$E318];&quot;&quot; )" office:value-type="float" office:value="0.00325016147840546" calcext:value-type="float">
            <text:p>0,0032501615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49181926554569" calcext:value-type="float">
            <text:p>0,0491819266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164571460661484" calcext:value-type="float">
            <text:p>0,0001645715</text:p>
          </table:table-cell>
          <table:table-cell table:style-name="ce3" table:formula="of:=IFERROR([.N318]/[.$E318];&quot;&quot; )" office:value-type="float" office:value="0.484338992505019" calcext:value-type="float">
            <text:p>0,4843389925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191102753318605" calcext:value-type="float">
            <text:p>0,0191102753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250496518334732" calcext:value-type="float">
            <text:p>0,0002504965</text:p>
          </table:table-cell>
          <table:table-cell table:style-name="ce3" table:formula="of:=IFERROR([.D319]/[.$E319];&quot;&quot; )" office:value-type="float" office:value="0.00249030431731861" calcext:value-type="float">
            <text:p>0,0024903043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501022078002443" calcext:value-type="float">
            <text:p>0,0501022078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228391724427152" calcext:value-type="float">
            <text:p>0,0002283917</text:p>
          </table:table-cell>
          <table:table-cell table:style-name="ce3" table:formula="of:=IFERROR([.N319]/[.$E319];&quot;&quot; )" office:value-type="float" office:value="0.454177299661152" calcext:value-type="float">
            <text:p>0,4541772997</text:p>
          </table:table-cell>
          <table:table-cell table:style-name="ce3" table:formula="of:=IFERROR([.O319]/[.$E319];&quot;&quot; )">
            <text:p/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167214587604426" calcext:value-type="float">
            <text:p>0,0167214588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347134873472942" calcext:value-type="float">
            <text:p>0,0003471349</text:p>
          </table:table-cell>
          <table:table-cell table:style-name="ce3" table:formula="of:=IFERROR([.D320]/[.$E320];&quot;&quot; )" office:value-type="float" office:value="0.00354433678429066" calcext:value-type="float">
            <text:p>0,0035443368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 office:value-type="float" office:value="0.000180755096114905" calcext:value-type="float">
            <text:p>0,0001807551</text:p>
          </table:table-cell>
          <table:table-cell table:style-name="ce3" table:formula="of:=IFERROR([.I320]/[.$E320];&quot;&quot; )" office:value-type="float" office:value="0.0520280177833219" calcext:value-type="float">
            <text:p>0,0520280178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214856914753189" calcext:value-type="float">
            <text:p>0,0002148569</text:p>
          </table:table-cell>
          <table:table-cell table:style-name="ce3" table:formula="of:=IFERROR([.N320]/[.$E320];&quot;&quot; )" office:value-type="float" office:value="0.479742367789594" calcext:value-type="float">
            <text:p>0,4797423678</text:p>
          </table:table-cell>
          <table:table-cell table:style-name="ce3" table:formula="of:=IFERROR([.O320]/[.$E320];&quot;&quot; )">
            <text:p/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160396538567512" calcext:value-type="float">
            <text:p>0,0160396539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 office:value-type="float" office:value="0.0000196381722700072" calcext:value-type="float">
            <text:p>1,96381722700072E-005</text:p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330402829178192" calcext:value-type="float">
            <text:p>0,0003304028</text:p>
          </table:table-cell>
          <table:table-cell table:style-name="ce3" table:formula="of:=IFERROR([.D321]/[.$E321];&quot;&quot; )" office:value-type="float" office:value="0.00337407063649944" calcext:value-type="float">
            <text:p>0,0033740706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510493427227353" calcext:value-type="float">
            <text:p>0,0510493427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165296009592466" calcext:value-type="float">
            <text:p>0,000165296</text:p>
          </table:table-cell>
          <table:table-cell table:style-name="ce3" table:formula="of:=IFERROR([.N321]/[.$E321];&quot;&quot; )" office:value-type="float" office:value="0.461663094093671" calcext:value-type="float">
            <text:p>0,4616630941</text:p>
          </table:table-cell>
          <table:table-cell table:style-name="ce3" table:formula="of:=IFERROR([.O321]/[.$E321];&quot;&quot; )">
            <text:p/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167974169313803" calcext:value-type="float">
            <text:p>0,0167974169</text:p>
          </table:table-cell>
          <table:table-cell table:style-name="ce3" table:formula="of:=IFERROR([.T321]/[.$E321];&quot;&quot; )" office:value-type="float" office:value="0.0000414571361065631" calcext:value-type="float">
            <text:p>4,14571361065631E-005</text:p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336071280259602" calcext:value-type="float">
            <text:p>0,0003360713</text:p>
          </table:table-cell>
          <table:table-cell table:style-name="ce3" table:formula="of:=IFERROR([.D322]/[.$E322];&quot;&quot; )" office:value-type="float" office:value="0.00270444831046006" calcext:value-type="float">
            <text:p>0,0027044483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512478432562331" calcext:value-type="float">
            <text:p>0,0512478433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 office:value-type="float" office:value="0.00014230809416727" calcext:value-type="float">
            <text:p>0,0001423081</text:p>
          </table:table-cell>
          <table:table-cell table:style-name="ce3" table:formula="of:=IFERROR([.M322]/[.$E322];&quot;&quot; )" office:value-type="float" office:value="0.000240752118143385" calcext:value-type="float">
            <text:p>0,0002407521</text:p>
          </table:table-cell>
          <table:table-cell table:style-name="ce3" table:formula="of:=IFERROR([.N322]/[.$E322];&quot;&quot; )" office:value-type="float" office:value="0.494797166630475" calcext:value-type="float">
            <text:p>0,4947971666</text:p>
          </table:table-cell>
          <table:table-cell table:style-name="ce3" table:formula="of:=IFERROR([.O322]/[.$E322];&quot;&quot; )">
            <text:p/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236823129998379" calcext:value-type="float">
            <text:p>0,023682313</text:p>
          </table:table-cell>
          <table:table-cell table:style-name="ce3" table:formula="of:=IFERROR([.T322]/[.$E322];&quot;&quot; )" office:value-type="float" office:value="0.0000544965758002998" calcext:value-type="float">
            <text:p>5,44965758002998E-005</text:p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317241759338122" calcext:value-type="float">
            <text:p>0,0003172418</text:p>
          </table:table-cell>
          <table:table-cell table:style-name="ce3" table:formula="of:=IFERROR([.D323]/[.$E323];&quot;&quot; )" office:value-type="float" office:value="0.00329615180509329" calcext:value-type="float">
            <text:p>0,0032961518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476420729861403" calcext:value-type="float">
            <text:p>0,047642073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166900174262209" calcext:value-type="float">
            <text:p>0,0001669002</text:p>
          </table:table-cell>
          <table:table-cell table:style-name="ce3" table:formula="of:=IFERROR([.N323]/[.$E323];&quot;&quot; )" office:value-type="float" office:value="0.493871853701202" calcext:value-type="float">
            <text:p>0,4938718537</text:p>
          </table:table-cell>
          <table:table-cell table:style-name="ce3" table:formula="of:=IFERROR([.O323]/[.$E323];&quot;&quot; )" office:value-type="float" office:value="0.0000208505426463247" calcext:value-type="float">
            <text:p>2,08505426463247E-005</text:p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305522809730413" calcext:value-type="float">
            <text:p>0,030552281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3440619633531" calcext:value-type="float">
            <text:p>0,000344062</text:p>
          </table:table-cell>
          <table:table-cell table:style-name="ce3" table:formula="of:=IFERROR([.D324]/[.$E324];&quot;&quot; )" office:value-type="float" office:value="0.0017787709619235" calcext:value-type="float">
            <text:p>0,001778771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438795986091264" calcext:value-type="float">
            <text:p>0,0438795986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80218770038435" calcext:value-type="float">
            <text:p>0,0001802188</text:p>
          </table:table-cell>
          <table:table-cell table:style-name="ce3" table:formula="of:=IFERROR([.N324]/[.$E324];&quot;&quot; )" office:value-type="float" office:value="0.507931209638701" calcext:value-type="float">
            <text:p>0,5079312096</text:p>
          </table:table-cell>
          <table:table-cell table:style-name="ce3" table:formula="of:=IFERROR([.O324]/[.$E324];&quot;&quot; )" office:value-type="float" office:value="0.0000372973094497038" calcext:value-type="float">
            <text:p>3,72973094497038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395320881039922" calcext:value-type="float">
            <text:p>0,0395320881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459044448987333" calcext:value-type="float">
            <text:p>0,0004590444</text:p>
          </table:table-cell>
          <table:table-cell table:style-name="ce3" table:formula="of:=IFERROR([.D325]/[.$E325];&quot;&quot; )" office:value-type="float" office:value="0.00325018508349005" calcext:value-type="float">
            <text:p>0,0032501851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 office:value-type="float" office:value="0.000203714515944753" calcext:value-type="float">
            <text:p>0,0002037145</text:p>
          </table:table-cell>
          <table:table-cell table:style-name="ce3" table:formula="of:=IFERROR([.I325]/[.$E325];&quot;&quot; )" office:value-type="float" office:value="0.0499220574802973" calcext:value-type="float">
            <text:p>0,0499220575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 office:value-type="float" office:value="0.000202870795905884" calcext:value-type="float">
            <text:p>0,0002028708</text:p>
          </table:table-cell>
          <table:table-cell table:style-name="ce3" table:formula="of:=IFERROR([.M325]/[.$E325];&quot;&quot; )" office:value-type="float" office:value="0.000359559731764255" calcext:value-type="float">
            <text:p>0,0003595597</text:p>
          </table:table-cell>
          <table:table-cell table:style-name="ce3" table:formula="of:=IFERROR([.N325]/[.$E325];&quot;&quot; )" office:value-type="float" office:value="0.529310385291236" calcext:value-type="float">
            <text:p>0,5293103853</text:p>
          </table:table-cell>
          <table:table-cell table:style-name="ce3" table:formula="of:=IFERROR([.O325]/[.$E325];&quot;&quot; )" office:value-type="float" office:value="0.0000205597699071508" calcext:value-type="float">
            <text:p>2,05597699071508E-005</text:p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 office:value-type="float" office:value="0.000126811121841955" calcext:value-type="float">
            <text:p>0,0001268111</text:p>
          </table:table-cell>
          <table:table-cell table:style-name="ce3" table:formula="of:=IFERROR([.S325]/[.$E325];&quot;&quot; )" office:value-type="float" office:value="0.0374725160728499" calcext:value-type="float">
            <text:p>0,0374725161</text:p>
          </table:table-cell>
          <table:table-cell table:style-name="ce3" table:formula="of:=IFERROR([.T325]/[.$E325];&quot;&quot; )" office:value-type="float" office:value="0.0000872642761801046" calcext:value-type="float">
            <text:p>8,72642761801046E-005</text:p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73612942968672" calcext:value-type="float">
            <text:p>0,0003736129</text:p>
          </table:table-cell>
          <table:table-cell table:style-name="ce3" table:formula="of:=IFERROR([.D326]/[.$E326];&quot;&quot; )" office:value-type="float" office:value="0.00256290082771238" calcext:value-type="float">
            <text:p>0,0025629008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515553225044692" calcext:value-type="float">
            <text:p>0,0515553225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 office:value-type="float" office:value="0.000141785620595132" calcext:value-type="float">
            <text:p>0,0001417856</text:p>
          </table:table-cell>
          <table:table-cell table:style-name="ce3" table:formula="of:=IFERROR([.M326]/[.$E326];&quot;&quot; )" office:value-type="float" office:value="0.000266737805909296" calcext:value-type="float">
            <text:p>0,0002667378</text:p>
          </table:table-cell>
          <table:table-cell table:style-name="ce3" table:formula="of:=IFERROR([.N326]/[.$E326];&quot;&quot; )" office:value-type="float" office:value="0.516081423889859" calcext:value-type="float">
            <text:p>0,5160814239</text:p>
          </table:table-cell>
          <table:table-cell table:style-name="ce3" table:formula="of:=IFERROR([.O326]/[.$E326];&quot;&quot; )" office:value-type="float" office:value="0.0000174930311123865" calcext:value-type="float">
            <text:p>0,000017493</text:p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 office:value-type="float" office:value="0.000096160140193796" calcext:value-type="float">
            <text:p>9,6160140193796E-005</text:p>
          </table:table-cell>
          <table:table-cell table:style-name="ce3" table:formula="of:=IFERROR([.S326]/[.$E326];&quot;&quot; )" office:value-type="float" office:value="0.0374063185831513" calcext:value-type="float">
            <text:p>0,0374063186</text:p>
          </table:table-cell>
          <table:table-cell table:style-name="ce3" table:formula="of:=IFERROR([.T326]/[.$E326];&quot;&quot; )" office:value-type="float" office:value="0.0000681616713081028" calcext:value-type="float">
            <text:p>6,81616713081028E-005</text:p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398034455607097" calcext:value-type="float">
            <text:p>0,0003980345</text:p>
          </table:table-cell>
          <table:table-cell table:style-name="ce3" table:formula="of:=IFERROR([.D327]/[.$E327];&quot;&quot; )" office:value-type="float" office:value="0.00426592572422001" calcext:value-type="float">
            <text:p>0,0042659257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54115592288714" calcext:value-type="float">
            <text:p>0,0541155923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235053567723798" calcext:value-type="float">
            <text:p>0,0002350536</text:p>
          </table:table-cell>
          <table:table-cell table:style-name="ce3" table:formula="of:=IFERROR([.N327]/[.$E327];&quot;&quot; )" office:value-type="float" office:value="0.526669086139225" calcext:value-type="float">
            <text:p>0,5266690861</text:p>
          </table:table-cell>
          <table:table-cell table:style-name="ce3" table:formula="of:=IFERROR([.O327]/[.$E327];&quot;&quot; )" office:value-type="float" office:value="0.0000210543188639266" calcext:value-type="float">
            <text:p>2,10543188639266E-005</text:p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 office:value-type="float" office:value="0.0000469160174947151" calcext:value-type="float">
            <text:p>0,000046916</text:p>
          </table:table-cell>
          <table:table-cell table:style-name="ce3" table:formula="of:=IFERROR([.S327]/[.$E327];&quot;&quot; )" office:value-type="float" office:value="0.0361162232961891" calcext:value-type="float">
            <text:p>0,0361162233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379700997516205" calcext:value-type="float">
            <text:p>0,000379701</text:p>
          </table:table-cell>
          <table:table-cell table:style-name="ce3" table:formula="of:=IFERROR([.D328]/[.$E328];&quot;&quot; )" office:value-type="float" office:value="0.00245990218120968" calcext:value-type="float">
            <text:p>0,0024599022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559381270639775" calcext:value-type="float">
            <text:p>0,0559381271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87328039589512" calcext:value-type="float">
            <text:p>0,000187328</text:p>
          </table:table-cell>
          <table:table-cell table:style-name="ce3" table:formula="of:=IFERROR([.N328]/[.$E328];&quot;&quot; )" office:value-type="float" office:value="0.513952077773358" calcext:value-type="float">
            <text:p>0,5139520778</text:p>
          </table:table-cell>
          <table:table-cell table:style-name="ce3" table:formula="of:=IFERROR([.O328]/[.$E328];&quot;&quot; )" office:value-type="float" office:value="0.0000200873480458232" calcext:value-type="float">
            <text:p>2,00873480458232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 office:value-type="float" office:value="0.0000790535406104089" calcext:value-type="float">
            <text:p>7,90535406104089E-005</text:p>
          </table:table-cell>
          <table:table-cell table:style-name="ce3" table:formula="of:=IFERROR([.S328]/[.$E328];&quot;&quot; )" office:value-type="float" office:value="0.0351802731004882" calcext:value-type="float">
            <text:p>0,0351802731</text:p>
          </table:table-cell>
          <table:table-cell table:style-name="ce3" table:formula="of:=IFERROR([.T328]/[.$E328];&quot;&quot; )" office:value-type="float" office:value="0.0000495687956619928" calcext:value-type="float">
            <text:p>4,95687956619928E-005</text:p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423827700239803" calcext:value-type="float">
            <text:p>0,0004238277</text:p>
          </table:table-cell>
          <table:table-cell table:style-name="ce3" table:formula="of:=IFERROR([.D329]/[.$E329];&quot;&quot; )" office:value-type="float" office:value="0.00331342940245923" calcext:value-type="float">
            <text:p>0,0033134294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576211005957555" calcext:value-type="float">
            <text:p>0,0576211006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278202943852308" calcext:value-type="float">
            <text:p>0,0002782029</text:p>
          </table:table-cell>
          <table:table-cell table:style-name="ce3" table:formula="of:=IFERROR([.N329]/[.$E329];&quot;&quot; )" office:value-type="float" office:value="0.631552872338738" calcext:value-type="float">
            <text:p>0,6315528723</text:p>
          </table:table-cell>
          <table:table-cell table:style-name="ce3" table:formula="of:=IFERROR([.O329]/[.$E329];&quot;&quot; )">
            <text:p/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367083176315193" calcext:value-type="float">
            <text:p>0,0367083176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417991815889423" calcext:value-type="float">
            <text:p>0,0004179918</text:p>
          </table:table-cell>
          <table:table-cell table:style-name="ce3" table:formula="of:=IFERROR([.D330]/[.$E330];&quot;&quot; )" office:value-type="float" office:value="0.00174930775334442" calcext:value-type="float">
            <text:p>0,0017493078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575348363715247" calcext:value-type="float">
            <text:p>0,0575348364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14532922204323" calcext:value-type="float">
            <text:p>0,0001453292</text:p>
          </table:table-cell>
          <table:table-cell table:style-name="ce3" table:formula="of:=IFERROR([.N330]/[.$E330];&quot;&quot; )" office:value-type="float" office:value="0.542803850688675" calcext:value-type="float">
            <text:p>0,5428038507</text:p>
          </table:table-cell>
          <table:table-cell table:style-name="ce3" table:formula="of:=IFERROR([.O330]/[.$E330];&quot;&quot; )" office:value-type="float" office:value="0.0000234521444145487" calcext:value-type="float">
            <text:p>2,34521444145487E-005</text:p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 office:value-type="float" office:value="0.0000409222063071123" calcext:value-type="float">
            <text:p>4,09222063071123E-005</text:p>
          </table:table-cell>
          <table:table-cell table:style-name="ce3" table:formula="of:=IFERROR([.S330]/[.$E330];&quot;&quot; )" office:value-type="float" office:value="0.0338320727915939" calcext:value-type="float">
            <text:p>0,0338320728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317289817583631" calcext:value-type="float">
            <text:p>0,0003172898</text:p>
          </table:table-cell>
          <table:table-cell table:style-name="ce3" table:formula="of:=IFERROR([.D331]/[.$E331];&quot;&quot; )" office:value-type="float" office:value="0.00313279535569266" calcext:value-type="float">
            <text:p>0,0031327954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594499390751372" calcext:value-type="float">
            <text:p>0,0594499391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>
            <text:p/>
          </table:table-cell>
          <table:table-cell table:style-name="ce3" table:formula="of:=IFERROR([.M331]/[.$E331];&quot;&quot; )" office:value-type="float" office:value="0.0001742950278469" calcext:value-type="float">
            <text:p>0,000174295</text:p>
          </table:table-cell>
          <table:table-cell table:style-name="ce3" table:formula="of:=IFERROR([.N331]/[.$E331];&quot;&quot; )" office:value-type="float" office:value="0.534950918708832" calcext:value-type="float">
            <text:p>0,5349509187</text:p>
          </table:table-cell>
          <table:table-cell table:style-name="ce3" table:formula="of:=IFERROR([.O331]/[.$E331];&quot;&quot; )">
            <text:p/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318761533830336" calcext:value-type="float">
            <text:p>0,0318761534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386124563328546" calcext:value-type="float">
            <text:p>0,0003861246</text:p>
          </table:table-cell>
          <table:table-cell table:style-name="ce3" table:formula="of:=IFERROR([.D332]/[.$E332];&quot;&quot; )" office:value-type="float" office:value="0.00179852381352952" calcext:value-type="float">
            <text:p>0,0017985238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621345173933561" calcext:value-type="float">
            <text:p>0,0621345174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16040641804914" calcext:value-type="float">
            <text:p>0,0001604064</text:p>
          </table:table-cell>
          <table:table-cell table:style-name="ce3" table:formula="of:=IFERROR([.N332]/[.$E332];&quot;&quot; )" office:value-type="float" office:value="0.528642993458199" calcext:value-type="float">
            <text:p>0,5286429935</text:p>
          </table:table-cell>
          <table:table-cell table:style-name="ce3" table:formula="of:=IFERROR([.O332]/[.$E332];&quot;&quot; )">
            <text:p/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34791295304673" calcext:value-type="float">
            <text:p>0,0347912953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404671900082131" calcext:value-type="float">
            <text:p>0,0004046719</text:p>
          </table:table-cell>
          <table:table-cell table:style-name="ce3" table:formula="of:=IFERROR([.D333]/[.$E333];&quot;&quot; )" office:value-type="float" office:value="0.00243098331181214" calcext:value-type="float">
            <text:p>0,0024309833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 office:value-type="float" office:value="0.000183897046835524" calcext:value-type="float">
            <text:p>0,000183897</text:p>
          </table:table-cell>
          <table:table-cell table:style-name="ce3" table:formula="of:=IFERROR([.I333]/[.$E333];&quot;&quot; )" office:value-type="float" office:value="0.0642157593591209" calcext:value-type="float">
            <text:p>0,0642157594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222138355141738" calcext:value-type="float">
            <text:p>0,0002221384</text:p>
          </table:table-cell>
          <table:table-cell table:style-name="ce3" table:formula="of:=IFERROR([.N333]/[.$E333];&quot;&quot; )" office:value-type="float" office:value="0.539950363048896" calcext:value-type="float">
            <text:p>0,539950363</text:p>
          </table:table-cell>
          <table:table-cell table:style-name="ce3" table:formula="of:=IFERROR([.O333]/[.$E333];&quot;&quot; )" office:value-type="float" office:value="0.0000424934662781417" calcext:value-type="float">
            <text:p>4,24934662781417E-005</text:p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374938913885135" calcext:value-type="float">
            <text:p>0,0374938914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39035088971421" calcext:value-type="float">
            <text:p>0,0003903509</text:p>
          </table:table-cell>
          <table:table-cell table:style-name="ce3" table:formula="of:=IFERROR([.D334]/[.$E334];&quot;&quot; )" office:value-type="float" office:value="0.00321939029751691" calcext:value-type="float">
            <text:p>0,0032193903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603677299938116" calcext:value-type="float">
            <text:p>0,06036773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 office:value-type="float" office:value="0.000216660288294574" calcext:value-type="float">
            <text:p>0,0002166603</text:p>
          </table:table-cell>
          <table:table-cell table:style-name="ce3" table:formula="of:=IFERROR([.N334]/[.$E334];&quot;&quot; )" office:value-type="float" office:value="0.558492390985747" calcext:value-type="float">
            <text:p>0,558492391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363919818791609" calcext:value-type="float">
            <text:p>0,0363919819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505989253374804" calcext:value-type="float">
            <text:p>0,0005059893</text:p>
          </table:table-cell>
          <table:table-cell table:style-name="ce3" table:formula="of:=IFERROR([.D335]/[.$E335];&quot;&quot; )" office:value-type="float" office:value="0.00310643455204513" calcext:value-type="float">
            <text:p>0,0031064346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64529161139388" calcext:value-type="float">
            <text:p>0,0645291611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214271123909461" calcext:value-type="float">
            <text:p>0,0002142711</text:p>
          </table:table-cell>
          <table:table-cell table:style-name="ce3" table:formula="of:=IFERROR([.N335]/[.$E335];&quot;&quot; )" office:value-type="float" office:value="0.539227392156238" calcext:value-type="float">
            <text:p>0,5392273922</text:p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323009751787605" calcext:value-type="float">
            <text:p>0,0323009752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446796185854652" calcext:value-type="float">
            <text:p>0,0004467962</text:p>
          </table:table-cell>
          <table:table-cell table:style-name="ce3" table:formula="of:=IFERROR([.D336]/[.$E336];&quot;&quot; )" office:value-type="float" office:value="0.00305493759587997" calcext:value-type="float">
            <text:p>0,0030549376</text:p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676038188908727" calcext:value-type="float">
            <text:p>0,0676038189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251423966566132" calcext:value-type="float">
            <text:p>0,000251424</text:p>
          </table:table-cell>
          <table:table-cell table:style-name="ce3" table:formula="of:=IFERROR([.N336]/[.$E336];&quot;&quot; )" office:value-type="float" office:value="0.539484205286939" calcext:value-type="float">
            <text:p>0,5394842053</text:p>
          </table:table-cell>
          <table:table-cell table:style-name="ce3" table:formula="of:=IFERROR([.O336]/[.$E336];&quot;&quot; )" office:value-type="float" office:value="0.0000161525465273119" calcext:value-type="float">
            <text:p>1,61525465273119E-005</text:p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303886181518651" calcext:value-type="float">
            <text:p>0,0303886182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46563415936413" calcext:value-type="float">
            <text:p>0,0004656342</text:p>
          </table:table-cell>
          <table:table-cell table:style-name="ce3" table:formula="of:=IFERROR([.D337]/[.$E337];&quot;&quot; )" office:value-type="float" office:value="0.00311301567819468" calcext:value-type="float">
            <text:p>0,0031130157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 office:value-type="float" office:value="0.0808778897383612" calcext:value-type="float">
            <text:p>0,0808778897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251031925138621" calcext:value-type="float">
            <text:p>0,0002510319</text:p>
          </table:table-cell>
          <table:table-cell table:style-name="ce3" table:formula="of:=IFERROR([.N337]/[.$E337];&quot;&quot; )" office:value-type="float" office:value="0.558675874411656" calcext:value-type="float">
            <text:p>0,5586758744</text:p>
          </table:table-cell>
          <table:table-cell table:style-name="ce3" table:formula="of:=IFERROR([.O337]/[.$E337];&quot;&quot; )">
            <text:p/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 office:value-type="float" office:value="0.0000387085668752895" calcext:value-type="float">
            <text:p>3,87085668752895E-005</text:p>
          </table:table-cell>
          <table:table-cell table:style-name="ce3" table:formula="of:=IFERROR([.S337]/[.$E337];&quot;&quot; )" office:value-type="float" office:value="0.0295562971610552" calcext:value-type="float">
            <text:p>0,0295562972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424147031780205" calcext:value-type="float">
            <text:p>0,000424147</text:p>
          </table:table-cell>
          <table:table-cell table:style-name="ce3" table:formula="of:=IFERROR([.D338]/[.$E338];&quot;&quot; )" office:value-type="float" office:value="0.00283565183790344" calcext:value-type="float">
            <text:p>0,0028356518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84560702365578" calcext:value-type="float">
            <text:p>0,0845607024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153052153501805" calcext:value-type="float">
            <text:p>0,0001530522</text:p>
          </table:table-cell>
          <table:table-cell table:style-name="ce3" table:formula="of:=IFERROR([.N338]/[.$E338];&quot;&quot; )" office:value-type="float" office:value="0.542595771707832" calcext:value-type="float">
            <text:p>0,5425957717</text:p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275619015135951" calcext:value-type="float">
            <text:p>0,0275619015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 office:value-type="float" office:value="0.00000784399647804558" calcext:value-type="float">
            <text:p>0,000007844</text:p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500668011727084" calcext:value-type="float">
            <text:p>0,000500668</text:p>
          </table:table-cell>
          <table:table-cell table:style-name="ce3" table:formula="of:=IFERROR([.D339]/[.$E339];&quot;&quot; )" office:value-type="float" office:value="0.00292376226414854" calcext:value-type="float">
            <text:p>0,0029237623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87188203890774" calcext:value-type="float">
            <text:p>0,0871882039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13342322531369" calcext:value-type="float">
            <text:p>0,0001334232</text:p>
          </table:table-cell>
          <table:table-cell table:style-name="ce3" table:formula="of:=IFERROR([.N339]/[.$E339];&quot;&quot; )" office:value-type="float" office:value="0.555498011114129" calcext:value-type="float">
            <text:p>0,5554980111</text:p>
          </table:table-cell>
          <table:table-cell table:style-name="ce3" table:formula="of:=IFERROR([.O339]/[.$E339];&quot;&quot; )" office:value-type="float" office:value="0.0000154589756825637" calcext:value-type="float">
            <text:p>0,000015459</text:p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297426623981031" calcext:value-type="float">
            <text:p>0,0297426624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483298512439821" calcext:value-type="float">
            <text:p>0,0004832985</text:p>
          </table:table-cell>
          <table:table-cell table:style-name="ce3" table:formula="of:=IFERROR([.D340]/[.$E340];&quot;&quot; )" office:value-type="float" office:value="0.00296682601574556" calcext:value-type="float">
            <text:p>0,002966826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84447581285365" calcext:value-type="float">
            <text:p>0,0844475813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 office:value-type="float" office:value="0.00064979531515347" calcext:value-type="float">
            <text:p>0,0006497953</text:p>
          </table:table-cell>
          <table:table-cell table:style-name="ce3" table:formula="of:=IFERROR([.M340]/[.$E340];&quot;&quot; )" office:value-type="float" office:value="0.000297282712168654" calcext:value-type="float">
            <text:p>0,0002972827</text:p>
          </table:table-cell>
          <table:table-cell table:style-name="ce3" table:formula="of:=IFERROR([.N340]/[.$E340];&quot;&quot; )" office:value-type="float" office:value="0.541257082714408" calcext:value-type="float">
            <text:p>0,5412570827</text:p>
          </table:table-cell>
          <table:table-cell table:style-name="ce3" table:formula="of:=IFERROR([.O340]/[.$E340];&quot;&quot; )" office:value-type="float" office:value="0.0000280092685910611" calcext:value-type="float">
            <text:p>2,80092685910611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 office:value-type="float" office:value="0.0000658488909078236" calcext:value-type="float">
            <text:p>6,58488909078236E-005</text:p>
          </table:table-cell>
          <table:table-cell table:style-name="ce3" table:formula="of:=IFERROR([.S340]/[.$E340];&quot;&quot; )" office:value-type="float" office:value="0.0342122495178275" calcext:value-type="float">
            <text:p>0,0342122495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526323671542027" calcext:value-type="float">
            <text:p>0,0005263237</text:p>
          </table:table-cell>
          <table:table-cell table:style-name="ce3" table:formula="of:=IFERROR([.D341]/[.$E341];&quot;&quot; )" office:value-type="float" office:value="0.00310430460507522" calcext:value-type="float">
            <text:p>0,0031043046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792385087153433" calcext:value-type="float">
            <text:p>0,0792385087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193442854549676" calcext:value-type="float">
            <text:p>0,0001934429</text:p>
          </table:table-cell>
          <table:table-cell table:style-name="ce3" table:formula="of:=IFERROR([.N341]/[.$E341];&quot;&quot; )" office:value-type="float" office:value="0.551311452105162" calcext:value-type="float">
            <text:p>0,5513114521</text:p>
          </table:table-cell>
          <table:table-cell table:style-name="ce3" table:formula="of:=IFERROR([.O341]/[.$E341];&quot;&quot; )" office:value-type="float" office:value="0.000022860373333105" calcext:value-type="float">
            <text:p>2,2860373333105E-005</text:p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441993069464584" calcext:value-type="float">
            <text:p>0,0441993069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441032259541972" calcext:value-type="float">
            <text:p>0,0004410323</text:p>
          </table:table-cell>
          <table:table-cell table:style-name="ce3" table:formula="of:=IFERROR([.D342]/[.$E342];&quot;&quot; )" office:value-type="float" office:value="0.00315063422310226" calcext:value-type="float">
            <text:p>0,0031506342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 office:value-type="float" office:value="0.000165963700961088" calcext:value-type="float">
            <text:p>0,0001659637</text:p>
          </table:table-cell>
          <table:table-cell table:style-name="ce3" table:formula="of:=IFERROR([.I342]/[.$E342];&quot;&quot; )" office:value-type="float" office:value="0.0732785976999649" calcext:value-type="float">
            <text:p>0,0732785977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227788696442315" calcext:value-type="float">
            <text:p>0,0002277887</text:p>
          </table:table-cell>
          <table:table-cell table:style-name="ce3" table:formula="of:=IFERROR([.N342]/[.$E342];&quot;&quot; )" office:value-type="float" office:value="0.580598107267905" calcext:value-type="float">
            <text:p>0,5805981073</text:p>
          </table:table-cell>
          <table:table-cell table:style-name="ce3" table:formula="of:=IFERROR([.O342]/[.$E342];&quot;&quot; )" office:value-type="float" office:value="0.0000264730587064286" calcext:value-type="float">
            <text:p>2,64730587064286E-005</text:p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 office:value-type="float" office:value="0.0000391763319339449" calcext:value-type="float">
            <text:p>3,91763319339449E-005</text:p>
          </table:table-cell>
          <table:table-cell table:style-name="ce3" table:formula="of:=IFERROR([.S342]/[.$E342];&quot;&quot; )" office:value-type="float" office:value="0.0569644803983391" calcext:value-type="float">
            <text:p>0,0569644804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43508704823877" calcext:value-type="float">
            <text:p>0,000435087</text:p>
          </table:table-cell>
          <table:table-cell table:style-name="ce3" table:formula="of:=IFERROR([.D343]/[.$E343];&quot;&quot; )" office:value-type="float" office:value="0.00457719096922024" calcext:value-type="float">
            <text:p>0,004577191</text:p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734122001039777" calcext:value-type="float">
            <text:p>0,0734122001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228168268456355" calcext:value-type="float">
            <text:p>0,0002281683</text:p>
          </table:table-cell>
          <table:table-cell table:style-name="ce3" table:formula="of:=IFERROR([.N343]/[.$E343];&quot;&quot; )" office:value-type="float" office:value="0.659070012688166" calcext:value-type="float">
            <text:p>0,6590700127</text:p>
          </table:table-cell>
          <table:table-cell table:style-name="ce3" table:formula="of:=IFERROR([.O343]/[.$E343];&quot;&quot; )">
            <text:p/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655928207314965" calcext:value-type="float">
            <text:p>0,0655928207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401503025698428" calcext:value-type="float">
            <text:p>0,000401503</text:p>
          </table:table-cell>
          <table:table-cell table:style-name="ce3" table:formula="of:=IFERROR([.D344]/[.$E344];&quot;&quot; )" office:value-type="float" office:value="0.00294712193339219" calcext:value-type="float">
            <text:p>0,0029471219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732074951858471" calcext:value-type="float">
            <text:p>0,0732074952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183599148868179" calcext:value-type="float">
            <text:p>0,0001835991</text:p>
          </table:table-cell>
          <table:table-cell table:style-name="ce3" table:formula="of:=IFERROR([.N344]/[.$E344];&quot;&quot; )" office:value-type="float" office:value="0.587297542507827" calcext:value-type="float">
            <text:p>0,5872975425</text:p>
          </table:table-cell>
          <table:table-cell table:style-name="ce3" table:formula="of:=IFERROR([.O344]/[.$E344];&quot;&quot; )" office:value-type="float" office:value="0.0000186426764268443" calcext:value-type="float">
            <text:p>1,86426764268443E-005</text:p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72611284522208" calcext:value-type="float">
            <text:p>0,0726112845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 office:value-type="float" office:value="0.00000815234569946046" calcext:value-type="float">
            <text:p>8,15234569946046E-006</text:p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373215247050688" calcext:value-type="float">
            <text:p>0,0003732152</text:p>
          </table:table-cell>
          <table:table-cell table:style-name="ce3" table:formula="of:=IFERROR([.D345]/[.$E345];&quot;&quot; )" office:value-type="float" office:value="0.00287996738916571" calcext:value-type="float">
            <text:p>0,0028799674</text:p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 office:value-type="float" office:value="0.000193715944243277" calcext:value-type="float">
            <text:p>0,0001937159</text:p>
          </table:table-cell>
          <table:table-cell table:style-name="ce3" table:formula="of:=IFERROR([.I345]/[.$E345];&quot;&quot; )" office:value-type="float" office:value="0.0774192418958311" calcext:value-type="float">
            <text:p>0,0774192419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246593237863173" calcext:value-type="float">
            <text:p>0,0002465932</text:p>
          </table:table-cell>
          <table:table-cell table:style-name="ce3" table:formula="of:=IFERROR([.N345]/[.$E345];&quot;&quot; )" office:value-type="float" office:value="0.566284020110453" calcext:value-type="float">
            <text:p>0,5662840201</text:p>
          </table:table-cell>
          <table:table-cell table:style-name="ce3" table:formula="of:=IFERROR([.O345]/[.$E345];&quot;&quot; )" office:value-type="float" office:value="0.0000421415463008469" calcext:value-type="float">
            <text:p>4,21415463008469E-005</text:p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637917567415305" calcext:value-type="float">
            <text:p>0,0637917567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511650082953813" calcext:value-type="float">
            <text:p>0,0005116501</text:p>
          </table:table-cell>
          <table:table-cell table:style-name="ce3" table:formula="of:=IFERROR([.D346]/[.$E346];&quot;&quot; )" office:value-type="float" office:value="0.00301746277167409" calcext:value-type="float">
            <text:p>0,0030174628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83168909291225" calcext:value-type="float">
            <text:p>0,0831689093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137749294216594" calcext:value-type="float">
            <text:p>0,0001377493</text:p>
          </table:table-cell>
          <table:table-cell table:style-name="ce3" table:formula="of:=IFERROR([.N346]/[.$E346];&quot;&quot; )" office:value-type="float" office:value="0.595841371241523" calcext:value-type="float">
            <text:p>0,5958413712</text:p>
          </table:table-cell>
          <table:table-cell table:style-name="ce3" table:formula="of:=IFERROR([.O346]/[.$E346];&quot;&quot; )" office:value-type="float" office:value="0.0000190876330717745" calcext:value-type="float">
            <text:p>1,90876330717745E-005</text:p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 office:value-type="float" office:value="0.0000400270046769401" calcext:value-type="float">
            <text:p>0,000040027</text:p>
          </table:table-cell>
          <table:table-cell table:style-name="ce3" table:formula="of:=IFERROR([.S346]/[.$E346];&quot;&quot; )" office:value-type="float" office:value="0.0634237617783182" calcext:value-type="float">
            <text:p>0,0634237618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453506056692652" calcext:value-type="float">
            <text:p>0,0004535061</text:p>
          </table:table-cell>
          <table:table-cell table:style-name="ce3" table:formula="of:=IFERROR([.D347]/[.$E347];&quot;&quot; )" office:value-type="float" office:value="0.00290264853794194" calcext:value-type="float">
            <text:p>0,0029026485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701533958180645" calcext:value-type="float">
            <text:p>0,0701533958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122814887071579" calcext:value-type="float">
            <text:p>0,0001228149</text:p>
          </table:table-cell>
          <table:table-cell table:style-name="ce3" table:formula="of:=IFERROR([.N347]/[.$E347];&quot;&quot; )" office:value-type="float" office:value="0.552724149511277" calcext:value-type="float">
            <text:p>0,5527241495</text:p>
          </table:table-cell>
          <table:table-cell table:style-name="ce3" table:formula="of:=IFERROR([.O347]/[.$E347];&quot;&quot; )">
            <text:p/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577268367726194" calcext:value-type="float">
            <text:p>0,0577268368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388080727794342" calcext:value-type="float">
            <text:p>0,0003880807</text:p>
          </table:table-cell>
          <table:table-cell table:style-name="ce3" table:formula="of:=IFERROR([.D348]/[.$E348];&quot;&quot; )" office:value-type="float" office:value="0.00173433431342651" calcext:value-type="float">
            <text:p>0,0017343343</text:p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627417984398597" calcext:value-type="float">
            <text:p>0,0627417984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59822246502649" calcext:value-type="float">
            <text:p>0,0001598222</text:p>
          </table:table-cell>
          <table:table-cell table:style-name="ce3" table:formula="of:=IFERROR([.N348]/[.$E348];&quot;&quot; )" office:value-type="float" office:value="0.712112654238812" calcext:value-type="float">
            <text:p>0,7121126542</text:p>
          </table:table-cell>
          <table:table-cell table:style-name="ce3" table:formula="of:=IFERROR([.O348]/[.$E348];&quot;&quot; )" office:value-type="float" office:value="0.0000429226399280521" calcext:value-type="float">
            <text:p>4,29226399280521E-005</text:p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663651747915008" calcext:value-type="float">
            <text:p>0,0663651748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 office:value-type="float" office:value="0.00000524566329704272" calcext:value-type="float">
            <text:p>5,24566329704272E-006</text:p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324546695228017" calcext:value-type="float">
            <text:p>0,0003245467</text:p>
          </table:table-cell>
          <table:table-cell table:style-name="ce3" table:formula="of:=IFERROR([.D349]/[.$E349];&quot;&quot; )" office:value-type="float" office:value="0.00222664498103301" calcext:value-type="float">
            <text:p>0,002226645</text:p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493319035346865" calcext:value-type="float">
            <text:p>0,0493319035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212591844688161" calcext:value-type="float">
            <text:p>0,0002125918</text:p>
          </table:table-cell>
          <table:table-cell table:style-name="ce3" table:formula="of:=IFERROR([.N349]/[.$E349];&quot;&quot; )" office:value-type="float" office:value="0.563258684011831" calcext:value-type="float">
            <text:p>0,563258684</text:p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623533719025106" calcext:value-type="float">
            <text:p>0,0623533719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329655355067925" calcext:value-type="float">
            <text:p>0,0003296554</text:p>
          </table:table-cell>
          <table:table-cell table:style-name="ce3" table:formula="of:=IFERROR([.D350]/[.$E350];&quot;&quot; )" office:value-type="float" office:value="0.00305493782845668" calcext:value-type="float">
            <text:p>0,0030549378</text:p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420765304286814" calcext:value-type="float">
            <text:p>0,0420765304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195442021289477" calcext:value-type="float">
            <text:p>0,000195442</text:p>
          </table:table-cell>
          <table:table-cell table:style-name="ce3" table:formula="of:=IFERROR([.N350]/[.$E350];&quot;&quot; )" office:value-type="float" office:value="0.544240429391818" calcext:value-type="float">
            <text:p>0,5442404294</text:p>
          </table:table-cell>
          <table:table-cell table:style-name="ce3" table:formula="of:=IFERROR([.O350]/[.$E350];&quot;&quot; )" office:value-type="float" office:value="0.0000256689741653322" calcext:value-type="float">
            <text:p>0,000025669</text:p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648862244925117" calcext:value-type="float">
            <text:p>0,0648862245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35996408410912" calcext:value-type="float">
            <text:p>0,0003599641</text:p>
          </table:table-cell>
          <table:table-cell table:style-name="ce3" table:formula="of:=IFERROR([.D351]/[.$E351];&quot;&quot; )" office:value-type="float" office:value="0.00219287911196137" calcext:value-type="float">
            <text:p>0,0021928791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 office:value-type="float" office:value="0.000199005101292798" calcext:value-type="float">
            <text:p>0,0001990051</text:p>
          </table:table-cell>
          <table:table-cell table:style-name="ce3" table:formula="of:=IFERROR([.I351]/[.$E351];&quot;&quot; )" office:value-type="float" office:value="0.0365372516418523" calcext:value-type="float">
            <text:p>0,0365372516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 office:value-type="float" office:value="0.000159652950420696" calcext:value-type="float">
            <text:p>0,000159653</text:p>
          </table:table-cell>
          <table:table-cell table:style-name="ce3" table:formula="of:=IFERROR([.N351]/[.$E351];&quot;&quot; )" office:value-type="float" office:value="0.551625492040573" calcext:value-type="float">
            <text:p>0,551625492</text:p>
          </table:table-cell>
          <table:table-cell table:style-name="ce3" table:formula="of:=IFERROR([.O351]/[.$E351];&quot;&quot; )" office:value-type="float" office:value="0.0000161415460158483" calcext:value-type="float">
            <text:p>1,61415460158483E-005</text:p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607210027919612" calcext:value-type="float">
            <text:p>0,0607210028</text:p>
          </table:table-cell>
          <table:table-cell table:style-name="ce3" table:formula="of:=IFERROR([.T351]/[.$E351];&quot;&quot; )" office:value-type="float" office:value="0.0000374596718910604" calcext:value-type="float">
            <text:p>3,74596718910604E-005</text:p>
          </table:table-cell>
          <table:table-cell table:style-name="ce3" table:formula="of:=IFERROR([.U351]/[.$E351];&quot;&quot; )" office:value-type="float" office:value="0.0000101439409369039" calcext:value-type="float">
            <text:p>1,01439409369039E-005</text:p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39584917043065" calcext:value-type="float">
            <text:p>0,0003958492</text:p>
          </table:table-cell>
          <table:table-cell table:style-name="ce3" table:formula="of:=IFERROR([.D352]/[.$E352];&quot;&quot; )" office:value-type="float" office:value="0.00172203276065469" calcext:value-type="float">
            <text:p>0,0017220328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318474626039529" calcext:value-type="float">
            <text:p>0,0318474626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203116764840963" calcext:value-type="float">
            <text:p>0,0002031168</text:p>
          </table:table-cell>
          <table:table-cell table:style-name="ce3" table:formula="of:=IFERROR([.N352]/[.$E352];&quot;&quot; )" office:value-type="float" office:value="0.560536136590354" calcext:value-type="float">
            <text:p>0,5605361366</text:p>
          </table:table-cell>
          <table:table-cell table:style-name="ce3" table:formula="of:=IFERROR([.O352]/[.$E352];&quot;&quot; )">
            <text:p/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602425717309056" calcext:value-type="float">
            <text:p>0,0602425717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392756790967296" calcext:value-type="float">
            <text:p>0,0003927568</text:p>
          </table:table-cell>
          <table:table-cell table:style-name="ce3" table:formula="of:=IFERROR([.D353]/[.$E353];&quot;&quot; )" office:value-type="float" office:value="0.00228757269299234" calcext:value-type="float">
            <text:p>0,0022875727</text:p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273140407044183" calcext:value-type="float">
            <text:p>0,0273140407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 office:value-type="float" office:value="0.000187816912518132" calcext:value-type="float">
            <text:p>0,0001878169</text:p>
          </table:table-cell>
          <table:table-cell table:style-name="ce3" table:formula="of:=IFERROR([.N353]/[.$E353];&quot;&quot; )" office:value-type="float" office:value="0.637556116651803" calcext:value-type="float">
            <text:p>0,6375561167</text:p>
          </table:table-cell>
          <table:table-cell table:style-name="ce3" table:formula="of:=IFERROR([.O353]/[.$E353];&quot;&quot; )" office:value-type="float" office:value="0.0000163623861388076" calcext:value-type="float">
            <text:p>1,63623861388076E-005</text:p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640536293144806" calcext:value-type="float">
            <text:p>0,0640536293</text:p>
          </table:table-cell>
          <table:table-cell table:style-name="ce3" table:formula="of:=IFERROR([.T353]/[.$E353];&quot;&quot; )" office:value-type="float" office:value="0.00004442116673456" calcext:value-type="float">
            <text:p>4,442116673456E-005</text:p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396924336198027" calcext:value-type="float">
            <text:p>0,0003969243</text:p>
          </table:table-cell>
          <table:table-cell table:style-name="ce3" table:formula="of:=IFERROR([.D354]/[.$E354];&quot;&quot; )" office:value-type="float" office:value="0.0024354503699862" calcext:value-type="float">
            <text:p>0,0024354504</text:p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241234971705079" calcext:value-type="float">
            <text:p>0,0241234972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0727212550223484" calcext:value-type="float">
            <text:p>7,27212550223484E-005</text:p>
          </table:table-cell>
          <table:table-cell table:style-name="ce3" table:formula="of:=IFERROR([.N354]/[.$E354];&quot;&quot; )" office:value-type="float" office:value="0.572012294606118" calcext:value-type="float">
            <text:p>0,5720122946</text:p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625396329370822" calcext:value-type="float">
            <text:p>0,0625396329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30568686178602" calcext:value-type="float">
            <text:p>0,0003056869</text:p>
          </table:table-cell>
          <table:table-cell table:style-name="ce3" table:formula="of:=IFERROR([.D355]/[.$E355];&quot;&quot; )" office:value-type="float" office:value="0.00174430055376521" calcext:value-type="float">
            <text:p>0,0017443006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229276753115273" calcext:value-type="float">
            <text:p>0,0229276753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 office:value-type="float" office:value="0.0000920496454772995" calcext:value-type="float">
            <text:p>9,20496454772995E-005</text:p>
          </table:table-cell>
          <table:table-cell table:style-name="ce3" table:formula="of:=IFERROR([.N355]/[.$E355];&quot;&quot; )" office:value-type="float" office:value="0.55471061818512" calcext:value-type="float">
            <text:p>0,5547106182</text:p>
          </table:table-cell>
          <table:table-cell table:style-name="ce3" table:formula="of:=IFERROR([.O355]/[.$E355];&quot;&quot; )" office:value-type="float" office:value="0.0000332771536809323" calcext:value-type="float">
            <text:p>3,32771536809323E-005</text:p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574149276919303" calcext:value-type="float">
            <text:p>0,0574149277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264148232440748" calcext:value-type="float">
            <text:p>0,0002641482</text:p>
          </table:table-cell>
          <table:table-cell table:style-name="ce3" table:formula="of:=IFERROR([.D356]/[.$E356];&quot;&quot; )" office:value-type="float" office:value="0.00190263552692228" calcext:value-type="float">
            <text:p>0,0019026355</text:p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210982151410204" calcext:value-type="float">
            <text:p>0,0210982151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186898487929945" calcext:value-type="float">
            <text:p>0,0001868985</text:p>
          </table:table-cell>
          <table:table-cell table:style-name="ce3" table:formula="of:=IFERROR([.N356]/[.$E356];&quot;&quot; )" office:value-type="float" office:value="0.553352069555471" calcext:value-type="float">
            <text:p>0,5533520696</text:p>
          </table:table-cell>
          <table:table-cell table:style-name="ce3" table:formula="of:=IFERROR([.O356]/[.$E356];&quot;&quot; )">
            <text:p/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634149763408541" calcext:value-type="float">
            <text:p>0,0634149763</text:p>
          </table:table-cell>
          <table:table-cell table:style-name="ce3" table:formula="of:=IFERROR([.T356]/[.$E356];&quot;&quot; )" office:value-type="float" office:value="0.0000569751933511327" calcext:value-type="float">
            <text:p>5,69751933511327E-005</text:p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326118652561037" calcext:value-type="float">
            <text:p>0,0003261187</text:p>
          </table:table-cell>
          <table:table-cell table:style-name="ce3" table:formula="of:=IFERROR([.D357]/[.$E357];&quot;&quot; )" office:value-type="float" office:value="0.00235188114895679" calcext:value-type="float">
            <text:p>0,0023518811</text:p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214264938885816" calcext:value-type="float">
            <text:p>0,0214264939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182108583075618" calcext:value-type="float">
            <text:p>0,0001821086</text:p>
          </table:table-cell>
          <table:table-cell table:style-name="ce3" table:formula="of:=IFERROR([.N357]/[.$E357];&quot;&quot; )" office:value-type="float" office:value="0.572156541441007" calcext:value-type="float">
            <text:p>0,5721565414</text:p>
          </table:table-cell>
          <table:table-cell table:style-name="ce3" table:formula="of:=IFERROR([.O357]/[.$E357];&quot;&quot; )" office:value-type="float" office:value="0.0000152720438200223" calcext:value-type="float">
            <text:p>0,000015272</text:p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695289033458797" calcext:value-type="float">
            <text:p>0,0695289033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 office:value-type="float" office:value="0.0000067996633214703" calcext:value-type="float">
            <text:p>6,7996633214703E-006</text:p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268906102931776" calcext:value-type="float">
            <text:p>0,0002689061</text:p>
          </table:table-cell>
          <table:table-cell table:style-name="ce3" table:formula="of:=IFERROR([.D358]/[.$E358];&quot;&quot; )" office:value-type="float" office:value="0.00144455009051748" calcext:value-type="float">
            <text:p>0,0014445501</text:p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 office:value-type="float" office:value="0.00022259629038201" calcext:value-type="float">
            <text:p>0,0002225963</text:p>
          </table:table-cell>
          <table:table-cell table:style-name="ce3" table:formula="of:=IFERROR([.I358]/[.$E358];&quot;&quot; )" office:value-type="float" office:value="0.0194067728128338" calcext:value-type="float">
            <text:p>0,0194067728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13998755502803" calcext:value-type="float">
            <text:p>0,0001399876</text:p>
          </table:table-cell>
          <table:table-cell table:style-name="ce3" table:formula="of:=IFERROR([.N358]/[.$E358];&quot;&quot; )" office:value-type="float" office:value="0.539773337103438" calcext:value-type="float">
            <text:p>0,5397733371</text:p>
          </table:table-cell>
          <table:table-cell table:style-name="ce3" table:formula="of:=IFERROR([.O358]/[.$E358];&quot;&quot; )" office:value-type="float" office:value="0.0000209287372443005" calcext:value-type="float">
            <text:p>2,09287372443005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755134468201783" calcext:value-type="float">
            <text:p>0,0755134468</text:p>
          </table:table-cell>
          <table:table-cell table:style-name="ce3" table:formula="of:=IFERROR([.T358]/[.$E358];&quot;&quot; )" office:value-type="float" office:value="0.000047550008568346" calcext:value-type="float">
            <text:p>0,00004755</text:p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 office:value-type="float" office:value="0.0000275660189836289" calcext:value-type="float">
            <text:p>0,000027566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274351906062083" calcext:value-type="float">
            <text:p>0,0002743519</text:p>
          </table:table-cell>
          <table:table-cell table:style-name="ce3" table:formula="of:=IFERROR([.D359]/[.$E359];&quot;&quot; )" office:value-type="float" office:value="0.00181736408248664" calcext:value-type="float">
            <text:p>0,0018173641</text:p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86539988630017" calcext:value-type="float">
            <text:p>0,0186539989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178522157412033" calcext:value-type="float">
            <text:p>0,0001785222</text:p>
          </table:table-cell>
          <table:table-cell table:style-name="ce3" table:formula="of:=IFERROR([.N359]/[.$E359];&quot;&quot; )" office:value-type="float" office:value="0.562345441721307" calcext:value-type="float">
            <text:p>0,5623454417</text:p>
          </table:table-cell>
          <table:table-cell table:style-name="ce3" table:formula="of:=IFERROR([.O359]/[.$E359];&quot;&quot; )" office:value-type="float" office:value="0.0000209290467045282" calcext:value-type="float">
            <text:p>0,000020929</text:p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867430313025225" calcext:value-type="float">
            <text:p>0,0867430313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329122845512196" calcext:value-type="float">
            <text:p>0,0003291228</text:p>
          </table:table-cell>
          <table:table-cell table:style-name="ce3" table:formula="of:=IFERROR([.D360]/[.$E360];&quot;&quot; )" office:value-type="float" office:value="0.00170153699873507" calcext:value-type="float">
            <text:p>0,001701537</text:p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817017875029" calcext:value-type="float">
            <text:p>0,0181701788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0910795576075854" calcext:value-type="float">
            <text:p>9,10795576075854E-005</text:p>
          </table:table-cell>
          <table:table-cell table:style-name="ce3" table:formula="of:=IFERROR([.N360]/[.$E360];&quot;&quot; )" office:value-type="float" office:value="0.525426465489735" calcext:value-type="float">
            <text:p>0,5254264655</text:p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784223232225911" calcext:value-type="float">
            <text:p>0,0784223232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266624219003239" calcext:value-type="float">
            <text:p>0,0002666242</text:p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66832976613757" calcext:value-type="float">
            <text:p>0,0166832977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 office:value-type="float" office:value="0.000181577121677895" calcext:value-type="float">
            <text:p>0,0001815771</text:p>
          </table:table-cell>
          <table:table-cell table:style-name="ce3" table:formula="of:=IFERROR([.N361]/[.$E361];&quot;&quot; )" office:value-type="float" office:value="0.542410758947171" calcext:value-type="float">
            <text:p>0,5424107589</text:p>
          </table:table-cell>
          <table:table-cell table:style-name="ce3" table:formula="of:=IFERROR([.O361]/[.$E361];&quot;&quot; )" office:value-type="float" office:value="0.00002033546263074" calcext:value-type="float">
            <text:p>2,033546263074E-005</text:p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850145512385662" calcext:value-type="float">
            <text:p>0,0850145512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276618569000164" calcext:value-type="float">
            <text:p>0,0002766186</text:p>
          </table:table-cell>
          <table:table-cell table:style-name="ce3" table:formula="of:=IFERROR([.D362]/[.$E362];&quot;&quot; )" office:value-type="float" office:value="0.00145650632832609" calcext:value-type="float">
            <text:p>0,0014565063</text:p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58011351843031" calcext:value-type="float">
            <text:p>0,0158011352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10501100124983" calcext:value-type="float">
            <text:p>0,000105011</text:p>
          </table:table-cell>
          <table:table-cell table:style-name="ce3" table:formula="of:=IFERROR([.N362]/[.$E362];&quot;&quot; )" office:value-type="float" office:value="0.516226614017808" calcext:value-type="float">
            <text:p>0,516226614</text:p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829341736411843" calcext:value-type="float">
            <text:p>0,0829341736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421843276168592" calcext:value-type="float">
            <text:p>0,0004218433</text:p>
          </table:table-cell>
          <table:table-cell table:style-name="ce3" table:formula="of:=IFERROR([.D363]/[.$E363];&quot;&quot; )" office:value-type="float" office:value="0.0014983051047968" calcext:value-type="float">
            <text:p>0,0014983051</text:p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 office:value-type="float" office:value="0.000175007269995981" calcext:value-type="float">
            <text:p>0,0001750073</text:p>
          </table:table-cell>
          <table:table-cell table:style-name="ce3" table:formula="of:=IFERROR([.I363]/[.$E363];&quot;&quot; )" office:value-type="float" office:value="0.0178012332321966" calcext:value-type="float">
            <text:p>0,0178012332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 office:value-type="float" office:value="0.000139937400889403" calcext:value-type="float">
            <text:p>0,0001399374</text:p>
          </table:table-cell>
          <table:table-cell table:style-name="ce3" table:formula="of:=IFERROR([.M363]/[.$E363];&quot;&quot; )" office:value-type="float" office:value="0.0000823119260680694" calcext:value-type="float">
            <text:p>8,23119260680694E-005</text:p>
          </table:table-cell>
          <table:table-cell table:style-name="ce3" table:formula="of:=IFERROR([.N363]/[.$E363];&quot;&quot; )" office:value-type="float" office:value="0.53741573405651" calcext:value-type="float">
            <text:p>0,5374157341</text:p>
          </table:table-cell>
          <table:table-cell table:style-name="ce3" table:formula="of:=IFERROR([.O363]/[.$E363];&quot;&quot; )" office:value-type="float" office:value="0.000018144256603403" calcext:value-type="float">
            <text:p>1,8144256603403E-005</text:p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744491559410842" calcext:value-type="float">
            <text:p>0,0744491559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285185712471259" calcext:value-type="float">
            <text:p>0,0002851857</text:p>
          </table:table-cell>
          <table:table-cell table:style-name="ce3" table:formula="of:=IFERROR([.D364]/[.$E364];&quot;&quot; )" office:value-type="float" office:value="0.00178134491857889" calcext:value-type="float">
            <text:p>0,0017813449</text:p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53610541029657" calcext:value-type="float">
            <text:p>0,0153610541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115555944139376" calcext:value-type="float">
            <text:p>0,0001155559</text:p>
          </table:table-cell>
          <table:table-cell table:style-name="ce3" table:formula="of:=IFERROR([.N364]/[.$E364];&quot;&quot; )" office:value-type="float" office:value="0.540255396147065" calcext:value-type="float">
            <text:p>0,5402553961</text:p>
          </table:table-cell>
          <table:table-cell table:style-name="ce3" table:formula="of:=IFERROR([.O364]/[.$E364];&quot;&quot; )" office:value-type="float" office:value="0.0000171468372641829" calcext:value-type="float">
            <text:p>1,71468372641829E-005</text:p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593723518078697" calcext:value-type="float">
            <text:p>0,0593723518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356395537781788" calcext:value-type="float">
            <text:p>0,0003563955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51722244168361" calcext:value-type="float">
            <text:p>0,0151722244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119510279257659" calcext:value-type="float">
            <text:p>0,0001195103</text:p>
          </table:table-cell>
          <table:table-cell table:style-name="ce3" table:formula="of:=IFERROR([.N365]/[.$E365];&quot;&quot; )" office:value-type="float" office:value="0.53691442432728" calcext:value-type="float">
            <text:p>0,5369144243</text:p>
          </table:table-cell>
          <table:table-cell table:style-name="ce3" table:formula="of:=IFERROR([.O365]/[.$E365];&quot;&quot; )" office:value-type="float" office:value="0.0000169360553818324" calcext:value-type="float">
            <text:p>1,69360553818324E-005</text:p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 office:value-type="float" office:value="0.0586497127838581" calcext:value-type="float">
            <text:p>0,0586497128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350711804175227" calcext:value-type="float">
            <text:p>0,0003507118</text:p>
          </table:table-cell>
          <table:table-cell table:style-name="ce3" table:formula="of:=IFERROR([.D366]/[.$E366];&quot;&quot; )" office:value-type="float" office:value="0.00175816551583062" calcext:value-type="float">
            <text:p>0,0017581655</text:p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51611713873967" calcext:value-type="float">
            <text:p>0,0151611714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 office:value-type="float" office:value="0.000172760178740247" calcext:value-type="float">
            <text:p>0,0001727602</text:p>
          </table:table-cell>
          <table:table-cell table:style-name="ce3" table:formula="of:=IFERROR([.N366]/[.$E366];&quot;&quot; )" office:value-type="float" office:value="0.538193423479315" calcext:value-type="float">
            <text:p>0,5381934235</text:p>
          </table:table-cell>
          <table:table-cell table:style-name="ce3" table:formula="of:=IFERROR([.O366]/[.$E366];&quot;&quot; )">
            <text:p/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528149270324884" calcext:value-type="float">
            <text:p>0,052814927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363618786195192" calcext:value-type="float">
            <text:p>0,0003636188</text:p>
          </table:table-cell>
          <table:table-cell table:style-name="ce3" table:formula="of:=IFERROR([.D367]/[.$E367];&quot;&quot; )" office:value-type="float" office:value="0.00227937715002203" calcext:value-type="float">
            <text:p>0,0022793772</text:p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43157540539389" calcext:value-type="float">
            <text:p>0,0143157541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139563924353295" calcext:value-type="float">
            <text:p>0,0001395639</text:p>
          </table:table-cell>
          <table:table-cell table:style-name="ce3" table:formula="of:=IFERROR([.N367]/[.$E367];&quot;&quot; )" office:value-type="float" office:value="0.759967059012547" calcext:value-type="float">
            <text:p>0,759967059</text:p>
          </table:table-cell>
          <table:table-cell table:style-name="ce3" table:formula="of:=IFERROR([.O367]/[.$E367];&quot;&quot; )">
            <text:p/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516458549273931" calcext:value-type="float">
            <text:p>0,0516458549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339525780841586" calcext:value-type="float">
            <text:p>0,0003395258</text:p>
          </table:table-cell>
          <table:table-cell table:style-name="ce3" table:formula="of:=IFERROR([.D368]/[.$E368];&quot;&quot; )" office:value-type="float" office:value="0.00222513322335581" calcext:value-type="float">
            <text:p>0,0022251332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46731530885057" calcext:value-type="float">
            <text:p>0,0146731531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149109054102095" calcext:value-type="float">
            <text:p>0,0001491091</text:p>
          </table:table-cell>
          <table:table-cell table:style-name="ce3" table:formula="of:=IFERROR([.N368]/[.$E368];&quot;&quot; )" office:value-type="float" office:value="0.545478579945275" calcext:value-type="float">
            <text:p>0,5454785799</text:p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 office:value-type="float" office:value="0.0000410921599394743" calcext:value-type="float">
            <text:p>4,10921599394743E-005</text:p>
          </table:table-cell>
          <table:table-cell table:style-name="ce3" table:formula="of:=IFERROR([.S368]/[.$E368];&quot;&quot; )" office:value-type="float" office:value="0.0609229629146329" calcext:value-type="float">
            <text:p>0,0609229629</text:p>
          </table:table-cell>
          <table:table-cell table:style-name="ce3" table:formula="of:=IFERROR([.T368]/[.$E368];&quot;&quot; )" office:value-type="float" office:value="0.0000586484033014821" calcext:value-type="float">
            <text:p>5,86484033014821E-005</text:p>
          </table:table-cell>
          <table:table-cell table:style-name="ce3" table:formula="of:=IFERROR([.U368]/[.$E368];&quot;&quot; )" office:value-type="float" office:value="0.00000856904219794594" calcext:value-type="float">
            <text:p>0,000008569</text:p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306728435161177" calcext:value-type="float">
            <text:p>0,0003067284</text:p>
          </table:table-cell>
          <table:table-cell table:style-name="ce3" table:formula="of:=IFERROR([.D369]/[.$E369];&quot;&quot; )" office:value-type="float" office:value="0.00136784812101297" calcext:value-type="float">
            <text:p>0,0013678481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48393128484108" calcext:value-type="float">
            <text:p>0,0148393128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169144678275963" calcext:value-type="float">
            <text:p>0,0001691447</text:p>
          </table:table-cell>
          <table:table-cell table:style-name="ce3" table:formula="of:=IFERROR([.N369]/[.$E369];&quot;&quot; )" office:value-type="float" office:value="0.671880176083006" calcext:value-type="float">
            <text:p>0,6718801761</text:p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594878476367015" calcext:value-type="float">
            <text:p>0,0594878476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324032331438968" calcext:value-type="float">
            <text:p>0,0003240323</text:p>
          </table:table-cell>
          <table:table-cell table:style-name="ce3" table:formula="of:=IFERROR([.D370]/[.$E370];&quot;&quot; )" office:value-type="float" office:value="0.00170156055512209" calcext:value-type="float">
            <text:p>0,0017015606</text:p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60692026372265" calcext:value-type="float">
            <text:p>0,0160692026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 office:value-type="float" office:value="0.00015685354692658" calcext:value-type="float">
            <text:p>0,0001568535</text:p>
          </table:table-cell>
          <table:table-cell table:style-name="ce3" table:formula="of:=IFERROR([.N370]/[.$E370];&quot;&quot; )" office:value-type="float" office:value="0.574333241349727" calcext:value-type="float">
            <text:p>0,5743332413</text:p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 office:value-type="float" office:value="0.0546189049696334" calcext:value-type="float">
            <text:p>0,054618905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319223001797943" calcext:value-type="float">
            <text:p>0,000319223</text:p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49344152993626" calcext:value-type="float">
            <text:p>0,0149344153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133404086694794" calcext:value-type="float">
            <text:p>0,0001334041</text:p>
          </table:table-cell>
          <table:table-cell table:style-name="ce3" table:formula="of:=IFERROR([.N371]/[.$E371];&quot;&quot; )" office:value-type="float" office:value="0.522097328842783" calcext:value-type="float">
            <text:p>0,5220973288</text:p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 office:value-type="float" office:value="0.0498863776820555" calcext:value-type="float">
            <text:p>0,0498863777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323894088937859" calcext:value-type="float">
            <text:p>0,0003238941</text:p>
          </table:table-cell>
          <table:table-cell table:style-name="ce3" table:formula="of:=IFERROR([.D372]/[.$E372];&quot;&quot; )">
            <text:p/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51504597013042" calcext:value-type="float">
            <text:p>0,0151504597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127389529288781" calcext:value-type="float">
            <text:p>0,0001273895</text:p>
          </table:table-cell>
          <table:table-cell table:style-name="ce3" table:formula="of:=IFERROR([.N372]/[.$E372];&quot;&quot; )" office:value-type="float" office:value="0.504631002624611" calcext:value-type="float">
            <text:p>0,5046310026</text:p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 office:value-type="float" office:value="0.000037779119190215" calcext:value-type="float">
            <text:p>3,7779119190215E-005</text:p>
          </table:table-cell>
          <table:table-cell table:style-name="ce3" table:formula="of:=IFERROR([.S372]/[.$E372];&quot;&quot; )" office:value-type="float" office:value="0.0368697434092043" calcext:value-type="float">
            <text:p>0,0368697434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419844605762116" calcext:value-type="float">
            <text:p>0,0004198446</text:p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65033776096198" calcext:value-type="float">
            <text:p>0,0165033776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>
            <text:p/>
          </table:table-cell>
          <table:table-cell table:style-name="ce3" table:formula="of:=IFERROR([.N373]/[.$E373];&quot;&quot; )" office:value-type="float" office:value="0.492530747927695" calcext:value-type="float">
            <text:p>0,4925307479</text:p>
          </table:table-cell>
          <table:table-cell table:style-name="ce3" table:formula="of:=IFERROR([.O373]/[.$E373];&quot;&quot; )" office:value-type="float" office:value="0.0000302390340384395" calcext:value-type="float">
            <text:p>0,000030239</text:p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 office:value-type="float" office:value="0.0300787146645094" calcext:value-type="float">
            <text:p>0,0300787147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248295852751442" calcext:value-type="float">
            <text:p>0,0002482959</text:p>
          </table:table-cell>
          <table:table-cell table:style-name="ce3" table:formula="of:=IFERROR([.D374]/[.$E374];&quot;&quot; )" office:value-type="float" office:value="0.00239083171797484" calcext:value-type="float">
            <text:p>0,0023908317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65158803276891" calcext:value-type="float">
            <text:p>0,0165158803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107596482389938" calcext:value-type="float">
            <text:p>0,0001075965</text:p>
          </table:table-cell>
          <table:table-cell table:style-name="ce3" table:formula="of:=IFERROR([.N374]/[.$E374];&quot;&quot; )" office:value-type="float" office:value="0.402063087551637" calcext:value-type="float">
            <text:p>0,4020630876</text:p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255860716318985" calcext:value-type="float">
            <text:p>0,0255860716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214044842214508" calcext:value-type="float">
            <text:p>0,0002140448</text:p>
          </table:table-cell>
          <table:table-cell table:style-name="ce3" table:formula="of:=IFERROR([.D375]/[.$E375];&quot;&quot; )">
            <text:p/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4923812553146" calcext:value-type="float">
            <text:p>0,0149238126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159534171212489" calcext:value-type="float">
            <text:p>0,0001595342</text:p>
          </table:table-cell>
          <table:table-cell table:style-name="ce3" table:formula="of:=IFERROR([.N375]/[.$E375];&quot;&quot; )" office:value-type="float" office:value="0.490937811961295" calcext:value-type="float">
            <text:p>0,490937812</text:p>
          </table:table-cell>
          <table:table-cell table:style-name="ce3" table:formula="of:=IFERROR([.O375]/[.$E375];&quot;&quot; )" office:value-type="float" office:value="0.0000264734335462935" calcext:value-type="float">
            <text:p>2,64734335462935E-005</text:p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199453504841488" calcext:value-type="float">
            <text:p>0,0199453505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269667481369283" calcext:value-type="float">
            <text:p>0,0002696675</text:p>
          </table:table-cell>
          <table:table-cell table:style-name="ce3" table:formula="of:=IFERROR([.D376]/[.$E376];&quot;&quot; )">
            <text:p/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48077421866952" calcext:value-type="float">
            <text:p>0,0148077422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 office:value-type="float" office:value="0.0000854246748647477" calcext:value-type="float">
            <text:p>8,54246748647477E-005</text:p>
          </table:table-cell>
          <table:table-cell table:style-name="ce3" table:formula="of:=IFERROR([.N376]/[.$E376];&quot;&quot; )" office:value-type="float" office:value="0.461114097858464" calcext:value-type="float">
            <text:p>0,4611140979</text:p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169722884055701" calcext:value-type="float">
            <text:p>0,0169722884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277509065744889" calcext:value-type="float">
            <text:p>0,0002775091</text:p>
          </table:table-cell>
          <table:table-cell table:style-name="ce3" table:formula="of:=IFERROR([.D377]/[.$E377];&quot;&quot; )" office:value-type="float" office:value="0.00140462866842422" calcext:value-type="float">
            <text:p>0,0014046287</text:p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 office:value-type="float" office:value="0.000212382591206979" calcext:value-type="float">
            <text:p>0,0002123826</text:p>
          </table:table-cell>
          <table:table-cell table:style-name="ce3" table:formula="of:=IFERROR([.I377]/[.$E377];&quot;&quot; )" office:value-type="float" office:value="0.0159633019665089" calcext:value-type="float">
            <text:p>0,015963302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162949806522326" calcext:value-type="float">
            <text:p>0,0001629498</text:p>
          </table:table-cell>
          <table:table-cell table:style-name="ce3" table:formula="of:=IFERROR([.N377]/[.$E377];&quot;&quot; )" office:value-type="float" office:value="0.453015173713613" calcext:value-type="float">
            <text:p>0,4530151737</text:p>
          </table:table-cell>
          <table:table-cell table:style-name="ce3" table:formula="of:=IFERROR([.O377]/[.$E377];&quot;&quot; )" office:value-type="float" office:value="0.0000236908574796296" calcext:value-type="float">
            <text:p>2,36908574796296E-005</text:p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 office:value-type="float" office:value="0.0174658207770063" calcext:value-type="float">
            <text:p>0,0174658208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276817252431749" calcext:value-type="float">
            <text:p>0,0002768173</text:p>
          </table:table-cell>
          <table:table-cell table:style-name="ce3" table:formula="of:=IFERROR([.D378]/[.$E378];&quot;&quot; )">
            <text:p/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56297034765264" calcext:value-type="float">
            <text:p>0,0156297035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0807495351000804" calcext:value-type="float">
            <text:p>8,07495351000804E-005</text:p>
          </table:table-cell>
          <table:table-cell table:style-name="ce3" table:formula="of:=IFERROR([.N378]/[.$E378];&quot;&quot; )" office:value-type="float" office:value="0.543980665828236" calcext:value-type="float">
            <text:p>0,5439806658</text:p>
          </table:table-cell>
          <table:table-cell table:style-name="ce3" table:formula="of:=IFERROR([.O378]/[.$E378];&quot;&quot; )" office:value-type="float" office:value="0.000032992886972875" calcext:value-type="float">
            <text:p>3,2992886972875E-005</text:p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149574619622123" calcext:value-type="float">
            <text:p>0,014957462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292195326565803" calcext:value-type="float">
            <text:p>0,0002921953</text:p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56002584074059" calcext:value-type="float">
            <text:p>0,0156002584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112077960713887" calcext:value-type="float">
            <text:p>0,000112078</text:p>
          </table:table-cell>
          <table:table-cell table:style-name="ce3" table:formula="of:=IFERROR([.N379]/[.$E379];&quot;&quot; )" office:value-type="float" office:value="0.451952254632038" calcext:value-type="float">
            <text:p>0,4519522546</text:p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 office:value-type="float" office:value="0.000046927667635504" calcext:value-type="float">
            <text:p>4,6927667635504E-005</text:p>
          </table:table-cell>
          <table:table-cell table:style-name="ce3" table:formula="of:=IFERROR([.S379]/[.$E379];&quot;&quot; )" office:value-type="float" office:value="0.0156445385384534" calcext:value-type="float">
            <text:p>0,0156445385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191524282375816" calcext:value-type="float">
            <text:p>0,0001915243</text:p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40506166567754" calcext:value-type="float">
            <text:p>0,0140506167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0711173593133154" calcext:value-type="float">
            <text:p>7,11173593133154E-005</text:p>
          </table:table-cell>
          <table:table-cell table:style-name="ce3" table:formula="of:=IFERROR([.N380]/[.$E380];&quot;&quot; )" office:value-type="float" office:value="0.406216654694218" calcext:value-type="float">
            <text:p>0,4062166547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12756083682165" calcext:value-type="float">
            <text:p>0,0127560837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288711826895838" calcext:value-type="float">
            <text:p>0,0002887118</text:p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33141678518165" calcext:value-type="float">
            <text:p>0,0133141679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>
            <text:p/>
          </table:table-cell>
          <table:table-cell table:style-name="ce3" table:formula="of:=IFERROR([.N381]/[.$E381];&quot;&quot; )" office:value-type="float" office:value="0.421624641633453" calcext:value-type="float">
            <text:p>0,4216246416</text:p>
          </table:table-cell>
          <table:table-cell table:style-name="ce3" table:formula="of:=IFERROR([.O381]/[.$E381];&quot;&quot; )" office:value-type="float" office:value="0.0000164248276378523" calcext:value-type="float">
            <text:p>1,64248276378523E-005</text:p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112507940413899" calcext:value-type="float">
            <text:p>0,011250794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132928128596726" calcext:value-type="float">
            <text:p>0,0001329281</text:p>
          </table:table-cell>
          <table:table-cell table:style-name="ce3" table:formula="of:=IFERROR([.D382]/[.$E382];&quot;&quot; )" office:value-type="float" office:value="0.00130149842185222" calcext:value-type="float">
            <text:p>0,0013014984</text:p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34477667080824" calcext:value-type="float">
            <text:p>0,0134477667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106265740953355" calcext:value-type="float">
            <text:p>0,0001062657</text:p>
          </table:table-cell>
          <table:table-cell table:style-name="ce3" table:formula="of:=IFERROR([.N382]/[.$E382];&quot;&quot; )" office:value-type="float" office:value="0.383103224712095" calcext:value-type="float">
            <text:p>0,3831032247</text:p>
          </table:table-cell>
          <table:table-cell table:style-name="ce3" table:formula="of:=IFERROR([.O382]/[.$E382];&quot;&quot; )">
            <text:p/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107893403266583" calcext:value-type="float">
            <text:p>0,0107893403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 office:value-type="float" office:value="0.00000619047774399132" calcext:value-type="float">
            <text:p>6,19047774399132E-006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238431044737585" calcext:value-type="float">
            <text:p>0,000238431</text:p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5139438750937" calcext:value-type="float">
            <text:p>0,0151394388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0873382056918557" calcext:value-type="float">
            <text:p>8,73382056918557E-005</text:p>
          </table:table-cell>
          <table:table-cell table:style-name="ce3" table:formula="of:=IFERROR([.N383]/[.$E383];&quot;&quot; )" office:value-type="float" office:value="0.400809177390859" calcext:value-type="float">
            <text:p>0,4008091774</text:p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115687146475829" calcext:value-type="float">
            <text:p>0,0115687146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297666775490197" calcext:value-type="float">
            <text:p>0,0002976668</text:p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3715786702034" calcext:value-type="float">
            <text:p>0,0137157867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114647010485757" calcext:value-type="float">
            <text:p>0,000114647</text:p>
          </table:table-cell>
          <table:table-cell table:style-name="ce3" table:formula="of:=IFERROR([.N384]/[.$E384];&quot;&quot; )" office:value-type="float" office:value="0.39283181279142" calcext:value-type="float">
            <text:p>0,3928318128</text:p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894211955576891" calcext:value-type="float">
            <text:p>0,0089421196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47896875545322" calcext:value-type="float">
            <text:p>0,0002478969</text:p>
          </table:table-cell>
          <table:table-cell table:style-name="ce3" table:formula="of:=IFERROR([.D385]/[.$E385];&quot;&quot; )" office:value-type="float" office:value="0.00130501376939679" calcext:value-type="float">
            <text:p>0,0013050138</text:p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34840891291345" calcext:value-type="float">
            <text:p>0,0134840891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0916058314169281" calcext:value-type="float">
            <text:p>9,16058314169281E-005</text:p>
          </table:table-cell>
          <table:table-cell table:style-name="ce3" table:formula="of:=IFERROR([.N385]/[.$E385];&quot;&quot; )" office:value-type="float" office:value="0.397848247423341" calcext:value-type="float">
            <text:p>0,3978482474</text:p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811077832735138" calcext:value-type="float">
            <text:p>0,0081107783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293065793235808" calcext:value-type="float">
            <text:p>0,0002930658</text:p>
          </table:table-cell>
          <table:table-cell table:style-name="ce3" table:formula="of:=IFERROR([.D386]/[.$E386];&quot;&quot; )">
            <text:p/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37345135737867" calcext:value-type="float">
            <text:p>0,0137345136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 office:value-type="float" office:value="0.000222614427973007" calcext:value-type="float">
            <text:p>0,0002226144</text:p>
          </table:table-cell>
          <table:table-cell table:style-name="ce3" table:formula="of:=IFERROR([.N386]/[.$E386];&quot;&quot; )" office:value-type="float" office:value="0.390030707577083" calcext:value-type="float">
            <text:p>0,3900307076</text:p>
          </table:table-cell>
          <table:table-cell table:style-name="ce3" table:formula="of:=IFERROR([.O386]/[.$E386];&quot;&quot; )">
            <text:p/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62031911831991" calcext:value-type="float">
            <text:p>0,0062031912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18818414894419" calcext:value-type="float">
            <text:p>0,0001881841</text:p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24965078244148" calcext:value-type="float">
            <text:p>0,0124965078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16796383030821" calcext:value-type="float">
            <text:p>0,0001679638</text:p>
          </table:table-cell>
          <table:table-cell table:style-name="ce3" table:formula="of:=IFERROR([.N387]/[.$E387];&quot;&quot; )" office:value-type="float" office:value="0.376956545212158" calcext:value-type="float">
            <text:p>0,3769565452</text:p>
          </table:table-cell>
          <table:table-cell table:style-name="ce3" table:formula="of:=IFERROR([.O387]/[.$E387];&quot;&quot; )" office:value-type="float" office:value="0.0000146460686336291" calcext:value-type="float">
            <text:p>1,46460686336291E-005</text:p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 office:value-type="float" office:value="0.00626827001425403" calcext:value-type="float">
            <text:p>0,00626827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219589594759535" calcext:value-type="float">
            <text:p>0,0002195896</text:p>
          </table:table-cell>
          <table:table-cell table:style-name="ce3" table:formula="of:=IFERROR([.D388]/[.$E388];&quot;&quot; )" office:value-type="float" office:value="0.00173308890981731" calcext:value-type="float">
            <text:p>0,0017330889</text:p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4944928537586" calcext:value-type="float">
            <text:p>0,0149449285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0703855646139385" calcext:value-type="float">
            <text:p>7,03855646139385E-005</text:p>
          </table:table-cell>
          <table:table-cell table:style-name="ce3" table:formula="of:=IFERROR([.N388]/[.$E388];&quot;&quot; )" office:value-type="float" office:value="0.406777468082895" calcext:value-type="float">
            <text:p>0,4067774681</text:p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785079486905615" calcext:value-type="float">
            <text:p>0,0078507949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258655700293147" calcext:value-type="float">
            <text:p>0,0002586557</text:p>
          </table:table-cell>
          <table:table-cell table:style-name="ce3" table:formula="of:=IFERROR([.D389]/[.$E389];&quot;&quot; )" office:value-type="float" office:value="0.00178528523306116" calcext:value-type="float">
            <text:p>0,0017852852</text:p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5395032578057" calcext:value-type="float">
            <text:p>0,0153950326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 office:value-type="float" office:value="0.000186278542227246" calcext:value-type="float">
            <text:p>0,0001862785</text:p>
          </table:table-cell>
          <table:table-cell table:style-name="ce3" table:formula="of:=IFERROR([.N389]/[.$E389];&quot;&quot; )" office:value-type="float" office:value="0.397519367571997" calcext:value-type="float">
            <text:p>0,3975193676</text:p>
          </table:table-cell>
          <table:table-cell table:style-name="ce3" table:formula="of:=IFERROR([.O389]/[.$E389];&quot;&quot; )">
            <text:p/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 office:value-type="float" office:value="0.0000404138985283583" calcext:value-type="float">
            <text:p>4,04138985283583E-005</text:p>
          </table:table-cell>
          <table:table-cell table:style-name="ce3" table:formula="of:=IFERROR([.S389]/[.$E389];&quot;&quot; )" office:value-type="float" office:value="0.00808724126507497" calcext:value-type="float">
            <text:p>0,0080872413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206163035623009" calcext:value-type="float">
            <text:p>0,000206163</text:p>
          </table:table-cell>
          <table:table-cell table:style-name="ce3" table:formula="of:=IFERROR([.D390]/[.$E390];&quot;&quot; )">
            <text:p/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40437399747976" calcext:value-type="float">
            <text:p>0,01404374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 office:value-type="float" office:value="0.000181332560097763" calcext:value-type="float">
            <text:p>0,0001813326</text:p>
          </table:table-cell>
          <table:table-cell table:style-name="ce3" table:formula="of:=IFERROR([.M390]/[.$E390];&quot;&quot; )" office:value-type="float" office:value="0.000160414806805189" calcext:value-type="float">
            <text:p>0,0001604148</text:p>
          </table:table-cell>
          <table:table-cell table:style-name="ce3" table:formula="of:=IFERROR([.N390]/[.$E390];&quot;&quot; )" office:value-type="float" office:value="0.445436343346997" calcext:value-type="float">
            <text:p>0,4454363433</text:p>
          </table:table-cell>
          <table:table-cell table:style-name="ce3" table:formula="of:=IFERROR([.O390]/[.$E390];&quot;&quot; )">
            <text:p/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103757295976594" calcext:value-type="float">
            <text:p>0,0103757296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182034983798455" calcext:value-type="float">
            <text:p>0,000182035</text:p>
          </table:table-cell>
          <table:table-cell table:style-name="ce3" table:formula="of:=IFERROR([.D391]/[.$E391];&quot;&quot; )" office:value-type="float" office:value="0.00129711571136264" calcext:value-type="float">
            <text:p>0,0012971157</text:p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3402482236566" calcext:value-type="float">
            <text:p>0,0134024822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115779308793825" calcext:value-type="float">
            <text:p>0,0001157793</text:p>
          </table:table-cell>
          <table:table-cell table:style-name="ce3" table:formula="of:=IFERROR([.N391]/[.$E391];&quot;&quot; )" office:value-type="float" office:value="0.357737963512786" calcext:value-type="float">
            <text:p>0,3577379635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 office:value-type="float" office:value="0.00940733721847793" calcext:value-type="float">
            <text:p>0,0094073372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247737231666829" calcext:value-type="float">
            <text:p>0,0002477372</text:p>
          </table:table-cell>
          <table:table-cell table:style-name="ce3" table:formula="of:=IFERROR([.D392]/[.$E392];&quot;&quot; )" office:value-type="float" office:value="0.00133110406757386" calcext:value-type="float">
            <text:p>0,0013311041</text:p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37536678219232" calcext:value-type="float">
            <text:p>0,0137536678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149355242787204" calcext:value-type="float">
            <text:p>0,0001493552</text:p>
          </table:table-cell>
          <table:table-cell table:style-name="ce3" table:formula="of:=IFERROR([.N392]/[.$E392];&quot;&quot; )" office:value-type="float" office:value="0.363434159349711" calcext:value-type="float">
            <text:p>0,3634341593</text:p>
          </table:table-cell>
          <table:table-cell table:style-name="ce3" table:formula="of:=IFERROR([.O392]/[.$E392];&quot;&quot; )" office:value-type="float" office:value="0.000019285123761332" calcext:value-type="float">
            <text:p>1,9285123761332E-005</text:p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895995333886431" calcext:value-type="float">
            <text:p>0,0089599533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259578564323749" calcext:value-type="float">
            <text:p>0,0002595786</text:p>
          </table:table-cell>
          <table:table-cell table:style-name="ce3" table:formula="of:=IFERROR([.D393]/[.$E393];&quot;&quot; )" office:value-type="float" office:value="0.00131387236730033" calcext:value-type="float">
            <text:p>0,0013138724</text:p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42537484986367" calcext:value-type="float">
            <text:p>0,0142537485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157370715429632" calcext:value-type="float">
            <text:p>0,0001573707</text:p>
          </table:table-cell>
          <table:table-cell table:style-name="ce3" table:formula="of:=IFERROR([.N393]/[.$E393];&quot;&quot; )" office:value-type="float" office:value="0.376573848545466" calcext:value-type="float">
            <text:p>0,3765738485</text:p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816583531262744" calcext:value-type="float">
            <text:p>0,0081658353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284264320498163" calcext:value-type="float">
            <text:p>0,0002842643</text:p>
          </table:table-cell>
          <table:table-cell table:style-name="ce3" table:formula="of:=IFERROR([.D394]/[.$E394];&quot;&quot; )" office:value-type="float" office:value="0.00162205993664106" calcext:value-type="float">
            <text:p>0,0016220599</text:p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33220329992038" calcext:value-type="float">
            <text:p>0,013322033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34757711013886" calcext:value-type="float">
            <text:p>0,0001347577</text:p>
          </table:table-cell>
          <table:table-cell table:style-name="ce3" table:formula="of:=IFERROR([.N394]/[.$E394];&quot;&quot; )" office:value-type="float" office:value="0.372093882104787" calcext:value-type="float">
            <text:p>0,3720938821</text:p>
          </table:table-cell>
          <table:table-cell table:style-name="ce3" table:formula="of:=IFERROR([.O394]/[.$E394];&quot;&quot; )" office:value-type="float" office:value="0.000021746192921418" calcext:value-type="float">
            <text:p>2,1746192921418E-005</text:p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801330037879525" calcext:value-type="float">
            <text:p>0,0080133004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257111572827783" calcext:value-type="float">
            <text:p>0,0002571116</text:p>
          </table:table-cell>
          <table:table-cell table:style-name="ce3" table:formula="of:=IFERROR([.D395]/[.$E395];&quot;&quot; )" office:value-type="float" office:value="0.00210013614435753" calcext:value-type="float">
            <text:p>0,0021001361</text:p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38488872618548" calcext:value-type="float">
            <text:p>0,0138488873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143185856899865" calcext:value-type="float">
            <text:p>0,0001431859</text:p>
          </table:table-cell>
          <table:table-cell table:style-name="ce3" table:formula="of:=IFERROR([.N395]/[.$E395];&quot;&quot; )" office:value-type="float" office:value="0.364809839412465" calcext:value-type="float">
            <text:p>0,3648098394</text:p>
          </table:table-cell>
          <table:table-cell table:style-name="ce3" table:formula="of:=IFERROR([.O395]/[.$E395];&quot;&quot; )">
            <text:p/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 office:value-type="float" office:value="0.00662274358637777" calcext:value-type="float">
            <text:p>0,0066227436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228256387992015" calcext:value-type="float">
            <text:p>0,0002282564</text:p>
          </table:table-cell>
          <table:table-cell table:style-name="ce3" table:formula="of:=IFERROR([.D396]/[.$E396];&quot;&quot; )" office:value-type="float" office:value="0.00157480653444745" calcext:value-type="float">
            <text:p>0,0015748065</text:p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29339392123296" calcext:value-type="float">
            <text:p>0,0129339392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83417228486371" calcext:value-type="float">
            <text:p>0,0001834172</text:p>
          </table:table-cell>
          <table:table-cell table:style-name="ce3" table:formula="of:=IFERROR([.N396]/[.$E396];&quot;&quot; )" office:value-type="float" office:value="0.371027379817254" calcext:value-type="float">
            <text:p>0,3710273798</text:p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648768635765863" calcext:value-type="float">
            <text:p>0,0064876864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299115458774934" calcext:value-type="float">
            <text:p>0,0002991155</text:p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35447477682423" calcext:value-type="float">
            <text:p>0,0135447478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197240779998623" calcext:value-type="float">
            <text:p>0,0001972408</text:p>
          </table:table-cell>
          <table:table-cell table:style-name="ce3" table:formula="of:=IFERROR([.N397]/[.$E397];&quot;&quot; )" office:value-type="float" office:value="0.365732662231685" calcext:value-type="float">
            <text:p>0,3657326622</text:p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647083849345457" calcext:value-type="float">
            <text:p>0,0064708385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323883818752266" calcext:value-type="float">
            <text:p>0,0003238838</text:p>
          </table:table-cell>
          <table:table-cell table:style-name="ce3" table:formula="of:=IFERROR([.D398]/[.$E398];&quot;&quot; )" office:value-type="float" office:value="0.00153017097958984" calcext:value-type="float">
            <text:p>0,001530171</text:p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13117978468833" calcext:value-type="float">
            <text:p>0,0113117978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131798180920142" calcext:value-type="float">
            <text:p>0,0001317982</text:p>
          </table:table-cell>
          <table:table-cell table:style-name="ce3" table:formula="of:=IFERROR([.N398]/[.$E398];&quot;&quot; )" office:value-type="float" office:value="0.349231798896548" calcext:value-type="float">
            <text:p>0,3492317989</text:p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567604005972791" calcext:value-type="float">
            <text:p>0,0056760401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197725836375031" calcext:value-type="float">
            <text:p>0,0001977258</text:p>
          </table:table-cell>
          <table:table-cell table:style-name="ce3" table:formula="of:=IFERROR([.D399]/[.$E399];&quot;&quot; )" office:value-type="float" office:value="0.00145591960885062" calcext:value-type="float">
            <text:p>0,0014559196</text:p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 office:value-type="float" office:value="0.000157279037965084" calcext:value-type="float">
            <text:p>0,000157279</text:p>
          </table:table-cell>
          <table:table-cell table:style-name="ce3" table:formula="of:=IFERROR([.I399]/[.$E399];&quot;&quot; )" office:value-type="float" office:value="0.0119575168803321" calcext:value-type="float">
            <text:p>0,0119575169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173974076013174" calcext:value-type="float">
            <text:p>0,0001739741</text:p>
          </table:table-cell>
          <table:table-cell table:style-name="ce3" table:formula="of:=IFERROR([.N399]/[.$E399];&quot;&quot; )" office:value-type="float" office:value="0.339532586823487" calcext:value-type="float">
            <text:p>0,3395325868</text:p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540061086885508" calcext:value-type="float">
            <text:p>0,0054006109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400]/[.$E400];&quot;&quot; )">
            <text:p/>
          </table:table-cell>
          <table:table-cell table:style-name="ce3" table:formula="of:=IFERROR([.C400]/[.$E400];&quot;&quot; )" office:value-type="float" office:value="0.000320439613699959" calcext:value-type="float">
            <text:p>0,0003204396</text:p>
          </table:table-cell>
          <table:table-cell table:style-name="ce3" table:formula="of:=IFERROR([.D400]/[.$E400];&quot;&quot; )" office:value-type="float" office:value="0.0012574400444875" calcext:value-type="float">
            <text:p>0,00125744</text:p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 office:value-type="float" office:value="0.000199696852414804" calcext:value-type="float">
            <text:p>0,0001996969</text:p>
          </table:table-cell>
          <table:table-cell table:style-name="ce3" table:formula="of:=IFERROR([.I400]/[.$E400];&quot;&quot; )" office:value-type="float" office:value="0.0129925323640451" calcext:value-type="float">
            <text:p>0,0129925324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 office:value-type="float" office:value="0.000117441294858099" calcext:value-type="float">
            <text:p>0,0001174413</text:p>
          </table:table-cell>
          <table:table-cell table:style-name="ce3" table:formula="of:=IFERROR([.M400]/[.$E400];&quot;&quot; )" office:value-type="float" office:value="0.000188985029279193" calcext:value-type="float">
            <text:p>0,000188985</text:p>
          </table:table-cell>
          <table:table-cell table:style-name="ce3" table:formula="of:=IFERROR([.N400]/[.$E400];&quot;&quot; )" office:value-type="float" office:value="0.371061464937568" calcext:value-type="float">
            <text:p>0,3710614649</text:p>
          </table:table-cell>
          <table:table-cell table:style-name="ce3" table:formula="of:=IFERROR([.O400]/[.$E400];&quot;&quot; )">
            <text:p/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586807547097228" calcext:value-type="float">
            <text:p>0,0058680755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ERROR([.B401]/[.$E401];&quot;&quot; )">
            <text:p/>
          </table:table-cell>
          <table:table-cell table:style-name="ce3" table:formula="of:=IFERROR([.C401]/[.$E401];&quot;&quot; )" office:value-type="float" office:value="0.000327892390689029" calcext:value-type="float">
            <text:p>0,0003278924</text:p>
          </table:table-cell>
          <table:table-cell table:style-name="ce3" table:formula="of:=IFERROR([.D401]/[.$E401];&quot;&quot; )" office:value-type="float" office:value="0.00121399580880942" calcext:value-type="float">
            <text:p>0,0012139958</text:p>
          </table:table-cell>
          <table:table-cell table:style-name="ce3" table:formula="of:=IFERROR([.E401]/[.$E401];&quot;&quot; )" office:value-type="float" office:value="1" calcext:value-type="float">
            <text:p>1</text:p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 office:value-type="float" office:value="0.0119170651731873" calcext:value-type="float">
            <text:p>0,0119170652</text:p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 office:value-type="float" office:value="0.000168597376478617" calcext:value-type="float">
            <text:p>0,0001685974</text:p>
          </table:table-cell>
          <table:table-cell table:style-name="ce3" table:formula="of:=IFERROR([.N401]/[.$E401];&quot;&quot; )" office:value-type="float" office:value="0.362734443420235" calcext:value-type="float">
            <text:p>0,3627344434</text:p>
          </table:table-cell>
          <table:table-cell table:style-name="ce3" table:formula="of:=IFERROR([.O401]/[.$E401];&quot;&quot; )">
            <text:p/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 office:value-type="float" office:value="0.00503875646483141" calcext:value-type="float">
            <text:p>0,0050387565</text:p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ERROR([.B402]/[.$E402];&quot;&quot; )">
            <text:p/>
          </table:table-cell>
          <table:table-cell table:style-name="ce3" table:formula="of:=IFERROR([.C402]/[.$E402];&quot;&quot; )" office:value-type="float" office:value="0.00027828407808623" calcext:value-type="float">
            <text:p>0,0002782841</text:p>
          </table:table-cell>
          <table:table-cell table:style-name="ce3" table:formula="of:=IFERROR([.D402]/[.$E402];&quot;&quot; )" office:value-type="float" office:value="0.00197366059375057" calcext:value-type="float">
            <text:p>0,0019736606</text:p>
          </table:table-cell>
          <table:table-cell table:style-name="ce3" table:formula="of:=IFERROR([.E402]/[.$E402];&quot;&quot; )" office:value-type="float" office:value="1" calcext:value-type="float">
            <text:p>1</text:p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 office:value-type="float" office:value="0.0117764967038866" calcext:value-type="float">
            <text:p>0,0117764967</text:p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 office:value-type="float" office:value="0.000148348940148164" calcext:value-type="float">
            <text:p>0,0001483489</text:p>
          </table:table-cell>
          <table:table-cell table:style-name="ce3" table:formula="of:=IFERROR([.N402]/[.$E402];&quot;&quot; )" office:value-type="float" office:value="0.344518496105116" calcext:value-type="float">
            <text:p>0,3445184961</text:p>
          </table:table-cell>
          <table:table-cell table:style-name="ce3" table:formula="of:=IFERROR([.O402]/[.$E402];&quot;&quot; )">
            <text:p/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 office:value-type="float" office:value="0.0000410130782104366" calcext:value-type="float">
            <text:p>4,10130782104366E-005</text:p>
          </table:table-cell>
          <table:table-cell table:style-name="ce3" table:formula="of:=IFERROR([.S402]/[.$E402];&quot;&quot; )" office:value-type="float" office:value="0.019055591976437" calcext:value-type="float">
            <text:p>0,019055592</text:p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ERROR([.B403]/[.$E403];&quot;&quot; )">
            <text:p/>
          </table:table-cell>
          <table:table-cell table:style-name="ce3" table:formula="of:=IFERROR([.C403]/[.$E403];&quot;&quot; )" office:value-type="float" office:value="0.000328951395881541" calcext:value-type="float">
            <text:p>0,0003289514</text:p>
          </table:table-cell>
          <table:table-cell table:style-name="ce3" table:formula="of:=IFERROR([.D403]/[.$E403];&quot;&quot; )" office:value-type="float" office:value="0.00151114136387578" calcext:value-type="float">
            <text:p>0,0015111414</text:p>
          </table:table-cell>
          <table:table-cell table:style-name="ce3" table:formula="of:=IFERROR([.E403]/[.$E403];&quot;&quot; )" office:value-type="float" office:value="1" calcext:value-type="float">
            <text:p>1</text:p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 office:value-type="float" office:value="0.0142709213119204" calcext:value-type="float">
            <text:p>0,0142709213</text:p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>
            <text:p/>
          </table:table-cell>
          <table:table-cell table:style-name="ce3" table:formula="of:=IFERROR([.M403]/[.$E403];&quot;&quot; )" office:value-type="float" office:value="0.0000980278244878248" calcext:value-type="float">
            <text:p>9,80278244878248E-005</text:p>
          </table:table-cell>
          <table:table-cell table:style-name="ce3" table:formula="of:=IFERROR([.N403]/[.$E403];&quot;&quot; )" office:value-type="float" office:value="0.368902927698275" calcext:value-type="float">
            <text:p>0,3689029277</text:p>
          </table:table-cell>
          <table:table-cell table:style-name="ce3" table:formula="of:=IFERROR([.O403]/[.$E403];&quot;&quot; )" office:value-type="float" office:value="0.0000288290244996832" calcext:value-type="float">
            <text:p>0,000028829</text:p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 office:value-type="float" office:value="0.0049854958755327" calcext:value-type="float">
            <text:p>0,0049854959</text:p>
          </table:table-cell>
          <table:table-cell table:style-name="ce3" table:formula="of:=IFERROR([.T403]/[.$E403];&quot;&quot; )" office:value-type="float" office:value="0.00790576007851641" calcext:value-type="float">
            <text:p>0,0079057601</text:p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IFERROR([.B404]/[.$E404];&quot;&quot; )">
            <text:p/>
          </table:table-cell>
          <table:table-cell table:style-name="ce3" table:formula="of:=IFERROR([.C404]/[.$E404];&quot;&quot; )" office:value-type="float" office:value="0.000296121881603428" calcext:value-type="float">
            <text:p>0,0002961219</text:p>
          </table:table-cell>
          <table:table-cell table:style-name="ce3" table:formula="of:=IFERROR([.D404]/[.$E404];&quot;&quot; )" office:value-type="float" office:value="0.00144038187910962" calcext:value-type="float">
            <text:p>0,0014403819</text:p>
          </table:table-cell>
          <table:table-cell table:style-name="ce3" table:formula="of:=IFERROR([.E404]/[.$E404];&quot;&quot; )" office:value-type="float" office:value="1" calcext:value-type="float">
            <text:p>1</text:p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 office:value-type="float" office:value="0.0112389790824964" calcext:value-type="float">
            <text:p>0,0112389791</text:p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 office:value-type="float" office:value="0.000237640301403358" calcext:value-type="float">
            <text:p>0,0002376403</text:p>
          </table:table-cell>
          <table:table-cell table:style-name="ce3" table:formula="of:=IFERROR([.N404]/[.$E404];&quot;&quot; )" office:value-type="float" office:value="0.362348244070541" calcext:value-type="float">
            <text:p>0,3623482441</text:p>
          </table:table-cell>
          <table:table-cell table:style-name="ce3" table:formula="of:=IFERROR([.O404]/[.$E404];&quot;&quot; )">
            <text:p/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>
            <text:p/>
          </table:table-cell>
          <table:table-cell table:style-name="ce3" table:formula="of:=IFERROR([.S404]/[.$E404];&quot;&quot; )" office:value-type="float" office:value="0.00416112317395432" calcext:value-type="float">
            <text:p>0,0041611232</text:p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style-name="ce3" table:formula="of:=IFERROR([.B405]/[.$E405];&quot;&quot; )">
            <text:p/>
          </table:table-cell>
          <table:table-cell table:style-name="ce3" table:formula="of:=IFERROR([.C405]/[.$E405];&quot;&quot; )" office:value-type="float" office:value="0.000368861917950438" calcext:value-type="float">
            <text:p>0,0003688619</text:p>
          </table:table-cell>
          <table:table-cell table:style-name="ce3" table:formula="of:=IFERROR([.D405]/[.$E405];&quot;&quot; )" office:value-type="float" office:value="0.00141772003391684" calcext:value-type="float">
            <text:p>0,00141772</text:p>
          </table:table-cell>
          <table:table-cell table:style-name="ce3" table:formula="of:=IFERROR([.E405]/[.$E405];&quot;&quot; )" office:value-type="float" office:value="1" calcext:value-type="float">
            <text:p>1</text:p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 office:value-type="float" office:value="0.000146698952764368" calcext:value-type="float">
            <text:p>0,000146699</text:p>
          </table:table-cell>
          <table:table-cell table:style-name="ce3" table:formula="of:=IFERROR([.I405]/[.$E405];&quot;&quot; )" office:value-type="float" office:value="0.0122254112141452" calcext:value-type="float">
            <text:p>0,0122254112</text:p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 office:value-type="float" office:value="0.000246808432130809" calcext:value-type="float">
            <text:p>0,0002468084</text:p>
          </table:table-cell>
          <table:table-cell table:style-name="ce3" table:formula="of:=IFERROR([.N405]/[.$E405];&quot;&quot; )" office:value-type="float" office:value="0.359317582993221" calcext:value-type="float">
            <text:p>0,359317583</text:p>
          </table:table-cell>
          <table:table-cell table:style-name="ce3" table:formula="of:=IFERROR([.O405]/[.$E405];&quot;&quot; )" office:value-type="float" office:value="0.0000163266838437746" calcext:value-type="float">
            <text:p>1,63266838437746E-005</text:p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 office:value-type="float" office:value="0.00525891277074657" calcext:value-type="float">
            <text:p>0,0052589128</text:p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style-name="ce3" table:formula="of:=IFERROR([.B406]/[.$E406];&quot;&quot; )">
            <text:p/>
          </table:table-cell>
          <table:table-cell table:style-name="ce3" table:formula="of:=IFERROR([.C406]/[.$E406];&quot;&quot; )" office:value-type="float" office:value="0.000249585896306796" calcext:value-type="float">
            <text:p>0,0002495859</text:p>
          </table:table-cell>
          <table:table-cell table:style-name="ce3" table:formula="of:=IFERROR([.D406]/[.$E406];&quot;&quot; )" office:value-type="float" office:value="0.0014753597139648" calcext:value-type="float">
            <text:p>0,0014753597</text:p>
          </table:table-cell>
          <table:table-cell table:style-name="ce3" table:formula="of:=IFERROR([.E406]/[.$E406];&quot;&quot; )" office:value-type="float" office:value="1" calcext:value-type="float">
            <text:p>1</text:p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 office:value-type="float" office:value="0.0121111102973485" calcext:value-type="float">
            <text:p>0,0121111103</text:p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 office:value-type="float" office:value="0.000171790064464336" calcext:value-type="float">
            <text:p>0,0001717901</text:p>
          </table:table-cell>
          <table:table-cell table:style-name="ce3" table:formula="of:=IFERROR([.N406]/[.$E406];&quot;&quot; )" office:value-type="float" office:value="0.509279427361097" calcext:value-type="float">
            <text:p>0,5092794274</text:p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 office:value-type="float" office:value="0.00426217073731344" calcext:value-type="float">
            <text:p>0,0042621707</text:p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style-name="ce3" table:formula="of:=IFERROR([.B407]/[.$E407];&quot;&quot; )">
            <text:p/>
          </table:table-cell>
          <table:table-cell table:style-name="ce3" table:formula="of:=IFERROR([.C407]/[.$E407];&quot;&quot; )" office:value-type="float" office:value="0.00032007557055019" calcext:value-type="float">
            <text:p>0,0003200756</text:p>
          </table:table-cell>
          <table:table-cell table:style-name="ce3" table:formula="of:=IFERROR([.D407]/[.$E407];&quot;&quot; )" office:value-type="float" office:value="0.00184535493295953" calcext:value-type="float">
            <text:p>0,0018453549</text:p>
          </table:table-cell>
          <table:table-cell table:style-name="ce3" table:formula="of:=IFERROR([.E407]/[.$E407];&quot;&quot; )" office:value-type="float" office:value="1" calcext:value-type="float">
            <text:p>1</text:p>
          </table:table-cell>
          <table:table-cell table:style-name="ce3" table:formula="of:=IFERROR([.F407]/[.$E407];&quot;&quot; )">
            <text:p/>
          </table:table-cell>
          <table:table-cell table:style-name="ce3" table:formula="of:=IFERROR([.G407]/[.$E407];&quot;&quot; )">
            <text:p/>
          </table:table-cell>
          <table:table-cell table:style-name="ce3" table:formula="of:=IFERROR([.H407]/[.$E407];&quot;&quot; )">
            <text:p/>
          </table:table-cell>
          <table:table-cell table:style-name="ce3" table:formula="of:=IFERROR([.I407]/[.$E407];&quot;&quot; )" office:value-type="float" office:value="0.011589853553729" calcext:value-type="float">
            <text:p>0,0115898536</text:p>
          </table:table-cell>
          <table:table-cell table:style-name="ce3" table:formula="of:=IFERROR([.J407]/[.$E407];&quot;&quot; )">
            <text:p/>
          </table:table-cell>
          <table:table-cell table:style-name="ce3" table:formula="of:=IFERROR([.K407]/[.$E407];&quot;&quot; )">
            <text:p/>
          </table:table-cell>
          <table:table-cell table:style-name="ce3" table:formula="of:=IFERROR([.L407]/[.$E407];&quot;&quot; )">
            <text:p/>
          </table:table-cell>
          <table:table-cell table:style-name="ce3" table:formula="of:=IFERROR([.M407]/[.$E407];&quot;&quot; )" office:value-type="float" office:value="0.000211391899993993" calcext:value-type="float">
            <text:p>0,0002113919</text:p>
          </table:table-cell>
          <table:table-cell table:style-name="ce3" table:formula="of:=IFERROR([.N407]/[.$E407];&quot;&quot; )" office:value-type="float" office:value="0.357455337272276" calcext:value-type="float">
            <text:p>0,3574553373</text:p>
          </table:table-cell>
          <table:table-cell table:style-name="ce3" table:formula="of:=IFERROR([.O407]/[.$E407];&quot;&quot; )">
            <text:p/>
          </table:table-cell>
          <table:table-cell table:style-name="ce3" table:formula="of:=IFERROR([.P407]/[.$E407];&quot;&quot; )">
            <text:p/>
          </table:table-cell>
          <table:table-cell table:style-name="ce3" table:formula="of:=IFERROR([.Q407]/[.$E407];&quot;&quot; )">
            <text:p/>
          </table:table-cell>
          <table:table-cell table:style-name="ce3" table:formula="of:=IFERROR([.R407]/[.$E407];&quot;&quot; )">
            <text:p/>
          </table:table-cell>
          <table:table-cell table:style-name="ce3" table:formula="of:=IFERROR([.S407]/[.$E407];&quot;&quot; )" office:value-type="float" office:value="0.00581349065844618" calcext:value-type="float">
            <text:p>0,0058134907</text:p>
          </table:table-cell>
          <table:table-cell table:style-name="ce3" table:formula="of:=IFERROR([.T407]/[.$E407];&quot;&quot; )">
            <text:p/>
          </table:table-cell>
          <table:table-cell table:style-name="ce3" table:formula="of:=IFERROR([.U407]/[.$E407];&quot;&quot; )">
            <text:p/>
          </table:table-cell>
          <table:table-cell table:style-name="ce3" table:formula="of:=IFERROR([.V407]/[.$E4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table:formula="of:=IFERROR([.B408]/[.$E408];&quot;&quot; )">
            <text:p/>
          </table:table-cell>
          <table:table-cell table:style-name="ce3" table:formula="of:=IFERROR([.C408]/[.$E408];&quot;&quot; )" office:value-type="float" office:value="0.000364057317240468" calcext:value-type="float">
            <text:p>0,0003640573</text:p>
          </table:table-cell>
          <table:table-cell table:style-name="ce3" table:formula="of:=IFERROR([.D408]/[.$E408];&quot;&quot; )" office:value-type="float" office:value="0.00176832806248884" calcext:value-type="float">
            <text:p>0,0017683281</text:p>
          </table:table-cell>
          <table:table-cell table:style-name="ce3" table:formula="of:=IFERROR([.E408]/[.$E408];&quot;&quot; )" office:value-type="float" office:value="1" calcext:value-type="float">
            <text:p>1</text:p>
          </table:table-cell>
          <table:table-cell table:style-name="ce3" table:formula="of:=IFERROR([.F408]/[.$E408];&quot;&quot; )">
            <text:p/>
          </table:table-cell>
          <table:table-cell table:style-name="ce3" table:formula="of:=IFERROR([.G408]/[.$E408];&quot;&quot; )">
            <text:p/>
          </table:table-cell>
          <table:table-cell table:style-name="ce3" table:formula="of:=IFERROR([.H408]/[.$E408];&quot;&quot; )" office:value-type="float" office:value="0.000133769041913197" calcext:value-type="float">
            <text:p>0,000133769</text:p>
          </table:table-cell>
          <table:table-cell table:style-name="ce3" table:formula="of:=IFERROR([.I408]/[.$E408];&quot;&quot; )" office:value-type="float" office:value="0.0122156212169122" calcext:value-type="float">
            <text:p>0,0122156212</text:p>
          </table:table-cell>
          <table:table-cell table:style-name="ce3" table:formula="of:=IFERROR([.J408]/[.$E408];&quot;&quot; )">
            <text:p/>
          </table:table-cell>
          <table:table-cell table:style-name="ce3" table:formula="of:=IFERROR([.K408]/[.$E408];&quot;&quot; )">
            <text:p/>
          </table:table-cell>
          <table:table-cell table:style-name="ce3" table:formula="of:=IFERROR([.L408]/[.$E408];&quot;&quot; )">
            <text:p/>
          </table:table-cell>
          <table:table-cell table:style-name="ce3" table:formula="of:=IFERROR([.M408]/[.$E408];&quot;&quot; )" office:value-type="float" office:value="0.0001820772275443" calcext:value-type="float">
            <text:p>0,0001820772</text:p>
          </table:table-cell>
          <table:table-cell table:style-name="ce3" table:formula="of:=IFERROR([.N408]/[.$E408];&quot;&quot; )" office:value-type="float" office:value="0.3655619211578" calcext:value-type="float">
            <text:p>0,3655619212</text:p>
          </table:table-cell>
          <table:table-cell table:style-name="ce3" table:formula="of:=IFERROR([.O408]/[.$E408];&quot;&quot; )" office:value-type="float" office:value="0.0000155727308109153" calcext:value-type="float">
            <text:p>1,55727308109153E-005</text:p>
          </table:table-cell>
          <table:table-cell table:style-name="ce3" table:formula="of:=IFERROR([.P408]/[.$E408];&quot;&quot; )">
            <text:p/>
          </table:table-cell>
          <table:table-cell table:style-name="ce3" table:formula="of:=IFERROR([.Q408]/[.$E408];&quot;&quot; )">
            <text:p/>
          </table:table-cell>
          <table:table-cell table:style-name="ce3" table:formula="of:=IFERROR([.R408]/[.$E408];&quot;&quot; )">
            <text:p/>
          </table:table-cell>
          <table:table-cell table:style-name="ce3" table:formula="of:=IFERROR([.S408]/[.$E408];&quot;&quot; )" office:value-type="float" office:value="0.00668038965426498" calcext:value-type="float">
            <text:p>0,0066803897</text:p>
          </table:table-cell>
          <table:table-cell table:style-name="ce3" table:formula="of:=IFERROR([.T408]/[.$E408];&quot;&quot; )">
            <text:p/>
          </table:table-cell>
          <table:table-cell table:style-name="ce3" table:formula="of:=IFERROR([.U408]/[.$E408];&quot;&quot; )">
            <text:p/>
          </table:table-cell>
          <table:table-cell table:style-name="ce3" table:formula="of:=IFERROR([.V408]/[.$E40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style-name="ce3" table:formula="of:=IFERROR([.B409]/[.$E409];&quot;&quot; )">
            <text:p/>
          </table:table-cell>
          <table:table-cell table:style-name="ce3" table:formula="of:=IFERROR([.C409]/[.$E409];&quot;&quot; )" office:value-type="float" office:value="0.000421666773083204" calcext:value-type="float">
            <text:p>0,0004216668</text:p>
          </table:table-cell>
          <table:table-cell table:style-name="ce3" table:formula="of:=IFERROR([.D409]/[.$E409];&quot;&quot; )" office:value-type="float" office:value="0.00106480014541191" calcext:value-type="float">
            <text:p>0,0010648001</text:p>
          </table:table-cell>
          <table:table-cell table:style-name="ce3" table:formula="of:=IFERROR([.E409]/[.$E409];&quot;&quot; )" office:value-type="float" office:value="1" calcext:value-type="float">
            <text:p>1</text:p>
          </table:table-cell>
          <table:table-cell table:style-name="ce3" table:formula="of:=IFERROR([.F409]/[.$E409];&quot;&quot; )">
            <text:p/>
          </table:table-cell>
          <table:table-cell table:style-name="ce3" table:formula="of:=IFERROR([.G409]/[.$E409];&quot;&quot; )">
            <text:p/>
          </table:table-cell>
          <table:table-cell table:style-name="ce3" table:formula="of:=IFERROR([.H409]/[.$E409];&quot;&quot; )">
            <text:p/>
          </table:table-cell>
          <table:table-cell table:style-name="ce3" table:formula="of:=IFERROR([.I409]/[.$E409];&quot;&quot; )" office:value-type="float" office:value="0.0110020755352536" calcext:value-type="float">
            <text:p>0,0110020755</text:p>
          </table:table-cell>
          <table:table-cell table:style-name="ce3" table:formula="of:=IFERROR([.J409]/[.$E409];&quot;&quot; )">
            <text:p/>
          </table:table-cell>
          <table:table-cell table:style-name="ce3" table:formula="of:=IFERROR([.K409]/[.$E409];&quot;&quot; )">
            <text:p/>
          </table:table-cell>
          <table:table-cell table:style-name="ce3" table:formula="of:=IFERROR([.L409]/[.$E409];&quot;&quot; )">
            <text:p/>
          </table:table-cell>
          <table:table-cell table:style-name="ce3" table:formula="of:=IFERROR([.M409]/[.$E409];&quot;&quot; )" office:value-type="float" office:value="0.000127537776760888" calcext:value-type="float">
            <text:p>0,0001275378</text:p>
          </table:table-cell>
          <table:table-cell table:style-name="ce3" table:formula="of:=IFERROR([.N409]/[.$E409];&quot;&quot; )" office:value-type="float" office:value="0.437151111161105" calcext:value-type="float">
            <text:p>0,4371511112</text:p>
          </table:table-cell>
          <table:table-cell table:style-name="ce3" table:formula="of:=IFERROR([.O409]/[.$E409];&quot;&quot; )" office:value-type="float" office:value="0.0000163385302132724" calcext:value-type="float">
            <text:p>1,63385302132724E-005</text:p>
          </table:table-cell>
          <table:table-cell table:style-name="ce3" table:formula="of:=IFERROR([.P409]/[.$E409];&quot;&quot; )">
            <text:p/>
          </table:table-cell>
          <table:table-cell table:style-name="ce3" table:formula="of:=IFERROR([.Q409]/[.$E409];&quot;&quot; )">
            <text:p/>
          </table:table-cell>
          <table:table-cell table:style-name="ce3" table:formula="of:=IFERROR([.R409]/[.$E409];&quot;&quot; )">
            <text:p/>
          </table:table-cell>
          <table:table-cell table:style-name="ce3" table:formula="of:=IFERROR([.S409]/[.$E409];&quot;&quot; )" office:value-type="float" office:value="0.00882712645350307" calcext:value-type="float">
            <text:p>0,0088271265</text:p>
          </table:table-cell>
          <table:table-cell table:style-name="ce3" table:formula="of:=IFERROR([.T409]/[.$E409];&quot;&quot; )">
            <text:p/>
          </table:table-cell>
          <table:table-cell table:style-name="ce3" table:formula="of:=IFERROR([.U409]/[.$E409];&quot;&quot; )">
            <text:p/>
          </table:table-cell>
          <table:table-cell table:style-name="ce3" table:formula="of:=IFERROR([.V409]/[.$E4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style-name="ce3" table:formula="of:=IFERROR([.B410]/[.$E410];&quot;&quot; )">
            <text:p/>
          </table:table-cell>
          <table:table-cell table:style-name="ce3" table:formula="of:=IFERROR([.C410]/[.$E410];&quot;&quot; )" office:value-type="float" office:value="0.000368657775632243" calcext:value-type="float">
            <text:p>0,0003686578</text:p>
          </table:table-cell>
          <table:table-cell table:style-name="ce3" table:formula="of:=IFERROR([.D410]/[.$E410];&quot;&quot; )" office:value-type="float" office:value="0.00173172475318446" calcext:value-type="float">
            <text:p>0,0017317248</text:p>
          </table:table-cell>
          <table:table-cell table:style-name="ce3" table:formula="of:=IFERROR([.E410]/[.$E410];&quot;&quot; )" office:value-type="float" office:value="1" calcext:value-type="float">
            <text:p>1</text:p>
          </table:table-cell>
          <table:table-cell table:style-name="ce3" table:formula="of:=IFERROR([.F410]/[.$E410];&quot;&quot; )">
            <text:p/>
          </table:table-cell>
          <table:table-cell table:style-name="ce3" table:formula="of:=IFERROR([.G410]/[.$E410];&quot;&quot; )">
            <text:p/>
          </table:table-cell>
          <table:table-cell table:style-name="ce3" table:formula="of:=IFERROR([.H410]/[.$E410];&quot;&quot; )">
            <text:p/>
          </table:table-cell>
          <table:table-cell table:style-name="ce3" table:formula="of:=IFERROR([.I410]/[.$E410];&quot;&quot; )" office:value-type="float" office:value="0.0108761929351916" calcext:value-type="float">
            <text:p>0,0108761929</text:p>
          </table:table-cell>
          <table:table-cell table:style-name="ce3" table:formula="of:=IFERROR([.J410]/[.$E410];&quot;&quot; )">
            <text:p/>
          </table:table-cell>
          <table:table-cell table:style-name="ce3" table:formula="of:=IFERROR([.K410]/[.$E410];&quot;&quot; )">
            <text:p/>
          </table:table-cell>
          <table:table-cell table:style-name="ce3" table:formula="of:=IFERROR([.L410]/[.$E410];&quot;&quot; )">
            <text:p/>
          </table:table-cell>
          <table:table-cell table:style-name="ce3" table:formula="of:=IFERROR([.M410]/[.$E410];&quot;&quot; )" office:value-type="float" office:value="0.000186399155090631" calcext:value-type="float">
            <text:p>0,0001863992</text:p>
          </table:table-cell>
          <table:table-cell table:style-name="ce3" table:formula="of:=IFERROR([.N410]/[.$E410];&quot;&quot; )" office:value-type="float" office:value="0.417913824961981" calcext:value-type="float">
            <text:p>0,417913825</text:p>
          </table:table-cell>
          <table:table-cell table:style-name="ce3" table:formula="of:=IFERROR([.O410]/[.$E410];&quot;&quot; )">
            <text:p/>
          </table:table-cell>
          <table:table-cell table:style-name="ce3" table:formula="of:=IFERROR([.P410]/[.$E410];&quot;&quot; )">
            <text:p/>
          </table:table-cell>
          <table:table-cell table:style-name="ce3" table:formula="of:=IFERROR([.Q410]/[.$E410];&quot;&quot; )">
            <text:p/>
          </table:table-cell>
          <table:table-cell table:style-name="ce3" table:formula="of:=IFERROR([.R410]/[.$E410];&quot;&quot; )">
            <text:p/>
          </table:table-cell>
          <table:table-cell table:style-name="ce3" table:formula="of:=IFERROR([.S410]/[.$E410];&quot;&quot; )" office:value-type="float" office:value="0.0103668621254315" calcext:value-type="float">
            <text:p>0,0103668621</text:p>
          </table:table-cell>
          <table:table-cell table:style-name="ce3" table:formula="of:=IFERROR([.T410]/[.$E410];&quot;&quot; )">
            <text:p/>
          </table:table-cell>
          <table:table-cell table:style-name="ce3" table:formula="of:=IFERROR([.U410]/[.$E410];&quot;&quot; )">
            <text:p/>
          </table:table-cell>
          <table:table-cell table:style-name="ce3" table:formula="of:=IFERROR([.V410]/[.$E4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style-name="ce3" table:formula="of:=IFERROR([.B411]/[.$E411];&quot;&quot; )">
            <text:p/>
          </table:table-cell>
          <table:table-cell table:style-name="ce3" table:formula="of:=IFERROR([.C411]/[.$E411];&quot;&quot; )" office:value-type="float" office:value="0.000376313373491663" calcext:value-type="float">
            <text:p>0,0003763134</text:p>
          </table:table-cell>
          <table:table-cell table:style-name="ce3" table:formula="of:=IFERROR([.D411]/[.$E411];&quot;&quot; )" office:value-type="float" office:value="0.00133737500385351" calcext:value-type="float">
            <text:p>0,001337375</text:p>
          </table:table-cell>
          <table:table-cell table:style-name="ce3" table:formula="of:=IFERROR([.E411]/[.$E411];&quot;&quot; )" office:value-type="float" office:value="1" calcext:value-type="float">
            <text:p>1</text:p>
          </table:table-cell>
          <table:table-cell table:style-name="ce3" table:formula="of:=IFERROR([.F411]/[.$E411];&quot;&quot; )">
            <text:p/>
          </table:table-cell>
          <table:table-cell table:style-name="ce3" table:formula="of:=IFERROR([.G411]/[.$E411];&quot;&quot; )">
            <text:p/>
          </table:table-cell>
          <table:table-cell table:style-name="ce3" table:formula="of:=IFERROR([.H411]/[.$E411];&quot;&quot; )">
            <text:p/>
          </table:table-cell>
          <table:table-cell table:style-name="ce3" table:formula="of:=IFERROR([.I411]/[.$E411];&quot;&quot; )" office:value-type="float" office:value="0.0131785727119627" calcext:value-type="float">
            <text:p>0,0131785727</text:p>
          </table:table-cell>
          <table:table-cell table:style-name="ce3" table:formula="of:=IFERROR([.J411]/[.$E411];&quot;&quot; )">
            <text:p/>
          </table:table-cell>
          <table:table-cell table:style-name="ce3" table:formula="of:=IFERROR([.K411]/[.$E411];&quot;&quot; )">
            <text:p/>
          </table:table-cell>
          <table:table-cell table:style-name="ce3" table:formula="of:=IFERROR([.L411]/[.$E411];&quot;&quot; )" office:value-type="float" office:value="0.000109296471365748" calcext:value-type="float">
            <text:p>0,0001092965</text:p>
          </table:table-cell>
          <table:table-cell table:style-name="ce3" table:formula="of:=IFERROR([.M411]/[.$E411];&quot;&quot; )" office:value-type="float" office:value="0.000135498095839161" calcext:value-type="float">
            <text:p>0,0001354981</text:p>
          </table:table-cell>
          <table:table-cell table:style-name="ce3" table:formula="of:=IFERROR([.N411]/[.$E411];&quot;&quot; )" office:value-type="float" office:value="0.642560700231993" calcext:value-type="float">
            <text:p>0,6425607002</text:p>
          </table:table-cell>
          <table:table-cell table:style-name="ce3" table:formula="of:=IFERROR([.O411]/[.$E411];&quot;&quot; )">
            <text:p/>
          </table:table-cell>
          <table:table-cell table:style-name="ce3" table:formula="of:=IFERROR([.P411]/[.$E411];&quot;&quot; )">
            <text:p/>
          </table:table-cell>
          <table:table-cell table:style-name="ce3" table:formula="of:=IFERROR([.Q411]/[.$E411];&quot;&quot; )">
            <text:p/>
          </table:table-cell>
          <table:table-cell table:style-name="ce3" table:formula="of:=IFERROR([.R411]/[.$E411];&quot;&quot; )">
            <text:p/>
          </table:table-cell>
          <table:table-cell table:style-name="ce3" table:formula="of:=IFERROR([.S411]/[.$E411];&quot;&quot; )" office:value-type="float" office:value="0.0115613833703326" calcext:value-type="float">
            <text:p>0,0115613834</text:p>
          </table:table-cell>
          <table:table-cell table:style-name="ce3" table:formula="of:=IFERROR([.T411]/[.$E411];&quot;&quot; )">
            <text:p/>
          </table:table-cell>
          <table:table-cell table:style-name="ce3" table:formula="of:=IFERROR([.U411]/[.$E411];&quot;&quot; )">
            <text:p/>
          </table:table-cell>
          <table:table-cell table:style-name="ce3" table:formula="of:=IFERROR([.V411]/[.$E411];&quot;&quot; )">
            <text:p/>
          </table:table-cell>
          <table:table-cell table:number-columns-repeated="1002"/>
        </table:table-row>
        <table:table-row table:style-name="ro1" table:number-rows-repeated="16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31])-2*STDEV([.B422:.B531])" office:value-type="string" office:string-value="" calcext:value-type="error">
            <text:p>#DIV/0 !</text:p>
          </table:table-cell>
          <table:table-cell table:style-name="ce3" table:formula="of:=AVERAGE([.C422:.C531])-2*STDEV([.C422:.C531])" office:value-type="float" office:value="0.000171178314633841" calcext:value-type="float">
            <text:p>0,0001711783</text:p>
          </table:table-cell>
          <table:table-cell table:style-name="ce3" table:formula="of:=AVERAGE([.D422:.D531])-2*STDEV([.D422:.D531])" office:value-type="float" office:value="0.000666974015492105" calcext:value-type="float">
            <text:p>0,000666974</text:p>
          </table:table-cell>
          <table:table-cell table:style-name="ce3" table:formula="of:=AVERAGE([.E422:.E531])-2*STDEV([.E422:.E531])" office:value-type="float" office:value="1" calcext:value-type="float">
            <text:p>1</text:p>
          </table:table-cell>
          <table:table-cell table:style-name="ce3" table:formula="of:=AVERAGE([.F422:.F531])-2*STDEV([.F422:.F531])" office:value-type="string" office:string-value="" calcext:value-type="error">
            <text:p>#DIV/0 !</text:p>
          </table:table-cell>
          <table:table-cell table:style-name="ce3" table:formula="of:=AVERAGE([.G422:.G531])-2*STDEV([.G422:.G531])" office:value-type="string" office:string-value="" calcext:value-type="error">
            <text:p>#DIV/0 !</text:p>
          </table:table-cell>
          <table:table-cell table:style-name="ce3" table:formula="of:=AVERAGE([.H422:.H531])-2*STDEV([.H422:.H531])" office:value-type="float" office:value="0.000130143728073463" calcext:value-type="float">
            <text:p>0,0001301437</text:p>
          </table:table-cell>
          <table:table-cell table:style-name="ce3" table:formula="of:=AVERAGE([.I422:.I531])-2*STDEV([.I422:.I531])" office:value-type="float" office:value="-0.0119151165720478" calcext:value-type="float">
            <text:p>-0,0119151166</text:p>
          </table:table-cell>
          <table:table-cell table:style-name="ce3" table:formula="of:=AVERAGE([.J422:.J531])-2*STDEV([.J422:.J531])" office:value-type="string" office:string-value="" calcext:value-type="error">
            <text:p>#DIV/0 !</text:p>
          </table:table-cell>
          <table:table-cell table:style-name="ce3" table:formula="of:=AVERAGE([.K422:.K531])-2*STDEV([.K422:.K531])" office:value-type="float" office:value="-0.0045777163956103" calcext:value-type="float">
            <text:p>-0,0045777164</text:p>
          </table:table-cell>
          <table:table-cell table:style-name="ce3" table:formula="of:=AVERAGE([.L422:.L531])-2*STDEV([.L422:.L531])" office:value-type="float" office:value="-0.000117985362825899" calcext:value-type="float">
            <text:p>-0,0001179854</text:p>
          </table:table-cell>
          <table:table-cell table:style-name="ce3" table:formula="of:=AVERAGE([.M422:.M531])-2*STDEV([.M422:.M531])" office:value-type="float" office:value="0.0000593545383740387" calcext:value-type="float">
            <text:p>5,93545383740387E-005</text:p>
          </table:table-cell>
          <table:table-cell table:style-name="ce3" table:formula="of:=AVERAGE([.N422:.N531])-2*STDEV([.N422:.N531])" office:value-type="float" office:value="0.319783618384194" calcext:value-type="float">
            <text:p>0,3197836184</text:p>
          </table:table-cell>
          <table:table-cell table:style-name="ce3" table:formula="of:=AVERAGE([.O422:.O531])-2*STDEV([.O422:.O531])" office:value-type="float" office:value="0.00000733004416742513" calcext:value-type="float">
            <text:p>0,00000733</text:p>
          </table:table-cell>
          <table:table-cell table:style-name="ce3" table:formula="of:=AVERAGE([.P422:.P531])-2*STDEV([.P422:.P531])" office:value-type="string" office:string-value="" calcext:value-type="error">
            <text:p>#DIV/0 !</text:p>
          </table:table-cell>
          <table:table-cell table:style-name="ce3" table:formula="of:=AVERAGE([.Q422:.Q531])-2*STDEV([.Q422:.Q531])" office:value-type="string" office:string-value="" calcext:value-type="error">
            <text:p>#DIV/0 !</text:p>
          </table:table-cell>
          <table:table-cell table:style-name="ce3" table:formula="of:=AVERAGE([.R422:.R531])-2*STDEV([.R422:.R531])" office:value-type="float" office:value="0.00000169265191653043" calcext:value-type="float">
            <text:p>1,69265191653043E-006</text:p>
          </table:table-cell>
          <table:table-cell table:style-name="ce3" table:formula="of:=AVERAGE([.S422:.S531])-2*STDEV([.S422:.S531])" office:value-type="float" office:value="-0.0155633637586261" calcext:value-type="float">
            <text:p>-0,0155633638</text:p>
          </table:table-cell>
          <table:table-cell table:style-name="ce3" table:formula="of:=AVERAGE([.T422:.T531])-2*STDEV([.T422:.T531])" office:value-type="float" office:value="-0.00369926798283675" calcext:value-type="float">
            <text:p>-0,003699268</text:p>
          </table:table-cell>
          <table:table-cell table:style-name="ce3" table:formula="of:=AVERAGE([.U422:.U531])-2*STDEV([.U422:.U531])" office:value-type="float" office:value="0.0000000326362332224672" calcext:value-type="float">
            <text:p>3,26362332224672E-008</text:p>
          </table:table-cell>
          <table:table-cell table:style-name="ce3" table:formula="of:=AVERAGE([.V422:.V531])-2*STDEV([.V422:.V531])" office:value-type="float" office:value="-0.0000116738431891424" calcext:value-type="float">
            <text:p>-1,16738431891424E-005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4" table:formula="of:=AVERAGE([.B422:.B531])+2*STDEV([.B422:.B531])" office:value-type="string" office:string-value="" calcext:value-type="error">
            <text:p>#DIV/0 !</text:p>
          </table:table-cell>
          <table:table-cell table:style-name="ce4" table:formula="of:=AVERAGE([.C422:.C531])+2*STDEV([.C422:.C531])" office:value-type="float" office:value="0.000497152631145103" calcext:value-type="float">
            <text:p>0,0004971526</text:p>
          </table:table-cell>
          <table:table-cell table:style-name="ce4" table:formula="of:=AVERAGE([.D422:.D531])+2*STDEV([.D422:.D531])" office:value-type="float" office:value="0.00410808680793437" calcext:value-type="float">
            <text:p>0,0041080868</text:p>
          </table:table-cell>
          <table:table-cell table:style-name="ce4" table:formula="of:=AVERAGE([.E422:.E531])+2*STDEV([.E422:.E531])" office:value-type="float" office:value="1" calcext:value-type="float">
            <text:p>1</text:p>
          </table:table-cell>
          <table:table-cell table:style-name="ce4" table:formula="of:=AVERAGE([.F422:.F531])+2*STDEV([.F422:.F531])" office:value-type="string" office:string-value="" calcext:value-type="error">
            <text:p>#DIV/0 !</text:p>
          </table:table-cell>
          <table:table-cell table:style-name="ce4" table:formula="of:=AVERAGE([.G422:.G531])+2*STDEV([.G422:.G531])" office:value-type="string" office:string-value="" calcext:value-type="error">
            <text:p>#DIV/0 !</text:p>
          </table:table-cell>
          <table:table-cell table:style-name="ce4" table:formula="of:=AVERAGE([.H422:.H531])+2*STDEV([.H422:.H531])" office:value-type="float" office:value="0.000235161109162655" calcext:value-type="float">
            <text:p>0,0002351611</text:p>
          </table:table-cell>
          <table:table-cell table:style-name="ce4" table:formula="of:=AVERAGE([.I422:.I531])+2*STDEV([.I422:.I531])" office:value-type="float" office:value="0.0783944686668539" calcext:value-type="float">
            <text:p>0,0783944687</text:p>
          </table:table-cell>
          <table:table-cell table:style-name="ce4" table:formula="of:=AVERAGE([.J422:.J531])+2*STDEV([.J422:.J531])" office:value-type="string" office:string-value="" calcext:value-type="error">
            <text:p>#DIV/0 !</text:p>
          </table:table-cell>
          <table:table-cell table:style-name="ce4" table:formula="of:=AVERAGE([.K422:.K531])+2*STDEV([.K422:.K531])" office:value-type="float" office:value="0.00895731770185501" calcext:value-type="float">
            <text:p>0,0089573177</text:p>
          </table:table-cell>
          <table:table-cell table:style-name="ce4" table:formula="of:=AVERAGE([.L422:.L531])+2*STDEV([.L422:.L531])" office:value-type="float" office:value="0.000521800419880825" calcext:value-type="float">
            <text:p>0,0005218004</text:p>
          </table:table-cell>
          <table:table-cell table:style-name="ce4" table:formula="of:=AVERAGE([.M422:.M531])+2*STDEV([.M422:.M531])" office:value-type="float" office:value="0.000297863016680716" calcext:value-type="float">
            <text:p>0,000297863</text:p>
          </table:table-cell>
          <table:table-cell table:style-name="ce4" table:formula="of:=AVERAGE([.N422:.N531])+2*STDEV([.N422:.N531])" office:value-type="float" office:value="0.671827555352492" calcext:value-type="float">
            <text:p>0,6718275554</text:p>
          </table:table-cell>
          <table:table-cell table:style-name="ce4" table:formula="of:=AVERAGE([.O422:.O531])+2*STDEV([.O422:.O531])" office:value-type="float" office:value="0.0000391652849992216" calcext:value-type="float">
            <text:p>3,91652849992216E-005</text:p>
          </table:table-cell>
          <table:table-cell table:style-name="ce4" table:formula="of:=AVERAGE([.P422:.P531])+2*STDEV([.P422:.P531])" office:value-type="string" office:string-value="" calcext:value-type="error">
            <text:p>#DIV/0 !</text:p>
          </table:table-cell>
          <table:table-cell table:style-name="ce4" table:formula="of:=AVERAGE([.Q422:.Q531])+2*STDEV([.Q422:.Q531])" office:value-type="string" office:string-value="" calcext:value-type="error">
            <text:p>#DIV/0 !</text:p>
          </table:table-cell>
          <table:table-cell table:style-name="ce4" table:formula="of:=AVERAGE([.R422:.R531])+2*STDEV([.R422:.R531])" office:value-type="float" office:value="0.000109857311561466" calcext:value-type="float">
            <text:p>0,0001098573</text:p>
          </table:table-cell>
          <table:table-cell table:style-name="ce4" table:formula="of:=AVERAGE([.S422:.S531])+2*STDEV([.S422:.S531])" office:value-type="float" office:value="0.0776191828702598" calcext:value-type="float">
            <text:p>0,0776191829</text:p>
          </table:table-cell>
          <table:table-cell table:style-name="ce4" table:formula="of:=AVERAGE([.T422:.T531])+2*STDEV([.T422:.T531])" office:value-type="float" office:value="0.0050129894518736" calcext:value-type="float">
            <text:p>0,0050129895</text:p>
          </table:table-cell>
          <table:table-cell table:style-name="ce4" table:formula="of:=AVERAGE([.U422:.U531])+2*STDEV([.U422:.U531])" office:value-type="float" office:value="0.000018936742109885" calcext:value-type="float">
            <text:p>1,8936742109885E-005</text:p>
          </table:table-cell>
          <table:table-cell table:style-name="ce4" table:formula="of:=AVERAGE([.V422:.V531])+2*STDEV([.V422:.V531])" office:value-type="float" office:value="0.0000380819576473431" calcext:value-type="float">
            <text:p>0,000038082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405937531393491" calcext:value-type="float">
            <text:p>0,0004059375</text:p>
          </table:table-cell>
          <table:table-cell table:formula="of:=IF(OR([.D422]&lt;[.D$549];[.D422]&gt;[.D$550]);&quot;&quot;;[.D422])">
            <text:p/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>
            <text:p/>
          </table:table-cell>
          <table:table-cell table:formula="of:=IF(OR([.I422]&lt;[.I$549];[.I422]&gt;[.I$550]);&quot;&quot;;[.I422])" office:value-type="float" office:value="0.0322592195580888" calcext:value-type="float">
            <text:p>0,0322592196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float" office:value="0.000628777856671237" calcext:value-type="float">
            <text:p>0,0006287779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000253128050228741" calcext:value-type="float">
            <text:p>0,0002531281</text:p>
          </table:table-cell>
          <table:table-cell table:formula="of:=IF(OR([.N422]&lt;[.N$549];[.N422]&gt;[.N$550]);&quot;&quot;;[.N422])" office:value-type="float" office:value="0.606088581804208" calcext:value-type="float">
            <text:p>0,6060885818</text:p>
          </table:table-cell>
          <table:table-cell table:formula="of:=IF(OR([.O422]&lt;[.O$549];[.O422]&gt;[.O$550]);&quot;&quot;;[.O422])" office:value-type="float" office:value="0.0000185749090737501" calcext:value-type="float">
            <text:p>1,85749090737501E-005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161737701021935" calcext:value-type="float">
            <text:p>0,0161737701</text:p>
          </table:table-cell>
          <table:table-cell table:formula="of:=IF(OR([.T422]&lt;[.T$549];[.T422]&gt;[.T$550]);&quot;&quot;;[.T422])">
            <text:p/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>
            <text:p/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>
            <text:p/>
          </table:table-cell>
          <table:table-cell table:formula="of:=IF(OR([.I423]&lt;[.I$549];[.I423]&gt;[.I$550]);&quot;&quot;;[.I423])" office:value-type="float" office:value="0.0330946314469008" calcext:value-type="float">
            <text:p>0,0330946314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float" office:value="0.00726227828056014" calcext:value-type="float">
            <text:p>0,0072622783</text:p>
          </table:table-cell>
          <table:table-cell table:formula="of:=IF(OR([.L423]&lt;[.L$549];[.L423]&gt;[.L$550]);&quot;&quot;;[.L423])" office:value-type="float" office:value="0.000160671467121569" calcext:value-type="float">
            <text:p>0,0001606715</text:p>
          </table:table-cell>
          <table:table-cell table:formula="of:=IF(OR([.M423]&lt;[.M$549];[.M423]&gt;[.M$550]);&quot;&quot;;[.M423])">
            <text:p/>
          </table:table-cell>
          <table:table-cell table:formula="of:=IF(OR([.N423]&lt;[.N$549];[.N423]&gt;[.N$550]);&quot;&quot;;[.N423])" office:value-type="float" office:value="0.57028730243085" calcext:value-type="float">
            <text:p>0,5702873024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161823480649696" calcext:value-type="float">
            <text:p>0,0161823481</text:p>
          </table:table-cell>
          <table:table-cell table:formula="of:=IF(OR([.T423]&lt;[.T$549];[.T423]&gt;[.T$550]);&quot;&quot;;[.T423])">
            <text:p/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481053538909433" calcext:value-type="float">
            <text:p>0,0004810535</text:p>
          </table:table-cell>
          <table:table-cell table:formula="of:=IF(OR([.D424]&lt;[.D$549];[.D424]&gt;[.D$550]);&quot;&quot;;[.D424])" office:value-type="float" office:value="0.00348849846202472" calcext:value-type="float">
            <text:p>0,0034884985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>
            <text:p/>
          </table:table-cell>
          <table:table-cell table:formula="of:=IF(OR([.I424]&lt;[.I$549];[.I424]&gt;[.I$550]);&quot;&quot;;[.I424])" office:value-type="float" office:value="0.0330721573136138" calcext:value-type="float">
            <text:p>0,0330721573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float" office:value="0.00034056846037504" calcext:value-type="float">
            <text:p>0,0003405685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 office:value-type="float" office:value="0.566019717116815" calcext:value-type="float">
            <text:p>0,5660197171</text:p>
          </table:table-cell>
          <table:table-cell table:formula="of:=IF(OR([.O424]&lt;[.O$549];[.O424]&gt;[.O$550]);&quot;&quot;;[.O424])" office:value-type="float" office:value="0.0000220672742807809" calcext:value-type="float">
            <text:p>2,20672742807809E-005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181532164758385" calcext:value-type="float">
            <text:p>0,0181532165</text:p>
          </table:table-cell>
          <table:table-cell table:formula="of:=IF(OR([.T424]&lt;[.T$549];[.T424]&gt;[.T$550]);&quot;&quot;;[.T424])">
            <text:p/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403873221562894" calcext:value-type="float">
            <text:p>0,0004038732</text:p>
          </table:table-cell>
          <table:table-cell table:formula="of:=IF(OR([.D425]&lt;[.D$549];[.D425]&gt;[.D$550]);&quot;&quot;;[.D425])" office:value-type="float" office:value="0.00352457467579415" calcext:value-type="float">
            <text:p>0,0035245747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>
            <text:p/>
          </table:table-cell>
          <table:table-cell table:formula="of:=IF(OR([.I425]&lt;[.I$549];[.I425]&gt;[.I$550]);&quot;&quot;;[.I425])" office:value-type="float" office:value="0.0358049271186225" calcext:value-type="float">
            <text:p>0,0358049271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float" office:value="0.000527578014883003" calcext:value-type="float">
            <text:p>0,000527578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237198753429275" calcext:value-type="float">
            <text:p>0,0002371988</text:p>
          </table:table-cell>
          <table:table-cell table:formula="of:=IF(OR([.N425]&lt;[.N$549];[.N425]&gt;[.N$550]);&quot;&quot;;[.N425])" office:value-type="float" office:value="0.64760253113014" calcext:value-type="float">
            <text:p>0,6476025311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191352405095886" calcext:value-type="float">
            <text:p>0,0191352405</text:p>
          </table:table-cell>
          <table:table-cell table:formula="of:=IF(OR([.T425]&lt;[.T$549];[.T425]&gt;[.T$550]);&quot;&quot;;[.T425])">
            <text:p/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 office:value-type="float" office:value="0.00000585567495968093" calcext:value-type="float">
            <text:p>5,85567495968093E-006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84753648456691" calcext:value-type="float">
            <text:p>0,0003847536</text:p>
          </table:table-cell>
          <table:table-cell table:formula="of:=IF(OR([.D426]&lt;[.D$549];[.D426]&gt;[.D$550]);&quot;&quot;;[.D426])" office:value-type="float" office:value="0.00345850931185493" calcext:value-type="float">
            <text:p>0,0034585093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>
            <text:p/>
          </table:table-cell>
          <table:table-cell table:formula="of:=IF(OR([.I426]&lt;[.I$549];[.I426]&gt;[.I$550]);&quot;&quot;;[.I426])" office:value-type="float" office:value="0.0351337920857477" calcext:value-type="float">
            <text:p>0,0351337921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>
            <text:p/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209654072289026" calcext:value-type="float">
            <text:p>0,0002096541</text:p>
          </table:table-cell>
          <table:table-cell table:formula="of:=IF(OR([.N426]&lt;[.N$549];[.N426]&gt;[.N$550]);&quot;&quot;;[.N426])" office:value-type="float" office:value="0.517477575794741" calcext:value-type="float">
            <text:p>0,5174775758</text:p>
          </table:table-cell>
          <table:table-cell table:formula="of:=IF(OR([.O426]&lt;[.O$549];[.O426]&gt;[.O$550]);&quot;&quot;;[.O426])">
            <text:p/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195559414703577" calcext:value-type="float">
            <text:p>0,0195559415</text:p>
          </table:table-cell>
          <table:table-cell table:formula="of:=IF(OR([.T426]&lt;[.T$549];[.T426]&gt;[.T$550]);&quot;&quot;;[.T426])">
            <text:p/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389657957418848" calcext:value-type="float">
            <text:p>0,000389658</text:p>
          </table:table-cell>
          <table:table-cell table:formula="of:=IF(OR([.D427]&lt;[.D$549];[.D427]&gt;[.D$550]);&quot;&quot;;[.D427])" office:value-type="float" office:value="0.00340002605063093" calcext:value-type="float">
            <text:p>0,0034000261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>
            <text:p/>
          </table:table-cell>
          <table:table-cell table:formula="of:=IF(OR([.I427]&lt;[.I$549];[.I427]&gt;[.I$550]);&quot;&quot;;[.I427])" office:value-type="float" office:value="0.0353135317423026" calcext:value-type="float">
            <text:p>0,0353135317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>
            <text:p/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211870556678625" calcext:value-type="float">
            <text:p>0,0002118706</text:p>
          </table:table-cell>
          <table:table-cell table:formula="of:=IF(OR([.N427]&lt;[.N$549];[.N427]&gt;[.N$550]);&quot;&quot;;[.N427])" office:value-type="float" office:value="0.502684240940756" calcext:value-type="float">
            <text:p>0,5026842409</text:p>
          </table:table-cell>
          <table:table-cell table:formula="of:=IF(OR([.O427]&lt;[.O$549];[.O427]&gt;[.O$550]);&quot;&quot;;[.O427])" office:value-type="float" office:value="0.0000320990318823246" calcext:value-type="float">
            <text:p>0,000032099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207576446199251" calcext:value-type="float">
            <text:p>0,0207576446</text:p>
          </table:table-cell>
          <table:table-cell table:formula="of:=IF(OR([.T427]&lt;[.T$549];[.T427]&gt;[.T$550]);&quot;&quot;;[.T427])">
            <text:p/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96831289342515" calcext:value-type="float">
            <text:p>0,0002968313</text:p>
          </table:table-cell>
          <table:table-cell table:formula="of:=IF(OR([.D428]&lt;[.D$549];[.D428]&gt;[.D$550]);&quot;&quot;;[.D428])" office:value-type="float" office:value="0.0017865805522475" calcext:value-type="float">
            <text:p>0,0017865806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>
            <text:p/>
          </table:table-cell>
          <table:table-cell table:formula="of:=IF(OR([.I428]&lt;[.I$549];[.I428]&gt;[.I$550]);&quot;&quot;;[.I428])" office:value-type="float" office:value="0.0359877120424566" calcext:value-type="float">
            <text:p>0,035987712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>
            <text:p/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186359660324496" calcext:value-type="float">
            <text:p>0,0001863597</text:p>
          </table:table-cell>
          <table:table-cell table:formula="of:=IF(OR([.N428]&lt;[.N$549];[.N428]&gt;[.N$550]);&quot;&quot;;[.N428])" office:value-type="float" office:value="0.489521760921684" calcext:value-type="float">
            <text:p>0,4895217609</text:p>
          </table:table-cell>
          <table:table-cell table:formula="of:=IF(OR([.O428]&lt;[.O$549];[.O428]&gt;[.O$550]);&quot;&quot;;[.O428])" office:value-type="float" office:value="0.0000171972343307781" calcext:value-type="float">
            <text:p>1,71972343307781E-005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227889225035004" calcext:value-type="float">
            <text:p>0,0227889225</text:p>
          </table:table-cell>
          <table:table-cell table:formula="of:=IF(OR([.T428]&lt;[.T$549];[.T428]&gt;[.T$550]);&quot;&quot;;[.T428])">
            <text:p/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8994022995624" calcext:value-type="float">
            <text:p>0,0002899402</text:p>
          </table:table-cell>
          <table:table-cell table:formula="of:=IF(OR([.D429]&lt;[.D$549];[.D429]&gt;[.D$550]);&quot;&quot;;[.D429])" office:value-type="float" office:value="0.00260374521359022" calcext:value-type="float">
            <text:p>0,002603745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>
            <text:p/>
          </table:table-cell>
          <table:table-cell table:formula="of:=IF(OR([.I429]&lt;[.I$549];[.I429]&gt;[.I$550]);&quot;&quot;;[.I429])" office:value-type="float" office:value="0.0402274496188801" calcext:value-type="float">
            <text:p>0,0402274496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>
            <text:p/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 office:value-type="float" office:value="0.000266856416959026" calcext:value-type="float">
            <text:p>0,0002668564</text:p>
          </table:table-cell>
          <table:table-cell table:formula="of:=IF(OR([.N429]&lt;[.N$549];[.N429]&gt;[.N$550]);&quot;&quot;;[.N429])" office:value-type="float" office:value="0.5083253722565" calcext:value-type="float">
            <text:p>0,5083253723</text:p>
          </table:table-cell>
          <table:table-cell table:formula="of:=IF(OR([.O429]&lt;[.O$549];[.O429]&gt;[.O$550]);&quot;&quot;;[.O429])" office:value-type="float" office:value="0.0000177718136954664" calcext:value-type="float">
            <text:p>1,77718136954664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220354365358097" calcext:value-type="float">
            <text:p>0,0220354365</text:p>
          </table:table-cell>
          <table:table-cell table:formula="of:=IF(OR([.T429]&lt;[.T$549];[.T429]&gt;[.T$550]);&quot;&quot;;[.T429])">
            <text:p/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37496889382116" calcext:value-type="float">
            <text:p>0,0003374969</text:p>
          </table:table-cell>
          <table:table-cell table:formula="of:=IF(OR([.D430]&lt;[.D$549];[.D430]&gt;[.D$550]);&quot;&quot;;[.D430])" office:value-type="float" office:value="0.00322645927369241" calcext:value-type="float">
            <text:p>0,0032264593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>
            <text:p/>
          </table:table-cell>
          <table:table-cell table:formula="of:=IF(OR([.I430]&lt;[.I$549];[.I430]&gt;[.I$550]);&quot;&quot;;[.I430])" office:value-type="float" office:value="0.0393493338176982" calcext:value-type="float">
            <text:p>0,0393493338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>
            <text:p/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 office:value-type="float" office:value="0.000211775629569997" calcext:value-type="float">
            <text:p>0,0002117756</text:p>
          </table:table-cell>
          <table:table-cell table:formula="of:=IF(OR([.N430]&lt;[.N$549];[.N430]&gt;[.N$550]);&quot;&quot;;[.N430])" office:value-type="float" office:value="0.486132974524871" calcext:value-type="float">
            <text:p>0,4861329745</text:p>
          </table:table-cell>
          <table:table-cell table:formula="of:=IF(OR([.O430]&lt;[.O$549];[.O430]&gt;[.O$550]);&quot;&quot;;[.O430])" office:value-type="float" office:value="0.0000237599311034363" calcext:value-type="float">
            <text:p>2,37599311034363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204250780323778" calcext:value-type="float">
            <text:p>0,020425078</text:p>
          </table:table-cell>
          <table:table-cell table:formula="of:=IF(OR([.T430]&lt;[.T$549];[.T430]&gt;[.T$550]);&quot;&quot;;[.T430])">
            <text:p/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17606115476201" calcext:value-type="float">
            <text:p>0,0002176061</text:p>
          </table:table-cell>
          <table:table-cell table:formula="of:=IF(OR([.D431]&lt;[.D$549];[.D431]&gt;[.D$550]);&quot;&quot;;[.D431])" office:value-type="float" office:value="0.00320309975730728" calcext:value-type="float">
            <text:p>0,0032030998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>
            <text:p/>
          </table:table-cell>
          <table:table-cell table:formula="of:=IF(OR([.I431]&lt;[.I$549];[.I431]&gt;[.I$550]);&quot;&quot;;[.I431])" office:value-type="float" office:value="0.039786264536756" calcext:value-type="float">
            <text:p>0,0397862645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>
            <text:p/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178206457176273" calcext:value-type="float">
            <text:p>0,0001782065</text:p>
          </table:table-cell>
          <table:table-cell table:formula="of:=IF(OR([.N431]&lt;[.N$549];[.N431]&gt;[.N$550]);&quot;&quot;;[.N431])" office:value-type="float" office:value="0.490547218415056" calcext:value-type="float">
            <text:p>0,4905472184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173899235709823" calcext:value-type="float">
            <text:p>0,0173899236</text:p>
          </table:table-cell>
          <table:table-cell table:formula="of:=IF(OR([.T431]&lt;[.T$549];[.T431]&gt;[.T$550]);&quot;&quot;;[.T431])">
            <text:p/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277252587815997" calcext:value-type="float">
            <text:p>0,0002772526</text:p>
          </table:table-cell>
          <table:table-cell table:formula="of:=IF(OR([.D432]&lt;[.D$549];[.D432]&gt;[.D$550]);&quot;&quot;;[.D432])" office:value-type="float" office:value="0.00249028622869793" calcext:value-type="float">
            <text:p>0,0024902862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>
            <text:p/>
          </table:table-cell>
          <table:table-cell table:formula="of:=IF(OR([.I432]&lt;[.I$549];[.I432]&gt;[.I$550]);&quot;&quot;;[.I432])" office:value-type="float" office:value="0.0428284247639429" calcext:value-type="float">
            <text:p>0,0428284248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>
            <text:p/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24849853894115" calcext:value-type="float">
            <text:p>0,0002484985</text:p>
          </table:table-cell>
          <table:table-cell table:formula="of:=IF(OR([.N432]&lt;[.N$549];[.N432]&gt;[.N$550]);&quot;&quot;;[.N432])" office:value-type="float" office:value="0.478860049304081" calcext:value-type="float">
            <text:p>0,4788600493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 office:value-type="float" office:value="0.0152724590335084" calcext:value-type="float">
            <text:p>0,015272459</text:p>
          </table:table-cell>
          <table:table-cell table:formula="of:=IF(OR([.T432]&lt;[.T$549];[.T432]&gt;[.T$550]);&quot;&quot;;[.T432])" office:value-type="float" office:value="0.0000394458550678036" calcext:value-type="float">
            <text:p>3,94458550678036E-005</text:p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11305398853096" calcext:value-type="float">
            <text:p>0,0003113054</text:p>
          </table:table-cell>
          <table:table-cell table:formula="of:=IF(OR([.D433]&lt;[.D$549];[.D433]&gt;[.D$550]);&quot;&quot;;[.D433])" office:value-type="float" office:value="0.00329128649661074" calcext:value-type="float">
            <text:p>0,0032912865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>
            <text:p/>
          </table:table-cell>
          <table:table-cell table:formula="of:=IF(OR([.I433]&lt;[.I$549];[.I433]&gt;[.I$550]);&quot;&quot;;[.I433])" office:value-type="float" office:value="0.0423650319192782" calcext:value-type="float">
            <text:p>0,0423650319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>
            <text:p/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77644688027049" calcext:value-type="float">
            <text:p>0,0001776447</text:p>
          </table:table-cell>
          <table:table-cell table:formula="of:=IF(OR([.N433]&lt;[.N$549];[.N433]&gt;[.N$550]);&quot;&quot;;[.N433])" office:value-type="float" office:value="0.478374643652035" calcext:value-type="float">
            <text:p>0,4783746437</text:p>
          </table:table-cell>
          <table:table-cell table:formula="of:=IF(OR([.O433]&lt;[.O$549];[.O433]&gt;[.O$550]);&quot;&quot;;[.O433])" office:value-type="float" office:value="0.0000208197660534972" calcext:value-type="float">
            <text:p>2,08197660534972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148944920762096" calcext:value-type="float">
            <text:p>0,0148944921</text:p>
          </table:table-cell>
          <table:table-cell table:formula="of:=IF(OR([.T433]&lt;[.T$549];[.T433]&gt;[.T$550]);&quot;&quot;;[.T433])">
            <text:p/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377002732117175" calcext:value-type="float">
            <text:p>0,0003770027</text:p>
          </table:table-cell>
          <table:table-cell table:formula="of:=IF(OR([.D434]&lt;[.D$549];[.D434]&gt;[.D$550]);&quot;&quot;;[.D434])" office:value-type="float" office:value="0.00333848166661373" calcext:value-type="float">
            <text:p>0,0033384817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>
            <text:p/>
          </table:table-cell>
          <table:table-cell table:formula="of:=IF(OR([.I434]&lt;[.I$549];[.I434]&gt;[.I$550]);&quot;&quot;;[.I434])" office:value-type="float" office:value="0.0452370484842486" calcext:value-type="float">
            <text:p>0,0452370485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>
            <text:p/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263666879423583" calcext:value-type="float">
            <text:p>0,0002636669</text:p>
          </table:table-cell>
          <table:table-cell table:formula="of:=IF(OR([.N434]&lt;[.N$549];[.N434]&gt;[.N$550]);&quot;&quot;;[.N434])" office:value-type="float" office:value="0.483237522003063" calcext:value-type="float">
            <text:p>0,483237522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136033875654436" calcext:value-type="float">
            <text:p>0,0136033876</text:p>
          </table:table-cell>
          <table:table-cell table:formula="of:=IF(OR([.T434]&lt;[.T$549];[.T434]&gt;[.T$550]);&quot;&quot;;[.T434])" office:value-type="float" office:value="0.0000479807162516673" calcext:value-type="float">
            <text:p>4,79807162516673E-005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28697746398106" calcext:value-type="float">
            <text:p>0,0002869775</text:p>
          </table:table-cell>
          <table:table-cell table:formula="of:=IF(OR([.D435]&lt;[.D$549];[.D435]&gt;[.D$550]);&quot;&quot;;[.D435])" office:value-type="float" office:value="0.00262774901807769" calcext:value-type="float">
            <text:p>0,002627749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>
            <text:p/>
          </table:table-cell>
          <table:table-cell table:formula="of:=IF(OR([.I435]&lt;[.I$549];[.I435]&gt;[.I$550]);&quot;&quot;;[.I435])" office:value-type="float" office:value="0.0459569924922393" calcext:value-type="float">
            <text:p>0,0459569925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>
            <text:p/>
          </table:table-cell>
          <table:table-cell table:formula="of:=IF(OR([.L435]&lt;[.L$549];[.L435]&gt;[.L$550]);&quot;&quot;;[.L435])" office:value-type="float" office:value="0.000173636265120288" calcext:value-type="float">
            <text:p>0,0001736363</text:p>
          </table:table-cell>
          <table:table-cell table:formula="of:=IF(OR([.M435]&lt;[.M$549];[.M435]&gt;[.M$550]);&quot;&quot;;[.M435])" office:value-type="float" office:value="0.000250944134863473" calcext:value-type="float">
            <text:p>0,0002509441</text:p>
          </table:table-cell>
          <table:table-cell table:formula="of:=IF(OR([.N435]&lt;[.N$549];[.N435]&gt;[.N$550]);&quot;&quot;;[.N435])" office:value-type="float" office:value="0.484984531346189" calcext:value-type="float">
            <text:p>0,4849845313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 office:value-type="float" office:value="0.0153434001273375" calcext:value-type="float">
            <text:p>0,0153434001</text:p>
          </table:table-cell>
          <table:table-cell table:formula="of:=IF(OR([.T435]&lt;[.T$549];[.T435]&gt;[.T$550]);&quot;&quot;;[.T435])">
            <text:p/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68575732139214" calcext:value-type="float">
            <text:p>0,0002685757</text:p>
          </table:table-cell>
          <table:table-cell table:formula="of:=IF(OR([.D436]&lt;[.D$549];[.D436]&gt;[.D$550]);&quot;&quot;;[.D436])" office:value-type="float" office:value="0.00323825520179451" calcext:value-type="float">
            <text:p>0,0032382552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>
            <text:p/>
          </table:table-cell>
          <table:table-cell table:formula="of:=IF(OR([.I436]&lt;[.I$549];[.I436]&gt;[.I$550]);&quot;&quot;;[.I436])" office:value-type="float" office:value="0.0460754758668427" calcext:value-type="float">
            <text:p>0,0460754759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>
            <text:p/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250263597561878" calcext:value-type="float">
            <text:p>0,0002502636</text:p>
          </table:table-cell>
          <table:table-cell table:formula="of:=IF(OR([.N436]&lt;[.N$549];[.N436]&gt;[.N$550]);&quot;&quot;;[.N436])" office:value-type="float" office:value="0.479968552355418" calcext:value-type="float">
            <text:p>0,4799685524</text:p>
          </table:table-cell>
          <table:table-cell table:formula="of:=IF(OR([.O436]&lt;[.O$549];[.O436]&gt;[.O$550]);&quot;&quot;;[.O436])" office:value-type="float" office:value="0.0000238467973599833" calcext:value-type="float">
            <text:p>2,38467973599833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168510172276433" calcext:value-type="float">
            <text:p>0,0168510172</text:p>
          </table:table-cell>
          <table:table-cell table:formula="of:=IF(OR([.T436]&lt;[.T$549];[.T436]&gt;[.T$550]);&quot;&quot;;[.T436])">
            <text:p/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262954505618671" calcext:value-type="float">
            <text:p>0,0002629545</text:p>
          </table:table-cell>
          <table:table-cell table:formula="of:=IF(OR([.D437]&lt;[.D$549];[.D437]&gt;[.D$550]);&quot;&quot;;[.D437])" office:value-type="float" office:value="0.00330348903630504" calcext:value-type="float">
            <text:p>0,003303489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>
            <text:p/>
          </table:table-cell>
          <table:table-cell table:formula="of:=IF(OR([.I437]&lt;[.I$549];[.I437]&gt;[.I$550]);&quot;&quot;;[.I437])" office:value-type="float" office:value="0.0477481242014898" calcext:value-type="float">
            <text:p>0,0477481242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>
            <text:p/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227808377822891" calcext:value-type="float">
            <text:p>0,0002278084</text:p>
          </table:table-cell>
          <table:table-cell table:formula="of:=IF(OR([.N437]&lt;[.N$549];[.N437]&gt;[.N$550]);&quot;&quot;;[.N437])" office:value-type="float" office:value="0.467070990519896" calcext:value-type="float">
            <text:p>0,4670709905</text:p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179274820333688" calcext:value-type="float">
            <text:p>0,017927482</text:p>
          </table:table-cell>
          <table:table-cell table:formula="of:=IF(OR([.T437]&lt;[.T$549];[.T437]&gt;[.T$550]);&quot;&quot;;[.T437])">
            <text:p/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258709684016653" calcext:value-type="float">
            <text:p>0,0002587097</text:p>
          </table:table-cell>
          <table:table-cell table:formula="of:=IF(OR([.D438]&lt;[.D$549];[.D438]&gt;[.D$550]);&quot;&quot;;[.D438])" office:value-type="float" office:value="0.00325016147840546" calcext:value-type="float">
            <text:p>0,0032501615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>
            <text:p/>
          </table:table-cell>
          <table:table-cell table:formula="of:=IF(OR([.I438]&lt;[.I$549];[.I438]&gt;[.I$550]);&quot;&quot;;[.I438])" office:value-type="float" office:value="0.049181926554569" calcext:value-type="float">
            <text:p>0,0491819266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>
            <text:p/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64571460661484" calcext:value-type="float">
            <text:p>0,0001645715</text:p>
          </table:table-cell>
          <table:table-cell table:formula="of:=IF(OR([.N438]&lt;[.N$549];[.N438]&gt;[.N$550]);&quot;&quot;;[.N438])" office:value-type="float" office:value="0.484338992505019" calcext:value-type="float">
            <text:p>0,4843389925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191102753318605" calcext:value-type="float">
            <text:p>0,0191102753</text:p>
          </table:table-cell>
          <table:table-cell table:formula="of:=IF(OR([.T438]&lt;[.T$549];[.T438]&gt;[.T$550]);&quot;&quot;;[.T438])">
            <text:p/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250496518334732" calcext:value-type="float">
            <text:p>0,0002504965</text:p>
          </table:table-cell>
          <table:table-cell table:formula="of:=IF(OR([.D439]&lt;[.D$549];[.D439]&gt;[.D$550]);&quot;&quot;;[.D439])" office:value-type="float" office:value="0.00249030431731861" calcext:value-type="float">
            <text:p>0,0024903043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>
            <text:p/>
          </table:table-cell>
          <table:table-cell table:formula="of:=IF(OR([.I439]&lt;[.I$549];[.I439]&gt;[.I$550]);&quot;&quot;;[.I439])" office:value-type="float" office:value="0.0501022078002443" calcext:value-type="float">
            <text:p>0,0501022078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>
            <text:p/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228391724427152" calcext:value-type="float">
            <text:p>0,0002283917</text:p>
          </table:table-cell>
          <table:table-cell table:formula="of:=IF(OR([.N439]&lt;[.N$549];[.N439]&gt;[.N$550]);&quot;&quot;;[.N439])" office:value-type="float" office:value="0.454177299661152" calcext:value-type="float">
            <text:p>0,4541772997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167214587604426" calcext:value-type="float">
            <text:p>0,0167214588</text:p>
          </table:table-cell>
          <table:table-cell table:formula="of:=IF(OR([.T439]&lt;[.T$549];[.T439]&gt;[.T$550]);&quot;&quot;;[.T439])">
            <text:p/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347134873472942" calcext:value-type="float">
            <text:p>0,0003471349</text:p>
          </table:table-cell>
          <table:table-cell table:formula="of:=IF(OR([.D440]&lt;[.D$549];[.D440]&gt;[.D$550]);&quot;&quot;;[.D440])" office:value-type="float" office:value="0.00354433678429066" calcext:value-type="float">
            <text:p>0,0035443368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float" office:value="0.000180755096114905" calcext:value-type="float">
            <text:p>0,0001807551</text:p>
          </table:table-cell>
          <table:table-cell table:formula="of:=IF(OR([.I440]&lt;[.I$549];[.I440]&gt;[.I$550]);&quot;&quot;;[.I440])" office:value-type="float" office:value="0.0520280177833219" calcext:value-type="float">
            <text:p>0,0520280178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>
            <text:p/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214856914753189" calcext:value-type="float">
            <text:p>0,0002148569</text:p>
          </table:table-cell>
          <table:table-cell table:formula="of:=IF(OR([.N440]&lt;[.N$549];[.N440]&gt;[.N$550]);&quot;&quot;;[.N440])" office:value-type="float" office:value="0.479742367789594" calcext:value-type="float">
            <text:p>0,4797423678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160396538567512" calcext:value-type="float">
            <text:p>0,0160396539</text:p>
          </table:table-cell>
          <table:table-cell table:formula="of:=IF(OR([.T440]&lt;[.T$549];[.T440]&gt;[.T$550]);&quot;&quot;;[.T440])">
            <text:p/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330402829178192" calcext:value-type="float">
            <text:p>0,0003304028</text:p>
          </table:table-cell>
          <table:table-cell table:formula="of:=IF(OR([.D441]&lt;[.D$549];[.D441]&gt;[.D$550]);&quot;&quot;;[.D441])" office:value-type="float" office:value="0.00337407063649944" calcext:value-type="float">
            <text:p>0,0033740706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>
            <text:p/>
          </table:table-cell>
          <table:table-cell table:formula="of:=IF(OR([.I441]&lt;[.I$549];[.I441]&gt;[.I$550]);&quot;&quot;;[.I441])" office:value-type="float" office:value="0.0510493427227353" calcext:value-type="float">
            <text:p>0,0510493427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>
            <text:p/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65296009592466" calcext:value-type="float">
            <text:p>0,000165296</text:p>
          </table:table-cell>
          <table:table-cell table:formula="of:=IF(OR([.N441]&lt;[.N$549];[.N441]&gt;[.N$550]);&quot;&quot;;[.N441])" office:value-type="float" office:value="0.461663094093671" calcext:value-type="float">
            <text:p>0,4616630941</text:p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167974169313803" calcext:value-type="float">
            <text:p>0,0167974169</text:p>
          </table:table-cell>
          <table:table-cell table:formula="of:=IF(OR([.T441]&lt;[.T$549];[.T441]&gt;[.T$550]);&quot;&quot;;[.T441])" office:value-type="float" office:value="0.0000414571361065631" calcext:value-type="float">
            <text:p>4,14571361065631E-005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336071280259602" calcext:value-type="float">
            <text:p>0,0003360713</text:p>
          </table:table-cell>
          <table:table-cell table:formula="of:=IF(OR([.D442]&lt;[.D$549];[.D442]&gt;[.D$550]);&quot;&quot;;[.D442])" office:value-type="float" office:value="0.00270444831046006" calcext:value-type="float">
            <text:p>0,0027044483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>
            <text:p/>
          </table:table-cell>
          <table:table-cell table:formula="of:=IF(OR([.I442]&lt;[.I$549];[.I442]&gt;[.I$550]);&quot;&quot;;[.I442])" office:value-type="float" office:value="0.0512478432562331" calcext:value-type="float">
            <text:p>0,0512478433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>
            <text:p/>
          </table:table-cell>
          <table:table-cell table:formula="of:=IF(OR([.L442]&lt;[.L$549];[.L442]&gt;[.L$550]);&quot;&quot;;[.L442])" office:value-type="float" office:value="0.00014230809416727" calcext:value-type="float">
            <text:p>0,0001423081</text:p>
          </table:table-cell>
          <table:table-cell table:formula="of:=IF(OR([.M442]&lt;[.M$549];[.M442]&gt;[.M$550]);&quot;&quot;;[.M442])" office:value-type="float" office:value="0.000240752118143385" calcext:value-type="float">
            <text:p>0,0002407521</text:p>
          </table:table-cell>
          <table:table-cell table:formula="of:=IF(OR([.N442]&lt;[.N$549];[.N442]&gt;[.N$550]);&quot;&quot;;[.N442])" office:value-type="float" office:value="0.494797166630475" calcext:value-type="float">
            <text:p>0,4947971666</text:p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236823129998379" calcext:value-type="float">
            <text:p>0,023682313</text:p>
          </table:table-cell>
          <table:table-cell table:formula="of:=IF(OR([.T442]&lt;[.T$549];[.T442]&gt;[.T$550]);&quot;&quot;;[.T442])" office:value-type="float" office:value="0.0000544965758002998" calcext:value-type="float">
            <text:p>5,44965758002998E-005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317241759338122" calcext:value-type="float">
            <text:p>0,0003172418</text:p>
          </table:table-cell>
          <table:table-cell table:formula="of:=IF(OR([.D443]&lt;[.D$549];[.D443]&gt;[.D$550]);&quot;&quot;;[.D443])" office:value-type="float" office:value="0.00329615180509329" calcext:value-type="float">
            <text:p>0,0032961518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>
            <text:p/>
          </table:table-cell>
          <table:table-cell table:formula="of:=IF(OR([.I443]&lt;[.I$549];[.I443]&gt;[.I$550]);&quot;&quot;;[.I443])" office:value-type="float" office:value="0.0476420729861403" calcext:value-type="float">
            <text:p>0,047642073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>
            <text:p/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166900174262209" calcext:value-type="float">
            <text:p>0,0001669002</text:p>
          </table:table-cell>
          <table:table-cell table:formula="of:=IF(OR([.N443]&lt;[.N$549];[.N443]&gt;[.N$550]);&quot;&quot;;[.N443])" office:value-type="float" office:value="0.493871853701202" calcext:value-type="float">
            <text:p>0,4938718537</text:p>
          </table:table-cell>
          <table:table-cell table:formula="of:=IF(OR([.O443]&lt;[.O$549];[.O443]&gt;[.O$550]);&quot;&quot;;[.O443])" office:value-type="float" office:value="0.0000208505426463247" calcext:value-type="float">
            <text:p>2,08505426463247E-005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305522809730413" calcext:value-type="float">
            <text:p>0,030552281</text:p>
          </table:table-cell>
          <table:table-cell table:formula="of:=IF(OR([.T443]&lt;[.T$549];[.T443]&gt;[.T$550]);&quot;&quot;;[.T443])">
            <text:p/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3440619633531" calcext:value-type="float">
            <text:p>0,000344062</text:p>
          </table:table-cell>
          <table:table-cell table:formula="of:=IF(OR([.D444]&lt;[.D$549];[.D444]&gt;[.D$550]);&quot;&quot;;[.D444])" office:value-type="float" office:value="0.0017787709619235" calcext:value-type="float">
            <text:p>0,001778771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>
            <text:p/>
          </table:table-cell>
          <table:table-cell table:formula="of:=IF(OR([.I444]&lt;[.I$549];[.I444]&gt;[.I$550]);&quot;&quot;;[.I444])" office:value-type="float" office:value="0.0438795986091264" calcext:value-type="float">
            <text:p>0,0438795986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>
            <text:p/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80218770038435" calcext:value-type="float">
            <text:p>0,0001802188</text:p>
          </table:table-cell>
          <table:table-cell table:formula="of:=IF(OR([.N444]&lt;[.N$549];[.N444]&gt;[.N$550]);&quot;&quot;;[.N444])" office:value-type="float" office:value="0.507931209638701" calcext:value-type="float">
            <text:p>0,5079312096</text:p>
          </table:table-cell>
          <table:table-cell table:formula="of:=IF(OR([.O444]&lt;[.O$549];[.O444]&gt;[.O$550]);&quot;&quot;;[.O444])" office:value-type="float" office:value="0.0000372973094497038" calcext:value-type="float">
            <text:p>3,72973094497038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395320881039922" calcext:value-type="float">
            <text:p>0,0395320881</text:p>
          </table:table-cell>
          <table:table-cell table:formula="of:=IF(OR([.T444]&lt;[.T$549];[.T444]&gt;[.T$550]);&quot;&quot;;[.T444])">
            <text:p/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459044448987333" calcext:value-type="float">
            <text:p>0,0004590444</text:p>
          </table:table-cell>
          <table:table-cell table:formula="of:=IF(OR([.D445]&lt;[.D$549];[.D445]&gt;[.D$550]);&quot;&quot;;[.D445])" office:value-type="float" office:value="0.00325018508349005" calcext:value-type="float">
            <text:p>0,0032501851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float" office:value="0.000203714515944753" calcext:value-type="float">
            <text:p>0,0002037145</text:p>
          </table:table-cell>
          <table:table-cell table:formula="of:=IF(OR([.I445]&lt;[.I$549];[.I445]&gt;[.I$550]);&quot;&quot;;[.I445])" office:value-type="float" office:value="0.0499220574802973" calcext:value-type="float">
            <text:p>0,0499220575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>
            <text:p/>
          </table:table-cell>
          <table:table-cell table:formula="of:=IF(OR([.L445]&lt;[.L$549];[.L445]&gt;[.L$550]);&quot;&quot;;[.L445])" office:value-type="float" office:value="0.000202870795905884" calcext:value-type="float">
            <text:p>0,0002028708</text:p>
          </table:table-cell>
          <table:table-cell table:formula="of:=IF(OR([.M445]&lt;[.M$549];[.M445]&gt;[.M$550]);&quot;&quot;;[.M445])">
            <text:p/>
          </table:table-cell>
          <table:table-cell table:formula="of:=IF(OR([.N445]&lt;[.N$549];[.N445]&gt;[.N$550]);&quot;&quot;;[.N445])" office:value-type="float" office:value="0.529310385291236" calcext:value-type="float">
            <text:p>0,5293103853</text:p>
          </table:table-cell>
          <table:table-cell table:formula="of:=IF(OR([.O445]&lt;[.O$549];[.O445]&gt;[.O$550]);&quot;&quot;;[.O445])" office:value-type="float" office:value="0.0000205597699071508" calcext:value-type="float">
            <text:p>2,05597699071508E-005</text:p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374725160728499" calcext:value-type="float">
            <text:p>0,0374725161</text:p>
          </table:table-cell>
          <table:table-cell table:formula="of:=IF(OR([.T445]&lt;[.T$549];[.T445]&gt;[.T$550]);&quot;&quot;;[.T445])" office:value-type="float" office:value="0.0000872642761801046" calcext:value-type="float">
            <text:p>8,72642761801046E-005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73612942968672" calcext:value-type="float">
            <text:p>0,0003736129</text:p>
          </table:table-cell>
          <table:table-cell table:formula="of:=IF(OR([.D446]&lt;[.D$549];[.D446]&gt;[.D$550]);&quot;&quot;;[.D446])" office:value-type="float" office:value="0.00256290082771238" calcext:value-type="float">
            <text:p>0,0025629008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>
            <text:p/>
          </table:table-cell>
          <table:table-cell table:formula="of:=IF(OR([.I446]&lt;[.I$549];[.I446]&gt;[.I$550]);&quot;&quot;;[.I446])" office:value-type="float" office:value="0.0515553225044692" calcext:value-type="float">
            <text:p>0,0515553225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>
            <text:p/>
          </table:table-cell>
          <table:table-cell table:formula="of:=IF(OR([.L446]&lt;[.L$549];[.L446]&gt;[.L$550]);&quot;&quot;;[.L446])" office:value-type="float" office:value="0.000141785620595132" calcext:value-type="float">
            <text:p>0,0001417856</text:p>
          </table:table-cell>
          <table:table-cell table:formula="of:=IF(OR([.M446]&lt;[.M$549];[.M446]&gt;[.M$550]);&quot;&quot;;[.M446])" office:value-type="float" office:value="0.000266737805909296" calcext:value-type="float">
            <text:p>0,0002667378</text:p>
          </table:table-cell>
          <table:table-cell table:formula="of:=IF(OR([.N446]&lt;[.N$549];[.N446]&gt;[.N$550]);&quot;&quot;;[.N446])" office:value-type="float" office:value="0.516081423889859" calcext:value-type="float">
            <text:p>0,5160814239</text:p>
          </table:table-cell>
          <table:table-cell table:formula="of:=IF(OR([.O446]&lt;[.O$549];[.O446]&gt;[.O$550]);&quot;&quot;;[.O446])" office:value-type="float" office:value="0.0000174930311123865" calcext:value-type="float">
            <text:p>0,000017493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float" office:value="0.000096160140193796" calcext:value-type="float">
            <text:p>9,6160140193796E-005</text:p>
          </table:table-cell>
          <table:table-cell table:formula="of:=IF(OR([.S446]&lt;[.S$549];[.S446]&gt;[.S$550]);&quot;&quot;;[.S446])" office:value-type="float" office:value="0.0374063185831513" calcext:value-type="float">
            <text:p>0,0374063186</text:p>
          </table:table-cell>
          <table:table-cell table:formula="of:=IF(OR([.T446]&lt;[.T$549];[.T446]&gt;[.T$550]);&quot;&quot;;[.T446])" office:value-type="float" office:value="0.0000681616713081028" calcext:value-type="float">
            <text:p>6,81616713081028E-005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398034455607097" calcext:value-type="float">
            <text:p>0,0003980345</text:p>
          </table:table-cell>
          <table:table-cell table:formula="of:=IF(OR([.D447]&lt;[.D$549];[.D447]&gt;[.D$550]);&quot;&quot;;[.D447])">
            <text:p/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>
            <text:p/>
          </table:table-cell>
          <table:table-cell table:formula="of:=IF(OR([.I447]&lt;[.I$549];[.I447]&gt;[.I$550]);&quot;&quot;;[.I447])" office:value-type="float" office:value="0.054115592288714" calcext:value-type="float">
            <text:p>0,0541155923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>
            <text:p/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235053567723798" calcext:value-type="float">
            <text:p>0,0002350536</text:p>
          </table:table-cell>
          <table:table-cell table:formula="of:=IF(OR([.N447]&lt;[.N$549];[.N447]&gt;[.N$550]);&quot;&quot;;[.N447])" office:value-type="float" office:value="0.526669086139225" calcext:value-type="float">
            <text:p>0,5266690861</text:p>
          </table:table-cell>
          <table:table-cell table:formula="of:=IF(OR([.O447]&lt;[.O$549];[.O447]&gt;[.O$550]);&quot;&quot;;[.O447])" office:value-type="float" office:value="0.0000210543188639266" calcext:value-type="float">
            <text:p>2,10543188639266E-005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float" office:value="0.0000469160174947151" calcext:value-type="float">
            <text:p>0,000046916</text:p>
          </table:table-cell>
          <table:table-cell table:formula="of:=IF(OR([.S447]&lt;[.S$549];[.S447]&gt;[.S$550]);&quot;&quot;;[.S447])" office:value-type="float" office:value="0.0361162232961891" calcext:value-type="float">
            <text:p>0,0361162233</text:p>
          </table:table-cell>
          <table:table-cell table:formula="of:=IF(OR([.T447]&lt;[.T$549];[.T447]&gt;[.T$550]);&quot;&quot;;[.T447])">
            <text:p/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379700997516205" calcext:value-type="float">
            <text:p>0,000379701</text:p>
          </table:table-cell>
          <table:table-cell table:formula="of:=IF(OR([.D448]&lt;[.D$549];[.D448]&gt;[.D$550]);&quot;&quot;;[.D448])" office:value-type="float" office:value="0.00245990218120968" calcext:value-type="float">
            <text:p>0,0024599022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>
            <text:p/>
          </table:table-cell>
          <table:table-cell table:formula="of:=IF(OR([.I448]&lt;[.I$549];[.I448]&gt;[.I$550]);&quot;&quot;;[.I448])" office:value-type="float" office:value="0.0559381270639775" calcext:value-type="float">
            <text:p>0,0559381271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>
            <text:p/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87328039589512" calcext:value-type="float">
            <text:p>0,000187328</text:p>
          </table:table-cell>
          <table:table-cell table:formula="of:=IF(OR([.N448]&lt;[.N$549];[.N448]&gt;[.N$550]);&quot;&quot;;[.N448])" office:value-type="float" office:value="0.513952077773358" calcext:value-type="float">
            <text:p>0,5139520778</text:p>
          </table:table-cell>
          <table:table-cell table:formula="of:=IF(OR([.O448]&lt;[.O$549];[.O448]&gt;[.O$550]);&quot;&quot;;[.O448])" office:value-type="float" office:value="0.0000200873480458232" calcext:value-type="float">
            <text:p>2,00873480458232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float" office:value="0.0000790535406104089" calcext:value-type="float">
            <text:p>7,90535406104089E-005</text:p>
          </table:table-cell>
          <table:table-cell table:formula="of:=IF(OR([.S448]&lt;[.S$549];[.S448]&gt;[.S$550]);&quot;&quot;;[.S448])" office:value-type="float" office:value="0.0351802731004882" calcext:value-type="float">
            <text:p>0,0351802731</text:p>
          </table:table-cell>
          <table:table-cell table:formula="of:=IF(OR([.T448]&lt;[.T$549];[.T448]&gt;[.T$550]);&quot;&quot;;[.T448])" office:value-type="float" office:value="0.0000495687956619928" calcext:value-type="float">
            <text:p>4,95687956619928E-005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423827700239803" calcext:value-type="float">
            <text:p>0,0004238277</text:p>
          </table:table-cell>
          <table:table-cell table:formula="of:=IF(OR([.D449]&lt;[.D$549];[.D449]&gt;[.D$550]);&quot;&quot;;[.D449])" office:value-type="float" office:value="0.00331342940245923" calcext:value-type="float">
            <text:p>0,0033134294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>
            <text:p/>
          </table:table-cell>
          <table:table-cell table:formula="of:=IF(OR([.I449]&lt;[.I$549];[.I449]&gt;[.I$550]);&quot;&quot;;[.I449])" office:value-type="float" office:value="0.0576211005957555" calcext:value-type="float">
            <text:p>0,0576211006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>
            <text:p/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278202943852308" calcext:value-type="float">
            <text:p>0,0002782029</text:p>
          </table:table-cell>
          <table:table-cell table:formula="of:=IF(OR([.N449]&lt;[.N$549];[.N449]&gt;[.N$550]);&quot;&quot;;[.N449])" office:value-type="float" office:value="0.631552872338738" calcext:value-type="float">
            <text:p>0,6315528723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367083176315193" calcext:value-type="float">
            <text:p>0,0367083176</text:p>
          </table:table-cell>
          <table:table-cell table:formula="of:=IF(OR([.T449]&lt;[.T$549];[.T449]&gt;[.T$550]);&quot;&quot;;[.T449])">
            <text:p/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417991815889423" calcext:value-type="float">
            <text:p>0,0004179918</text:p>
          </table:table-cell>
          <table:table-cell table:formula="of:=IF(OR([.D450]&lt;[.D$549];[.D450]&gt;[.D$550]);&quot;&quot;;[.D450])" office:value-type="float" office:value="0.00174930775334442" calcext:value-type="float">
            <text:p>0,0017493078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>
            <text:p/>
          </table:table-cell>
          <table:table-cell table:formula="of:=IF(OR([.I450]&lt;[.I$549];[.I450]&gt;[.I$550]);&quot;&quot;;[.I450])" office:value-type="float" office:value="0.0575348363715247" calcext:value-type="float">
            <text:p>0,0575348364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>
            <text:p/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14532922204323" calcext:value-type="float">
            <text:p>0,0001453292</text:p>
          </table:table-cell>
          <table:table-cell table:formula="of:=IF(OR([.N450]&lt;[.N$549];[.N450]&gt;[.N$550]);&quot;&quot;;[.N450])" office:value-type="float" office:value="0.542803850688675" calcext:value-type="float">
            <text:p>0,5428038507</text:p>
          </table:table-cell>
          <table:table-cell table:formula="of:=IF(OR([.O450]&lt;[.O$549];[.O450]&gt;[.O$550]);&quot;&quot;;[.O450])" office:value-type="float" office:value="0.0000234521444145487" calcext:value-type="float">
            <text:p>2,34521444145487E-005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float" office:value="0.0000409222063071123" calcext:value-type="float">
            <text:p>4,09222063071123E-005</text:p>
          </table:table-cell>
          <table:table-cell table:formula="of:=IF(OR([.S450]&lt;[.S$549];[.S450]&gt;[.S$550]);&quot;&quot;;[.S450])" office:value-type="float" office:value="0.0338320727915939" calcext:value-type="float">
            <text:p>0,0338320728</text:p>
          </table:table-cell>
          <table:table-cell table:formula="of:=IF(OR([.T450]&lt;[.T$549];[.T450]&gt;[.T$550]);&quot;&quot;;[.T450])">
            <text:p/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317289817583631" calcext:value-type="float">
            <text:p>0,0003172898</text:p>
          </table:table-cell>
          <table:table-cell table:formula="of:=IF(OR([.D451]&lt;[.D$549];[.D451]&gt;[.D$550]);&quot;&quot;;[.D451])" office:value-type="float" office:value="0.00313279535569266" calcext:value-type="float">
            <text:p>0,0031327954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>
            <text:p/>
          </table:table-cell>
          <table:table-cell table:formula="of:=IF(OR([.I451]&lt;[.I$549];[.I451]&gt;[.I$550]);&quot;&quot;;[.I451])" office:value-type="float" office:value="0.0594499390751372" calcext:value-type="float">
            <text:p>0,0594499391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>
            <text:p/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1742950278469" calcext:value-type="float">
            <text:p>0,000174295</text:p>
          </table:table-cell>
          <table:table-cell table:formula="of:=IF(OR([.N451]&lt;[.N$549];[.N451]&gt;[.N$550]);&quot;&quot;;[.N451])" office:value-type="float" office:value="0.534950918708832" calcext:value-type="float">
            <text:p>0,5349509187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318761533830336" calcext:value-type="float">
            <text:p>0,0318761534</text:p>
          </table:table-cell>
          <table:table-cell table:formula="of:=IF(OR([.T451]&lt;[.T$549];[.T451]&gt;[.T$550]);&quot;&quot;;[.T451])">
            <text:p/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386124563328546" calcext:value-type="float">
            <text:p>0,0003861246</text:p>
          </table:table-cell>
          <table:table-cell table:formula="of:=IF(OR([.D452]&lt;[.D$549];[.D452]&gt;[.D$550]);&quot;&quot;;[.D452])" office:value-type="float" office:value="0.00179852381352952" calcext:value-type="float">
            <text:p>0,0017985238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>
            <text:p/>
          </table:table-cell>
          <table:table-cell table:formula="of:=IF(OR([.I452]&lt;[.I$549];[.I452]&gt;[.I$550]);&quot;&quot;;[.I452])" office:value-type="float" office:value="0.0621345173933561" calcext:value-type="float">
            <text:p>0,0621345174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>
            <text:p/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6040641804914" calcext:value-type="float">
            <text:p>0,0001604064</text:p>
          </table:table-cell>
          <table:table-cell table:formula="of:=IF(OR([.N452]&lt;[.N$549];[.N452]&gt;[.N$550]);&quot;&quot;;[.N452])" office:value-type="float" office:value="0.528642993458199" calcext:value-type="float">
            <text:p>0,5286429935</text:p>
          </table:table-cell>
          <table:table-cell table:formula="of:=IF(OR([.O452]&lt;[.O$549];[.O452]&gt;[.O$550]);&quot;&quot;;[.O452])">
            <text:p/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 office:value-type="float" office:value="0.034791295304673" calcext:value-type="float">
            <text:p>0,0347912953</text:p>
          </table:table-cell>
          <table:table-cell table:formula="of:=IF(OR([.T452]&lt;[.T$549];[.T452]&gt;[.T$550]);&quot;&quot;;[.T452])">
            <text:p/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404671900082131" calcext:value-type="float">
            <text:p>0,0004046719</text:p>
          </table:table-cell>
          <table:table-cell table:formula="of:=IF(OR([.D453]&lt;[.D$549];[.D453]&gt;[.D$550]);&quot;&quot;;[.D453])" office:value-type="float" office:value="0.00243098331181214" calcext:value-type="float">
            <text:p>0,0024309833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float" office:value="0.000183897046835524" calcext:value-type="float">
            <text:p>0,000183897</text:p>
          </table:table-cell>
          <table:table-cell table:formula="of:=IF(OR([.I453]&lt;[.I$549];[.I453]&gt;[.I$550]);&quot;&quot;;[.I453])" office:value-type="float" office:value="0.0642157593591209" calcext:value-type="float">
            <text:p>0,0642157594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>
            <text:p/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 office:value-type="float" office:value="0.000222138355141738" calcext:value-type="float">
            <text:p>0,0002221384</text:p>
          </table:table-cell>
          <table:table-cell table:formula="of:=IF(OR([.N453]&lt;[.N$549];[.N453]&gt;[.N$550]);&quot;&quot;;[.N453])" office:value-type="float" office:value="0.539950363048896" calcext:value-type="float">
            <text:p>0,539950363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 office:value-type="float" office:value="0.0374938913885135" calcext:value-type="float">
            <text:p>0,0374938914</text:p>
          </table:table-cell>
          <table:table-cell table:formula="of:=IF(OR([.T453]&lt;[.T$549];[.T453]&gt;[.T$550]);&quot;&quot;;[.T453])">
            <text:p/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39035088971421" calcext:value-type="float">
            <text:p>0,0003903509</text:p>
          </table:table-cell>
          <table:table-cell table:formula="of:=IF(OR([.D454]&lt;[.D$549];[.D454]&gt;[.D$550]);&quot;&quot;;[.D454])" office:value-type="float" office:value="0.00321939029751691" calcext:value-type="float">
            <text:p>0,0032193903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>
            <text:p/>
          </table:table-cell>
          <table:table-cell table:formula="of:=IF(OR([.I454]&lt;[.I$549];[.I454]&gt;[.I$550]);&quot;&quot;;[.I454])" office:value-type="float" office:value="0.0603677299938116" calcext:value-type="float">
            <text:p>0,06036773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>
            <text:p/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 office:value-type="float" office:value="0.000216660288294574" calcext:value-type="float">
            <text:p>0,0002166603</text:p>
          </table:table-cell>
          <table:table-cell table:formula="of:=IF(OR([.N454]&lt;[.N$549];[.N454]&gt;[.N$550]);&quot;&quot;;[.N454])" office:value-type="float" office:value="0.558492390985747" calcext:value-type="float">
            <text:p>0,558492391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 office:value-type="float" office:value="0.0363919818791609" calcext:value-type="float">
            <text:p>0,0363919819</text:p>
          </table:table-cell>
          <table:table-cell table:formula="of:=IF(OR([.T454]&lt;[.T$549];[.T454]&gt;[.T$550]);&quot;&quot;;[.T454])">
            <text:p/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>
            <text:p/>
          </table:table-cell>
          <table:table-cell table:formula="of:=IF(OR([.D455]&lt;[.D$549];[.D455]&gt;[.D$550]);&quot;&quot;;[.D455])" office:value-type="float" office:value="0.00310643455204513" calcext:value-type="float">
            <text:p>0,0031064346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string" office:string-value="" calcext:value-type="error">
            <text:p>#DIV/0 !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>
            <text:p/>
          </table:table-cell>
          <table:table-cell table:formula="of:=IF(OR([.I455]&lt;[.I$549];[.I455]&gt;[.I$550]);&quot;&quot;;[.I455])" office:value-type="float" office:value="0.064529161139388" calcext:value-type="float">
            <text:p>0,0645291611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>
            <text:p/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 office:value-type="float" office:value="0.000214271123909461" calcext:value-type="float">
            <text:p>0,0002142711</text:p>
          </table:table-cell>
          <table:table-cell table:formula="of:=IF(OR([.N455]&lt;[.N$549];[.N455]&gt;[.N$550]);&quot;&quot;;[.N455])" office:value-type="float" office:value="0.539227392156238" calcext:value-type="float">
            <text:p>0,5392273922</text:p>
          </table:table-cell>
          <table:table-cell table:formula="of:=IF(OR([.O455]&lt;[.O$549];[.O455]&gt;[.O$550]);&quot;&quot;;[.O455])">
            <text:p/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 office:value-type="float" office:value="0.0323009751787605" calcext:value-type="float">
            <text:p>0,0323009752</text:p>
          </table:table-cell>
          <table:table-cell table:formula="of:=IF(OR([.T455]&lt;[.T$549];[.T455]&gt;[.T$550]);&quot;&quot;;[.T455])">
            <text:p/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446796185854652" calcext:value-type="float">
            <text:p>0,0004467962</text:p>
          </table:table-cell>
          <table:table-cell table:formula="of:=IF(OR([.D456]&lt;[.D$549];[.D456]&gt;[.D$550]);&quot;&quot;;[.D456])" office:value-type="float" office:value="0.00305493759587997" calcext:value-type="float">
            <text:p>0,0030549376</text:p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 office:value-type="string" office:string-value="" calcext:value-type="error">
            <text:p>#DIV/0 !</text:p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>
            <text:p/>
          </table:table-cell>
          <table:table-cell table:formula="of:=IF(OR([.I456]&lt;[.I$549];[.I456]&gt;[.I$550]);&quot;&quot;;[.I456])" office:value-type="float" office:value="0.0676038188908727" calcext:value-type="float">
            <text:p>0,0676038189</text:p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>
            <text:p/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251423966566132" calcext:value-type="float">
            <text:p>0,000251424</text:p>
          </table:table-cell>
          <table:table-cell table:formula="of:=IF(OR([.N456]&lt;[.N$549];[.N456]&gt;[.N$550]);&quot;&quot;;[.N456])" office:value-type="float" office:value="0.539484205286939" calcext:value-type="float">
            <text:p>0,5394842053</text:p>
          </table:table-cell>
          <table:table-cell table:formula="of:=IF(OR([.O456]&lt;[.O$549];[.O456]&gt;[.O$550]);&quot;&quot;;[.O456])" office:value-type="float" office:value="0.0000161525465273119" calcext:value-type="float">
            <text:p>1,61525465273119E-005</text:p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303886181518651" calcext:value-type="float">
            <text:p>0,0303886182</text:p>
          </table:table-cell>
          <table:table-cell table:formula="of:=IF(OR([.T456]&lt;[.T$549];[.T456]&gt;[.T$550]);&quot;&quot;;[.T456])">
            <text:p/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46563415936413" calcext:value-type="float">
            <text:p>0,0004656342</text:p>
          </table:table-cell>
          <table:table-cell table:formula="of:=IF(OR([.D457]&lt;[.D$549];[.D457]&gt;[.D$550]);&quot;&quot;;[.D457])" office:value-type="float" office:value="0.00311301567819468" calcext:value-type="float">
            <text:p>0,0031130157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 office:value-type="string" office:string-value="" calcext:value-type="error">
            <text:p>#DIV/0 !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>
            <text:p/>
          </table:table-cell>
          <table:table-cell table:formula="of:=IF(OR([.I457]&lt;[.I$549];[.I457]&gt;[.I$550]);&quot;&quot;;[.I457])">
            <text:p/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>
            <text:p/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 office:value-type="float" office:value="0.000251031925138621" calcext:value-type="float">
            <text:p>0,0002510319</text:p>
          </table:table-cell>
          <table:table-cell table:formula="of:=IF(OR([.N457]&lt;[.N$549];[.N457]&gt;[.N$550]);&quot;&quot;;[.N457])" office:value-type="float" office:value="0.558675874411656" calcext:value-type="float">
            <text:p>0,5586758744</text:p>
          </table:table-cell>
          <table:table-cell table:formula="of:=IF(OR([.O457]&lt;[.O$549];[.O457]&gt;[.O$550]);&quot;&quot;;[.O457])">
            <text:p/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 office:value-type="float" office:value="0.0000387085668752895" calcext:value-type="float">
            <text:p>3,87085668752895E-005</text:p>
          </table:table-cell>
          <table:table-cell table:formula="of:=IF(OR([.S457]&lt;[.S$549];[.S457]&gt;[.S$550]);&quot;&quot;;[.S457])" office:value-type="float" office:value="0.0295562971610552" calcext:value-type="float">
            <text:p>0,0295562972</text:p>
          </table:table-cell>
          <table:table-cell table:formula="of:=IF(OR([.T457]&lt;[.T$549];[.T457]&gt;[.T$550]);&quot;&quot;;[.T457])">
            <text:p/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424147031780205" calcext:value-type="float">
            <text:p>0,000424147</text:p>
          </table:table-cell>
          <table:table-cell table:formula="of:=IF(OR([.D458]&lt;[.D$549];[.D458]&gt;[.D$550]);&quot;&quot;;[.D458])" office:value-type="float" office:value="0.00283565183790344" calcext:value-type="float">
            <text:p>0,0028356518</text:p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 office:value-type="string" office:string-value="" calcext:value-type="error">
            <text:p>#DIV/0 !</text:p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>
            <text:p/>
          </table:table-cell>
          <table:table-cell table:formula="of:=IF(OR([.I458]&lt;[.I$549];[.I458]&gt;[.I$550]);&quot;&quot;;[.I458])">
            <text:p/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>
            <text:p/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 office:value-type="float" office:value="0.000153052153501805" calcext:value-type="float">
            <text:p>0,0001530522</text:p>
          </table:table-cell>
          <table:table-cell table:formula="of:=IF(OR([.N458]&lt;[.N$549];[.N458]&gt;[.N$550]);&quot;&quot;;[.N458])" office:value-type="float" office:value="0.542595771707832" calcext:value-type="float">
            <text:p>0,5425957717</text:p>
          </table:table-cell>
          <table:table-cell table:formula="of:=IF(OR([.O458]&lt;[.O$549];[.O458]&gt;[.O$550]);&quot;&quot;;[.O458])">
            <text:p/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 office:value-type="float" office:value="0.0275619015135951" calcext:value-type="float">
            <text:p>0,0275619015</text:p>
          </table:table-cell>
          <table:table-cell table:formula="of:=IF(OR([.T458]&lt;[.T$549];[.T458]&gt;[.T$550]);&quot;&quot;;[.T458])">
            <text:p/>
          </table:table-cell>
          <table:table-cell table:formula="of:=IF(OR([.U458]&lt;[.U$549];[.U458]&gt;[.U$550]);&quot;&quot;;[.U458])" office:value-type="float" office:value="0.00000784399647804558" calcext:value-type="float">
            <text:p>0,000007844</text:p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>
            <text:p/>
          </table:table-cell>
          <table:table-cell table:formula="of:=IF(OR([.D459]&lt;[.D$549];[.D459]&gt;[.D$550]);&quot;&quot;;[.D459])" office:value-type="float" office:value="0.00292376226414854" calcext:value-type="float">
            <text:p>0,0029237623</text:p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 office:value-type="string" office:string-value="" calcext:value-type="error">
            <text:p>#DIV/0 !</text:p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>
            <text:p/>
          </table:table-cell>
          <table:table-cell table:formula="of:=IF(OR([.I459]&lt;[.I$549];[.I459]&gt;[.I$550]);&quot;&quot;;[.I459])">
            <text:p/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>
            <text:p/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13342322531369" calcext:value-type="float">
            <text:p>0,0001334232</text:p>
          </table:table-cell>
          <table:table-cell table:formula="of:=IF(OR([.N459]&lt;[.N$549];[.N459]&gt;[.N$550]);&quot;&quot;;[.N459])" office:value-type="float" office:value="0.555498011114129" calcext:value-type="float">
            <text:p>0,5554980111</text:p>
          </table:table-cell>
          <table:table-cell table:formula="of:=IF(OR([.O459]&lt;[.O$549];[.O459]&gt;[.O$550]);&quot;&quot;;[.O459])" office:value-type="float" office:value="0.0000154589756825637" calcext:value-type="float">
            <text:p>0,000015459</text:p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>
            <text:p/>
          </table:table-cell>
          <table:table-cell table:formula="of:=IF(OR([.S459]&lt;[.S$549];[.S459]&gt;[.S$550]);&quot;&quot;;[.S459])" office:value-type="float" office:value="0.0297426623981031" calcext:value-type="float">
            <text:p>0,0297426624</text:p>
          </table:table-cell>
          <table:table-cell table:formula="of:=IF(OR([.T459]&lt;[.T$549];[.T459]&gt;[.T$550]);&quot;&quot;;[.T459])">
            <text:p/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483298512439821" calcext:value-type="float">
            <text:p>0,0004832985</text:p>
          </table:table-cell>
          <table:table-cell table:formula="of:=IF(OR([.D460]&lt;[.D$549];[.D460]&gt;[.D$550]);&quot;&quot;;[.D460])" office:value-type="float" office:value="0.00296682601574556" calcext:value-type="float">
            <text:p>0,002966826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 office:value-type="string" office:string-value="" calcext:value-type="error">
            <text:p>#DIV/0 !</text:p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>
            <text:p/>
          </table:table-cell>
          <table:table-cell table:formula="of:=IF(OR([.I460]&lt;[.I$549];[.I460]&gt;[.I$550]);&quot;&quot;;[.I460])">
            <text:p/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>
            <text:p/>
          </table:table-cell>
          <table:table-cell table:formula="of:=IF(OR([.L460]&lt;[.L$549];[.L460]&gt;[.L$550]);&quot;&quot;;[.L460])">
            <text:p/>
          </table:table-cell>
          <table:table-cell table:formula="of:=IF(OR([.M460]&lt;[.M$549];[.M460]&gt;[.M$550]);&quot;&quot;;[.M460])" office:value-type="float" office:value="0.000297282712168654" calcext:value-type="float">
            <text:p>0,0002972827</text:p>
          </table:table-cell>
          <table:table-cell table:formula="of:=IF(OR([.N460]&lt;[.N$549];[.N460]&gt;[.N$550]);&quot;&quot;;[.N460])" office:value-type="float" office:value="0.541257082714408" calcext:value-type="float">
            <text:p>0,5412570827</text:p>
          </table:table-cell>
          <table:table-cell table:formula="of:=IF(OR([.O460]&lt;[.O$549];[.O460]&gt;[.O$550]);&quot;&quot;;[.O460])" office:value-type="float" office:value="0.0000280092685910611" calcext:value-type="float">
            <text:p>2,80092685910611E-005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 office:value-type="float" office:value="0.0000658488909078236" calcext:value-type="float">
            <text:p>6,58488909078236E-005</text:p>
          </table:table-cell>
          <table:table-cell table:formula="of:=IF(OR([.S460]&lt;[.S$549];[.S460]&gt;[.S$550]);&quot;&quot;;[.S460])" office:value-type="float" office:value="0.0342122495178275" calcext:value-type="float">
            <text:p>0,0342122495</text:p>
          </table:table-cell>
          <table:table-cell table:formula="of:=IF(OR([.T460]&lt;[.T$549];[.T460]&gt;[.T$550]);&quot;&quot;;[.T460])">
            <text:p/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>
            <text:p/>
          </table:table-cell>
          <table:table-cell table:formula="of:=IF(OR([.D461]&lt;[.D$549];[.D461]&gt;[.D$550]);&quot;&quot;;[.D461])" office:value-type="float" office:value="0.00310430460507522" calcext:value-type="float">
            <text:p>0,0031043046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 office:value-type="string" office:string-value="" calcext:value-type="error">
            <text:p>#DIV/0 !</text:p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>
            <text:p/>
          </table:table-cell>
          <table:table-cell table:formula="of:=IF(OR([.I461]&lt;[.I$549];[.I461]&gt;[.I$550]);&quot;&quot;;[.I461])">
            <text:p/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>
            <text:p/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193442854549676" calcext:value-type="float">
            <text:p>0,0001934429</text:p>
          </table:table-cell>
          <table:table-cell table:formula="of:=IF(OR([.N461]&lt;[.N$549];[.N461]&gt;[.N$550]);&quot;&quot;;[.N461])" office:value-type="float" office:value="0.551311452105162" calcext:value-type="float">
            <text:p>0,5513114521</text:p>
          </table:table-cell>
          <table:table-cell table:formula="of:=IF(OR([.O461]&lt;[.O$549];[.O461]&gt;[.O$550]);&quot;&quot;;[.O461])" office:value-type="float" office:value="0.000022860373333105" calcext:value-type="float">
            <text:p>2,2860373333105E-005</text:p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441993069464584" calcext:value-type="float">
            <text:p>0,0441993069</text:p>
          </table:table-cell>
          <table:table-cell table:formula="of:=IF(OR([.T461]&lt;[.T$549];[.T461]&gt;[.T$550]);&quot;&quot;;[.T461])">
            <text:p/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441032259541972" calcext:value-type="float">
            <text:p>0,0004410323</text:p>
          </table:table-cell>
          <table:table-cell table:formula="of:=IF(OR([.D462]&lt;[.D$549];[.D462]&gt;[.D$550]);&quot;&quot;;[.D462])" office:value-type="float" office:value="0.00315063422310226" calcext:value-type="float">
            <text:p>0,0031506342</text:p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 office:value-type="string" office:string-value="" calcext:value-type="error">
            <text:p>#DIV/0 !</text:p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float" office:value="0.000165963700961088" calcext:value-type="float">
            <text:p>0,0001659637</text:p>
          </table:table-cell>
          <table:table-cell table:formula="of:=IF(OR([.I462]&lt;[.I$549];[.I462]&gt;[.I$550]);&quot;&quot;;[.I462])" office:value-type="float" office:value="0.0732785976999649" calcext:value-type="float">
            <text:p>0,0732785977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>
            <text:p/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 office:value-type="float" office:value="0.000227788696442315" calcext:value-type="float">
            <text:p>0,0002277887</text:p>
          </table:table-cell>
          <table:table-cell table:formula="of:=IF(OR([.N462]&lt;[.N$549];[.N462]&gt;[.N$550]);&quot;&quot;;[.N462])" office:value-type="float" office:value="0.580598107267905" calcext:value-type="float">
            <text:p>0,5805981073</text:p>
          </table:table-cell>
          <table:table-cell table:formula="of:=IF(OR([.O462]&lt;[.O$549];[.O462]&gt;[.O$550]);&quot;&quot;;[.O462])" office:value-type="float" office:value="0.0000264730587064286" calcext:value-type="float">
            <text:p>2,64730587064286E-005</text:p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 office:value-type="float" office:value="0.0000391763319339449" calcext:value-type="float">
            <text:p>3,91763319339449E-005</text:p>
          </table:table-cell>
          <table:table-cell table:formula="of:=IF(OR([.S462]&lt;[.S$549];[.S462]&gt;[.S$550]);&quot;&quot;;[.S462])" office:value-type="float" office:value="0.0569644803983391" calcext:value-type="float">
            <text:p>0,0569644804</text:p>
          </table:table-cell>
          <table:table-cell table:formula="of:=IF(OR([.T462]&lt;[.T$549];[.T462]&gt;[.T$550]);&quot;&quot;;[.T462])">
            <text:p/>
          </table:table-cell>
          <table:table-cell table:formula="of:=IF(OR([.U462]&lt;[.U$549];[.U462]&gt;[.U$550]);&quot;&quot;;[.U462])">
            <text:p/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43508704823877" calcext:value-type="float">
            <text:p>0,000435087</text:p>
          </table:table-cell>
          <table:table-cell table:formula="of:=IF(OR([.D463]&lt;[.D$549];[.D463]&gt;[.D$550]);&quot;&quot;;[.D463])">
            <text:p/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 office:value-type="string" office:string-value="" calcext:value-type="error">
            <text:p>#DIV/0 !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>
            <text:p/>
          </table:table-cell>
          <table:table-cell table:formula="of:=IF(OR([.I463]&lt;[.I$549];[.I463]&gt;[.I$550]);&quot;&quot;;[.I463])" office:value-type="float" office:value="0.0734122001039777" calcext:value-type="float">
            <text:p>0,0734122001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>
            <text:p/>
          </table:table-cell>
          <table:table-cell table:formula="of:=IF(OR([.L463]&lt;[.L$549];[.L463]&gt;[.L$550]);&quot;&quot;;[.L463])">
            <text:p/>
          </table:table-cell>
          <table:table-cell table:formula="of:=IF(OR([.M463]&lt;[.M$549];[.M463]&gt;[.M$550]);&quot;&quot;;[.M463])" office:value-type="float" office:value="0.000228168268456355" calcext:value-type="float">
            <text:p>0,0002281683</text:p>
          </table:table-cell>
          <table:table-cell table:formula="of:=IF(OR([.N463]&lt;[.N$549];[.N463]&gt;[.N$550]);&quot;&quot;;[.N463])" office:value-type="float" office:value="0.659070012688166" calcext:value-type="float">
            <text:p>0,6590700127</text:p>
          </table:table-cell>
          <table:table-cell table:formula="of:=IF(OR([.O463]&lt;[.O$549];[.O463]&gt;[.O$550]);&quot;&quot;;[.O463])">
            <text:p/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655928207314965" calcext:value-type="float">
            <text:p>0,0655928207</text:p>
          </table:table-cell>
          <table:table-cell table:formula="of:=IF(OR([.T463]&lt;[.T$549];[.T463]&gt;[.T$550]);&quot;&quot;;[.T463])">
            <text:p/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401503025698428" calcext:value-type="float">
            <text:p>0,000401503</text:p>
          </table:table-cell>
          <table:table-cell table:formula="of:=IF(OR([.D464]&lt;[.D$549];[.D464]&gt;[.D$550]);&quot;&quot;;[.D464])" office:value-type="float" office:value="0.00294712193339219" calcext:value-type="float">
            <text:p>0,0029471219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 office:value-type="string" office:string-value="" calcext:value-type="error">
            <text:p>#DIV/0 !</text:p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>
            <text:p/>
          </table:table-cell>
          <table:table-cell table:formula="of:=IF(OR([.I464]&lt;[.I$549];[.I464]&gt;[.I$550]);&quot;&quot;;[.I464])" office:value-type="float" office:value="0.0732074951858471" calcext:value-type="float">
            <text:p>0,0732074952</text:p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>
            <text:p/>
          </table:table-cell>
          <table:table-cell table:formula="of:=IF(OR([.L464]&lt;[.L$549];[.L464]&gt;[.L$550]);&quot;&quot;;[.L464])">
            <text:p/>
          </table:table-cell>
          <table:table-cell table:formula="of:=IF(OR([.M464]&lt;[.M$549];[.M464]&gt;[.M$550]);&quot;&quot;;[.M464])" office:value-type="float" office:value="0.000183599148868179" calcext:value-type="float">
            <text:p>0,0001835991</text:p>
          </table:table-cell>
          <table:table-cell table:formula="of:=IF(OR([.N464]&lt;[.N$549];[.N464]&gt;[.N$550]);&quot;&quot;;[.N464])" office:value-type="float" office:value="0.587297542507827" calcext:value-type="float">
            <text:p>0,5872975425</text:p>
          </table:table-cell>
          <table:table-cell table:formula="of:=IF(OR([.O464]&lt;[.O$549];[.O464]&gt;[.O$550]);&quot;&quot;;[.O464])" office:value-type="float" office:value="0.0000186426764268443" calcext:value-type="float">
            <text:p>1,86426764268443E-005</text:p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72611284522208" calcext:value-type="float">
            <text:p>0,0726112845</text:p>
          </table:table-cell>
          <table:table-cell table:formula="of:=IF(OR([.T464]&lt;[.T$549];[.T464]&gt;[.T$550]);&quot;&quot;;[.T464])">
            <text:p/>
          </table:table-cell>
          <table:table-cell table:formula="of:=IF(OR([.U464]&lt;[.U$549];[.U464]&gt;[.U$550]);&quot;&quot;;[.U464])" office:value-type="float" office:value="0.00000815234569946046" calcext:value-type="float">
            <text:p>8,15234569946046E-006</text:p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373215247050688" calcext:value-type="float">
            <text:p>0,0003732152</text:p>
          </table:table-cell>
          <table:table-cell table:formula="of:=IF(OR([.D465]&lt;[.D$549];[.D465]&gt;[.D$550]);&quot;&quot;;[.D465])" office:value-type="float" office:value="0.00287996738916571" calcext:value-type="float">
            <text:p>0,0028799674</text:p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 office:value-type="string" office:string-value="" calcext:value-type="error">
            <text:p>#DIV/0 !</text:p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float" office:value="0.000193715944243277" calcext:value-type="float">
            <text:p>0,0001937159</text:p>
          </table:table-cell>
          <table:table-cell table:formula="of:=IF(OR([.I465]&lt;[.I$549];[.I465]&gt;[.I$550]);&quot;&quot;;[.I465])" office:value-type="float" office:value="0.0774192418958311" calcext:value-type="float">
            <text:p>0,0774192419</text:p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>
            <text:p/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 office:value-type="float" office:value="0.000246593237863173" calcext:value-type="float">
            <text:p>0,0002465932</text:p>
          </table:table-cell>
          <table:table-cell table:formula="of:=IF(OR([.N465]&lt;[.N$549];[.N465]&gt;[.N$550]);&quot;&quot;;[.N465])" office:value-type="float" office:value="0.566284020110453" calcext:value-type="float">
            <text:p>0,5662840201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637917567415305" calcext:value-type="float">
            <text:p>0,0637917567</text:p>
          </table:table-cell>
          <table:table-cell table:formula="of:=IF(OR([.T465]&lt;[.T$549];[.T465]&gt;[.T$550]);&quot;&quot;;[.T465])">
            <text:p/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>
            <text:p/>
          </table:table-cell>
          <table:table-cell table:formula="of:=IF(OR([.D466]&lt;[.D$549];[.D466]&gt;[.D$550]);&quot;&quot;;[.D466])" office:value-type="float" office:value="0.00301746277167409" calcext:value-type="float">
            <text:p>0,0030174628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string" office:string-value="" calcext:value-type="error">
            <text:p>#DIV/0 !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>
            <text:p/>
          </table:table-cell>
          <table:table-cell table:formula="of:=IF(OR([.I466]&lt;[.I$549];[.I466]&gt;[.I$550]);&quot;&quot;;[.I466])">
            <text:p/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>
            <text:p/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 office:value-type="float" office:value="0.000137749294216594" calcext:value-type="float">
            <text:p>0,0001377493</text:p>
          </table:table-cell>
          <table:table-cell table:formula="of:=IF(OR([.N466]&lt;[.N$549];[.N466]&gt;[.N$550]);&quot;&quot;;[.N466])" office:value-type="float" office:value="0.595841371241523" calcext:value-type="float">
            <text:p>0,5958413712</text:p>
          </table:table-cell>
          <table:table-cell table:formula="of:=IF(OR([.O466]&lt;[.O$549];[.O466]&gt;[.O$550]);&quot;&quot;;[.O466])" office:value-type="float" office:value="0.0000190876330717745" calcext:value-type="float">
            <text:p>1,90876330717745E-005</text:p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 office:value-type="float" office:value="0.0000400270046769401" calcext:value-type="float">
            <text:p>0,000040027</text:p>
          </table:table-cell>
          <table:table-cell table:formula="of:=IF(OR([.S466]&lt;[.S$549];[.S466]&gt;[.S$550]);&quot;&quot;;[.S466])" office:value-type="float" office:value="0.0634237617783182" calcext:value-type="float">
            <text:p>0,0634237618</text:p>
          </table:table-cell>
          <table:table-cell table:formula="of:=IF(OR([.T466]&lt;[.T$549];[.T466]&gt;[.T$550]);&quot;&quot;;[.T466])">
            <text:p/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453506056692652" calcext:value-type="float">
            <text:p>0,0004535061</text:p>
          </table:table-cell>
          <table:table-cell table:formula="of:=IF(OR([.D467]&lt;[.D$549];[.D467]&gt;[.D$550]);&quot;&quot;;[.D467])" office:value-type="float" office:value="0.00290264853794194" calcext:value-type="float">
            <text:p>0,0029026485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 office:value-type="string" office:string-value="" calcext:value-type="error">
            <text:p>#DIV/0 !</text:p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>
            <text:p/>
          </table:table-cell>
          <table:table-cell table:formula="of:=IF(OR([.I467]&lt;[.I$549];[.I467]&gt;[.I$550]);&quot;&quot;;[.I467])" office:value-type="float" office:value="0.0701533958180645" calcext:value-type="float">
            <text:p>0,0701533958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>
            <text:p/>
          </table:table-cell>
          <table:table-cell table:formula="of:=IF(OR([.L467]&lt;[.L$549];[.L467]&gt;[.L$550]);&quot;&quot;;[.L467])">
            <text:p/>
          </table:table-cell>
          <table:table-cell table:formula="of:=IF(OR([.M467]&lt;[.M$549];[.M467]&gt;[.M$550]);&quot;&quot;;[.M467])" office:value-type="float" office:value="0.000122814887071579" calcext:value-type="float">
            <text:p>0,0001228149</text:p>
          </table:table-cell>
          <table:table-cell table:formula="of:=IF(OR([.N467]&lt;[.N$549];[.N467]&gt;[.N$550]);&quot;&quot;;[.N467])" office:value-type="float" office:value="0.552724149511277" calcext:value-type="float">
            <text:p>0,5527241495</text:p>
          </table:table-cell>
          <table:table-cell table:formula="of:=IF(OR([.O467]&lt;[.O$549];[.O467]&gt;[.O$550]);&quot;&quot;;[.O467])">
            <text:p/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577268367726194" calcext:value-type="float">
            <text:p>0,0577268368</text:p>
          </table:table-cell>
          <table:table-cell table:formula="of:=IF(OR([.T467]&lt;[.T$549];[.T467]&gt;[.T$550]);&quot;&quot;;[.T467])">
            <text:p/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388080727794342" calcext:value-type="float">
            <text:p>0,0003880807</text:p>
          </table:table-cell>
          <table:table-cell table:formula="of:=IF(OR([.D468]&lt;[.D$549];[.D468]&gt;[.D$550]);&quot;&quot;;[.D468])" office:value-type="float" office:value="0.00173433431342651" calcext:value-type="float">
            <text:p>0,0017343343</text:p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 office:value-type="string" office:string-value="" calcext:value-type="error">
            <text:p>#DIV/0 !</text:p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>
            <text:p/>
          </table:table-cell>
          <table:table-cell table:formula="of:=IF(OR([.I468]&lt;[.I$549];[.I468]&gt;[.I$550]);&quot;&quot;;[.I468])" office:value-type="float" office:value="0.0627417984398597" calcext:value-type="float">
            <text:p>0,0627417984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>
            <text:p/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159822246502649" calcext:value-type="float">
            <text:p>0,0001598222</text:p>
          </table:table-cell>
          <table:table-cell table:formula="of:=IF(OR([.N468]&lt;[.N$549];[.N468]&gt;[.N$550]);&quot;&quot;;[.N468])">
            <text:p/>
          </table:table-cell>
          <table:table-cell table:formula="of:=IF(OR([.O468]&lt;[.O$549];[.O468]&gt;[.O$550]);&quot;&quot;;[.O468])">
            <text:p/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>
            <text:p/>
          </table:table-cell>
          <table:table-cell table:formula="of:=IF(OR([.S468]&lt;[.S$549];[.S468]&gt;[.S$550]);&quot;&quot;;[.S468])" office:value-type="float" office:value="0.0663651747915008" calcext:value-type="float">
            <text:p>0,0663651748</text:p>
          </table:table-cell>
          <table:table-cell table:formula="of:=IF(OR([.T468]&lt;[.T$549];[.T468]&gt;[.T$550]);&quot;&quot;;[.T468])">
            <text:p/>
          </table:table-cell>
          <table:table-cell table:formula="of:=IF(OR([.U468]&lt;[.U$549];[.U468]&gt;[.U$550]);&quot;&quot;;[.U468])" office:value-type="float" office:value="0.00000524566329704272" calcext:value-type="float">
            <text:p>5,24566329704272E-006</text:p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324546695228017" calcext:value-type="float">
            <text:p>0,0003245467</text:p>
          </table:table-cell>
          <table:table-cell table:formula="of:=IF(OR([.D469]&lt;[.D$549];[.D469]&gt;[.D$550]);&quot;&quot;;[.D469])" office:value-type="float" office:value="0.00222664498103301" calcext:value-type="float">
            <text:p>0,002226645</text:p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 office:value-type="string" office:string-value="" calcext:value-type="error">
            <text:p>#DIV/0 !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>
            <text:p/>
          </table:table-cell>
          <table:table-cell table:formula="of:=IF(OR([.I469]&lt;[.I$549];[.I469]&gt;[.I$550]);&quot;&quot;;[.I469])" office:value-type="float" office:value="0.0493319035346865" calcext:value-type="float">
            <text:p>0,0493319035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>
            <text:p/>
          </table:table-cell>
          <table:table-cell table:formula="of:=IF(OR([.L469]&lt;[.L$549];[.L469]&gt;[.L$550]);&quot;&quot;;[.L469])">
            <text:p/>
          </table:table-cell>
          <table:table-cell table:formula="of:=IF(OR([.M469]&lt;[.M$549];[.M469]&gt;[.M$550]);&quot;&quot;;[.M469])" office:value-type="float" office:value="0.000212591844688161" calcext:value-type="float">
            <text:p>0,0002125918</text:p>
          </table:table-cell>
          <table:table-cell table:formula="of:=IF(OR([.N469]&lt;[.N$549];[.N469]&gt;[.N$550]);&quot;&quot;;[.N469])" office:value-type="float" office:value="0.563258684011831" calcext:value-type="float">
            <text:p>0,563258684</text:p>
          </table:table-cell>
          <table:table-cell table:formula="of:=IF(OR([.O469]&lt;[.O$549];[.O469]&gt;[.O$550]);&quot;&quot;;[.O469])">
            <text:p/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>
            <text:p/>
          </table:table-cell>
          <table:table-cell table:formula="of:=IF(OR([.S469]&lt;[.S$549];[.S469]&gt;[.S$550]);&quot;&quot;;[.S469])" office:value-type="float" office:value="0.0623533719025106" calcext:value-type="float">
            <text:p>0,0623533719</text:p>
          </table:table-cell>
          <table:table-cell table:formula="of:=IF(OR([.T469]&lt;[.T$549];[.T469]&gt;[.T$550]);&quot;&quot;;[.T469])">
            <text:p/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329655355067925" calcext:value-type="float">
            <text:p>0,0003296554</text:p>
          </table:table-cell>
          <table:table-cell table:formula="of:=IF(OR([.D470]&lt;[.D$549];[.D470]&gt;[.D$550]);&quot;&quot;;[.D470])" office:value-type="float" office:value="0.00305493782845668" calcext:value-type="float">
            <text:p>0,0030549378</text:p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 office:value-type="string" office:string-value="" calcext:value-type="error">
            <text:p>#DIV/0 !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>
            <text:p/>
          </table:table-cell>
          <table:table-cell table:formula="of:=IF(OR([.I470]&lt;[.I$549];[.I470]&gt;[.I$550]);&quot;&quot;;[.I470])" office:value-type="float" office:value="0.0420765304286814" calcext:value-type="float">
            <text:p>0,0420765304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>
            <text:p/>
          </table:table-cell>
          <table:table-cell table:formula="of:=IF(OR([.L470]&lt;[.L$549];[.L470]&gt;[.L$550]);&quot;&quot;;[.L470])">
            <text:p/>
          </table:table-cell>
          <table:table-cell table:formula="of:=IF(OR([.M470]&lt;[.M$549];[.M470]&gt;[.M$550]);&quot;&quot;;[.M470])" office:value-type="float" office:value="0.000195442021289477" calcext:value-type="float">
            <text:p>0,000195442</text:p>
          </table:table-cell>
          <table:table-cell table:formula="of:=IF(OR([.N470]&lt;[.N$549];[.N470]&gt;[.N$550]);&quot;&quot;;[.N470])" office:value-type="float" office:value="0.544240429391818" calcext:value-type="float">
            <text:p>0,5442404294</text:p>
          </table:table-cell>
          <table:table-cell table:formula="of:=IF(OR([.O470]&lt;[.O$549];[.O470]&gt;[.O$550]);&quot;&quot;;[.O470])" office:value-type="float" office:value="0.0000256689741653322" calcext:value-type="float">
            <text:p>0,000025669</text:p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648862244925117" calcext:value-type="float">
            <text:p>0,0648862245</text:p>
          </table:table-cell>
          <table:table-cell table:formula="of:=IF(OR([.T470]&lt;[.T$549];[.T470]&gt;[.T$550]);&quot;&quot;;[.T470])">
            <text:p/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35996408410912" calcext:value-type="float">
            <text:p>0,0003599641</text:p>
          </table:table-cell>
          <table:table-cell table:formula="of:=IF(OR([.D471]&lt;[.D$549];[.D471]&gt;[.D$550]);&quot;&quot;;[.D471])" office:value-type="float" office:value="0.00219287911196137" calcext:value-type="float">
            <text:p>0,0021928791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 office:value-type="string" office:string-value="" calcext:value-type="error">
            <text:p>#DIV/0 !</text:p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float" office:value="0.000199005101292798" calcext:value-type="float">
            <text:p>0,0001990051</text:p>
          </table:table-cell>
          <table:table-cell table:formula="of:=IF(OR([.I471]&lt;[.I$549];[.I471]&gt;[.I$550]);&quot;&quot;;[.I471])" office:value-type="float" office:value="0.0365372516418523" calcext:value-type="float">
            <text:p>0,0365372516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>
            <text:p/>
          </table:table-cell>
          <table:table-cell table:formula="of:=IF(OR([.L471]&lt;[.L$549];[.L471]&gt;[.L$550]);&quot;&quot;;[.L471])">
            <text:p/>
          </table:table-cell>
          <table:table-cell table:formula="of:=IF(OR([.M471]&lt;[.M$549];[.M471]&gt;[.M$550]);&quot;&quot;;[.M471])" office:value-type="float" office:value="0.000159652950420696" calcext:value-type="float">
            <text:p>0,000159653</text:p>
          </table:table-cell>
          <table:table-cell table:formula="of:=IF(OR([.N471]&lt;[.N$549];[.N471]&gt;[.N$550]);&quot;&quot;;[.N471])" office:value-type="float" office:value="0.551625492040573" calcext:value-type="float">
            <text:p>0,551625492</text:p>
          </table:table-cell>
          <table:table-cell table:formula="of:=IF(OR([.O471]&lt;[.O$549];[.O471]&gt;[.O$550]);&quot;&quot;;[.O471])" office:value-type="float" office:value="0.0000161415460158483" calcext:value-type="float">
            <text:p>1,61415460158483E-005</text:p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>
            <text:p/>
          </table:table-cell>
          <table:table-cell table:formula="of:=IF(OR([.S471]&lt;[.S$549];[.S471]&gt;[.S$550]);&quot;&quot;;[.S471])" office:value-type="float" office:value="0.0607210027919612" calcext:value-type="float">
            <text:p>0,0607210028</text:p>
          </table:table-cell>
          <table:table-cell table:formula="of:=IF(OR([.T471]&lt;[.T$549];[.T471]&gt;[.T$550]);&quot;&quot;;[.T471])" office:value-type="float" office:value="0.0000374596718910604" calcext:value-type="float">
            <text:p>3,74596718910604E-005</text:p>
          </table:table-cell>
          <table:table-cell table:formula="of:=IF(OR([.U471]&lt;[.U$549];[.U471]&gt;[.U$550]);&quot;&quot;;[.U471])" office:value-type="float" office:value="0.0000101439409369039" calcext:value-type="float">
            <text:p>1,01439409369039E-005</text:p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39584917043065" calcext:value-type="float">
            <text:p>0,0003958492</text:p>
          </table:table-cell>
          <table:table-cell table:formula="of:=IF(OR([.D472]&lt;[.D$549];[.D472]&gt;[.D$550]);&quot;&quot;;[.D472])" office:value-type="float" office:value="0.00172203276065469" calcext:value-type="float">
            <text:p>0,0017220328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 office:value-type="string" office:string-value="" calcext:value-type="error">
            <text:p>#DIV/0 !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>
            <text:p/>
          </table:table-cell>
          <table:table-cell table:formula="of:=IF(OR([.I472]&lt;[.I$549];[.I472]&gt;[.I$550]);&quot;&quot;;[.I472])" office:value-type="float" office:value="0.0318474626039529" calcext:value-type="float">
            <text:p>0,0318474626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>
            <text:p/>
          </table:table-cell>
          <table:table-cell table:formula="of:=IF(OR([.L472]&lt;[.L$549];[.L472]&gt;[.L$550]);&quot;&quot;;[.L472])">
            <text:p/>
          </table:table-cell>
          <table:table-cell table:formula="of:=IF(OR([.M472]&lt;[.M$549];[.M472]&gt;[.M$550]);&quot;&quot;;[.M472])" office:value-type="float" office:value="0.000203116764840963" calcext:value-type="float">
            <text:p>0,0002031168</text:p>
          </table:table-cell>
          <table:table-cell table:formula="of:=IF(OR([.N472]&lt;[.N$549];[.N472]&gt;[.N$550]);&quot;&quot;;[.N472])" office:value-type="float" office:value="0.560536136590354" calcext:value-type="float">
            <text:p>0,5605361366</text:p>
          </table:table-cell>
          <table:table-cell table:formula="of:=IF(OR([.O472]&lt;[.O$549];[.O472]&gt;[.O$550]);&quot;&quot;;[.O472])">
            <text:p/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602425717309056" calcext:value-type="float">
            <text:p>0,0602425717</text:p>
          </table:table-cell>
          <table:table-cell table:formula="of:=IF(OR([.T472]&lt;[.T$549];[.T472]&gt;[.T$550]);&quot;&quot;;[.T472])">
            <text:p/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392756790967296" calcext:value-type="float">
            <text:p>0,0003927568</text:p>
          </table:table-cell>
          <table:table-cell table:formula="of:=IF(OR([.D473]&lt;[.D$549];[.D473]&gt;[.D$550]);&quot;&quot;;[.D473])" office:value-type="float" office:value="0.00228757269299234" calcext:value-type="float">
            <text:p>0,0022875727</text:p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 office:value-type="string" office:string-value="" calcext:value-type="error">
            <text:p>#DIV/0 !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>
            <text:p/>
          </table:table-cell>
          <table:table-cell table:formula="of:=IF(OR([.I473]&lt;[.I$549];[.I473]&gt;[.I$550]);&quot;&quot;;[.I473])" office:value-type="float" office:value="0.0273140407044183" calcext:value-type="float">
            <text:p>0,0273140407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>
            <text:p/>
          </table:table-cell>
          <table:table-cell table:formula="of:=IF(OR([.L473]&lt;[.L$549];[.L473]&gt;[.L$550]);&quot;&quot;;[.L473])">
            <text:p/>
          </table:table-cell>
          <table:table-cell table:formula="of:=IF(OR([.M473]&lt;[.M$549];[.M473]&gt;[.M$550]);&quot;&quot;;[.M473])" office:value-type="float" office:value="0.000187816912518132" calcext:value-type="float">
            <text:p>0,0001878169</text:p>
          </table:table-cell>
          <table:table-cell table:formula="of:=IF(OR([.N473]&lt;[.N$549];[.N473]&gt;[.N$550]);&quot;&quot;;[.N473])" office:value-type="float" office:value="0.637556116651803" calcext:value-type="float">
            <text:p>0,6375561167</text:p>
          </table:table-cell>
          <table:table-cell table:formula="of:=IF(OR([.O473]&lt;[.O$549];[.O473]&gt;[.O$550]);&quot;&quot;;[.O473])" office:value-type="float" office:value="0.0000163623861388076" calcext:value-type="float">
            <text:p>1,63623861388076E-005</text:p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640536293144806" calcext:value-type="float">
            <text:p>0,0640536293</text:p>
          </table:table-cell>
          <table:table-cell table:formula="of:=IF(OR([.T473]&lt;[.T$549];[.T473]&gt;[.T$550]);&quot;&quot;;[.T473])" office:value-type="float" office:value="0.00004442116673456" calcext:value-type="float">
            <text:p>4,442116673456E-005</text:p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396924336198027" calcext:value-type="float">
            <text:p>0,0003969243</text:p>
          </table:table-cell>
          <table:table-cell table:formula="of:=IF(OR([.D474]&lt;[.D$549];[.D474]&gt;[.D$550]);&quot;&quot;;[.D474])" office:value-type="float" office:value="0.0024354503699862" calcext:value-type="float">
            <text:p>0,0024354504</text:p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 office:value-type="string" office:string-value="" calcext:value-type="error">
            <text:p>#DIV/0 !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>
            <text:p/>
          </table:table-cell>
          <table:table-cell table:formula="of:=IF(OR([.I474]&lt;[.I$549];[.I474]&gt;[.I$550]);&quot;&quot;;[.I474])" office:value-type="float" office:value="0.0241234971705079" calcext:value-type="float">
            <text:p>0,0241234972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>
            <text:p/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 office:value-type="float" office:value="0.0000727212550223484" calcext:value-type="float">
            <text:p>7,27212550223484E-005</text:p>
          </table:table-cell>
          <table:table-cell table:formula="of:=IF(OR([.N474]&lt;[.N$549];[.N474]&gt;[.N$550]);&quot;&quot;;[.N474])" office:value-type="float" office:value="0.572012294606118" calcext:value-type="float">
            <text:p>0,5720122946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625396329370822" calcext:value-type="float">
            <text:p>0,0625396329</text:p>
          </table:table-cell>
          <table:table-cell table:formula="of:=IF(OR([.T474]&lt;[.T$549];[.T474]&gt;[.T$550]);&quot;&quot;;[.T474])">
            <text:p/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30568686178602" calcext:value-type="float">
            <text:p>0,0003056869</text:p>
          </table:table-cell>
          <table:table-cell table:formula="of:=IF(OR([.D475]&lt;[.D$549];[.D475]&gt;[.D$550]);&quot;&quot;;[.D475])" office:value-type="float" office:value="0.00174430055376521" calcext:value-type="float">
            <text:p>0,0017443006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 office:value-type="string" office:string-value="" calcext:value-type="error">
            <text:p>#DIV/0 !</text:p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>
            <text:p/>
          </table:table-cell>
          <table:table-cell table:formula="of:=IF(OR([.I475]&lt;[.I$549];[.I475]&gt;[.I$550]);&quot;&quot;;[.I475])" office:value-type="float" office:value="0.0229276753115273" calcext:value-type="float">
            <text:p>0,0229276753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>
            <text:p/>
          </table:table-cell>
          <table:table-cell table:formula="of:=IF(OR([.L475]&lt;[.L$549];[.L475]&gt;[.L$550]);&quot;&quot;;[.L475])">
            <text:p/>
          </table:table-cell>
          <table:table-cell table:formula="of:=IF(OR([.M475]&lt;[.M$549];[.M475]&gt;[.M$550]);&quot;&quot;;[.M475])" office:value-type="float" office:value="0.0000920496454772995" calcext:value-type="float">
            <text:p>9,20496454772995E-005</text:p>
          </table:table-cell>
          <table:table-cell table:formula="of:=IF(OR([.N475]&lt;[.N$549];[.N475]&gt;[.N$550]);&quot;&quot;;[.N475])" office:value-type="float" office:value="0.55471061818512" calcext:value-type="float">
            <text:p>0,5547106182</text:p>
          </table:table-cell>
          <table:table-cell table:formula="of:=IF(OR([.O475]&lt;[.O$549];[.O475]&gt;[.O$550]);&quot;&quot;;[.O475])" office:value-type="float" office:value="0.0000332771536809323" calcext:value-type="float">
            <text:p>3,32771536809323E-005</text:p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574149276919303" calcext:value-type="float">
            <text:p>0,0574149277</text:p>
          </table:table-cell>
          <table:table-cell table:formula="of:=IF(OR([.T475]&lt;[.T$549];[.T475]&gt;[.T$550]);&quot;&quot;;[.T475])">
            <text:p/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264148232440748" calcext:value-type="float">
            <text:p>0,0002641482</text:p>
          </table:table-cell>
          <table:table-cell table:formula="of:=IF(OR([.D476]&lt;[.D$549];[.D476]&gt;[.D$550]);&quot;&quot;;[.D476])" office:value-type="float" office:value="0.00190263552692228" calcext:value-type="float">
            <text:p>0,0019026355</text:p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 office:value-type="string" office:string-value="" calcext:value-type="error">
            <text:p>#DIV/0 !</text:p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>
            <text:p/>
          </table:table-cell>
          <table:table-cell table:formula="of:=IF(OR([.I476]&lt;[.I$549];[.I476]&gt;[.I$550]);&quot;&quot;;[.I476])" office:value-type="float" office:value="0.0210982151410204" calcext:value-type="float">
            <text:p>0,0210982151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>
            <text:p/>
          </table:table-cell>
          <table:table-cell table:formula="of:=IF(OR([.L476]&lt;[.L$549];[.L476]&gt;[.L$550]);&quot;&quot;;[.L476])">
            <text:p/>
          </table:table-cell>
          <table:table-cell table:formula="of:=IF(OR([.M476]&lt;[.M$549];[.M476]&gt;[.M$550]);&quot;&quot;;[.M476])" office:value-type="float" office:value="0.000186898487929945" calcext:value-type="float">
            <text:p>0,0001868985</text:p>
          </table:table-cell>
          <table:table-cell table:formula="of:=IF(OR([.N476]&lt;[.N$549];[.N476]&gt;[.N$550]);&quot;&quot;;[.N476])" office:value-type="float" office:value="0.553352069555471" calcext:value-type="float">
            <text:p>0,5533520696</text:p>
          </table:table-cell>
          <table:table-cell table:formula="of:=IF(OR([.O476]&lt;[.O$549];[.O476]&gt;[.O$550]);&quot;&quot;;[.O476])">
            <text:p/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>
            <text:p/>
          </table:table-cell>
          <table:table-cell table:formula="of:=IF(OR([.S476]&lt;[.S$549];[.S476]&gt;[.S$550]);&quot;&quot;;[.S476])" office:value-type="float" office:value="0.0634149763408541" calcext:value-type="float">
            <text:p>0,0634149763</text:p>
          </table:table-cell>
          <table:table-cell table:formula="of:=IF(OR([.T476]&lt;[.T$549];[.T476]&gt;[.T$550]);&quot;&quot;;[.T476])" office:value-type="float" office:value="0.0000569751933511327" calcext:value-type="float">
            <text:p>5,69751933511327E-005</text:p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326118652561037" calcext:value-type="float">
            <text:p>0,0003261187</text:p>
          </table:table-cell>
          <table:table-cell table:formula="of:=IF(OR([.D477]&lt;[.D$549];[.D477]&gt;[.D$550]);&quot;&quot;;[.D477])" office:value-type="float" office:value="0.00235188114895679" calcext:value-type="float">
            <text:p>0,0023518811</text:p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 office:value-type="string" office:string-value="" calcext:value-type="error">
            <text:p>#DIV/0 !</text:p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>
            <text:p/>
          </table:table-cell>
          <table:table-cell table:formula="of:=IF(OR([.I477]&lt;[.I$549];[.I477]&gt;[.I$550]);&quot;&quot;;[.I477])" office:value-type="float" office:value="0.0214264938885816" calcext:value-type="float">
            <text:p>0,0214264939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>
            <text:p/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 office:value-type="float" office:value="0.000182108583075618" calcext:value-type="float">
            <text:p>0,0001821086</text:p>
          </table:table-cell>
          <table:table-cell table:formula="of:=IF(OR([.N477]&lt;[.N$549];[.N477]&gt;[.N$550]);&quot;&quot;;[.N477])" office:value-type="float" office:value="0.572156541441007" calcext:value-type="float">
            <text:p>0,5721565414</text:p>
          </table:table-cell>
          <table:table-cell table:formula="of:=IF(OR([.O477]&lt;[.O$549];[.O477]&gt;[.O$550]);&quot;&quot;;[.O477])" office:value-type="float" office:value="0.0000152720438200223" calcext:value-type="float">
            <text:p>0,000015272</text:p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695289033458797" calcext:value-type="float">
            <text:p>0,0695289033</text:p>
          </table:table-cell>
          <table:table-cell table:formula="of:=IF(OR([.T477]&lt;[.T$549];[.T477]&gt;[.T$550]);&quot;&quot;;[.T477])">
            <text:p/>
          </table:table-cell>
          <table:table-cell table:formula="of:=IF(OR([.U477]&lt;[.U$549];[.U477]&gt;[.U$550]);&quot;&quot;;[.U477])" office:value-type="float" office:value="0.0000067996633214703" calcext:value-type="float">
            <text:p>6,7996633214703E-006</text:p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268906102931776" calcext:value-type="float">
            <text:p>0,0002689061</text:p>
          </table:table-cell>
          <table:table-cell table:formula="of:=IF(OR([.D478]&lt;[.D$549];[.D478]&gt;[.D$550]);&quot;&quot;;[.D478])" office:value-type="float" office:value="0.00144455009051748" calcext:value-type="float">
            <text:p>0,0014445501</text:p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 office:value-type="string" office:string-value="" calcext:value-type="error">
            <text:p>#DIV/0 !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float" office:value="0.00022259629038201" calcext:value-type="float">
            <text:p>0,0002225963</text:p>
          </table:table-cell>
          <table:table-cell table:formula="of:=IF(OR([.I478]&lt;[.I$549];[.I478]&gt;[.I$550]);&quot;&quot;;[.I478])" office:value-type="float" office:value="0.0194067728128338" calcext:value-type="float">
            <text:p>0,0194067728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>
            <text:p/>
          </table:table-cell>
          <table:table-cell table:formula="of:=IF(OR([.L478]&lt;[.L$549];[.L478]&gt;[.L$550]);&quot;&quot;;[.L478])">
            <text:p/>
          </table:table-cell>
          <table:table-cell table:formula="of:=IF(OR([.M478]&lt;[.M$549];[.M478]&gt;[.M$550]);&quot;&quot;;[.M478])" office:value-type="float" office:value="0.00013998755502803" calcext:value-type="float">
            <text:p>0,0001399876</text:p>
          </table:table-cell>
          <table:table-cell table:formula="of:=IF(OR([.N478]&lt;[.N$549];[.N478]&gt;[.N$550]);&quot;&quot;;[.N478])" office:value-type="float" office:value="0.539773337103438" calcext:value-type="float">
            <text:p>0,5397733371</text:p>
          </table:table-cell>
          <table:table-cell table:formula="of:=IF(OR([.O478]&lt;[.O$549];[.O478]&gt;[.O$550]);&quot;&quot;;[.O478])" office:value-type="float" office:value="0.0000209287372443005" calcext:value-type="float">
            <text:p>2,09287372443005E-005</text:p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 office:value-type="float" office:value="0.0755134468201783" calcext:value-type="float">
            <text:p>0,0755134468</text:p>
          </table:table-cell>
          <table:table-cell table:formula="of:=IF(OR([.T478]&lt;[.T$549];[.T478]&gt;[.T$550]);&quot;&quot;;[.T478])" office:value-type="float" office:value="0.000047550008568346" calcext:value-type="float">
            <text:p>0,00004755</text:p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 office:value-type="float" office:value="0.0000275660189836289" calcext:value-type="float">
            <text:p>0,000027566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274351906062083" calcext:value-type="float">
            <text:p>0,0002743519</text:p>
          </table:table-cell>
          <table:table-cell table:formula="of:=IF(OR([.D479]&lt;[.D$549];[.D479]&gt;[.D$550]);&quot;&quot;;[.D479])" office:value-type="float" office:value="0.00181736408248664" calcext:value-type="float">
            <text:p>0,0018173641</text:p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 office:value-type="string" office:string-value="" calcext:value-type="error">
            <text:p>#DIV/0 !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>
            <text:p/>
          </table:table-cell>
          <table:table-cell table:formula="of:=IF(OR([.I479]&lt;[.I$549];[.I479]&gt;[.I$550]);&quot;&quot;;[.I479])" office:value-type="float" office:value="0.0186539988630017" calcext:value-type="float">
            <text:p>0,0186539989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>
            <text:p/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 office:value-type="float" office:value="0.000178522157412033" calcext:value-type="float">
            <text:p>0,0001785222</text:p>
          </table:table-cell>
          <table:table-cell table:formula="of:=IF(OR([.N479]&lt;[.N$549];[.N479]&gt;[.N$550]);&quot;&quot;;[.N479])" office:value-type="float" office:value="0.562345441721307" calcext:value-type="float">
            <text:p>0,5623454417</text:p>
          </table:table-cell>
          <table:table-cell table:formula="of:=IF(OR([.O479]&lt;[.O$549];[.O479]&gt;[.O$550]);&quot;&quot;;[.O479])" office:value-type="float" office:value="0.0000209290467045282" calcext:value-type="float">
            <text:p>0,000020929</text:p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>
            <text:p/>
          </table:table-cell>
          <table:table-cell table:formula="of:=IF(OR([.T479]&lt;[.T$549];[.T479]&gt;[.T$550]);&quot;&quot;;[.T479])">
            <text:p/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329122845512196" calcext:value-type="float">
            <text:p>0,0003291228</text:p>
          </table:table-cell>
          <table:table-cell table:formula="of:=IF(OR([.D480]&lt;[.D$549];[.D480]&gt;[.D$550]);&quot;&quot;;[.D480])" office:value-type="float" office:value="0.00170153699873507" calcext:value-type="float">
            <text:p>0,001701537</text:p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 office:value-type="string" office:string-value="" calcext:value-type="error">
            <text:p>#DIV/0 !</text:p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>
            <text:p/>
          </table:table-cell>
          <table:table-cell table:formula="of:=IF(OR([.I480]&lt;[.I$549];[.I480]&gt;[.I$550]);&quot;&quot;;[.I480])" office:value-type="float" office:value="0.01817017875029" calcext:value-type="float">
            <text:p>0,0181701788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>
            <text:p/>
          </table:table-cell>
          <table:table-cell table:formula="of:=IF(OR([.L480]&lt;[.L$549];[.L480]&gt;[.L$550]);&quot;&quot;;[.L480])">
            <text:p/>
          </table:table-cell>
          <table:table-cell table:formula="of:=IF(OR([.M480]&lt;[.M$549];[.M480]&gt;[.M$550]);&quot;&quot;;[.M480])" office:value-type="float" office:value="0.0000910795576075854" calcext:value-type="float">
            <text:p>9,10795576075854E-005</text:p>
          </table:table-cell>
          <table:table-cell table:formula="of:=IF(OR([.N480]&lt;[.N$549];[.N480]&gt;[.N$550]);&quot;&quot;;[.N480])" office:value-type="float" office:value="0.525426465489735" calcext:value-type="float">
            <text:p>0,5254264655</text:p>
          </table:table-cell>
          <table:table-cell table:formula="of:=IF(OR([.O480]&lt;[.O$549];[.O480]&gt;[.O$550]);&quot;&quot;;[.O480])">
            <text:p/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>
            <text:p/>
          </table:table-cell>
          <table:table-cell table:formula="of:=IF(OR([.T480]&lt;[.T$549];[.T480]&gt;[.T$550]);&quot;&quot;;[.T480])">
            <text:p/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266624219003239" calcext:value-type="float">
            <text:p>0,0002666242</text:p>
          </table:table-cell>
          <table:table-cell table:formula="of:=IF(OR([.D481]&lt;[.D$549];[.D481]&gt;[.D$550]);&quot;&quot;;[.D481])">
            <text:p/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 office:value-type="string" office:string-value="" calcext:value-type="error">
            <text:p>#DIV/0 !</text:p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>
            <text:p/>
          </table:table-cell>
          <table:table-cell table:formula="of:=IF(OR([.I481]&lt;[.I$549];[.I481]&gt;[.I$550]);&quot;&quot;;[.I481])" office:value-type="float" office:value="0.0166832976613757" calcext:value-type="float">
            <text:p>0,0166832977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>
            <text:p/>
          </table:table-cell>
          <table:table-cell table:formula="of:=IF(OR([.L481]&lt;[.L$549];[.L481]&gt;[.L$550]);&quot;&quot;;[.L481])">
            <text:p/>
          </table:table-cell>
          <table:table-cell table:formula="of:=IF(OR([.M481]&lt;[.M$549];[.M481]&gt;[.M$550]);&quot;&quot;;[.M481])" office:value-type="float" office:value="0.000181577121677895" calcext:value-type="float">
            <text:p>0,0001815771</text:p>
          </table:table-cell>
          <table:table-cell table:formula="of:=IF(OR([.N481]&lt;[.N$549];[.N481]&gt;[.N$550]);&quot;&quot;;[.N481])" office:value-type="float" office:value="0.542410758947171" calcext:value-type="float">
            <text:p>0,5424107589</text:p>
          </table:table-cell>
          <table:table-cell table:formula="of:=IF(OR([.O481]&lt;[.O$549];[.O481]&gt;[.O$550]);&quot;&quot;;[.O481])" office:value-type="float" office:value="0.00002033546263074" calcext:value-type="float">
            <text:p>2,033546263074E-005</text:p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>
            <text:p/>
          </table:table-cell>
          <table:table-cell table:formula="of:=IF(OR([.S481]&lt;[.S$549];[.S481]&gt;[.S$550]);&quot;&quot;;[.S481])">
            <text:p/>
          </table:table-cell>
          <table:table-cell table:formula="of:=IF(OR([.T481]&lt;[.T$549];[.T481]&gt;[.T$550]);&quot;&quot;;[.T481])">
            <text:p/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276618569000164" calcext:value-type="float">
            <text:p>0,0002766186</text:p>
          </table:table-cell>
          <table:table-cell table:formula="of:=IF(OR([.D482]&lt;[.D$549];[.D482]&gt;[.D$550]);&quot;&quot;;[.D482])" office:value-type="float" office:value="0.00145650632832609" calcext:value-type="float">
            <text:p>0,0014565063</text:p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 office:value-type="string" office:string-value="" calcext:value-type="error">
            <text:p>#DIV/0 !</text:p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>
            <text:p/>
          </table:table-cell>
          <table:table-cell table:formula="of:=IF(OR([.I482]&lt;[.I$549];[.I482]&gt;[.I$550]);&quot;&quot;;[.I482])" office:value-type="float" office:value="0.0158011351843031" calcext:value-type="float">
            <text:p>0,0158011352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>
            <text:p/>
          </table:table-cell>
          <table:table-cell table:formula="of:=IF(OR([.L482]&lt;[.L$549];[.L482]&gt;[.L$550]);&quot;&quot;;[.L482])">
            <text:p/>
          </table:table-cell>
          <table:table-cell table:formula="of:=IF(OR([.M482]&lt;[.M$549];[.M482]&gt;[.M$550]);&quot;&quot;;[.M482])" office:value-type="float" office:value="0.00010501100124983" calcext:value-type="float">
            <text:p>0,000105011</text:p>
          </table:table-cell>
          <table:table-cell table:formula="of:=IF(OR([.N482]&lt;[.N$549];[.N482]&gt;[.N$550]);&quot;&quot;;[.N482])" office:value-type="float" office:value="0.516226614017808" calcext:value-type="float">
            <text:p>0,516226614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>
            <text:p/>
          </table:table-cell>
          <table:table-cell table:formula="of:=IF(OR([.S482]&lt;[.S$549];[.S482]&gt;[.S$550]);&quot;&quot;;[.S482])">
            <text:p/>
          </table:table-cell>
          <table:table-cell table:formula="of:=IF(OR([.T482]&lt;[.T$549];[.T482]&gt;[.T$550]);&quot;&quot;;[.T482])">
            <text:p/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421843276168592" calcext:value-type="float">
            <text:p>0,0004218433</text:p>
          </table:table-cell>
          <table:table-cell table:formula="of:=IF(OR([.D483]&lt;[.D$549];[.D483]&gt;[.D$550]);&quot;&quot;;[.D483])" office:value-type="float" office:value="0.0014983051047968" calcext:value-type="float">
            <text:p>0,0014983051</text:p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string" office:string-value="" calcext:value-type="error">
            <text:p>#DIV/0 !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 office:value-type="float" office:value="0.000175007269995981" calcext:value-type="float">
            <text:p>0,0001750073</text:p>
          </table:table-cell>
          <table:table-cell table:formula="of:=IF(OR([.I483]&lt;[.I$549];[.I483]&gt;[.I$550]);&quot;&quot;;[.I483])" office:value-type="float" office:value="0.0178012332321966" calcext:value-type="float">
            <text:p>0,0178012332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>
            <text:p/>
          </table:table-cell>
          <table:table-cell table:formula="of:=IF(OR([.L483]&lt;[.L$549];[.L483]&gt;[.L$550]);&quot;&quot;;[.L483])" office:value-type="float" office:value="0.000139937400889403" calcext:value-type="float">
            <text:p>0,0001399374</text:p>
          </table:table-cell>
          <table:table-cell table:formula="of:=IF(OR([.M483]&lt;[.M$549];[.M483]&gt;[.M$550]);&quot;&quot;;[.M483])" office:value-type="float" office:value="0.0000823119260680694" calcext:value-type="float">
            <text:p>8,23119260680694E-005</text:p>
          </table:table-cell>
          <table:table-cell table:formula="of:=IF(OR([.N483]&lt;[.N$549];[.N483]&gt;[.N$550]);&quot;&quot;;[.N483])" office:value-type="float" office:value="0.53741573405651" calcext:value-type="float">
            <text:p>0,5374157341</text:p>
          </table:table-cell>
          <table:table-cell table:formula="of:=IF(OR([.O483]&lt;[.O$549];[.O483]&gt;[.O$550]);&quot;&quot;;[.O483])" office:value-type="float" office:value="0.000018144256603403" calcext:value-type="float">
            <text:p>1,8144256603403E-005</text:p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744491559410842" calcext:value-type="float">
            <text:p>0,0744491559</text:p>
          </table:table-cell>
          <table:table-cell table:formula="of:=IF(OR([.T483]&lt;[.T$549];[.T483]&gt;[.T$550]);&quot;&quot;;[.T483])">
            <text:p/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285185712471259" calcext:value-type="float">
            <text:p>0,0002851857</text:p>
          </table:table-cell>
          <table:table-cell table:formula="of:=IF(OR([.D484]&lt;[.D$549];[.D484]&gt;[.D$550]);&quot;&quot;;[.D484])" office:value-type="float" office:value="0.00178134491857889" calcext:value-type="float">
            <text:p>0,0017813449</text:p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 office:value-type="string" office:string-value="" calcext:value-type="error">
            <text:p>#DIV/0 !</text:p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>
            <text:p/>
          </table:table-cell>
          <table:table-cell table:formula="of:=IF(OR([.I484]&lt;[.I$549];[.I484]&gt;[.I$550]);&quot;&quot;;[.I484])" office:value-type="float" office:value="0.0153610541029657" calcext:value-type="float">
            <text:p>0,0153610541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>
            <text:p/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 office:value-type="float" office:value="0.000115555944139376" calcext:value-type="float">
            <text:p>0,0001155559</text:p>
          </table:table-cell>
          <table:table-cell table:formula="of:=IF(OR([.N484]&lt;[.N$549];[.N484]&gt;[.N$550]);&quot;&quot;;[.N484])" office:value-type="float" office:value="0.540255396147065" calcext:value-type="float">
            <text:p>0,5402553961</text:p>
          </table:table-cell>
          <table:table-cell table:formula="of:=IF(OR([.O484]&lt;[.O$549];[.O484]&gt;[.O$550]);&quot;&quot;;[.O484])" office:value-type="float" office:value="0.0000171468372641829" calcext:value-type="float">
            <text:p>1,71468372641829E-005</text:p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593723518078697" calcext:value-type="float">
            <text:p>0,0593723518</text:p>
          </table:table-cell>
          <table:table-cell table:formula="of:=IF(OR([.T484]&lt;[.T$549];[.T484]&gt;[.T$550]);&quot;&quot;;[.T484])">
            <text:p/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356395537781788" calcext:value-type="float">
            <text:p>0,0003563955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 office:value-type="string" office:string-value="" calcext:value-type="error">
            <text:p>#DIV/0 !</text:p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>
            <text:p/>
          </table:table-cell>
          <table:table-cell table:formula="of:=IF(OR([.I485]&lt;[.I$549];[.I485]&gt;[.I$550]);&quot;&quot;;[.I485])" office:value-type="float" office:value="0.0151722244168361" calcext:value-type="float">
            <text:p>0,0151722244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>
            <text:p/>
          </table:table-cell>
          <table:table-cell table:formula="of:=IF(OR([.L485]&lt;[.L$549];[.L485]&gt;[.L$550]);&quot;&quot;;[.L485])">
            <text:p/>
          </table:table-cell>
          <table:table-cell table:formula="of:=IF(OR([.M485]&lt;[.M$549];[.M485]&gt;[.M$550]);&quot;&quot;;[.M485])" office:value-type="float" office:value="0.000119510279257659" calcext:value-type="float">
            <text:p>0,0001195103</text:p>
          </table:table-cell>
          <table:table-cell table:formula="of:=IF(OR([.N485]&lt;[.N$549];[.N485]&gt;[.N$550]);&quot;&quot;;[.N485])" office:value-type="float" office:value="0.53691442432728" calcext:value-type="float">
            <text:p>0,5369144243</text:p>
          </table:table-cell>
          <table:table-cell table:formula="of:=IF(OR([.O485]&lt;[.O$549];[.O485]&gt;[.O$550]);&quot;&quot;;[.O485])" office:value-type="float" office:value="0.0000169360553818324" calcext:value-type="float">
            <text:p>1,69360553818324E-005</text:p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>
            <text:p/>
          </table:table-cell>
          <table:table-cell table:formula="of:=IF(OR([.S485]&lt;[.S$549];[.S485]&gt;[.S$550]);&quot;&quot;;[.S485])" office:value-type="float" office:value="0.0586497127838581" calcext:value-type="float">
            <text:p>0,0586497128</text:p>
          </table:table-cell>
          <table:table-cell table:formula="of:=IF(OR([.T485]&lt;[.T$549];[.T485]&gt;[.T$550]);&quot;&quot;;[.T485])">
            <text:p/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350711804175227" calcext:value-type="float">
            <text:p>0,0003507118</text:p>
          </table:table-cell>
          <table:table-cell table:formula="of:=IF(OR([.D486]&lt;[.D$549];[.D486]&gt;[.D$550]);&quot;&quot;;[.D486])" office:value-type="float" office:value="0.00175816551583062" calcext:value-type="float">
            <text:p>0,0017581655</text:p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string" office:string-value="" calcext:value-type="error">
            <text:p>#DIV/0 !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>
            <text:p/>
          </table:table-cell>
          <table:table-cell table:formula="of:=IF(OR([.I486]&lt;[.I$549];[.I486]&gt;[.I$550]);&quot;&quot;;[.I486])" office:value-type="float" office:value="0.0151611713873967" calcext:value-type="float">
            <text:p>0,0151611714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>
            <text:p/>
          </table:table-cell>
          <table:table-cell table:formula="of:=IF(OR([.L486]&lt;[.L$549];[.L486]&gt;[.L$550]);&quot;&quot;;[.L486])">
            <text:p/>
          </table:table-cell>
          <table:table-cell table:formula="of:=IF(OR([.M486]&lt;[.M$549];[.M486]&gt;[.M$550]);&quot;&quot;;[.M486])" office:value-type="float" office:value="0.000172760178740247" calcext:value-type="float">
            <text:p>0,0001727602</text:p>
          </table:table-cell>
          <table:table-cell table:formula="of:=IF(OR([.N486]&lt;[.N$549];[.N486]&gt;[.N$550]);&quot;&quot;;[.N486])" office:value-type="float" office:value="0.538193423479315" calcext:value-type="float">
            <text:p>0,5381934235</text:p>
          </table:table-cell>
          <table:table-cell table:formula="of:=IF(OR([.O486]&lt;[.O$549];[.O486]&gt;[.O$550]);&quot;&quot;;[.O486])">
            <text:p/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>
            <text:p/>
          </table:table-cell>
          <table:table-cell table:formula="of:=IF(OR([.S486]&lt;[.S$549];[.S486]&gt;[.S$550]);&quot;&quot;;[.S486])" office:value-type="float" office:value="0.0528149270324884" calcext:value-type="float">
            <text:p>0,052814927</text:p>
          </table:table-cell>
          <table:table-cell table:formula="of:=IF(OR([.T486]&lt;[.T$549];[.T486]&gt;[.T$550]);&quot;&quot;;[.T486])">
            <text:p/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363618786195192" calcext:value-type="float">
            <text:p>0,0003636188</text:p>
          </table:table-cell>
          <table:table-cell table:formula="of:=IF(OR([.D487]&lt;[.D$549];[.D487]&gt;[.D$550]);&quot;&quot;;[.D487])" office:value-type="float" office:value="0.00227937715002203" calcext:value-type="float">
            <text:p>0,0022793772</text:p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 office:value-type="string" office:string-value="" calcext:value-type="error">
            <text:p>#DIV/0 !</text:p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>
            <text:p/>
          </table:table-cell>
          <table:table-cell table:formula="of:=IF(OR([.I487]&lt;[.I$549];[.I487]&gt;[.I$550]);&quot;&quot;;[.I487])" office:value-type="float" office:value="0.0143157540539389" calcext:value-type="float">
            <text:p>0,0143157541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>
            <text:p/>
          </table:table-cell>
          <table:table-cell table:formula="of:=IF(OR([.L487]&lt;[.L$549];[.L487]&gt;[.L$550]);&quot;&quot;;[.L487])">
            <text:p/>
          </table:table-cell>
          <table:table-cell table:formula="of:=IF(OR([.M487]&lt;[.M$549];[.M487]&gt;[.M$550]);&quot;&quot;;[.M487])" office:value-type="float" office:value="0.000139563924353295" calcext:value-type="float">
            <text:p>0,0001395639</text:p>
          </table:table-cell>
          <table:table-cell table:formula="of:=IF(OR([.N487]&lt;[.N$549];[.N487]&gt;[.N$550]);&quot;&quot;;[.N487])">
            <text:p/>
          </table:table-cell>
          <table:table-cell table:formula="of:=IF(OR([.O487]&lt;[.O$549];[.O487]&gt;[.O$550]);&quot;&quot;;[.O487])">
            <text:p/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>
            <text:p/>
          </table:table-cell>
          <table:table-cell table:formula="of:=IF(OR([.S487]&lt;[.S$549];[.S487]&gt;[.S$550]);&quot;&quot;;[.S487])" office:value-type="float" office:value="0.0516458549273931" calcext:value-type="float">
            <text:p>0,0516458549</text:p>
          </table:table-cell>
          <table:table-cell table:formula="of:=IF(OR([.T487]&lt;[.T$549];[.T487]&gt;[.T$550]);&quot;&quot;;[.T487])">
            <text:p/>
          </table:table-cell>
          <table:table-cell table:formula="of:=IF(OR([.U487]&lt;[.U$549];[.U487]&gt;[.U$550]);&quot;&quot;;[.U487])">
            <text:p/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339525780841586" calcext:value-type="float">
            <text:p>0,0003395258</text:p>
          </table:table-cell>
          <table:table-cell table:formula="of:=IF(OR([.D488]&lt;[.D$549];[.D488]&gt;[.D$550]);&quot;&quot;;[.D488])" office:value-type="float" office:value="0.00222513322335581" calcext:value-type="float">
            <text:p>0,0022251332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 office:value-type="string" office:string-value="" calcext:value-type="error">
            <text:p>#DIV/0 !</text:p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>
            <text:p/>
          </table:table-cell>
          <table:table-cell table:formula="of:=IF(OR([.I488]&lt;[.I$549];[.I488]&gt;[.I$550]);&quot;&quot;;[.I488])" office:value-type="float" office:value="0.0146731530885057" calcext:value-type="float">
            <text:p>0,0146731531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>
            <text:p/>
          </table:table-cell>
          <table:table-cell table:formula="of:=IF(OR([.L488]&lt;[.L$549];[.L488]&gt;[.L$550]);&quot;&quot;;[.L488])">
            <text:p/>
          </table:table-cell>
          <table:table-cell table:formula="of:=IF(OR([.M488]&lt;[.M$549];[.M488]&gt;[.M$550]);&quot;&quot;;[.M488])" office:value-type="float" office:value="0.000149109054102095" calcext:value-type="float">
            <text:p>0,0001491091</text:p>
          </table:table-cell>
          <table:table-cell table:formula="of:=IF(OR([.N488]&lt;[.N$549];[.N488]&gt;[.N$550]);&quot;&quot;;[.N488])" office:value-type="float" office:value="0.545478579945275" calcext:value-type="float">
            <text:p>0,5454785799</text:p>
          </table:table-cell>
          <table:table-cell table:formula="of:=IF(OR([.O488]&lt;[.O$549];[.O488]&gt;[.O$550]);&quot;&quot;;[.O488])">
            <text:p/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 office:value-type="float" office:value="0.0000410921599394743" calcext:value-type="float">
            <text:p>4,10921599394743E-005</text:p>
          </table:table-cell>
          <table:table-cell table:formula="of:=IF(OR([.S488]&lt;[.S$549];[.S488]&gt;[.S$550]);&quot;&quot;;[.S488])" office:value-type="float" office:value="0.0609229629146329" calcext:value-type="float">
            <text:p>0,0609229629</text:p>
          </table:table-cell>
          <table:table-cell table:formula="of:=IF(OR([.T488]&lt;[.T$549];[.T488]&gt;[.T$550]);&quot;&quot;;[.T488])" office:value-type="float" office:value="0.0000586484033014821" calcext:value-type="float">
            <text:p>5,86484033014821E-005</text:p>
          </table:table-cell>
          <table:table-cell table:formula="of:=IF(OR([.U488]&lt;[.U$549];[.U488]&gt;[.U$550]);&quot;&quot;;[.U488])" office:value-type="float" office:value="0.00000856904219794594" calcext:value-type="float">
            <text:p>0,000008569</text:p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306728435161177" calcext:value-type="float">
            <text:p>0,0003067284</text:p>
          </table:table-cell>
          <table:table-cell table:formula="of:=IF(OR([.D489]&lt;[.D$549];[.D489]&gt;[.D$550]);&quot;&quot;;[.D489])" office:value-type="float" office:value="0.00136784812101297" calcext:value-type="float">
            <text:p>0,0013678481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 office:value-type="string" office:string-value="" calcext:value-type="error">
            <text:p>#DIV/0 !</text:p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>
            <text:p/>
          </table:table-cell>
          <table:table-cell table:formula="of:=IF(OR([.I489]&lt;[.I$549];[.I489]&gt;[.I$550]);&quot;&quot;;[.I489])" office:value-type="float" office:value="0.0148393128484108" calcext:value-type="float">
            <text:p>0,0148393128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>
            <text:p/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 office:value-type="float" office:value="0.000169144678275963" calcext:value-type="float">
            <text:p>0,0001691447</text:p>
          </table:table-cell>
          <table:table-cell table:formula="of:=IF(OR([.N489]&lt;[.N$549];[.N489]&gt;[.N$550]);&quot;&quot;;[.N489])">
            <text:p/>
          </table:table-cell>
          <table:table-cell table:formula="of:=IF(OR([.O489]&lt;[.O$549];[.O489]&gt;[.O$550]);&quot;&quot;;[.O489])">
            <text:p/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>
            <text:p/>
          </table:table-cell>
          <table:table-cell table:formula="of:=IF(OR([.S489]&lt;[.S$549];[.S489]&gt;[.S$550]);&quot;&quot;;[.S489])" office:value-type="float" office:value="0.0594878476367015" calcext:value-type="float">
            <text:p>0,0594878476</text:p>
          </table:table-cell>
          <table:table-cell table:formula="of:=IF(OR([.T489]&lt;[.T$549];[.T489]&gt;[.T$550]);&quot;&quot;;[.T489])">
            <text:p/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324032331438968" calcext:value-type="float">
            <text:p>0,0003240323</text:p>
          </table:table-cell>
          <table:table-cell table:formula="of:=IF(OR([.D490]&lt;[.D$549];[.D490]&gt;[.D$550]);&quot;&quot;;[.D490])" office:value-type="float" office:value="0.00170156055512209" calcext:value-type="float">
            <text:p>0,0017015606</text:p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 office:value-type="string" office:string-value="" calcext:value-type="error">
            <text:p>#DIV/0 !</text:p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>
            <text:p/>
          </table:table-cell>
          <table:table-cell table:formula="of:=IF(OR([.I490]&lt;[.I$549];[.I490]&gt;[.I$550]);&quot;&quot;;[.I490])" office:value-type="float" office:value="0.0160692026372265" calcext:value-type="float">
            <text:p>0,0160692026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>
            <text:p/>
          </table:table-cell>
          <table:table-cell table:formula="of:=IF(OR([.L490]&lt;[.L$549];[.L490]&gt;[.L$550]);&quot;&quot;;[.L490])">
            <text:p/>
          </table:table-cell>
          <table:table-cell table:formula="of:=IF(OR([.M490]&lt;[.M$549];[.M490]&gt;[.M$550]);&quot;&quot;;[.M490])" office:value-type="float" office:value="0.00015685354692658" calcext:value-type="float">
            <text:p>0,0001568535</text:p>
          </table:table-cell>
          <table:table-cell table:formula="of:=IF(OR([.N490]&lt;[.N$549];[.N490]&gt;[.N$550]);&quot;&quot;;[.N490])" office:value-type="float" office:value="0.574333241349727" calcext:value-type="float">
            <text:p>0,5743332413</text:p>
          </table:table-cell>
          <table:table-cell table:formula="of:=IF(OR([.O490]&lt;[.O$549];[.O490]&gt;[.O$550]);&quot;&quot;;[.O490])">
            <text:p/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>
            <text:p/>
          </table:table-cell>
          <table:table-cell table:formula="of:=IF(OR([.S490]&lt;[.S$549];[.S490]&gt;[.S$550]);&quot;&quot;;[.S490])" office:value-type="float" office:value="0.0546189049696334" calcext:value-type="float">
            <text:p>0,054618905</text:p>
          </table:table-cell>
          <table:table-cell table:formula="of:=IF(OR([.T490]&lt;[.T$549];[.T490]&gt;[.T$550]);&quot;&quot;;[.T490])">
            <text:p/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319223001797943" calcext:value-type="float">
            <text:p>0,000319223</text:p>
          </table:table-cell>
          <table:table-cell table:formula="of:=IF(OR([.D491]&lt;[.D$549];[.D491]&gt;[.D$550]);&quot;&quot;;[.D491])">
            <text:p/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 office:value-type="string" office:string-value="" calcext:value-type="error">
            <text:p>#DIV/0 !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>
            <text:p/>
          </table:table-cell>
          <table:table-cell table:formula="of:=IF(OR([.I491]&lt;[.I$549];[.I491]&gt;[.I$550]);&quot;&quot;;[.I491])" office:value-type="float" office:value="0.0149344152993626" calcext:value-type="float">
            <text:p>0,0149344153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>
            <text:p/>
          </table:table-cell>
          <table:table-cell table:formula="of:=IF(OR([.L491]&lt;[.L$549];[.L491]&gt;[.L$550]);&quot;&quot;;[.L491])">
            <text:p/>
          </table:table-cell>
          <table:table-cell table:formula="of:=IF(OR([.M491]&lt;[.M$549];[.M491]&gt;[.M$550]);&quot;&quot;;[.M491])" office:value-type="float" office:value="0.000133404086694794" calcext:value-type="float">
            <text:p>0,0001334041</text:p>
          </table:table-cell>
          <table:table-cell table:formula="of:=IF(OR([.N491]&lt;[.N$549];[.N491]&gt;[.N$550]);&quot;&quot;;[.N491])" office:value-type="float" office:value="0.522097328842783" calcext:value-type="float">
            <text:p>0,5220973288</text:p>
          </table:table-cell>
          <table:table-cell table:formula="of:=IF(OR([.O491]&lt;[.O$549];[.O491]&gt;[.O$550]);&quot;&quot;;[.O491])">
            <text:p/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>
            <text:p/>
          </table:table-cell>
          <table:table-cell table:formula="of:=IF(OR([.S491]&lt;[.S$549];[.S491]&gt;[.S$550]);&quot;&quot;;[.S491])" office:value-type="float" office:value="0.0498863776820555" calcext:value-type="float">
            <text:p>0,0498863777</text:p>
          </table:table-cell>
          <table:table-cell table:formula="of:=IF(OR([.T491]&lt;[.T$549];[.T491]&gt;[.T$550]);&quot;&quot;;[.T491])">
            <text:p/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323894088937859" calcext:value-type="float">
            <text:p>0,0003238941</text:p>
          </table:table-cell>
          <table:table-cell table:formula="of:=IF(OR([.D492]&lt;[.D$549];[.D492]&gt;[.D$550]);&quot;&quot;;[.D492])">
            <text:p/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 office:value-type="string" office:string-value="" calcext:value-type="error">
            <text:p>#DIV/0 !</text:p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>
            <text:p/>
          </table:table-cell>
          <table:table-cell table:formula="of:=IF(OR([.I492]&lt;[.I$549];[.I492]&gt;[.I$550]);&quot;&quot;;[.I492])" office:value-type="float" office:value="0.0151504597013042" calcext:value-type="float">
            <text:p>0,0151504597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>
            <text:p/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127389529288781" calcext:value-type="float">
            <text:p>0,0001273895</text:p>
          </table:table-cell>
          <table:table-cell table:formula="of:=IF(OR([.N492]&lt;[.N$549];[.N492]&gt;[.N$550]);&quot;&quot;;[.N492])" office:value-type="float" office:value="0.504631002624611" calcext:value-type="float">
            <text:p>0,5046310026</text:p>
          </table:table-cell>
          <table:table-cell table:formula="of:=IF(OR([.O492]&lt;[.O$549];[.O492]&gt;[.O$550]);&quot;&quot;;[.O492])">
            <text:p/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 office:value-type="float" office:value="0.000037779119190215" calcext:value-type="float">
            <text:p>3,7779119190215E-005</text:p>
          </table:table-cell>
          <table:table-cell table:formula="of:=IF(OR([.S492]&lt;[.S$549];[.S492]&gt;[.S$550]);&quot;&quot;;[.S492])" office:value-type="float" office:value="0.0368697434092043" calcext:value-type="float">
            <text:p>0,0368697434</text:p>
          </table:table-cell>
          <table:table-cell table:formula="of:=IF(OR([.T492]&lt;[.T$549];[.T492]&gt;[.T$550]);&quot;&quot;;[.T492])">
            <text:p/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419844605762116" calcext:value-type="float">
            <text:p>0,0004198446</text:p>
          </table:table-cell>
          <table:table-cell table:formula="of:=IF(OR([.D493]&lt;[.D$549];[.D493]&gt;[.D$550]);&quot;&quot;;[.D493])">
            <text:p/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 office:value-type="string" office:string-value="" calcext:value-type="error">
            <text:p>#DIV/0 !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>
            <text:p/>
          </table:table-cell>
          <table:table-cell table:formula="of:=IF(OR([.I493]&lt;[.I$549];[.I493]&gt;[.I$550]);&quot;&quot;;[.I493])" office:value-type="float" office:value="0.0165033776096198" calcext:value-type="float">
            <text:p>0,0165033776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>
            <text:p/>
          </table:table-cell>
          <table:table-cell table:formula="of:=IF(OR([.L493]&lt;[.L$549];[.L493]&gt;[.L$550]);&quot;&quot;;[.L493])">
            <text:p/>
          </table:table-cell>
          <table:table-cell table:formula="of:=IF(OR([.M493]&lt;[.M$549];[.M493]&gt;[.M$550]);&quot;&quot;;[.M493])">
            <text:p/>
          </table:table-cell>
          <table:table-cell table:formula="of:=IF(OR([.N493]&lt;[.N$549];[.N493]&gt;[.N$550]);&quot;&quot;;[.N493])" office:value-type="float" office:value="0.492530747927695" calcext:value-type="float">
            <text:p>0,4925307479</text:p>
          </table:table-cell>
          <table:table-cell table:formula="of:=IF(OR([.O493]&lt;[.O$549];[.O493]&gt;[.O$550]);&quot;&quot;;[.O493])" office:value-type="float" office:value="0.0000302390340384395" calcext:value-type="float">
            <text:p>0,000030239</text:p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>
            <text:p/>
          </table:table-cell>
          <table:table-cell table:formula="of:=IF(OR([.S493]&lt;[.S$549];[.S493]&gt;[.S$550]);&quot;&quot;;[.S493])" office:value-type="float" office:value="0.0300787146645094" calcext:value-type="float">
            <text:p>0,0300787147</text:p>
          </table:table-cell>
          <table:table-cell table:formula="of:=IF(OR([.T493]&lt;[.T$549];[.T493]&gt;[.T$550]);&quot;&quot;;[.T493])">
            <text:p/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248295852751442" calcext:value-type="float">
            <text:p>0,0002482959</text:p>
          </table:table-cell>
          <table:table-cell table:formula="of:=IF(OR([.D494]&lt;[.D$549];[.D494]&gt;[.D$550]);&quot;&quot;;[.D494])" office:value-type="float" office:value="0.00239083171797484" calcext:value-type="float">
            <text:p>0,0023908317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 office:value-type="string" office:string-value="" calcext:value-type="error">
            <text:p>#DIV/0 !</text:p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>
            <text:p/>
          </table:table-cell>
          <table:table-cell table:formula="of:=IF(OR([.I494]&lt;[.I$549];[.I494]&gt;[.I$550]);&quot;&quot;;[.I494])" office:value-type="float" office:value="0.0165158803276891" calcext:value-type="float">
            <text:p>0,0165158803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>
            <text:p/>
          </table:table-cell>
          <table:table-cell table:formula="of:=IF(OR([.L494]&lt;[.L$549];[.L494]&gt;[.L$550]);&quot;&quot;;[.L494])">
            <text:p/>
          </table:table-cell>
          <table:table-cell table:formula="of:=IF(OR([.M494]&lt;[.M$549];[.M494]&gt;[.M$550]);&quot;&quot;;[.M494])" office:value-type="float" office:value="0.000107596482389938" calcext:value-type="float">
            <text:p>0,0001075965</text:p>
          </table:table-cell>
          <table:table-cell table:formula="of:=IF(OR([.N494]&lt;[.N$549];[.N494]&gt;[.N$550]);&quot;&quot;;[.N494])" office:value-type="float" office:value="0.402063087551637" calcext:value-type="float">
            <text:p>0,4020630876</text:p>
          </table:table-cell>
          <table:table-cell table:formula="of:=IF(OR([.O494]&lt;[.O$549];[.O494]&gt;[.O$550]);&quot;&quot;;[.O494])">
            <text:p/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255860716318985" calcext:value-type="float">
            <text:p>0,0255860716</text:p>
          </table:table-cell>
          <table:table-cell table:formula="of:=IF(OR([.T494]&lt;[.T$549];[.T494]&gt;[.T$550]);&quot;&quot;;[.T494])">
            <text:p/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214044842214508" calcext:value-type="float">
            <text:p>0,0002140448</text:p>
          </table:table-cell>
          <table:table-cell table:formula="of:=IF(OR([.D495]&lt;[.D$549];[.D495]&gt;[.D$550]);&quot;&quot;;[.D495])">
            <text:p/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 office:value-type="string" office:string-value="" calcext:value-type="error">
            <text:p>#DIV/0 !</text:p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>
            <text:p/>
          </table:table-cell>
          <table:table-cell table:formula="of:=IF(OR([.I495]&lt;[.I$549];[.I495]&gt;[.I$550]);&quot;&quot;;[.I495])" office:value-type="float" office:value="0.014923812553146" calcext:value-type="float">
            <text:p>0,0149238126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>
            <text:p/>
          </table:table-cell>
          <table:table-cell table:formula="of:=IF(OR([.L495]&lt;[.L$549];[.L495]&gt;[.L$550]);&quot;&quot;;[.L495])">
            <text:p/>
          </table:table-cell>
          <table:table-cell table:formula="of:=IF(OR([.M495]&lt;[.M$549];[.M495]&gt;[.M$550]);&quot;&quot;;[.M495])" office:value-type="float" office:value="0.000159534171212489" calcext:value-type="float">
            <text:p>0,0001595342</text:p>
          </table:table-cell>
          <table:table-cell table:formula="of:=IF(OR([.N495]&lt;[.N$549];[.N495]&gt;[.N$550]);&quot;&quot;;[.N495])" office:value-type="float" office:value="0.490937811961295" calcext:value-type="float">
            <text:p>0,490937812</text:p>
          </table:table-cell>
          <table:table-cell table:formula="of:=IF(OR([.O495]&lt;[.O$549];[.O495]&gt;[.O$550]);&quot;&quot;;[.O495])" office:value-type="float" office:value="0.0000264734335462935" calcext:value-type="float">
            <text:p>2,64734335462935E-005</text:p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199453504841488" calcext:value-type="float">
            <text:p>0,0199453505</text:p>
          </table:table-cell>
          <table:table-cell table:formula="of:=IF(OR([.T495]&lt;[.T$549];[.T495]&gt;[.T$550]);&quot;&quot;;[.T495])">
            <text:p/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269667481369283" calcext:value-type="float">
            <text:p>0,0002696675</text:p>
          </table:table-cell>
          <table:table-cell table:formula="of:=IF(OR([.D496]&lt;[.D$549];[.D496]&gt;[.D$550]);&quot;&quot;;[.D496])">
            <text:p/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 office:value-type="string" office:string-value="" calcext:value-type="error">
            <text:p>#DIV/0 !</text:p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>
            <text:p/>
          </table:table-cell>
          <table:table-cell table:formula="of:=IF(OR([.I496]&lt;[.I$549];[.I496]&gt;[.I$550]);&quot;&quot;;[.I496])" office:value-type="float" office:value="0.0148077421866952" calcext:value-type="float">
            <text:p>0,0148077422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>
            <text:p/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 office:value-type="float" office:value="0.0000854246748647477" calcext:value-type="float">
            <text:p>8,54246748647477E-005</text:p>
          </table:table-cell>
          <table:table-cell table:formula="of:=IF(OR([.N496]&lt;[.N$549];[.N496]&gt;[.N$550]);&quot;&quot;;[.N496])" office:value-type="float" office:value="0.461114097858464" calcext:value-type="float">
            <text:p>0,4611140979</text:p>
          </table:table-cell>
          <table:table-cell table:formula="of:=IF(OR([.O496]&lt;[.O$549];[.O496]&gt;[.O$550]);&quot;&quot;;[.O496])">
            <text:p/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>
            <text:p/>
          </table:table-cell>
          <table:table-cell table:formula="of:=IF(OR([.S496]&lt;[.S$549];[.S496]&gt;[.S$550]);&quot;&quot;;[.S496])" office:value-type="float" office:value="0.0169722884055701" calcext:value-type="float">
            <text:p>0,0169722884</text:p>
          </table:table-cell>
          <table:table-cell table:formula="of:=IF(OR([.T496]&lt;[.T$549];[.T496]&gt;[.T$550]);&quot;&quot;;[.T496])">
            <text:p/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277509065744889" calcext:value-type="float">
            <text:p>0,0002775091</text:p>
          </table:table-cell>
          <table:table-cell table:formula="of:=IF(OR([.D497]&lt;[.D$549];[.D497]&gt;[.D$550]);&quot;&quot;;[.D497])" office:value-type="float" office:value="0.00140462866842422" calcext:value-type="float">
            <text:p>0,0014046287</text:p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 office:value-type="string" office:string-value="" calcext:value-type="error">
            <text:p>#DIV/0 !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float" office:value="0.000212382591206979" calcext:value-type="float">
            <text:p>0,0002123826</text:p>
          </table:table-cell>
          <table:table-cell table:formula="of:=IF(OR([.I497]&lt;[.I$549];[.I497]&gt;[.I$550]);&quot;&quot;;[.I497])" office:value-type="float" office:value="0.0159633019665089" calcext:value-type="float">
            <text:p>0,015963302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>
            <text:p/>
          </table:table-cell>
          <table:table-cell table:formula="of:=IF(OR([.L497]&lt;[.L$549];[.L497]&gt;[.L$550]);&quot;&quot;;[.L497])">
            <text:p/>
          </table:table-cell>
          <table:table-cell table:formula="of:=IF(OR([.M497]&lt;[.M$549];[.M497]&gt;[.M$550]);&quot;&quot;;[.M497])" office:value-type="float" office:value="0.000162949806522326" calcext:value-type="float">
            <text:p>0,0001629498</text:p>
          </table:table-cell>
          <table:table-cell table:formula="of:=IF(OR([.N497]&lt;[.N$549];[.N497]&gt;[.N$550]);&quot;&quot;;[.N497])" office:value-type="float" office:value="0.453015173713613" calcext:value-type="float">
            <text:p>0,4530151737</text:p>
          </table:table-cell>
          <table:table-cell table:formula="of:=IF(OR([.O497]&lt;[.O$549];[.O497]&gt;[.O$550]);&quot;&quot;;[.O497])" office:value-type="float" office:value="0.0000236908574796296" calcext:value-type="float">
            <text:p>2,36908574796296E-005</text:p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>
            <text:p/>
          </table:table-cell>
          <table:table-cell table:formula="of:=IF(OR([.S497]&lt;[.S$549];[.S497]&gt;[.S$550]);&quot;&quot;;[.S497])" office:value-type="float" office:value="0.0174658207770063" calcext:value-type="float">
            <text:p>0,0174658208</text:p>
          </table:table-cell>
          <table:table-cell table:formula="of:=IF(OR([.T497]&lt;[.T$549];[.T497]&gt;[.T$550]);&quot;&quot;;[.T497])">
            <text:p/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276817252431749" calcext:value-type="float">
            <text:p>0,0002768173</text:p>
          </table:table-cell>
          <table:table-cell table:formula="of:=IF(OR([.D498]&lt;[.D$549];[.D498]&gt;[.D$550]);&quot;&quot;;[.D498])">
            <text:p/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 office:value-type="string" office:string-value="" calcext:value-type="error">
            <text:p>#DIV/0 !</text:p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>
            <text:p/>
          </table:table-cell>
          <table:table-cell table:formula="of:=IF(OR([.I498]&lt;[.I$549];[.I498]&gt;[.I$550]);&quot;&quot;;[.I498])" office:value-type="float" office:value="0.0156297034765264" calcext:value-type="float">
            <text:p>0,0156297035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>
            <text:p/>
          </table:table-cell>
          <table:table-cell table:formula="of:=IF(OR([.L498]&lt;[.L$549];[.L498]&gt;[.L$550]);&quot;&quot;;[.L498])">
            <text:p/>
          </table:table-cell>
          <table:table-cell table:formula="of:=IF(OR([.M498]&lt;[.M$549];[.M498]&gt;[.M$550]);&quot;&quot;;[.M498])" office:value-type="float" office:value="0.0000807495351000804" calcext:value-type="float">
            <text:p>8,07495351000804E-005</text:p>
          </table:table-cell>
          <table:table-cell table:formula="of:=IF(OR([.N498]&lt;[.N$549];[.N498]&gt;[.N$550]);&quot;&quot;;[.N498])" office:value-type="float" office:value="0.543980665828236" calcext:value-type="float">
            <text:p>0,5439806658</text:p>
          </table:table-cell>
          <table:table-cell table:formula="of:=IF(OR([.O498]&lt;[.O$549];[.O498]&gt;[.O$550]);&quot;&quot;;[.O498])" office:value-type="float" office:value="0.000032992886972875" calcext:value-type="float">
            <text:p>3,2992886972875E-005</text:p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149574619622123" calcext:value-type="float">
            <text:p>0,014957462</text:p>
          </table:table-cell>
          <table:table-cell table:formula="of:=IF(OR([.T498]&lt;[.T$549];[.T498]&gt;[.T$550]);&quot;&quot;;[.T498])">
            <text:p/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292195326565803" calcext:value-type="float">
            <text:p>0,0002921953</text:p>
          </table:table-cell>
          <table:table-cell table:formula="of:=IF(OR([.D499]&lt;[.D$549];[.D499]&gt;[.D$550]);&quot;&quot;;[.D499])">
            <text:p/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 office:value-type="string" office:string-value="" calcext:value-type="error">
            <text:p>#DIV/0 !</text:p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>
            <text:p/>
          </table:table-cell>
          <table:table-cell table:formula="of:=IF(OR([.I499]&lt;[.I$549];[.I499]&gt;[.I$550]);&quot;&quot;;[.I499])" office:value-type="float" office:value="0.0156002584074059" calcext:value-type="float">
            <text:p>0,0156002584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>
            <text:p/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 office:value-type="float" office:value="0.000112077960713887" calcext:value-type="float">
            <text:p>0,000112078</text:p>
          </table:table-cell>
          <table:table-cell table:formula="of:=IF(OR([.N499]&lt;[.N$549];[.N499]&gt;[.N$550]);&quot;&quot;;[.N499])" office:value-type="float" office:value="0.451952254632038" calcext:value-type="float">
            <text:p>0,4519522546</text:p>
          </table:table-cell>
          <table:table-cell table:formula="of:=IF(OR([.O499]&lt;[.O$549];[.O499]&gt;[.O$550]);&quot;&quot;;[.O499])">
            <text:p/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 office:value-type="float" office:value="0.000046927667635504" calcext:value-type="float">
            <text:p>4,6927667635504E-005</text:p>
          </table:table-cell>
          <table:table-cell table:formula="of:=IF(OR([.S499]&lt;[.S$549];[.S499]&gt;[.S$550]);&quot;&quot;;[.S499])" office:value-type="float" office:value="0.0156445385384534" calcext:value-type="float">
            <text:p>0,0156445385</text:p>
          </table:table-cell>
          <table:table-cell table:formula="of:=IF(OR([.T499]&lt;[.T$549];[.T499]&gt;[.T$550]);&quot;&quot;;[.T499])">
            <text:p/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191524282375816" calcext:value-type="float">
            <text:p>0,0001915243</text:p>
          </table:table-cell>
          <table:table-cell table:formula="of:=IF(OR([.D500]&lt;[.D$549];[.D500]&gt;[.D$550]);&quot;&quot;;[.D500])">
            <text:p/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 office:value-type="string" office:string-value="" calcext:value-type="error">
            <text:p>#DIV/0 !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>
            <text:p/>
          </table:table-cell>
          <table:table-cell table:formula="of:=IF(OR([.I500]&lt;[.I$549];[.I500]&gt;[.I$550]);&quot;&quot;;[.I500])" office:value-type="float" office:value="0.0140506166567754" calcext:value-type="float">
            <text:p>0,0140506167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>
            <text:p/>
          </table:table-cell>
          <table:table-cell table:formula="of:=IF(OR([.L500]&lt;[.L$549];[.L500]&gt;[.L$550]);&quot;&quot;;[.L500])">
            <text:p/>
          </table:table-cell>
          <table:table-cell table:formula="of:=IF(OR([.M500]&lt;[.M$549];[.M500]&gt;[.M$550]);&quot;&quot;;[.M500])" office:value-type="float" office:value="0.0000711173593133154" calcext:value-type="float">
            <text:p>7,11173593133154E-005</text:p>
          </table:table-cell>
          <table:table-cell table:formula="of:=IF(OR([.N500]&lt;[.N$549];[.N500]&gt;[.N$550]);&quot;&quot;;[.N500])" office:value-type="float" office:value="0.406216654694218" calcext:value-type="float">
            <text:p>0,4062166547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12756083682165" calcext:value-type="float">
            <text:p>0,0127560837</text:p>
          </table:table-cell>
          <table:table-cell table:formula="of:=IF(OR([.T500]&lt;[.T$549];[.T500]&gt;[.T$550]);&quot;&quot;;[.T500])">
            <text:p/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288711826895838" calcext:value-type="float">
            <text:p>0,0002887118</text:p>
          </table:table-cell>
          <table:table-cell table:formula="of:=IF(OR([.D501]&lt;[.D$549];[.D501]&gt;[.D$550]);&quot;&quot;;[.D501])">
            <text:p/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 office:value-type="string" office:string-value="" calcext:value-type="error">
            <text:p>#DIV/0 !</text:p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>
            <text:p/>
          </table:table-cell>
          <table:table-cell table:formula="of:=IF(OR([.I501]&lt;[.I$549];[.I501]&gt;[.I$550]);&quot;&quot;;[.I501])" office:value-type="float" office:value="0.0133141678518165" calcext:value-type="float">
            <text:p>0,0133141679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>
            <text:p/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>
            <text:p/>
          </table:table-cell>
          <table:table-cell table:formula="of:=IF(OR([.N501]&lt;[.N$549];[.N501]&gt;[.N$550]);&quot;&quot;;[.N501])" office:value-type="float" office:value="0.421624641633453" calcext:value-type="float">
            <text:p>0,4216246416</text:p>
          </table:table-cell>
          <table:table-cell table:formula="of:=IF(OR([.O501]&lt;[.O$549];[.O501]&gt;[.O$550]);&quot;&quot;;[.O501])" office:value-type="float" office:value="0.0000164248276378523" calcext:value-type="float">
            <text:p>1,64248276378523E-005</text:p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>
            <text:p/>
          </table:table-cell>
          <table:table-cell table:formula="of:=IF(OR([.S501]&lt;[.S$549];[.S501]&gt;[.S$550]);&quot;&quot;;[.S501])" office:value-type="float" office:value="0.0112507940413899" calcext:value-type="float">
            <text:p>0,011250794</text:p>
          </table:table-cell>
          <table:table-cell table:formula="of:=IF(OR([.T501]&lt;[.T$549];[.T501]&gt;[.T$550]);&quot;&quot;;[.T501])">
            <text:p/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>
            <text:p/>
          </table:table-cell>
          <table:table-cell table:formula="of:=IF(OR([.D502]&lt;[.D$549];[.D502]&gt;[.D$550]);&quot;&quot;;[.D502])" office:value-type="float" office:value="0.00130149842185222" calcext:value-type="float">
            <text:p>0,0013014984</text:p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 office:value-type="string" office:string-value="" calcext:value-type="error">
            <text:p>#DIV/0 !</text:p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>
            <text:p/>
          </table:table-cell>
          <table:table-cell table:formula="of:=IF(OR([.I502]&lt;[.I$549];[.I502]&gt;[.I$550]);&quot;&quot;;[.I502])" office:value-type="float" office:value="0.0134477667080824" calcext:value-type="float">
            <text:p>0,0134477667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>
            <text:p/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 office:value-type="float" office:value="0.000106265740953355" calcext:value-type="float">
            <text:p>0,0001062657</text:p>
          </table:table-cell>
          <table:table-cell table:formula="of:=IF(OR([.N502]&lt;[.N$549];[.N502]&gt;[.N$550]);&quot;&quot;;[.N502])" office:value-type="float" office:value="0.383103224712095" calcext:value-type="float">
            <text:p>0,3831032247</text:p>
          </table:table-cell>
          <table:table-cell table:formula="of:=IF(OR([.O502]&lt;[.O$549];[.O502]&gt;[.O$550]);&quot;&quot;;[.O502])">
            <text:p/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107893403266583" calcext:value-type="float">
            <text:p>0,0107893403</text:p>
          </table:table-cell>
          <table:table-cell table:formula="of:=IF(OR([.T502]&lt;[.T$549];[.T502]&gt;[.T$550]);&quot;&quot;;[.T502])">
            <text:p/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 office:value-type="float" office:value="0.00000619047774399132" calcext:value-type="float">
            <text:p>6,19047774399132E-006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238431044737585" calcext:value-type="float">
            <text:p>0,000238431</text:p>
          </table:table-cell>
          <table:table-cell table:formula="of:=IF(OR([.D503]&lt;[.D$549];[.D503]&gt;[.D$550]);&quot;&quot;;[.D503])">
            <text:p/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 office:value-type="string" office:string-value="" calcext:value-type="error">
            <text:p>#DIV/0 !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>
            <text:p/>
          </table:table-cell>
          <table:table-cell table:formula="of:=IF(OR([.I503]&lt;[.I$549];[.I503]&gt;[.I$550]);&quot;&quot;;[.I503])" office:value-type="float" office:value="0.015139438750937" calcext:value-type="float">
            <text:p>0,0151394388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>
            <text:p/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 office:value-type="float" office:value="0.0000873382056918557" calcext:value-type="float">
            <text:p>8,73382056918557E-005</text:p>
          </table:table-cell>
          <table:table-cell table:formula="of:=IF(OR([.N503]&lt;[.N$549];[.N503]&gt;[.N$550]);&quot;&quot;;[.N503])" office:value-type="float" office:value="0.400809177390859" calcext:value-type="float">
            <text:p>0,4008091774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>
            <text:p/>
          </table:table-cell>
          <table:table-cell table:formula="of:=IF(OR([.S503]&lt;[.S$549];[.S503]&gt;[.S$550]);&quot;&quot;;[.S503])" office:value-type="float" office:value="0.0115687146475829" calcext:value-type="float">
            <text:p>0,0115687146</text:p>
          </table:table-cell>
          <table:table-cell table:formula="of:=IF(OR([.T503]&lt;[.T$549];[.T503]&gt;[.T$550]);&quot;&quot;;[.T503])">
            <text:p/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297666775490197" calcext:value-type="float">
            <text:p>0,0002976668</text:p>
          </table:table-cell>
          <table:table-cell table:formula="of:=IF(OR([.D504]&lt;[.D$549];[.D504]&gt;[.D$550]);&quot;&quot;;[.D504])">
            <text:p/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 office:value-type="string" office:string-value="" calcext:value-type="error">
            <text:p>#DIV/0 !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>
            <text:p/>
          </table:table-cell>
          <table:table-cell table:formula="of:=IF(OR([.I504]&lt;[.I$549];[.I504]&gt;[.I$550]);&quot;&quot;;[.I504])" office:value-type="float" office:value="0.013715786702034" calcext:value-type="float">
            <text:p>0,0137157867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>
            <text:p/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 office:value-type="float" office:value="0.000114647010485757" calcext:value-type="float">
            <text:p>0,000114647</text:p>
          </table:table-cell>
          <table:table-cell table:formula="of:=IF(OR([.N504]&lt;[.N$549];[.N504]&gt;[.N$550]);&quot;&quot;;[.N504])" office:value-type="float" office:value="0.39283181279142" calcext:value-type="float">
            <text:p>0,3928318128</text:p>
          </table:table-cell>
          <table:table-cell table:formula="of:=IF(OR([.O504]&lt;[.O$549];[.O504]&gt;[.O$550]);&quot;&quot;;[.O504])">
            <text:p/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894211955576891" calcext:value-type="float">
            <text:p>0,0089421196</text:p>
          </table:table-cell>
          <table:table-cell table:formula="of:=IF(OR([.T504]&lt;[.T$549];[.T504]&gt;[.T$550]);&quot;&quot;;[.T504])">
            <text:p/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247896875545322" calcext:value-type="float">
            <text:p>0,0002478969</text:p>
          </table:table-cell>
          <table:table-cell table:formula="of:=IF(OR([.D505]&lt;[.D$549];[.D505]&gt;[.D$550]);&quot;&quot;;[.D505])" office:value-type="float" office:value="0.00130501376939679" calcext:value-type="float">
            <text:p>0,0013050138</text:p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 office:value-type="string" office:string-value="" calcext:value-type="error">
            <text:p>#DIV/0 !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>
            <text:p/>
          </table:table-cell>
          <table:table-cell table:formula="of:=IF(OR([.I505]&lt;[.I$549];[.I505]&gt;[.I$550]);&quot;&quot;;[.I505])" office:value-type="float" office:value="0.0134840891291345" calcext:value-type="float">
            <text:p>0,0134840891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>
            <text:p/>
          </table:table-cell>
          <table:table-cell table:formula="of:=IF(OR([.L505]&lt;[.L$549];[.L505]&gt;[.L$550]);&quot;&quot;;[.L505])">
            <text:p/>
          </table:table-cell>
          <table:table-cell table:formula="of:=IF(OR([.M505]&lt;[.M$549];[.M505]&gt;[.M$550]);&quot;&quot;;[.M505])" office:value-type="float" office:value="0.0000916058314169281" calcext:value-type="float">
            <text:p>9,16058314169281E-005</text:p>
          </table:table-cell>
          <table:table-cell table:formula="of:=IF(OR([.N505]&lt;[.N$549];[.N505]&gt;[.N$550]);&quot;&quot;;[.N505])" office:value-type="float" office:value="0.397848247423341" calcext:value-type="float">
            <text:p>0,3978482474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>
            <text:p/>
          </table:table-cell>
          <table:table-cell table:formula="of:=IF(OR([.S505]&lt;[.S$549];[.S505]&gt;[.S$550]);&quot;&quot;;[.S505])" office:value-type="float" office:value="0.00811077832735138" calcext:value-type="float">
            <text:p>0,0081107783</text:p>
          </table:table-cell>
          <table:table-cell table:formula="of:=IF(OR([.T505]&lt;[.T$549];[.T505]&gt;[.T$550]);&quot;&quot;;[.T505])">
            <text:p/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293065793235808" calcext:value-type="float">
            <text:p>0,0002930658</text:p>
          </table:table-cell>
          <table:table-cell table:formula="of:=IF(OR([.D506]&lt;[.D$549];[.D506]&gt;[.D$550]);&quot;&quot;;[.D506])">
            <text:p/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 office:value-type="string" office:string-value="" calcext:value-type="error">
            <text:p>#DIV/0 !</text:p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>
            <text:p/>
          </table:table-cell>
          <table:table-cell table:formula="of:=IF(OR([.I506]&lt;[.I$549];[.I506]&gt;[.I$550]);&quot;&quot;;[.I506])" office:value-type="float" office:value="0.0137345135737867" calcext:value-type="float">
            <text:p>0,0137345136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>
            <text:p/>
          </table:table-cell>
          <table:table-cell table:formula="of:=IF(OR([.L506]&lt;[.L$549];[.L506]&gt;[.L$550]);&quot;&quot;;[.L506])">
            <text:p/>
          </table:table-cell>
          <table:table-cell table:formula="of:=IF(OR([.M506]&lt;[.M$549];[.M506]&gt;[.M$550]);&quot;&quot;;[.M506])" office:value-type="float" office:value="0.000222614427973007" calcext:value-type="float">
            <text:p>0,0002226144</text:p>
          </table:table-cell>
          <table:table-cell table:formula="of:=IF(OR([.N506]&lt;[.N$549];[.N506]&gt;[.N$550]);&quot;&quot;;[.N506])" office:value-type="float" office:value="0.390030707577083" calcext:value-type="float">
            <text:p>0,3900307076</text:p>
          </table:table-cell>
          <table:table-cell table:formula="of:=IF(OR([.O506]&lt;[.O$549];[.O506]&gt;[.O$550]);&quot;&quot;;[.O506])">
            <text:p/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>
            <text:p/>
          </table:table-cell>
          <table:table-cell table:formula="of:=IF(OR([.S506]&lt;[.S$549];[.S506]&gt;[.S$550]);&quot;&quot;;[.S506])" office:value-type="float" office:value="0.0062031911831991" calcext:value-type="float">
            <text:p>0,0062031912</text:p>
          </table:table-cell>
          <table:table-cell table:formula="of:=IF(OR([.T506]&lt;[.T$549];[.T506]&gt;[.T$550]);&quot;&quot;;[.T506])">
            <text:p/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18818414894419" calcext:value-type="float">
            <text:p>0,0001881841</text:p>
          </table:table-cell>
          <table:table-cell table:formula="of:=IF(OR([.D507]&lt;[.D$549];[.D507]&gt;[.D$550]);&quot;&quot;;[.D507])">
            <text:p/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 office:value-type="string" office:string-value="" calcext:value-type="error">
            <text:p>#DIV/0 !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>
            <text:p/>
          </table:table-cell>
          <table:table-cell table:formula="of:=IF(OR([.I507]&lt;[.I$549];[.I507]&gt;[.I$550]);&quot;&quot;;[.I507])" office:value-type="float" office:value="0.0124965078244148" calcext:value-type="float">
            <text:p>0,0124965078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>
            <text:p/>
          </table:table-cell>
          <table:table-cell table:formula="of:=IF(OR([.L507]&lt;[.L$549];[.L507]&gt;[.L$550]);&quot;&quot;;[.L507])">
            <text:p/>
          </table:table-cell>
          <table:table-cell table:formula="of:=IF(OR([.M507]&lt;[.M$549];[.M507]&gt;[.M$550]);&quot;&quot;;[.M507])" office:value-type="float" office:value="0.00016796383030821" calcext:value-type="float">
            <text:p>0,0001679638</text:p>
          </table:table-cell>
          <table:table-cell table:formula="of:=IF(OR([.N507]&lt;[.N$549];[.N507]&gt;[.N$550]);&quot;&quot;;[.N507])" office:value-type="float" office:value="0.376956545212158" calcext:value-type="float">
            <text:p>0,3769565452</text:p>
          </table:table-cell>
          <table:table-cell table:formula="of:=IF(OR([.O507]&lt;[.O$549];[.O507]&gt;[.O$550]);&quot;&quot;;[.O507])" office:value-type="float" office:value="0.0000146460686336291" calcext:value-type="float">
            <text:p>1,46460686336291E-005</text:p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>
            <text:p/>
          </table:table-cell>
          <table:table-cell table:formula="of:=IF(OR([.S507]&lt;[.S$549];[.S507]&gt;[.S$550]);&quot;&quot;;[.S507])" office:value-type="float" office:value="0.00626827001425403" calcext:value-type="float">
            <text:p>0,00626827</text:p>
          </table:table-cell>
          <table:table-cell table:formula="of:=IF(OR([.T507]&lt;[.T$549];[.T507]&gt;[.T$550]);&quot;&quot;;[.T507])">
            <text:p/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219589594759535" calcext:value-type="float">
            <text:p>0,0002195896</text:p>
          </table:table-cell>
          <table:table-cell table:formula="of:=IF(OR([.D508]&lt;[.D$549];[.D508]&gt;[.D$550]);&quot;&quot;;[.D508])" office:value-type="float" office:value="0.00173308890981731" calcext:value-type="float">
            <text:p>0,0017330889</text:p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 office:value-type="string" office:string-value="" calcext:value-type="error">
            <text:p>#DIV/0 !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>
            <text:p/>
          </table:table-cell>
          <table:table-cell table:formula="of:=IF(OR([.I508]&lt;[.I$549];[.I508]&gt;[.I$550]);&quot;&quot;;[.I508])" office:value-type="float" office:value="0.014944928537586" calcext:value-type="float">
            <text:p>0,0149449285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>
            <text:p/>
          </table:table-cell>
          <table:table-cell table:formula="of:=IF(OR([.L508]&lt;[.L$549];[.L508]&gt;[.L$550]);&quot;&quot;;[.L508])">
            <text:p/>
          </table:table-cell>
          <table:table-cell table:formula="of:=IF(OR([.M508]&lt;[.M$549];[.M508]&gt;[.M$550]);&quot;&quot;;[.M508])" office:value-type="float" office:value="0.0000703855646139385" calcext:value-type="float">
            <text:p>7,03855646139385E-005</text:p>
          </table:table-cell>
          <table:table-cell table:formula="of:=IF(OR([.N508]&lt;[.N$549];[.N508]&gt;[.N$550]);&quot;&quot;;[.N508])" office:value-type="float" office:value="0.406777468082895" calcext:value-type="float">
            <text:p>0,4067774681</text:p>
          </table:table-cell>
          <table:table-cell table:formula="of:=IF(OR([.O508]&lt;[.O$549];[.O508]&gt;[.O$550]);&quot;&quot;;[.O508])">
            <text:p/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785079486905615" calcext:value-type="float">
            <text:p>0,0078507949</text:p>
          </table:table-cell>
          <table:table-cell table:formula="of:=IF(OR([.T508]&lt;[.T$549];[.T508]&gt;[.T$550]);&quot;&quot;;[.T508])">
            <text:p/>
          </table:table-cell>
          <table:table-cell table:formula="of:=IF(OR([.U508]&lt;[.U$549];[.U508]&gt;[.U$550]);&quot;&quot;;[.U508])">
            <text:p/>
          </table:table-cell>
          <table:table-cell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258655700293147" calcext:value-type="float">
            <text:p>0,0002586557</text:p>
          </table:table-cell>
          <table:table-cell table:formula="of:=IF(OR([.D509]&lt;[.D$549];[.D509]&gt;[.D$550]);&quot;&quot;;[.D509])" office:value-type="float" office:value="0.00178528523306116" calcext:value-type="float">
            <text:p>0,0017852852</text:p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 office:value-type="string" office:string-value="" calcext:value-type="error">
            <text:p>#DIV/0 !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>
            <text:p/>
          </table:table-cell>
          <table:table-cell table:formula="of:=IF(OR([.I509]&lt;[.I$549];[.I509]&gt;[.I$550]);&quot;&quot;;[.I509])" office:value-type="float" office:value="0.015395032578057" calcext:value-type="float">
            <text:p>0,0153950326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>
            <text:p/>
          </table:table-cell>
          <table:table-cell table:formula="of:=IF(OR([.L509]&lt;[.L$549];[.L509]&gt;[.L$550]);&quot;&quot;;[.L509])">
            <text:p/>
          </table:table-cell>
          <table:table-cell table:formula="of:=IF(OR([.M509]&lt;[.M$549];[.M509]&gt;[.M$550]);&quot;&quot;;[.M509])" office:value-type="float" office:value="0.000186278542227246" calcext:value-type="float">
            <text:p>0,0001862785</text:p>
          </table:table-cell>
          <table:table-cell table:formula="of:=IF(OR([.N509]&lt;[.N$549];[.N509]&gt;[.N$550]);&quot;&quot;;[.N509])" office:value-type="float" office:value="0.397519367571997" calcext:value-type="float">
            <text:p>0,3975193676</text:p>
          </table:table-cell>
          <table:table-cell table:formula="of:=IF(OR([.O509]&lt;[.O$549];[.O509]&gt;[.O$550]);&quot;&quot;;[.O509])">
            <text:p/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 office:value-type="float" office:value="0.0000404138985283583" calcext:value-type="float">
            <text:p>4,04138985283583E-005</text:p>
          </table:table-cell>
          <table:table-cell table:formula="of:=IF(OR([.S509]&lt;[.S$549];[.S509]&gt;[.S$550]);&quot;&quot;;[.S509])" office:value-type="float" office:value="0.00808724126507497" calcext:value-type="float">
            <text:p>0,0080872413</text:p>
          </table:table-cell>
          <table:table-cell table:formula="of:=IF(OR([.T509]&lt;[.T$549];[.T509]&gt;[.T$550]);&quot;&quot;;[.T509])">
            <text:p/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206163035623009" calcext:value-type="float">
            <text:p>0,000206163</text:p>
          </table:table-cell>
          <table:table-cell table:formula="of:=IF(OR([.D510]&lt;[.D$549];[.D510]&gt;[.D$550]);&quot;&quot;;[.D510])">
            <text:p/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 office:value-type="string" office:string-value="" calcext:value-type="error">
            <text:p>#DIV/0 !</text:p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>
            <text:p/>
          </table:table-cell>
          <table:table-cell table:formula="of:=IF(OR([.I510]&lt;[.I$549];[.I510]&gt;[.I$550]);&quot;&quot;;[.I510])" office:value-type="float" office:value="0.0140437399747976" calcext:value-type="float">
            <text:p>0,01404374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>
            <text:p/>
          </table:table-cell>
          <table:table-cell table:formula="of:=IF(OR([.L510]&lt;[.L$549];[.L510]&gt;[.L$550]);&quot;&quot;;[.L510])" office:value-type="float" office:value="0.000181332560097763" calcext:value-type="float">
            <text:p>0,0001813326</text:p>
          </table:table-cell>
          <table:table-cell table:formula="of:=IF(OR([.M510]&lt;[.M$549];[.M510]&gt;[.M$550]);&quot;&quot;;[.M510])" office:value-type="float" office:value="0.000160414806805189" calcext:value-type="float">
            <text:p>0,0001604148</text:p>
          </table:table-cell>
          <table:table-cell table:formula="of:=IF(OR([.N510]&lt;[.N$549];[.N510]&gt;[.N$550]);&quot;&quot;;[.N510])" office:value-type="float" office:value="0.445436343346997" calcext:value-type="float">
            <text:p>0,4454363433</text:p>
          </table:table-cell>
          <table:table-cell table:formula="of:=IF(OR([.O510]&lt;[.O$549];[.O510]&gt;[.O$550]);&quot;&quot;;[.O510])">
            <text:p/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103757295976594" calcext:value-type="float">
            <text:p>0,0103757296</text:p>
          </table:table-cell>
          <table:table-cell table:formula="of:=IF(OR([.T510]&lt;[.T$549];[.T510]&gt;[.T$550]);&quot;&quot;;[.T510])">
            <text:p/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182034983798455" calcext:value-type="float">
            <text:p>0,000182035</text:p>
          </table:table-cell>
          <table:table-cell table:formula="of:=IF(OR([.D511]&lt;[.D$549];[.D511]&gt;[.D$550]);&quot;&quot;;[.D511])" office:value-type="float" office:value="0.00129711571136264" calcext:value-type="float">
            <text:p>0,0012971157</text:p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 office:value-type="string" office:string-value="" calcext:value-type="error">
            <text:p>#DIV/0 !</text:p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>
            <text:p/>
          </table:table-cell>
          <table:table-cell table:formula="of:=IF(OR([.I511]&lt;[.I$549];[.I511]&gt;[.I$550]);&quot;&quot;;[.I511])" office:value-type="float" office:value="0.013402482236566" calcext:value-type="float">
            <text:p>0,0134024822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>
            <text:p/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 office:value-type="float" office:value="0.000115779308793825" calcext:value-type="float">
            <text:p>0,0001157793</text:p>
          </table:table-cell>
          <table:table-cell table:formula="of:=IF(OR([.N511]&lt;[.N$549];[.N511]&gt;[.N$550]);&quot;&quot;;[.N511])" office:value-type="float" office:value="0.357737963512786" calcext:value-type="float">
            <text:p>0,3577379635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>
            <text:p/>
          </table:table-cell>
          <table:table-cell table:formula="of:=IF(OR([.S511]&lt;[.S$549];[.S511]&gt;[.S$550]);&quot;&quot;;[.S511])" office:value-type="float" office:value="0.00940733721847793" calcext:value-type="float">
            <text:p>0,0094073372</text:p>
          </table:table-cell>
          <table:table-cell table:formula="of:=IF(OR([.T511]&lt;[.T$549];[.T511]&gt;[.T$550]);&quot;&quot;;[.T511])">
            <text:p/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247737231666829" calcext:value-type="float">
            <text:p>0,0002477372</text:p>
          </table:table-cell>
          <table:table-cell table:formula="of:=IF(OR([.D512]&lt;[.D$549];[.D512]&gt;[.D$550]);&quot;&quot;;[.D512])" office:value-type="float" office:value="0.00133110406757386" calcext:value-type="float">
            <text:p>0,0013311041</text:p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 office:value-type="string" office:string-value="" calcext:value-type="error">
            <text:p>#DIV/0 !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>
            <text:p/>
          </table:table-cell>
          <table:table-cell table:formula="of:=IF(OR([.I512]&lt;[.I$549];[.I512]&gt;[.I$550]);&quot;&quot;;[.I512])" office:value-type="float" office:value="0.0137536678219232" calcext:value-type="float">
            <text:p>0,0137536678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>
            <text:p/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 office:value-type="float" office:value="0.000149355242787204" calcext:value-type="float">
            <text:p>0,0001493552</text:p>
          </table:table-cell>
          <table:table-cell table:formula="of:=IF(OR([.N512]&lt;[.N$549];[.N512]&gt;[.N$550]);&quot;&quot;;[.N512])" office:value-type="float" office:value="0.363434159349711" calcext:value-type="float">
            <text:p>0,3634341593</text:p>
          </table:table-cell>
          <table:table-cell table:formula="of:=IF(OR([.O512]&lt;[.O$549];[.O512]&gt;[.O$550]);&quot;&quot;;[.O512])" office:value-type="float" office:value="0.000019285123761332" calcext:value-type="float">
            <text:p>1,9285123761332E-005</text:p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895995333886431" calcext:value-type="float">
            <text:p>0,0089599533</text:p>
          </table:table-cell>
          <table:table-cell table:formula="of:=IF(OR([.T512]&lt;[.T$549];[.T512]&gt;[.T$550]);&quot;&quot;;[.T512])">
            <text:p/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259578564323749" calcext:value-type="float">
            <text:p>0,0002595786</text:p>
          </table:table-cell>
          <table:table-cell table:formula="of:=IF(OR([.D513]&lt;[.D$549];[.D513]&gt;[.D$550]);&quot;&quot;;[.D513])" office:value-type="float" office:value="0.00131387236730033" calcext:value-type="float">
            <text:p>0,0013138724</text:p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 office:value-type="string" office:string-value="" calcext:value-type="error">
            <text:p>#DIV/0 !</text:p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>
            <text:p/>
          </table:table-cell>
          <table:table-cell table:formula="of:=IF(OR([.I513]&lt;[.I$549];[.I513]&gt;[.I$550]);&quot;&quot;;[.I513])" office:value-type="float" office:value="0.0142537484986367" calcext:value-type="float">
            <text:p>0,0142537485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>
            <text:p/>
          </table:table-cell>
          <table:table-cell table:formula="of:=IF(OR([.L513]&lt;[.L$549];[.L513]&gt;[.L$550]);&quot;&quot;;[.L513])">
            <text:p/>
          </table:table-cell>
          <table:table-cell table:formula="of:=IF(OR([.M513]&lt;[.M$549];[.M513]&gt;[.M$550]);&quot;&quot;;[.M513])" office:value-type="float" office:value="0.000157370715429632" calcext:value-type="float">
            <text:p>0,0001573707</text:p>
          </table:table-cell>
          <table:table-cell table:formula="of:=IF(OR([.N513]&lt;[.N$549];[.N513]&gt;[.N$550]);&quot;&quot;;[.N513])" office:value-type="float" office:value="0.376573848545466" calcext:value-type="float">
            <text:p>0,3765738485</text:p>
          </table:table-cell>
          <table:table-cell table:formula="of:=IF(OR([.O513]&lt;[.O$549];[.O513]&gt;[.O$550]);&quot;&quot;;[.O513])">
            <text:p/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816583531262744" calcext:value-type="float">
            <text:p>0,0081658353</text:p>
          </table:table-cell>
          <table:table-cell table:formula="of:=IF(OR([.T513]&lt;[.T$549];[.T513]&gt;[.T$550]);&quot;&quot;;[.T513])">
            <text:p/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284264320498163" calcext:value-type="float">
            <text:p>0,0002842643</text:p>
          </table:table-cell>
          <table:table-cell table:formula="of:=IF(OR([.D514]&lt;[.D$549];[.D514]&gt;[.D$550]);&quot;&quot;;[.D514])" office:value-type="float" office:value="0.00162205993664106" calcext:value-type="float">
            <text:p>0,0016220599</text:p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 office:value-type="string" office:string-value="" calcext:value-type="error">
            <text:p>#DIV/0 !</text:p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>
            <text:p/>
          </table:table-cell>
          <table:table-cell table:formula="of:=IF(OR([.I514]&lt;[.I$549];[.I514]&gt;[.I$550]);&quot;&quot;;[.I514])" office:value-type="float" office:value="0.0133220329992038" calcext:value-type="float">
            <text:p>0,013322033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>
            <text:p/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 office:value-type="float" office:value="0.000134757711013886" calcext:value-type="float">
            <text:p>0,0001347577</text:p>
          </table:table-cell>
          <table:table-cell table:formula="of:=IF(OR([.N514]&lt;[.N$549];[.N514]&gt;[.N$550]);&quot;&quot;;[.N514])" office:value-type="float" office:value="0.372093882104787" calcext:value-type="float">
            <text:p>0,3720938821</text:p>
          </table:table-cell>
          <table:table-cell table:formula="of:=IF(OR([.O514]&lt;[.O$549];[.O514]&gt;[.O$550]);&quot;&quot;;[.O514])" office:value-type="float" office:value="0.000021746192921418" calcext:value-type="float">
            <text:p>2,1746192921418E-005</text:p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801330037879525" calcext:value-type="float">
            <text:p>0,0080133004</text:p>
          </table:table-cell>
          <table:table-cell table:formula="of:=IF(OR([.T514]&lt;[.T$549];[.T514]&gt;[.T$550]);&quot;&quot;;[.T514])">
            <text:p/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257111572827783" calcext:value-type="float">
            <text:p>0,0002571116</text:p>
          </table:table-cell>
          <table:table-cell table:formula="of:=IF(OR([.D515]&lt;[.D$549];[.D515]&gt;[.D$550]);&quot;&quot;;[.D515])" office:value-type="float" office:value="0.00210013614435753" calcext:value-type="float">
            <text:p>0,0021001361</text:p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 office:value-type="string" office:string-value="" calcext:value-type="error">
            <text:p>#DIV/0 !</text:p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>
            <text:p/>
          </table:table-cell>
          <table:table-cell table:formula="of:=IF(OR([.I515]&lt;[.I$549];[.I515]&gt;[.I$550]);&quot;&quot;;[.I515])" office:value-type="float" office:value="0.0138488872618548" calcext:value-type="float">
            <text:p>0,0138488873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>
            <text:p/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 office:value-type="float" office:value="0.000143185856899865" calcext:value-type="float">
            <text:p>0,0001431859</text:p>
          </table:table-cell>
          <table:table-cell table:formula="of:=IF(OR([.N515]&lt;[.N$549];[.N515]&gt;[.N$550]);&quot;&quot;;[.N515])" office:value-type="float" office:value="0.364809839412465" calcext:value-type="float">
            <text:p>0,3648098394</text:p>
          </table:table-cell>
          <table:table-cell table:formula="of:=IF(OR([.O515]&lt;[.O$549];[.O515]&gt;[.O$550]);&quot;&quot;;[.O515])">
            <text:p/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>
            <text:p/>
          </table:table-cell>
          <table:table-cell table:formula="of:=IF(OR([.S515]&lt;[.S$549];[.S515]&gt;[.S$550]);&quot;&quot;;[.S515])" office:value-type="float" office:value="0.00662274358637777" calcext:value-type="float">
            <text:p>0,0066227436</text:p>
          </table:table-cell>
          <table:table-cell table:formula="of:=IF(OR([.T515]&lt;[.T$549];[.T515]&gt;[.T$550]);&quot;&quot;;[.T515])">
            <text:p/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228256387992015" calcext:value-type="float">
            <text:p>0,0002282564</text:p>
          </table:table-cell>
          <table:table-cell table:formula="of:=IF(OR([.D516]&lt;[.D$549];[.D516]&gt;[.D$550]);&quot;&quot;;[.D516])" office:value-type="float" office:value="0.00157480653444745" calcext:value-type="float">
            <text:p>0,0015748065</text:p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 office:value-type="string" office:string-value="" calcext:value-type="error">
            <text:p>#DIV/0 !</text:p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>
            <text:p/>
          </table:table-cell>
          <table:table-cell table:formula="of:=IF(OR([.I516]&lt;[.I$549];[.I516]&gt;[.I$550]);&quot;&quot;;[.I516])" office:value-type="float" office:value="0.0129339392123296" calcext:value-type="float">
            <text:p>0,0129339392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>
            <text:p/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183417228486371" calcext:value-type="float">
            <text:p>0,0001834172</text:p>
          </table:table-cell>
          <table:table-cell table:formula="of:=IF(OR([.N516]&lt;[.N$549];[.N516]&gt;[.N$550]);&quot;&quot;;[.N516])" office:value-type="float" office:value="0.371027379817254" calcext:value-type="float">
            <text:p>0,3710273798</text:p>
          </table:table-cell>
          <table:table-cell table:formula="of:=IF(OR([.O516]&lt;[.O$549];[.O516]&gt;[.O$550]);&quot;&quot;;[.O516])">
            <text:p/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648768635765863" calcext:value-type="float">
            <text:p>0,0064876864</text:p>
          </table:table-cell>
          <table:table-cell table:formula="of:=IF(OR([.T516]&lt;[.T$549];[.T516]&gt;[.T$550]);&quot;&quot;;[.T516])">
            <text:p/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299115458774934" calcext:value-type="float">
            <text:p>0,0002991155</text:p>
          </table:table-cell>
          <table:table-cell table:formula="of:=IF(OR([.D517]&lt;[.D$549];[.D517]&gt;[.D$550]);&quot;&quot;;[.D517])">
            <text:p/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 office:value-type="string" office:string-value="" calcext:value-type="error">
            <text:p>#DIV/0 !</text:p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>
            <text:p/>
          </table:table-cell>
          <table:table-cell table:formula="of:=IF(OR([.I517]&lt;[.I$549];[.I517]&gt;[.I$550]);&quot;&quot;;[.I517])" office:value-type="float" office:value="0.0135447477682423" calcext:value-type="float">
            <text:p>0,0135447478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>
            <text:p/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197240779998623" calcext:value-type="float">
            <text:p>0,0001972408</text:p>
          </table:table-cell>
          <table:table-cell table:formula="of:=IF(OR([.N517]&lt;[.N$549];[.N517]&gt;[.N$550]);&quot;&quot;;[.N517])" office:value-type="float" office:value="0.365732662231685" calcext:value-type="float">
            <text:p>0,3657326622</text:p>
          </table:table-cell>
          <table:table-cell table:formula="of:=IF(OR([.O517]&lt;[.O$549];[.O517]&gt;[.O$550]);&quot;&quot;;[.O517])">
            <text:p/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647083849345457" calcext:value-type="float">
            <text:p>0,0064708385</text:p>
          </table:table-cell>
          <table:table-cell table:formula="of:=IF(OR([.T517]&lt;[.T$549];[.T517]&gt;[.T$550]);&quot;&quot;;[.T517])">
            <text:p/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323883818752266" calcext:value-type="float">
            <text:p>0,0003238838</text:p>
          </table:table-cell>
          <table:table-cell table:formula="of:=IF(OR([.D518]&lt;[.D$549];[.D518]&gt;[.D$550]);&quot;&quot;;[.D518])" office:value-type="float" office:value="0.00153017097958984" calcext:value-type="float">
            <text:p>0,001530171</text:p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 office:value-type="string" office:string-value="" calcext:value-type="error">
            <text:p>#DIV/0 !</text:p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>
            <text:p/>
          </table:table-cell>
          <table:table-cell table:formula="of:=IF(OR([.I518]&lt;[.I$549];[.I518]&gt;[.I$550]);&quot;&quot;;[.I518])" office:value-type="float" office:value="0.0113117978468833" calcext:value-type="float">
            <text:p>0,0113117978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>
            <text:p/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 office:value-type="float" office:value="0.000131798180920142" calcext:value-type="float">
            <text:p>0,0001317982</text:p>
          </table:table-cell>
          <table:table-cell table:formula="of:=IF(OR([.N518]&lt;[.N$549];[.N518]&gt;[.N$550]);&quot;&quot;;[.N518])" office:value-type="float" office:value="0.349231798896548" calcext:value-type="float">
            <text:p>0,3492317989</text:p>
          </table:table-cell>
          <table:table-cell table:formula="of:=IF(OR([.O518]&lt;[.O$549];[.O518]&gt;[.O$550]);&quot;&quot;;[.O518])">
            <text:p/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>
            <text:p/>
          </table:table-cell>
          <table:table-cell table:formula="of:=IF(OR([.S518]&lt;[.S$549];[.S518]&gt;[.S$550]);&quot;&quot;;[.S518])" office:value-type="float" office:value="0.00567604005972791" calcext:value-type="float">
            <text:p>0,0056760401</text:p>
          </table:table-cell>
          <table:table-cell table:formula="of:=IF(OR([.T518]&lt;[.T$549];[.T518]&gt;[.T$550]);&quot;&quot;;[.T518])">
            <text:p/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197725836375031" calcext:value-type="float">
            <text:p>0,0001977258</text:p>
          </table:table-cell>
          <table:table-cell table:formula="of:=IF(OR([.D519]&lt;[.D$549];[.D519]&gt;[.D$550]);&quot;&quot;;[.D519])" office:value-type="float" office:value="0.00145591960885062" calcext:value-type="float">
            <text:p>0,0014559196</text:p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 office:value-type="string" office:string-value="" calcext:value-type="error">
            <text:p>#DIV/0 !</text:p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 office:value-type="float" office:value="0.000157279037965084" calcext:value-type="float">
            <text:p>0,000157279</text:p>
          </table:table-cell>
          <table:table-cell table:formula="of:=IF(OR([.I519]&lt;[.I$549];[.I519]&gt;[.I$550]);&quot;&quot;;[.I519])" office:value-type="float" office:value="0.0119575168803321" calcext:value-type="float">
            <text:p>0,0119575169</text:p>
          </table:table-cell>
          <table:table-cell table:formula="of:=IF(OR([.J519]&lt;[.J$549];[.J519]&gt;[.J$550]);&quot;&quot;;[.J519])" office:value-type="string" office:string-value="" calcext:value-type="error">
            <text:p>#DIV/0 !</text:p>
          </table:table-cell>
          <table:table-cell table:formula="of:=IF(OR([.K519]&lt;[.K$549];[.K519]&gt;[.K$550]);&quot;&quot;;[.K519])">
            <text:p/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 office:value-type="float" office:value="0.000173974076013174" calcext:value-type="float">
            <text:p>0,0001739741</text:p>
          </table:table-cell>
          <table:table-cell table:formula="of:=IF(OR([.N519]&lt;[.N$549];[.N519]&gt;[.N$550]);&quot;&quot;;[.N519])" office:value-type="float" office:value="0.339532586823487" calcext:value-type="float">
            <text:p>0,3395325868</text:p>
          </table:table-cell>
          <table:table-cell table:formula="of:=IF(OR([.O519]&lt;[.O$549];[.O519]&gt;[.O$550]);&quot;&quot;;[.O519])">
            <text:p/>
          </table:table-cell>
          <table:table-cell table:formula="of:=IF(OR([.P519]&lt;[.P$549];[.P519]&gt;[.P$550]);&quot;&quot;;[.P519])" office:value-type="string" office:string-value="" calcext:value-type="error">
            <text:p>#DIV/0 !</text:p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0540061086885508" calcext:value-type="float">
            <text:p>0,0054006109</text:p>
          </table:table-cell>
          <table:table-cell table:formula="of:=IF(OR([.T519]&lt;[.T$549];[.T519]&gt;[.T$550]);&quot;&quot;;[.T519])">
            <text:p/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float" office:value="0.000320439613699959" calcext:value-type="float">
            <text:p>0,0003204396</text:p>
          </table:table-cell>
          <table:table-cell table:formula="of:=IF(OR([.D520]&lt;[.D$549];[.D520]&gt;[.D$550]);&quot;&quot;;[.D520])" office:value-type="float" office:value="0.0012574400444875" calcext:value-type="float">
            <text:p>0,00125744</text:p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 office:value-type="string" office:string-value="" calcext:value-type="error">
            <text:p>#DIV/0 !</text:p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 office:value-type="float" office:value="0.000199696852414804" calcext:value-type="float">
            <text:p>0,0001996969</text:p>
          </table:table-cell>
          <table:table-cell table:formula="of:=IF(OR([.I520]&lt;[.I$549];[.I520]&gt;[.I$550]);&quot;&quot;;[.I520])" office:value-type="float" office:value="0.0129925323640451" calcext:value-type="float">
            <text:p>0,0129925324</text:p>
          </table:table-cell>
          <table:table-cell table:formula="of:=IF(OR([.J520]&lt;[.J$549];[.J520]&gt;[.J$550]);&quot;&quot;;[.J520])" office:value-type="string" office:string-value="" calcext:value-type="error">
            <text:p>#DIV/0 !</text:p>
          </table:table-cell>
          <table:table-cell table:formula="of:=IF(OR([.K520]&lt;[.K$549];[.K520]&gt;[.K$550]);&quot;&quot;;[.K520])">
            <text:p/>
          </table:table-cell>
          <table:table-cell table:formula="of:=IF(OR([.L520]&lt;[.L$549];[.L520]&gt;[.L$550]);&quot;&quot;;[.L520])" office:value-type="float" office:value="0.000117441294858099" calcext:value-type="float">
            <text:p>0,0001174413</text:p>
          </table:table-cell>
          <table:table-cell table:formula="of:=IF(OR([.M520]&lt;[.M$549];[.M520]&gt;[.M$550]);&quot;&quot;;[.M520])" office:value-type="float" office:value="0.000188985029279193" calcext:value-type="float">
            <text:p>0,000188985</text:p>
          </table:table-cell>
          <table:table-cell table:formula="of:=IF(OR([.N520]&lt;[.N$549];[.N520]&gt;[.N$550]);&quot;&quot;;[.N520])" office:value-type="float" office:value="0.371061464937568" calcext:value-type="float">
            <text:p>0,3710614649</text:p>
          </table:table-cell>
          <table:table-cell table:formula="of:=IF(OR([.O520]&lt;[.O$549];[.O520]&gt;[.O$550]);&quot;&quot;;[.O520])">
            <text:p/>
          </table:table-cell>
          <table:table-cell table:formula="of:=IF(OR([.P520]&lt;[.P$549];[.P520]&gt;[.P$550]);&quot;&quot;;[.P520])" office:value-type="string" office:string-value="" calcext:value-type="error">
            <text:p>#DIV/0 !</text:p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>
            <text:p/>
          </table:table-cell>
          <table:table-cell table:formula="of:=IF(OR([.S520]&lt;[.S$549];[.S520]&gt;[.S$550]);&quot;&quot;;[.S520])" office:value-type="float" office:value="0.00586807547097228" calcext:value-type="float">
            <text:p>0,0058680755</text:p>
          </table:table-cell>
          <table:table-cell table:formula="of:=IF(OR([.T520]&lt;[.T$549];[.T520]&gt;[.T$550]);&quot;&quot;;[.T520])">
            <text:p/>
          </table:table-cell>
          <table:table-cell table:formula="of:=IF(OR([.U520]&lt;[.U$549];[.U520]&gt;[.U$550]);&quot;&quot;;[.U520])">
            <text:p/>
          </table:table-cell>
          <table:table-cell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formula="of:=IF(OR([.B521]&lt;[.B$549];[.B521]&gt;[.B$550]);&quot;&quot;;[.B521])" office:value-type="string" office:string-value="" calcext:value-type="error">
            <text:p>#DIV/0 !</text:p>
          </table:table-cell>
          <table:table-cell table:formula="of:=IF(OR([.C521]&lt;[.C$549];[.C521]&gt;[.C$550]);&quot;&quot;;[.C521])" office:value-type="float" office:value="0.000327892390689029" calcext:value-type="float">
            <text:p>0,0003278924</text:p>
          </table:table-cell>
          <table:table-cell table:formula="of:=IF(OR([.D521]&lt;[.D$549];[.D521]&gt;[.D$550]);&quot;&quot;;[.D521])" office:value-type="float" office:value="0.00121399580880942" calcext:value-type="float">
            <text:p>0,0012139958</text:p>
          </table:table-cell>
          <table:table-cell table:formula="of:=IF(OR([.E521]&lt;[.E$549];[.E521]&gt;[.E$550]);&quot;&quot;;[.E521])" office:value-type="float" office:value="1" calcext:value-type="float">
            <text:p>1</text:p>
          </table:table-cell>
          <table:table-cell table:formula="of:=IF(OR([.F521]&lt;[.F$549];[.F521]&gt;[.F$550]);&quot;&quot;;[.F521])" office:value-type="string" office:string-value="" calcext:value-type="error">
            <text:p>#DIV/0 !</text:p>
          </table:table-cell>
          <table:table-cell table:formula="of:=IF(OR([.G521]&lt;[.G$549];[.G521]&gt;[.G$550]);&quot;&quot;;[.G521])" office:value-type="string" office:string-value="" calcext:value-type="error">
            <text:p>#DIV/0 !</text:p>
          </table:table-cell>
          <table:table-cell table:formula="of:=IF(OR([.H521]&lt;[.H$549];[.H521]&gt;[.H$550]);&quot;&quot;;[.H521])">
            <text:p/>
          </table:table-cell>
          <table:table-cell table:formula="of:=IF(OR([.I521]&lt;[.I$549];[.I521]&gt;[.I$550]);&quot;&quot;;[.I521])" office:value-type="float" office:value="0.0119170651731873" calcext:value-type="float">
            <text:p>0,0119170652</text:p>
          </table:table-cell>
          <table:table-cell table:formula="of:=IF(OR([.J521]&lt;[.J$549];[.J521]&gt;[.J$550]);&quot;&quot;;[.J521])" office:value-type="string" office:string-value="" calcext:value-type="error">
            <text:p>#DIV/0 !</text:p>
          </table:table-cell>
          <table:table-cell table:formula="of:=IF(OR([.K521]&lt;[.K$549];[.K521]&gt;[.K$550]);&quot;&quot;;[.K521])">
            <text:p/>
          </table:table-cell>
          <table:table-cell table:formula="of:=IF(OR([.L521]&lt;[.L$549];[.L521]&gt;[.L$550]);&quot;&quot;;[.L521])">
            <text:p/>
          </table:table-cell>
          <table:table-cell table:formula="of:=IF(OR([.M521]&lt;[.M$549];[.M521]&gt;[.M$550]);&quot;&quot;;[.M521])" office:value-type="float" office:value="0.000168597376478617" calcext:value-type="float">
            <text:p>0,0001685974</text:p>
          </table:table-cell>
          <table:table-cell table:formula="of:=IF(OR([.N521]&lt;[.N$549];[.N521]&gt;[.N$550]);&quot;&quot;;[.N521])" office:value-type="float" office:value="0.362734443420235" calcext:value-type="float">
            <text:p>0,3627344434</text:p>
          </table:table-cell>
          <table:table-cell table:formula="of:=IF(OR([.O521]&lt;[.O$549];[.O521]&gt;[.O$550]);&quot;&quot;;[.O521])">
            <text:p/>
          </table:table-cell>
          <table:table-cell table:formula="of:=IF(OR([.P521]&lt;[.P$549];[.P521]&gt;[.P$550]);&quot;&quot;;[.P521])" office:value-type="string" office:string-value="" calcext:value-type="error">
            <text:p>#DIV/0 !</text:p>
          </table:table-cell>
          <table:table-cell table:formula="of:=IF(OR([.Q521]&lt;[.Q$549];[.Q521]&gt;[.Q$550]);&quot;&quot;;[.Q521])" office:value-type="string" office:string-value="" calcext:value-type="error">
            <text:p>#DIV/0 !</text:p>
          </table:table-cell>
          <table:table-cell table:formula="of:=IF(OR([.R521]&lt;[.R$549];[.R521]&gt;[.R$550]);&quot;&quot;;[.R521])">
            <text:p/>
          </table:table-cell>
          <table:table-cell table:formula="of:=IF(OR([.S521]&lt;[.S$549];[.S521]&gt;[.S$550]);&quot;&quot;;[.S521])" office:value-type="float" office:value="0.00503875646483141" calcext:value-type="float">
            <text:p>0,0050387565</text:p>
          </table:table-cell>
          <table:table-cell table:formula="of:=IF(OR([.T521]&lt;[.T$549];[.T521]&gt;[.T$550]);&quot;&quot;;[.T521])">
            <text:p/>
          </table:table-cell>
          <table:table-cell table:formula="of:=IF(OR([.U521]&lt;[.U$549];[.U521]&gt;[.U$550]);&quot;&quot;;[.U521])">
            <text:p/>
          </table:table-cell>
          <table:table-cell table:formula="of:=IF(OR([.V521]&lt;[.V$549];[.V521]&gt;[.V$550]);&quot;&quot;;[.V521]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IF(OR([.B522]&lt;[.B$549];[.B522]&gt;[.B$550]);&quot;&quot;;[.B522])" office:value-type="string" office:string-value="" calcext:value-type="error">
            <text:p>#DIV/0 !</text:p>
          </table:table-cell>
          <table:table-cell table:formula="of:=IF(OR([.C522]&lt;[.C$549];[.C522]&gt;[.C$550]);&quot;&quot;;[.C522])" office:value-type="float" office:value="0.00027828407808623" calcext:value-type="float">
            <text:p>0,0002782841</text:p>
          </table:table-cell>
          <table:table-cell table:formula="of:=IF(OR([.D522]&lt;[.D$549];[.D522]&gt;[.D$550]);&quot;&quot;;[.D522])" office:value-type="float" office:value="0.00197366059375057" calcext:value-type="float">
            <text:p>0,0019736606</text:p>
          </table:table-cell>
          <table:table-cell table:formula="of:=IF(OR([.E522]&lt;[.E$549];[.E522]&gt;[.E$550]);&quot;&quot;;[.E522])" office:value-type="float" office:value="1" calcext:value-type="float">
            <text:p>1</text:p>
          </table:table-cell>
          <table:table-cell table:formula="of:=IF(OR([.F522]&lt;[.F$549];[.F522]&gt;[.F$550]);&quot;&quot;;[.F522])" office:value-type="string" office:string-value="" calcext:value-type="error">
            <text:p>#DIV/0 !</text:p>
          </table:table-cell>
          <table:table-cell table:formula="of:=IF(OR([.G522]&lt;[.G$549];[.G522]&gt;[.G$550]);&quot;&quot;;[.G522])" office:value-type="string" office:string-value="" calcext:value-type="error">
            <text:p>#DIV/0 !</text:p>
          </table:table-cell>
          <table:table-cell table:formula="of:=IF(OR([.H522]&lt;[.H$549];[.H522]&gt;[.H$550]);&quot;&quot;;[.H522])">
            <text:p/>
          </table:table-cell>
          <table:table-cell table:formula="of:=IF(OR([.I522]&lt;[.I$549];[.I522]&gt;[.I$550]);&quot;&quot;;[.I522])" office:value-type="float" office:value="0.0117764967038866" calcext:value-type="float">
            <text:p>0,0117764967</text:p>
          </table:table-cell>
          <table:table-cell table:formula="of:=IF(OR([.J522]&lt;[.J$549];[.J522]&gt;[.J$550]);&quot;&quot;;[.J522])" office:value-type="string" office:string-value="" calcext:value-type="error">
            <text:p>#DIV/0 !</text:p>
          </table:table-cell>
          <table:table-cell table:formula="of:=IF(OR([.K522]&lt;[.K$549];[.K522]&gt;[.K$550]);&quot;&quot;;[.K522])">
            <text:p/>
          </table:table-cell>
          <table:table-cell table:formula="of:=IF(OR([.L522]&lt;[.L$549];[.L522]&gt;[.L$550]);&quot;&quot;;[.L522])">
            <text:p/>
          </table:table-cell>
          <table:table-cell table:formula="of:=IF(OR([.M522]&lt;[.M$549];[.M522]&gt;[.M$550]);&quot;&quot;;[.M522])" office:value-type="float" office:value="0.000148348940148164" calcext:value-type="float">
            <text:p>0,0001483489</text:p>
          </table:table-cell>
          <table:table-cell table:formula="of:=IF(OR([.N522]&lt;[.N$549];[.N522]&gt;[.N$550]);&quot;&quot;;[.N522])" office:value-type="float" office:value="0.344518496105116" calcext:value-type="float">
            <text:p>0,3445184961</text:p>
          </table:table-cell>
          <table:table-cell table:formula="of:=IF(OR([.O522]&lt;[.O$549];[.O522]&gt;[.O$550]);&quot;&quot;;[.O522])">
            <text:p/>
          </table:table-cell>
          <table:table-cell table:formula="of:=IF(OR([.P522]&lt;[.P$549];[.P522]&gt;[.P$550]);&quot;&quot;;[.P522])" office:value-type="string" office:string-value="" calcext:value-type="error">
            <text:p>#DIV/0 !</text:p>
          </table:table-cell>
          <table:table-cell table:formula="of:=IF(OR([.Q522]&lt;[.Q$549];[.Q522]&gt;[.Q$550]);&quot;&quot;;[.Q522])" office:value-type="string" office:string-value="" calcext:value-type="error">
            <text:p>#DIV/0 !</text:p>
          </table:table-cell>
          <table:table-cell table:formula="of:=IF(OR([.R522]&lt;[.R$549];[.R522]&gt;[.R$550]);&quot;&quot;;[.R522])" office:value-type="float" office:value="0.0000410130782104366" calcext:value-type="float">
            <text:p>4,10130782104366E-005</text:p>
          </table:table-cell>
          <table:table-cell table:formula="of:=IF(OR([.S522]&lt;[.S$549];[.S522]&gt;[.S$550]);&quot;&quot;;[.S522])" office:value-type="float" office:value="0.019055591976437" calcext:value-type="float">
            <text:p>0,019055592</text:p>
          </table:table-cell>
          <table:table-cell table:formula="of:=IF(OR([.T522]&lt;[.T$549];[.T522]&gt;[.T$550]);&quot;&quot;;[.T522])">
            <text:p/>
          </table:table-cell>
          <table:table-cell table:formula="of:=IF(OR([.U522]&lt;[.U$549];[.U522]&gt;[.U$550]);&quot;&quot;;[.U522])">
            <text:p/>
          </table:table-cell>
          <table:table-cell table:formula="of:=IF(OR([.V522]&lt;[.V$549];[.V522]&gt;[.V$550]);&quot;&quot;;[.V522]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IF(OR([.B523]&lt;[.B$549];[.B523]&gt;[.B$550]);&quot;&quot;;[.B523])" office:value-type="string" office:string-value="" calcext:value-type="error">
            <text:p>#DIV/0 !</text:p>
          </table:table-cell>
          <table:table-cell table:formula="of:=IF(OR([.C523]&lt;[.C$549];[.C523]&gt;[.C$550]);&quot;&quot;;[.C523])" office:value-type="float" office:value="0.000328951395881541" calcext:value-type="float">
            <text:p>0,0003289514</text:p>
          </table:table-cell>
          <table:table-cell table:formula="of:=IF(OR([.D523]&lt;[.D$549];[.D523]&gt;[.D$550]);&quot;&quot;;[.D523])" office:value-type="float" office:value="0.00151114136387578" calcext:value-type="float">
            <text:p>0,0015111414</text:p>
          </table:table-cell>
          <table:table-cell table:formula="of:=IF(OR([.E523]&lt;[.E$549];[.E523]&gt;[.E$550]);&quot;&quot;;[.E523])" office:value-type="float" office:value="1" calcext:value-type="float">
            <text:p>1</text:p>
          </table:table-cell>
          <table:table-cell table:formula="of:=IF(OR([.F523]&lt;[.F$549];[.F523]&gt;[.F$550]);&quot;&quot;;[.F523])" office:value-type="string" office:string-value="" calcext:value-type="error">
            <text:p>#DIV/0 !</text:p>
          </table:table-cell>
          <table:table-cell table:formula="of:=IF(OR([.G523]&lt;[.G$549];[.G523]&gt;[.G$550]);&quot;&quot;;[.G523])" office:value-type="string" office:string-value="" calcext:value-type="error">
            <text:p>#DIV/0 !</text:p>
          </table:table-cell>
          <table:table-cell table:formula="of:=IF(OR([.H523]&lt;[.H$549];[.H523]&gt;[.H$550]);&quot;&quot;;[.H523])">
            <text:p/>
          </table:table-cell>
          <table:table-cell table:formula="of:=IF(OR([.I523]&lt;[.I$549];[.I523]&gt;[.I$550]);&quot;&quot;;[.I523])" office:value-type="float" office:value="0.0142709213119204" calcext:value-type="float">
            <text:p>0,0142709213</text:p>
          </table:table-cell>
          <table:table-cell table:formula="of:=IF(OR([.J523]&lt;[.J$549];[.J523]&gt;[.J$550]);&quot;&quot;;[.J523])" office:value-type="string" office:string-value="" calcext:value-type="error">
            <text:p>#DIV/0 !</text:p>
          </table:table-cell>
          <table:table-cell table:formula="of:=IF(OR([.K523]&lt;[.K$549];[.K523]&gt;[.K$550]);&quot;&quot;;[.K523])">
            <text:p/>
          </table:table-cell>
          <table:table-cell table:formula="of:=IF(OR([.L523]&lt;[.L$549];[.L523]&gt;[.L$550]);&quot;&quot;;[.L523])">
            <text:p/>
          </table:table-cell>
          <table:table-cell table:formula="of:=IF(OR([.M523]&lt;[.M$549];[.M523]&gt;[.M$550]);&quot;&quot;;[.M523])" office:value-type="float" office:value="0.0000980278244878248" calcext:value-type="float">
            <text:p>9,80278244878248E-005</text:p>
          </table:table-cell>
          <table:table-cell table:formula="of:=IF(OR([.N523]&lt;[.N$549];[.N523]&gt;[.N$550]);&quot;&quot;;[.N523])" office:value-type="float" office:value="0.368902927698275" calcext:value-type="float">
            <text:p>0,3689029277</text:p>
          </table:table-cell>
          <table:table-cell table:formula="of:=IF(OR([.O523]&lt;[.O$549];[.O523]&gt;[.O$550]);&quot;&quot;;[.O523])" office:value-type="float" office:value="0.0000288290244996832" calcext:value-type="float">
            <text:p>0,000028829</text:p>
          </table:table-cell>
          <table:table-cell table:formula="of:=IF(OR([.P523]&lt;[.P$549];[.P523]&gt;[.P$550]);&quot;&quot;;[.P523])" office:value-type="string" office:string-value="" calcext:value-type="error">
            <text:p>#DIV/0 !</text:p>
          </table:table-cell>
          <table:table-cell table:formula="of:=IF(OR([.Q523]&lt;[.Q$549];[.Q523]&gt;[.Q$550]);&quot;&quot;;[.Q523])" office:value-type="string" office:string-value="" calcext:value-type="error">
            <text:p>#DIV/0 !</text:p>
          </table:table-cell>
          <table:table-cell table:formula="of:=IF(OR([.R523]&lt;[.R$549];[.R523]&gt;[.R$550]);&quot;&quot;;[.R523])">
            <text:p/>
          </table:table-cell>
          <table:table-cell table:formula="of:=IF(OR([.S523]&lt;[.S$549];[.S523]&gt;[.S$550]);&quot;&quot;;[.S523])" office:value-type="float" office:value="0.0049854958755327" calcext:value-type="float">
            <text:p>0,0049854959</text:p>
          </table:table-cell>
          <table:table-cell table:formula="of:=IF(OR([.T523]&lt;[.T$549];[.T523]&gt;[.T$550]);&quot;&quot;;[.T523])">
            <text:p/>
          </table:table-cell>
          <table:table-cell table:formula="of:=IF(OR([.U523]&lt;[.U$549];[.U523]&gt;[.U$550]);&quot;&quot;;[.U523])">
            <text:p/>
          </table:table-cell>
          <table:table-cell table:formula="of:=IF(OR([.V523]&lt;[.V$549];[.V523]&gt;[.V$550]);&quot;&quot;;[.V523]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formula="of:=IF(OR([.B524]&lt;[.B$549];[.B524]&gt;[.B$550]);&quot;&quot;;[.B524])" office:value-type="string" office:string-value="" calcext:value-type="error">
            <text:p>#DIV/0 !</text:p>
          </table:table-cell>
          <table:table-cell table:formula="of:=IF(OR([.C524]&lt;[.C$549];[.C524]&gt;[.C$550]);&quot;&quot;;[.C524])" office:value-type="float" office:value="0.000296121881603428" calcext:value-type="float">
            <text:p>0,0002961219</text:p>
          </table:table-cell>
          <table:table-cell table:formula="of:=IF(OR([.D524]&lt;[.D$549];[.D524]&gt;[.D$550]);&quot;&quot;;[.D524])" office:value-type="float" office:value="0.00144038187910962" calcext:value-type="float">
            <text:p>0,0014403819</text:p>
          </table:table-cell>
          <table:table-cell table:formula="of:=IF(OR([.E524]&lt;[.E$549];[.E524]&gt;[.E$550]);&quot;&quot;;[.E524])" office:value-type="float" office:value="1" calcext:value-type="float">
            <text:p>1</text:p>
          </table:table-cell>
          <table:table-cell table:formula="of:=IF(OR([.F524]&lt;[.F$549];[.F524]&gt;[.F$550]);&quot;&quot;;[.F524])" office:value-type="string" office:string-value="" calcext:value-type="error">
            <text:p>#DIV/0 !</text:p>
          </table:table-cell>
          <table:table-cell table:formula="of:=IF(OR([.G524]&lt;[.G$549];[.G524]&gt;[.G$550]);&quot;&quot;;[.G524])" office:value-type="string" office:string-value="" calcext:value-type="error">
            <text:p>#DIV/0 !</text:p>
          </table:table-cell>
          <table:table-cell table:formula="of:=IF(OR([.H524]&lt;[.H$549];[.H524]&gt;[.H$550]);&quot;&quot;;[.H524])">
            <text:p/>
          </table:table-cell>
          <table:table-cell table:formula="of:=IF(OR([.I524]&lt;[.I$549];[.I524]&gt;[.I$550]);&quot;&quot;;[.I524])" office:value-type="float" office:value="0.0112389790824964" calcext:value-type="float">
            <text:p>0,0112389791</text:p>
          </table:table-cell>
          <table:table-cell table:formula="of:=IF(OR([.J524]&lt;[.J$549];[.J524]&gt;[.J$550]);&quot;&quot;;[.J524])" office:value-type="string" office:string-value="" calcext:value-type="error">
            <text:p>#DIV/0 !</text:p>
          </table:table-cell>
          <table:table-cell table:formula="of:=IF(OR([.K524]&lt;[.K$549];[.K524]&gt;[.K$550]);&quot;&quot;;[.K524])">
            <text:p/>
          </table:table-cell>
          <table:table-cell table:formula="of:=IF(OR([.L524]&lt;[.L$549];[.L524]&gt;[.L$550]);&quot;&quot;;[.L524])">
            <text:p/>
          </table:table-cell>
          <table:table-cell table:formula="of:=IF(OR([.M524]&lt;[.M$549];[.M524]&gt;[.M$550]);&quot;&quot;;[.M524])" office:value-type="float" office:value="0.000237640301403358" calcext:value-type="float">
            <text:p>0,0002376403</text:p>
          </table:table-cell>
          <table:table-cell table:formula="of:=IF(OR([.N524]&lt;[.N$549];[.N524]&gt;[.N$550]);&quot;&quot;;[.N524])" office:value-type="float" office:value="0.362348244070541" calcext:value-type="float">
            <text:p>0,3623482441</text:p>
          </table:table-cell>
          <table:table-cell table:formula="of:=IF(OR([.O524]&lt;[.O$549];[.O524]&gt;[.O$550]);&quot;&quot;;[.O524])">
            <text:p/>
          </table:table-cell>
          <table:table-cell table:formula="of:=IF(OR([.P524]&lt;[.P$549];[.P524]&gt;[.P$550]);&quot;&quot;;[.P524])" office:value-type="string" office:string-value="" calcext:value-type="error">
            <text:p>#DIV/0 !</text:p>
          </table:table-cell>
          <table:table-cell table:formula="of:=IF(OR([.Q524]&lt;[.Q$549];[.Q524]&gt;[.Q$550]);&quot;&quot;;[.Q524])" office:value-type="string" office:string-value="" calcext:value-type="error">
            <text:p>#DIV/0 !</text:p>
          </table:table-cell>
          <table:table-cell table:formula="of:=IF(OR([.R524]&lt;[.R$549];[.R524]&gt;[.R$550]);&quot;&quot;;[.R524])">
            <text:p/>
          </table:table-cell>
          <table:table-cell table:formula="of:=IF(OR([.S524]&lt;[.S$549];[.S524]&gt;[.S$550]);&quot;&quot;;[.S524])" office:value-type="float" office:value="0.00416112317395432" calcext:value-type="float">
            <text:p>0,0041611232</text:p>
          </table:table-cell>
          <table:table-cell table:formula="of:=IF(OR([.T524]&lt;[.T$549];[.T524]&gt;[.T$550]);&quot;&quot;;[.T524])">
            <text:p/>
          </table:table-cell>
          <table:table-cell table:formula="of:=IF(OR([.U524]&lt;[.U$549];[.U524]&gt;[.U$550]);&quot;&quot;;[.U524])">
            <text:p/>
          </table:table-cell>
          <table:table-cell table:formula="of:=IF(OR([.V524]&lt;[.V$549];[.V524]&gt;[.V$550]);&quot;&quot;;[.V524])">
            <text:p/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formula="of:=IF(OR([.B525]&lt;[.B$549];[.B525]&gt;[.B$550]);&quot;&quot;;[.B525])" office:value-type="string" office:string-value="" calcext:value-type="error">
            <text:p>#DIV/0 !</text:p>
          </table:table-cell>
          <table:table-cell table:formula="of:=IF(OR([.C525]&lt;[.C$549];[.C525]&gt;[.C$550]);&quot;&quot;;[.C525])" office:value-type="float" office:value="0.000368861917950438" calcext:value-type="float">
            <text:p>0,0003688619</text:p>
          </table:table-cell>
          <table:table-cell table:formula="of:=IF(OR([.D525]&lt;[.D$549];[.D525]&gt;[.D$550]);&quot;&quot;;[.D525])" office:value-type="float" office:value="0.00141772003391684" calcext:value-type="float">
            <text:p>0,00141772</text:p>
          </table:table-cell>
          <table:table-cell table:formula="of:=IF(OR([.E525]&lt;[.E$549];[.E525]&gt;[.E$550]);&quot;&quot;;[.E525])" office:value-type="float" office:value="1" calcext:value-type="float">
            <text:p>1</text:p>
          </table:table-cell>
          <table:table-cell table:formula="of:=IF(OR([.F525]&lt;[.F$549];[.F525]&gt;[.F$550]);&quot;&quot;;[.F525])" office:value-type="string" office:string-value="" calcext:value-type="error">
            <text:p>#DIV/0 !</text:p>
          </table:table-cell>
          <table:table-cell table:formula="of:=IF(OR([.G525]&lt;[.G$549];[.G525]&gt;[.G$550]);&quot;&quot;;[.G525])" office:value-type="string" office:string-value="" calcext:value-type="error">
            <text:p>#DIV/0 !</text:p>
          </table:table-cell>
          <table:table-cell table:formula="of:=IF(OR([.H525]&lt;[.H$549];[.H525]&gt;[.H$550]);&quot;&quot;;[.H525])" office:value-type="float" office:value="0.000146698952764368" calcext:value-type="float">
            <text:p>0,000146699</text:p>
          </table:table-cell>
          <table:table-cell table:formula="of:=IF(OR([.I525]&lt;[.I$549];[.I525]&gt;[.I$550]);&quot;&quot;;[.I525])" office:value-type="float" office:value="0.0122254112141452" calcext:value-type="float">
            <text:p>0,0122254112</text:p>
          </table:table-cell>
          <table:table-cell table:formula="of:=IF(OR([.J525]&lt;[.J$549];[.J525]&gt;[.J$550]);&quot;&quot;;[.J525])" office:value-type="string" office:string-value="" calcext:value-type="error">
            <text:p>#DIV/0 !</text:p>
          </table:table-cell>
          <table:table-cell table:formula="of:=IF(OR([.K525]&lt;[.K$549];[.K525]&gt;[.K$550]);&quot;&quot;;[.K525])">
            <text:p/>
          </table:table-cell>
          <table:table-cell table:formula="of:=IF(OR([.L525]&lt;[.L$549];[.L525]&gt;[.L$550]);&quot;&quot;;[.L525])">
            <text:p/>
          </table:table-cell>
          <table:table-cell table:formula="of:=IF(OR([.M525]&lt;[.M$549];[.M525]&gt;[.M$550]);&quot;&quot;;[.M525])" office:value-type="float" office:value="0.000246808432130809" calcext:value-type="float">
            <text:p>0,0002468084</text:p>
          </table:table-cell>
          <table:table-cell table:formula="of:=IF(OR([.N525]&lt;[.N$549];[.N525]&gt;[.N$550]);&quot;&quot;;[.N525])" office:value-type="float" office:value="0.359317582993221" calcext:value-type="float">
            <text:p>0,359317583</text:p>
          </table:table-cell>
          <table:table-cell table:formula="of:=IF(OR([.O525]&lt;[.O$549];[.O525]&gt;[.O$550]);&quot;&quot;;[.O525])" office:value-type="float" office:value="0.0000163266838437746" calcext:value-type="float">
            <text:p>1,63266838437746E-005</text:p>
          </table:table-cell>
          <table:table-cell table:formula="of:=IF(OR([.P525]&lt;[.P$549];[.P525]&gt;[.P$550]);&quot;&quot;;[.P525])" office:value-type="string" office:string-value="" calcext:value-type="error">
            <text:p>#DIV/0 !</text:p>
          </table:table-cell>
          <table:table-cell table:formula="of:=IF(OR([.Q525]&lt;[.Q$549];[.Q525]&gt;[.Q$550]);&quot;&quot;;[.Q525])" office:value-type="string" office:string-value="" calcext:value-type="error">
            <text:p>#DIV/0 !</text:p>
          </table:table-cell>
          <table:table-cell table:formula="of:=IF(OR([.R525]&lt;[.R$549];[.R525]&gt;[.R$550]);&quot;&quot;;[.R525])">
            <text:p/>
          </table:table-cell>
          <table:table-cell table:formula="of:=IF(OR([.S525]&lt;[.S$549];[.S525]&gt;[.S$550]);&quot;&quot;;[.S525])" office:value-type="float" office:value="0.00525891277074657" calcext:value-type="float">
            <text:p>0,0052589128</text:p>
          </table:table-cell>
          <table:table-cell table:formula="of:=IF(OR([.T525]&lt;[.T$549];[.T525]&gt;[.T$550]);&quot;&quot;;[.T525])">
            <text:p/>
          </table:table-cell>
          <table:table-cell table:formula="of:=IF(OR([.U525]&lt;[.U$549];[.U525]&gt;[.U$550]);&quot;&quot;;[.U525])">
            <text:p/>
          </table:table-cell>
          <table:table-cell table:formula="of:=IF(OR([.V525]&lt;[.V$549];[.V525]&gt;[.V$550]);&quot;&quot;;[.V525])">
            <text:p/>
          </table:table-cell>
          <table:table-cell table:number-columns-repeated="1002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formula="of:=IF(OR([.B526]&lt;[.B$549];[.B526]&gt;[.B$550]);&quot;&quot;;[.B526])" office:value-type="string" office:string-value="" calcext:value-type="error">
            <text:p>#DIV/0 !</text:p>
          </table:table-cell>
          <table:table-cell table:formula="of:=IF(OR([.C526]&lt;[.C$549];[.C526]&gt;[.C$550]);&quot;&quot;;[.C526])" office:value-type="float" office:value="0.000249585896306796" calcext:value-type="float">
            <text:p>0,0002495859</text:p>
          </table:table-cell>
          <table:table-cell table:formula="of:=IF(OR([.D526]&lt;[.D$549];[.D526]&gt;[.D$550]);&quot;&quot;;[.D526])" office:value-type="float" office:value="0.0014753597139648" calcext:value-type="float">
            <text:p>0,0014753597</text:p>
          </table:table-cell>
          <table:table-cell table:formula="of:=IF(OR([.E526]&lt;[.E$549];[.E526]&gt;[.E$550]);&quot;&quot;;[.E526])" office:value-type="float" office:value="1" calcext:value-type="float">
            <text:p>1</text:p>
          </table:table-cell>
          <table:table-cell table:formula="of:=IF(OR([.F526]&lt;[.F$549];[.F526]&gt;[.F$550]);&quot;&quot;;[.F526])" office:value-type="string" office:string-value="" calcext:value-type="error">
            <text:p>#DIV/0 !</text:p>
          </table:table-cell>
          <table:table-cell table:formula="of:=IF(OR([.G526]&lt;[.G$549];[.G526]&gt;[.G$550]);&quot;&quot;;[.G526])" office:value-type="string" office:string-value="" calcext:value-type="error">
            <text:p>#DIV/0 !</text:p>
          </table:table-cell>
          <table:table-cell table:formula="of:=IF(OR([.H526]&lt;[.H$549];[.H526]&gt;[.H$550]);&quot;&quot;;[.H526])">
            <text:p/>
          </table:table-cell>
          <table:table-cell table:formula="of:=IF(OR([.I526]&lt;[.I$549];[.I526]&gt;[.I$550]);&quot;&quot;;[.I526])" office:value-type="float" office:value="0.0121111102973485" calcext:value-type="float">
            <text:p>0,0121111103</text:p>
          </table:table-cell>
          <table:table-cell table:formula="of:=IF(OR([.J526]&lt;[.J$549];[.J526]&gt;[.J$550]);&quot;&quot;;[.J526])" office:value-type="string" office:string-value="" calcext:value-type="error">
            <text:p>#DIV/0 !</text:p>
          </table:table-cell>
          <table:table-cell table:formula="of:=IF(OR([.K526]&lt;[.K$549];[.K526]&gt;[.K$550]);&quot;&quot;;[.K526])">
            <text:p/>
          </table:table-cell>
          <table:table-cell table:formula="of:=IF(OR([.L526]&lt;[.L$549];[.L526]&gt;[.L$550]);&quot;&quot;;[.L526])">
            <text:p/>
          </table:table-cell>
          <table:table-cell table:formula="of:=IF(OR([.M526]&lt;[.M$549];[.M526]&gt;[.M$550]);&quot;&quot;;[.M526])" office:value-type="float" office:value="0.000171790064464336" calcext:value-type="float">
            <text:p>0,0001717901</text:p>
          </table:table-cell>
          <table:table-cell table:formula="of:=IF(OR([.N526]&lt;[.N$549];[.N526]&gt;[.N$550]);&quot;&quot;;[.N526])" office:value-type="float" office:value="0.509279427361097" calcext:value-type="float">
            <text:p>0,5092794274</text:p>
          </table:table-cell>
          <table:table-cell table:formula="of:=IF(OR([.O526]&lt;[.O$549];[.O526]&gt;[.O$550]);&quot;&quot;;[.O526])">
            <text:p/>
          </table:table-cell>
          <table:table-cell table:formula="of:=IF(OR([.P526]&lt;[.P$549];[.P526]&gt;[.P$550]);&quot;&quot;;[.P526])" office:value-type="string" office:string-value="" calcext:value-type="error">
            <text:p>#DIV/0 !</text:p>
          </table:table-cell>
          <table:table-cell table:formula="of:=IF(OR([.Q526]&lt;[.Q$549];[.Q526]&gt;[.Q$550]);&quot;&quot;;[.Q526])" office:value-type="string" office:string-value="" calcext:value-type="error">
            <text:p>#DIV/0 !</text:p>
          </table:table-cell>
          <table:table-cell table:formula="of:=IF(OR([.R526]&lt;[.R$549];[.R526]&gt;[.R$550]);&quot;&quot;;[.R526])">
            <text:p/>
          </table:table-cell>
          <table:table-cell table:formula="of:=IF(OR([.S526]&lt;[.S$549];[.S526]&gt;[.S$550]);&quot;&quot;;[.S526])" office:value-type="float" office:value="0.00426217073731344" calcext:value-type="float">
            <text:p>0,0042621707</text:p>
          </table:table-cell>
          <table:table-cell table:formula="of:=IF(OR([.T526]&lt;[.T$549];[.T526]&gt;[.T$550]);&quot;&quot;;[.T526])">
            <text:p/>
          </table:table-cell>
          <table:table-cell table:formula="of:=IF(OR([.U526]&lt;[.U$549];[.U526]&gt;[.U$550]);&quot;&quot;;[.U526])">
            <text:p/>
          </table:table-cell>
          <table:table-cell table:formula="of:=IF(OR([.V526]&lt;[.V$549];[.V526]&gt;[.V$550]);&quot;&quot;;[.V526])">
            <text:p/>
          </table:table-cell>
          <table:table-cell table:number-columns-repeated="1002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formula="of:=IF(OR([.B527]&lt;[.B$549];[.B527]&gt;[.B$550]);&quot;&quot;;[.B527])" office:value-type="string" office:string-value="" calcext:value-type="error">
            <text:p>#DIV/0 !</text:p>
          </table:table-cell>
          <table:table-cell table:formula="of:=IF(OR([.C527]&lt;[.C$549];[.C527]&gt;[.C$550]);&quot;&quot;;[.C527])" office:value-type="float" office:value="0.00032007557055019" calcext:value-type="float">
            <text:p>0,0003200756</text:p>
          </table:table-cell>
          <table:table-cell table:formula="of:=IF(OR([.D527]&lt;[.D$549];[.D527]&gt;[.D$550]);&quot;&quot;;[.D527])" office:value-type="float" office:value="0.00184535493295953" calcext:value-type="float">
            <text:p>0,0018453549</text:p>
          </table:table-cell>
          <table:table-cell table:formula="of:=IF(OR([.E527]&lt;[.E$549];[.E527]&gt;[.E$550]);&quot;&quot;;[.E527])" office:value-type="float" office:value="1" calcext:value-type="float">
            <text:p>1</text:p>
          </table:table-cell>
          <table:table-cell table:formula="of:=IF(OR([.F527]&lt;[.F$549];[.F527]&gt;[.F$550]);&quot;&quot;;[.F527])" office:value-type="string" office:string-value="" calcext:value-type="error">
            <text:p>#DIV/0 !</text:p>
          </table:table-cell>
          <table:table-cell table:formula="of:=IF(OR([.G527]&lt;[.G$549];[.G527]&gt;[.G$550]);&quot;&quot;;[.G527])" office:value-type="string" office:string-value="" calcext:value-type="error">
            <text:p>#DIV/0 !</text:p>
          </table:table-cell>
          <table:table-cell table:formula="of:=IF(OR([.H527]&lt;[.H$549];[.H527]&gt;[.H$550]);&quot;&quot;;[.H527])">
            <text:p/>
          </table:table-cell>
          <table:table-cell table:formula="of:=IF(OR([.I527]&lt;[.I$549];[.I527]&gt;[.I$550]);&quot;&quot;;[.I527])" office:value-type="float" office:value="0.011589853553729" calcext:value-type="float">
            <text:p>0,0115898536</text:p>
          </table:table-cell>
          <table:table-cell table:formula="of:=IF(OR([.J527]&lt;[.J$549];[.J527]&gt;[.J$550]);&quot;&quot;;[.J527])" office:value-type="string" office:string-value="" calcext:value-type="error">
            <text:p>#DIV/0 !</text:p>
          </table:table-cell>
          <table:table-cell table:formula="of:=IF(OR([.K527]&lt;[.K$549];[.K527]&gt;[.K$550]);&quot;&quot;;[.K527])">
            <text:p/>
          </table:table-cell>
          <table:table-cell table:formula="of:=IF(OR([.L527]&lt;[.L$549];[.L527]&gt;[.L$550]);&quot;&quot;;[.L527])">
            <text:p/>
          </table:table-cell>
          <table:table-cell table:formula="of:=IF(OR([.M527]&lt;[.M$549];[.M527]&gt;[.M$550]);&quot;&quot;;[.M527])" office:value-type="float" office:value="0.000211391899993993" calcext:value-type="float">
            <text:p>0,0002113919</text:p>
          </table:table-cell>
          <table:table-cell table:formula="of:=IF(OR([.N527]&lt;[.N$549];[.N527]&gt;[.N$550]);&quot;&quot;;[.N527])" office:value-type="float" office:value="0.357455337272276" calcext:value-type="float">
            <text:p>0,3574553373</text:p>
          </table:table-cell>
          <table:table-cell table:formula="of:=IF(OR([.O527]&lt;[.O$549];[.O527]&gt;[.O$550]);&quot;&quot;;[.O527])">
            <text:p/>
          </table:table-cell>
          <table:table-cell table:formula="of:=IF(OR([.P527]&lt;[.P$549];[.P527]&gt;[.P$550]);&quot;&quot;;[.P527])" office:value-type="string" office:string-value="" calcext:value-type="error">
            <text:p>#DIV/0 !</text:p>
          </table:table-cell>
          <table:table-cell table:formula="of:=IF(OR([.Q527]&lt;[.Q$549];[.Q527]&gt;[.Q$550]);&quot;&quot;;[.Q527])" office:value-type="string" office:string-value="" calcext:value-type="error">
            <text:p>#DIV/0 !</text:p>
          </table:table-cell>
          <table:table-cell table:formula="of:=IF(OR([.R527]&lt;[.R$549];[.R527]&gt;[.R$550]);&quot;&quot;;[.R527])">
            <text:p/>
          </table:table-cell>
          <table:table-cell table:formula="of:=IF(OR([.S527]&lt;[.S$549];[.S527]&gt;[.S$550]);&quot;&quot;;[.S527])" office:value-type="float" office:value="0.00581349065844618" calcext:value-type="float">
            <text:p>0,0058134907</text:p>
          </table:table-cell>
          <table:table-cell table:formula="of:=IF(OR([.T527]&lt;[.T$549];[.T527]&gt;[.T$550]);&quot;&quot;;[.T527])">
            <text:p/>
          </table:table-cell>
          <table:table-cell table:formula="of:=IF(OR([.U527]&lt;[.U$549];[.U527]&gt;[.U$550]);&quot;&quot;;[.U527])">
            <text:p/>
          </table:table-cell>
          <table:table-cell table:formula="of:=IF(OR([.V527]&lt;[.V$549];[.V527]&gt;[.V$550]);&quot;&quot;;[.V527])">
            <text:p/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OR([.B528]&lt;[.B$549];[.B528]&gt;[.B$550]);&quot;&quot;;[.B528])" office:value-type="string" office:string-value="" calcext:value-type="error">
            <text:p>#DIV/0 !</text:p>
          </table:table-cell>
          <table:table-cell table:formula="of:=IF(OR([.C528]&lt;[.C$549];[.C528]&gt;[.C$550]);&quot;&quot;;[.C528])" office:value-type="float" office:value="0.000364057317240468" calcext:value-type="float">
            <text:p>0,0003640573</text:p>
          </table:table-cell>
          <table:table-cell table:formula="of:=IF(OR([.D528]&lt;[.D$549];[.D528]&gt;[.D$550]);&quot;&quot;;[.D528])" office:value-type="float" office:value="0.00176832806248884" calcext:value-type="float">
            <text:p>0,0017683281</text:p>
          </table:table-cell>
          <table:table-cell table:formula="of:=IF(OR([.E528]&lt;[.E$549];[.E528]&gt;[.E$550]);&quot;&quot;;[.E528])" office:value-type="float" office:value="1" calcext:value-type="float">
            <text:p>1</text:p>
          </table:table-cell>
          <table:table-cell table:formula="of:=IF(OR([.F528]&lt;[.F$549];[.F528]&gt;[.F$550]);&quot;&quot;;[.F528])" office:value-type="string" office:string-value="" calcext:value-type="error">
            <text:p>#DIV/0 !</text:p>
          </table:table-cell>
          <table:table-cell table:formula="of:=IF(OR([.G528]&lt;[.G$549];[.G528]&gt;[.G$550]);&quot;&quot;;[.G528])" office:value-type="string" office:string-value="" calcext:value-type="error">
            <text:p>#DIV/0 !</text:p>
          </table:table-cell>
          <table:table-cell table:formula="of:=IF(OR([.H528]&lt;[.H$549];[.H528]&gt;[.H$550]);&quot;&quot;;[.H528])" office:value-type="float" office:value="0.000133769041913197" calcext:value-type="float">
            <text:p>0,000133769</text:p>
          </table:table-cell>
          <table:table-cell table:formula="of:=IF(OR([.I528]&lt;[.I$549];[.I528]&gt;[.I$550]);&quot;&quot;;[.I528])" office:value-type="float" office:value="0.0122156212169122" calcext:value-type="float">
            <text:p>0,0122156212</text:p>
          </table:table-cell>
          <table:table-cell table:formula="of:=IF(OR([.J528]&lt;[.J$549];[.J528]&gt;[.J$550]);&quot;&quot;;[.J528])" office:value-type="string" office:string-value="" calcext:value-type="error">
            <text:p>#DIV/0 !</text:p>
          </table:table-cell>
          <table:table-cell table:formula="of:=IF(OR([.K528]&lt;[.K$549];[.K528]&gt;[.K$550]);&quot;&quot;;[.K528])">
            <text:p/>
          </table:table-cell>
          <table:table-cell table:formula="of:=IF(OR([.L528]&lt;[.L$549];[.L528]&gt;[.L$550]);&quot;&quot;;[.L528])">
            <text:p/>
          </table:table-cell>
          <table:table-cell table:formula="of:=IF(OR([.M528]&lt;[.M$549];[.M528]&gt;[.M$550]);&quot;&quot;;[.M528])" office:value-type="float" office:value="0.0001820772275443" calcext:value-type="float">
            <text:p>0,0001820772</text:p>
          </table:table-cell>
          <table:table-cell table:formula="of:=IF(OR([.N528]&lt;[.N$549];[.N528]&gt;[.N$550]);&quot;&quot;;[.N528])" office:value-type="float" office:value="0.3655619211578" calcext:value-type="float">
            <text:p>0,3655619212</text:p>
          </table:table-cell>
          <table:table-cell table:formula="of:=IF(OR([.O528]&lt;[.O$549];[.O528]&gt;[.O$550]);&quot;&quot;;[.O528])" office:value-type="float" office:value="0.0000155727308109153" calcext:value-type="float">
            <text:p>1,55727308109153E-005</text:p>
          </table:table-cell>
          <table:table-cell table:formula="of:=IF(OR([.P528]&lt;[.P$549];[.P528]&gt;[.P$550]);&quot;&quot;;[.P528])" office:value-type="string" office:string-value="" calcext:value-type="error">
            <text:p>#DIV/0 !</text:p>
          </table:table-cell>
          <table:table-cell table:formula="of:=IF(OR([.Q528]&lt;[.Q$549];[.Q528]&gt;[.Q$550]);&quot;&quot;;[.Q528])" office:value-type="string" office:string-value="" calcext:value-type="error">
            <text:p>#DIV/0 !</text:p>
          </table:table-cell>
          <table:table-cell table:formula="of:=IF(OR([.R528]&lt;[.R$549];[.R528]&gt;[.R$550]);&quot;&quot;;[.R528])">
            <text:p/>
          </table:table-cell>
          <table:table-cell table:formula="of:=IF(OR([.S528]&lt;[.S$549];[.S528]&gt;[.S$550]);&quot;&quot;;[.S528])" office:value-type="float" office:value="0.00668038965426498" calcext:value-type="float">
            <text:p>0,0066803897</text:p>
          </table:table-cell>
          <table:table-cell table:formula="of:=IF(OR([.T528]&lt;[.T$549];[.T528]&gt;[.T$550]);&quot;&quot;;[.T528])">
            <text:p/>
          </table:table-cell>
          <table:table-cell table:formula="of:=IF(OR([.U528]&lt;[.U$549];[.U528]&gt;[.U$550]);&quot;&quot;;[.U528])">
            <text:p/>
          </table:table-cell>
          <table:table-cell table:formula="of:=IF(OR([.V528]&lt;[.V$549];[.V528]&gt;[.V$550]);&quot;&quot;;[.V528])">
            <text:p/>
          </table:table-cell>
          <table:table-cell table:number-columns-repeated="1002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formula="of:=IF(OR([.B529]&lt;[.B$549];[.B529]&gt;[.B$550]);&quot;&quot;;[.B529])" office:value-type="string" office:string-value="" calcext:value-type="error">
            <text:p>#DIV/0 !</text:p>
          </table:table-cell>
          <table:table-cell table:formula="of:=IF(OR([.C529]&lt;[.C$549];[.C529]&gt;[.C$550]);&quot;&quot;;[.C529])" office:value-type="float" office:value="0.000421666773083204" calcext:value-type="float">
            <text:p>0,0004216668</text:p>
          </table:table-cell>
          <table:table-cell table:formula="of:=IF(OR([.D529]&lt;[.D$549];[.D529]&gt;[.D$550]);&quot;&quot;;[.D529])" office:value-type="float" office:value="0.00106480014541191" calcext:value-type="float">
            <text:p>0,0010648001</text:p>
          </table:table-cell>
          <table:table-cell table:formula="of:=IF(OR([.E529]&lt;[.E$549];[.E529]&gt;[.E$550]);&quot;&quot;;[.E529])" office:value-type="float" office:value="1" calcext:value-type="float">
            <text:p>1</text:p>
          </table:table-cell>
          <table:table-cell table:formula="of:=IF(OR([.F529]&lt;[.F$549];[.F529]&gt;[.F$550]);&quot;&quot;;[.F529])" office:value-type="string" office:string-value="" calcext:value-type="error">
            <text:p>#DIV/0 !</text:p>
          </table:table-cell>
          <table:table-cell table:formula="of:=IF(OR([.G529]&lt;[.G$549];[.G529]&gt;[.G$550]);&quot;&quot;;[.G529])" office:value-type="string" office:string-value="" calcext:value-type="error">
            <text:p>#DIV/0 !</text:p>
          </table:table-cell>
          <table:table-cell table:formula="of:=IF(OR([.H529]&lt;[.H$549];[.H529]&gt;[.H$550]);&quot;&quot;;[.H529])">
            <text:p/>
          </table:table-cell>
          <table:table-cell table:formula="of:=IF(OR([.I529]&lt;[.I$549];[.I529]&gt;[.I$550]);&quot;&quot;;[.I529])" office:value-type="float" office:value="0.0110020755352536" calcext:value-type="float">
            <text:p>0,0110020755</text:p>
          </table:table-cell>
          <table:table-cell table:formula="of:=IF(OR([.J529]&lt;[.J$549];[.J529]&gt;[.J$550]);&quot;&quot;;[.J529])" office:value-type="string" office:string-value="" calcext:value-type="error">
            <text:p>#DIV/0 !</text:p>
          </table:table-cell>
          <table:table-cell table:formula="of:=IF(OR([.K529]&lt;[.K$549];[.K529]&gt;[.K$550]);&quot;&quot;;[.K529])">
            <text:p/>
          </table:table-cell>
          <table:table-cell table:formula="of:=IF(OR([.L529]&lt;[.L$549];[.L529]&gt;[.L$550]);&quot;&quot;;[.L529])">
            <text:p/>
          </table:table-cell>
          <table:table-cell table:formula="of:=IF(OR([.M529]&lt;[.M$549];[.M529]&gt;[.M$550]);&quot;&quot;;[.M529])" office:value-type="float" office:value="0.000127537776760888" calcext:value-type="float">
            <text:p>0,0001275378</text:p>
          </table:table-cell>
          <table:table-cell table:formula="of:=IF(OR([.N529]&lt;[.N$549];[.N529]&gt;[.N$550]);&quot;&quot;;[.N529])" office:value-type="float" office:value="0.437151111161105" calcext:value-type="float">
            <text:p>0,4371511112</text:p>
          </table:table-cell>
          <table:table-cell table:formula="of:=IF(OR([.O529]&lt;[.O$549];[.O529]&gt;[.O$550]);&quot;&quot;;[.O529])" office:value-type="float" office:value="0.0000163385302132724" calcext:value-type="float">
            <text:p>1,63385302132724E-005</text:p>
          </table:table-cell>
          <table:table-cell table:formula="of:=IF(OR([.P529]&lt;[.P$549];[.P529]&gt;[.P$550]);&quot;&quot;;[.P529])" office:value-type="string" office:string-value="" calcext:value-type="error">
            <text:p>#DIV/0 !</text:p>
          </table:table-cell>
          <table:table-cell table:formula="of:=IF(OR([.Q529]&lt;[.Q$549];[.Q529]&gt;[.Q$550]);&quot;&quot;;[.Q529])" office:value-type="string" office:string-value="" calcext:value-type="error">
            <text:p>#DIV/0 !</text:p>
          </table:table-cell>
          <table:table-cell table:formula="of:=IF(OR([.R529]&lt;[.R$549];[.R529]&gt;[.R$550]);&quot;&quot;;[.R529])">
            <text:p/>
          </table:table-cell>
          <table:table-cell table:formula="of:=IF(OR([.S529]&lt;[.S$549];[.S529]&gt;[.S$550]);&quot;&quot;;[.S529])" office:value-type="float" office:value="0.00882712645350307" calcext:value-type="float">
            <text:p>0,0088271265</text:p>
          </table:table-cell>
          <table:table-cell table:formula="of:=IF(OR([.T529]&lt;[.T$549];[.T529]&gt;[.T$550]);&quot;&quot;;[.T529])">
            <text:p/>
          </table:table-cell>
          <table:table-cell table:formula="of:=IF(OR([.U529]&lt;[.U$549];[.U529]&gt;[.U$550]);&quot;&quot;;[.U529])">
            <text:p/>
          </table:table-cell>
          <table:table-cell table:formula="of:=IF(OR([.V529]&lt;[.V$549];[.V529]&gt;[.V$550]);&quot;&quot;;[.V529])">
            <text:p/>
          </table:table-cell>
          <table:table-cell table:number-columns-repeated="1002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formula="of:=IF(OR([.B530]&lt;[.B$549];[.B530]&gt;[.B$550]);&quot;&quot;;[.B530])" office:value-type="string" office:string-value="" calcext:value-type="error">
            <text:p>#DIV/0 !</text:p>
          </table:table-cell>
          <table:table-cell table:formula="of:=IF(OR([.C530]&lt;[.C$549];[.C530]&gt;[.C$550]);&quot;&quot;;[.C530])" office:value-type="float" office:value="0.000368657775632243" calcext:value-type="float">
            <text:p>0,0003686578</text:p>
          </table:table-cell>
          <table:table-cell table:formula="of:=IF(OR([.D530]&lt;[.D$549];[.D530]&gt;[.D$550]);&quot;&quot;;[.D530])" office:value-type="float" office:value="0.00173172475318446" calcext:value-type="float">
            <text:p>0,0017317248</text:p>
          </table:table-cell>
          <table:table-cell table:formula="of:=IF(OR([.E530]&lt;[.E$549];[.E530]&gt;[.E$550]);&quot;&quot;;[.E530])" office:value-type="float" office:value="1" calcext:value-type="float">
            <text:p>1</text:p>
          </table:table-cell>
          <table:table-cell table:formula="of:=IF(OR([.F530]&lt;[.F$549];[.F530]&gt;[.F$550]);&quot;&quot;;[.F530])" office:value-type="string" office:string-value="" calcext:value-type="error">
            <text:p>#DIV/0 !</text:p>
          </table:table-cell>
          <table:table-cell table:formula="of:=IF(OR([.G530]&lt;[.G$549];[.G530]&gt;[.G$550]);&quot;&quot;;[.G530])" office:value-type="string" office:string-value="" calcext:value-type="error">
            <text:p>#DIV/0 !</text:p>
          </table:table-cell>
          <table:table-cell table:formula="of:=IF(OR([.H530]&lt;[.H$549];[.H530]&gt;[.H$550]);&quot;&quot;;[.H530])">
            <text:p/>
          </table:table-cell>
          <table:table-cell table:formula="of:=IF(OR([.I530]&lt;[.I$549];[.I530]&gt;[.I$550]);&quot;&quot;;[.I530])" office:value-type="float" office:value="0.0108761929351916" calcext:value-type="float">
            <text:p>0,0108761929</text:p>
          </table:table-cell>
          <table:table-cell table:formula="of:=IF(OR([.J530]&lt;[.J$549];[.J530]&gt;[.J$550]);&quot;&quot;;[.J530])" office:value-type="string" office:string-value="" calcext:value-type="error">
            <text:p>#DIV/0 !</text:p>
          </table:table-cell>
          <table:table-cell table:formula="of:=IF(OR([.K530]&lt;[.K$549];[.K530]&gt;[.K$550]);&quot;&quot;;[.K530])">
            <text:p/>
          </table:table-cell>
          <table:table-cell table:formula="of:=IF(OR([.L530]&lt;[.L$549];[.L530]&gt;[.L$550]);&quot;&quot;;[.L530])">
            <text:p/>
          </table:table-cell>
          <table:table-cell table:formula="of:=IF(OR([.M530]&lt;[.M$549];[.M530]&gt;[.M$550]);&quot;&quot;;[.M530])" office:value-type="float" office:value="0.000186399155090631" calcext:value-type="float">
            <text:p>0,0001863992</text:p>
          </table:table-cell>
          <table:table-cell table:formula="of:=IF(OR([.N530]&lt;[.N$549];[.N530]&gt;[.N$550]);&quot;&quot;;[.N530])" office:value-type="float" office:value="0.417913824961981" calcext:value-type="float">
            <text:p>0,417913825</text:p>
          </table:table-cell>
          <table:table-cell table:formula="of:=IF(OR([.O530]&lt;[.O$549];[.O530]&gt;[.O$550]);&quot;&quot;;[.O530])">
            <text:p/>
          </table:table-cell>
          <table:table-cell table:formula="of:=IF(OR([.P530]&lt;[.P$549];[.P530]&gt;[.P$550]);&quot;&quot;;[.P530])" office:value-type="string" office:string-value="" calcext:value-type="error">
            <text:p>#DIV/0 !</text:p>
          </table:table-cell>
          <table:table-cell table:formula="of:=IF(OR([.Q530]&lt;[.Q$549];[.Q530]&gt;[.Q$550]);&quot;&quot;;[.Q530])" office:value-type="string" office:string-value="" calcext:value-type="error">
            <text:p>#DIV/0 !</text:p>
          </table:table-cell>
          <table:table-cell table:formula="of:=IF(OR([.R530]&lt;[.R$549];[.R530]&gt;[.R$550]);&quot;&quot;;[.R530])">
            <text:p/>
          </table:table-cell>
          <table:table-cell table:formula="of:=IF(OR([.S530]&lt;[.S$549];[.S530]&gt;[.S$550]);&quot;&quot;;[.S530])" office:value-type="float" office:value="0.0103668621254315" calcext:value-type="float">
            <text:p>0,0103668621</text:p>
          </table:table-cell>
          <table:table-cell table:formula="of:=IF(OR([.T530]&lt;[.T$549];[.T530]&gt;[.T$550]);&quot;&quot;;[.T530])">
            <text:p/>
          </table:table-cell>
          <table:table-cell table:formula="of:=IF(OR([.U530]&lt;[.U$549];[.U530]&gt;[.U$550]);&quot;&quot;;[.U530])">
            <text:p/>
          </table:table-cell>
          <table:table-cell table:formula="of:=IF(OR([.V530]&lt;[.V$549];[.V530]&gt;[.V$550]);&quot;&quot;;[.V530])">
            <text:p/>
          </table:table-cell>
          <table:table-cell table:number-columns-repeated="1002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formula="of:=IF(OR([.B531]&lt;[.B$549];[.B531]&gt;[.B$550]);&quot;&quot;;[.B531])" office:value-type="string" office:string-value="" calcext:value-type="error">
            <text:p>#DIV/0 !</text:p>
          </table:table-cell>
          <table:table-cell table:formula="of:=IF(OR([.C531]&lt;[.C$549];[.C531]&gt;[.C$550]);&quot;&quot;;[.C531])" office:value-type="float" office:value="0.000376313373491663" calcext:value-type="float">
            <text:p>0,0003763134</text:p>
          </table:table-cell>
          <table:table-cell table:formula="of:=IF(OR([.D531]&lt;[.D$549];[.D531]&gt;[.D$550]);&quot;&quot;;[.D531])" office:value-type="float" office:value="0.00133737500385351" calcext:value-type="float">
            <text:p>0,001337375</text:p>
          </table:table-cell>
          <table:table-cell table:formula="of:=IF(OR([.E531]&lt;[.E$549];[.E531]&gt;[.E$550]);&quot;&quot;;[.E531])" office:value-type="float" office:value="1" calcext:value-type="float">
            <text:p>1</text:p>
          </table:table-cell>
          <table:table-cell table:formula="of:=IF(OR([.F531]&lt;[.F$549];[.F531]&gt;[.F$550]);&quot;&quot;;[.F531])" office:value-type="string" office:string-value="" calcext:value-type="error">
            <text:p>#DIV/0 !</text:p>
          </table:table-cell>
          <table:table-cell table:formula="of:=IF(OR([.G531]&lt;[.G$549];[.G531]&gt;[.G$550]);&quot;&quot;;[.G531])" office:value-type="string" office:string-value="" calcext:value-type="error">
            <text:p>#DIV/0 !</text:p>
          </table:table-cell>
          <table:table-cell table:formula="of:=IF(OR([.H531]&lt;[.H$549];[.H531]&gt;[.H$550]);&quot;&quot;;[.H531])">
            <text:p/>
          </table:table-cell>
          <table:table-cell table:formula="of:=IF(OR([.I531]&lt;[.I$549];[.I531]&gt;[.I$550]);&quot;&quot;;[.I531])" office:value-type="float" office:value="0.0131785727119627" calcext:value-type="float">
            <text:p>0,0131785727</text:p>
          </table:table-cell>
          <table:table-cell table:formula="of:=IF(OR([.J531]&lt;[.J$549];[.J531]&gt;[.J$550]);&quot;&quot;;[.J531])" office:value-type="string" office:string-value="" calcext:value-type="error">
            <text:p>#DIV/0 !</text:p>
          </table:table-cell>
          <table:table-cell table:formula="of:=IF(OR([.K531]&lt;[.K$549];[.K531]&gt;[.K$550]);&quot;&quot;;[.K531])">
            <text:p/>
          </table:table-cell>
          <table:table-cell table:formula="of:=IF(OR([.L531]&lt;[.L$549];[.L531]&gt;[.L$550]);&quot;&quot;;[.L531])" office:value-type="float" office:value="0.000109296471365748" calcext:value-type="float">
            <text:p>0,0001092965</text:p>
          </table:table-cell>
          <table:table-cell table:formula="of:=IF(OR([.M531]&lt;[.M$549];[.M531]&gt;[.M$550]);&quot;&quot;;[.M531])" office:value-type="float" office:value="0.000135498095839161" calcext:value-type="float">
            <text:p>0,0001354981</text:p>
          </table:table-cell>
          <table:table-cell table:formula="of:=IF(OR([.N531]&lt;[.N$549];[.N531]&gt;[.N$550]);&quot;&quot;;[.N531])" office:value-type="float" office:value="0.642560700231993" calcext:value-type="float">
            <text:p>0,6425607002</text:p>
          </table:table-cell>
          <table:table-cell table:formula="of:=IF(OR([.O531]&lt;[.O$549];[.O531]&gt;[.O$550]);&quot;&quot;;[.O531])">
            <text:p/>
          </table:table-cell>
          <table:table-cell table:formula="of:=IF(OR([.P531]&lt;[.P$549];[.P531]&gt;[.P$550]);&quot;&quot;;[.P531])" office:value-type="string" office:string-value="" calcext:value-type="error">
            <text:p>#DIV/0 !</text:p>
          </table:table-cell>
          <table:table-cell table:formula="of:=IF(OR([.Q531]&lt;[.Q$549];[.Q531]&gt;[.Q$550]);&quot;&quot;;[.Q531])" office:value-type="string" office:string-value="" calcext:value-type="error">
            <text:p>#DIV/0 !</text:p>
          </table:table-cell>
          <table:table-cell table:formula="of:=IF(OR([.R531]&lt;[.R$549];[.R531]&gt;[.R$550]);&quot;&quot;;[.R531])">
            <text:p/>
          </table:table-cell>
          <table:table-cell table:formula="of:=IF(OR([.S531]&lt;[.S$549];[.S531]&gt;[.S$550]);&quot;&quot;;[.S531])" office:value-type="float" office:value="0.0115613833703326" calcext:value-type="float">
            <text:p>0,0115613834</text:p>
          </table:table-cell>
          <table:table-cell table:formula="of:=IF(OR([.T531]&lt;[.T$549];[.T531]&gt;[.T$550]);&quot;&quot;;[.T531])">
            <text:p/>
          </table:table-cell>
          <table:table-cell table:formula="of:=IF(OR([.U531]&lt;[.U$549];[.U531]&gt;[.U$550]);&quot;&quot;;[.U531])">
            <text:p/>
          </table:table-cell>
          <table:table-cell table:formula="of:=IF(OR([.V531]&lt;[.V$549];[.V531]&gt;[.V$550]);&quot;&quot;;[.V531])">
            <text:p/>
          </table:table-cell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number-columns-repeated="1023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number-columns-repeated="1023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number-columns-repeated="1023"/>
        </table:table-row>
        <table:table-row table:style-name="ro1" table:number-rows-repeated="47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.000405937531393491" calcext:value-type="float">
            <text:p>0,0004059375</text:p>
          </table:table-cell>
          <table:table-cell table:formula="of:=[.D554]-[.D676]" office:value-type="string" office:string-value="" calcext:value-type="error">
            <text:p>#VALEUR !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VALEUR !</text:p>
          </table:table-cell>
          <table:table-cell table:formula="of:=[.I554]-[.I676]" office:value-type="float" office:value="0.0322592195580888" calcext:value-type="float">
            <text:p>0,0322592196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float" office:value="0.000628777856671237" calcext:value-type="float">
            <text:p>0,0006287779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.000253128050228741" calcext:value-type="float">
            <text:p>0,0002531281</text:p>
          </table:table-cell>
          <table:table-cell table:formula="of:=[.N554]-[.N676]" office:value-type="float" office:value="0.606088581804208" calcext:value-type="float">
            <text:p>0,6060885818</text:p>
          </table:table-cell>
          <table:table-cell table:formula="of:=[.O554]-[.O676]" office:value-type="float" office:value="0.0000185749090737501" calcext:value-type="float">
            <text:p>1,85749090737501E-005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.0161737701021935" calcext:value-type="float">
            <text:p>0,0161737701</text:p>
          </table:table-cell>
          <table:table-cell table:formula="of:=[.T554]-[.T676]" office:value-type="string" office:string-value="" calcext:value-type="error">
            <text:p>#VALEUR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string" office:string-value="" calcext:value-type="error">
            <text:p>#VALEUR !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VALEUR !</text:p>
          </table:table-cell>
          <table:table-cell table:formula="of:=[.I555]-[.I677]" office:value-type="float" office:value="0.0330946314469008" calcext:value-type="float">
            <text:p>0,0330946314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float" office:value="0.00726227828056014" calcext:value-type="float">
            <text:p>0,0072622783</text:p>
          </table:table-cell>
          <table:table-cell table:formula="of:=[.L555]-[.L677]" office:value-type="float" office:value="0.000160671467121569" calcext:value-type="float">
            <text:p>0,0001606715</text:p>
          </table:table-cell>
          <table:table-cell table:formula="of:=[.M555]-[.M677]" office:value-type="string" office:string-value="" calcext:value-type="error">
            <text:p>#VALEUR !</text:p>
          </table:table-cell>
          <table:table-cell table:formula="of:=[.N555]-[.N677]" office:value-type="float" office:value="0.57028730243085" calcext:value-type="float">
            <text:p>0,5702873024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.0161823480649696" calcext:value-type="float">
            <text:p>0,0161823481</text:p>
          </table:table-cell>
          <table:table-cell table:formula="of:=[.T555]-[.T677]" office:value-type="string" office:string-value="" calcext:value-type="error">
            <text:p>#VALEUR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.000481053538909433" calcext:value-type="float">
            <text:p>0,0004810535</text:p>
          </table:table-cell>
          <table:table-cell table:formula="of:=[.D556]-[.D678]" office:value-type="float" office:value="0.00348849846202472" calcext:value-type="float">
            <text:p>0,0034884985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VALEUR !</text:p>
          </table:table-cell>
          <table:table-cell table:formula="of:=[.I556]-[.I678]" office:value-type="float" office:value="0.0330721573136138" calcext:value-type="float">
            <text:p>0,0330721573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float" office:value="0.00034056846037504" calcext:value-type="float">
            <text:p>0,0003405685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string" office:string-value="" calcext:value-type="error">
            <text:p>#VALEUR !</text:p>
          </table:table-cell>
          <table:table-cell table:formula="of:=[.N556]-[.N678]" office:value-type="float" office:value="0.566019717116815" calcext:value-type="float">
            <text:p>0,5660197171</text:p>
          </table:table-cell>
          <table:table-cell table:formula="of:=[.O556]-[.O678]" office:value-type="float" office:value="0.0000220672742807809" calcext:value-type="float">
            <text:p>2,20672742807809E-005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.0181532164758385" calcext:value-type="float">
            <text:p>0,0181532165</text:p>
          </table:table-cell>
          <table:table-cell table:formula="of:=[.T556]-[.T678]" office:value-type="string" office:string-value="" calcext:value-type="error">
            <text:p>#VALEUR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403873221562894" calcext:value-type="float">
            <text:p>0,0004038732</text:p>
          </table:table-cell>
          <table:table-cell table:formula="of:=[.D557]-[.D679]" office:value-type="float" office:value="0.00352457467579415" calcext:value-type="float">
            <text:p>0,0035245747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VALEUR !</text:p>
          </table:table-cell>
          <table:table-cell table:formula="of:=[.I557]-[.I679]" office:value-type="float" office:value="0.0358049271186225" calcext:value-type="float">
            <text:p>0,0358049271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float" office:value="0.000527578014883003" calcext:value-type="float">
            <text:p>0,000527578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237198753429275" calcext:value-type="float">
            <text:p>0,0002371988</text:p>
          </table:table-cell>
          <table:table-cell table:formula="of:=[.N557]-[.N679]" office:value-type="float" office:value="0.64760253113014" calcext:value-type="float">
            <text:p>0,6476025311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191352405095886" calcext:value-type="float">
            <text:p>0,0191352405</text:p>
          </table:table-cell>
          <table:table-cell table:formula="of:=[.T557]-[.T679]" office:value-type="string" office:string-value="" calcext:value-type="error">
            <text:p>#VALEUR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float" office:value="0.00000585567495968093" calcext:value-type="float">
            <text:p>5,85567495968093E-006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384753648456691" calcext:value-type="float">
            <text:p>0,0003847536</text:p>
          </table:table-cell>
          <table:table-cell table:formula="of:=[.D558]-[.D680]" office:value-type="float" office:value="0.00345850931185493" calcext:value-type="float">
            <text:p>0,0034585093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VALEUR !</text:p>
          </table:table-cell>
          <table:table-cell table:formula="of:=[.I558]-[.I680]" office:value-type="float" office:value="0.0351337920857477" calcext:value-type="float">
            <text:p>0,0351337921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VALEUR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.000209654072289026" calcext:value-type="float">
            <text:p>0,0002096541</text:p>
          </table:table-cell>
          <table:table-cell table:formula="of:=[.N558]-[.N680]" office:value-type="float" office:value="0.517477575794741" calcext:value-type="float">
            <text:p>0,5174775758</text:p>
          </table:table-cell>
          <table:table-cell table:formula="of:=[.O558]-[.O680]" office:value-type="string" office:string-value="" calcext:value-type="error">
            <text:p>#VALEUR !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195559414703577" calcext:value-type="float">
            <text:p>0,0195559415</text:p>
          </table:table-cell>
          <table:table-cell table:formula="of:=[.T558]-[.T680]" office:value-type="string" office:string-value="" calcext:value-type="error">
            <text:p>#VALEUR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.000389657957418848" calcext:value-type="float">
            <text:p>0,000389658</text:p>
          </table:table-cell>
          <table:table-cell table:formula="of:=[.D559]-[.D681]" office:value-type="float" office:value="0.00340002605063093" calcext:value-type="float">
            <text:p>0,0034000261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VALEUR !</text:p>
          </table:table-cell>
          <table:table-cell table:formula="of:=[.I559]-[.I681]" office:value-type="float" office:value="0.0353135317423026" calcext:value-type="float">
            <text:p>0,0353135317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VALEUR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.000211870556678625" calcext:value-type="float">
            <text:p>0,0002118706</text:p>
          </table:table-cell>
          <table:table-cell table:formula="of:=[.N559]-[.N681]" office:value-type="float" office:value="0.502684240940756" calcext:value-type="float">
            <text:p>0,5026842409</text:p>
          </table:table-cell>
          <table:table-cell table:formula="of:=[.O559]-[.O681]" office:value-type="float" office:value="0.0000320990318823246" calcext:value-type="float">
            <text:p>0,000032099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.0207576446199251" calcext:value-type="float">
            <text:p>0,0207576446</text:p>
          </table:table-cell>
          <table:table-cell table:formula="of:=[.T559]-[.T681]" office:value-type="string" office:string-value="" calcext:value-type="error">
            <text:p>#VALEUR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296831289342515" calcext:value-type="float">
            <text:p>0,0002968313</text:p>
          </table:table-cell>
          <table:table-cell table:formula="of:=[.D560]-[.D682]" office:value-type="float" office:value="0.0017865805522475" calcext:value-type="float">
            <text:p>0,0017865806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VALEUR !</text:p>
          </table:table-cell>
          <table:table-cell table:formula="of:=[.I560]-[.I682]" office:value-type="float" office:value="0.0359877120424566" calcext:value-type="float">
            <text:p>0,035987712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VALEUR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.000186359660324496" calcext:value-type="float">
            <text:p>0,0001863597</text:p>
          </table:table-cell>
          <table:table-cell table:formula="of:=[.N560]-[.N682]" office:value-type="float" office:value="0.489521760921684" calcext:value-type="float">
            <text:p>0,4895217609</text:p>
          </table:table-cell>
          <table:table-cell table:formula="of:=[.O560]-[.O682]" office:value-type="float" office:value="0.0000171972343307781" calcext:value-type="float">
            <text:p>1,71972343307781E-005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.0227889225035004" calcext:value-type="float">
            <text:p>0,0227889225</text:p>
          </table:table-cell>
          <table:table-cell table:formula="of:=[.T560]-[.T682]" office:value-type="string" office:string-value="" calcext:value-type="error">
            <text:p>#VALEUR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28994022995624" calcext:value-type="float">
            <text:p>0,0002899402</text:p>
          </table:table-cell>
          <table:table-cell table:formula="of:=[.D561]-[.D683]" office:value-type="float" office:value="0.00260374521359022" calcext:value-type="float">
            <text:p>0,0026037452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VALEUR !</text:p>
          </table:table-cell>
          <table:table-cell table:formula="of:=[.I561]-[.I683]" office:value-type="float" office:value="0.0402274496188801" calcext:value-type="float">
            <text:p>0,0402274496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VALEUR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float" office:value="0.000266856416959026" calcext:value-type="float">
            <text:p>0,0002668564</text:p>
          </table:table-cell>
          <table:table-cell table:formula="of:=[.N561]-[.N683]" office:value-type="float" office:value="0.5083253722565" calcext:value-type="float">
            <text:p>0,5083253723</text:p>
          </table:table-cell>
          <table:table-cell table:formula="of:=[.O561]-[.O683]" office:value-type="float" office:value="0.0000177718136954664" calcext:value-type="float">
            <text:p>1,77718136954664E-005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.0220354365358097" calcext:value-type="float">
            <text:p>0,0220354365</text:p>
          </table:table-cell>
          <table:table-cell table:formula="of:=[.T561]-[.T683]" office:value-type="string" office:string-value="" calcext:value-type="error">
            <text:p>#VALEUR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337496889382116" calcext:value-type="float">
            <text:p>0,0003374969</text:p>
          </table:table-cell>
          <table:table-cell table:formula="of:=[.D562]-[.D684]" office:value-type="float" office:value="0.00322645927369241" calcext:value-type="float">
            <text:p>0,0032264593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VALEUR !</text:p>
          </table:table-cell>
          <table:table-cell table:formula="of:=[.I562]-[.I684]" office:value-type="float" office:value="0.0393493338176982" calcext:value-type="float">
            <text:p>0,0393493338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VALEUR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float" office:value="0.000211775629569997" calcext:value-type="float">
            <text:p>0,0002117756</text:p>
          </table:table-cell>
          <table:table-cell table:formula="of:=[.N562]-[.N684]" office:value-type="float" office:value="0.486132974524871" calcext:value-type="float">
            <text:p>0,4861329745</text:p>
          </table:table-cell>
          <table:table-cell table:formula="of:=[.O562]-[.O684]" office:value-type="float" office:value="0.0000237599311034363" calcext:value-type="float">
            <text:p>2,37599311034363E-005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.0204250780323778" calcext:value-type="float">
            <text:p>0,020425078</text:p>
          </table:table-cell>
          <table:table-cell table:formula="of:=[.T562]-[.T684]" office:value-type="string" office:string-value="" calcext:value-type="error">
            <text:p>#VALEUR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217606115476201" calcext:value-type="float">
            <text:p>0,0002176061</text:p>
          </table:table-cell>
          <table:table-cell table:formula="of:=[.D563]-[.D685]" office:value-type="float" office:value="0.00320309975730728" calcext:value-type="float">
            <text:p>0,0032030998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VALEUR !</text:p>
          </table:table-cell>
          <table:table-cell table:formula="of:=[.I563]-[.I685]" office:value-type="float" office:value="0.039786264536756" calcext:value-type="float">
            <text:p>0,0397862645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VALEUR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.000178206457176273" calcext:value-type="float">
            <text:p>0,0001782065</text:p>
          </table:table-cell>
          <table:table-cell table:formula="of:=[.N563]-[.N685]" office:value-type="float" office:value="0.490547218415056" calcext:value-type="float">
            <text:p>0,4905472184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.0173899235709823" calcext:value-type="float">
            <text:p>0,0173899236</text:p>
          </table:table-cell>
          <table:table-cell table:formula="of:=[.T563]-[.T685]" office:value-type="string" office:string-value="" calcext:value-type="error">
            <text:p>#VALEUR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277252587815997" calcext:value-type="float">
            <text:p>0,0002772526</text:p>
          </table:table-cell>
          <table:table-cell table:formula="of:=[.D564]-[.D686]" office:value-type="float" office:value="0.00249028622869793" calcext:value-type="float">
            <text:p>0,0024902862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VALEUR !</text:p>
          </table:table-cell>
          <table:table-cell table:formula="of:=[.I564]-[.I686]" office:value-type="float" office:value="0.0428284247639429" calcext:value-type="float">
            <text:p>0,0428284248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VALEUR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.00024849853894115" calcext:value-type="float">
            <text:p>0,0002484985</text:p>
          </table:table-cell>
          <table:table-cell table:formula="of:=[.N564]-[.N686]" office:value-type="float" office:value="0.478860049304081" calcext:value-type="float">
            <text:p>0,4788600493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float" office:value="0.0152724590335084" calcext:value-type="float">
            <text:p>0,015272459</text:p>
          </table:table-cell>
          <table:table-cell table:formula="of:=[.T564]-[.T686]" office:value-type="float" office:value="0.0000394458550678036" calcext:value-type="float">
            <text:p>3,94458550678036E-005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311305398853096" calcext:value-type="float">
            <text:p>0,0003113054</text:p>
          </table:table-cell>
          <table:table-cell table:formula="of:=[.D565]-[.D687]" office:value-type="float" office:value="0.00329128649661074" calcext:value-type="float">
            <text:p>0,0032912865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VALEUR !</text:p>
          </table:table-cell>
          <table:table-cell table:formula="of:=[.I565]-[.I687]" office:value-type="float" office:value="0.0423650319192782" calcext:value-type="float">
            <text:p>0,0423650319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VALEUR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.000177644688027049" calcext:value-type="float">
            <text:p>0,0001776447</text:p>
          </table:table-cell>
          <table:table-cell table:formula="of:=[.N565]-[.N687]" office:value-type="float" office:value="0.478374643652035" calcext:value-type="float">
            <text:p>0,4783746437</text:p>
          </table:table-cell>
          <table:table-cell table:formula="of:=[.O565]-[.O687]" office:value-type="float" office:value="0.0000208197660534972" calcext:value-type="float">
            <text:p>2,08197660534972E-005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float" office:value="0.0148944920762096" calcext:value-type="float">
            <text:p>0,0148944921</text:p>
          </table:table-cell>
          <table:table-cell table:formula="of:=[.T565]-[.T687]" office:value-type="string" office:string-value="" calcext:value-type="error">
            <text:p>#VALEUR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377002732117175" calcext:value-type="float">
            <text:p>0,0003770027</text:p>
          </table:table-cell>
          <table:table-cell table:formula="of:=[.D566]-[.D688]" office:value-type="float" office:value="0.00333848166661373" calcext:value-type="float">
            <text:p>0,0033384817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VALEUR !</text:p>
          </table:table-cell>
          <table:table-cell table:formula="of:=[.I566]-[.I688]" office:value-type="float" office:value="0.0452370484842486" calcext:value-type="float">
            <text:p>0,0452370485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VALEUR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.000263666879423583" calcext:value-type="float">
            <text:p>0,0002636669</text:p>
          </table:table-cell>
          <table:table-cell table:formula="of:=[.N566]-[.N688]" office:value-type="float" office:value="0.483237522003063" calcext:value-type="float">
            <text:p>0,483237522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.0136033875654436" calcext:value-type="float">
            <text:p>0,0136033876</text:p>
          </table:table-cell>
          <table:table-cell table:formula="of:=[.T566]-[.T688]" office:value-type="float" office:value="0.0000479807162516673" calcext:value-type="float">
            <text:p>4,79807162516673E-005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28697746398106" calcext:value-type="float">
            <text:p>0,0002869775</text:p>
          </table:table-cell>
          <table:table-cell table:formula="of:=[.D567]-[.D689]" office:value-type="float" office:value="0.00262774901807769" calcext:value-type="float">
            <text:p>0,002627749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VALEUR !</text:p>
          </table:table-cell>
          <table:table-cell table:formula="of:=[.I567]-[.I689]" office:value-type="float" office:value="0.0459569924922393" calcext:value-type="float">
            <text:p>0,0459569925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VALEUR !</text:p>
          </table:table-cell>
          <table:table-cell table:formula="of:=[.L567]-[.L689]" office:value-type="float" office:value="0.000173636265120288" calcext:value-type="float">
            <text:p>0,0001736363</text:p>
          </table:table-cell>
          <table:table-cell table:formula="of:=[.M567]-[.M689]" office:value-type="float" office:value="0.000250944134863473" calcext:value-type="float">
            <text:p>0,0002509441</text:p>
          </table:table-cell>
          <table:table-cell table:formula="of:=[.N567]-[.N689]" office:value-type="float" office:value="0.484984531346189" calcext:value-type="float">
            <text:p>0,4849845313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VALEUR !</text:p>
          </table:table-cell>
          <table:table-cell table:formula="of:=[.S567]-[.S689]" office:value-type="float" office:value="0.0153434001273375" calcext:value-type="float">
            <text:p>0,0153434001</text:p>
          </table:table-cell>
          <table:table-cell table:formula="of:=[.T567]-[.T689]" office:value-type="string" office:string-value="" calcext:value-type="error">
            <text:p>#VALEUR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.000268575732139214" calcext:value-type="float">
            <text:p>0,0002685757</text:p>
          </table:table-cell>
          <table:table-cell table:formula="of:=[.D568]-[.D690]" office:value-type="float" office:value="0.00323825520179451" calcext:value-type="float">
            <text:p>0,0032382552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VALEUR !</text:p>
          </table:table-cell>
          <table:table-cell table:formula="of:=[.I568]-[.I690]" office:value-type="float" office:value="0.0460754758668427" calcext:value-type="float">
            <text:p>0,0460754759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VALEUR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.000250263597561878" calcext:value-type="float">
            <text:p>0,0002502636</text:p>
          </table:table-cell>
          <table:table-cell table:formula="of:=[.N568]-[.N690]" office:value-type="float" office:value="0.479968552355418" calcext:value-type="float">
            <text:p>0,4799685524</text:p>
          </table:table-cell>
          <table:table-cell table:formula="of:=[.O568]-[.O690]" office:value-type="float" office:value="0.0000238467973599833" calcext:value-type="float">
            <text:p>2,38467973599833E-005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.0168510172276433" calcext:value-type="float">
            <text:p>0,0168510172</text:p>
          </table:table-cell>
          <table:table-cell table:formula="of:=[.T568]-[.T690]" office:value-type="string" office:string-value="" calcext:value-type="error">
            <text:p>#VALEUR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262954505618671" calcext:value-type="float">
            <text:p>0,0002629545</text:p>
          </table:table-cell>
          <table:table-cell table:formula="of:=[.D569]-[.D691]" office:value-type="float" office:value="0.00330348903630504" calcext:value-type="float">
            <text:p>0,003303489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VALEUR !</text:p>
          </table:table-cell>
          <table:table-cell table:formula="of:=[.I569]-[.I691]" office:value-type="float" office:value="0.0477481242014898" calcext:value-type="float">
            <text:p>0,0477481242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VALEUR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.000227808377822891" calcext:value-type="float">
            <text:p>0,0002278084</text:p>
          </table:table-cell>
          <table:table-cell table:formula="of:=[.N569]-[.N691]" office:value-type="float" office:value="0.467070990519896" calcext:value-type="float">
            <text:p>0,4670709905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.0179274820333688" calcext:value-type="float">
            <text:p>0,017927482</text:p>
          </table:table-cell>
          <table:table-cell table:formula="of:=[.T569]-[.T691]" office:value-type="string" office:string-value="" calcext:value-type="error">
            <text:p>#VALEUR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258709684016653" calcext:value-type="float">
            <text:p>0,0002587097</text:p>
          </table:table-cell>
          <table:table-cell table:formula="of:=[.D570]-[.D692]" office:value-type="float" office:value="0.00325016147840546" calcext:value-type="float">
            <text:p>0,0032501615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VALEUR !</text:p>
          </table:table-cell>
          <table:table-cell table:formula="of:=[.I570]-[.I692]" office:value-type="float" office:value="0.049181926554569" calcext:value-type="float">
            <text:p>0,0491819266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VALEUR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.000164571460661484" calcext:value-type="float">
            <text:p>0,0001645715</text:p>
          </table:table-cell>
          <table:table-cell table:formula="of:=[.N570]-[.N692]" office:value-type="float" office:value="0.484338992505019" calcext:value-type="float">
            <text:p>0,4843389925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.0191102753318605" calcext:value-type="float">
            <text:p>0,0191102753</text:p>
          </table:table-cell>
          <table:table-cell table:formula="of:=[.T570]-[.T692]" office:value-type="string" office:string-value="" calcext:value-type="error">
            <text:p>#VALEUR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250496518334732" calcext:value-type="float">
            <text:p>0,0002504965</text:p>
          </table:table-cell>
          <table:table-cell table:formula="of:=[.D571]-[.D693]" office:value-type="float" office:value="0.00249030431731861" calcext:value-type="float">
            <text:p>0,0024903043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VALEUR !</text:p>
          </table:table-cell>
          <table:table-cell table:formula="of:=[.I571]-[.I693]" office:value-type="float" office:value="0.0501022078002443" calcext:value-type="float">
            <text:p>0,0501022078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VALEUR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.000228391724427152" calcext:value-type="float">
            <text:p>0,0002283917</text:p>
          </table:table-cell>
          <table:table-cell table:formula="of:=[.N571]-[.N693]" office:value-type="float" office:value="0.454177299661152" calcext:value-type="float">
            <text:p>0,4541772997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.0167214587604426" calcext:value-type="float">
            <text:p>0,0167214588</text:p>
          </table:table-cell>
          <table:table-cell table:formula="of:=[.T571]-[.T693]" office:value-type="string" office:string-value="" calcext:value-type="error">
            <text:p>#VALEUR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.000347134873472942" calcext:value-type="float">
            <text:p>0,0003471349</text:p>
          </table:table-cell>
          <table:table-cell table:formula="of:=[.D572]-[.D694]" office:value-type="float" office:value="0.00354433678429066" calcext:value-type="float">
            <text:p>0,0035443368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float" office:value="0.000180755096114905" calcext:value-type="float">
            <text:p>0,0001807551</text:p>
          </table:table-cell>
          <table:table-cell table:formula="of:=[.I572]-[.I694]" office:value-type="float" office:value="0.0520280177833219" calcext:value-type="float">
            <text:p>0,0520280178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VALEUR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.000214856914753189" calcext:value-type="float">
            <text:p>0,0002148569</text:p>
          </table:table-cell>
          <table:table-cell table:formula="of:=[.N572]-[.N694]" office:value-type="float" office:value="0.479742367789594" calcext:value-type="float">
            <text:p>0,4797423678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.0160396538567512" calcext:value-type="float">
            <text:p>0,0160396539</text:p>
          </table:table-cell>
          <table:table-cell table:formula="of:=[.T572]-[.T694]" office:value-type="string" office:string-value="" calcext:value-type="error">
            <text:p>#VALEUR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330402829178192" calcext:value-type="float">
            <text:p>0,0003304028</text:p>
          </table:table-cell>
          <table:table-cell table:formula="of:=[.D573]-[.D695]" office:value-type="float" office:value="0.00337407063649944" calcext:value-type="float">
            <text:p>0,0033740706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VALEUR !</text:p>
          </table:table-cell>
          <table:table-cell table:formula="of:=[.I573]-[.I695]" office:value-type="float" office:value="0.0510493427227353" calcext:value-type="float">
            <text:p>0,0510493427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VALEUR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165296009592466" calcext:value-type="float">
            <text:p>0,000165296</text:p>
          </table:table-cell>
          <table:table-cell table:formula="of:=[.N573]-[.N695]" office:value-type="float" office:value="0.461663094093671" calcext:value-type="float">
            <text:p>0,4616630941</text:p>
          </table:table-cell>
          <table:table-cell table:formula="of:=[.O573]-[.O695]" office:value-type="string" office:string-value="" calcext:value-type="error">
            <text:p>#VALEUR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167974169313803" calcext:value-type="float">
            <text:p>0,0167974169</text:p>
          </table:table-cell>
          <table:table-cell table:formula="of:=[.T573]-[.T695]" office:value-type="float" office:value="0.0000414571361065631" calcext:value-type="float">
            <text:p>4,14571361065631E-005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336071280259602" calcext:value-type="float">
            <text:p>0,0003360713</text:p>
          </table:table-cell>
          <table:table-cell table:formula="of:=[.D574]-[.D696]" office:value-type="float" office:value="0.00270444831046006" calcext:value-type="float">
            <text:p>0,0027044483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VALEUR !</text:p>
          </table:table-cell>
          <table:table-cell table:formula="of:=[.I574]-[.I696]" office:value-type="float" office:value="0.0512478432562331" calcext:value-type="float">
            <text:p>0,0512478433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VALEUR !</text:p>
          </table:table-cell>
          <table:table-cell table:formula="of:=[.L574]-[.L696]" office:value-type="float" office:value="0.00014230809416727" calcext:value-type="float">
            <text:p>0,0001423081</text:p>
          </table:table-cell>
          <table:table-cell table:formula="of:=[.M574]-[.M696]" office:value-type="float" office:value="0.000240752118143385" calcext:value-type="float">
            <text:p>0,0002407521</text:p>
          </table:table-cell>
          <table:table-cell table:formula="of:=[.N574]-[.N696]" office:value-type="float" office:value="0.494797166630475" calcext:value-type="float">
            <text:p>0,4947971666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.0236823129998379" calcext:value-type="float">
            <text:p>0,023682313</text:p>
          </table:table-cell>
          <table:table-cell table:formula="of:=[.T574]-[.T696]" office:value-type="float" office:value="0.0000544965758002998" calcext:value-type="float">
            <text:p>5,44965758002998E-005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317241759338122" calcext:value-type="float">
            <text:p>0,0003172418</text:p>
          </table:table-cell>
          <table:table-cell table:formula="of:=[.D575]-[.D697]" office:value-type="float" office:value="0.00329615180509329" calcext:value-type="float">
            <text:p>0,0032961518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VALEUR !</text:p>
          </table:table-cell>
          <table:table-cell table:formula="of:=[.I575]-[.I697]" office:value-type="float" office:value="0.0476420729861403" calcext:value-type="float">
            <text:p>0,047642073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VALEUR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.000166900174262209" calcext:value-type="float">
            <text:p>0,0001669002</text:p>
          </table:table-cell>
          <table:table-cell table:formula="of:=[.N575]-[.N697]" office:value-type="float" office:value="0.493871853701202" calcext:value-type="float">
            <text:p>0,4938718537</text:p>
          </table:table-cell>
          <table:table-cell table:formula="of:=[.O575]-[.O697]" office:value-type="float" office:value="0.0000208505426463247" calcext:value-type="float">
            <text:p>2,08505426463247E-005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305522809730413" calcext:value-type="float">
            <text:p>0,030552281</text:p>
          </table:table-cell>
          <table:table-cell table:formula="of:=[.T575]-[.T697]" office:value-type="string" office:string-value="" calcext:value-type="error">
            <text:p>#VALEUR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3440619633531" calcext:value-type="float">
            <text:p>0,000344062</text:p>
          </table:table-cell>
          <table:table-cell table:formula="of:=[.D576]-[.D698]" office:value-type="float" office:value="0.0017787709619235" calcext:value-type="float">
            <text:p>0,001778771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VALEUR !</text:p>
          </table:table-cell>
          <table:table-cell table:formula="of:=[.I576]-[.I698]" office:value-type="float" office:value="0.0438795986091264" calcext:value-type="float">
            <text:p>0,0438795986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VALEUR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.000180218770038435" calcext:value-type="float">
            <text:p>0,0001802188</text:p>
          </table:table-cell>
          <table:table-cell table:formula="of:=[.N576]-[.N698]" office:value-type="float" office:value="0.507931209638701" calcext:value-type="float">
            <text:p>0,5079312096</text:p>
          </table:table-cell>
          <table:table-cell table:formula="of:=[.O576]-[.O698]" office:value-type="float" office:value="0.0000372973094497038" calcext:value-type="float">
            <text:p>3,72973094497038E-005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.0395320881039922" calcext:value-type="float">
            <text:p>0,0395320881</text:p>
          </table:table-cell>
          <table:table-cell table:formula="of:=[.T576]-[.T698]" office:value-type="string" office:string-value="" calcext:value-type="error">
            <text:p>#VALEUR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459044448987333" calcext:value-type="float">
            <text:p>0,0004590444</text:p>
          </table:table-cell>
          <table:table-cell table:formula="of:=[.D577]-[.D699]" office:value-type="float" office:value="0.00325018508349005" calcext:value-type="float">
            <text:p>0,0032501851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float" office:value="0.000203714515944753" calcext:value-type="float">
            <text:p>0,0002037145</text:p>
          </table:table-cell>
          <table:table-cell table:formula="of:=[.I577]-[.I699]" office:value-type="float" office:value="0.0499220574802973" calcext:value-type="float">
            <text:p>0,0499220575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VALEUR !</text:p>
          </table:table-cell>
          <table:table-cell table:formula="of:=[.L577]-[.L699]" office:value-type="float" office:value="0.000202870795905884" calcext:value-type="float">
            <text:p>0,0002028708</text:p>
          </table:table-cell>
          <table:table-cell table:formula="of:=[.M577]-[.M699]" office:value-type="string" office:string-value="" calcext:value-type="error">
            <text:p>#VALEUR !</text:p>
          </table:table-cell>
          <table:table-cell table:formula="of:=[.N577]-[.N699]" office:value-type="float" office:value="0.529310385291236" calcext:value-type="float">
            <text:p>0,5293103853</text:p>
          </table:table-cell>
          <table:table-cell table:formula="of:=[.O577]-[.O699]" office:value-type="float" office:value="0.0000205597699071508" calcext:value-type="float">
            <text:p>2,05597699071508E-005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VALEUR !</text:p>
          </table:table-cell>
          <table:table-cell table:formula="of:=[.S577]-[.S699]" office:value-type="float" office:value="0.0374725160728499" calcext:value-type="float">
            <text:p>0,0374725161</text:p>
          </table:table-cell>
          <table:table-cell table:formula="of:=[.T577]-[.T699]" office:value-type="float" office:value="0.0000872642761801046" calcext:value-type="float">
            <text:p>8,72642761801046E-005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373612942968672" calcext:value-type="float">
            <text:p>0,0003736129</text:p>
          </table:table-cell>
          <table:table-cell table:formula="of:=[.D578]-[.D700]" office:value-type="float" office:value="0.00256290082771238" calcext:value-type="float">
            <text:p>0,0025629008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VALEUR !</text:p>
          </table:table-cell>
          <table:table-cell table:formula="of:=[.I578]-[.I700]" office:value-type="float" office:value="0.0515553225044692" calcext:value-type="float">
            <text:p>0,0515553225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VALEUR !</text:p>
          </table:table-cell>
          <table:table-cell table:formula="of:=[.L578]-[.L700]" office:value-type="float" office:value="0.000141785620595132" calcext:value-type="float">
            <text:p>0,0001417856</text:p>
          </table:table-cell>
          <table:table-cell table:formula="of:=[.M578]-[.M700]" office:value-type="float" office:value="0.000266737805909296" calcext:value-type="float">
            <text:p>0,0002667378</text:p>
          </table:table-cell>
          <table:table-cell table:formula="of:=[.N578]-[.N700]" office:value-type="float" office:value="0.516081423889859" calcext:value-type="float">
            <text:p>0,5160814239</text:p>
          </table:table-cell>
          <table:table-cell table:formula="of:=[.O578]-[.O700]" office:value-type="float" office:value="0.0000174930311123865" calcext:value-type="float">
            <text:p>0,000017493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float" office:value="0.000096160140193796" calcext:value-type="float">
            <text:p>9,6160140193796E-005</text:p>
          </table:table-cell>
          <table:table-cell table:formula="of:=[.S578]-[.S700]" office:value-type="float" office:value="0.0374063185831513" calcext:value-type="float">
            <text:p>0,0374063186</text:p>
          </table:table-cell>
          <table:table-cell table:formula="of:=[.T578]-[.T700]" office:value-type="float" office:value="0.0000681616713081028" calcext:value-type="float">
            <text:p>6,81616713081028E-005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398034455607097" calcext:value-type="float">
            <text:p>0,0003980345</text:p>
          </table:table-cell>
          <table:table-cell table:formula="of:=[.D579]-[.D701]" office:value-type="string" office:string-value="" calcext:value-type="error">
            <text:p>#VALEUR !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VALEUR !</text:p>
          </table:table-cell>
          <table:table-cell table:formula="of:=[.I579]-[.I701]" office:value-type="float" office:value="0.054115592288714" calcext:value-type="float">
            <text:p>0,0541155923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VALEUR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.000235053567723798" calcext:value-type="float">
            <text:p>0,0002350536</text:p>
          </table:table-cell>
          <table:table-cell table:formula="of:=[.N579]-[.N701]" office:value-type="float" office:value="0.526669086139225" calcext:value-type="float">
            <text:p>0,5266690861</text:p>
          </table:table-cell>
          <table:table-cell table:formula="of:=[.O579]-[.O701]" office:value-type="float" office:value="0.0000210543188639266" calcext:value-type="float">
            <text:p>2,10543188639266E-005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float" office:value="0.0000469160174947151" calcext:value-type="float">
            <text:p>0,000046916</text:p>
          </table:table-cell>
          <table:table-cell table:formula="of:=[.S579]-[.S701]" office:value-type="float" office:value="0.0361162232961891" calcext:value-type="float">
            <text:p>0,0361162233</text:p>
          </table:table-cell>
          <table:table-cell table:formula="of:=[.T579]-[.T701]" office:value-type="string" office:string-value="" calcext:value-type="error">
            <text:p>#VALEUR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.000379700997516205" calcext:value-type="float">
            <text:p>0,000379701</text:p>
          </table:table-cell>
          <table:table-cell table:formula="of:=[.D580]-[.D702]" office:value-type="float" office:value="0.00245990218120968" calcext:value-type="float">
            <text:p>0,0024599022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VALEUR !</text:p>
          </table:table-cell>
          <table:table-cell table:formula="of:=[.I580]-[.I702]" office:value-type="float" office:value="0.0559381270639775" calcext:value-type="float">
            <text:p>0,0559381271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VALEUR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.000187328039589512" calcext:value-type="float">
            <text:p>0,000187328</text:p>
          </table:table-cell>
          <table:table-cell table:formula="of:=[.N580]-[.N702]" office:value-type="float" office:value="0.513952077773358" calcext:value-type="float">
            <text:p>0,5139520778</text:p>
          </table:table-cell>
          <table:table-cell table:formula="of:=[.O580]-[.O702]" office:value-type="float" office:value="0.0000200873480458232" calcext:value-type="float">
            <text:p>2,00873480458232E-005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float" office:value="0.0000790535406104089" calcext:value-type="float">
            <text:p>7,90535406104089E-005</text:p>
          </table:table-cell>
          <table:table-cell table:formula="of:=[.S580]-[.S702]" office:value-type="float" office:value="0.0351802731004882" calcext:value-type="float">
            <text:p>0,0351802731</text:p>
          </table:table-cell>
          <table:table-cell table:formula="of:=[.T580]-[.T702]" office:value-type="float" office:value="0.0000495687956619928" calcext:value-type="float">
            <text:p>4,95687956619928E-005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.000423827700239803" calcext:value-type="float">
            <text:p>0,0004238277</text:p>
          </table:table-cell>
          <table:table-cell table:formula="of:=[.D581]-[.D703]" office:value-type="float" office:value="0.00331342940245923" calcext:value-type="float">
            <text:p>0,0033134294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VALEUR !</text:p>
          </table:table-cell>
          <table:table-cell table:formula="of:=[.I581]-[.I703]" office:value-type="float" office:value="0.0576211005957555" calcext:value-type="float">
            <text:p>0,0576211006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VALEUR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.000278202943852308" calcext:value-type="float">
            <text:p>0,0002782029</text:p>
          </table:table-cell>
          <table:table-cell table:formula="of:=[.N581]-[.N703]" office:value-type="float" office:value="0.631552872338738" calcext:value-type="float">
            <text:p>0,6315528723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float" office:value="0.0367083176315193" calcext:value-type="float">
            <text:p>0,0367083176</text:p>
          </table:table-cell>
          <table:table-cell table:formula="of:=[.T581]-[.T703]" office:value-type="string" office:string-value="" calcext:value-type="error">
            <text:p>#VALEUR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.000417991815889423" calcext:value-type="float">
            <text:p>0,0004179918</text:p>
          </table:table-cell>
          <table:table-cell table:formula="of:=[.D582]-[.D704]" office:value-type="float" office:value="0.00174930775334442" calcext:value-type="float">
            <text:p>0,0017493078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VALEUR !</text:p>
          </table:table-cell>
          <table:table-cell table:formula="of:=[.I582]-[.I704]" office:value-type="float" office:value="0.0575348363715247" calcext:value-type="float">
            <text:p>0,0575348364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VALEUR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.00014532922204323" calcext:value-type="float">
            <text:p>0,0001453292</text:p>
          </table:table-cell>
          <table:table-cell table:formula="of:=[.N582]-[.N704]" office:value-type="float" office:value="0.542803850688675" calcext:value-type="float">
            <text:p>0,5428038507</text:p>
          </table:table-cell>
          <table:table-cell table:formula="of:=[.O582]-[.O704]" office:value-type="float" office:value="0.0000234521444145487" calcext:value-type="float">
            <text:p>2,34521444145487E-005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float" office:value="0.0000409222063071123" calcext:value-type="float">
            <text:p>4,09222063071123E-005</text:p>
          </table:table-cell>
          <table:table-cell table:formula="of:=[.S582]-[.S704]" office:value-type="float" office:value="0.0338320727915939" calcext:value-type="float">
            <text:p>0,0338320728</text:p>
          </table:table-cell>
          <table:table-cell table:formula="of:=[.T582]-[.T704]" office:value-type="string" office:string-value="" calcext:value-type="error">
            <text:p>#VALEUR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.000317289817583631" calcext:value-type="float">
            <text:p>0,0003172898</text:p>
          </table:table-cell>
          <table:table-cell table:formula="of:=[.D583]-[.D705]" office:value-type="float" office:value="0.00313279535569266" calcext:value-type="float">
            <text:p>0,0031327954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VALEUR !</text:p>
          </table:table-cell>
          <table:table-cell table:formula="of:=[.I583]-[.I705]" office:value-type="float" office:value="0.0594499390751372" calcext:value-type="float">
            <text:p>0,0594499391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VALEUR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.0001742950278469" calcext:value-type="float">
            <text:p>0,000174295</text:p>
          </table:table-cell>
          <table:table-cell table:formula="of:=[.N583]-[.N705]" office:value-type="float" office:value="0.534950918708832" calcext:value-type="float">
            <text:p>0,5349509187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float" office:value="0.0318761533830336" calcext:value-type="float">
            <text:p>0,0318761534</text:p>
          </table:table-cell>
          <table:table-cell table:formula="of:=[.T583]-[.T705]" office:value-type="string" office:string-value="" calcext:value-type="error">
            <text:p>#VALEUR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386124563328546" calcext:value-type="float">
            <text:p>0,0003861246</text:p>
          </table:table-cell>
          <table:table-cell table:formula="of:=[.D584]-[.D706]" office:value-type="float" office:value="0.00179852381352952" calcext:value-type="float">
            <text:p>0,0017985238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VALEUR !</text:p>
          </table:table-cell>
          <table:table-cell table:formula="of:=[.I584]-[.I706]" office:value-type="float" office:value="0.0621345173933561" calcext:value-type="float">
            <text:p>0,0621345174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VALEUR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.00016040641804914" calcext:value-type="float">
            <text:p>0,0001604064</text:p>
          </table:table-cell>
          <table:table-cell table:formula="of:=[.N584]-[.N706]" office:value-type="float" office:value="0.528642993458199" calcext:value-type="float">
            <text:p>0,5286429935</text:p>
          </table:table-cell>
          <table:table-cell table:formula="of:=[.O584]-[.O706]" office:value-type="string" office:string-value="" calcext:value-type="error">
            <text:p>#VALEUR !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float" office:value="0.034791295304673" calcext:value-type="float">
            <text:p>0,0347912953</text:p>
          </table:table-cell>
          <table:table-cell table:formula="of:=[.T584]-[.T706]" office:value-type="string" office:string-value="" calcext:value-type="error">
            <text:p>#VALEUR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404671900082131" calcext:value-type="float">
            <text:p>0,0004046719</text:p>
          </table:table-cell>
          <table:table-cell table:formula="of:=[.D585]-[.D707]" office:value-type="float" office:value="0.00243098331181214" calcext:value-type="float">
            <text:p>0,0024309833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float" office:value="0.000183897046835524" calcext:value-type="float">
            <text:p>0,000183897</text:p>
          </table:table-cell>
          <table:table-cell table:formula="of:=[.I585]-[.I707]" office:value-type="float" office:value="0.0642157593591209" calcext:value-type="float">
            <text:p>0,0642157594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VALEUR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float" office:value="0.000222138355141738" calcext:value-type="float">
            <text:p>0,0002221384</text:p>
          </table:table-cell>
          <table:table-cell table:formula="of:=[.N585]-[.N707]" office:value-type="float" office:value="0.539950363048896" calcext:value-type="float">
            <text:p>0,539950363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float" office:value="0.0374938913885135" calcext:value-type="float">
            <text:p>0,0374938914</text:p>
          </table:table-cell>
          <table:table-cell table:formula="of:=[.T585]-[.T707]" office:value-type="string" office:string-value="" calcext:value-type="error">
            <text:p>#VALEUR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float" office:value="0.00039035088971421" calcext:value-type="float">
            <text:p>0,0003903509</text:p>
          </table:table-cell>
          <table:table-cell table:formula="of:=[.D586]-[.D708]" office:value-type="float" office:value="0.00321939029751691" calcext:value-type="float">
            <text:p>0,0032193903</text:p>
          </table:table-cell>
          <table:table-cell table:formula="of:=[.E586]-[.E708]" office:value-type="float" office:value="1" calcext:value-type="float">
            <text:p>1</text:p>
          </table:table-cell>
          <table:table-cell table:formula="of:=[.F586]-[.F708]" office:value-type="string" office:string-value="" calcext:value-type="error">
            <text:p>#DIV/0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VALEUR !</text:p>
          </table:table-cell>
          <table:table-cell table:formula="of:=[.I586]-[.I708]" office:value-type="float" office:value="0.0603677299938116" calcext:value-type="float">
            <text:p>0,06036773</text:p>
          </table:table-cell>
          <table:table-cell table:formula="of:=[.J586]-[.J708]" office:value-type="string" office:string-value="" calcext:value-type="error">
            <text:p>#DIV/0 !</text:p>
          </table:table-cell>
          <table:table-cell table:formula="of:=[.K586]-[.K708]" office:value-type="string" office:string-value="" calcext:value-type="error">
            <text:p>#VALEUR !</text:p>
          </table:table-cell>
          <table:table-cell table:formula="of:=[.L586]-[.L708]" office:value-type="string" office:string-value="" calcext:value-type="error">
            <text:p>#VALEUR !</text:p>
          </table:table-cell>
          <table:table-cell table:formula="of:=[.M586]-[.M708]" office:value-type="float" office:value="0.000216660288294574" calcext:value-type="float">
            <text:p>0,0002166603</text:p>
          </table:table-cell>
          <table:table-cell table:formula="of:=[.N586]-[.N708]" office:value-type="float" office:value="0.558492390985747" calcext:value-type="float">
            <text:p>0,558492391</text:p>
          </table:table-cell>
          <table:table-cell table:formula="of:=[.O586]-[.O708]" office:value-type="string" office:string-value="" calcext:value-type="error">
            <text:p>#VALEUR !</text:p>
          </table:table-cell>
          <table:table-cell table:formula="of:=[.P586]-[.P708]" office:value-type="string" office:string-value="" calcext:value-type="error">
            <text:p>#DIV/0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VALEUR !</text:p>
          </table:table-cell>
          <table:table-cell table:formula="of:=[.S586]-[.S708]" office:value-type="float" office:value="0.0363919818791609" calcext:value-type="float">
            <text:p>0,0363919819</text:p>
          </table:table-cell>
          <table:table-cell table:formula="of:=[.T586]-[.T708]" office:value-type="string" office:string-value="" calcext:value-type="error">
            <text:p>#VALEUR !</text:p>
          </table:table-cell>
          <table:table-cell table:formula="of:=[.U586]-[.U708]" office:value-type="string" office:string-value="" calcext:value-type="error">
            <text:p>#VALEUR !</text:p>
          </table:table-cell>
          <table:table-cell table:formula="of:=[.V586]-[.V70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[.B587]-[.B709]" office:value-type="string" office:string-value="" calcext:value-type="error">
            <text:p>#DIV/0 !</text:p>
          </table:table-cell>
          <table:table-cell table:formula="of:=[.C587]-[.C709]" office:value-type="string" office:string-value="" calcext:value-type="error">
            <text:p>#VALEUR !</text:p>
          </table:table-cell>
          <table:table-cell table:formula="of:=[.D587]-[.D709]" office:value-type="float" office:value="0.00310643455204513" calcext:value-type="float">
            <text:p>0,0031064346</text:p>
          </table:table-cell>
          <table:table-cell table:formula="of:=[.E587]-[.E709]" office:value-type="float" office:value="1" calcext:value-type="float">
            <text:p>1</text:p>
          </table:table-cell>
          <table:table-cell table:formula="of:=[.F587]-[.F709]" office:value-type="string" office:string-value="" calcext:value-type="error">
            <text:p>#DIV/0 !</text:p>
          </table:table-cell>
          <table:table-cell table:formula="of:=[.G587]-[.G709]" office:value-type="string" office:string-value="" calcext:value-type="error">
            <text:p>#DIV/0 !</text:p>
          </table:table-cell>
          <table:table-cell table:formula="of:=[.H587]-[.H709]" office:value-type="string" office:string-value="" calcext:value-type="error">
            <text:p>#VALEUR !</text:p>
          </table:table-cell>
          <table:table-cell table:formula="of:=[.I587]-[.I709]" office:value-type="float" office:value="0.064529161139388" calcext:value-type="float">
            <text:p>0,0645291611</text:p>
          </table:table-cell>
          <table:table-cell table:formula="of:=[.J587]-[.J709]" office:value-type="string" office:string-value="" calcext:value-type="error">
            <text:p>#DIV/0 !</text:p>
          </table:table-cell>
          <table:table-cell table:formula="of:=[.K587]-[.K709]" office:value-type="string" office:string-value="" calcext:value-type="error">
            <text:p>#VALEUR !</text:p>
          </table:table-cell>
          <table:table-cell table:formula="of:=[.L587]-[.L709]" office:value-type="string" office:string-value="" calcext:value-type="error">
            <text:p>#VALEUR !</text:p>
          </table:table-cell>
          <table:table-cell table:formula="of:=[.M587]-[.M709]" office:value-type="float" office:value="0.000214271123909461" calcext:value-type="float">
            <text:p>0,0002142711</text:p>
          </table:table-cell>
          <table:table-cell table:formula="of:=[.N587]-[.N709]" office:value-type="float" office:value="0.539227392156238" calcext:value-type="float">
            <text:p>0,5392273922</text:p>
          </table:table-cell>
          <table:table-cell table:formula="of:=[.O587]-[.O709]" office:value-type="string" office:string-value="" calcext:value-type="error">
            <text:p>#VALEUR !</text:p>
          </table:table-cell>
          <table:table-cell table:formula="of:=[.P587]-[.P709]" office:value-type="string" office:string-value="" calcext:value-type="error">
            <text:p>#DIV/0 !</text:p>
          </table:table-cell>
          <table:table-cell table:formula="of:=[.Q587]-[.Q709]" office:value-type="string" office:string-value="" calcext:value-type="error">
            <text:p>#DIV/0 !</text:p>
          </table:table-cell>
          <table:table-cell table:formula="of:=[.R587]-[.R709]" office:value-type="string" office:string-value="" calcext:value-type="error">
            <text:p>#VALEUR !</text:p>
          </table:table-cell>
          <table:table-cell table:formula="of:=[.S587]-[.S709]" office:value-type="float" office:value="0.0323009751787605" calcext:value-type="float">
            <text:p>0,0323009752</text:p>
          </table:table-cell>
          <table:table-cell table:formula="of:=[.T587]-[.T709]" office:value-type="string" office:string-value="" calcext:value-type="error">
            <text:p>#VALEUR !</text:p>
          </table:table-cell>
          <table:table-cell table:formula="of:=[.U587]-[.U709]" office:value-type="string" office:string-value="" calcext:value-type="error">
            <text:p>#VALEUR !</text:p>
          </table:table-cell>
          <table:table-cell table:formula="of:=[.V587]-[.V70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[.B588]-[.B710]" office:value-type="string" office:string-value="" calcext:value-type="error">
            <text:p>#DIV/0 !</text:p>
          </table:table-cell>
          <table:table-cell table:formula="of:=[.C588]-[.C710]" office:value-type="float" office:value="0.000446796185854652" calcext:value-type="float">
            <text:p>0,0004467962</text:p>
          </table:table-cell>
          <table:table-cell table:formula="of:=[.D588]-[.D710]" office:value-type="float" office:value="0.00305493759587997" calcext:value-type="float">
            <text:p>0,0030549376</text:p>
          </table:table-cell>
          <table:table-cell table:formula="of:=[.E588]-[.E710]" office:value-type="float" office:value="1" calcext:value-type="float">
            <text:p>1</text:p>
          </table:table-cell>
          <table:table-cell table:formula="of:=[.F588]-[.F710]" office:value-type="string" office:string-value="" calcext:value-type="error">
            <text:p>#DIV/0 !</text:p>
          </table:table-cell>
          <table:table-cell table:formula="of:=[.G588]-[.G710]" office:value-type="string" office:string-value="" calcext:value-type="error">
            <text:p>#DIV/0 !</text:p>
          </table:table-cell>
          <table:table-cell table:formula="of:=[.H588]-[.H710]" office:value-type="string" office:string-value="" calcext:value-type="error">
            <text:p>#VALEUR !</text:p>
          </table:table-cell>
          <table:table-cell table:formula="of:=[.I588]-[.I710]" office:value-type="float" office:value="0.0676038188908727" calcext:value-type="float">
            <text:p>0,0676038189</text:p>
          </table:table-cell>
          <table:table-cell table:formula="of:=[.J588]-[.J710]" office:value-type="string" office:string-value="" calcext:value-type="error">
            <text:p>#DIV/0 !</text:p>
          </table:table-cell>
          <table:table-cell table:formula="of:=[.K588]-[.K710]" office:value-type="string" office:string-value="" calcext:value-type="error">
            <text:p>#VALEUR !</text:p>
          </table:table-cell>
          <table:table-cell table:formula="of:=[.L588]-[.L710]" office:value-type="string" office:string-value="" calcext:value-type="error">
            <text:p>#VALEUR !</text:p>
          </table:table-cell>
          <table:table-cell table:formula="of:=[.M588]-[.M710]" office:value-type="float" office:value="0.000251423966566132" calcext:value-type="float">
            <text:p>0,000251424</text:p>
          </table:table-cell>
          <table:table-cell table:formula="of:=[.N588]-[.N710]" office:value-type="float" office:value="0.539484205286939" calcext:value-type="float">
            <text:p>0,5394842053</text:p>
          </table:table-cell>
          <table:table-cell table:formula="of:=[.O588]-[.O710]" office:value-type="float" office:value="0.0000161525465273119" calcext:value-type="float">
            <text:p>1,61525465273119E-005</text:p>
          </table:table-cell>
          <table:table-cell table:formula="of:=[.P588]-[.P710]" office:value-type="string" office:string-value="" calcext:value-type="error">
            <text:p>#DIV/0 !</text:p>
          </table:table-cell>
          <table:table-cell table:formula="of:=[.Q588]-[.Q710]" office:value-type="string" office:string-value="" calcext:value-type="error">
            <text:p>#DIV/0 !</text:p>
          </table:table-cell>
          <table:table-cell table:formula="of:=[.R588]-[.R710]" office:value-type="string" office:string-value="" calcext:value-type="error">
            <text:p>#VALEUR !</text:p>
          </table:table-cell>
          <table:table-cell table:formula="of:=[.S588]-[.S710]" office:value-type="float" office:value="0.0303886181518651" calcext:value-type="float">
            <text:p>0,0303886182</text:p>
          </table:table-cell>
          <table:table-cell table:formula="of:=[.T588]-[.T710]" office:value-type="string" office:string-value="" calcext:value-type="error">
            <text:p>#VALEUR !</text:p>
          </table:table-cell>
          <table:table-cell table:formula="of:=[.U588]-[.U710]" office:value-type="string" office:string-value="" calcext:value-type="error">
            <text:p>#VALEUR !</text:p>
          </table:table-cell>
          <table:table-cell table:formula="of:=[.V588]-[.V71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[.B589]-[.B711]" office:value-type="string" office:string-value="" calcext:value-type="error">
            <text:p>#DIV/0 !</text:p>
          </table:table-cell>
          <table:table-cell table:formula="of:=[.C589]-[.C711]" office:value-type="float" office:value="0.00046563415936413" calcext:value-type="float">
            <text:p>0,0004656342</text:p>
          </table:table-cell>
          <table:table-cell table:formula="of:=[.D589]-[.D711]" office:value-type="float" office:value="0.00311301567819468" calcext:value-type="float">
            <text:p>0,0031130157</text:p>
          </table:table-cell>
          <table:table-cell table:formula="of:=[.E589]-[.E711]" office:value-type="float" office:value="1" calcext:value-type="float">
            <text:p>1</text:p>
          </table:table-cell>
          <table:table-cell table:formula="of:=[.F589]-[.F711]" office:value-type="string" office:string-value="" calcext:value-type="error">
            <text:p>#DIV/0 !</text:p>
          </table:table-cell>
          <table:table-cell table:formula="of:=[.G589]-[.G711]" office:value-type="string" office:string-value="" calcext:value-type="error">
            <text:p>#DIV/0 !</text:p>
          </table:table-cell>
          <table:table-cell table:formula="of:=[.H589]-[.H711]" office:value-type="string" office:string-value="" calcext:value-type="error">
            <text:p>#VALEUR !</text:p>
          </table:table-cell>
          <table:table-cell table:formula="of:=[.I589]-[.I711]" office:value-type="string" office:string-value="" calcext:value-type="error">
            <text:p>#VALEUR !</text:p>
          </table:table-cell>
          <table:table-cell table:formula="of:=[.J589]-[.J711]" office:value-type="string" office:string-value="" calcext:value-type="error">
            <text:p>#DIV/0 !</text:p>
          </table:table-cell>
          <table:table-cell table:formula="of:=[.K589]-[.K711]" office:value-type="string" office:string-value="" calcext:value-type="error">
            <text:p>#VALEUR !</text:p>
          </table:table-cell>
          <table:table-cell table:formula="of:=[.L589]-[.L711]" office:value-type="string" office:string-value="" calcext:value-type="error">
            <text:p>#VALEUR !</text:p>
          </table:table-cell>
          <table:table-cell table:formula="of:=[.M589]-[.M711]" office:value-type="float" office:value="0.000251031925138621" calcext:value-type="float">
            <text:p>0,0002510319</text:p>
          </table:table-cell>
          <table:table-cell table:formula="of:=[.N589]-[.N711]" office:value-type="float" office:value="0.558675874411656" calcext:value-type="float">
            <text:p>0,5586758744</text:p>
          </table:table-cell>
          <table:table-cell table:formula="of:=[.O589]-[.O711]" office:value-type="string" office:string-value="" calcext:value-type="error">
            <text:p>#VALEUR !</text:p>
          </table:table-cell>
          <table:table-cell table:formula="of:=[.P589]-[.P711]" office:value-type="string" office:string-value="" calcext:value-type="error">
            <text:p>#DIV/0 !</text:p>
          </table:table-cell>
          <table:table-cell table:formula="of:=[.Q589]-[.Q711]" office:value-type="string" office:string-value="" calcext:value-type="error">
            <text:p>#DIV/0 !</text:p>
          </table:table-cell>
          <table:table-cell table:formula="of:=[.R589]-[.R711]" office:value-type="float" office:value="0.0000387085668752895" calcext:value-type="float">
            <text:p>3,87085668752895E-005</text:p>
          </table:table-cell>
          <table:table-cell table:formula="of:=[.S589]-[.S711]" office:value-type="float" office:value="0.0295562971610552" calcext:value-type="float">
            <text:p>0,0295562972</text:p>
          </table:table-cell>
          <table:table-cell table:formula="of:=[.T589]-[.T711]" office:value-type="string" office:string-value="" calcext:value-type="error">
            <text:p>#VALEUR !</text:p>
          </table:table-cell>
          <table:table-cell table:formula="of:=[.U589]-[.U711]" office:value-type="string" office:string-value="" calcext:value-type="error">
            <text:p>#VALEUR !</text:p>
          </table:table-cell>
          <table:table-cell table:formula="of:=[.V589]-[.V71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[.B590]-[.B712]" office:value-type="string" office:string-value="" calcext:value-type="error">
            <text:p>#DIV/0 !</text:p>
          </table:table-cell>
          <table:table-cell table:formula="of:=[.C590]-[.C712]" office:value-type="float" office:value="0.000424147031780205" calcext:value-type="float">
            <text:p>0,000424147</text:p>
          </table:table-cell>
          <table:table-cell table:formula="of:=[.D590]-[.D712]" office:value-type="float" office:value="0.00283565183790344" calcext:value-type="float">
            <text:p>0,0028356518</text:p>
          </table:table-cell>
          <table:table-cell table:formula="of:=[.E590]-[.E712]" office:value-type="float" office:value="1" calcext:value-type="float">
            <text:p>1</text:p>
          </table:table-cell>
          <table:table-cell table:formula="of:=[.F590]-[.F712]" office:value-type="string" office:string-value="" calcext:value-type="error">
            <text:p>#DIV/0 !</text:p>
          </table:table-cell>
          <table:table-cell table:formula="of:=[.G590]-[.G712]" office:value-type="string" office:string-value="" calcext:value-type="error">
            <text:p>#DIV/0 !</text:p>
          </table:table-cell>
          <table:table-cell table:formula="of:=[.H590]-[.H712]" office:value-type="string" office:string-value="" calcext:value-type="error">
            <text:p>#VALEUR !</text:p>
          </table:table-cell>
          <table:table-cell table:formula="of:=[.I590]-[.I712]" office:value-type="string" office:string-value="" calcext:value-type="error">
            <text:p>#VALEUR !</text:p>
          </table:table-cell>
          <table:table-cell table:formula="of:=[.J590]-[.J712]" office:value-type="string" office:string-value="" calcext:value-type="error">
            <text:p>#DIV/0 !</text:p>
          </table:table-cell>
          <table:table-cell table:formula="of:=[.K590]-[.K712]" office:value-type="string" office:string-value="" calcext:value-type="error">
            <text:p>#VALEUR !</text:p>
          </table:table-cell>
          <table:table-cell table:formula="of:=[.L590]-[.L712]" office:value-type="string" office:string-value="" calcext:value-type="error">
            <text:p>#VALEUR !</text:p>
          </table:table-cell>
          <table:table-cell table:formula="of:=[.M590]-[.M712]" office:value-type="float" office:value="0.000153052153501805" calcext:value-type="float">
            <text:p>0,0001530522</text:p>
          </table:table-cell>
          <table:table-cell table:formula="of:=[.N590]-[.N712]" office:value-type="float" office:value="0.542595771707832" calcext:value-type="float">
            <text:p>0,5425957717</text:p>
          </table:table-cell>
          <table:table-cell table:formula="of:=[.O590]-[.O712]" office:value-type="string" office:string-value="" calcext:value-type="error">
            <text:p>#VALEUR !</text:p>
          </table:table-cell>
          <table:table-cell table:formula="of:=[.P590]-[.P712]" office:value-type="string" office:string-value="" calcext:value-type="error">
            <text:p>#DIV/0 !</text:p>
          </table:table-cell>
          <table:table-cell table:formula="of:=[.Q590]-[.Q712]" office:value-type="string" office:string-value="" calcext:value-type="error">
            <text:p>#DIV/0 !</text:p>
          </table:table-cell>
          <table:table-cell table:formula="of:=[.R590]-[.R712]" office:value-type="string" office:string-value="" calcext:value-type="error">
            <text:p>#VALEUR !</text:p>
          </table:table-cell>
          <table:table-cell table:formula="of:=[.S590]-[.S712]" office:value-type="float" office:value="0.0275619015135951" calcext:value-type="float">
            <text:p>0,0275619015</text:p>
          </table:table-cell>
          <table:table-cell table:formula="of:=[.T590]-[.T712]" office:value-type="string" office:string-value="" calcext:value-type="error">
            <text:p>#VALEUR !</text:p>
          </table:table-cell>
          <table:table-cell table:formula="of:=[.U590]-[.U712]" office:value-type="float" office:value="0.00000784399647804558" calcext:value-type="float">
            <text:p>0,000007844</text:p>
          </table:table-cell>
          <table:table-cell table:formula="of:=[.V590]-[.V71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591]-[.B713]" office:value-type="string" office:string-value="" calcext:value-type="error">
            <text:p>#DIV/0 !</text:p>
          </table:table-cell>
          <table:table-cell table:formula="of:=[.C591]-[.C713]" office:value-type="string" office:string-value="" calcext:value-type="error">
            <text:p>#VALEUR !</text:p>
          </table:table-cell>
          <table:table-cell table:formula="of:=[.D591]-[.D713]" office:value-type="float" office:value="0.00292376226414854" calcext:value-type="float">
            <text:p>0,0029237623</text:p>
          </table:table-cell>
          <table:table-cell table:formula="of:=[.E591]-[.E713]" office:value-type="float" office:value="1" calcext:value-type="float">
            <text:p>1</text:p>
          </table:table-cell>
          <table:table-cell table:formula="of:=[.F591]-[.F713]" office:value-type="string" office:string-value="" calcext:value-type="error">
            <text:p>#DIV/0 !</text:p>
          </table:table-cell>
          <table:table-cell table:formula="of:=[.G591]-[.G713]" office:value-type="string" office:string-value="" calcext:value-type="error">
            <text:p>#DIV/0 !</text:p>
          </table:table-cell>
          <table:table-cell table:formula="of:=[.H591]-[.H713]" office:value-type="string" office:string-value="" calcext:value-type="error">
            <text:p>#VALEUR !</text:p>
          </table:table-cell>
          <table:table-cell table:formula="of:=[.I591]-[.I713]" office:value-type="string" office:string-value="" calcext:value-type="error">
            <text:p>#VALEUR !</text:p>
          </table:table-cell>
          <table:table-cell table:formula="of:=[.J591]-[.J713]" office:value-type="string" office:string-value="" calcext:value-type="error">
            <text:p>#DIV/0 !</text:p>
          </table:table-cell>
          <table:table-cell table:formula="of:=[.K591]-[.K713]" office:value-type="string" office:string-value="" calcext:value-type="error">
            <text:p>#VALEUR !</text:p>
          </table:table-cell>
          <table:table-cell table:formula="of:=[.L591]-[.L713]" office:value-type="string" office:string-value="" calcext:value-type="error">
            <text:p>#VALEUR !</text:p>
          </table:table-cell>
          <table:table-cell table:formula="of:=[.M591]-[.M713]" office:value-type="float" office:value="0.00013342322531369" calcext:value-type="float">
            <text:p>0,0001334232</text:p>
          </table:table-cell>
          <table:table-cell table:formula="of:=[.N591]-[.N713]" office:value-type="float" office:value="0.555498011114129" calcext:value-type="float">
            <text:p>0,5554980111</text:p>
          </table:table-cell>
          <table:table-cell table:formula="of:=[.O591]-[.O713]" office:value-type="float" office:value="0.0000154589756825637" calcext:value-type="float">
            <text:p>0,000015459</text:p>
          </table:table-cell>
          <table:table-cell table:formula="of:=[.P591]-[.P713]" office:value-type="string" office:string-value="" calcext:value-type="error">
            <text:p>#DIV/0 !</text:p>
          </table:table-cell>
          <table:table-cell table:formula="of:=[.Q591]-[.Q713]" office:value-type="string" office:string-value="" calcext:value-type="error">
            <text:p>#DIV/0 !</text:p>
          </table:table-cell>
          <table:table-cell table:formula="of:=[.R591]-[.R713]" office:value-type="string" office:string-value="" calcext:value-type="error">
            <text:p>#VALEUR !</text:p>
          </table:table-cell>
          <table:table-cell table:formula="of:=[.S591]-[.S713]" office:value-type="float" office:value="0.0297426623981031" calcext:value-type="float">
            <text:p>0,0297426624</text:p>
          </table:table-cell>
          <table:table-cell table:formula="of:=[.T591]-[.T713]" office:value-type="string" office:string-value="" calcext:value-type="error">
            <text:p>#VALEUR !</text:p>
          </table:table-cell>
          <table:table-cell table:formula="of:=[.U591]-[.U713]" office:value-type="string" office:string-value="" calcext:value-type="error">
            <text:p>#VALEUR !</text:p>
          </table:table-cell>
          <table:table-cell table:formula="of:=[.V591]-[.V71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[.B592]-[.B714]" office:value-type="string" office:string-value="" calcext:value-type="error">
            <text:p>#DIV/0 !</text:p>
          </table:table-cell>
          <table:table-cell table:formula="of:=[.C592]-[.C714]" office:value-type="float" office:value="0.000483298512439821" calcext:value-type="float">
            <text:p>0,0004832985</text:p>
          </table:table-cell>
          <table:table-cell table:formula="of:=[.D592]-[.D714]" office:value-type="float" office:value="0.00296682601574556" calcext:value-type="float">
            <text:p>0,002966826</text:p>
          </table:table-cell>
          <table:table-cell table:formula="of:=[.E592]-[.E714]" office:value-type="float" office:value="1" calcext:value-type="float">
            <text:p>1</text:p>
          </table:table-cell>
          <table:table-cell table:formula="of:=[.F592]-[.F714]" office:value-type="string" office:string-value="" calcext:value-type="error">
            <text:p>#DIV/0 !</text:p>
          </table:table-cell>
          <table:table-cell table:formula="of:=[.G592]-[.G714]" office:value-type="string" office:string-value="" calcext:value-type="error">
            <text:p>#DIV/0 !</text:p>
          </table:table-cell>
          <table:table-cell table:formula="of:=[.H592]-[.H714]" office:value-type="string" office:string-value="" calcext:value-type="error">
            <text:p>#VALEUR !</text:p>
          </table:table-cell>
          <table:table-cell table:formula="of:=[.I592]-[.I714]" office:value-type="string" office:string-value="" calcext:value-type="error">
            <text:p>#VALEUR !</text:p>
          </table:table-cell>
          <table:table-cell table:formula="of:=[.J592]-[.J714]" office:value-type="string" office:string-value="" calcext:value-type="error">
            <text:p>#DIV/0 !</text:p>
          </table:table-cell>
          <table:table-cell table:formula="of:=[.K592]-[.K714]" office:value-type="string" office:string-value="" calcext:value-type="error">
            <text:p>#VALEUR !</text:p>
          </table:table-cell>
          <table:table-cell table:formula="of:=[.L592]-[.L714]" office:value-type="string" office:string-value="" calcext:value-type="error">
            <text:p>#VALEUR !</text:p>
          </table:table-cell>
          <table:table-cell table:formula="of:=[.M592]-[.M714]" office:value-type="float" office:value="0.000297282712168654" calcext:value-type="float">
            <text:p>0,0002972827</text:p>
          </table:table-cell>
          <table:table-cell table:formula="of:=[.N592]-[.N714]" office:value-type="float" office:value="0.541257082714408" calcext:value-type="float">
            <text:p>0,5412570827</text:p>
          </table:table-cell>
          <table:table-cell table:formula="of:=[.O592]-[.O714]" office:value-type="float" office:value="0.0000280092685910611" calcext:value-type="float">
            <text:p>2,80092685910611E-005</text:p>
          </table:table-cell>
          <table:table-cell table:formula="of:=[.P592]-[.P714]" office:value-type="string" office:string-value="" calcext:value-type="error">
            <text:p>#DIV/0 !</text:p>
          </table:table-cell>
          <table:table-cell table:formula="of:=[.Q592]-[.Q714]" office:value-type="string" office:string-value="" calcext:value-type="error">
            <text:p>#DIV/0 !</text:p>
          </table:table-cell>
          <table:table-cell table:formula="of:=[.R592]-[.R714]" office:value-type="float" office:value="0.0000658488909078236" calcext:value-type="float">
            <text:p>6,58488909078236E-005</text:p>
          </table:table-cell>
          <table:table-cell table:formula="of:=[.S592]-[.S714]" office:value-type="float" office:value="0.0342122495178275" calcext:value-type="float">
            <text:p>0,0342122495</text:p>
          </table:table-cell>
          <table:table-cell table:formula="of:=[.T592]-[.T714]" office:value-type="string" office:string-value="" calcext:value-type="error">
            <text:p>#VALEUR !</text:p>
          </table:table-cell>
          <table:table-cell table:formula="of:=[.U592]-[.U714]" office:value-type="string" office:string-value="" calcext:value-type="error">
            <text:p>#VALEUR !</text:p>
          </table:table-cell>
          <table:table-cell table:formula="of:=[.V592]-[.V71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[.B593]-[.B715]" office:value-type="string" office:string-value="" calcext:value-type="error">
            <text:p>#DIV/0 !</text:p>
          </table:table-cell>
          <table:table-cell table:formula="of:=[.C593]-[.C715]" office:value-type="string" office:string-value="" calcext:value-type="error">
            <text:p>#VALEUR !</text:p>
          </table:table-cell>
          <table:table-cell table:formula="of:=[.D593]-[.D715]" office:value-type="float" office:value="0.00310430460507522" calcext:value-type="float">
            <text:p>0,0031043046</text:p>
          </table:table-cell>
          <table:table-cell table:formula="of:=[.E593]-[.E715]" office:value-type="float" office:value="1" calcext:value-type="float">
            <text:p>1</text:p>
          </table:table-cell>
          <table:table-cell table:formula="of:=[.F593]-[.F715]" office:value-type="string" office:string-value="" calcext:value-type="error">
            <text:p>#DIV/0 !</text:p>
          </table:table-cell>
          <table:table-cell table:formula="of:=[.G593]-[.G715]" office:value-type="string" office:string-value="" calcext:value-type="error">
            <text:p>#DIV/0 !</text:p>
          </table:table-cell>
          <table:table-cell table:formula="of:=[.H593]-[.H715]" office:value-type="string" office:string-value="" calcext:value-type="error">
            <text:p>#VALEUR !</text:p>
          </table:table-cell>
          <table:table-cell table:formula="of:=[.I593]-[.I715]" office:value-type="string" office:string-value="" calcext:value-type="error">
            <text:p>#VALEUR !</text:p>
          </table:table-cell>
          <table:table-cell table:formula="of:=[.J593]-[.J715]" office:value-type="string" office:string-value="" calcext:value-type="error">
            <text:p>#DIV/0 !</text:p>
          </table:table-cell>
          <table:table-cell table:formula="of:=[.K593]-[.K715]" office:value-type="string" office:string-value="" calcext:value-type="error">
            <text:p>#VALEUR !</text:p>
          </table:table-cell>
          <table:table-cell table:formula="of:=[.L593]-[.L715]" office:value-type="string" office:string-value="" calcext:value-type="error">
            <text:p>#VALEUR !</text:p>
          </table:table-cell>
          <table:table-cell table:formula="of:=[.M593]-[.M715]" office:value-type="float" office:value="0.000193442854549676" calcext:value-type="float">
            <text:p>0,0001934429</text:p>
          </table:table-cell>
          <table:table-cell table:formula="of:=[.N593]-[.N715]" office:value-type="float" office:value="0.551311452105162" calcext:value-type="float">
            <text:p>0,5513114521</text:p>
          </table:table-cell>
          <table:table-cell table:formula="of:=[.O593]-[.O715]" office:value-type="float" office:value="0.000022860373333105" calcext:value-type="float">
            <text:p>2,2860373333105E-005</text:p>
          </table:table-cell>
          <table:table-cell table:formula="of:=[.P593]-[.P715]" office:value-type="string" office:string-value="" calcext:value-type="error">
            <text:p>#DIV/0 !</text:p>
          </table:table-cell>
          <table:table-cell table:formula="of:=[.Q593]-[.Q715]" office:value-type="string" office:string-value="" calcext:value-type="error">
            <text:p>#DIV/0 !</text:p>
          </table:table-cell>
          <table:table-cell table:formula="of:=[.R593]-[.R715]" office:value-type="string" office:string-value="" calcext:value-type="error">
            <text:p>#VALEUR !</text:p>
          </table:table-cell>
          <table:table-cell table:formula="of:=[.S593]-[.S715]" office:value-type="float" office:value="0.0441993069464584" calcext:value-type="float">
            <text:p>0,0441993069</text:p>
          </table:table-cell>
          <table:table-cell table:formula="of:=[.T593]-[.T715]" office:value-type="string" office:string-value="" calcext:value-type="error">
            <text:p>#VALEUR !</text:p>
          </table:table-cell>
          <table:table-cell table:formula="of:=[.U593]-[.U715]" office:value-type="string" office:string-value="" calcext:value-type="error">
            <text:p>#VALEUR !</text:p>
          </table:table-cell>
          <table:table-cell table:formula="of:=[.V593]-[.V71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[.B594]-[.B716]" office:value-type="string" office:string-value="" calcext:value-type="error">
            <text:p>#DIV/0 !</text:p>
          </table:table-cell>
          <table:table-cell table:formula="of:=[.C594]-[.C716]" office:value-type="float" office:value="0.000441032259541972" calcext:value-type="float">
            <text:p>0,0004410323</text:p>
          </table:table-cell>
          <table:table-cell table:formula="of:=[.D594]-[.D716]" office:value-type="float" office:value="0.00315063422310226" calcext:value-type="float">
            <text:p>0,0031506342</text:p>
          </table:table-cell>
          <table:table-cell table:formula="of:=[.E594]-[.E716]" office:value-type="float" office:value="1" calcext:value-type="float">
            <text:p>1</text:p>
          </table:table-cell>
          <table:table-cell table:formula="of:=[.F594]-[.F716]" office:value-type="string" office:string-value="" calcext:value-type="error">
            <text:p>#DIV/0 !</text:p>
          </table:table-cell>
          <table:table-cell table:formula="of:=[.G594]-[.G716]" office:value-type="string" office:string-value="" calcext:value-type="error">
            <text:p>#DIV/0 !</text:p>
          </table:table-cell>
          <table:table-cell table:formula="of:=[.H594]-[.H716]" office:value-type="float" office:value="0.000165963700961088" calcext:value-type="float">
            <text:p>0,0001659637</text:p>
          </table:table-cell>
          <table:table-cell table:formula="of:=[.I594]-[.I716]" office:value-type="float" office:value="0.0732785976999649" calcext:value-type="float">
            <text:p>0,0732785977</text:p>
          </table:table-cell>
          <table:table-cell table:formula="of:=[.J594]-[.J716]" office:value-type="string" office:string-value="" calcext:value-type="error">
            <text:p>#DIV/0 !</text:p>
          </table:table-cell>
          <table:table-cell table:formula="of:=[.K594]-[.K716]" office:value-type="string" office:string-value="" calcext:value-type="error">
            <text:p>#VALEUR !</text:p>
          </table:table-cell>
          <table:table-cell table:formula="of:=[.L594]-[.L716]" office:value-type="string" office:string-value="" calcext:value-type="error">
            <text:p>#VALEUR !</text:p>
          </table:table-cell>
          <table:table-cell table:formula="of:=[.M594]-[.M716]" office:value-type="float" office:value="0.000227788696442315" calcext:value-type="float">
            <text:p>0,0002277887</text:p>
          </table:table-cell>
          <table:table-cell table:formula="of:=[.N594]-[.N716]" office:value-type="float" office:value="0.580598107267905" calcext:value-type="float">
            <text:p>0,5805981073</text:p>
          </table:table-cell>
          <table:table-cell table:formula="of:=[.O594]-[.O716]" office:value-type="float" office:value="0.0000264730587064286" calcext:value-type="float">
            <text:p>2,64730587064286E-005</text:p>
          </table:table-cell>
          <table:table-cell table:formula="of:=[.P594]-[.P716]" office:value-type="string" office:string-value="" calcext:value-type="error">
            <text:p>#DIV/0 !</text:p>
          </table:table-cell>
          <table:table-cell table:formula="of:=[.Q594]-[.Q716]" office:value-type="string" office:string-value="" calcext:value-type="error">
            <text:p>#DIV/0 !</text:p>
          </table:table-cell>
          <table:table-cell table:formula="of:=[.R594]-[.R716]" office:value-type="float" office:value="0.0000391763319339449" calcext:value-type="float">
            <text:p>3,91763319339449E-005</text:p>
          </table:table-cell>
          <table:table-cell table:formula="of:=[.S594]-[.S716]" office:value-type="float" office:value="0.0569644803983391" calcext:value-type="float">
            <text:p>0,0569644804</text:p>
          </table:table-cell>
          <table:table-cell table:formula="of:=[.T594]-[.T716]" office:value-type="string" office:string-value="" calcext:value-type="error">
            <text:p>#VALEUR !</text:p>
          </table:table-cell>
          <table:table-cell table:formula="of:=[.U594]-[.U716]" office:value-type="string" office:string-value="" calcext:value-type="error">
            <text:p>#VALEUR !</text:p>
          </table:table-cell>
          <table:table-cell table:formula="of:=[.V594]-[.V71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[.B595]-[.B717]" office:value-type="string" office:string-value="" calcext:value-type="error">
            <text:p>#DIV/0 !</text:p>
          </table:table-cell>
          <table:table-cell table:formula="of:=[.C595]-[.C717]" office:value-type="float" office:value="0.00043508704823877" calcext:value-type="float">
            <text:p>0,000435087</text:p>
          </table:table-cell>
          <table:table-cell table:formula="of:=[.D595]-[.D717]" office:value-type="string" office:string-value="" calcext:value-type="error">
            <text:p>#VALEUR !</text:p>
          </table:table-cell>
          <table:table-cell table:formula="of:=[.E595]-[.E717]" office:value-type="float" office:value="1" calcext:value-type="float">
            <text:p>1</text:p>
          </table:table-cell>
          <table:table-cell table:formula="of:=[.F595]-[.F717]" office:value-type="string" office:string-value="" calcext:value-type="error">
            <text:p>#DIV/0 !</text:p>
          </table:table-cell>
          <table:table-cell table:formula="of:=[.G595]-[.G717]" office:value-type="string" office:string-value="" calcext:value-type="error">
            <text:p>#DIV/0 !</text:p>
          </table:table-cell>
          <table:table-cell table:formula="of:=[.H595]-[.H717]" office:value-type="string" office:string-value="" calcext:value-type="error">
            <text:p>#VALEUR !</text:p>
          </table:table-cell>
          <table:table-cell table:formula="of:=[.I595]-[.I717]" office:value-type="float" office:value="0.0734122001039777" calcext:value-type="float">
            <text:p>0,0734122001</text:p>
          </table:table-cell>
          <table:table-cell table:formula="of:=[.J595]-[.J717]" office:value-type="string" office:string-value="" calcext:value-type="error">
            <text:p>#DIV/0 !</text:p>
          </table:table-cell>
          <table:table-cell table:formula="of:=[.K595]-[.K717]" office:value-type="string" office:string-value="" calcext:value-type="error">
            <text:p>#VALEUR !</text:p>
          </table:table-cell>
          <table:table-cell table:formula="of:=[.L595]-[.L717]" office:value-type="string" office:string-value="" calcext:value-type="error">
            <text:p>#VALEUR !</text:p>
          </table:table-cell>
          <table:table-cell table:formula="of:=[.M595]-[.M717]" office:value-type="float" office:value="0.000228168268456355" calcext:value-type="float">
            <text:p>0,0002281683</text:p>
          </table:table-cell>
          <table:table-cell table:formula="of:=[.N595]-[.N717]" office:value-type="float" office:value="0.659070012688166" calcext:value-type="float">
            <text:p>0,6590700127</text:p>
          </table:table-cell>
          <table:table-cell table:formula="of:=[.O595]-[.O717]" office:value-type="string" office:string-value="" calcext:value-type="error">
            <text:p>#VALEUR !</text:p>
          </table:table-cell>
          <table:table-cell table:formula="of:=[.P595]-[.P717]" office:value-type="string" office:string-value="" calcext:value-type="error">
            <text:p>#DIV/0 !</text:p>
          </table:table-cell>
          <table:table-cell table:formula="of:=[.Q595]-[.Q717]" office:value-type="string" office:string-value="" calcext:value-type="error">
            <text:p>#DIV/0 !</text:p>
          </table:table-cell>
          <table:table-cell table:formula="of:=[.R595]-[.R717]" office:value-type="string" office:string-value="" calcext:value-type="error">
            <text:p>#VALEUR !</text:p>
          </table:table-cell>
          <table:table-cell table:formula="of:=[.S595]-[.S717]" office:value-type="float" office:value="0.0655928207314965" calcext:value-type="float">
            <text:p>0,0655928207</text:p>
          </table:table-cell>
          <table:table-cell table:formula="of:=[.T595]-[.T717]" office:value-type="string" office:string-value="" calcext:value-type="error">
            <text:p>#VALEUR !</text:p>
          </table:table-cell>
          <table:table-cell table:formula="of:=[.U595]-[.U717]" office:value-type="string" office:string-value="" calcext:value-type="error">
            <text:p>#VALEUR !</text:p>
          </table:table-cell>
          <table:table-cell table:formula="of:=[.V595]-[.V71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[.B596]-[.B718]" office:value-type="string" office:string-value="" calcext:value-type="error">
            <text:p>#DIV/0 !</text:p>
          </table:table-cell>
          <table:table-cell table:formula="of:=[.C596]-[.C718]" office:value-type="float" office:value="0.000401503025698428" calcext:value-type="float">
            <text:p>0,000401503</text:p>
          </table:table-cell>
          <table:table-cell table:formula="of:=[.D596]-[.D718]" office:value-type="float" office:value="0.00294712193339219" calcext:value-type="float">
            <text:p>0,0029471219</text:p>
          </table:table-cell>
          <table:table-cell table:formula="of:=[.E596]-[.E718]" office:value-type="float" office:value="1" calcext:value-type="float">
            <text:p>1</text:p>
          </table:table-cell>
          <table:table-cell table:formula="of:=[.F596]-[.F718]" office:value-type="string" office:string-value="" calcext:value-type="error">
            <text:p>#DIV/0 !</text:p>
          </table:table-cell>
          <table:table-cell table:formula="of:=[.G596]-[.G718]" office:value-type="string" office:string-value="" calcext:value-type="error">
            <text:p>#DIV/0 !</text:p>
          </table:table-cell>
          <table:table-cell table:formula="of:=[.H596]-[.H718]" office:value-type="string" office:string-value="" calcext:value-type="error">
            <text:p>#VALEUR !</text:p>
          </table:table-cell>
          <table:table-cell table:formula="of:=[.I596]-[.I718]" office:value-type="float" office:value="0.0732074951858471" calcext:value-type="float">
            <text:p>0,0732074952</text:p>
          </table:table-cell>
          <table:table-cell table:formula="of:=[.J596]-[.J718]" office:value-type="string" office:string-value="" calcext:value-type="error">
            <text:p>#DIV/0 !</text:p>
          </table:table-cell>
          <table:table-cell table:formula="of:=[.K596]-[.K718]" office:value-type="string" office:string-value="" calcext:value-type="error">
            <text:p>#VALEUR !</text:p>
          </table:table-cell>
          <table:table-cell table:formula="of:=[.L596]-[.L718]" office:value-type="string" office:string-value="" calcext:value-type="error">
            <text:p>#VALEUR !</text:p>
          </table:table-cell>
          <table:table-cell table:formula="of:=[.M596]-[.M718]" office:value-type="float" office:value="0.000183599148868179" calcext:value-type="float">
            <text:p>0,0001835991</text:p>
          </table:table-cell>
          <table:table-cell table:formula="of:=[.N596]-[.N718]" office:value-type="float" office:value="0.587297542507827" calcext:value-type="float">
            <text:p>0,5872975425</text:p>
          </table:table-cell>
          <table:table-cell table:formula="of:=[.O596]-[.O718]" office:value-type="float" office:value="0.0000186426764268443" calcext:value-type="float">
            <text:p>1,86426764268443E-005</text:p>
          </table:table-cell>
          <table:table-cell table:formula="of:=[.P596]-[.P718]" office:value-type="string" office:string-value="" calcext:value-type="error">
            <text:p>#DIV/0 !</text:p>
          </table:table-cell>
          <table:table-cell table:formula="of:=[.Q596]-[.Q718]" office:value-type="string" office:string-value="" calcext:value-type="error">
            <text:p>#DIV/0 !</text:p>
          </table:table-cell>
          <table:table-cell table:formula="of:=[.R596]-[.R718]" office:value-type="string" office:string-value="" calcext:value-type="error">
            <text:p>#VALEUR !</text:p>
          </table:table-cell>
          <table:table-cell table:formula="of:=[.S596]-[.S718]" office:value-type="float" office:value="0.072611284522208" calcext:value-type="float">
            <text:p>0,0726112845</text:p>
          </table:table-cell>
          <table:table-cell table:formula="of:=[.T596]-[.T718]" office:value-type="string" office:string-value="" calcext:value-type="error">
            <text:p>#VALEUR !</text:p>
          </table:table-cell>
          <table:table-cell table:formula="of:=[.U596]-[.U718]" office:value-type="float" office:value="0.00000815234569946046" calcext:value-type="float">
            <text:p>8,15234569946046E-006</text:p>
          </table:table-cell>
          <table:table-cell table:formula="of:=[.V596]-[.V71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[.B597]-[.B719]" office:value-type="string" office:string-value="" calcext:value-type="error">
            <text:p>#DIV/0 !</text:p>
          </table:table-cell>
          <table:table-cell table:formula="of:=[.C597]-[.C719]" office:value-type="float" office:value="0.000373215247050688" calcext:value-type="float">
            <text:p>0,0003732152</text:p>
          </table:table-cell>
          <table:table-cell table:formula="of:=[.D597]-[.D719]" office:value-type="float" office:value="0.00287996738916571" calcext:value-type="float">
            <text:p>0,0028799674</text:p>
          </table:table-cell>
          <table:table-cell table:formula="of:=[.E597]-[.E719]" office:value-type="float" office:value="1" calcext:value-type="float">
            <text:p>1</text:p>
          </table:table-cell>
          <table:table-cell table:formula="of:=[.F597]-[.F719]" office:value-type="string" office:string-value="" calcext:value-type="error">
            <text:p>#DIV/0 !</text:p>
          </table:table-cell>
          <table:table-cell table:formula="of:=[.G597]-[.G719]" office:value-type="string" office:string-value="" calcext:value-type="error">
            <text:p>#DIV/0 !</text:p>
          </table:table-cell>
          <table:table-cell table:formula="of:=[.H597]-[.H719]" office:value-type="float" office:value="0.000193715944243277" calcext:value-type="float">
            <text:p>0,0001937159</text:p>
          </table:table-cell>
          <table:table-cell table:formula="of:=[.I597]-[.I719]" office:value-type="float" office:value="0.0774192418958311" calcext:value-type="float">
            <text:p>0,0774192419</text:p>
          </table:table-cell>
          <table:table-cell table:formula="of:=[.J597]-[.J719]" office:value-type="string" office:string-value="" calcext:value-type="error">
            <text:p>#DIV/0 !</text:p>
          </table:table-cell>
          <table:table-cell table:formula="of:=[.K597]-[.K719]" office:value-type="string" office:string-value="" calcext:value-type="error">
            <text:p>#VALEUR !</text:p>
          </table:table-cell>
          <table:table-cell table:formula="of:=[.L597]-[.L719]" office:value-type="string" office:string-value="" calcext:value-type="error">
            <text:p>#VALEUR !</text:p>
          </table:table-cell>
          <table:table-cell table:formula="of:=[.M597]-[.M719]" office:value-type="float" office:value="0.000246593237863173" calcext:value-type="float">
            <text:p>0,0002465932</text:p>
          </table:table-cell>
          <table:table-cell table:formula="of:=[.N597]-[.N719]" office:value-type="float" office:value="0.566284020110453" calcext:value-type="float">
            <text:p>0,5662840201</text:p>
          </table:table-cell>
          <table:table-cell table:formula="of:=[.O597]-[.O719]" office:value-type="string" office:string-value="" calcext:value-type="error">
            <text:p>#VALEUR !</text:p>
          </table:table-cell>
          <table:table-cell table:formula="of:=[.P597]-[.P719]" office:value-type="string" office:string-value="" calcext:value-type="error">
            <text:p>#DIV/0 !</text:p>
          </table:table-cell>
          <table:table-cell table:formula="of:=[.Q597]-[.Q719]" office:value-type="string" office:string-value="" calcext:value-type="error">
            <text:p>#DIV/0 !</text:p>
          </table:table-cell>
          <table:table-cell table:formula="of:=[.R597]-[.R719]" office:value-type="string" office:string-value="" calcext:value-type="error">
            <text:p>#VALEUR !</text:p>
          </table:table-cell>
          <table:table-cell table:formula="of:=[.S597]-[.S719]" office:value-type="float" office:value="0.0637917567415305" calcext:value-type="float">
            <text:p>0,0637917567</text:p>
          </table:table-cell>
          <table:table-cell table:formula="of:=[.T597]-[.T719]" office:value-type="string" office:string-value="" calcext:value-type="error">
            <text:p>#VALEUR !</text:p>
          </table:table-cell>
          <table:table-cell table:formula="of:=[.U597]-[.U719]" office:value-type="string" office:string-value="" calcext:value-type="error">
            <text:p>#VALEUR !</text:p>
          </table:table-cell>
          <table:table-cell table:formula="of:=[.V597]-[.V71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[.B598]-[.B720]" office:value-type="string" office:string-value="" calcext:value-type="error">
            <text:p>#DIV/0 !</text:p>
          </table:table-cell>
          <table:table-cell table:formula="of:=[.C598]-[.C720]" office:value-type="string" office:string-value="" calcext:value-type="error">
            <text:p>#VALEUR !</text:p>
          </table:table-cell>
          <table:table-cell table:formula="of:=[.D598]-[.D720]" office:value-type="float" office:value="0.00301746277167409" calcext:value-type="float">
            <text:p>0,0030174628</text:p>
          </table:table-cell>
          <table:table-cell table:formula="of:=[.E598]-[.E720]" office:value-type="float" office:value="1" calcext:value-type="float">
            <text:p>1</text:p>
          </table:table-cell>
          <table:table-cell table:formula="of:=[.F598]-[.F720]" office:value-type="string" office:string-value="" calcext:value-type="error">
            <text:p>#DIV/0 !</text:p>
          </table:table-cell>
          <table:table-cell table:formula="of:=[.G598]-[.G720]" office:value-type="string" office:string-value="" calcext:value-type="error">
            <text:p>#DIV/0 !</text:p>
          </table:table-cell>
          <table:table-cell table:formula="of:=[.H598]-[.H720]" office:value-type="string" office:string-value="" calcext:value-type="error">
            <text:p>#VALEUR !</text:p>
          </table:table-cell>
          <table:table-cell table:formula="of:=[.I598]-[.I720]" office:value-type="string" office:string-value="" calcext:value-type="error">
            <text:p>#VALEUR !</text:p>
          </table:table-cell>
          <table:table-cell table:formula="of:=[.J598]-[.J720]" office:value-type="string" office:string-value="" calcext:value-type="error">
            <text:p>#DIV/0 !</text:p>
          </table:table-cell>
          <table:table-cell table:formula="of:=[.K598]-[.K720]" office:value-type="string" office:string-value="" calcext:value-type="error">
            <text:p>#VALEUR !</text:p>
          </table:table-cell>
          <table:table-cell table:formula="of:=[.L598]-[.L720]" office:value-type="string" office:string-value="" calcext:value-type="error">
            <text:p>#VALEUR !</text:p>
          </table:table-cell>
          <table:table-cell table:formula="of:=[.M598]-[.M720]" office:value-type="float" office:value="0.000137749294216594" calcext:value-type="float">
            <text:p>0,0001377493</text:p>
          </table:table-cell>
          <table:table-cell table:formula="of:=[.N598]-[.N720]" office:value-type="float" office:value="0.595841371241523" calcext:value-type="float">
            <text:p>0,5958413712</text:p>
          </table:table-cell>
          <table:table-cell table:formula="of:=[.O598]-[.O720]" office:value-type="float" office:value="0.0000190876330717745" calcext:value-type="float">
            <text:p>1,90876330717745E-005</text:p>
          </table:table-cell>
          <table:table-cell table:formula="of:=[.P598]-[.P720]" office:value-type="string" office:string-value="" calcext:value-type="error">
            <text:p>#DIV/0 !</text:p>
          </table:table-cell>
          <table:table-cell table:formula="of:=[.Q598]-[.Q720]" office:value-type="string" office:string-value="" calcext:value-type="error">
            <text:p>#DIV/0 !</text:p>
          </table:table-cell>
          <table:table-cell table:formula="of:=[.R598]-[.R720]" office:value-type="float" office:value="0.0000400270046769401" calcext:value-type="float">
            <text:p>0,000040027</text:p>
          </table:table-cell>
          <table:table-cell table:formula="of:=[.S598]-[.S720]" office:value-type="float" office:value="0.0634237617783182" calcext:value-type="float">
            <text:p>0,0634237618</text:p>
          </table:table-cell>
          <table:table-cell table:formula="of:=[.T598]-[.T720]" office:value-type="string" office:string-value="" calcext:value-type="error">
            <text:p>#VALEUR !</text:p>
          </table:table-cell>
          <table:table-cell table:formula="of:=[.U598]-[.U720]" office:value-type="string" office:string-value="" calcext:value-type="error">
            <text:p>#VALEUR !</text:p>
          </table:table-cell>
          <table:table-cell table:formula="of:=[.V598]-[.V72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[.B599]-[.B721]" office:value-type="string" office:string-value="" calcext:value-type="error">
            <text:p>#DIV/0 !</text:p>
          </table:table-cell>
          <table:table-cell table:formula="of:=[.C599]-[.C721]" office:value-type="float" office:value="0.000453506056692652" calcext:value-type="float">
            <text:p>0,0004535061</text:p>
          </table:table-cell>
          <table:table-cell table:formula="of:=[.D599]-[.D721]" office:value-type="float" office:value="0.00290264853794194" calcext:value-type="float">
            <text:p>0,0029026485</text:p>
          </table:table-cell>
          <table:table-cell table:formula="of:=[.E599]-[.E721]" office:value-type="float" office:value="1" calcext:value-type="float">
            <text:p>1</text:p>
          </table:table-cell>
          <table:table-cell table:formula="of:=[.F599]-[.F721]" office:value-type="string" office:string-value="" calcext:value-type="error">
            <text:p>#DIV/0 !</text:p>
          </table:table-cell>
          <table:table-cell table:formula="of:=[.G599]-[.G721]" office:value-type="string" office:string-value="" calcext:value-type="error">
            <text:p>#DIV/0 !</text:p>
          </table:table-cell>
          <table:table-cell table:formula="of:=[.H599]-[.H721]" office:value-type="string" office:string-value="" calcext:value-type="error">
            <text:p>#VALEUR !</text:p>
          </table:table-cell>
          <table:table-cell table:formula="of:=[.I599]-[.I721]" office:value-type="float" office:value="0.0701533958180645" calcext:value-type="float">
            <text:p>0,0701533958</text:p>
          </table:table-cell>
          <table:table-cell table:formula="of:=[.J599]-[.J721]" office:value-type="string" office:string-value="" calcext:value-type="error">
            <text:p>#DIV/0 !</text:p>
          </table:table-cell>
          <table:table-cell table:formula="of:=[.K599]-[.K721]" office:value-type="string" office:string-value="" calcext:value-type="error">
            <text:p>#VALEUR !</text:p>
          </table:table-cell>
          <table:table-cell table:formula="of:=[.L599]-[.L721]" office:value-type="string" office:string-value="" calcext:value-type="error">
            <text:p>#VALEUR !</text:p>
          </table:table-cell>
          <table:table-cell table:formula="of:=[.M599]-[.M721]" office:value-type="float" office:value="0.000122814887071579" calcext:value-type="float">
            <text:p>0,0001228149</text:p>
          </table:table-cell>
          <table:table-cell table:formula="of:=[.N599]-[.N721]" office:value-type="float" office:value="0.552724149511277" calcext:value-type="float">
            <text:p>0,5527241495</text:p>
          </table:table-cell>
          <table:table-cell table:formula="of:=[.O599]-[.O721]" office:value-type="string" office:string-value="" calcext:value-type="error">
            <text:p>#VALEUR !</text:p>
          </table:table-cell>
          <table:table-cell table:formula="of:=[.P599]-[.P721]" office:value-type="string" office:string-value="" calcext:value-type="error">
            <text:p>#DIV/0 !</text:p>
          </table:table-cell>
          <table:table-cell table:formula="of:=[.Q599]-[.Q721]" office:value-type="string" office:string-value="" calcext:value-type="error">
            <text:p>#DIV/0 !</text:p>
          </table:table-cell>
          <table:table-cell table:formula="of:=[.R599]-[.R721]" office:value-type="string" office:string-value="" calcext:value-type="error">
            <text:p>#VALEUR !</text:p>
          </table:table-cell>
          <table:table-cell table:formula="of:=[.S599]-[.S721]" office:value-type="float" office:value="0.0577268367726194" calcext:value-type="float">
            <text:p>0,0577268368</text:p>
          </table:table-cell>
          <table:table-cell table:formula="of:=[.T599]-[.T721]" office:value-type="string" office:string-value="" calcext:value-type="error">
            <text:p>#VALEUR !</text:p>
          </table:table-cell>
          <table:table-cell table:formula="of:=[.U599]-[.U721]" office:value-type="string" office:string-value="" calcext:value-type="error">
            <text:p>#VALEUR !</text:p>
          </table:table-cell>
          <table:table-cell table:formula="of:=[.V599]-[.V72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[.B600]-[.B722]" office:value-type="string" office:string-value="" calcext:value-type="error">
            <text:p>#DIV/0 !</text:p>
          </table:table-cell>
          <table:table-cell table:formula="of:=[.C600]-[.C722]" office:value-type="float" office:value="0.000388080727794342" calcext:value-type="float">
            <text:p>0,0003880807</text:p>
          </table:table-cell>
          <table:table-cell table:formula="of:=[.D600]-[.D722]" office:value-type="float" office:value="0.00173433431342651" calcext:value-type="float">
            <text:p>0,0017343343</text:p>
          </table:table-cell>
          <table:table-cell table:formula="of:=[.E600]-[.E722]" office:value-type="float" office:value="1" calcext:value-type="float">
            <text:p>1</text:p>
          </table:table-cell>
          <table:table-cell table:formula="of:=[.F600]-[.F722]" office:value-type="string" office:string-value="" calcext:value-type="error">
            <text:p>#DIV/0 !</text:p>
          </table:table-cell>
          <table:table-cell table:formula="of:=[.G600]-[.G722]" office:value-type="string" office:string-value="" calcext:value-type="error">
            <text:p>#DIV/0 !</text:p>
          </table:table-cell>
          <table:table-cell table:formula="of:=[.H600]-[.H722]" office:value-type="string" office:string-value="" calcext:value-type="error">
            <text:p>#VALEUR !</text:p>
          </table:table-cell>
          <table:table-cell table:formula="of:=[.I600]-[.I722]" office:value-type="float" office:value="0.0627417984398597" calcext:value-type="float">
            <text:p>0,0627417984</text:p>
          </table:table-cell>
          <table:table-cell table:formula="of:=[.J600]-[.J722]" office:value-type="string" office:string-value="" calcext:value-type="error">
            <text:p>#DIV/0 !</text:p>
          </table:table-cell>
          <table:table-cell table:formula="of:=[.K600]-[.K722]" office:value-type="string" office:string-value="" calcext:value-type="error">
            <text:p>#VALEUR !</text:p>
          </table:table-cell>
          <table:table-cell table:formula="of:=[.L600]-[.L722]" office:value-type="string" office:string-value="" calcext:value-type="error">
            <text:p>#VALEUR !</text:p>
          </table:table-cell>
          <table:table-cell table:formula="of:=[.M600]-[.M722]" office:value-type="float" office:value="0.000159822246502649" calcext:value-type="float">
            <text:p>0,0001598222</text:p>
          </table:table-cell>
          <table:table-cell table:formula="of:=[.N600]-[.N722]" office:value-type="string" office:string-value="" calcext:value-type="error">
            <text:p>#VALEUR !</text:p>
          </table:table-cell>
          <table:table-cell table:formula="of:=[.O600]-[.O722]" office:value-type="string" office:string-value="" calcext:value-type="error">
            <text:p>#VALEUR !</text:p>
          </table:table-cell>
          <table:table-cell table:formula="of:=[.P600]-[.P722]" office:value-type="string" office:string-value="" calcext:value-type="error">
            <text:p>#DIV/0 !</text:p>
          </table:table-cell>
          <table:table-cell table:formula="of:=[.Q600]-[.Q722]" office:value-type="string" office:string-value="" calcext:value-type="error">
            <text:p>#DIV/0 !</text:p>
          </table:table-cell>
          <table:table-cell table:formula="of:=[.R600]-[.R722]" office:value-type="string" office:string-value="" calcext:value-type="error">
            <text:p>#VALEUR !</text:p>
          </table:table-cell>
          <table:table-cell table:formula="of:=[.S600]-[.S722]" office:value-type="float" office:value="0.0663651747915008" calcext:value-type="float">
            <text:p>0,0663651748</text:p>
          </table:table-cell>
          <table:table-cell table:formula="of:=[.T600]-[.T722]" office:value-type="string" office:string-value="" calcext:value-type="error">
            <text:p>#VALEUR !</text:p>
          </table:table-cell>
          <table:table-cell table:formula="of:=[.U600]-[.U722]" office:value-type="float" office:value="0.00000524566329704272" calcext:value-type="float">
            <text:p>5,24566329704272E-006</text:p>
          </table:table-cell>
          <table:table-cell table:formula="of:=[.V600]-[.V72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[.B601]-[.B723]" office:value-type="string" office:string-value="" calcext:value-type="error">
            <text:p>#DIV/0 !</text:p>
          </table:table-cell>
          <table:table-cell table:formula="of:=[.C601]-[.C723]" office:value-type="float" office:value="0.000324546695228017" calcext:value-type="float">
            <text:p>0,0003245467</text:p>
          </table:table-cell>
          <table:table-cell table:formula="of:=[.D601]-[.D723]" office:value-type="float" office:value="0.00222664498103301" calcext:value-type="float">
            <text:p>0,002226645</text:p>
          </table:table-cell>
          <table:table-cell table:formula="of:=[.E601]-[.E723]" office:value-type="float" office:value="1" calcext:value-type="float">
            <text:p>1</text:p>
          </table:table-cell>
          <table:table-cell table:formula="of:=[.F601]-[.F723]" office:value-type="string" office:string-value="" calcext:value-type="error">
            <text:p>#DIV/0 !</text:p>
          </table:table-cell>
          <table:table-cell table:formula="of:=[.G601]-[.G723]" office:value-type="string" office:string-value="" calcext:value-type="error">
            <text:p>#DIV/0 !</text:p>
          </table:table-cell>
          <table:table-cell table:formula="of:=[.H601]-[.H723]" office:value-type="string" office:string-value="" calcext:value-type="error">
            <text:p>#VALEUR !</text:p>
          </table:table-cell>
          <table:table-cell table:formula="of:=[.I601]-[.I723]" office:value-type="float" office:value="0.0493319035346865" calcext:value-type="float">
            <text:p>0,0493319035</text:p>
          </table:table-cell>
          <table:table-cell table:formula="of:=[.J601]-[.J723]" office:value-type="string" office:string-value="" calcext:value-type="error">
            <text:p>#DIV/0 !</text:p>
          </table:table-cell>
          <table:table-cell table:formula="of:=[.K601]-[.K723]" office:value-type="string" office:string-value="" calcext:value-type="error">
            <text:p>#VALEUR !</text:p>
          </table:table-cell>
          <table:table-cell table:formula="of:=[.L601]-[.L723]" office:value-type="string" office:string-value="" calcext:value-type="error">
            <text:p>#VALEUR !</text:p>
          </table:table-cell>
          <table:table-cell table:formula="of:=[.M601]-[.M723]" office:value-type="float" office:value="0.000212591844688161" calcext:value-type="float">
            <text:p>0,0002125918</text:p>
          </table:table-cell>
          <table:table-cell table:formula="of:=[.N601]-[.N723]" office:value-type="float" office:value="0.563258684011831" calcext:value-type="float">
            <text:p>0,563258684</text:p>
          </table:table-cell>
          <table:table-cell table:formula="of:=[.O601]-[.O723]" office:value-type="string" office:string-value="" calcext:value-type="error">
            <text:p>#VALEUR !</text:p>
          </table:table-cell>
          <table:table-cell table:formula="of:=[.P601]-[.P723]" office:value-type="string" office:string-value="" calcext:value-type="error">
            <text:p>#DIV/0 !</text:p>
          </table:table-cell>
          <table:table-cell table:formula="of:=[.Q601]-[.Q723]" office:value-type="string" office:string-value="" calcext:value-type="error">
            <text:p>#DIV/0 !</text:p>
          </table:table-cell>
          <table:table-cell table:formula="of:=[.R601]-[.R723]" office:value-type="string" office:string-value="" calcext:value-type="error">
            <text:p>#VALEUR !</text:p>
          </table:table-cell>
          <table:table-cell table:formula="of:=[.S601]-[.S723]" office:value-type="float" office:value="0.0623533719025106" calcext:value-type="float">
            <text:p>0,0623533719</text:p>
          </table:table-cell>
          <table:table-cell table:formula="of:=[.T601]-[.T723]" office:value-type="string" office:string-value="" calcext:value-type="error">
            <text:p>#VALEUR !</text:p>
          </table:table-cell>
          <table:table-cell table:formula="of:=[.U601]-[.U723]" office:value-type="string" office:string-value="" calcext:value-type="error">
            <text:p>#VALEUR !</text:p>
          </table:table-cell>
          <table:table-cell table:formula="of:=[.V601]-[.V72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[.B602]-[.B724]" office:value-type="string" office:string-value="" calcext:value-type="error">
            <text:p>#DIV/0 !</text:p>
          </table:table-cell>
          <table:table-cell table:formula="of:=[.C602]-[.C724]" office:value-type="float" office:value="0.000329655355067925" calcext:value-type="float">
            <text:p>0,0003296554</text:p>
          </table:table-cell>
          <table:table-cell table:formula="of:=[.D602]-[.D724]" office:value-type="float" office:value="0.00305493782845668" calcext:value-type="float">
            <text:p>0,0030549378</text:p>
          </table:table-cell>
          <table:table-cell table:formula="of:=[.E602]-[.E724]" office:value-type="float" office:value="1" calcext:value-type="float">
            <text:p>1</text:p>
          </table:table-cell>
          <table:table-cell table:formula="of:=[.F602]-[.F724]" office:value-type="string" office:string-value="" calcext:value-type="error">
            <text:p>#DIV/0 !</text:p>
          </table:table-cell>
          <table:table-cell table:formula="of:=[.G602]-[.G724]" office:value-type="string" office:string-value="" calcext:value-type="error">
            <text:p>#DIV/0 !</text:p>
          </table:table-cell>
          <table:table-cell table:formula="of:=[.H602]-[.H724]" office:value-type="string" office:string-value="" calcext:value-type="error">
            <text:p>#VALEUR !</text:p>
          </table:table-cell>
          <table:table-cell table:formula="of:=[.I602]-[.I724]" office:value-type="float" office:value="0.0420765304286814" calcext:value-type="float">
            <text:p>0,0420765304</text:p>
          </table:table-cell>
          <table:table-cell table:formula="of:=[.J602]-[.J724]" office:value-type="string" office:string-value="" calcext:value-type="error">
            <text:p>#DIV/0 !</text:p>
          </table:table-cell>
          <table:table-cell table:formula="of:=[.K602]-[.K724]" office:value-type="string" office:string-value="" calcext:value-type="error">
            <text:p>#VALEUR !</text:p>
          </table:table-cell>
          <table:table-cell table:formula="of:=[.L602]-[.L724]" office:value-type="string" office:string-value="" calcext:value-type="error">
            <text:p>#VALEUR !</text:p>
          </table:table-cell>
          <table:table-cell table:formula="of:=[.M602]-[.M724]" office:value-type="float" office:value="0.000195442021289477" calcext:value-type="float">
            <text:p>0,000195442</text:p>
          </table:table-cell>
          <table:table-cell table:formula="of:=[.N602]-[.N724]" office:value-type="float" office:value="0.544240429391818" calcext:value-type="float">
            <text:p>0,5442404294</text:p>
          </table:table-cell>
          <table:table-cell table:formula="of:=[.O602]-[.O724]" office:value-type="float" office:value="0.0000256689741653322" calcext:value-type="float">
            <text:p>0,000025669</text:p>
          </table:table-cell>
          <table:table-cell table:formula="of:=[.P602]-[.P724]" office:value-type="string" office:string-value="" calcext:value-type="error">
            <text:p>#DIV/0 !</text:p>
          </table:table-cell>
          <table:table-cell table:formula="of:=[.Q602]-[.Q724]" office:value-type="string" office:string-value="" calcext:value-type="error">
            <text:p>#DIV/0 !</text:p>
          </table:table-cell>
          <table:table-cell table:formula="of:=[.R602]-[.R724]" office:value-type="string" office:string-value="" calcext:value-type="error">
            <text:p>#VALEUR !</text:p>
          </table:table-cell>
          <table:table-cell table:formula="of:=[.S602]-[.S724]" office:value-type="float" office:value="0.0648862244925117" calcext:value-type="float">
            <text:p>0,0648862245</text:p>
          </table:table-cell>
          <table:table-cell table:formula="of:=[.T602]-[.T724]" office:value-type="string" office:string-value="" calcext:value-type="error">
            <text:p>#VALEUR !</text:p>
          </table:table-cell>
          <table:table-cell table:formula="of:=[.U602]-[.U724]" office:value-type="string" office:string-value="" calcext:value-type="error">
            <text:p>#VALEUR !</text:p>
          </table:table-cell>
          <table:table-cell table:formula="of:=[.V602]-[.V72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[.B603]-[.B725]" office:value-type="string" office:string-value="" calcext:value-type="error">
            <text:p>#DIV/0 !</text:p>
          </table:table-cell>
          <table:table-cell table:formula="of:=[.C603]-[.C725]" office:value-type="float" office:value="0.00035996408410912" calcext:value-type="float">
            <text:p>0,0003599641</text:p>
          </table:table-cell>
          <table:table-cell table:formula="of:=[.D603]-[.D725]" office:value-type="float" office:value="0.00219287911196137" calcext:value-type="float">
            <text:p>0,0021928791</text:p>
          </table:table-cell>
          <table:table-cell table:formula="of:=[.E603]-[.E725]" office:value-type="float" office:value="1" calcext:value-type="float">
            <text:p>1</text:p>
          </table:table-cell>
          <table:table-cell table:formula="of:=[.F603]-[.F725]" office:value-type="string" office:string-value="" calcext:value-type="error">
            <text:p>#DIV/0 !</text:p>
          </table:table-cell>
          <table:table-cell table:formula="of:=[.G603]-[.G725]" office:value-type="string" office:string-value="" calcext:value-type="error">
            <text:p>#DIV/0 !</text:p>
          </table:table-cell>
          <table:table-cell table:formula="of:=[.H603]-[.H725]" office:value-type="float" office:value="0.000199005101292798" calcext:value-type="float">
            <text:p>0,0001990051</text:p>
          </table:table-cell>
          <table:table-cell table:formula="of:=[.I603]-[.I725]" office:value-type="float" office:value="0.0365372516418523" calcext:value-type="float">
            <text:p>0,0365372516</text:p>
          </table:table-cell>
          <table:table-cell table:formula="of:=[.J603]-[.J725]" office:value-type="string" office:string-value="" calcext:value-type="error">
            <text:p>#DIV/0 !</text:p>
          </table:table-cell>
          <table:table-cell table:formula="of:=[.K603]-[.K725]" office:value-type="string" office:string-value="" calcext:value-type="error">
            <text:p>#VALEUR !</text:p>
          </table:table-cell>
          <table:table-cell table:formula="of:=[.L603]-[.L725]" office:value-type="string" office:string-value="" calcext:value-type="error">
            <text:p>#VALEUR !</text:p>
          </table:table-cell>
          <table:table-cell table:formula="of:=[.M603]-[.M725]" office:value-type="float" office:value="0.000159652950420696" calcext:value-type="float">
            <text:p>0,000159653</text:p>
          </table:table-cell>
          <table:table-cell table:formula="of:=[.N603]-[.N725]" office:value-type="float" office:value="0.551625492040573" calcext:value-type="float">
            <text:p>0,551625492</text:p>
          </table:table-cell>
          <table:table-cell table:formula="of:=[.O603]-[.O725]" office:value-type="float" office:value="0.0000161415460158483" calcext:value-type="float">
            <text:p>1,61415460158483E-005</text:p>
          </table:table-cell>
          <table:table-cell table:formula="of:=[.P603]-[.P725]" office:value-type="string" office:string-value="" calcext:value-type="error">
            <text:p>#DIV/0 !</text:p>
          </table:table-cell>
          <table:table-cell table:formula="of:=[.Q603]-[.Q725]" office:value-type="string" office:string-value="" calcext:value-type="error">
            <text:p>#DIV/0 !</text:p>
          </table:table-cell>
          <table:table-cell table:formula="of:=[.R603]-[.R725]" office:value-type="string" office:string-value="" calcext:value-type="error">
            <text:p>#VALEUR !</text:p>
          </table:table-cell>
          <table:table-cell table:formula="of:=[.S603]-[.S725]" office:value-type="float" office:value="0.0607210027919612" calcext:value-type="float">
            <text:p>0,0607210028</text:p>
          </table:table-cell>
          <table:table-cell table:formula="of:=[.T603]-[.T725]" office:value-type="float" office:value="0.0000374596718910604" calcext:value-type="float">
            <text:p>3,74596718910604E-005</text:p>
          </table:table-cell>
          <table:table-cell table:formula="of:=[.U603]-[.U725]" office:value-type="float" office:value="0.0000101439409369039" calcext:value-type="float">
            <text:p>1,01439409369039E-005</text:p>
          </table:table-cell>
          <table:table-cell table:formula="of:=[.V603]-[.V72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604]-[.B726]" office:value-type="string" office:string-value="" calcext:value-type="error">
            <text:p>#DIV/0 !</text:p>
          </table:table-cell>
          <table:table-cell table:formula="of:=[.C604]-[.C726]" office:value-type="float" office:value="0.00039584917043065" calcext:value-type="float">
            <text:p>0,0003958492</text:p>
          </table:table-cell>
          <table:table-cell table:formula="of:=[.D604]-[.D726]" office:value-type="float" office:value="0.00172203276065469" calcext:value-type="float">
            <text:p>0,0017220328</text:p>
          </table:table-cell>
          <table:table-cell table:formula="of:=[.E604]-[.E726]" office:value-type="float" office:value="1" calcext:value-type="float">
            <text:p>1</text:p>
          </table:table-cell>
          <table:table-cell table:formula="of:=[.F604]-[.F726]" office:value-type="string" office:string-value="" calcext:value-type="error">
            <text:p>#DIV/0 !</text:p>
          </table:table-cell>
          <table:table-cell table:formula="of:=[.G604]-[.G726]" office:value-type="string" office:string-value="" calcext:value-type="error">
            <text:p>#DIV/0 !</text:p>
          </table:table-cell>
          <table:table-cell table:formula="of:=[.H604]-[.H726]" office:value-type="string" office:string-value="" calcext:value-type="error">
            <text:p>#VALEUR !</text:p>
          </table:table-cell>
          <table:table-cell table:formula="of:=[.I604]-[.I726]" office:value-type="float" office:value="0.0318474626039529" calcext:value-type="float">
            <text:p>0,0318474626</text:p>
          </table:table-cell>
          <table:table-cell table:formula="of:=[.J604]-[.J726]" office:value-type="string" office:string-value="" calcext:value-type="error">
            <text:p>#DIV/0 !</text:p>
          </table:table-cell>
          <table:table-cell table:formula="of:=[.K604]-[.K726]" office:value-type="string" office:string-value="" calcext:value-type="error">
            <text:p>#VALEUR !</text:p>
          </table:table-cell>
          <table:table-cell table:formula="of:=[.L604]-[.L726]" office:value-type="string" office:string-value="" calcext:value-type="error">
            <text:p>#VALEUR !</text:p>
          </table:table-cell>
          <table:table-cell table:formula="of:=[.M604]-[.M726]" office:value-type="float" office:value="0.000203116764840963" calcext:value-type="float">
            <text:p>0,0002031168</text:p>
          </table:table-cell>
          <table:table-cell table:formula="of:=[.N604]-[.N726]" office:value-type="float" office:value="0.560536136590354" calcext:value-type="float">
            <text:p>0,5605361366</text:p>
          </table:table-cell>
          <table:table-cell table:formula="of:=[.O604]-[.O726]" office:value-type="string" office:string-value="" calcext:value-type="error">
            <text:p>#VALEUR !</text:p>
          </table:table-cell>
          <table:table-cell table:formula="of:=[.P604]-[.P726]" office:value-type="string" office:string-value="" calcext:value-type="error">
            <text:p>#DIV/0 !</text:p>
          </table:table-cell>
          <table:table-cell table:formula="of:=[.Q604]-[.Q726]" office:value-type="string" office:string-value="" calcext:value-type="error">
            <text:p>#DIV/0 !</text:p>
          </table:table-cell>
          <table:table-cell table:formula="of:=[.R604]-[.R726]" office:value-type="string" office:string-value="" calcext:value-type="error">
            <text:p>#VALEUR !</text:p>
          </table:table-cell>
          <table:table-cell table:formula="of:=[.S604]-[.S726]" office:value-type="float" office:value="0.0602425717309056" calcext:value-type="float">
            <text:p>0,0602425717</text:p>
          </table:table-cell>
          <table:table-cell table:formula="of:=[.T604]-[.T726]" office:value-type="string" office:string-value="" calcext:value-type="error">
            <text:p>#VALEUR !</text:p>
          </table:table-cell>
          <table:table-cell table:formula="of:=[.U604]-[.U726]" office:value-type="string" office:string-value="" calcext:value-type="error">
            <text:p>#VALEUR !</text:p>
          </table:table-cell>
          <table:table-cell table:formula="of:=[.V604]-[.V72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[.B605]-[.B727]" office:value-type="string" office:string-value="" calcext:value-type="error">
            <text:p>#DIV/0 !</text:p>
          </table:table-cell>
          <table:table-cell table:formula="of:=[.C605]-[.C727]" office:value-type="float" office:value="0.000392756790967296" calcext:value-type="float">
            <text:p>0,0003927568</text:p>
          </table:table-cell>
          <table:table-cell table:formula="of:=[.D605]-[.D727]" office:value-type="float" office:value="0.00228757269299234" calcext:value-type="float">
            <text:p>0,0022875727</text:p>
          </table:table-cell>
          <table:table-cell table:formula="of:=[.E605]-[.E727]" office:value-type="float" office:value="1" calcext:value-type="float">
            <text:p>1</text:p>
          </table:table-cell>
          <table:table-cell table:formula="of:=[.F605]-[.F727]" office:value-type="string" office:string-value="" calcext:value-type="error">
            <text:p>#DIV/0 !</text:p>
          </table:table-cell>
          <table:table-cell table:formula="of:=[.G605]-[.G727]" office:value-type="string" office:string-value="" calcext:value-type="error">
            <text:p>#DIV/0 !</text:p>
          </table:table-cell>
          <table:table-cell table:formula="of:=[.H605]-[.H727]" office:value-type="string" office:string-value="" calcext:value-type="error">
            <text:p>#VALEUR !</text:p>
          </table:table-cell>
          <table:table-cell table:formula="of:=[.I605]-[.I727]" office:value-type="float" office:value="0.0273140407044183" calcext:value-type="float">
            <text:p>0,0273140407</text:p>
          </table:table-cell>
          <table:table-cell table:formula="of:=[.J605]-[.J727]" office:value-type="string" office:string-value="" calcext:value-type="error">
            <text:p>#DIV/0 !</text:p>
          </table:table-cell>
          <table:table-cell table:formula="of:=[.K605]-[.K727]" office:value-type="string" office:string-value="" calcext:value-type="error">
            <text:p>#VALEUR !</text:p>
          </table:table-cell>
          <table:table-cell table:formula="of:=[.L605]-[.L727]" office:value-type="string" office:string-value="" calcext:value-type="error">
            <text:p>#VALEUR !</text:p>
          </table:table-cell>
          <table:table-cell table:formula="of:=[.M605]-[.M727]" office:value-type="float" office:value="0.000187816912518132" calcext:value-type="float">
            <text:p>0,0001878169</text:p>
          </table:table-cell>
          <table:table-cell table:formula="of:=[.N605]-[.N727]" office:value-type="float" office:value="0.637556116651803" calcext:value-type="float">
            <text:p>0,6375561167</text:p>
          </table:table-cell>
          <table:table-cell table:formula="of:=[.O605]-[.O727]" office:value-type="float" office:value="0.0000163623861388076" calcext:value-type="float">
            <text:p>1,63623861388076E-005</text:p>
          </table:table-cell>
          <table:table-cell table:formula="of:=[.P605]-[.P727]" office:value-type="string" office:string-value="" calcext:value-type="error">
            <text:p>#DIV/0 !</text:p>
          </table:table-cell>
          <table:table-cell table:formula="of:=[.Q605]-[.Q727]" office:value-type="string" office:string-value="" calcext:value-type="error">
            <text:p>#DIV/0 !</text:p>
          </table:table-cell>
          <table:table-cell table:formula="of:=[.R605]-[.R727]" office:value-type="string" office:string-value="" calcext:value-type="error">
            <text:p>#VALEUR !</text:p>
          </table:table-cell>
          <table:table-cell table:formula="of:=[.S605]-[.S727]" office:value-type="float" office:value="0.0640536293144806" calcext:value-type="float">
            <text:p>0,0640536293</text:p>
          </table:table-cell>
          <table:table-cell table:formula="of:=[.T605]-[.T727]" office:value-type="float" office:value="0.00004442116673456" calcext:value-type="float">
            <text:p>4,442116673456E-005</text:p>
          </table:table-cell>
          <table:table-cell table:formula="of:=[.U605]-[.U727]" office:value-type="string" office:string-value="" calcext:value-type="error">
            <text:p>#VALEUR !</text:p>
          </table:table-cell>
          <table:table-cell table:formula="of:=[.V605]-[.V72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[.B606]-[.B728]" office:value-type="string" office:string-value="" calcext:value-type="error">
            <text:p>#DIV/0 !</text:p>
          </table:table-cell>
          <table:table-cell table:formula="of:=[.C606]-[.C728]" office:value-type="float" office:value="0.000396924336198027" calcext:value-type="float">
            <text:p>0,0003969243</text:p>
          </table:table-cell>
          <table:table-cell table:formula="of:=[.D606]-[.D728]" office:value-type="float" office:value="0.0024354503699862" calcext:value-type="float">
            <text:p>0,0024354504</text:p>
          </table:table-cell>
          <table:table-cell table:formula="of:=[.E606]-[.E728]" office:value-type="float" office:value="1" calcext:value-type="float">
            <text:p>1</text:p>
          </table:table-cell>
          <table:table-cell table:formula="of:=[.F606]-[.F728]" office:value-type="string" office:string-value="" calcext:value-type="error">
            <text:p>#DIV/0 !</text:p>
          </table:table-cell>
          <table:table-cell table:formula="of:=[.G606]-[.G728]" office:value-type="string" office:string-value="" calcext:value-type="error">
            <text:p>#DIV/0 !</text:p>
          </table:table-cell>
          <table:table-cell table:formula="of:=[.H606]-[.H728]" office:value-type="string" office:string-value="" calcext:value-type="error">
            <text:p>#VALEUR !</text:p>
          </table:table-cell>
          <table:table-cell table:formula="of:=[.I606]-[.I728]" office:value-type="float" office:value="0.0241234971705079" calcext:value-type="float">
            <text:p>0,0241234972</text:p>
          </table:table-cell>
          <table:table-cell table:formula="of:=[.J606]-[.J728]" office:value-type="string" office:string-value="" calcext:value-type="error">
            <text:p>#DIV/0 !</text:p>
          </table:table-cell>
          <table:table-cell table:formula="of:=[.K606]-[.K728]" office:value-type="string" office:string-value="" calcext:value-type="error">
            <text:p>#VALEUR !</text:p>
          </table:table-cell>
          <table:table-cell table:formula="of:=[.L606]-[.L728]" office:value-type="string" office:string-value="" calcext:value-type="error">
            <text:p>#VALEUR !</text:p>
          </table:table-cell>
          <table:table-cell table:formula="of:=[.M606]-[.M728]" office:value-type="float" office:value="0.0000727212550223484" calcext:value-type="float">
            <text:p>7,27212550223484E-005</text:p>
          </table:table-cell>
          <table:table-cell table:formula="of:=[.N606]-[.N728]" office:value-type="float" office:value="0.572012294606118" calcext:value-type="float">
            <text:p>0,5720122946</text:p>
          </table:table-cell>
          <table:table-cell table:formula="of:=[.O606]-[.O728]" office:value-type="string" office:string-value="" calcext:value-type="error">
            <text:p>#VALEUR !</text:p>
          </table:table-cell>
          <table:table-cell table:formula="of:=[.P606]-[.P728]" office:value-type="string" office:string-value="" calcext:value-type="error">
            <text:p>#DIV/0 !</text:p>
          </table:table-cell>
          <table:table-cell table:formula="of:=[.Q606]-[.Q728]" office:value-type="string" office:string-value="" calcext:value-type="error">
            <text:p>#DIV/0 !</text:p>
          </table:table-cell>
          <table:table-cell table:formula="of:=[.R606]-[.R728]" office:value-type="string" office:string-value="" calcext:value-type="error">
            <text:p>#VALEUR !</text:p>
          </table:table-cell>
          <table:table-cell table:formula="of:=[.S606]-[.S728]" office:value-type="float" office:value="0.0625396329370822" calcext:value-type="float">
            <text:p>0,0625396329</text:p>
          </table:table-cell>
          <table:table-cell table:formula="of:=[.T606]-[.T728]" office:value-type="string" office:string-value="" calcext:value-type="error">
            <text:p>#VALEUR !</text:p>
          </table:table-cell>
          <table:table-cell table:formula="of:=[.U606]-[.U728]" office:value-type="string" office:string-value="" calcext:value-type="error">
            <text:p>#VALEUR !</text:p>
          </table:table-cell>
          <table:table-cell table:formula="of:=[.V606]-[.V72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[.B607]-[.B729]" office:value-type="string" office:string-value="" calcext:value-type="error">
            <text:p>#DIV/0 !</text:p>
          </table:table-cell>
          <table:table-cell table:formula="of:=[.C607]-[.C729]" office:value-type="float" office:value="0.00030568686178602" calcext:value-type="float">
            <text:p>0,0003056869</text:p>
          </table:table-cell>
          <table:table-cell table:formula="of:=[.D607]-[.D729]" office:value-type="float" office:value="0.00174430055376521" calcext:value-type="float">
            <text:p>0,0017443006</text:p>
          </table:table-cell>
          <table:table-cell table:formula="of:=[.E607]-[.E729]" office:value-type="float" office:value="1" calcext:value-type="float">
            <text:p>1</text:p>
          </table:table-cell>
          <table:table-cell table:formula="of:=[.F607]-[.F729]" office:value-type="string" office:string-value="" calcext:value-type="error">
            <text:p>#DIV/0 !</text:p>
          </table:table-cell>
          <table:table-cell table:formula="of:=[.G607]-[.G729]" office:value-type="string" office:string-value="" calcext:value-type="error">
            <text:p>#DIV/0 !</text:p>
          </table:table-cell>
          <table:table-cell table:formula="of:=[.H607]-[.H729]" office:value-type="string" office:string-value="" calcext:value-type="error">
            <text:p>#VALEUR !</text:p>
          </table:table-cell>
          <table:table-cell table:formula="of:=[.I607]-[.I729]" office:value-type="float" office:value="0.0229276753115273" calcext:value-type="float">
            <text:p>0,0229276753</text:p>
          </table:table-cell>
          <table:table-cell table:formula="of:=[.J607]-[.J729]" office:value-type="string" office:string-value="" calcext:value-type="error">
            <text:p>#DIV/0 !</text:p>
          </table:table-cell>
          <table:table-cell table:formula="of:=[.K607]-[.K729]" office:value-type="string" office:string-value="" calcext:value-type="error">
            <text:p>#VALEUR !</text:p>
          </table:table-cell>
          <table:table-cell table:formula="of:=[.L607]-[.L729]" office:value-type="string" office:string-value="" calcext:value-type="error">
            <text:p>#VALEUR !</text:p>
          </table:table-cell>
          <table:table-cell table:formula="of:=[.M607]-[.M729]" office:value-type="float" office:value="0.0000920496454772995" calcext:value-type="float">
            <text:p>9,20496454772995E-005</text:p>
          </table:table-cell>
          <table:table-cell table:formula="of:=[.N607]-[.N729]" office:value-type="float" office:value="0.55471061818512" calcext:value-type="float">
            <text:p>0,5547106182</text:p>
          </table:table-cell>
          <table:table-cell table:formula="of:=[.O607]-[.O729]" office:value-type="float" office:value="0.0000332771536809323" calcext:value-type="float">
            <text:p>3,32771536809323E-005</text:p>
          </table:table-cell>
          <table:table-cell table:formula="of:=[.P607]-[.P729]" office:value-type="string" office:string-value="" calcext:value-type="error">
            <text:p>#DIV/0 !</text:p>
          </table:table-cell>
          <table:table-cell table:formula="of:=[.Q607]-[.Q729]" office:value-type="string" office:string-value="" calcext:value-type="error">
            <text:p>#DIV/0 !</text:p>
          </table:table-cell>
          <table:table-cell table:formula="of:=[.R607]-[.R729]" office:value-type="string" office:string-value="" calcext:value-type="error">
            <text:p>#VALEUR !</text:p>
          </table:table-cell>
          <table:table-cell table:formula="of:=[.S607]-[.S729]" office:value-type="float" office:value="0.0574149276919303" calcext:value-type="float">
            <text:p>0,0574149277</text:p>
          </table:table-cell>
          <table:table-cell table:formula="of:=[.T607]-[.T729]" office:value-type="string" office:string-value="" calcext:value-type="error">
            <text:p>#VALEUR !</text:p>
          </table:table-cell>
          <table:table-cell table:formula="of:=[.U607]-[.U729]" office:value-type="string" office:string-value="" calcext:value-type="error">
            <text:p>#VALEUR !</text:p>
          </table:table-cell>
          <table:table-cell table:formula="of:=[.V607]-[.V72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08]-[.B730]" office:value-type="string" office:string-value="" calcext:value-type="error">
            <text:p>#DIV/0 !</text:p>
          </table:table-cell>
          <table:table-cell table:formula="of:=[.C608]-[.C730]" office:value-type="float" office:value="0.000264148232440748" calcext:value-type="float">
            <text:p>0,0002641482</text:p>
          </table:table-cell>
          <table:table-cell table:formula="of:=[.D608]-[.D730]" office:value-type="float" office:value="0.00190263552692228" calcext:value-type="float">
            <text:p>0,0019026355</text:p>
          </table:table-cell>
          <table:table-cell table:formula="of:=[.E608]-[.E730]" office:value-type="float" office:value="1" calcext:value-type="float">
            <text:p>1</text:p>
          </table:table-cell>
          <table:table-cell table:formula="of:=[.F608]-[.F730]" office:value-type="string" office:string-value="" calcext:value-type="error">
            <text:p>#DIV/0 !</text:p>
          </table:table-cell>
          <table:table-cell table:formula="of:=[.G608]-[.G730]" office:value-type="string" office:string-value="" calcext:value-type="error">
            <text:p>#DIV/0 !</text:p>
          </table:table-cell>
          <table:table-cell table:formula="of:=[.H608]-[.H730]" office:value-type="string" office:string-value="" calcext:value-type="error">
            <text:p>#VALEUR !</text:p>
          </table:table-cell>
          <table:table-cell table:formula="of:=[.I608]-[.I730]" office:value-type="float" office:value="0.0210982151410204" calcext:value-type="float">
            <text:p>0,0210982151</text:p>
          </table:table-cell>
          <table:table-cell table:formula="of:=[.J608]-[.J730]" office:value-type="string" office:string-value="" calcext:value-type="error">
            <text:p>#DIV/0 !</text:p>
          </table:table-cell>
          <table:table-cell table:formula="of:=[.K608]-[.K730]" office:value-type="string" office:string-value="" calcext:value-type="error">
            <text:p>#VALEUR !</text:p>
          </table:table-cell>
          <table:table-cell table:formula="of:=[.L608]-[.L730]" office:value-type="string" office:string-value="" calcext:value-type="error">
            <text:p>#VALEUR !</text:p>
          </table:table-cell>
          <table:table-cell table:formula="of:=[.M608]-[.M730]" office:value-type="float" office:value="0.000186898487929945" calcext:value-type="float">
            <text:p>0,0001868985</text:p>
          </table:table-cell>
          <table:table-cell table:formula="of:=[.N608]-[.N730]" office:value-type="float" office:value="0.553352069555471" calcext:value-type="float">
            <text:p>0,5533520696</text:p>
          </table:table-cell>
          <table:table-cell table:formula="of:=[.O608]-[.O730]" office:value-type="string" office:string-value="" calcext:value-type="error">
            <text:p>#VALEUR !</text:p>
          </table:table-cell>
          <table:table-cell table:formula="of:=[.P608]-[.P730]" office:value-type="string" office:string-value="" calcext:value-type="error">
            <text:p>#DIV/0 !</text:p>
          </table:table-cell>
          <table:table-cell table:formula="of:=[.Q608]-[.Q730]" office:value-type="string" office:string-value="" calcext:value-type="error">
            <text:p>#DIV/0 !</text:p>
          </table:table-cell>
          <table:table-cell table:formula="of:=[.R608]-[.R730]" office:value-type="string" office:string-value="" calcext:value-type="error">
            <text:p>#VALEUR !</text:p>
          </table:table-cell>
          <table:table-cell table:formula="of:=[.S608]-[.S730]" office:value-type="float" office:value="0.0634149763408541" calcext:value-type="float">
            <text:p>0,0634149763</text:p>
          </table:table-cell>
          <table:table-cell table:formula="of:=[.T608]-[.T730]" office:value-type="float" office:value="0.0000569751933511327" calcext:value-type="float">
            <text:p>5,69751933511327E-005</text:p>
          </table:table-cell>
          <table:table-cell table:formula="of:=[.U608]-[.U730]" office:value-type="string" office:string-value="" calcext:value-type="error">
            <text:p>#VALEUR !</text:p>
          </table:table-cell>
          <table:table-cell table:formula="of:=[.V608]-[.V73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[.B609]-[.B731]" office:value-type="string" office:string-value="" calcext:value-type="error">
            <text:p>#DIV/0 !</text:p>
          </table:table-cell>
          <table:table-cell table:formula="of:=[.C609]-[.C731]" office:value-type="float" office:value="0.000326118652561037" calcext:value-type="float">
            <text:p>0,0003261187</text:p>
          </table:table-cell>
          <table:table-cell table:formula="of:=[.D609]-[.D731]" office:value-type="float" office:value="0.00235188114895679" calcext:value-type="float">
            <text:p>0,0023518811</text:p>
          </table:table-cell>
          <table:table-cell table:formula="of:=[.E609]-[.E731]" office:value-type="float" office:value="1" calcext:value-type="float">
            <text:p>1</text:p>
          </table:table-cell>
          <table:table-cell table:formula="of:=[.F609]-[.F731]" office:value-type="string" office:string-value="" calcext:value-type="error">
            <text:p>#DIV/0 !</text:p>
          </table:table-cell>
          <table:table-cell table:formula="of:=[.G609]-[.G731]" office:value-type="string" office:string-value="" calcext:value-type="error">
            <text:p>#DIV/0 !</text:p>
          </table:table-cell>
          <table:table-cell table:formula="of:=[.H609]-[.H731]" office:value-type="string" office:string-value="" calcext:value-type="error">
            <text:p>#VALEUR !</text:p>
          </table:table-cell>
          <table:table-cell table:formula="of:=[.I609]-[.I731]" office:value-type="float" office:value="0.0214264938885816" calcext:value-type="float">
            <text:p>0,0214264939</text:p>
          </table:table-cell>
          <table:table-cell table:formula="of:=[.J609]-[.J731]" office:value-type="string" office:string-value="" calcext:value-type="error">
            <text:p>#DIV/0 !</text:p>
          </table:table-cell>
          <table:table-cell table:formula="of:=[.K609]-[.K731]" office:value-type="string" office:string-value="" calcext:value-type="error">
            <text:p>#VALEUR !</text:p>
          </table:table-cell>
          <table:table-cell table:formula="of:=[.L609]-[.L731]" office:value-type="string" office:string-value="" calcext:value-type="error">
            <text:p>#VALEUR !</text:p>
          </table:table-cell>
          <table:table-cell table:formula="of:=[.M609]-[.M731]" office:value-type="float" office:value="0.000182108583075618" calcext:value-type="float">
            <text:p>0,0001821086</text:p>
          </table:table-cell>
          <table:table-cell table:formula="of:=[.N609]-[.N731]" office:value-type="float" office:value="0.572156541441007" calcext:value-type="float">
            <text:p>0,5721565414</text:p>
          </table:table-cell>
          <table:table-cell table:formula="of:=[.O609]-[.O731]" office:value-type="float" office:value="0.0000152720438200223" calcext:value-type="float">
            <text:p>0,000015272</text:p>
          </table:table-cell>
          <table:table-cell table:formula="of:=[.P609]-[.P731]" office:value-type="string" office:string-value="" calcext:value-type="error">
            <text:p>#DIV/0 !</text:p>
          </table:table-cell>
          <table:table-cell table:formula="of:=[.Q609]-[.Q731]" office:value-type="string" office:string-value="" calcext:value-type="error">
            <text:p>#DIV/0 !</text:p>
          </table:table-cell>
          <table:table-cell table:formula="of:=[.R609]-[.R731]" office:value-type="string" office:string-value="" calcext:value-type="error">
            <text:p>#VALEUR !</text:p>
          </table:table-cell>
          <table:table-cell table:formula="of:=[.S609]-[.S731]" office:value-type="float" office:value="0.0695289033458797" calcext:value-type="float">
            <text:p>0,0695289033</text:p>
          </table:table-cell>
          <table:table-cell table:formula="of:=[.T609]-[.T731]" office:value-type="string" office:string-value="" calcext:value-type="error">
            <text:p>#VALEUR !</text:p>
          </table:table-cell>
          <table:table-cell table:formula="of:=[.U609]-[.U731]" office:value-type="float" office:value="0.0000067996633214703" calcext:value-type="float">
            <text:p>6,7996633214703E-006</text:p>
          </table:table-cell>
          <table:table-cell table:formula="of:=[.V609]-[.V73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[.B610]-[.B732]" office:value-type="string" office:string-value="" calcext:value-type="error">
            <text:p>#DIV/0 !</text:p>
          </table:table-cell>
          <table:table-cell table:formula="of:=[.C610]-[.C732]" office:value-type="float" office:value="0.000268906102931776" calcext:value-type="float">
            <text:p>0,0002689061</text:p>
          </table:table-cell>
          <table:table-cell table:formula="of:=[.D610]-[.D732]" office:value-type="float" office:value="0.00144455009051748" calcext:value-type="float">
            <text:p>0,0014445501</text:p>
          </table:table-cell>
          <table:table-cell table:formula="of:=[.E610]-[.E732]" office:value-type="float" office:value="1" calcext:value-type="float">
            <text:p>1</text:p>
          </table:table-cell>
          <table:table-cell table:formula="of:=[.F610]-[.F732]" office:value-type="string" office:string-value="" calcext:value-type="error">
            <text:p>#DIV/0 !</text:p>
          </table:table-cell>
          <table:table-cell table:formula="of:=[.G610]-[.G732]" office:value-type="string" office:string-value="" calcext:value-type="error">
            <text:p>#DIV/0 !</text:p>
          </table:table-cell>
          <table:table-cell table:formula="of:=[.H610]-[.H732]" office:value-type="float" office:value="0.00022259629038201" calcext:value-type="float">
            <text:p>0,0002225963</text:p>
          </table:table-cell>
          <table:table-cell table:formula="of:=[.I610]-[.I732]" office:value-type="float" office:value="0.0194067728128338" calcext:value-type="float">
            <text:p>0,0194067728</text:p>
          </table:table-cell>
          <table:table-cell table:formula="of:=[.J610]-[.J732]" office:value-type="string" office:string-value="" calcext:value-type="error">
            <text:p>#DIV/0 !</text:p>
          </table:table-cell>
          <table:table-cell table:formula="of:=[.K610]-[.K732]" office:value-type="string" office:string-value="" calcext:value-type="error">
            <text:p>#VALEUR !</text:p>
          </table:table-cell>
          <table:table-cell table:formula="of:=[.L610]-[.L732]" office:value-type="string" office:string-value="" calcext:value-type="error">
            <text:p>#VALEUR !</text:p>
          </table:table-cell>
          <table:table-cell table:formula="of:=[.M610]-[.M732]" office:value-type="float" office:value="0.00013998755502803" calcext:value-type="float">
            <text:p>0,0001399876</text:p>
          </table:table-cell>
          <table:table-cell table:formula="of:=[.N610]-[.N732]" office:value-type="float" office:value="0.539773337103438" calcext:value-type="float">
            <text:p>0,5397733371</text:p>
          </table:table-cell>
          <table:table-cell table:formula="of:=[.O610]-[.O732]" office:value-type="float" office:value="0.0000209287372443005" calcext:value-type="float">
            <text:p>2,09287372443005E-005</text:p>
          </table:table-cell>
          <table:table-cell table:formula="of:=[.P610]-[.P732]" office:value-type="string" office:string-value="" calcext:value-type="error">
            <text:p>#DIV/0 !</text:p>
          </table:table-cell>
          <table:table-cell table:formula="of:=[.Q610]-[.Q732]" office:value-type="string" office:string-value="" calcext:value-type="error">
            <text:p>#DIV/0 !</text:p>
          </table:table-cell>
          <table:table-cell table:formula="of:=[.R610]-[.R732]" office:value-type="string" office:string-value="" calcext:value-type="error">
            <text:p>#VALEUR !</text:p>
          </table:table-cell>
          <table:table-cell table:formula="of:=[.S610]-[.S732]" office:value-type="float" office:value="0.0755134468201783" calcext:value-type="float">
            <text:p>0,0755134468</text:p>
          </table:table-cell>
          <table:table-cell table:formula="of:=[.T610]-[.T732]" office:value-type="float" office:value="0.000047550008568346" calcext:value-type="float">
            <text:p>0,00004755</text:p>
          </table:table-cell>
          <table:table-cell table:formula="of:=[.U610]-[.U732]" office:value-type="string" office:string-value="" calcext:value-type="error">
            <text:p>#VALEUR !</text:p>
          </table:table-cell>
          <table:table-cell table:formula="of:=[.V610]-[.V732]" office:value-type="float" office:value="0.0000275660189836289" calcext:value-type="float">
            <text:p>0,000027566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[.B611]-[.B733]" office:value-type="string" office:string-value="" calcext:value-type="error">
            <text:p>#DIV/0 !</text:p>
          </table:table-cell>
          <table:table-cell table:formula="of:=[.C611]-[.C733]" office:value-type="float" office:value="0.000274351906062083" calcext:value-type="float">
            <text:p>0,0002743519</text:p>
          </table:table-cell>
          <table:table-cell table:formula="of:=[.D611]-[.D733]" office:value-type="float" office:value="0.00181736408248664" calcext:value-type="float">
            <text:p>0,0018173641</text:p>
          </table:table-cell>
          <table:table-cell table:formula="of:=[.E611]-[.E733]" office:value-type="float" office:value="1" calcext:value-type="float">
            <text:p>1</text:p>
          </table:table-cell>
          <table:table-cell table:formula="of:=[.F611]-[.F733]" office:value-type="string" office:string-value="" calcext:value-type="error">
            <text:p>#DIV/0 !</text:p>
          </table:table-cell>
          <table:table-cell table:formula="of:=[.G611]-[.G733]" office:value-type="string" office:string-value="" calcext:value-type="error">
            <text:p>#DIV/0 !</text:p>
          </table:table-cell>
          <table:table-cell table:formula="of:=[.H611]-[.H733]" office:value-type="string" office:string-value="" calcext:value-type="error">
            <text:p>#VALEUR !</text:p>
          </table:table-cell>
          <table:table-cell table:formula="of:=[.I611]-[.I733]" office:value-type="float" office:value="0.0186539988630017" calcext:value-type="float">
            <text:p>0,0186539989</text:p>
          </table:table-cell>
          <table:table-cell table:formula="of:=[.J611]-[.J733]" office:value-type="string" office:string-value="" calcext:value-type="error">
            <text:p>#DIV/0 !</text:p>
          </table:table-cell>
          <table:table-cell table:formula="of:=[.K611]-[.K733]" office:value-type="string" office:string-value="" calcext:value-type="error">
            <text:p>#VALEUR !</text:p>
          </table:table-cell>
          <table:table-cell table:formula="of:=[.L611]-[.L733]" office:value-type="string" office:string-value="" calcext:value-type="error">
            <text:p>#VALEUR !</text:p>
          </table:table-cell>
          <table:table-cell table:formula="of:=[.M611]-[.M733]" office:value-type="float" office:value="0.000178522157412033" calcext:value-type="float">
            <text:p>0,0001785222</text:p>
          </table:table-cell>
          <table:table-cell table:formula="of:=[.N611]-[.N733]" office:value-type="float" office:value="0.562345441721307" calcext:value-type="float">
            <text:p>0,5623454417</text:p>
          </table:table-cell>
          <table:table-cell table:formula="of:=[.O611]-[.O733]" office:value-type="float" office:value="0.0000209290467045282" calcext:value-type="float">
            <text:p>0,000020929</text:p>
          </table:table-cell>
          <table:table-cell table:formula="of:=[.P611]-[.P733]" office:value-type="string" office:string-value="" calcext:value-type="error">
            <text:p>#DIV/0 !</text:p>
          </table:table-cell>
          <table:table-cell table:formula="of:=[.Q611]-[.Q733]" office:value-type="string" office:string-value="" calcext:value-type="error">
            <text:p>#DIV/0 !</text:p>
          </table:table-cell>
          <table:table-cell table:formula="of:=[.R611]-[.R733]" office:value-type="string" office:string-value="" calcext:value-type="error">
            <text:p>#VALEUR !</text:p>
          </table:table-cell>
          <table:table-cell table:formula="of:=[.S611]-[.S733]" office:value-type="string" office:string-value="" calcext:value-type="error">
            <text:p>#VALEUR !</text:p>
          </table:table-cell>
          <table:table-cell table:formula="of:=[.T611]-[.T733]" office:value-type="string" office:string-value="" calcext:value-type="error">
            <text:p>#VALEUR !</text:p>
          </table:table-cell>
          <table:table-cell table:formula="of:=[.U611]-[.U733]" office:value-type="string" office:string-value="" calcext:value-type="error">
            <text:p>#VALEUR !</text:p>
          </table:table-cell>
          <table:table-cell table:formula="of:=[.V611]-[.V73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[.B612]-[.B734]" office:value-type="string" office:string-value="" calcext:value-type="error">
            <text:p>#DIV/0 !</text:p>
          </table:table-cell>
          <table:table-cell table:formula="of:=[.C612]-[.C734]" office:value-type="float" office:value="0.000329122845512196" calcext:value-type="float">
            <text:p>0,0003291228</text:p>
          </table:table-cell>
          <table:table-cell table:formula="of:=[.D612]-[.D734]" office:value-type="float" office:value="0.00170153699873507" calcext:value-type="float">
            <text:p>0,001701537</text:p>
          </table:table-cell>
          <table:table-cell table:formula="of:=[.E612]-[.E734]" office:value-type="float" office:value="1" calcext:value-type="float">
            <text:p>1</text:p>
          </table:table-cell>
          <table:table-cell table:formula="of:=[.F612]-[.F734]" office:value-type="string" office:string-value="" calcext:value-type="error">
            <text:p>#DIV/0 !</text:p>
          </table:table-cell>
          <table:table-cell table:formula="of:=[.G612]-[.G734]" office:value-type="string" office:string-value="" calcext:value-type="error">
            <text:p>#DIV/0 !</text:p>
          </table:table-cell>
          <table:table-cell table:formula="of:=[.H612]-[.H734]" office:value-type="string" office:string-value="" calcext:value-type="error">
            <text:p>#VALEUR !</text:p>
          </table:table-cell>
          <table:table-cell table:formula="of:=[.I612]-[.I734]" office:value-type="float" office:value="0.01817017875029" calcext:value-type="float">
            <text:p>0,0181701788</text:p>
          </table:table-cell>
          <table:table-cell table:formula="of:=[.J612]-[.J734]" office:value-type="string" office:string-value="" calcext:value-type="error">
            <text:p>#DIV/0 !</text:p>
          </table:table-cell>
          <table:table-cell table:formula="of:=[.K612]-[.K734]" office:value-type="string" office:string-value="" calcext:value-type="error">
            <text:p>#VALEUR !</text:p>
          </table:table-cell>
          <table:table-cell table:formula="of:=[.L612]-[.L734]" office:value-type="string" office:string-value="" calcext:value-type="error">
            <text:p>#VALEUR !</text:p>
          </table:table-cell>
          <table:table-cell table:formula="of:=[.M612]-[.M734]" office:value-type="float" office:value="0.0000910795576075854" calcext:value-type="float">
            <text:p>9,10795576075854E-005</text:p>
          </table:table-cell>
          <table:table-cell table:formula="of:=[.N612]-[.N734]" office:value-type="float" office:value="0.525426465489735" calcext:value-type="float">
            <text:p>0,5254264655</text:p>
          </table:table-cell>
          <table:table-cell table:formula="of:=[.O612]-[.O734]" office:value-type="string" office:string-value="" calcext:value-type="error">
            <text:p>#VALEUR !</text:p>
          </table:table-cell>
          <table:table-cell table:formula="of:=[.P612]-[.P734]" office:value-type="string" office:string-value="" calcext:value-type="error">
            <text:p>#DIV/0 !</text:p>
          </table:table-cell>
          <table:table-cell table:formula="of:=[.Q612]-[.Q734]" office:value-type="string" office:string-value="" calcext:value-type="error">
            <text:p>#DIV/0 !</text:p>
          </table:table-cell>
          <table:table-cell table:formula="of:=[.R612]-[.R734]" office:value-type="string" office:string-value="" calcext:value-type="error">
            <text:p>#VALEUR !</text:p>
          </table:table-cell>
          <table:table-cell table:formula="of:=[.S612]-[.S734]" office:value-type="string" office:string-value="" calcext:value-type="error">
            <text:p>#VALEUR !</text:p>
          </table:table-cell>
          <table:table-cell table:formula="of:=[.T612]-[.T734]" office:value-type="string" office:string-value="" calcext:value-type="error">
            <text:p>#VALEUR !</text:p>
          </table:table-cell>
          <table:table-cell table:formula="of:=[.U612]-[.U734]" office:value-type="string" office:string-value="" calcext:value-type="error">
            <text:p>#VALEUR !</text:p>
          </table:table-cell>
          <table:table-cell table:formula="of:=[.V612]-[.V73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[.B613]-[.B735]" office:value-type="string" office:string-value="" calcext:value-type="error">
            <text:p>#DIV/0 !</text:p>
          </table:table-cell>
          <table:table-cell table:formula="of:=[.C613]-[.C735]" office:value-type="float" office:value="0.000266624219003239" calcext:value-type="float">
            <text:p>0,0002666242</text:p>
          </table:table-cell>
          <table:table-cell table:formula="of:=[.D613]-[.D735]" office:value-type="string" office:string-value="" calcext:value-type="error">
            <text:p>#VALEUR !</text:p>
          </table:table-cell>
          <table:table-cell table:formula="of:=[.E613]-[.E735]" office:value-type="float" office:value="1" calcext:value-type="float">
            <text:p>1</text:p>
          </table:table-cell>
          <table:table-cell table:formula="of:=[.F613]-[.F735]" office:value-type="string" office:string-value="" calcext:value-type="error">
            <text:p>#DIV/0 !</text:p>
          </table:table-cell>
          <table:table-cell table:formula="of:=[.G613]-[.G735]" office:value-type="string" office:string-value="" calcext:value-type="error">
            <text:p>#DIV/0 !</text:p>
          </table:table-cell>
          <table:table-cell table:formula="of:=[.H613]-[.H735]" office:value-type="string" office:string-value="" calcext:value-type="error">
            <text:p>#VALEUR !</text:p>
          </table:table-cell>
          <table:table-cell table:formula="of:=[.I613]-[.I735]" office:value-type="float" office:value="0.0166832976613757" calcext:value-type="float">
            <text:p>0,0166832977</text:p>
          </table:table-cell>
          <table:table-cell table:formula="of:=[.J613]-[.J735]" office:value-type="string" office:string-value="" calcext:value-type="error">
            <text:p>#DIV/0 !</text:p>
          </table:table-cell>
          <table:table-cell table:formula="of:=[.K613]-[.K735]" office:value-type="string" office:string-value="" calcext:value-type="error">
            <text:p>#VALEUR !</text:p>
          </table:table-cell>
          <table:table-cell table:formula="of:=[.L613]-[.L735]" office:value-type="string" office:string-value="" calcext:value-type="error">
            <text:p>#VALEUR !</text:p>
          </table:table-cell>
          <table:table-cell table:formula="of:=[.M613]-[.M735]" office:value-type="float" office:value="0.000181577121677895" calcext:value-type="float">
            <text:p>0,0001815771</text:p>
          </table:table-cell>
          <table:table-cell table:formula="of:=[.N613]-[.N735]" office:value-type="float" office:value="0.542410758947171" calcext:value-type="float">
            <text:p>0,5424107589</text:p>
          </table:table-cell>
          <table:table-cell table:formula="of:=[.O613]-[.O735]" office:value-type="float" office:value="0.00002033546263074" calcext:value-type="float">
            <text:p>2,033546263074E-005</text:p>
          </table:table-cell>
          <table:table-cell table:formula="of:=[.P613]-[.P735]" office:value-type="string" office:string-value="" calcext:value-type="error">
            <text:p>#DIV/0 !</text:p>
          </table:table-cell>
          <table:table-cell table:formula="of:=[.Q613]-[.Q735]" office:value-type="string" office:string-value="" calcext:value-type="error">
            <text:p>#DIV/0 !</text:p>
          </table:table-cell>
          <table:table-cell table:formula="of:=[.R613]-[.R735]" office:value-type="string" office:string-value="" calcext:value-type="error">
            <text:p>#VALEUR !</text:p>
          </table:table-cell>
          <table:table-cell table:formula="of:=[.S613]-[.S735]" office:value-type="string" office:string-value="" calcext:value-type="error">
            <text:p>#VALEUR !</text:p>
          </table:table-cell>
          <table:table-cell table:formula="of:=[.T613]-[.T735]" office:value-type="string" office:string-value="" calcext:value-type="error">
            <text:p>#VALEUR !</text:p>
          </table:table-cell>
          <table:table-cell table:formula="of:=[.U613]-[.U735]" office:value-type="string" office:string-value="" calcext:value-type="error">
            <text:p>#VALEUR !</text:p>
          </table:table-cell>
          <table:table-cell table:formula="of:=[.V613]-[.V73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[.B614]-[.B736]" office:value-type="string" office:string-value="" calcext:value-type="error">
            <text:p>#DIV/0 !</text:p>
          </table:table-cell>
          <table:table-cell table:formula="of:=[.C614]-[.C736]" office:value-type="float" office:value="0.000276618569000164" calcext:value-type="float">
            <text:p>0,0002766186</text:p>
          </table:table-cell>
          <table:table-cell table:formula="of:=[.D614]-[.D736]" office:value-type="float" office:value="0.00145650632832609" calcext:value-type="float">
            <text:p>0,0014565063</text:p>
          </table:table-cell>
          <table:table-cell table:formula="of:=[.E614]-[.E736]" office:value-type="float" office:value="1" calcext:value-type="float">
            <text:p>1</text:p>
          </table:table-cell>
          <table:table-cell table:formula="of:=[.F614]-[.F736]" office:value-type="string" office:string-value="" calcext:value-type="error">
            <text:p>#DIV/0 !</text:p>
          </table:table-cell>
          <table:table-cell table:formula="of:=[.G614]-[.G736]" office:value-type="string" office:string-value="" calcext:value-type="error">
            <text:p>#DIV/0 !</text:p>
          </table:table-cell>
          <table:table-cell table:formula="of:=[.H614]-[.H736]" office:value-type="string" office:string-value="" calcext:value-type="error">
            <text:p>#VALEUR !</text:p>
          </table:table-cell>
          <table:table-cell table:formula="of:=[.I614]-[.I736]" office:value-type="float" office:value="0.0158011351843031" calcext:value-type="float">
            <text:p>0,0158011352</text:p>
          </table:table-cell>
          <table:table-cell table:formula="of:=[.J614]-[.J736]" office:value-type="string" office:string-value="" calcext:value-type="error">
            <text:p>#DIV/0 !</text:p>
          </table:table-cell>
          <table:table-cell table:formula="of:=[.K614]-[.K736]" office:value-type="string" office:string-value="" calcext:value-type="error">
            <text:p>#VALEUR !</text:p>
          </table:table-cell>
          <table:table-cell table:formula="of:=[.L614]-[.L736]" office:value-type="string" office:string-value="" calcext:value-type="error">
            <text:p>#VALEUR !</text:p>
          </table:table-cell>
          <table:table-cell table:formula="of:=[.M614]-[.M736]" office:value-type="float" office:value="0.00010501100124983" calcext:value-type="float">
            <text:p>0,000105011</text:p>
          </table:table-cell>
          <table:table-cell table:formula="of:=[.N614]-[.N736]" office:value-type="float" office:value="0.516226614017808" calcext:value-type="float">
            <text:p>0,516226614</text:p>
          </table:table-cell>
          <table:table-cell table:formula="of:=[.O614]-[.O736]" office:value-type="string" office:string-value="" calcext:value-type="error">
            <text:p>#VALEUR !</text:p>
          </table:table-cell>
          <table:table-cell table:formula="of:=[.P614]-[.P736]" office:value-type="string" office:string-value="" calcext:value-type="error">
            <text:p>#DIV/0 !</text:p>
          </table:table-cell>
          <table:table-cell table:formula="of:=[.Q614]-[.Q736]" office:value-type="string" office:string-value="" calcext:value-type="error">
            <text:p>#DIV/0 !</text:p>
          </table:table-cell>
          <table:table-cell table:formula="of:=[.R614]-[.R736]" office:value-type="string" office:string-value="" calcext:value-type="error">
            <text:p>#VALEUR !</text:p>
          </table:table-cell>
          <table:table-cell table:formula="of:=[.S614]-[.S736]" office:value-type="string" office:string-value="" calcext:value-type="error">
            <text:p>#VALEUR !</text:p>
          </table:table-cell>
          <table:table-cell table:formula="of:=[.T614]-[.T736]" office:value-type="string" office:string-value="" calcext:value-type="error">
            <text:p>#VALEUR !</text:p>
          </table:table-cell>
          <table:table-cell table:formula="of:=[.U614]-[.U736]" office:value-type="string" office:string-value="" calcext:value-type="error">
            <text:p>#VALEUR !</text:p>
          </table:table-cell>
          <table:table-cell table:formula="of:=[.V614]-[.V73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[.B615]-[.B737]" office:value-type="string" office:string-value="" calcext:value-type="error">
            <text:p>#DIV/0 !</text:p>
          </table:table-cell>
          <table:table-cell table:formula="of:=[.C615]-[.C737]" office:value-type="float" office:value="0.000421843276168592" calcext:value-type="float">
            <text:p>0,0004218433</text:p>
          </table:table-cell>
          <table:table-cell table:formula="of:=[.D615]-[.D737]" office:value-type="float" office:value="0.0014983051047968" calcext:value-type="float">
            <text:p>0,0014983051</text:p>
          </table:table-cell>
          <table:table-cell table:formula="of:=[.E615]-[.E737]" office:value-type="float" office:value="1" calcext:value-type="float">
            <text:p>1</text:p>
          </table:table-cell>
          <table:table-cell table:formula="of:=[.F615]-[.F737]" office:value-type="string" office:string-value="" calcext:value-type="error">
            <text:p>#DIV/0 !</text:p>
          </table:table-cell>
          <table:table-cell table:formula="of:=[.G615]-[.G737]" office:value-type="string" office:string-value="" calcext:value-type="error">
            <text:p>#DIV/0 !</text:p>
          </table:table-cell>
          <table:table-cell table:formula="of:=[.H615]-[.H737]" office:value-type="float" office:value="0.000175007269995981" calcext:value-type="float">
            <text:p>0,0001750073</text:p>
          </table:table-cell>
          <table:table-cell table:formula="of:=[.I615]-[.I737]" office:value-type="float" office:value="0.0178012332321966" calcext:value-type="float">
            <text:p>0,0178012332</text:p>
          </table:table-cell>
          <table:table-cell table:formula="of:=[.J615]-[.J737]" office:value-type="string" office:string-value="" calcext:value-type="error">
            <text:p>#DIV/0 !</text:p>
          </table:table-cell>
          <table:table-cell table:formula="of:=[.K615]-[.K737]" office:value-type="string" office:string-value="" calcext:value-type="error">
            <text:p>#VALEUR !</text:p>
          </table:table-cell>
          <table:table-cell table:formula="of:=[.L615]-[.L737]" office:value-type="float" office:value="0.000139937400889403" calcext:value-type="float">
            <text:p>0,0001399374</text:p>
          </table:table-cell>
          <table:table-cell table:formula="of:=[.M615]-[.M737]" office:value-type="float" office:value="0.0000823119260680694" calcext:value-type="float">
            <text:p>8,23119260680694E-005</text:p>
          </table:table-cell>
          <table:table-cell table:formula="of:=[.N615]-[.N737]" office:value-type="float" office:value="0.53741573405651" calcext:value-type="float">
            <text:p>0,5374157341</text:p>
          </table:table-cell>
          <table:table-cell table:formula="of:=[.O615]-[.O737]" office:value-type="float" office:value="0.000018144256603403" calcext:value-type="float">
            <text:p>1,8144256603403E-005</text:p>
          </table:table-cell>
          <table:table-cell table:formula="of:=[.P615]-[.P737]" office:value-type="string" office:string-value="" calcext:value-type="error">
            <text:p>#DIV/0 !</text:p>
          </table:table-cell>
          <table:table-cell table:formula="of:=[.Q615]-[.Q737]" office:value-type="string" office:string-value="" calcext:value-type="error">
            <text:p>#DIV/0 !</text:p>
          </table:table-cell>
          <table:table-cell table:formula="of:=[.R615]-[.R737]" office:value-type="string" office:string-value="" calcext:value-type="error">
            <text:p>#VALEUR !</text:p>
          </table:table-cell>
          <table:table-cell table:formula="of:=[.S615]-[.S737]" office:value-type="float" office:value="0.0744491559410842" calcext:value-type="float">
            <text:p>0,0744491559</text:p>
          </table:table-cell>
          <table:table-cell table:formula="of:=[.T615]-[.T737]" office:value-type="string" office:string-value="" calcext:value-type="error">
            <text:p>#VALEUR !</text:p>
          </table:table-cell>
          <table:table-cell table:formula="of:=[.U615]-[.U737]" office:value-type="string" office:string-value="" calcext:value-type="error">
            <text:p>#VALEUR !</text:p>
          </table:table-cell>
          <table:table-cell table:formula="of:=[.V615]-[.V73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[.B616]-[.B738]" office:value-type="string" office:string-value="" calcext:value-type="error">
            <text:p>#DIV/0 !</text:p>
          </table:table-cell>
          <table:table-cell table:formula="of:=[.C616]-[.C738]" office:value-type="float" office:value="0.000285185712471259" calcext:value-type="float">
            <text:p>0,0002851857</text:p>
          </table:table-cell>
          <table:table-cell table:formula="of:=[.D616]-[.D738]" office:value-type="float" office:value="0.00178134491857889" calcext:value-type="float">
            <text:p>0,0017813449</text:p>
          </table:table-cell>
          <table:table-cell table:formula="of:=[.E616]-[.E738]" office:value-type="float" office:value="1" calcext:value-type="float">
            <text:p>1</text:p>
          </table:table-cell>
          <table:table-cell table:formula="of:=[.F616]-[.F738]" office:value-type="string" office:string-value="" calcext:value-type="error">
            <text:p>#DIV/0 !</text:p>
          </table:table-cell>
          <table:table-cell table:formula="of:=[.G616]-[.G738]" office:value-type="string" office:string-value="" calcext:value-type="error">
            <text:p>#DIV/0 !</text:p>
          </table:table-cell>
          <table:table-cell table:formula="of:=[.H616]-[.H738]" office:value-type="string" office:string-value="" calcext:value-type="error">
            <text:p>#VALEUR !</text:p>
          </table:table-cell>
          <table:table-cell table:formula="of:=[.I616]-[.I738]" office:value-type="float" office:value="0.0153610541029657" calcext:value-type="float">
            <text:p>0,0153610541</text:p>
          </table:table-cell>
          <table:table-cell table:formula="of:=[.J616]-[.J738]" office:value-type="string" office:string-value="" calcext:value-type="error">
            <text:p>#DIV/0 !</text:p>
          </table:table-cell>
          <table:table-cell table:formula="of:=[.K616]-[.K738]" office:value-type="string" office:string-value="" calcext:value-type="error">
            <text:p>#VALEUR !</text:p>
          </table:table-cell>
          <table:table-cell table:formula="of:=[.L616]-[.L738]" office:value-type="string" office:string-value="" calcext:value-type="error">
            <text:p>#VALEUR !</text:p>
          </table:table-cell>
          <table:table-cell table:formula="of:=[.M616]-[.M738]" office:value-type="float" office:value="0.000115555944139376" calcext:value-type="float">
            <text:p>0,0001155559</text:p>
          </table:table-cell>
          <table:table-cell table:formula="of:=[.N616]-[.N738]" office:value-type="float" office:value="0.540255396147065" calcext:value-type="float">
            <text:p>0,5402553961</text:p>
          </table:table-cell>
          <table:table-cell table:formula="of:=[.O616]-[.O738]" office:value-type="float" office:value="0.0000171468372641829" calcext:value-type="float">
            <text:p>1,71468372641829E-005</text:p>
          </table:table-cell>
          <table:table-cell table:formula="of:=[.P616]-[.P738]" office:value-type="string" office:string-value="" calcext:value-type="error">
            <text:p>#DIV/0 !</text:p>
          </table:table-cell>
          <table:table-cell table:formula="of:=[.Q616]-[.Q738]" office:value-type="string" office:string-value="" calcext:value-type="error">
            <text:p>#DIV/0 !</text:p>
          </table:table-cell>
          <table:table-cell table:formula="of:=[.R616]-[.R738]" office:value-type="string" office:string-value="" calcext:value-type="error">
            <text:p>#VALEUR !</text:p>
          </table:table-cell>
          <table:table-cell table:formula="of:=[.S616]-[.S738]" office:value-type="float" office:value="0.0593723518078697" calcext:value-type="float">
            <text:p>0,0593723518</text:p>
          </table:table-cell>
          <table:table-cell table:formula="of:=[.T616]-[.T738]" office:value-type="string" office:string-value="" calcext:value-type="error">
            <text:p>#VALEUR !</text:p>
          </table:table-cell>
          <table:table-cell table:formula="of:=[.U616]-[.U738]" office:value-type="string" office:string-value="" calcext:value-type="error">
            <text:p>#VALEUR !</text:p>
          </table:table-cell>
          <table:table-cell table:formula="of:=[.V616]-[.V73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[.B617]-[.B739]" office:value-type="string" office:string-value="" calcext:value-type="error">
            <text:p>#DIV/0 !</text:p>
          </table:table-cell>
          <table:table-cell table:formula="of:=[.C617]-[.C739]" office:value-type="float" office:value="0.000356395537781788" calcext:value-type="float">
            <text:p>0,0003563955</text:p>
          </table:table-cell>
          <table:table-cell table:formula="of:=[.D617]-[.D739]" office:value-type="string" office:string-value="" calcext:value-type="error">
            <text:p>#VALEUR !</text:p>
          </table:table-cell>
          <table:table-cell table:formula="of:=[.E617]-[.E739]" office:value-type="float" office:value="1" calcext:value-type="float">
            <text:p>1</text:p>
          </table:table-cell>
          <table:table-cell table:formula="of:=[.F617]-[.F739]" office:value-type="string" office:string-value="" calcext:value-type="error">
            <text:p>#DIV/0 !</text:p>
          </table:table-cell>
          <table:table-cell table:formula="of:=[.G617]-[.G739]" office:value-type="string" office:string-value="" calcext:value-type="error">
            <text:p>#DIV/0 !</text:p>
          </table:table-cell>
          <table:table-cell table:formula="of:=[.H617]-[.H739]" office:value-type="string" office:string-value="" calcext:value-type="error">
            <text:p>#VALEUR !</text:p>
          </table:table-cell>
          <table:table-cell table:formula="of:=[.I617]-[.I739]" office:value-type="float" office:value="0.0151722244168361" calcext:value-type="float">
            <text:p>0,0151722244</text:p>
          </table:table-cell>
          <table:table-cell table:formula="of:=[.J617]-[.J739]" office:value-type="string" office:string-value="" calcext:value-type="error">
            <text:p>#DIV/0 !</text:p>
          </table:table-cell>
          <table:table-cell table:formula="of:=[.K617]-[.K739]" office:value-type="string" office:string-value="" calcext:value-type="error">
            <text:p>#VALEUR !</text:p>
          </table:table-cell>
          <table:table-cell table:formula="of:=[.L617]-[.L739]" office:value-type="string" office:string-value="" calcext:value-type="error">
            <text:p>#VALEUR !</text:p>
          </table:table-cell>
          <table:table-cell table:formula="of:=[.M617]-[.M739]" office:value-type="float" office:value="0.000119510279257659" calcext:value-type="float">
            <text:p>0,0001195103</text:p>
          </table:table-cell>
          <table:table-cell table:formula="of:=[.N617]-[.N739]" office:value-type="float" office:value="0.53691442432728" calcext:value-type="float">
            <text:p>0,5369144243</text:p>
          </table:table-cell>
          <table:table-cell table:formula="of:=[.O617]-[.O739]" office:value-type="float" office:value="0.0000169360553818324" calcext:value-type="float">
            <text:p>1,69360553818324E-005</text:p>
          </table:table-cell>
          <table:table-cell table:formula="of:=[.P617]-[.P739]" office:value-type="string" office:string-value="" calcext:value-type="error">
            <text:p>#DIV/0 !</text:p>
          </table:table-cell>
          <table:table-cell table:formula="of:=[.Q617]-[.Q739]" office:value-type="string" office:string-value="" calcext:value-type="error">
            <text:p>#DIV/0 !</text:p>
          </table:table-cell>
          <table:table-cell table:formula="of:=[.R617]-[.R739]" office:value-type="string" office:string-value="" calcext:value-type="error">
            <text:p>#VALEUR !</text:p>
          </table:table-cell>
          <table:table-cell table:formula="of:=[.S617]-[.S739]" office:value-type="float" office:value="0.0586497127838581" calcext:value-type="float">
            <text:p>0,0586497128</text:p>
          </table:table-cell>
          <table:table-cell table:formula="of:=[.T617]-[.T739]" office:value-type="string" office:string-value="" calcext:value-type="error">
            <text:p>#VALEUR !</text:p>
          </table:table-cell>
          <table:table-cell table:formula="of:=[.U617]-[.U739]" office:value-type="string" office:string-value="" calcext:value-type="error">
            <text:p>#VALEUR !</text:p>
          </table:table-cell>
          <table:table-cell table:formula="of:=[.V617]-[.V73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[.B618]-[.B740]" office:value-type="string" office:string-value="" calcext:value-type="error">
            <text:p>#DIV/0 !</text:p>
          </table:table-cell>
          <table:table-cell table:formula="of:=[.C618]-[.C740]" office:value-type="float" office:value="0.000350711804175227" calcext:value-type="float">
            <text:p>0,0003507118</text:p>
          </table:table-cell>
          <table:table-cell table:formula="of:=[.D618]-[.D740]" office:value-type="float" office:value="0.00175816551583062" calcext:value-type="float">
            <text:p>0,0017581655</text:p>
          </table:table-cell>
          <table:table-cell table:formula="of:=[.E618]-[.E740]" office:value-type="float" office:value="1" calcext:value-type="float">
            <text:p>1</text:p>
          </table:table-cell>
          <table:table-cell table:formula="of:=[.F618]-[.F740]" office:value-type="string" office:string-value="" calcext:value-type="error">
            <text:p>#DIV/0 !</text:p>
          </table:table-cell>
          <table:table-cell table:formula="of:=[.G618]-[.G740]" office:value-type="string" office:string-value="" calcext:value-type="error">
            <text:p>#DIV/0 !</text:p>
          </table:table-cell>
          <table:table-cell table:formula="of:=[.H618]-[.H740]" office:value-type="string" office:string-value="" calcext:value-type="error">
            <text:p>#VALEUR !</text:p>
          </table:table-cell>
          <table:table-cell table:formula="of:=[.I618]-[.I740]" office:value-type="float" office:value="0.0151611713873967" calcext:value-type="float">
            <text:p>0,0151611714</text:p>
          </table:table-cell>
          <table:table-cell table:formula="of:=[.J618]-[.J740]" office:value-type="string" office:string-value="" calcext:value-type="error">
            <text:p>#DIV/0 !</text:p>
          </table:table-cell>
          <table:table-cell table:formula="of:=[.K618]-[.K740]" office:value-type="string" office:string-value="" calcext:value-type="error">
            <text:p>#VALEUR !</text:p>
          </table:table-cell>
          <table:table-cell table:formula="of:=[.L618]-[.L740]" office:value-type="string" office:string-value="" calcext:value-type="error">
            <text:p>#VALEUR !</text:p>
          </table:table-cell>
          <table:table-cell table:formula="of:=[.M618]-[.M740]" office:value-type="float" office:value="0.000172760178740247" calcext:value-type="float">
            <text:p>0,0001727602</text:p>
          </table:table-cell>
          <table:table-cell table:formula="of:=[.N618]-[.N740]" office:value-type="float" office:value="0.538193423479315" calcext:value-type="float">
            <text:p>0,5381934235</text:p>
          </table:table-cell>
          <table:table-cell table:formula="of:=[.O618]-[.O740]" office:value-type="string" office:string-value="" calcext:value-type="error">
            <text:p>#VALEUR !</text:p>
          </table:table-cell>
          <table:table-cell table:formula="of:=[.P618]-[.P740]" office:value-type="string" office:string-value="" calcext:value-type="error">
            <text:p>#DIV/0 !</text:p>
          </table:table-cell>
          <table:table-cell table:formula="of:=[.Q618]-[.Q740]" office:value-type="string" office:string-value="" calcext:value-type="error">
            <text:p>#DIV/0 !</text:p>
          </table:table-cell>
          <table:table-cell table:formula="of:=[.R618]-[.R740]" office:value-type="string" office:string-value="" calcext:value-type="error">
            <text:p>#VALEUR !</text:p>
          </table:table-cell>
          <table:table-cell table:formula="of:=[.S618]-[.S740]" office:value-type="float" office:value="0.0528149270324884" calcext:value-type="float">
            <text:p>0,052814927</text:p>
          </table:table-cell>
          <table:table-cell table:formula="of:=[.T618]-[.T740]" office:value-type="string" office:string-value="" calcext:value-type="error">
            <text:p>#VALEUR !</text:p>
          </table:table-cell>
          <table:table-cell table:formula="of:=[.U618]-[.U740]" office:value-type="string" office:string-value="" calcext:value-type="error">
            <text:p>#VALEUR !</text:p>
          </table:table-cell>
          <table:table-cell table:formula="of:=[.V618]-[.V74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[.B619]-[.B741]" office:value-type="string" office:string-value="" calcext:value-type="error">
            <text:p>#DIV/0 !</text:p>
          </table:table-cell>
          <table:table-cell table:formula="of:=[.C619]-[.C741]" office:value-type="float" office:value="0.000363618786195192" calcext:value-type="float">
            <text:p>0,0003636188</text:p>
          </table:table-cell>
          <table:table-cell table:formula="of:=[.D619]-[.D741]" office:value-type="float" office:value="0.00227937715002203" calcext:value-type="float">
            <text:p>0,0022793772</text:p>
          </table:table-cell>
          <table:table-cell table:formula="of:=[.E619]-[.E741]" office:value-type="float" office:value="1" calcext:value-type="float">
            <text:p>1</text:p>
          </table:table-cell>
          <table:table-cell table:formula="of:=[.F619]-[.F741]" office:value-type="string" office:string-value="" calcext:value-type="error">
            <text:p>#DIV/0 !</text:p>
          </table:table-cell>
          <table:table-cell table:formula="of:=[.G619]-[.G741]" office:value-type="string" office:string-value="" calcext:value-type="error">
            <text:p>#DIV/0 !</text:p>
          </table:table-cell>
          <table:table-cell table:formula="of:=[.H619]-[.H741]" office:value-type="string" office:string-value="" calcext:value-type="error">
            <text:p>#VALEUR !</text:p>
          </table:table-cell>
          <table:table-cell table:formula="of:=[.I619]-[.I741]" office:value-type="float" office:value="0.0143157540539389" calcext:value-type="float">
            <text:p>0,0143157541</text:p>
          </table:table-cell>
          <table:table-cell table:formula="of:=[.J619]-[.J741]" office:value-type="string" office:string-value="" calcext:value-type="error">
            <text:p>#DIV/0 !</text:p>
          </table:table-cell>
          <table:table-cell table:formula="of:=[.K619]-[.K741]" office:value-type="string" office:string-value="" calcext:value-type="error">
            <text:p>#VALEUR !</text:p>
          </table:table-cell>
          <table:table-cell table:formula="of:=[.L619]-[.L741]" office:value-type="string" office:string-value="" calcext:value-type="error">
            <text:p>#VALEUR !</text:p>
          </table:table-cell>
          <table:table-cell table:formula="of:=[.M619]-[.M741]" office:value-type="float" office:value="0.000139563924353295" calcext:value-type="float">
            <text:p>0,0001395639</text:p>
          </table:table-cell>
          <table:table-cell table:formula="of:=[.N619]-[.N741]" office:value-type="string" office:string-value="" calcext:value-type="error">
            <text:p>#VALEUR !</text:p>
          </table:table-cell>
          <table:table-cell table:formula="of:=[.O619]-[.O741]" office:value-type="string" office:string-value="" calcext:value-type="error">
            <text:p>#VALEUR !</text:p>
          </table:table-cell>
          <table:table-cell table:formula="of:=[.P619]-[.P741]" office:value-type="string" office:string-value="" calcext:value-type="error">
            <text:p>#DIV/0 !</text:p>
          </table:table-cell>
          <table:table-cell table:formula="of:=[.Q619]-[.Q741]" office:value-type="string" office:string-value="" calcext:value-type="error">
            <text:p>#DIV/0 !</text:p>
          </table:table-cell>
          <table:table-cell table:formula="of:=[.R619]-[.R741]" office:value-type="string" office:string-value="" calcext:value-type="error">
            <text:p>#VALEUR !</text:p>
          </table:table-cell>
          <table:table-cell table:formula="of:=[.S619]-[.S741]" office:value-type="float" office:value="0.0516458549273931" calcext:value-type="float">
            <text:p>0,0516458549</text:p>
          </table:table-cell>
          <table:table-cell table:formula="of:=[.T619]-[.T741]" office:value-type="string" office:string-value="" calcext:value-type="error">
            <text:p>#VALEUR !</text:p>
          </table:table-cell>
          <table:table-cell table:formula="of:=[.U619]-[.U741]" office:value-type="string" office:string-value="" calcext:value-type="error">
            <text:p>#VALEUR !</text:p>
          </table:table-cell>
          <table:table-cell table:formula="of:=[.V619]-[.V74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[.B620]-[.B742]" office:value-type="string" office:string-value="" calcext:value-type="error">
            <text:p>#DIV/0 !</text:p>
          </table:table-cell>
          <table:table-cell table:formula="of:=[.C620]-[.C742]" office:value-type="float" office:value="0.000339525780841586" calcext:value-type="float">
            <text:p>0,0003395258</text:p>
          </table:table-cell>
          <table:table-cell table:formula="of:=[.D620]-[.D742]" office:value-type="float" office:value="0.00222513322335581" calcext:value-type="float">
            <text:p>0,0022251332</text:p>
          </table:table-cell>
          <table:table-cell table:formula="of:=[.E620]-[.E742]" office:value-type="float" office:value="1" calcext:value-type="float">
            <text:p>1</text:p>
          </table:table-cell>
          <table:table-cell table:formula="of:=[.F620]-[.F742]" office:value-type="string" office:string-value="" calcext:value-type="error">
            <text:p>#DIV/0 !</text:p>
          </table:table-cell>
          <table:table-cell table:formula="of:=[.G620]-[.G742]" office:value-type="string" office:string-value="" calcext:value-type="error">
            <text:p>#DIV/0 !</text:p>
          </table:table-cell>
          <table:table-cell table:formula="of:=[.H620]-[.H742]" office:value-type="string" office:string-value="" calcext:value-type="error">
            <text:p>#VALEUR !</text:p>
          </table:table-cell>
          <table:table-cell table:formula="of:=[.I620]-[.I742]" office:value-type="float" office:value="0.0146731530885057" calcext:value-type="float">
            <text:p>0,0146731531</text:p>
          </table:table-cell>
          <table:table-cell table:formula="of:=[.J620]-[.J742]" office:value-type="string" office:string-value="" calcext:value-type="error">
            <text:p>#DIV/0 !</text:p>
          </table:table-cell>
          <table:table-cell table:formula="of:=[.K620]-[.K742]" office:value-type="string" office:string-value="" calcext:value-type="error">
            <text:p>#VALEUR !</text:p>
          </table:table-cell>
          <table:table-cell table:formula="of:=[.L620]-[.L742]" office:value-type="string" office:string-value="" calcext:value-type="error">
            <text:p>#VALEUR !</text:p>
          </table:table-cell>
          <table:table-cell table:formula="of:=[.M620]-[.M742]" office:value-type="float" office:value="0.000149109054102095" calcext:value-type="float">
            <text:p>0,0001491091</text:p>
          </table:table-cell>
          <table:table-cell table:formula="of:=[.N620]-[.N742]" office:value-type="float" office:value="0.545478579945275" calcext:value-type="float">
            <text:p>0,5454785799</text:p>
          </table:table-cell>
          <table:table-cell table:formula="of:=[.O620]-[.O742]" office:value-type="string" office:string-value="" calcext:value-type="error">
            <text:p>#VALEUR !</text:p>
          </table:table-cell>
          <table:table-cell table:formula="of:=[.P620]-[.P742]" office:value-type="string" office:string-value="" calcext:value-type="error">
            <text:p>#DIV/0 !</text:p>
          </table:table-cell>
          <table:table-cell table:formula="of:=[.Q620]-[.Q742]" office:value-type="string" office:string-value="" calcext:value-type="error">
            <text:p>#DIV/0 !</text:p>
          </table:table-cell>
          <table:table-cell table:formula="of:=[.R620]-[.R742]" office:value-type="float" office:value="0.0000410921599394743" calcext:value-type="float">
            <text:p>4,10921599394743E-005</text:p>
          </table:table-cell>
          <table:table-cell table:formula="of:=[.S620]-[.S742]" office:value-type="float" office:value="0.0609229629146329" calcext:value-type="float">
            <text:p>0,0609229629</text:p>
          </table:table-cell>
          <table:table-cell table:formula="of:=[.T620]-[.T742]" office:value-type="float" office:value="0.0000586484033014821" calcext:value-type="float">
            <text:p>5,86484033014821E-005</text:p>
          </table:table-cell>
          <table:table-cell table:formula="of:=[.U620]-[.U742]" office:value-type="float" office:value="0.00000856904219794594" calcext:value-type="float">
            <text:p>0,000008569</text:p>
          </table:table-cell>
          <table:table-cell table:formula="of:=[.V620]-[.V74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21]-[.B743]" office:value-type="string" office:string-value="" calcext:value-type="error">
            <text:p>#DIV/0 !</text:p>
          </table:table-cell>
          <table:table-cell table:formula="of:=[.C621]-[.C743]" office:value-type="float" office:value="0.000306728435161177" calcext:value-type="float">
            <text:p>0,0003067284</text:p>
          </table:table-cell>
          <table:table-cell table:formula="of:=[.D621]-[.D743]" office:value-type="float" office:value="0.00136784812101297" calcext:value-type="float">
            <text:p>0,0013678481</text:p>
          </table:table-cell>
          <table:table-cell table:formula="of:=[.E621]-[.E743]" office:value-type="float" office:value="1" calcext:value-type="float">
            <text:p>1</text:p>
          </table:table-cell>
          <table:table-cell table:formula="of:=[.F621]-[.F743]" office:value-type="string" office:string-value="" calcext:value-type="error">
            <text:p>#DIV/0 !</text:p>
          </table:table-cell>
          <table:table-cell table:formula="of:=[.G621]-[.G743]" office:value-type="string" office:string-value="" calcext:value-type="error">
            <text:p>#DIV/0 !</text:p>
          </table:table-cell>
          <table:table-cell table:formula="of:=[.H621]-[.H743]" office:value-type="string" office:string-value="" calcext:value-type="error">
            <text:p>#VALEUR !</text:p>
          </table:table-cell>
          <table:table-cell table:formula="of:=[.I621]-[.I743]" office:value-type="float" office:value="0.0148393128484108" calcext:value-type="float">
            <text:p>0,0148393128</text:p>
          </table:table-cell>
          <table:table-cell table:formula="of:=[.J621]-[.J743]" office:value-type="string" office:string-value="" calcext:value-type="error">
            <text:p>#DIV/0 !</text:p>
          </table:table-cell>
          <table:table-cell table:formula="of:=[.K621]-[.K743]" office:value-type="string" office:string-value="" calcext:value-type="error">
            <text:p>#VALEUR !</text:p>
          </table:table-cell>
          <table:table-cell table:formula="of:=[.L621]-[.L743]" office:value-type="string" office:string-value="" calcext:value-type="error">
            <text:p>#VALEUR !</text:p>
          </table:table-cell>
          <table:table-cell table:formula="of:=[.M621]-[.M743]" office:value-type="float" office:value="0.000169144678275963" calcext:value-type="float">
            <text:p>0,0001691447</text:p>
          </table:table-cell>
          <table:table-cell table:formula="of:=[.N621]-[.N743]" office:value-type="string" office:string-value="" calcext:value-type="error">
            <text:p>#VALEUR !</text:p>
          </table:table-cell>
          <table:table-cell table:formula="of:=[.O621]-[.O743]" office:value-type="string" office:string-value="" calcext:value-type="error">
            <text:p>#VALEUR !</text:p>
          </table:table-cell>
          <table:table-cell table:formula="of:=[.P621]-[.P743]" office:value-type="string" office:string-value="" calcext:value-type="error">
            <text:p>#DIV/0 !</text:p>
          </table:table-cell>
          <table:table-cell table:formula="of:=[.Q621]-[.Q743]" office:value-type="string" office:string-value="" calcext:value-type="error">
            <text:p>#DIV/0 !</text:p>
          </table:table-cell>
          <table:table-cell table:formula="of:=[.R621]-[.R743]" office:value-type="string" office:string-value="" calcext:value-type="error">
            <text:p>#VALEUR !</text:p>
          </table:table-cell>
          <table:table-cell table:formula="of:=[.S621]-[.S743]" office:value-type="float" office:value="0.0594878476367015" calcext:value-type="float">
            <text:p>0,0594878476</text:p>
          </table:table-cell>
          <table:table-cell table:formula="of:=[.T621]-[.T743]" office:value-type="string" office:string-value="" calcext:value-type="error">
            <text:p>#VALEUR !</text:p>
          </table:table-cell>
          <table:table-cell table:formula="of:=[.U621]-[.U743]" office:value-type="string" office:string-value="" calcext:value-type="error">
            <text:p>#VALEUR !</text:p>
          </table:table-cell>
          <table:table-cell table:formula="of:=[.V621]-[.V74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[.B622]-[.B744]" office:value-type="string" office:string-value="" calcext:value-type="error">
            <text:p>#DIV/0 !</text:p>
          </table:table-cell>
          <table:table-cell table:formula="of:=[.C622]-[.C744]" office:value-type="float" office:value="0.000324032331438968" calcext:value-type="float">
            <text:p>0,0003240323</text:p>
          </table:table-cell>
          <table:table-cell table:formula="of:=[.D622]-[.D744]" office:value-type="float" office:value="0.00170156055512209" calcext:value-type="float">
            <text:p>0,0017015606</text:p>
          </table:table-cell>
          <table:table-cell table:formula="of:=[.E622]-[.E744]" office:value-type="float" office:value="1" calcext:value-type="float">
            <text:p>1</text:p>
          </table:table-cell>
          <table:table-cell table:formula="of:=[.F622]-[.F744]" office:value-type="string" office:string-value="" calcext:value-type="error">
            <text:p>#DIV/0 !</text:p>
          </table:table-cell>
          <table:table-cell table:formula="of:=[.G622]-[.G744]" office:value-type="string" office:string-value="" calcext:value-type="error">
            <text:p>#DIV/0 !</text:p>
          </table:table-cell>
          <table:table-cell table:formula="of:=[.H622]-[.H744]" office:value-type="string" office:string-value="" calcext:value-type="error">
            <text:p>#VALEUR !</text:p>
          </table:table-cell>
          <table:table-cell table:formula="of:=[.I622]-[.I744]" office:value-type="float" office:value="0.0160692026372265" calcext:value-type="float">
            <text:p>0,0160692026</text:p>
          </table:table-cell>
          <table:table-cell table:formula="of:=[.J622]-[.J744]" office:value-type="string" office:string-value="" calcext:value-type="error">
            <text:p>#DIV/0 !</text:p>
          </table:table-cell>
          <table:table-cell table:formula="of:=[.K622]-[.K744]" office:value-type="string" office:string-value="" calcext:value-type="error">
            <text:p>#VALEUR !</text:p>
          </table:table-cell>
          <table:table-cell table:formula="of:=[.L622]-[.L744]" office:value-type="string" office:string-value="" calcext:value-type="error">
            <text:p>#VALEUR !</text:p>
          </table:table-cell>
          <table:table-cell table:formula="of:=[.M622]-[.M744]" office:value-type="float" office:value="0.00015685354692658" calcext:value-type="float">
            <text:p>0,0001568535</text:p>
          </table:table-cell>
          <table:table-cell table:formula="of:=[.N622]-[.N744]" office:value-type="float" office:value="0.574333241349727" calcext:value-type="float">
            <text:p>0,5743332413</text:p>
          </table:table-cell>
          <table:table-cell table:formula="of:=[.O622]-[.O744]" office:value-type="string" office:string-value="" calcext:value-type="error">
            <text:p>#VALEUR !</text:p>
          </table:table-cell>
          <table:table-cell table:formula="of:=[.P622]-[.P744]" office:value-type="string" office:string-value="" calcext:value-type="error">
            <text:p>#DIV/0 !</text:p>
          </table:table-cell>
          <table:table-cell table:formula="of:=[.Q622]-[.Q744]" office:value-type="string" office:string-value="" calcext:value-type="error">
            <text:p>#DIV/0 !</text:p>
          </table:table-cell>
          <table:table-cell table:formula="of:=[.R622]-[.R744]" office:value-type="string" office:string-value="" calcext:value-type="error">
            <text:p>#VALEUR !</text:p>
          </table:table-cell>
          <table:table-cell table:formula="of:=[.S622]-[.S744]" office:value-type="float" office:value="0.0546189049696334" calcext:value-type="float">
            <text:p>0,054618905</text:p>
          </table:table-cell>
          <table:table-cell table:formula="of:=[.T622]-[.T744]" office:value-type="string" office:string-value="" calcext:value-type="error">
            <text:p>#VALEUR !</text:p>
          </table:table-cell>
          <table:table-cell table:formula="of:=[.U622]-[.U744]" office:value-type="string" office:string-value="" calcext:value-type="error">
            <text:p>#VALEUR !</text:p>
          </table:table-cell>
          <table:table-cell table:formula="of:=[.V622]-[.V74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[.B623]-[.B745]" office:value-type="string" office:string-value="" calcext:value-type="error">
            <text:p>#DIV/0 !</text:p>
          </table:table-cell>
          <table:table-cell table:formula="of:=[.C623]-[.C745]" office:value-type="float" office:value="0.000319223001797943" calcext:value-type="float">
            <text:p>0,000319223</text:p>
          </table:table-cell>
          <table:table-cell table:formula="of:=[.D623]-[.D745]" office:value-type="string" office:string-value="" calcext:value-type="error">
            <text:p>#VALEUR !</text:p>
          </table:table-cell>
          <table:table-cell table:formula="of:=[.E623]-[.E745]" office:value-type="float" office:value="1" calcext:value-type="float">
            <text:p>1</text:p>
          </table:table-cell>
          <table:table-cell table:formula="of:=[.F623]-[.F745]" office:value-type="string" office:string-value="" calcext:value-type="error">
            <text:p>#DIV/0 !</text:p>
          </table:table-cell>
          <table:table-cell table:formula="of:=[.G623]-[.G745]" office:value-type="string" office:string-value="" calcext:value-type="error">
            <text:p>#DIV/0 !</text:p>
          </table:table-cell>
          <table:table-cell table:formula="of:=[.H623]-[.H745]" office:value-type="string" office:string-value="" calcext:value-type="error">
            <text:p>#VALEUR !</text:p>
          </table:table-cell>
          <table:table-cell table:formula="of:=[.I623]-[.I745]" office:value-type="float" office:value="0.0149344152993626" calcext:value-type="float">
            <text:p>0,0149344153</text:p>
          </table:table-cell>
          <table:table-cell table:formula="of:=[.J623]-[.J745]" office:value-type="string" office:string-value="" calcext:value-type="error">
            <text:p>#DIV/0 !</text:p>
          </table:table-cell>
          <table:table-cell table:formula="of:=[.K623]-[.K745]" office:value-type="string" office:string-value="" calcext:value-type="error">
            <text:p>#VALEUR !</text:p>
          </table:table-cell>
          <table:table-cell table:formula="of:=[.L623]-[.L745]" office:value-type="string" office:string-value="" calcext:value-type="error">
            <text:p>#VALEUR !</text:p>
          </table:table-cell>
          <table:table-cell table:formula="of:=[.M623]-[.M745]" office:value-type="float" office:value="0.000133404086694794" calcext:value-type="float">
            <text:p>0,0001334041</text:p>
          </table:table-cell>
          <table:table-cell table:formula="of:=[.N623]-[.N745]" office:value-type="float" office:value="0.522097328842783" calcext:value-type="float">
            <text:p>0,5220973288</text:p>
          </table:table-cell>
          <table:table-cell table:formula="of:=[.O623]-[.O745]" office:value-type="string" office:string-value="" calcext:value-type="error">
            <text:p>#VALEUR !</text:p>
          </table:table-cell>
          <table:table-cell table:formula="of:=[.P623]-[.P745]" office:value-type="string" office:string-value="" calcext:value-type="error">
            <text:p>#DIV/0 !</text:p>
          </table:table-cell>
          <table:table-cell table:formula="of:=[.Q623]-[.Q745]" office:value-type="string" office:string-value="" calcext:value-type="error">
            <text:p>#DIV/0 !</text:p>
          </table:table-cell>
          <table:table-cell table:formula="of:=[.R623]-[.R745]" office:value-type="string" office:string-value="" calcext:value-type="error">
            <text:p>#VALEUR !</text:p>
          </table:table-cell>
          <table:table-cell table:formula="of:=[.S623]-[.S745]" office:value-type="float" office:value="0.0498863776820555" calcext:value-type="float">
            <text:p>0,0498863777</text:p>
          </table:table-cell>
          <table:table-cell table:formula="of:=[.T623]-[.T745]" office:value-type="string" office:string-value="" calcext:value-type="error">
            <text:p>#VALEUR !</text:p>
          </table:table-cell>
          <table:table-cell table:formula="of:=[.U623]-[.U745]" office:value-type="string" office:string-value="" calcext:value-type="error">
            <text:p>#VALEUR !</text:p>
          </table:table-cell>
          <table:table-cell table:formula="of:=[.V623]-[.V74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[.B624]-[.B746]" office:value-type="string" office:string-value="" calcext:value-type="error">
            <text:p>#DIV/0 !</text:p>
          </table:table-cell>
          <table:table-cell table:formula="of:=[.C624]-[.C746]" office:value-type="float" office:value="0.000323894088937859" calcext:value-type="float">
            <text:p>0,0003238941</text:p>
          </table:table-cell>
          <table:table-cell table:formula="of:=[.D624]-[.D746]" office:value-type="string" office:string-value="" calcext:value-type="error">
            <text:p>#VALEUR !</text:p>
          </table:table-cell>
          <table:table-cell table:formula="of:=[.E624]-[.E746]" office:value-type="float" office:value="1" calcext:value-type="float">
            <text:p>1</text:p>
          </table:table-cell>
          <table:table-cell table:formula="of:=[.F624]-[.F746]" office:value-type="string" office:string-value="" calcext:value-type="error">
            <text:p>#DIV/0 !</text:p>
          </table:table-cell>
          <table:table-cell table:formula="of:=[.G624]-[.G746]" office:value-type="string" office:string-value="" calcext:value-type="error">
            <text:p>#DIV/0 !</text:p>
          </table:table-cell>
          <table:table-cell table:formula="of:=[.H624]-[.H746]" office:value-type="string" office:string-value="" calcext:value-type="error">
            <text:p>#VALEUR !</text:p>
          </table:table-cell>
          <table:table-cell table:formula="of:=[.I624]-[.I746]" office:value-type="float" office:value="0.0151504597013042" calcext:value-type="float">
            <text:p>0,0151504597</text:p>
          </table:table-cell>
          <table:table-cell table:formula="of:=[.J624]-[.J746]" office:value-type="string" office:string-value="" calcext:value-type="error">
            <text:p>#DIV/0 !</text:p>
          </table:table-cell>
          <table:table-cell table:formula="of:=[.K624]-[.K746]" office:value-type="string" office:string-value="" calcext:value-type="error">
            <text:p>#VALEUR !</text:p>
          </table:table-cell>
          <table:table-cell table:formula="of:=[.L624]-[.L746]" office:value-type="string" office:string-value="" calcext:value-type="error">
            <text:p>#VALEUR !</text:p>
          </table:table-cell>
          <table:table-cell table:formula="of:=[.M624]-[.M746]" office:value-type="float" office:value="0.000127389529288781" calcext:value-type="float">
            <text:p>0,0001273895</text:p>
          </table:table-cell>
          <table:table-cell table:formula="of:=[.N624]-[.N746]" office:value-type="float" office:value="0.504631002624611" calcext:value-type="float">
            <text:p>0,5046310026</text:p>
          </table:table-cell>
          <table:table-cell table:formula="of:=[.O624]-[.O746]" office:value-type="string" office:string-value="" calcext:value-type="error">
            <text:p>#VALEUR !</text:p>
          </table:table-cell>
          <table:table-cell table:formula="of:=[.P624]-[.P746]" office:value-type="string" office:string-value="" calcext:value-type="error">
            <text:p>#DIV/0 !</text:p>
          </table:table-cell>
          <table:table-cell table:formula="of:=[.Q624]-[.Q746]" office:value-type="string" office:string-value="" calcext:value-type="error">
            <text:p>#DIV/0 !</text:p>
          </table:table-cell>
          <table:table-cell table:formula="of:=[.R624]-[.R746]" office:value-type="float" office:value="0.000037779119190215" calcext:value-type="float">
            <text:p>3,7779119190215E-005</text:p>
          </table:table-cell>
          <table:table-cell table:formula="of:=[.S624]-[.S746]" office:value-type="float" office:value="0.0368697434092043" calcext:value-type="float">
            <text:p>0,0368697434</text:p>
          </table:table-cell>
          <table:table-cell table:formula="of:=[.T624]-[.T746]" office:value-type="string" office:string-value="" calcext:value-type="error">
            <text:p>#VALEUR !</text:p>
          </table:table-cell>
          <table:table-cell table:formula="of:=[.U624]-[.U746]" office:value-type="string" office:string-value="" calcext:value-type="error">
            <text:p>#VALEUR !</text:p>
          </table:table-cell>
          <table:table-cell table:formula="of:=[.V624]-[.V74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[.B625]-[.B747]" office:value-type="string" office:string-value="" calcext:value-type="error">
            <text:p>#DIV/0 !</text:p>
          </table:table-cell>
          <table:table-cell table:formula="of:=[.C625]-[.C747]" office:value-type="float" office:value="0.000419844605762116" calcext:value-type="float">
            <text:p>0,0004198446</text:p>
          </table:table-cell>
          <table:table-cell table:formula="of:=[.D625]-[.D747]" office:value-type="string" office:string-value="" calcext:value-type="error">
            <text:p>#VALEUR !</text:p>
          </table:table-cell>
          <table:table-cell table:formula="of:=[.E625]-[.E747]" office:value-type="float" office:value="1" calcext:value-type="float">
            <text:p>1</text:p>
          </table:table-cell>
          <table:table-cell table:formula="of:=[.F625]-[.F747]" office:value-type="string" office:string-value="" calcext:value-type="error">
            <text:p>#DIV/0 !</text:p>
          </table:table-cell>
          <table:table-cell table:formula="of:=[.G625]-[.G747]" office:value-type="string" office:string-value="" calcext:value-type="error">
            <text:p>#DIV/0 !</text:p>
          </table:table-cell>
          <table:table-cell table:formula="of:=[.H625]-[.H747]" office:value-type="string" office:string-value="" calcext:value-type="error">
            <text:p>#VALEUR !</text:p>
          </table:table-cell>
          <table:table-cell table:formula="of:=[.I625]-[.I747]" office:value-type="float" office:value="0.0165033776096198" calcext:value-type="float">
            <text:p>0,0165033776</text:p>
          </table:table-cell>
          <table:table-cell table:formula="of:=[.J625]-[.J747]" office:value-type="string" office:string-value="" calcext:value-type="error">
            <text:p>#DIV/0 !</text:p>
          </table:table-cell>
          <table:table-cell table:formula="of:=[.K625]-[.K747]" office:value-type="string" office:string-value="" calcext:value-type="error">
            <text:p>#VALEUR !</text:p>
          </table:table-cell>
          <table:table-cell table:formula="of:=[.L625]-[.L747]" office:value-type="string" office:string-value="" calcext:value-type="error">
            <text:p>#VALEUR !</text:p>
          </table:table-cell>
          <table:table-cell table:formula="of:=[.M625]-[.M747]" office:value-type="string" office:string-value="" calcext:value-type="error">
            <text:p>#VALEUR !</text:p>
          </table:table-cell>
          <table:table-cell table:formula="of:=[.N625]-[.N747]" office:value-type="float" office:value="0.492530747927695" calcext:value-type="float">
            <text:p>0,4925307479</text:p>
          </table:table-cell>
          <table:table-cell table:formula="of:=[.O625]-[.O747]" office:value-type="float" office:value="0.0000302390340384395" calcext:value-type="float">
            <text:p>0,000030239</text:p>
          </table:table-cell>
          <table:table-cell table:formula="of:=[.P625]-[.P747]" office:value-type="string" office:string-value="" calcext:value-type="error">
            <text:p>#DIV/0 !</text:p>
          </table:table-cell>
          <table:table-cell table:formula="of:=[.Q625]-[.Q747]" office:value-type="string" office:string-value="" calcext:value-type="error">
            <text:p>#DIV/0 !</text:p>
          </table:table-cell>
          <table:table-cell table:formula="of:=[.R625]-[.R747]" office:value-type="string" office:string-value="" calcext:value-type="error">
            <text:p>#VALEUR !</text:p>
          </table:table-cell>
          <table:table-cell table:formula="of:=[.S625]-[.S747]" office:value-type="float" office:value="0.0300787146645094" calcext:value-type="float">
            <text:p>0,0300787147</text:p>
          </table:table-cell>
          <table:table-cell table:formula="of:=[.T625]-[.T747]" office:value-type="string" office:string-value="" calcext:value-type="error">
            <text:p>#VALEUR !</text:p>
          </table:table-cell>
          <table:table-cell table:formula="of:=[.U625]-[.U747]" office:value-type="string" office:string-value="" calcext:value-type="error">
            <text:p>#VALEUR !</text:p>
          </table:table-cell>
          <table:table-cell table:formula="of:=[.V625]-[.V74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[.B626]-[.B748]" office:value-type="string" office:string-value="" calcext:value-type="error">
            <text:p>#DIV/0 !</text:p>
          </table:table-cell>
          <table:table-cell table:formula="of:=[.C626]-[.C748]" office:value-type="float" office:value="0.000248295852751442" calcext:value-type="float">
            <text:p>0,0002482959</text:p>
          </table:table-cell>
          <table:table-cell table:formula="of:=[.D626]-[.D748]" office:value-type="float" office:value="0.00239083171797484" calcext:value-type="float">
            <text:p>0,0023908317</text:p>
          </table:table-cell>
          <table:table-cell table:formula="of:=[.E626]-[.E748]" office:value-type="float" office:value="1" calcext:value-type="float">
            <text:p>1</text:p>
          </table:table-cell>
          <table:table-cell table:formula="of:=[.F626]-[.F748]" office:value-type="string" office:string-value="" calcext:value-type="error">
            <text:p>#DIV/0 !</text:p>
          </table:table-cell>
          <table:table-cell table:formula="of:=[.G626]-[.G748]" office:value-type="string" office:string-value="" calcext:value-type="error">
            <text:p>#DIV/0 !</text:p>
          </table:table-cell>
          <table:table-cell table:formula="of:=[.H626]-[.H748]" office:value-type="string" office:string-value="" calcext:value-type="error">
            <text:p>#VALEUR !</text:p>
          </table:table-cell>
          <table:table-cell table:formula="of:=[.I626]-[.I748]" office:value-type="float" office:value="0.0165158803276891" calcext:value-type="float">
            <text:p>0,0165158803</text:p>
          </table:table-cell>
          <table:table-cell table:formula="of:=[.J626]-[.J748]" office:value-type="string" office:string-value="" calcext:value-type="error">
            <text:p>#DIV/0 !</text:p>
          </table:table-cell>
          <table:table-cell table:formula="of:=[.K626]-[.K748]" office:value-type="string" office:string-value="" calcext:value-type="error">
            <text:p>#VALEUR !</text:p>
          </table:table-cell>
          <table:table-cell table:formula="of:=[.L626]-[.L748]" office:value-type="string" office:string-value="" calcext:value-type="error">
            <text:p>#VALEUR !</text:p>
          </table:table-cell>
          <table:table-cell table:formula="of:=[.M626]-[.M748]" office:value-type="float" office:value="0.000107596482389938" calcext:value-type="float">
            <text:p>0,0001075965</text:p>
          </table:table-cell>
          <table:table-cell table:formula="of:=[.N626]-[.N748]" office:value-type="float" office:value="0.402063087551637" calcext:value-type="float">
            <text:p>0,4020630876</text:p>
          </table:table-cell>
          <table:table-cell table:formula="of:=[.O626]-[.O748]" office:value-type="string" office:string-value="" calcext:value-type="error">
            <text:p>#VALEUR !</text:p>
          </table:table-cell>
          <table:table-cell table:formula="of:=[.P626]-[.P748]" office:value-type="string" office:string-value="" calcext:value-type="error">
            <text:p>#DIV/0 !</text:p>
          </table:table-cell>
          <table:table-cell table:formula="of:=[.Q626]-[.Q748]" office:value-type="string" office:string-value="" calcext:value-type="error">
            <text:p>#DIV/0 !</text:p>
          </table:table-cell>
          <table:table-cell table:formula="of:=[.R626]-[.R748]" office:value-type="string" office:string-value="" calcext:value-type="error">
            <text:p>#VALEUR !</text:p>
          </table:table-cell>
          <table:table-cell table:formula="of:=[.S626]-[.S748]" office:value-type="float" office:value="0.0255860716318985" calcext:value-type="float">
            <text:p>0,0255860716</text:p>
          </table:table-cell>
          <table:table-cell table:formula="of:=[.T626]-[.T748]" office:value-type="string" office:string-value="" calcext:value-type="error">
            <text:p>#VALEUR !</text:p>
          </table:table-cell>
          <table:table-cell table:formula="of:=[.U626]-[.U748]" office:value-type="string" office:string-value="" calcext:value-type="error">
            <text:p>#VALEUR !</text:p>
          </table:table-cell>
          <table:table-cell table:formula="of:=[.V626]-[.V74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[.B627]-[.B749]" office:value-type="string" office:string-value="" calcext:value-type="error">
            <text:p>#DIV/0 !</text:p>
          </table:table-cell>
          <table:table-cell table:formula="of:=[.C627]-[.C749]" office:value-type="float" office:value="0.000214044842214508" calcext:value-type="float">
            <text:p>0,0002140448</text:p>
          </table:table-cell>
          <table:table-cell table:formula="of:=[.D627]-[.D749]" office:value-type="string" office:string-value="" calcext:value-type="error">
            <text:p>#VALEUR !</text:p>
          </table:table-cell>
          <table:table-cell table:formula="of:=[.E627]-[.E749]" office:value-type="float" office:value="1" calcext:value-type="float">
            <text:p>1</text:p>
          </table:table-cell>
          <table:table-cell table:formula="of:=[.F627]-[.F749]" office:value-type="string" office:string-value="" calcext:value-type="error">
            <text:p>#DIV/0 !</text:p>
          </table:table-cell>
          <table:table-cell table:formula="of:=[.G627]-[.G749]" office:value-type="string" office:string-value="" calcext:value-type="error">
            <text:p>#DIV/0 !</text:p>
          </table:table-cell>
          <table:table-cell table:formula="of:=[.H627]-[.H749]" office:value-type="string" office:string-value="" calcext:value-type="error">
            <text:p>#VALEUR !</text:p>
          </table:table-cell>
          <table:table-cell table:formula="of:=[.I627]-[.I749]" office:value-type="float" office:value="0.014923812553146" calcext:value-type="float">
            <text:p>0,0149238126</text:p>
          </table:table-cell>
          <table:table-cell table:formula="of:=[.J627]-[.J749]" office:value-type="string" office:string-value="" calcext:value-type="error">
            <text:p>#DIV/0 !</text:p>
          </table:table-cell>
          <table:table-cell table:formula="of:=[.K627]-[.K749]" office:value-type="string" office:string-value="" calcext:value-type="error">
            <text:p>#VALEUR !</text:p>
          </table:table-cell>
          <table:table-cell table:formula="of:=[.L627]-[.L749]" office:value-type="string" office:string-value="" calcext:value-type="error">
            <text:p>#VALEUR !</text:p>
          </table:table-cell>
          <table:table-cell table:formula="of:=[.M627]-[.M749]" office:value-type="float" office:value="0.000159534171212489" calcext:value-type="float">
            <text:p>0,0001595342</text:p>
          </table:table-cell>
          <table:table-cell table:formula="of:=[.N627]-[.N749]" office:value-type="float" office:value="0.490937811961295" calcext:value-type="float">
            <text:p>0,490937812</text:p>
          </table:table-cell>
          <table:table-cell table:formula="of:=[.O627]-[.O749]" office:value-type="float" office:value="0.0000264734335462935" calcext:value-type="float">
            <text:p>2,64734335462935E-005</text:p>
          </table:table-cell>
          <table:table-cell table:formula="of:=[.P627]-[.P749]" office:value-type="string" office:string-value="" calcext:value-type="error">
            <text:p>#DIV/0 !</text:p>
          </table:table-cell>
          <table:table-cell table:formula="of:=[.Q627]-[.Q749]" office:value-type="string" office:string-value="" calcext:value-type="error">
            <text:p>#DIV/0 !</text:p>
          </table:table-cell>
          <table:table-cell table:formula="of:=[.R627]-[.R749]" office:value-type="string" office:string-value="" calcext:value-type="error">
            <text:p>#VALEUR !</text:p>
          </table:table-cell>
          <table:table-cell table:formula="of:=[.S627]-[.S749]" office:value-type="float" office:value="0.0199453504841488" calcext:value-type="float">
            <text:p>0,0199453505</text:p>
          </table:table-cell>
          <table:table-cell table:formula="of:=[.T627]-[.T749]" office:value-type="string" office:string-value="" calcext:value-type="error">
            <text:p>#VALEUR !</text:p>
          </table:table-cell>
          <table:table-cell table:formula="of:=[.U627]-[.U749]" office:value-type="string" office:string-value="" calcext:value-type="error">
            <text:p>#VALEUR !</text:p>
          </table:table-cell>
          <table:table-cell table:formula="of:=[.V627]-[.V74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[.B628]-[.B750]" office:value-type="string" office:string-value="" calcext:value-type="error">
            <text:p>#DIV/0 !</text:p>
          </table:table-cell>
          <table:table-cell table:formula="of:=[.C628]-[.C750]" office:value-type="float" office:value="0.000269667481369283" calcext:value-type="float">
            <text:p>0,0002696675</text:p>
          </table:table-cell>
          <table:table-cell table:formula="of:=[.D628]-[.D750]" office:value-type="string" office:string-value="" calcext:value-type="error">
            <text:p>#VALEUR !</text:p>
          </table:table-cell>
          <table:table-cell table:formula="of:=[.E628]-[.E750]" office:value-type="float" office:value="1" calcext:value-type="float">
            <text:p>1</text:p>
          </table:table-cell>
          <table:table-cell table:formula="of:=[.F628]-[.F750]" office:value-type="string" office:string-value="" calcext:value-type="error">
            <text:p>#DIV/0 !</text:p>
          </table:table-cell>
          <table:table-cell table:formula="of:=[.G628]-[.G750]" office:value-type="string" office:string-value="" calcext:value-type="error">
            <text:p>#DIV/0 !</text:p>
          </table:table-cell>
          <table:table-cell table:formula="of:=[.H628]-[.H750]" office:value-type="string" office:string-value="" calcext:value-type="error">
            <text:p>#VALEUR !</text:p>
          </table:table-cell>
          <table:table-cell table:formula="of:=[.I628]-[.I750]" office:value-type="float" office:value="0.0148077421866952" calcext:value-type="float">
            <text:p>0,0148077422</text:p>
          </table:table-cell>
          <table:table-cell table:formula="of:=[.J628]-[.J750]" office:value-type="string" office:string-value="" calcext:value-type="error">
            <text:p>#DIV/0 !</text:p>
          </table:table-cell>
          <table:table-cell table:formula="of:=[.K628]-[.K750]" office:value-type="string" office:string-value="" calcext:value-type="error">
            <text:p>#VALEUR !</text:p>
          </table:table-cell>
          <table:table-cell table:formula="of:=[.L628]-[.L750]" office:value-type="string" office:string-value="" calcext:value-type="error">
            <text:p>#VALEUR !</text:p>
          </table:table-cell>
          <table:table-cell table:formula="of:=[.M628]-[.M750]" office:value-type="float" office:value="0.0000854246748647477" calcext:value-type="float">
            <text:p>8,54246748647477E-005</text:p>
          </table:table-cell>
          <table:table-cell table:formula="of:=[.N628]-[.N750]" office:value-type="float" office:value="0.461114097858464" calcext:value-type="float">
            <text:p>0,4611140979</text:p>
          </table:table-cell>
          <table:table-cell table:formula="of:=[.O628]-[.O750]" office:value-type="string" office:string-value="" calcext:value-type="error">
            <text:p>#VALEUR !</text:p>
          </table:table-cell>
          <table:table-cell table:formula="of:=[.P628]-[.P750]" office:value-type="string" office:string-value="" calcext:value-type="error">
            <text:p>#DIV/0 !</text:p>
          </table:table-cell>
          <table:table-cell table:formula="of:=[.Q628]-[.Q750]" office:value-type="string" office:string-value="" calcext:value-type="error">
            <text:p>#DIV/0 !</text:p>
          </table:table-cell>
          <table:table-cell table:formula="of:=[.R628]-[.R750]" office:value-type="string" office:string-value="" calcext:value-type="error">
            <text:p>#VALEUR !</text:p>
          </table:table-cell>
          <table:table-cell table:formula="of:=[.S628]-[.S750]" office:value-type="float" office:value="0.0169722884055701" calcext:value-type="float">
            <text:p>0,0169722884</text:p>
          </table:table-cell>
          <table:table-cell table:formula="of:=[.T628]-[.T750]" office:value-type="string" office:string-value="" calcext:value-type="error">
            <text:p>#VALEUR !</text:p>
          </table:table-cell>
          <table:table-cell table:formula="of:=[.U628]-[.U750]" office:value-type="string" office:string-value="" calcext:value-type="error">
            <text:p>#VALEUR !</text:p>
          </table:table-cell>
          <table:table-cell table:formula="of:=[.V628]-[.V75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[.B629]-[.B751]" office:value-type="string" office:string-value="" calcext:value-type="error">
            <text:p>#DIV/0 !</text:p>
          </table:table-cell>
          <table:table-cell table:formula="of:=[.C629]-[.C751]" office:value-type="float" office:value="0.000277509065744889" calcext:value-type="float">
            <text:p>0,0002775091</text:p>
          </table:table-cell>
          <table:table-cell table:formula="of:=[.D629]-[.D751]" office:value-type="float" office:value="0.00140462866842422" calcext:value-type="float">
            <text:p>0,0014046287</text:p>
          </table:table-cell>
          <table:table-cell table:formula="of:=[.E629]-[.E751]" office:value-type="float" office:value="1" calcext:value-type="float">
            <text:p>1</text:p>
          </table:table-cell>
          <table:table-cell table:formula="of:=[.F629]-[.F751]" office:value-type="string" office:string-value="" calcext:value-type="error">
            <text:p>#DIV/0 !</text:p>
          </table:table-cell>
          <table:table-cell table:formula="of:=[.G629]-[.G751]" office:value-type="string" office:string-value="" calcext:value-type="error">
            <text:p>#DIV/0 !</text:p>
          </table:table-cell>
          <table:table-cell table:formula="of:=[.H629]-[.H751]" office:value-type="float" office:value="0.000212382591206979" calcext:value-type="float">
            <text:p>0,0002123826</text:p>
          </table:table-cell>
          <table:table-cell table:formula="of:=[.I629]-[.I751]" office:value-type="float" office:value="0.0159633019665089" calcext:value-type="float">
            <text:p>0,015963302</text:p>
          </table:table-cell>
          <table:table-cell table:formula="of:=[.J629]-[.J751]" office:value-type="string" office:string-value="" calcext:value-type="error">
            <text:p>#DIV/0 !</text:p>
          </table:table-cell>
          <table:table-cell table:formula="of:=[.K629]-[.K751]" office:value-type="string" office:string-value="" calcext:value-type="error">
            <text:p>#VALEUR !</text:p>
          </table:table-cell>
          <table:table-cell table:formula="of:=[.L629]-[.L751]" office:value-type="string" office:string-value="" calcext:value-type="error">
            <text:p>#VALEUR !</text:p>
          </table:table-cell>
          <table:table-cell table:formula="of:=[.M629]-[.M751]" office:value-type="float" office:value="0.000162949806522326" calcext:value-type="float">
            <text:p>0,0001629498</text:p>
          </table:table-cell>
          <table:table-cell table:formula="of:=[.N629]-[.N751]" office:value-type="float" office:value="0.453015173713613" calcext:value-type="float">
            <text:p>0,4530151737</text:p>
          </table:table-cell>
          <table:table-cell table:formula="of:=[.O629]-[.O751]" office:value-type="float" office:value="0.0000236908574796296" calcext:value-type="float">
            <text:p>2,36908574796296E-005</text:p>
          </table:table-cell>
          <table:table-cell table:formula="of:=[.P629]-[.P751]" office:value-type="string" office:string-value="" calcext:value-type="error">
            <text:p>#DIV/0 !</text:p>
          </table:table-cell>
          <table:table-cell table:formula="of:=[.Q629]-[.Q751]" office:value-type="string" office:string-value="" calcext:value-type="error">
            <text:p>#DIV/0 !</text:p>
          </table:table-cell>
          <table:table-cell table:formula="of:=[.R629]-[.R751]" office:value-type="string" office:string-value="" calcext:value-type="error">
            <text:p>#VALEUR !</text:p>
          </table:table-cell>
          <table:table-cell table:formula="of:=[.S629]-[.S751]" office:value-type="float" office:value="0.0174658207770063" calcext:value-type="float">
            <text:p>0,0174658208</text:p>
          </table:table-cell>
          <table:table-cell table:formula="of:=[.T629]-[.T751]" office:value-type="string" office:string-value="" calcext:value-type="error">
            <text:p>#VALEUR !</text:p>
          </table:table-cell>
          <table:table-cell table:formula="of:=[.U629]-[.U751]" office:value-type="string" office:string-value="" calcext:value-type="error">
            <text:p>#VALEUR !</text:p>
          </table:table-cell>
          <table:table-cell table:formula="of:=[.V629]-[.V75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[.B630]-[.B752]" office:value-type="string" office:string-value="" calcext:value-type="error">
            <text:p>#DIV/0 !</text:p>
          </table:table-cell>
          <table:table-cell table:formula="of:=[.C630]-[.C752]" office:value-type="float" office:value="0.000276817252431749" calcext:value-type="float">
            <text:p>0,0002768173</text:p>
          </table:table-cell>
          <table:table-cell table:formula="of:=[.D630]-[.D752]" office:value-type="string" office:string-value="" calcext:value-type="error">
            <text:p>#VALEUR !</text:p>
          </table:table-cell>
          <table:table-cell table:formula="of:=[.E630]-[.E752]" office:value-type="float" office:value="1" calcext:value-type="float">
            <text:p>1</text:p>
          </table:table-cell>
          <table:table-cell table:formula="of:=[.F630]-[.F752]" office:value-type="string" office:string-value="" calcext:value-type="error">
            <text:p>#DIV/0 !</text:p>
          </table:table-cell>
          <table:table-cell table:formula="of:=[.G630]-[.G752]" office:value-type="string" office:string-value="" calcext:value-type="error">
            <text:p>#DIV/0 !</text:p>
          </table:table-cell>
          <table:table-cell table:formula="of:=[.H630]-[.H752]" office:value-type="string" office:string-value="" calcext:value-type="error">
            <text:p>#VALEUR !</text:p>
          </table:table-cell>
          <table:table-cell table:formula="of:=[.I630]-[.I752]" office:value-type="float" office:value="0.0156297034765264" calcext:value-type="float">
            <text:p>0,0156297035</text:p>
          </table:table-cell>
          <table:table-cell table:formula="of:=[.J630]-[.J752]" office:value-type="string" office:string-value="" calcext:value-type="error">
            <text:p>#DIV/0 !</text:p>
          </table:table-cell>
          <table:table-cell table:formula="of:=[.K630]-[.K752]" office:value-type="string" office:string-value="" calcext:value-type="error">
            <text:p>#VALEUR !</text:p>
          </table:table-cell>
          <table:table-cell table:formula="of:=[.L630]-[.L752]" office:value-type="string" office:string-value="" calcext:value-type="error">
            <text:p>#VALEUR !</text:p>
          </table:table-cell>
          <table:table-cell table:formula="of:=[.M630]-[.M752]" office:value-type="float" office:value="0.0000807495351000804" calcext:value-type="float">
            <text:p>8,07495351000804E-005</text:p>
          </table:table-cell>
          <table:table-cell table:formula="of:=[.N630]-[.N752]" office:value-type="float" office:value="0.543980665828236" calcext:value-type="float">
            <text:p>0,5439806658</text:p>
          </table:table-cell>
          <table:table-cell table:formula="of:=[.O630]-[.O752]" office:value-type="float" office:value="0.000032992886972875" calcext:value-type="float">
            <text:p>3,2992886972875E-005</text:p>
          </table:table-cell>
          <table:table-cell table:formula="of:=[.P630]-[.P752]" office:value-type="string" office:string-value="" calcext:value-type="error">
            <text:p>#DIV/0 !</text:p>
          </table:table-cell>
          <table:table-cell table:formula="of:=[.Q630]-[.Q752]" office:value-type="string" office:string-value="" calcext:value-type="error">
            <text:p>#DIV/0 !</text:p>
          </table:table-cell>
          <table:table-cell table:formula="of:=[.R630]-[.R752]" office:value-type="string" office:string-value="" calcext:value-type="error">
            <text:p>#VALEUR !</text:p>
          </table:table-cell>
          <table:table-cell table:formula="of:=[.S630]-[.S752]" office:value-type="float" office:value="0.0149574619622123" calcext:value-type="float">
            <text:p>0,014957462</text:p>
          </table:table-cell>
          <table:table-cell table:formula="of:=[.T630]-[.T752]" office:value-type="string" office:string-value="" calcext:value-type="error">
            <text:p>#VALEUR !</text:p>
          </table:table-cell>
          <table:table-cell table:formula="of:=[.U630]-[.U752]" office:value-type="string" office:string-value="" calcext:value-type="error">
            <text:p>#VALEUR !</text:p>
          </table:table-cell>
          <table:table-cell table:formula="of:=[.V630]-[.V75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[.B631]-[.B753]" office:value-type="string" office:string-value="" calcext:value-type="error">
            <text:p>#DIV/0 !</text:p>
          </table:table-cell>
          <table:table-cell table:formula="of:=[.C631]-[.C753]" office:value-type="float" office:value="0.000292195326565803" calcext:value-type="float">
            <text:p>0,0002921953</text:p>
          </table:table-cell>
          <table:table-cell table:formula="of:=[.D631]-[.D753]" office:value-type="string" office:string-value="" calcext:value-type="error">
            <text:p>#VALEUR !</text:p>
          </table:table-cell>
          <table:table-cell table:formula="of:=[.E631]-[.E753]" office:value-type="float" office:value="1" calcext:value-type="float">
            <text:p>1</text:p>
          </table:table-cell>
          <table:table-cell table:formula="of:=[.F631]-[.F753]" office:value-type="string" office:string-value="" calcext:value-type="error">
            <text:p>#DIV/0 !</text:p>
          </table:table-cell>
          <table:table-cell table:formula="of:=[.G631]-[.G753]" office:value-type="string" office:string-value="" calcext:value-type="error">
            <text:p>#DIV/0 !</text:p>
          </table:table-cell>
          <table:table-cell table:formula="of:=[.H631]-[.H753]" office:value-type="string" office:string-value="" calcext:value-type="error">
            <text:p>#VALEUR !</text:p>
          </table:table-cell>
          <table:table-cell table:formula="of:=[.I631]-[.I753]" office:value-type="float" office:value="0.0156002584074059" calcext:value-type="float">
            <text:p>0,0156002584</text:p>
          </table:table-cell>
          <table:table-cell table:formula="of:=[.J631]-[.J753]" office:value-type="string" office:string-value="" calcext:value-type="error">
            <text:p>#DIV/0 !</text:p>
          </table:table-cell>
          <table:table-cell table:formula="of:=[.K631]-[.K753]" office:value-type="string" office:string-value="" calcext:value-type="error">
            <text:p>#VALEUR !</text:p>
          </table:table-cell>
          <table:table-cell table:formula="of:=[.L631]-[.L753]" office:value-type="string" office:string-value="" calcext:value-type="error">
            <text:p>#VALEUR !</text:p>
          </table:table-cell>
          <table:table-cell table:formula="of:=[.M631]-[.M753]" office:value-type="float" office:value="0.000112077960713887" calcext:value-type="float">
            <text:p>0,000112078</text:p>
          </table:table-cell>
          <table:table-cell table:formula="of:=[.N631]-[.N753]" office:value-type="float" office:value="0.451952254632038" calcext:value-type="float">
            <text:p>0,4519522546</text:p>
          </table:table-cell>
          <table:table-cell table:formula="of:=[.O631]-[.O753]" office:value-type="string" office:string-value="" calcext:value-type="error">
            <text:p>#VALEUR !</text:p>
          </table:table-cell>
          <table:table-cell table:formula="of:=[.P631]-[.P753]" office:value-type="string" office:string-value="" calcext:value-type="error">
            <text:p>#DIV/0 !</text:p>
          </table:table-cell>
          <table:table-cell table:formula="of:=[.Q631]-[.Q753]" office:value-type="string" office:string-value="" calcext:value-type="error">
            <text:p>#DIV/0 !</text:p>
          </table:table-cell>
          <table:table-cell table:formula="of:=[.R631]-[.R753]" office:value-type="float" office:value="0.000046927667635504" calcext:value-type="float">
            <text:p>4,6927667635504E-005</text:p>
          </table:table-cell>
          <table:table-cell table:formula="of:=[.S631]-[.S753]" office:value-type="float" office:value="0.0156445385384534" calcext:value-type="float">
            <text:p>0,0156445385</text:p>
          </table:table-cell>
          <table:table-cell table:formula="of:=[.T631]-[.T753]" office:value-type="string" office:string-value="" calcext:value-type="error">
            <text:p>#VALEUR !</text:p>
          </table:table-cell>
          <table:table-cell table:formula="of:=[.U631]-[.U753]" office:value-type="string" office:string-value="" calcext:value-type="error">
            <text:p>#VALEUR !</text:p>
          </table:table-cell>
          <table:table-cell table:formula="of:=[.V631]-[.V75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[.B632]-[.B754]" office:value-type="string" office:string-value="" calcext:value-type="error">
            <text:p>#DIV/0 !</text:p>
          </table:table-cell>
          <table:table-cell table:formula="of:=[.C632]-[.C754]" office:value-type="float" office:value="0.000191524282375816" calcext:value-type="float">
            <text:p>0,0001915243</text:p>
          </table:table-cell>
          <table:table-cell table:formula="of:=[.D632]-[.D754]" office:value-type="string" office:string-value="" calcext:value-type="error">
            <text:p>#VALEUR !</text:p>
          </table:table-cell>
          <table:table-cell table:formula="of:=[.E632]-[.E754]" office:value-type="float" office:value="1" calcext:value-type="float">
            <text:p>1</text:p>
          </table:table-cell>
          <table:table-cell table:formula="of:=[.F632]-[.F754]" office:value-type="string" office:string-value="" calcext:value-type="error">
            <text:p>#DIV/0 !</text:p>
          </table:table-cell>
          <table:table-cell table:formula="of:=[.G632]-[.G754]" office:value-type="string" office:string-value="" calcext:value-type="error">
            <text:p>#DIV/0 !</text:p>
          </table:table-cell>
          <table:table-cell table:formula="of:=[.H632]-[.H754]" office:value-type="string" office:string-value="" calcext:value-type="error">
            <text:p>#VALEUR !</text:p>
          </table:table-cell>
          <table:table-cell table:formula="of:=[.I632]-[.I754]" office:value-type="float" office:value="0.0140506166567754" calcext:value-type="float">
            <text:p>0,0140506167</text:p>
          </table:table-cell>
          <table:table-cell table:formula="of:=[.J632]-[.J754]" office:value-type="string" office:string-value="" calcext:value-type="error">
            <text:p>#DIV/0 !</text:p>
          </table:table-cell>
          <table:table-cell table:formula="of:=[.K632]-[.K754]" office:value-type="string" office:string-value="" calcext:value-type="error">
            <text:p>#VALEUR !</text:p>
          </table:table-cell>
          <table:table-cell table:formula="of:=[.L632]-[.L754]" office:value-type="string" office:string-value="" calcext:value-type="error">
            <text:p>#VALEUR !</text:p>
          </table:table-cell>
          <table:table-cell table:formula="of:=[.M632]-[.M754]" office:value-type="float" office:value="0.0000711173593133154" calcext:value-type="float">
            <text:p>7,11173593133154E-005</text:p>
          </table:table-cell>
          <table:table-cell table:formula="of:=[.N632]-[.N754]" office:value-type="float" office:value="0.406216654694218" calcext:value-type="float">
            <text:p>0,4062166547</text:p>
          </table:table-cell>
          <table:table-cell table:formula="of:=[.O632]-[.O754]" office:value-type="string" office:string-value="" calcext:value-type="error">
            <text:p>#VALEUR !</text:p>
          </table:table-cell>
          <table:table-cell table:formula="of:=[.P632]-[.P754]" office:value-type="string" office:string-value="" calcext:value-type="error">
            <text:p>#DIV/0 !</text:p>
          </table:table-cell>
          <table:table-cell table:formula="of:=[.Q632]-[.Q754]" office:value-type="string" office:string-value="" calcext:value-type="error">
            <text:p>#DIV/0 !</text:p>
          </table:table-cell>
          <table:table-cell table:formula="of:=[.R632]-[.R754]" office:value-type="string" office:string-value="" calcext:value-type="error">
            <text:p>#VALEUR !</text:p>
          </table:table-cell>
          <table:table-cell table:formula="of:=[.S632]-[.S754]" office:value-type="float" office:value="0.012756083682165" calcext:value-type="float">
            <text:p>0,0127560837</text:p>
          </table:table-cell>
          <table:table-cell table:formula="of:=[.T632]-[.T754]" office:value-type="string" office:string-value="" calcext:value-type="error">
            <text:p>#VALEUR !</text:p>
          </table:table-cell>
          <table:table-cell table:formula="of:=[.U632]-[.U754]" office:value-type="string" office:string-value="" calcext:value-type="error">
            <text:p>#VALEUR !</text:p>
          </table:table-cell>
          <table:table-cell table:formula="of:=[.V632]-[.V75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[.B633]-[.B755]" office:value-type="string" office:string-value="" calcext:value-type="error">
            <text:p>#DIV/0 !</text:p>
          </table:table-cell>
          <table:table-cell table:formula="of:=[.C633]-[.C755]" office:value-type="float" office:value="0.000288711826895838" calcext:value-type="float">
            <text:p>0,0002887118</text:p>
          </table:table-cell>
          <table:table-cell table:formula="of:=[.D633]-[.D755]" office:value-type="string" office:string-value="" calcext:value-type="error">
            <text:p>#VALEUR !</text:p>
          </table:table-cell>
          <table:table-cell table:formula="of:=[.E633]-[.E755]" office:value-type="float" office:value="1" calcext:value-type="float">
            <text:p>1</text:p>
          </table:table-cell>
          <table:table-cell table:formula="of:=[.F633]-[.F755]" office:value-type="string" office:string-value="" calcext:value-type="error">
            <text:p>#DIV/0 !</text:p>
          </table:table-cell>
          <table:table-cell table:formula="of:=[.G633]-[.G755]" office:value-type="string" office:string-value="" calcext:value-type="error">
            <text:p>#DIV/0 !</text:p>
          </table:table-cell>
          <table:table-cell table:formula="of:=[.H633]-[.H755]" office:value-type="string" office:string-value="" calcext:value-type="error">
            <text:p>#VALEUR !</text:p>
          </table:table-cell>
          <table:table-cell table:formula="of:=[.I633]-[.I755]" office:value-type="float" office:value="0.0133141678518165" calcext:value-type="float">
            <text:p>0,0133141679</text:p>
          </table:table-cell>
          <table:table-cell table:formula="of:=[.J633]-[.J755]" office:value-type="string" office:string-value="" calcext:value-type="error">
            <text:p>#DIV/0 !</text:p>
          </table:table-cell>
          <table:table-cell table:formula="of:=[.K633]-[.K755]" office:value-type="string" office:string-value="" calcext:value-type="error">
            <text:p>#VALEUR !</text:p>
          </table:table-cell>
          <table:table-cell table:formula="of:=[.L633]-[.L755]" office:value-type="string" office:string-value="" calcext:value-type="error">
            <text:p>#VALEUR !</text:p>
          </table:table-cell>
          <table:table-cell table:formula="of:=[.M633]-[.M755]" office:value-type="string" office:string-value="" calcext:value-type="error">
            <text:p>#VALEUR !</text:p>
          </table:table-cell>
          <table:table-cell table:formula="of:=[.N633]-[.N755]" office:value-type="float" office:value="0.421624641633453" calcext:value-type="float">
            <text:p>0,4216246416</text:p>
          </table:table-cell>
          <table:table-cell table:formula="of:=[.O633]-[.O755]" office:value-type="float" office:value="0.0000164248276378523" calcext:value-type="float">
            <text:p>1,64248276378523E-005</text:p>
          </table:table-cell>
          <table:table-cell table:formula="of:=[.P633]-[.P755]" office:value-type="string" office:string-value="" calcext:value-type="error">
            <text:p>#DIV/0 !</text:p>
          </table:table-cell>
          <table:table-cell table:formula="of:=[.Q633]-[.Q755]" office:value-type="string" office:string-value="" calcext:value-type="error">
            <text:p>#DIV/0 !</text:p>
          </table:table-cell>
          <table:table-cell table:formula="of:=[.R633]-[.R755]" office:value-type="string" office:string-value="" calcext:value-type="error">
            <text:p>#VALEUR !</text:p>
          </table:table-cell>
          <table:table-cell table:formula="of:=[.S633]-[.S755]" office:value-type="float" office:value="0.0112507940413899" calcext:value-type="float">
            <text:p>0,011250794</text:p>
          </table:table-cell>
          <table:table-cell table:formula="of:=[.T633]-[.T755]" office:value-type="string" office:string-value="" calcext:value-type="error">
            <text:p>#VALEUR !</text:p>
          </table:table-cell>
          <table:table-cell table:formula="of:=[.U633]-[.U755]" office:value-type="string" office:string-value="" calcext:value-type="error">
            <text:p>#VALEUR !</text:p>
          </table:table-cell>
          <table:table-cell table:formula="of:=[.V633]-[.V75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634]-[.B756]" office:value-type="string" office:string-value="" calcext:value-type="error">
            <text:p>#DIV/0 !</text:p>
          </table:table-cell>
          <table:table-cell table:formula="of:=[.C634]-[.C756]" office:value-type="string" office:string-value="" calcext:value-type="error">
            <text:p>#VALEUR !</text:p>
          </table:table-cell>
          <table:table-cell table:formula="of:=[.D634]-[.D756]" office:value-type="float" office:value="0.00130149842185222" calcext:value-type="float">
            <text:p>0,0013014984</text:p>
          </table:table-cell>
          <table:table-cell table:formula="of:=[.E634]-[.E756]" office:value-type="float" office:value="1" calcext:value-type="float">
            <text:p>1</text:p>
          </table:table-cell>
          <table:table-cell table:formula="of:=[.F634]-[.F756]" office:value-type="string" office:string-value="" calcext:value-type="error">
            <text:p>#DIV/0 !</text:p>
          </table:table-cell>
          <table:table-cell table:formula="of:=[.G634]-[.G756]" office:value-type="string" office:string-value="" calcext:value-type="error">
            <text:p>#DIV/0 !</text:p>
          </table:table-cell>
          <table:table-cell table:formula="of:=[.H634]-[.H756]" office:value-type="string" office:string-value="" calcext:value-type="error">
            <text:p>#VALEUR !</text:p>
          </table:table-cell>
          <table:table-cell table:formula="of:=[.I634]-[.I756]" office:value-type="float" office:value="0.0134477667080824" calcext:value-type="float">
            <text:p>0,0134477667</text:p>
          </table:table-cell>
          <table:table-cell table:formula="of:=[.J634]-[.J756]" office:value-type="string" office:string-value="" calcext:value-type="error">
            <text:p>#DIV/0 !</text:p>
          </table:table-cell>
          <table:table-cell table:formula="of:=[.K634]-[.K756]" office:value-type="string" office:string-value="" calcext:value-type="error">
            <text:p>#VALEUR !</text:p>
          </table:table-cell>
          <table:table-cell table:formula="of:=[.L634]-[.L756]" office:value-type="string" office:string-value="" calcext:value-type="error">
            <text:p>#VALEUR !</text:p>
          </table:table-cell>
          <table:table-cell table:formula="of:=[.M634]-[.M756]" office:value-type="float" office:value="0.000106265740953355" calcext:value-type="float">
            <text:p>0,0001062657</text:p>
          </table:table-cell>
          <table:table-cell table:formula="of:=[.N634]-[.N756]" office:value-type="float" office:value="0.383103224712095" calcext:value-type="float">
            <text:p>0,3831032247</text:p>
          </table:table-cell>
          <table:table-cell table:formula="of:=[.O634]-[.O756]" office:value-type="string" office:string-value="" calcext:value-type="error">
            <text:p>#VALEUR !</text:p>
          </table:table-cell>
          <table:table-cell table:formula="of:=[.P634]-[.P756]" office:value-type="string" office:string-value="" calcext:value-type="error">
            <text:p>#DIV/0 !</text:p>
          </table:table-cell>
          <table:table-cell table:formula="of:=[.Q634]-[.Q756]" office:value-type="string" office:string-value="" calcext:value-type="error">
            <text:p>#DIV/0 !</text:p>
          </table:table-cell>
          <table:table-cell table:formula="of:=[.R634]-[.R756]" office:value-type="string" office:string-value="" calcext:value-type="error">
            <text:p>#VALEUR !</text:p>
          </table:table-cell>
          <table:table-cell table:formula="of:=[.S634]-[.S756]" office:value-type="float" office:value="0.0107893403266583" calcext:value-type="float">
            <text:p>0,0107893403</text:p>
          </table:table-cell>
          <table:table-cell table:formula="of:=[.T634]-[.T756]" office:value-type="string" office:string-value="" calcext:value-type="error">
            <text:p>#VALEUR !</text:p>
          </table:table-cell>
          <table:table-cell table:formula="of:=[.U634]-[.U756]" office:value-type="string" office:string-value="" calcext:value-type="error">
            <text:p>#VALEUR !</text:p>
          </table:table-cell>
          <table:table-cell table:formula="of:=[.V634]-[.V756]" office:value-type="float" office:value="0.00000619047774399132" calcext:value-type="float">
            <text:p>6,19047774399132E-006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[.B635]-[.B757]" office:value-type="string" office:string-value="" calcext:value-type="error">
            <text:p>#DIV/0 !</text:p>
          </table:table-cell>
          <table:table-cell table:formula="of:=[.C635]-[.C757]" office:value-type="float" office:value="0.000238431044737585" calcext:value-type="float">
            <text:p>0,000238431</text:p>
          </table:table-cell>
          <table:table-cell table:formula="of:=[.D635]-[.D757]" office:value-type="string" office:string-value="" calcext:value-type="error">
            <text:p>#VALEUR !</text:p>
          </table:table-cell>
          <table:table-cell table:formula="of:=[.E635]-[.E757]" office:value-type="float" office:value="1" calcext:value-type="float">
            <text:p>1</text:p>
          </table:table-cell>
          <table:table-cell table:formula="of:=[.F635]-[.F757]" office:value-type="string" office:string-value="" calcext:value-type="error">
            <text:p>#DIV/0 !</text:p>
          </table:table-cell>
          <table:table-cell table:formula="of:=[.G635]-[.G757]" office:value-type="string" office:string-value="" calcext:value-type="error">
            <text:p>#DIV/0 !</text:p>
          </table:table-cell>
          <table:table-cell table:formula="of:=[.H635]-[.H757]" office:value-type="string" office:string-value="" calcext:value-type="error">
            <text:p>#VALEUR !</text:p>
          </table:table-cell>
          <table:table-cell table:formula="of:=[.I635]-[.I757]" office:value-type="float" office:value="0.015139438750937" calcext:value-type="float">
            <text:p>0,0151394388</text:p>
          </table:table-cell>
          <table:table-cell table:formula="of:=[.J635]-[.J757]" office:value-type="string" office:string-value="" calcext:value-type="error">
            <text:p>#DIV/0 !</text:p>
          </table:table-cell>
          <table:table-cell table:formula="of:=[.K635]-[.K757]" office:value-type="string" office:string-value="" calcext:value-type="error">
            <text:p>#VALEUR !</text:p>
          </table:table-cell>
          <table:table-cell table:formula="of:=[.L635]-[.L757]" office:value-type="string" office:string-value="" calcext:value-type="error">
            <text:p>#VALEUR !</text:p>
          </table:table-cell>
          <table:table-cell table:formula="of:=[.M635]-[.M757]" office:value-type="float" office:value="0.0000873382056918557" calcext:value-type="float">
            <text:p>8,73382056918557E-005</text:p>
          </table:table-cell>
          <table:table-cell table:formula="of:=[.N635]-[.N757]" office:value-type="float" office:value="0.400809177390859" calcext:value-type="float">
            <text:p>0,4008091774</text:p>
          </table:table-cell>
          <table:table-cell table:formula="of:=[.O635]-[.O757]" office:value-type="string" office:string-value="" calcext:value-type="error">
            <text:p>#VALEUR !</text:p>
          </table:table-cell>
          <table:table-cell table:formula="of:=[.P635]-[.P757]" office:value-type="string" office:string-value="" calcext:value-type="error">
            <text:p>#DIV/0 !</text:p>
          </table:table-cell>
          <table:table-cell table:formula="of:=[.Q635]-[.Q757]" office:value-type="string" office:string-value="" calcext:value-type="error">
            <text:p>#DIV/0 !</text:p>
          </table:table-cell>
          <table:table-cell table:formula="of:=[.R635]-[.R757]" office:value-type="string" office:string-value="" calcext:value-type="error">
            <text:p>#VALEUR !</text:p>
          </table:table-cell>
          <table:table-cell table:formula="of:=[.S635]-[.S757]" office:value-type="float" office:value="0.0115687146475829" calcext:value-type="float">
            <text:p>0,0115687146</text:p>
          </table:table-cell>
          <table:table-cell table:formula="of:=[.T635]-[.T757]" office:value-type="string" office:string-value="" calcext:value-type="error">
            <text:p>#VALEUR !</text:p>
          </table:table-cell>
          <table:table-cell table:formula="of:=[.U635]-[.U757]" office:value-type="string" office:string-value="" calcext:value-type="error">
            <text:p>#VALEUR !</text:p>
          </table:table-cell>
          <table:table-cell table:formula="of:=[.V635]-[.V75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[.B636]-[.B758]" office:value-type="string" office:string-value="" calcext:value-type="error">
            <text:p>#DIV/0 !</text:p>
          </table:table-cell>
          <table:table-cell table:formula="of:=[.C636]-[.C758]" office:value-type="float" office:value="0.000297666775490197" calcext:value-type="float">
            <text:p>0,0002976668</text:p>
          </table:table-cell>
          <table:table-cell table:formula="of:=[.D636]-[.D758]" office:value-type="string" office:string-value="" calcext:value-type="error">
            <text:p>#VALEUR !</text:p>
          </table:table-cell>
          <table:table-cell table:formula="of:=[.E636]-[.E758]" office:value-type="float" office:value="1" calcext:value-type="float">
            <text:p>1</text:p>
          </table:table-cell>
          <table:table-cell table:formula="of:=[.F636]-[.F758]" office:value-type="string" office:string-value="" calcext:value-type="error">
            <text:p>#DIV/0 !</text:p>
          </table:table-cell>
          <table:table-cell table:formula="of:=[.G636]-[.G758]" office:value-type="string" office:string-value="" calcext:value-type="error">
            <text:p>#DIV/0 !</text:p>
          </table:table-cell>
          <table:table-cell table:formula="of:=[.H636]-[.H758]" office:value-type="string" office:string-value="" calcext:value-type="error">
            <text:p>#VALEUR !</text:p>
          </table:table-cell>
          <table:table-cell table:formula="of:=[.I636]-[.I758]" office:value-type="float" office:value="0.013715786702034" calcext:value-type="float">
            <text:p>0,0137157867</text:p>
          </table:table-cell>
          <table:table-cell table:formula="of:=[.J636]-[.J758]" office:value-type="string" office:string-value="" calcext:value-type="error">
            <text:p>#DIV/0 !</text:p>
          </table:table-cell>
          <table:table-cell table:formula="of:=[.K636]-[.K758]" office:value-type="string" office:string-value="" calcext:value-type="error">
            <text:p>#VALEUR !</text:p>
          </table:table-cell>
          <table:table-cell table:formula="of:=[.L636]-[.L758]" office:value-type="string" office:string-value="" calcext:value-type="error">
            <text:p>#VALEUR !</text:p>
          </table:table-cell>
          <table:table-cell table:formula="of:=[.M636]-[.M758]" office:value-type="float" office:value="0.000114647010485757" calcext:value-type="float">
            <text:p>0,000114647</text:p>
          </table:table-cell>
          <table:table-cell table:formula="of:=[.N636]-[.N758]" office:value-type="float" office:value="0.39283181279142" calcext:value-type="float">
            <text:p>0,3928318128</text:p>
          </table:table-cell>
          <table:table-cell table:formula="of:=[.O636]-[.O758]" office:value-type="string" office:string-value="" calcext:value-type="error">
            <text:p>#VALEUR !</text:p>
          </table:table-cell>
          <table:table-cell table:formula="of:=[.P636]-[.P758]" office:value-type="string" office:string-value="" calcext:value-type="error">
            <text:p>#DIV/0 !</text:p>
          </table:table-cell>
          <table:table-cell table:formula="of:=[.Q636]-[.Q758]" office:value-type="string" office:string-value="" calcext:value-type="error">
            <text:p>#DIV/0 !</text:p>
          </table:table-cell>
          <table:table-cell table:formula="of:=[.R636]-[.R758]" office:value-type="string" office:string-value="" calcext:value-type="error">
            <text:p>#VALEUR !</text:p>
          </table:table-cell>
          <table:table-cell table:formula="of:=[.S636]-[.S758]" office:value-type="float" office:value="0.00894211955576891" calcext:value-type="float">
            <text:p>0,0089421196</text:p>
          </table:table-cell>
          <table:table-cell table:formula="of:=[.T636]-[.T758]" office:value-type="string" office:string-value="" calcext:value-type="error">
            <text:p>#VALEUR !</text:p>
          </table:table-cell>
          <table:table-cell table:formula="of:=[.U636]-[.U758]" office:value-type="string" office:string-value="" calcext:value-type="error">
            <text:p>#VALEUR !</text:p>
          </table:table-cell>
          <table:table-cell table:formula="of:=[.V636]-[.V75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[.B637]-[.B759]" office:value-type="string" office:string-value="" calcext:value-type="error">
            <text:p>#DIV/0 !</text:p>
          </table:table-cell>
          <table:table-cell table:formula="of:=[.C637]-[.C759]" office:value-type="float" office:value="0.000247896875545322" calcext:value-type="float">
            <text:p>0,0002478969</text:p>
          </table:table-cell>
          <table:table-cell table:formula="of:=[.D637]-[.D759]" office:value-type="float" office:value="0.00130501376939679" calcext:value-type="float">
            <text:p>0,0013050138</text:p>
          </table:table-cell>
          <table:table-cell table:formula="of:=[.E637]-[.E759]" office:value-type="float" office:value="1" calcext:value-type="float">
            <text:p>1</text:p>
          </table:table-cell>
          <table:table-cell table:formula="of:=[.F637]-[.F759]" office:value-type="string" office:string-value="" calcext:value-type="error">
            <text:p>#DIV/0 !</text:p>
          </table:table-cell>
          <table:table-cell table:formula="of:=[.G637]-[.G759]" office:value-type="string" office:string-value="" calcext:value-type="error">
            <text:p>#DIV/0 !</text:p>
          </table:table-cell>
          <table:table-cell table:formula="of:=[.H637]-[.H759]" office:value-type="string" office:string-value="" calcext:value-type="error">
            <text:p>#VALEUR !</text:p>
          </table:table-cell>
          <table:table-cell table:formula="of:=[.I637]-[.I759]" office:value-type="float" office:value="0.0134840891291345" calcext:value-type="float">
            <text:p>0,0134840891</text:p>
          </table:table-cell>
          <table:table-cell table:formula="of:=[.J637]-[.J759]" office:value-type="string" office:string-value="" calcext:value-type="error">
            <text:p>#DIV/0 !</text:p>
          </table:table-cell>
          <table:table-cell table:formula="of:=[.K637]-[.K759]" office:value-type="string" office:string-value="" calcext:value-type="error">
            <text:p>#VALEUR !</text:p>
          </table:table-cell>
          <table:table-cell table:formula="of:=[.L637]-[.L759]" office:value-type="string" office:string-value="" calcext:value-type="error">
            <text:p>#VALEUR !</text:p>
          </table:table-cell>
          <table:table-cell table:formula="of:=[.M637]-[.M759]" office:value-type="float" office:value="0.0000916058314169281" calcext:value-type="float">
            <text:p>9,16058314169281E-005</text:p>
          </table:table-cell>
          <table:table-cell table:formula="of:=[.N637]-[.N759]" office:value-type="float" office:value="0.397848247423341" calcext:value-type="float">
            <text:p>0,3978482474</text:p>
          </table:table-cell>
          <table:table-cell table:formula="of:=[.O637]-[.O759]" office:value-type="string" office:string-value="" calcext:value-type="error">
            <text:p>#VALEUR !</text:p>
          </table:table-cell>
          <table:table-cell table:formula="of:=[.P637]-[.P759]" office:value-type="string" office:string-value="" calcext:value-type="error">
            <text:p>#DIV/0 !</text:p>
          </table:table-cell>
          <table:table-cell table:formula="of:=[.Q637]-[.Q759]" office:value-type="string" office:string-value="" calcext:value-type="error">
            <text:p>#DIV/0 !</text:p>
          </table:table-cell>
          <table:table-cell table:formula="of:=[.R637]-[.R759]" office:value-type="string" office:string-value="" calcext:value-type="error">
            <text:p>#VALEUR !</text:p>
          </table:table-cell>
          <table:table-cell table:formula="of:=[.S637]-[.S759]" office:value-type="float" office:value="0.00811077832735138" calcext:value-type="float">
            <text:p>0,0081107783</text:p>
          </table:table-cell>
          <table:table-cell table:formula="of:=[.T637]-[.T759]" office:value-type="string" office:string-value="" calcext:value-type="error">
            <text:p>#VALEUR !</text:p>
          </table:table-cell>
          <table:table-cell table:formula="of:=[.U637]-[.U759]" office:value-type="string" office:string-value="" calcext:value-type="error">
            <text:p>#VALEUR !</text:p>
          </table:table-cell>
          <table:table-cell table:formula="of:=[.V637]-[.V75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[.B638]-[.B760]" office:value-type="string" office:string-value="" calcext:value-type="error">
            <text:p>#DIV/0 !</text:p>
          </table:table-cell>
          <table:table-cell table:formula="of:=[.C638]-[.C760]" office:value-type="float" office:value="0.000293065793235808" calcext:value-type="float">
            <text:p>0,0002930658</text:p>
          </table:table-cell>
          <table:table-cell table:formula="of:=[.D638]-[.D760]" office:value-type="string" office:string-value="" calcext:value-type="error">
            <text:p>#VALEUR !</text:p>
          </table:table-cell>
          <table:table-cell table:formula="of:=[.E638]-[.E760]" office:value-type="float" office:value="1" calcext:value-type="float">
            <text:p>1</text:p>
          </table:table-cell>
          <table:table-cell table:formula="of:=[.F638]-[.F760]" office:value-type="string" office:string-value="" calcext:value-type="error">
            <text:p>#DIV/0 !</text:p>
          </table:table-cell>
          <table:table-cell table:formula="of:=[.G638]-[.G760]" office:value-type="string" office:string-value="" calcext:value-type="error">
            <text:p>#DIV/0 !</text:p>
          </table:table-cell>
          <table:table-cell table:formula="of:=[.H638]-[.H760]" office:value-type="string" office:string-value="" calcext:value-type="error">
            <text:p>#VALEUR !</text:p>
          </table:table-cell>
          <table:table-cell table:formula="of:=[.I638]-[.I760]" office:value-type="float" office:value="0.0137345135737867" calcext:value-type="float">
            <text:p>0,0137345136</text:p>
          </table:table-cell>
          <table:table-cell table:formula="of:=[.J638]-[.J760]" office:value-type="string" office:string-value="" calcext:value-type="error">
            <text:p>#DIV/0 !</text:p>
          </table:table-cell>
          <table:table-cell table:formula="of:=[.K638]-[.K760]" office:value-type="string" office:string-value="" calcext:value-type="error">
            <text:p>#VALEUR !</text:p>
          </table:table-cell>
          <table:table-cell table:formula="of:=[.L638]-[.L760]" office:value-type="string" office:string-value="" calcext:value-type="error">
            <text:p>#VALEUR !</text:p>
          </table:table-cell>
          <table:table-cell table:formula="of:=[.M638]-[.M760]" office:value-type="float" office:value="0.000222614427973007" calcext:value-type="float">
            <text:p>0,0002226144</text:p>
          </table:table-cell>
          <table:table-cell table:formula="of:=[.N638]-[.N760]" office:value-type="float" office:value="0.390030707577083" calcext:value-type="float">
            <text:p>0,3900307076</text:p>
          </table:table-cell>
          <table:table-cell table:formula="of:=[.O638]-[.O760]" office:value-type="string" office:string-value="" calcext:value-type="error">
            <text:p>#VALEUR !</text:p>
          </table:table-cell>
          <table:table-cell table:formula="of:=[.P638]-[.P760]" office:value-type="string" office:string-value="" calcext:value-type="error">
            <text:p>#DIV/0 !</text:p>
          </table:table-cell>
          <table:table-cell table:formula="of:=[.Q638]-[.Q760]" office:value-type="string" office:string-value="" calcext:value-type="error">
            <text:p>#DIV/0 !</text:p>
          </table:table-cell>
          <table:table-cell table:formula="of:=[.R638]-[.R760]" office:value-type="string" office:string-value="" calcext:value-type="error">
            <text:p>#VALEUR !</text:p>
          </table:table-cell>
          <table:table-cell table:formula="of:=[.S638]-[.S760]" office:value-type="float" office:value="0.0062031911831991" calcext:value-type="float">
            <text:p>0,0062031912</text:p>
          </table:table-cell>
          <table:table-cell table:formula="of:=[.T638]-[.T760]" office:value-type="string" office:string-value="" calcext:value-type="error">
            <text:p>#VALEUR !</text:p>
          </table:table-cell>
          <table:table-cell table:formula="of:=[.U638]-[.U760]" office:value-type="string" office:string-value="" calcext:value-type="error">
            <text:p>#VALEUR !</text:p>
          </table:table-cell>
          <table:table-cell table:formula="of:=[.V638]-[.V76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[.B639]-[.B761]" office:value-type="string" office:string-value="" calcext:value-type="error">
            <text:p>#DIV/0 !</text:p>
          </table:table-cell>
          <table:table-cell table:formula="of:=[.C639]-[.C761]" office:value-type="float" office:value="0.00018818414894419" calcext:value-type="float">
            <text:p>0,0001881841</text:p>
          </table:table-cell>
          <table:table-cell table:formula="of:=[.D639]-[.D761]" office:value-type="string" office:string-value="" calcext:value-type="error">
            <text:p>#VALEUR !</text:p>
          </table:table-cell>
          <table:table-cell table:formula="of:=[.E639]-[.E761]" office:value-type="float" office:value="1" calcext:value-type="float">
            <text:p>1</text:p>
          </table:table-cell>
          <table:table-cell table:formula="of:=[.F639]-[.F761]" office:value-type="string" office:string-value="" calcext:value-type="error">
            <text:p>#DIV/0 !</text:p>
          </table:table-cell>
          <table:table-cell table:formula="of:=[.G639]-[.G761]" office:value-type="string" office:string-value="" calcext:value-type="error">
            <text:p>#DIV/0 !</text:p>
          </table:table-cell>
          <table:table-cell table:formula="of:=[.H639]-[.H761]" office:value-type="string" office:string-value="" calcext:value-type="error">
            <text:p>#VALEUR !</text:p>
          </table:table-cell>
          <table:table-cell table:formula="of:=[.I639]-[.I761]" office:value-type="float" office:value="0.0124965078244148" calcext:value-type="float">
            <text:p>0,0124965078</text:p>
          </table:table-cell>
          <table:table-cell table:formula="of:=[.J639]-[.J761]" office:value-type="string" office:string-value="" calcext:value-type="error">
            <text:p>#DIV/0 !</text:p>
          </table:table-cell>
          <table:table-cell table:formula="of:=[.K639]-[.K761]" office:value-type="string" office:string-value="" calcext:value-type="error">
            <text:p>#VALEUR !</text:p>
          </table:table-cell>
          <table:table-cell table:formula="of:=[.L639]-[.L761]" office:value-type="string" office:string-value="" calcext:value-type="error">
            <text:p>#VALEUR !</text:p>
          </table:table-cell>
          <table:table-cell table:formula="of:=[.M639]-[.M761]" office:value-type="float" office:value="0.00016796383030821" calcext:value-type="float">
            <text:p>0,0001679638</text:p>
          </table:table-cell>
          <table:table-cell table:formula="of:=[.N639]-[.N761]" office:value-type="float" office:value="0.376956545212158" calcext:value-type="float">
            <text:p>0,3769565452</text:p>
          </table:table-cell>
          <table:table-cell table:formula="of:=[.O639]-[.O761]" office:value-type="float" office:value="0.0000146460686336291" calcext:value-type="float">
            <text:p>1,46460686336291E-005</text:p>
          </table:table-cell>
          <table:table-cell table:formula="of:=[.P639]-[.P761]" office:value-type="string" office:string-value="" calcext:value-type="error">
            <text:p>#DIV/0 !</text:p>
          </table:table-cell>
          <table:table-cell table:formula="of:=[.Q639]-[.Q761]" office:value-type="string" office:string-value="" calcext:value-type="error">
            <text:p>#DIV/0 !</text:p>
          </table:table-cell>
          <table:table-cell table:formula="of:=[.R639]-[.R761]" office:value-type="string" office:string-value="" calcext:value-type="error">
            <text:p>#VALEUR !</text:p>
          </table:table-cell>
          <table:table-cell table:formula="of:=[.S639]-[.S761]" office:value-type="float" office:value="0.00626827001425403" calcext:value-type="float">
            <text:p>0,00626827</text:p>
          </table:table-cell>
          <table:table-cell table:formula="of:=[.T639]-[.T761]" office:value-type="string" office:string-value="" calcext:value-type="error">
            <text:p>#VALEUR !</text:p>
          </table:table-cell>
          <table:table-cell table:formula="of:=[.U639]-[.U761]" office:value-type="string" office:string-value="" calcext:value-type="error">
            <text:p>#VALEUR !</text:p>
          </table:table-cell>
          <table:table-cell table:formula="of:=[.V639]-[.V76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[.B640]-[.B762]" office:value-type="string" office:string-value="" calcext:value-type="error">
            <text:p>#DIV/0 !</text:p>
          </table:table-cell>
          <table:table-cell table:formula="of:=[.C640]-[.C762]" office:value-type="float" office:value="0.000219589594759535" calcext:value-type="float">
            <text:p>0,0002195896</text:p>
          </table:table-cell>
          <table:table-cell table:formula="of:=[.D640]-[.D762]" office:value-type="float" office:value="0.00173308890981731" calcext:value-type="float">
            <text:p>0,0017330889</text:p>
          </table:table-cell>
          <table:table-cell table:formula="of:=[.E640]-[.E762]" office:value-type="float" office:value="1" calcext:value-type="float">
            <text:p>1</text:p>
          </table:table-cell>
          <table:table-cell table:formula="of:=[.F640]-[.F762]" office:value-type="string" office:string-value="" calcext:value-type="error">
            <text:p>#DIV/0 !</text:p>
          </table:table-cell>
          <table:table-cell table:formula="of:=[.G640]-[.G762]" office:value-type="string" office:string-value="" calcext:value-type="error">
            <text:p>#DIV/0 !</text:p>
          </table:table-cell>
          <table:table-cell table:formula="of:=[.H640]-[.H762]" office:value-type="string" office:string-value="" calcext:value-type="error">
            <text:p>#VALEUR !</text:p>
          </table:table-cell>
          <table:table-cell table:formula="of:=[.I640]-[.I762]" office:value-type="float" office:value="0.014944928537586" calcext:value-type="float">
            <text:p>0,0149449285</text:p>
          </table:table-cell>
          <table:table-cell table:formula="of:=[.J640]-[.J762]" office:value-type="string" office:string-value="" calcext:value-type="error">
            <text:p>#DIV/0 !</text:p>
          </table:table-cell>
          <table:table-cell table:formula="of:=[.K640]-[.K762]" office:value-type="string" office:string-value="" calcext:value-type="error">
            <text:p>#VALEUR !</text:p>
          </table:table-cell>
          <table:table-cell table:formula="of:=[.L640]-[.L762]" office:value-type="string" office:string-value="" calcext:value-type="error">
            <text:p>#VALEUR !</text:p>
          </table:table-cell>
          <table:table-cell table:formula="of:=[.M640]-[.M762]" office:value-type="float" office:value="0.0000703855646139385" calcext:value-type="float">
            <text:p>7,03855646139385E-005</text:p>
          </table:table-cell>
          <table:table-cell table:formula="of:=[.N640]-[.N762]" office:value-type="float" office:value="0.406777468082895" calcext:value-type="float">
            <text:p>0,4067774681</text:p>
          </table:table-cell>
          <table:table-cell table:formula="of:=[.O640]-[.O762]" office:value-type="string" office:string-value="" calcext:value-type="error">
            <text:p>#VALEUR !</text:p>
          </table:table-cell>
          <table:table-cell table:formula="of:=[.P640]-[.P762]" office:value-type="string" office:string-value="" calcext:value-type="error">
            <text:p>#DIV/0 !</text:p>
          </table:table-cell>
          <table:table-cell table:formula="of:=[.Q640]-[.Q762]" office:value-type="string" office:string-value="" calcext:value-type="error">
            <text:p>#DIV/0 !</text:p>
          </table:table-cell>
          <table:table-cell table:formula="of:=[.R640]-[.R762]" office:value-type="string" office:string-value="" calcext:value-type="error">
            <text:p>#VALEUR !</text:p>
          </table:table-cell>
          <table:table-cell table:formula="of:=[.S640]-[.S762]" office:value-type="float" office:value="0.00785079486905615" calcext:value-type="float">
            <text:p>0,0078507949</text:p>
          </table:table-cell>
          <table:table-cell table:formula="of:=[.T640]-[.T762]" office:value-type="string" office:string-value="" calcext:value-type="error">
            <text:p>#VALEUR !</text:p>
          </table:table-cell>
          <table:table-cell table:formula="of:=[.U640]-[.U762]" office:value-type="string" office:string-value="" calcext:value-type="error">
            <text:p>#VALEUR !</text:p>
          </table:table-cell>
          <table:table-cell table:formula="of:=[.V640]-[.V76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[.B641]-[.B763]" office:value-type="string" office:string-value="" calcext:value-type="error">
            <text:p>#DIV/0 !</text:p>
          </table:table-cell>
          <table:table-cell table:formula="of:=[.C641]-[.C763]" office:value-type="float" office:value="0.000258655700293147" calcext:value-type="float">
            <text:p>0,0002586557</text:p>
          </table:table-cell>
          <table:table-cell table:formula="of:=[.D641]-[.D763]" office:value-type="float" office:value="0.00178528523306116" calcext:value-type="float">
            <text:p>0,0017852852</text:p>
          </table:table-cell>
          <table:table-cell table:formula="of:=[.E641]-[.E763]" office:value-type="float" office:value="1" calcext:value-type="float">
            <text:p>1</text:p>
          </table:table-cell>
          <table:table-cell table:formula="of:=[.F641]-[.F763]" office:value-type="string" office:string-value="" calcext:value-type="error">
            <text:p>#DIV/0 !</text:p>
          </table:table-cell>
          <table:table-cell table:formula="of:=[.G641]-[.G763]" office:value-type="string" office:string-value="" calcext:value-type="error">
            <text:p>#DIV/0 !</text:p>
          </table:table-cell>
          <table:table-cell table:formula="of:=[.H641]-[.H763]" office:value-type="string" office:string-value="" calcext:value-type="error">
            <text:p>#VALEUR !</text:p>
          </table:table-cell>
          <table:table-cell table:formula="of:=[.I641]-[.I763]" office:value-type="float" office:value="0.015395032578057" calcext:value-type="float">
            <text:p>0,0153950326</text:p>
          </table:table-cell>
          <table:table-cell table:formula="of:=[.J641]-[.J763]" office:value-type="string" office:string-value="" calcext:value-type="error">
            <text:p>#DIV/0 !</text:p>
          </table:table-cell>
          <table:table-cell table:formula="of:=[.K641]-[.K763]" office:value-type="string" office:string-value="" calcext:value-type="error">
            <text:p>#VALEUR !</text:p>
          </table:table-cell>
          <table:table-cell table:formula="of:=[.L641]-[.L763]" office:value-type="string" office:string-value="" calcext:value-type="error">
            <text:p>#VALEUR !</text:p>
          </table:table-cell>
          <table:table-cell table:formula="of:=[.M641]-[.M763]" office:value-type="float" office:value="0.000186278542227246" calcext:value-type="float">
            <text:p>0,0001862785</text:p>
          </table:table-cell>
          <table:table-cell table:formula="of:=[.N641]-[.N763]" office:value-type="float" office:value="0.397519367571997" calcext:value-type="float">
            <text:p>0,3975193676</text:p>
          </table:table-cell>
          <table:table-cell table:formula="of:=[.O641]-[.O763]" office:value-type="string" office:string-value="" calcext:value-type="error">
            <text:p>#VALEUR !</text:p>
          </table:table-cell>
          <table:table-cell table:formula="of:=[.P641]-[.P763]" office:value-type="string" office:string-value="" calcext:value-type="error">
            <text:p>#DIV/0 !</text:p>
          </table:table-cell>
          <table:table-cell table:formula="of:=[.Q641]-[.Q763]" office:value-type="string" office:string-value="" calcext:value-type="error">
            <text:p>#DIV/0 !</text:p>
          </table:table-cell>
          <table:table-cell table:formula="of:=[.R641]-[.R763]" office:value-type="float" office:value="0.0000404138985283583" calcext:value-type="float">
            <text:p>4,04138985283583E-005</text:p>
          </table:table-cell>
          <table:table-cell table:formula="of:=[.S641]-[.S763]" office:value-type="float" office:value="0.00808724126507497" calcext:value-type="float">
            <text:p>0,0080872413</text:p>
          </table:table-cell>
          <table:table-cell table:formula="of:=[.T641]-[.T763]" office:value-type="string" office:string-value="" calcext:value-type="error">
            <text:p>#VALEUR !</text:p>
          </table:table-cell>
          <table:table-cell table:formula="of:=[.U641]-[.U763]" office:value-type="string" office:string-value="" calcext:value-type="error">
            <text:p>#VALEUR !</text:p>
          </table:table-cell>
          <table:table-cell table:formula="of:=[.V641]-[.V76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[.B642]-[.B764]" office:value-type="string" office:string-value="" calcext:value-type="error">
            <text:p>#DIV/0 !</text:p>
          </table:table-cell>
          <table:table-cell table:formula="of:=[.C642]-[.C764]" office:value-type="float" office:value="0.000206163035623009" calcext:value-type="float">
            <text:p>0,000206163</text:p>
          </table:table-cell>
          <table:table-cell table:formula="of:=[.D642]-[.D764]" office:value-type="string" office:string-value="" calcext:value-type="error">
            <text:p>#VALEUR !</text:p>
          </table:table-cell>
          <table:table-cell table:formula="of:=[.E642]-[.E764]" office:value-type="float" office:value="1" calcext:value-type="float">
            <text:p>1</text:p>
          </table:table-cell>
          <table:table-cell table:formula="of:=[.F642]-[.F764]" office:value-type="string" office:string-value="" calcext:value-type="error">
            <text:p>#DIV/0 !</text:p>
          </table:table-cell>
          <table:table-cell table:formula="of:=[.G642]-[.G764]" office:value-type="string" office:string-value="" calcext:value-type="error">
            <text:p>#DIV/0 !</text:p>
          </table:table-cell>
          <table:table-cell table:formula="of:=[.H642]-[.H764]" office:value-type="string" office:string-value="" calcext:value-type="error">
            <text:p>#VALEUR !</text:p>
          </table:table-cell>
          <table:table-cell table:formula="of:=[.I642]-[.I764]" office:value-type="float" office:value="0.0140437399747976" calcext:value-type="float">
            <text:p>0,01404374</text:p>
          </table:table-cell>
          <table:table-cell table:formula="of:=[.J642]-[.J764]" office:value-type="string" office:string-value="" calcext:value-type="error">
            <text:p>#DIV/0 !</text:p>
          </table:table-cell>
          <table:table-cell table:formula="of:=[.K642]-[.K764]" office:value-type="string" office:string-value="" calcext:value-type="error">
            <text:p>#VALEUR !</text:p>
          </table:table-cell>
          <table:table-cell table:formula="of:=[.L642]-[.L764]" office:value-type="float" office:value="0.000181332560097763" calcext:value-type="float">
            <text:p>0,0001813326</text:p>
          </table:table-cell>
          <table:table-cell table:formula="of:=[.M642]-[.M764]" office:value-type="float" office:value="0.000160414806805189" calcext:value-type="float">
            <text:p>0,0001604148</text:p>
          </table:table-cell>
          <table:table-cell table:formula="of:=[.N642]-[.N764]" office:value-type="float" office:value="0.445436343346997" calcext:value-type="float">
            <text:p>0,4454363433</text:p>
          </table:table-cell>
          <table:table-cell table:formula="of:=[.O642]-[.O764]" office:value-type="string" office:string-value="" calcext:value-type="error">
            <text:p>#VALEUR !</text:p>
          </table:table-cell>
          <table:table-cell table:formula="of:=[.P642]-[.P764]" office:value-type="string" office:string-value="" calcext:value-type="error">
            <text:p>#DIV/0 !</text:p>
          </table:table-cell>
          <table:table-cell table:formula="of:=[.Q642]-[.Q764]" office:value-type="string" office:string-value="" calcext:value-type="error">
            <text:p>#DIV/0 !</text:p>
          </table:table-cell>
          <table:table-cell table:formula="of:=[.R642]-[.R764]" office:value-type="string" office:string-value="" calcext:value-type="error">
            <text:p>#VALEUR !</text:p>
          </table:table-cell>
          <table:table-cell table:formula="of:=[.S642]-[.S764]" office:value-type="float" office:value="0.0103757295976594" calcext:value-type="float">
            <text:p>0,0103757296</text:p>
          </table:table-cell>
          <table:table-cell table:formula="of:=[.T642]-[.T764]" office:value-type="string" office:string-value="" calcext:value-type="error">
            <text:p>#VALEUR !</text:p>
          </table:table-cell>
          <table:table-cell table:formula="of:=[.U642]-[.U764]" office:value-type="string" office:string-value="" calcext:value-type="error">
            <text:p>#VALEUR !</text:p>
          </table:table-cell>
          <table:table-cell table:formula="of:=[.V642]-[.V76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[.B643]-[.B765]" office:value-type="string" office:string-value="" calcext:value-type="error">
            <text:p>#DIV/0 !</text:p>
          </table:table-cell>
          <table:table-cell table:formula="of:=[.C643]-[.C765]" office:value-type="float" office:value="0.000182034983798455" calcext:value-type="float">
            <text:p>0,000182035</text:p>
          </table:table-cell>
          <table:table-cell table:formula="of:=[.D643]-[.D765]" office:value-type="float" office:value="0.00129711571136264" calcext:value-type="float">
            <text:p>0,0012971157</text:p>
          </table:table-cell>
          <table:table-cell table:formula="of:=[.E643]-[.E765]" office:value-type="float" office:value="1" calcext:value-type="float">
            <text:p>1</text:p>
          </table:table-cell>
          <table:table-cell table:formula="of:=[.F643]-[.F765]" office:value-type="string" office:string-value="" calcext:value-type="error">
            <text:p>#DIV/0 !</text:p>
          </table:table-cell>
          <table:table-cell table:formula="of:=[.G643]-[.G765]" office:value-type="string" office:string-value="" calcext:value-type="error">
            <text:p>#DIV/0 !</text:p>
          </table:table-cell>
          <table:table-cell table:formula="of:=[.H643]-[.H765]" office:value-type="string" office:string-value="" calcext:value-type="error">
            <text:p>#VALEUR !</text:p>
          </table:table-cell>
          <table:table-cell table:formula="of:=[.I643]-[.I765]" office:value-type="float" office:value="0.013402482236566" calcext:value-type="float">
            <text:p>0,0134024822</text:p>
          </table:table-cell>
          <table:table-cell table:formula="of:=[.J643]-[.J765]" office:value-type="string" office:string-value="" calcext:value-type="error">
            <text:p>#DIV/0 !</text:p>
          </table:table-cell>
          <table:table-cell table:formula="of:=[.K643]-[.K765]" office:value-type="string" office:string-value="" calcext:value-type="error">
            <text:p>#VALEUR !</text:p>
          </table:table-cell>
          <table:table-cell table:formula="of:=[.L643]-[.L765]" office:value-type="string" office:string-value="" calcext:value-type="error">
            <text:p>#VALEUR !</text:p>
          </table:table-cell>
          <table:table-cell table:formula="of:=[.M643]-[.M765]" office:value-type="float" office:value="0.000115779308793825" calcext:value-type="float">
            <text:p>0,0001157793</text:p>
          </table:table-cell>
          <table:table-cell table:formula="of:=[.N643]-[.N765]" office:value-type="float" office:value="0.357737963512786" calcext:value-type="float">
            <text:p>0,3577379635</text:p>
          </table:table-cell>
          <table:table-cell table:formula="of:=[.O643]-[.O765]" office:value-type="string" office:string-value="" calcext:value-type="error">
            <text:p>#VALEUR !</text:p>
          </table:table-cell>
          <table:table-cell table:formula="of:=[.P643]-[.P765]" office:value-type="string" office:string-value="" calcext:value-type="error">
            <text:p>#DIV/0 !</text:p>
          </table:table-cell>
          <table:table-cell table:formula="of:=[.Q643]-[.Q765]" office:value-type="string" office:string-value="" calcext:value-type="error">
            <text:p>#DIV/0 !</text:p>
          </table:table-cell>
          <table:table-cell table:formula="of:=[.R643]-[.R765]" office:value-type="string" office:string-value="" calcext:value-type="error">
            <text:p>#VALEUR !</text:p>
          </table:table-cell>
          <table:table-cell table:formula="of:=[.S643]-[.S765]" office:value-type="float" office:value="0.00940733721847793" calcext:value-type="float">
            <text:p>0,0094073372</text:p>
          </table:table-cell>
          <table:table-cell table:formula="of:=[.T643]-[.T765]" office:value-type="string" office:string-value="" calcext:value-type="error">
            <text:p>#VALEUR !</text:p>
          </table:table-cell>
          <table:table-cell table:formula="of:=[.U643]-[.U765]" office:value-type="string" office:string-value="" calcext:value-type="error">
            <text:p>#VALEUR !</text:p>
          </table:table-cell>
          <table:table-cell table:formula="of:=[.V643]-[.V76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[.B644]-[.B766]" office:value-type="string" office:string-value="" calcext:value-type="error">
            <text:p>#DIV/0 !</text:p>
          </table:table-cell>
          <table:table-cell table:formula="of:=[.C644]-[.C766]" office:value-type="float" office:value="0.000247737231666829" calcext:value-type="float">
            <text:p>0,0002477372</text:p>
          </table:table-cell>
          <table:table-cell table:formula="of:=[.D644]-[.D766]" office:value-type="float" office:value="0.00133110406757386" calcext:value-type="float">
            <text:p>0,0013311041</text:p>
          </table:table-cell>
          <table:table-cell table:formula="of:=[.E644]-[.E766]" office:value-type="float" office:value="1" calcext:value-type="float">
            <text:p>1</text:p>
          </table:table-cell>
          <table:table-cell table:formula="of:=[.F644]-[.F766]" office:value-type="string" office:string-value="" calcext:value-type="error">
            <text:p>#DIV/0 !</text:p>
          </table:table-cell>
          <table:table-cell table:formula="of:=[.G644]-[.G766]" office:value-type="string" office:string-value="" calcext:value-type="error">
            <text:p>#DIV/0 !</text:p>
          </table:table-cell>
          <table:table-cell table:formula="of:=[.H644]-[.H766]" office:value-type="string" office:string-value="" calcext:value-type="error">
            <text:p>#VALEUR !</text:p>
          </table:table-cell>
          <table:table-cell table:formula="of:=[.I644]-[.I766]" office:value-type="float" office:value="0.0137536678219232" calcext:value-type="float">
            <text:p>0,0137536678</text:p>
          </table:table-cell>
          <table:table-cell table:formula="of:=[.J644]-[.J766]" office:value-type="string" office:string-value="" calcext:value-type="error">
            <text:p>#DIV/0 !</text:p>
          </table:table-cell>
          <table:table-cell table:formula="of:=[.K644]-[.K766]" office:value-type="string" office:string-value="" calcext:value-type="error">
            <text:p>#VALEUR !</text:p>
          </table:table-cell>
          <table:table-cell table:formula="of:=[.L644]-[.L766]" office:value-type="string" office:string-value="" calcext:value-type="error">
            <text:p>#VALEUR !</text:p>
          </table:table-cell>
          <table:table-cell table:formula="of:=[.M644]-[.M766]" office:value-type="float" office:value="0.000149355242787204" calcext:value-type="float">
            <text:p>0,0001493552</text:p>
          </table:table-cell>
          <table:table-cell table:formula="of:=[.N644]-[.N766]" office:value-type="float" office:value="0.363434159349711" calcext:value-type="float">
            <text:p>0,3634341593</text:p>
          </table:table-cell>
          <table:table-cell table:formula="of:=[.O644]-[.O766]" office:value-type="float" office:value="0.000019285123761332" calcext:value-type="float">
            <text:p>1,9285123761332E-005</text:p>
          </table:table-cell>
          <table:table-cell table:formula="of:=[.P644]-[.P766]" office:value-type="string" office:string-value="" calcext:value-type="error">
            <text:p>#DIV/0 !</text:p>
          </table:table-cell>
          <table:table-cell table:formula="of:=[.Q644]-[.Q766]" office:value-type="string" office:string-value="" calcext:value-type="error">
            <text:p>#DIV/0 !</text:p>
          </table:table-cell>
          <table:table-cell table:formula="of:=[.R644]-[.R766]" office:value-type="string" office:string-value="" calcext:value-type="error">
            <text:p>#VALEUR !</text:p>
          </table:table-cell>
          <table:table-cell table:formula="of:=[.S644]-[.S766]" office:value-type="float" office:value="0.00895995333886431" calcext:value-type="float">
            <text:p>0,0089599533</text:p>
          </table:table-cell>
          <table:table-cell table:formula="of:=[.T644]-[.T766]" office:value-type="string" office:string-value="" calcext:value-type="error">
            <text:p>#VALEUR !</text:p>
          </table:table-cell>
          <table:table-cell table:formula="of:=[.U644]-[.U766]" office:value-type="string" office:string-value="" calcext:value-type="error">
            <text:p>#VALEUR !</text:p>
          </table:table-cell>
          <table:table-cell table:formula="of:=[.V644]-[.V76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[.B645]-[.B767]" office:value-type="string" office:string-value="" calcext:value-type="error">
            <text:p>#DIV/0 !</text:p>
          </table:table-cell>
          <table:table-cell table:formula="of:=[.C645]-[.C767]" office:value-type="float" office:value="0.000259578564323749" calcext:value-type="float">
            <text:p>0,0002595786</text:p>
          </table:table-cell>
          <table:table-cell table:formula="of:=[.D645]-[.D767]" office:value-type="float" office:value="0.00131387236730033" calcext:value-type="float">
            <text:p>0,0013138724</text:p>
          </table:table-cell>
          <table:table-cell table:formula="of:=[.E645]-[.E767]" office:value-type="float" office:value="1" calcext:value-type="float">
            <text:p>1</text:p>
          </table:table-cell>
          <table:table-cell table:formula="of:=[.F645]-[.F767]" office:value-type="string" office:string-value="" calcext:value-type="error">
            <text:p>#DIV/0 !</text:p>
          </table:table-cell>
          <table:table-cell table:formula="of:=[.G645]-[.G767]" office:value-type="string" office:string-value="" calcext:value-type="error">
            <text:p>#DIV/0 !</text:p>
          </table:table-cell>
          <table:table-cell table:formula="of:=[.H645]-[.H767]" office:value-type="string" office:string-value="" calcext:value-type="error">
            <text:p>#VALEUR !</text:p>
          </table:table-cell>
          <table:table-cell table:formula="of:=[.I645]-[.I767]" office:value-type="float" office:value="0.0142537484986367" calcext:value-type="float">
            <text:p>0,0142537485</text:p>
          </table:table-cell>
          <table:table-cell table:formula="of:=[.J645]-[.J767]" office:value-type="string" office:string-value="" calcext:value-type="error">
            <text:p>#DIV/0 !</text:p>
          </table:table-cell>
          <table:table-cell table:formula="of:=[.K645]-[.K767]" office:value-type="string" office:string-value="" calcext:value-type="error">
            <text:p>#VALEUR !</text:p>
          </table:table-cell>
          <table:table-cell table:formula="of:=[.L645]-[.L767]" office:value-type="string" office:string-value="" calcext:value-type="error">
            <text:p>#VALEUR !</text:p>
          </table:table-cell>
          <table:table-cell table:formula="of:=[.M645]-[.M767]" office:value-type="float" office:value="0.000157370715429632" calcext:value-type="float">
            <text:p>0,0001573707</text:p>
          </table:table-cell>
          <table:table-cell table:formula="of:=[.N645]-[.N767]" office:value-type="float" office:value="0.376573848545466" calcext:value-type="float">
            <text:p>0,3765738485</text:p>
          </table:table-cell>
          <table:table-cell table:formula="of:=[.O645]-[.O767]" office:value-type="string" office:string-value="" calcext:value-type="error">
            <text:p>#VALEUR !</text:p>
          </table:table-cell>
          <table:table-cell table:formula="of:=[.P645]-[.P767]" office:value-type="string" office:string-value="" calcext:value-type="error">
            <text:p>#DIV/0 !</text:p>
          </table:table-cell>
          <table:table-cell table:formula="of:=[.Q645]-[.Q767]" office:value-type="string" office:string-value="" calcext:value-type="error">
            <text:p>#DIV/0 !</text:p>
          </table:table-cell>
          <table:table-cell table:formula="of:=[.R645]-[.R767]" office:value-type="string" office:string-value="" calcext:value-type="error">
            <text:p>#VALEUR !</text:p>
          </table:table-cell>
          <table:table-cell table:formula="of:=[.S645]-[.S767]" office:value-type="float" office:value="0.00816583531262744" calcext:value-type="float">
            <text:p>0,0081658353</text:p>
          </table:table-cell>
          <table:table-cell table:formula="of:=[.T645]-[.T767]" office:value-type="string" office:string-value="" calcext:value-type="error">
            <text:p>#VALEUR !</text:p>
          </table:table-cell>
          <table:table-cell table:formula="of:=[.U645]-[.U767]" office:value-type="string" office:string-value="" calcext:value-type="error">
            <text:p>#VALEUR !</text:p>
          </table:table-cell>
          <table:table-cell table:formula="of:=[.V645]-[.V76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[.B646]-[.B768]" office:value-type="string" office:string-value="" calcext:value-type="error">
            <text:p>#DIV/0 !</text:p>
          </table:table-cell>
          <table:table-cell table:formula="of:=[.C646]-[.C768]" office:value-type="float" office:value="0.000284264320498163" calcext:value-type="float">
            <text:p>0,0002842643</text:p>
          </table:table-cell>
          <table:table-cell table:formula="of:=[.D646]-[.D768]" office:value-type="float" office:value="0.00162205993664106" calcext:value-type="float">
            <text:p>0,0016220599</text:p>
          </table:table-cell>
          <table:table-cell table:formula="of:=[.E646]-[.E768]" office:value-type="float" office:value="1" calcext:value-type="float">
            <text:p>1</text:p>
          </table:table-cell>
          <table:table-cell table:formula="of:=[.F646]-[.F768]" office:value-type="string" office:string-value="" calcext:value-type="error">
            <text:p>#DIV/0 !</text:p>
          </table:table-cell>
          <table:table-cell table:formula="of:=[.G646]-[.G768]" office:value-type="string" office:string-value="" calcext:value-type="error">
            <text:p>#DIV/0 !</text:p>
          </table:table-cell>
          <table:table-cell table:formula="of:=[.H646]-[.H768]" office:value-type="string" office:string-value="" calcext:value-type="error">
            <text:p>#VALEUR !</text:p>
          </table:table-cell>
          <table:table-cell table:formula="of:=[.I646]-[.I768]" office:value-type="float" office:value="0.0133220329992038" calcext:value-type="float">
            <text:p>0,013322033</text:p>
          </table:table-cell>
          <table:table-cell table:formula="of:=[.J646]-[.J768]" office:value-type="string" office:string-value="" calcext:value-type="error">
            <text:p>#DIV/0 !</text:p>
          </table:table-cell>
          <table:table-cell table:formula="of:=[.K646]-[.K768]" office:value-type="string" office:string-value="" calcext:value-type="error">
            <text:p>#VALEUR !</text:p>
          </table:table-cell>
          <table:table-cell table:formula="of:=[.L646]-[.L768]" office:value-type="string" office:string-value="" calcext:value-type="error">
            <text:p>#VALEUR !</text:p>
          </table:table-cell>
          <table:table-cell table:formula="of:=[.M646]-[.M768]" office:value-type="float" office:value="0.000134757711013886" calcext:value-type="float">
            <text:p>0,0001347577</text:p>
          </table:table-cell>
          <table:table-cell table:formula="of:=[.N646]-[.N768]" office:value-type="float" office:value="0.372093882104787" calcext:value-type="float">
            <text:p>0,3720938821</text:p>
          </table:table-cell>
          <table:table-cell table:formula="of:=[.O646]-[.O768]" office:value-type="float" office:value="0.000021746192921418" calcext:value-type="float">
            <text:p>2,1746192921418E-005</text:p>
          </table:table-cell>
          <table:table-cell table:formula="of:=[.P646]-[.P768]" office:value-type="string" office:string-value="" calcext:value-type="error">
            <text:p>#DIV/0 !</text:p>
          </table:table-cell>
          <table:table-cell table:formula="of:=[.Q646]-[.Q768]" office:value-type="string" office:string-value="" calcext:value-type="error">
            <text:p>#DIV/0 !</text:p>
          </table:table-cell>
          <table:table-cell table:formula="of:=[.R646]-[.R768]" office:value-type="string" office:string-value="" calcext:value-type="error">
            <text:p>#VALEUR !</text:p>
          </table:table-cell>
          <table:table-cell table:formula="of:=[.S646]-[.S768]" office:value-type="float" office:value="0.00801330037879525" calcext:value-type="float">
            <text:p>0,0080133004</text:p>
          </table:table-cell>
          <table:table-cell table:formula="of:=[.T646]-[.T768]" office:value-type="string" office:string-value="" calcext:value-type="error">
            <text:p>#VALEUR !</text:p>
          </table:table-cell>
          <table:table-cell table:formula="of:=[.U646]-[.U768]" office:value-type="string" office:string-value="" calcext:value-type="error">
            <text:p>#VALEUR !</text:p>
          </table:table-cell>
          <table:table-cell table:formula="of:=[.V646]-[.V76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647]-[.B769]" office:value-type="string" office:string-value="" calcext:value-type="error">
            <text:p>#DIV/0 !</text:p>
          </table:table-cell>
          <table:table-cell table:formula="of:=[.C647]-[.C769]" office:value-type="float" office:value="0.000257111572827783" calcext:value-type="float">
            <text:p>0,0002571116</text:p>
          </table:table-cell>
          <table:table-cell table:formula="of:=[.D647]-[.D769]" office:value-type="float" office:value="0.00210013614435753" calcext:value-type="float">
            <text:p>0,0021001361</text:p>
          </table:table-cell>
          <table:table-cell table:formula="of:=[.E647]-[.E769]" office:value-type="float" office:value="1" calcext:value-type="float">
            <text:p>1</text:p>
          </table:table-cell>
          <table:table-cell table:formula="of:=[.F647]-[.F769]" office:value-type="string" office:string-value="" calcext:value-type="error">
            <text:p>#DIV/0 !</text:p>
          </table:table-cell>
          <table:table-cell table:formula="of:=[.G647]-[.G769]" office:value-type="string" office:string-value="" calcext:value-type="error">
            <text:p>#DIV/0 !</text:p>
          </table:table-cell>
          <table:table-cell table:formula="of:=[.H647]-[.H769]" office:value-type="string" office:string-value="" calcext:value-type="error">
            <text:p>#VALEUR !</text:p>
          </table:table-cell>
          <table:table-cell table:formula="of:=[.I647]-[.I769]" office:value-type="float" office:value="0.0138488872618548" calcext:value-type="float">
            <text:p>0,0138488873</text:p>
          </table:table-cell>
          <table:table-cell table:formula="of:=[.J647]-[.J769]" office:value-type="string" office:string-value="" calcext:value-type="error">
            <text:p>#DIV/0 !</text:p>
          </table:table-cell>
          <table:table-cell table:formula="of:=[.K647]-[.K769]" office:value-type="string" office:string-value="" calcext:value-type="error">
            <text:p>#VALEUR !</text:p>
          </table:table-cell>
          <table:table-cell table:formula="of:=[.L647]-[.L769]" office:value-type="string" office:string-value="" calcext:value-type="error">
            <text:p>#VALEUR !</text:p>
          </table:table-cell>
          <table:table-cell table:formula="of:=[.M647]-[.M769]" office:value-type="float" office:value="0.000143185856899865" calcext:value-type="float">
            <text:p>0,0001431859</text:p>
          </table:table-cell>
          <table:table-cell table:formula="of:=[.N647]-[.N769]" office:value-type="float" office:value="0.364809839412465" calcext:value-type="float">
            <text:p>0,3648098394</text:p>
          </table:table-cell>
          <table:table-cell table:formula="of:=[.O647]-[.O769]" office:value-type="string" office:string-value="" calcext:value-type="error">
            <text:p>#VALEUR !</text:p>
          </table:table-cell>
          <table:table-cell table:formula="of:=[.P647]-[.P769]" office:value-type="string" office:string-value="" calcext:value-type="error">
            <text:p>#DIV/0 !</text:p>
          </table:table-cell>
          <table:table-cell table:formula="of:=[.Q647]-[.Q769]" office:value-type="string" office:string-value="" calcext:value-type="error">
            <text:p>#DIV/0 !</text:p>
          </table:table-cell>
          <table:table-cell table:formula="of:=[.R647]-[.R769]" office:value-type="string" office:string-value="" calcext:value-type="error">
            <text:p>#VALEUR !</text:p>
          </table:table-cell>
          <table:table-cell table:formula="of:=[.S647]-[.S769]" office:value-type="float" office:value="0.00662274358637777" calcext:value-type="float">
            <text:p>0,0066227436</text:p>
          </table:table-cell>
          <table:table-cell table:formula="of:=[.T647]-[.T769]" office:value-type="string" office:string-value="" calcext:value-type="error">
            <text:p>#VALEUR !</text:p>
          </table:table-cell>
          <table:table-cell table:formula="of:=[.U647]-[.U769]" office:value-type="string" office:string-value="" calcext:value-type="error">
            <text:p>#VALEUR !</text:p>
          </table:table-cell>
          <table:table-cell table:formula="of:=[.V647]-[.V76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[.B648]-[.B770]" office:value-type="string" office:string-value="" calcext:value-type="error">
            <text:p>#DIV/0 !</text:p>
          </table:table-cell>
          <table:table-cell table:formula="of:=[.C648]-[.C770]" office:value-type="float" office:value="0.000228256387992015" calcext:value-type="float">
            <text:p>0,0002282564</text:p>
          </table:table-cell>
          <table:table-cell table:formula="of:=[.D648]-[.D770]" office:value-type="float" office:value="0.00157480653444745" calcext:value-type="float">
            <text:p>0,0015748065</text:p>
          </table:table-cell>
          <table:table-cell table:formula="of:=[.E648]-[.E770]" office:value-type="float" office:value="1" calcext:value-type="float">
            <text:p>1</text:p>
          </table:table-cell>
          <table:table-cell table:formula="of:=[.F648]-[.F770]" office:value-type="string" office:string-value="" calcext:value-type="error">
            <text:p>#DIV/0 !</text:p>
          </table:table-cell>
          <table:table-cell table:formula="of:=[.G648]-[.G770]" office:value-type="string" office:string-value="" calcext:value-type="error">
            <text:p>#DIV/0 !</text:p>
          </table:table-cell>
          <table:table-cell table:formula="of:=[.H648]-[.H770]" office:value-type="string" office:string-value="" calcext:value-type="error">
            <text:p>#VALEUR !</text:p>
          </table:table-cell>
          <table:table-cell table:formula="of:=[.I648]-[.I770]" office:value-type="float" office:value="0.0129339392123296" calcext:value-type="float">
            <text:p>0,0129339392</text:p>
          </table:table-cell>
          <table:table-cell table:formula="of:=[.J648]-[.J770]" office:value-type="string" office:string-value="" calcext:value-type="error">
            <text:p>#DIV/0 !</text:p>
          </table:table-cell>
          <table:table-cell table:formula="of:=[.K648]-[.K770]" office:value-type="string" office:string-value="" calcext:value-type="error">
            <text:p>#VALEUR !</text:p>
          </table:table-cell>
          <table:table-cell table:formula="of:=[.L648]-[.L770]" office:value-type="string" office:string-value="" calcext:value-type="error">
            <text:p>#VALEUR !</text:p>
          </table:table-cell>
          <table:table-cell table:formula="of:=[.M648]-[.M770]" office:value-type="float" office:value="0.000183417228486371" calcext:value-type="float">
            <text:p>0,0001834172</text:p>
          </table:table-cell>
          <table:table-cell table:formula="of:=[.N648]-[.N770]" office:value-type="float" office:value="0.371027379817254" calcext:value-type="float">
            <text:p>0,3710273798</text:p>
          </table:table-cell>
          <table:table-cell table:formula="of:=[.O648]-[.O770]" office:value-type="string" office:string-value="" calcext:value-type="error">
            <text:p>#VALEUR !</text:p>
          </table:table-cell>
          <table:table-cell table:formula="of:=[.P648]-[.P770]" office:value-type="string" office:string-value="" calcext:value-type="error">
            <text:p>#DIV/0 !</text:p>
          </table:table-cell>
          <table:table-cell table:formula="of:=[.Q648]-[.Q770]" office:value-type="string" office:string-value="" calcext:value-type="error">
            <text:p>#DIV/0 !</text:p>
          </table:table-cell>
          <table:table-cell table:formula="of:=[.R648]-[.R770]" office:value-type="string" office:string-value="" calcext:value-type="error">
            <text:p>#VALEUR !</text:p>
          </table:table-cell>
          <table:table-cell table:formula="of:=[.S648]-[.S770]" office:value-type="float" office:value="0.00648768635765863" calcext:value-type="float">
            <text:p>0,0064876864</text:p>
          </table:table-cell>
          <table:table-cell table:formula="of:=[.T648]-[.T770]" office:value-type="string" office:string-value="" calcext:value-type="error">
            <text:p>#VALEUR !</text:p>
          </table:table-cell>
          <table:table-cell table:formula="of:=[.U648]-[.U770]" office:value-type="string" office:string-value="" calcext:value-type="error">
            <text:p>#VALEUR !</text:p>
          </table:table-cell>
          <table:table-cell table:formula="of:=[.V648]-[.V77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[.B649]-[.B771]" office:value-type="string" office:string-value="" calcext:value-type="error">
            <text:p>#DIV/0 !</text:p>
          </table:table-cell>
          <table:table-cell table:formula="of:=[.C649]-[.C771]" office:value-type="float" office:value="0.000299115458774934" calcext:value-type="float">
            <text:p>0,0002991155</text:p>
          </table:table-cell>
          <table:table-cell table:formula="of:=[.D649]-[.D771]" office:value-type="string" office:string-value="" calcext:value-type="error">
            <text:p>#VALEUR !</text:p>
          </table:table-cell>
          <table:table-cell table:formula="of:=[.E649]-[.E771]" office:value-type="float" office:value="1" calcext:value-type="float">
            <text:p>1</text:p>
          </table:table-cell>
          <table:table-cell table:formula="of:=[.F649]-[.F771]" office:value-type="string" office:string-value="" calcext:value-type="error">
            <text:p>#DIV/0 !</text:p>
          </table:table-cell>
          <table:table-cell table:formula="of:=[.G649]-[.G771]" office:value-type="string" office:string-value="" calcext:value-type="error">
            <text:p>#DIV/0 !</text:p>
          </table:table-cell>
          <table:table-cell table:formula="of:=[.H649]-[.H771]" office:value-type="string" office:string-value="" calcext:value-type="error">
            <text:p>#VALEUR !</text:p>
          </table:table-cell>
          <table:table-cell table:formula="of:=[.I649]-[.I771]" office:value-type="float" office:value="0.0135447477682423" calcext:value-type="float">
            <text:p>0,0135447478</text:p>
          </table:table-cell>
          <table:table-cell table:formula="of:=[.J649]-[.J771]" office:value-type="string" office:string-value="" calcext:value-type="error">
            <text:p>#DIV/0 !</text:p>
          </table:table-cell>
          <table:table-cell table:formula="of:=[.K649]-[.K771]" office:value-type="string" office:string-value="" calcext:value-type="error">
            <text:p>#VALEUR !</text:p>
          </table:table-cell>
          <table:table-cell table:formula="of:=[.L649]-[.L771]" office:value-type="string" office:string-value="" calcext:value-type="error">
            <text:p>#VALEUR !</text:p>
          </table:table-cell>
          <table:table-cell table:formula="of:=[.M649]-[.M771]" office:value-type="float" office:value="0.000197240779998623" calcext:value-type="float">
            <text:p>0,0001972408</text:p>
          </table:table-cell>
          <table:table-cell table:formula="of:=[.N649]-[.N771]" office:value-type="float" office:value="0.365732662231685" calcext:value-type="float">
            <text:p>0,3657326622</text:p>
          </table:table-cell>
          <table:table-cell table:formula="of:=[.O649]-[.O771]" office:value-type="string" office:string-value="" calcext:value-type="error">
            <text:p>#VALEUR !</text:p>
          </table:table-cell>
          <table:table-cell table:formula="of:=[.P649]-[.P771]" office:value-type="string" office:string-value="" calcext:value-type="error">
            <text:p>#DIV/0 !</text:p>
          </table:table-cell>
          <table:table-cell table:formula="of:=[.Q649]-[.Q771]" office:value-type="string" office:string-value="" calcext:value-type="error">
            <text:p>#DIV/0 !</text:p>
          </table:table-cell>
          <table:table-cell table:formula="of:=[.R649]-[.R771]" office:value-type="string" office:string-value="" calcext:value-type="error">
            <text:p>#VALEUR !</text:p>
          </table:table-cell>
          <table:table-cell table:formula="of:=[.S649]-[.S771]" office:value-type="float" office:value="0.00647083849345457" calcext:value-type="float">
            <text:p>0,0064708385</text:p>
          </table:table-cell>
          <table:table-cell table:formula="of:=[.T649]-[.T771]" office:value-type="string" office:string-value="" calcext:value-type="error">
            <text:p>#VALEUR !</text:p>
          </table:table-cell>
          <table:table-cell table:formula="of:=[.U649]-[.U771]" office:value-type="string" office:string-value="" calcext:value-type="error">
            <text:p>#VALEUR !</text:p>
          </table:table-cell>
          <table:table-cell table:formula="of:=[.V649]-[.V77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[.B650]-[.B772]" office:value-type="string" office:string-value="" calcext:value-type="error">
            <text:p>#DIV/0 !</text:p>
          </table:table-cell>
          <table:table-cell table:formula="of:=[.C650]-[.C772]" office:value-type="float" office:value="0.000323883818752266" calcext:value-type="float">
            <text:p>0,0003238838</text:p>
          </table:table-cell>
          <table:table-cell table:formula="of:=[.D650]-[.D772]" office:value-type="float" office:value="0.00153017097958984" calcext:value-type="float">
            <text:p>0,001530171</text:p>
          </table:table-cell>
          <table:table-cell table:formula="of:=[.E650]-[.E772]" office:value-type="float" office:value="1" calcext:value-type="float">
            <text:p>1</text:p>
          </table:table-cell>
          <table:table-cell table:formula="of:=[.F650]-[.F772]" office:value-type="string" office:string-value="" calcext:value-type="error">
            <text:p>#DIV/0 !</text:p>
          </table:table-cell>
          <table:table-cell table:formula="of:=[.G650]-[.G772]" office:value-type="string" office:string-value="" calcext:value-type="error">
            <text:p>#DIV/0 !</text:p>
          </table:table-cell>
          <table:table-cell table:formula="of:=[.H650]-[.H772]" office:value-type="string" office:string-value="" calcext:value-type="error">
            <text:p>#VALEUR !</text:p>
          </table:table-cell>
          <table:table-cell table:formula="of:=[.I650]-[.I772]" office:value-type="float" office:value="0.0113117978468833" calcext:value-type="float">
            <text:p>0,0113117978</text:p>
          </table:table-cell>
          <table:table-cell table:formula="of:=[.J650]-[.J772]" office:value-type="string" office:string-value="" calcext:value-type="error">
            <text:p>#DIV/0 !</text:p>
          </table:table-cell>
          <table:table-cell table:formula="of:=[.K650]-[.K772]" office:value-type="string" office:string-value="" calcext:value-type="error">
            <text:p>#VALEUR !</text:p>
          </table:table-cell>
          <table:table-cell table:formula="of:=[.L650]-[.L772]" office:value-type="string" office:string-value="" calcext:value-type="error">
            <text:p>#VALEUR !</text:p>
          </table:table-cell>
          <table:table-cell table:formula="of:=[.M650]-[.M772]" office:value-type="float" office:value="0.000131798180920142" calcext:value-type="float">
            <text:p>0,0001317982</text:p>
          </table:table-cell>
          <table:table-cell table:formula="of:=[.N650]-[.N772]" office:value-type="float" office:value="0.349231798896548" calcext:value-type="float">
            <text:p>0,3492317989</text:p>
          </table:table-cell>
          <table:table-cell table:formula="of:=[.O650]-[.O772]" office:value-type="string" office:string-value="" calcext:value-type="error">
            <text:p>#VALEUR !</text:p>
          </table:table-cell>
          <table:table-cell table:formula="of:=[.P650]-[.P772]" office:value-type="string" office:string-value="" calcext:value-type="error">
            <text:p>#DIV/0 !</text:p>
          </table:table-cell>
          <table:table-cell table:formula="of:=[.Q650]-[.Q772]" office:value-type="string" office:string-value="" calcext:value-type="error">
            <text:p>#DIV/0 !</text:p>
          </table:table-cell>
          <table:table-cell table:formula="of:=[.R650]-[.R772]" office:value-type="string" office:string-value="" calcext:value-type="error">
            <text:p>#VALEUR !</text:p>
          </table:table-cell>
          <table:table-cell table:formula="of:=[.S650]-[.S772]" office:value-type="float" office:value="0.00567604005972791" calcext:value-type="float">
            <text:p>0,0056760401</text:p>
          </table:table-cell>
          <table:table-cell table:formula="of:=[.T650]-[.T772]" office:value-type="string" office:string-value="" calcext:value-type="error">
            <text:p>#VALEUR !</text:p>
          </table:table-cell>
          <table:table-cell table:formula="of:=[.U650]-[.U772]" office:value-type="string" office:string-value="" calcext:value-type="error">
            <text:p>#VALEUR !</text:p>
          </table:table-cell>
          <table:table-cell table:formula="of:=[.V650]-[.V77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651]-[.B773]" office:value-type="string" office:string-value="" calcext:value-type="error">
            <text:p>#DIV/0 !</text:p>
          </table:table-cell>
          <table:table-cell table:formula="of:=[.C651]-[.C773]" office:value-type="float" office:value="0.000197725836375031" calcext:value-type="float">
            <text:p>0,0001977258</text:p>
          </table:table-cell>
          <table:table-cell table:formula="of:=[.D651]-[.D773]" office:value-type="float" office:value="0.00145591960885062" calcext:value-type="float">
            <text:p>0,0014559196</text:p>
          </table:table-cell>
          <table:table-cell table:formula="of:=[.E651]-[.E773]" office:value-type="float" office:value="1" calcext:value-type="float">
            <text:p>1</text:p>
          </table:table-cell>
          <table:table-cell table:formula="of:=[.F651]-[.F773]" office:value-type="string" office:string-value="" calcext:value-type="error">
            <text:p>#DIV/0 !</text:p>
          </table:table-cell>
          <table:table-cell table:formula="of:=[.G651]-[.G773]" office:value-type="string" office:string-value="" calcext:value-type="error">
            <text:p>#DIV/0 !</text:p>
          </table:table-cell>
          <table:table-cell table:formula="of:=[.H651]-[.H773]" office:value-type="float" office:value="0.000157279037965084" calcext:value-type="float">
            <text:p>0,000157279</text:p>
          </table:table-cell>
          <table:table-cell table:formula="of:=[.I651]-[.I773]" office:value-type="float" office:value="0.0119575168803321" calcext:value-type="float">
            <text:p>0,0119575169</text:p>
          </table:table-cell>
          <table:table-cell table:formula="of:=[.J651]-[.J773]" office:value-type="string" office:string-value="" calcext:value-type="error">
            <text:p>#DIV/0 !</text:p>
          </table:table-cell>
          <table:table-cell table:formula="of:=[.K651]-[.K773]" office:value-type="string" office:string-value="" calcext:value-type="error">
            <text:p>#VALEUR !</text:p>
          </table:table-cell>
          <table:table-cell table:formula="of:=[.L651]-[.L773]" office:value-type="string" office:string-value="" calcext:value-type="error">
            <text:p>#VALEUR !</text:p>
          </table:table-cell>
          <table:table-cell table:formula="of:=[.M651]-[.M773]" office:value-type="float" office:value="0.000173974076013174" calcext:value-type="float">
            <text:p>0,0001739741</text:p>
          </table:table-cell>
          <table:table-cell table:formula="of:=[.N651]-[.N773]" office:value-type="float" office:value="0.339532586823487" calcext:value-type="float">
            <text:p>0,3395325868</text:p>
          </table:table-cell>
          <table:table-cell table:formula="of:=[.O651]-[.O773]" office:value-type="string" office:string-value="" calcext:value-type="error">
            <text:p>#VALEUR !</text:p>
          </table:table-cell>
          <table:table-cell table:formula="of:=[.P651]-[.P773]" office:value-type="string" office:string-value="" calcext:value-type="error">
            <text:p>#DIV/0 !</text:p>
          </table:table-cell>
          <table:table-cell table:formula="of:=[.Q651]-[.Q773]" office:value-type="string" office:string-value="" calcext:value-type="error">
            <text:p>#DIV/0 !</text:p>
          </table:table-cell>
          <table:table-cell table:formula="of:=[.R651]-[.R773]" office:value-type="string" office:string-value="" calcext:value-type="error">
            <text:p>#VALEUR !</text:p>
          </table:table-cell>
          <table:table-cell table:formula="of:=[.S651]-[.S773]" office:value-type="float" office:value="0.00540061086885508" calcext:value-type="float">
            <text:p>0,0054006109</text:p>
          </table:table-cell>
          <table:table-cell table:formula="of:=[.T651]-[.T773]" office:value-type="string" office:string-value="" calcext:value-type="error">
            <text:p>#VALEUR !</text:p>
          </table:table-cell>
          <table:table-cell table:formula="of:=[.U651]-[.U773]" office:value-type="string" office:string-value="" calcext:value-type="error">
            <text:p>#VALEUR !</text:p>
          </table:table-cell>
          <table:table-cell table:formula="of:=[.V651]-[.V77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[.B652]-[.B774]" office:value-type="string" office:string-value="" calcext:value-type="error">
            <text:p>#DIV/0 !</text:p>
          </table:table-cell>
          <table:table-cell table:formula="of:=[.C652]-[.C774]" office:value-type="float" office:value="0.000320439613699959" calcext:value-type="float">
            <text:p>0,0003204396</text:p>
          </table:table-cell>
          <table:table-cell table:formula="of:=[.D652]-[.D774]" office:value-type="float" office:value="0.0012574400444875" calcext:value-type="float">
            <text:p>0,00125744</text:p>
          </table:table-cell>
          <table:table-cell table:formula="of:=[.E652]-[.E774]" office:value-type="float" office:value="1" calcext:value-type="float">
            <text:p>1</text:p>
          </table:table-cell>
          <table:table-cell table:formula="of:=[.F652]-[.F774]" office:value-type="string" office:string-value="" calcext:value-type="error">
            <text:p>#DIV/0 !</text:p>
          </table:table-cell>
          <table:table-cell table:formula="of:=[.G652]-[.G774]" office:value-type="string" office:string-value="" calcext:value-type="error">
            <text:p>#DIV/0 !</text:p>
          </table:table-cell>
          <table:table-cell table:formula="of:=[.H652]-[.H774]" office:value-type="float" office:value="0.000199696852414804" calcext:value-type="float">
            <text:p>0,0001996969</text:p>
          </table:table-cell>
          <table:table-cell table:formula="of:=[.I652]-[.I774]" office:value-type="float" office:value="0.0129925323640451" calcext:value-type="float">
            <text:p>0,0129925324</text:p>
          </table:table-cell>
          <table:table-cell table:formula="of:=[.J652]-[.J774]" office:value-type="string" office:string-value="" calcext:value-type="error">
            <text:p>#DIV/0 !</text:p>
          </table:table-cell>
          <table:table-cell table:formula="of:=[.K652]-[.K774]" office:value-type="string" office:string-value="" calcext:value-type="error">
            <text:p>#VALEUR !</text:p>
          </table:table-cell>
          <table:table-cell table:formula="of:=[.L652]-[.L774]" office:value-type="float" office:value="0.000117441294858099" calcext:value-type="float">
            <text:p>0,0001174413</text:p>
          </table:table-cell>
          <table:table-cell table:formula="of:=[.M652]-[.M774]" office:value-type="float" office:value="0.000188985029279193" calcext:value-type="float">
            <text:p>0,000188985</text:p>
          </table:table-cell>
          <table:table-cell table:formula="of:=[.N652]-[.N774]" office:value-type="float" office:value="0.371061464937568" calcext:value-type="float">
            <text:p>0,3710614649</text:p>
          </table:table-cell>
          <table:table-cell table:formula="of:=[.O652]-[.O774]" office:value-type="string" office:string-value="" calcext:value-type="error">
            <text:p>#VALEUR !</text:p>
          </table:table-cell>
          <table:table-cell table:formula="of:=[.P652]-[.P774]" office:value-type="string" office:string-value="" calcext:value-type="error">
            <text:p>#DIV/0 !</text:p>
          </table:table-cell>
          <table:table-cell table:formula="of:=[.Q652]-[.Q774]" office:value-type="string" office:string-value="" calcext:value-type="error">
            <text:p>#DIV/0 !</text:p>
          </table:table-cell>
          <table:table-cell table:formula="of:=[.R652]-[.R774]" office:value-type="string" office:string-value="" calcext:value-type="error">
            <text:p>#VALEUR !</text:p>
          </table:table-cell>
          <table:table-cell table:formula="of:=[.S652]-[.S774]" office:value-type="float" office:value="0.00586807547097228" calcext:value-type="float">
            <text:p>0,0058680755</text:p>
          </table:table-cell>
          <table:table-cell table:formula="of:=[.T652]-[.T774]" office:value-type="string" office:string-value="" calcext:value-type="error">
            <text:p>#VALEUR !</text:p>
          </table:table-cell>
          <table:table-cell table:formula="of:=[.U652]-[.U774]" office:value-type="string" office:string-value="" calcext:value-type="error">
            <text:p>#VALEUR !</text:p>
          </table:table-cell>
          <table:table-cell table:formula="of:=[.V652]-[.V77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formula="of:=[.B653]-[.B775]" office:value-type="string" office:string-value="" calcext:value-type="error">
            <text:p>#DIV/0 !</text:p>
          </table:table-cell>
          <table:table-cell table:formula="of:=[.C653]-[.C775]" office:value-type="float" office:value="0.000327892390689029" calcext:value-type="float">
            <text:p>0,0003278924</text:p>
          </table:table-cell>
          <table:table-cell table:formula="of:=[.D653]-[.D775]" office:value-type="float" office:value="0.00121399580880942" calcext:value-type="float">
            <text:p>0,0012139958</text:p>
          </table:table-cell>
          <table:table-cell table:formula="of:=[.E653]-[.E775]" office:value-type="float" office:value="1" calcext:value-type="float">
            <text:p>1</text:p>
          </table:table-cell>
          <table:table-cell table:formula="of:=[.F653]-[.F775]" office:value-type="string" office:string-value="" calcext:value-type="error">
            <text:p>#DIV/0 !</text:p>
          </table:table-cell>
          <table:table-cell table:formula="of:=[.G653]-[.G775]" office:value-type="string" office:string-value="" calcext:value-type="error">
            <text:p>#DIV/0 !</text:p>
          </table:table-cell>
          <table:table-cell table:formula="of:=[.H653]-[.H775]" office:value-type="string" office:string-value="" calcext:value-type="error">
            <text:p>#VALEUR !</text:p>
          </table:table-cell>
          <table:table-cell table:formula="of:=[.I653]-[.I775]" office:value-type="float" office:value="0.0119170651731873" calcext:value-type="float">
            <text:p>0,0119170652</text:p>
          </table:table-cell>
          <table:table-cell table:formula="of:=[.J653]-[.J775]" office:value-type="string" office:string-value="" calcext:value-type="error">
            <text:p>#DIV/0 !</text:p>
          </table:table-cell>
          <table:table-cell table:formula="of:=[.K653]-[.K775]" office:value-type="string" office:string-value="" calcext:value-type="error">
            <text:p>#VALEUR !</text:p>
          </table:table-cell>
          <table:table-cell table:formula="of:=[.L653]-[.L775]" office:value-type="string" office:string-value="" calcext:value-type="error">
            <text:p>#VALEUR !</text:p>
          </table:table-cell>
          <table:table-cell table:formula="of:=[.M653]-[.M775]" office:value-type="float" office:value="0.000168597376478617" calcext:value-type="float">
            <text:p>0,0001685974</text:p>
          </table:table-cell>
          <table:table-cell table:formula="of:=[.N653]-[.N775]" office:value-type="float" office:value="0.362734443420235" calcext:value-type="float">
            <text:p>0,3627344434</text:p>
          </table:table-cell>
          <table:table-cell table:formula="of:=[.O653]-[.O775]" office:value-type="string" office:string-value="" calcext:value-type="error">
            <text:p>#VALEUR !</text:p>
          </table:table-cell>
          <table:table-cell table:formula="of:=[.P653]-[.P775]" office:value-type="string" office:string-value="" calcext:value-type="error">
            <text:p>#DIV/0 !</text:p>
          </table:table-cell>
          <table:table-cell table:formula="of:=[.Q653]-[.Q775]" office:value-type="string" office:string-value="" calcext:value-type="error">
            <text:p>#DIV/0 !</text:p>
          </table:table-cell>
          <table:table-cell table:formula="of:=[.R653]-[.R775]" office:value-type="string" office:string-value="" calcext:value-type="error">
            <text:p>#VALEUR !</text:p>
          </table:table-cell>
          <table:table-cell table:formula="of:=[.S653]-[.S775]" office:value-type="float" office:value="0.00503875646483141" calcext:value-type="float">
            <text:p>0,0050387565</text:p>
          </table:table-cell>
          <table:table-cell table:formula="of:=[.T653]-[.T775]" office:value-type="string" office:string-value="" calcext:value-type="error">
            <text:p>#VALEUR !</text:p>
          </table:table-cell>
          <table:table-cell table:formula="of:=[.U653]-[.U775]" office:value-type="string" office:string-value="" calcext:value-type="error">
            <text:p>#VALEUR !</text:p>
          </table:table-cell>
          <table:table-cell table:formula="of:=[.V653]-[.V77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[.B654]-[.B776]" office:value-type="string" office:string-value="" calcext:value-type="error">
            <text:p>#DIV/0 !</text:p>
          </table:table-cell>
          <table:table-cell table:formula="of:=[.C654]-[.C776]" office:value-type="float" office:value="0.00027828407808623" calcext:value-type="float">
            <text:p>0,0002782841</text:p>
          </table:table-cell>
          <table:table-cell table:formula="of:=[.D654]-[.D776]" office:value-type="float" office:value="0.00197366059375057" calcext:value-type="float">
            <text:p>0,0019736606</text:p>
          </table:table-cell>
          <table:table-cell table:formula="of:=[.E654]-[.E776]" office:value-type="float" office:value="1" calcext:value-type="float">
            <text:p>1</text:p>
          </table:table-cell>
          <table:table-cell table:formula="of:=[.F654]-[.F776]" office:value-type="string" office:string-value="" calcext:value-type="error">
            <text:p>#DIV/0 !</text:p>
          </table:table-cell>
          <table:table-cell table:formula="of:=[.G654]-[.G776]" office:value-type="string" office:string-value="" calcext:value-type="error">
            <text:p>#DIV/0 !</text:p>
          </table:table-cell>
          <table:table-cell table:formula="of:=[.H654]-[.H776]" office:value-type="string" office:string-value="" calcext:value-type="error">
            <text:p>#VALEUR !</text:p>
          </table:table-cell>
          <table:table-cell table:formula="of:=[.I654]-[.I776]" office:value-type="float" office:value="0.0117764967038866" calcext:value-type="float">
            <text:p>0,0117764967</text:p>
          </table:table-cell>
          <table:table-cell table:formula="of:=[.J654]-[.J776]" office:value-type="string" office:string-value="" calcext:value-type="error">
            <text:p>#DIV/0 !</text:p>
          </table:table-cell>
          <table:table-cell table:formula="of:=[.K654]-[.K776]" office:value-type="string" office:string-value="" calcext:value-type="error">
            <text:p>#VALEUR !</text:p>
          </table:table-cell>
          <table:table-cell table:formula="of:=[.L654]-[.L776]" office:value-type="string" office:string-value="" calcext:value-type="error">
            <text:p>#VALEUR !</text:p>
          </table:table-cell>
          <table:table-cell table:formula="of:=[.M654]-[.M776]" office:value-type="float" office:value="0.000148348940148164" calcext:value-type="float">
            <text:p>0,0001483489</text:p>
          </table:table-cell>
          <table:table-cell table:formula="of:=[.N654]-[.N776]" office:value-type="float" office:value="0.344518496105116" calcext:value-type="float">
            <text:p>0,3445184961</text:p>
          </table:table-cell>
          <table:table-cell table:formula="of:=[.O654]-[.O776]" office:value-type="string" office:string-value="" calcext:value-type="error">
            <text:p>#VALEUR !</text:p>
          </table:table-cell>
          <table:table-cell table:formula="of:=[.P654]-[.P776]" office:value-type="string" office:string-value="" calcext:value-type="error">
            <text:p>#DIV/0 !</text:p>
          </table:table-cell>
          <table:table-cell table:formula="of:=[.Q654]-[.Q776]" office:value-type="string" office:string-value="" calcext:value-type="error">
            <text:p>#DIV/0 !</text:p>
          </table:table-cell>
          <table:table-cell table:formula="of:=[.R654]-[.R776]" office:value-type="float" office:value="0.0000410130782104366" calcext:value-type="float">
            <text:p>4,10130782104366E-005</text:p>
          </table:table-cell>
          <table:table-cell table:formula="of:=[.S654]-[.S776]" office:value-type="float" office:value="0.019055591976437" calcext:value-type="float">
            <text:p>0,019055592</text:p>
          </table:table-cell>
          <table:table-cell table:formula="of:=[.T654]-[.T776]" office:value-type="string" office:string-value="" calcext:value-type="error">
            <text:p>#VALEUR !</text:p>
          </table:table-cell>
          <table:table-cell table:formula="of:=[.U654]-[.U776]" office:value-type="string" office:string-value="" calcext:value-type="error">
            <text:p>#VALEUR !</text:p>
          </table:table-cell>
          <table:table-cell table:formula="of:=[.V654]-[.V7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[.B655]-[.B777]" office:value-type="string" office:string-value="" calcext:value-type="error">
            <text:p>#DIV/0 !</text:p>
          </table:table-cell>
          <table:table-cell table:formula="of:=[.C655]-[.C777]" office:value-type="float" office:value="0.000328951395881541" calcext:value-type="float">
            <text:p>0,0003289514</text:p>
          </table:table-cell>
          <table:table-cell table:formula="of:=[.D655]-[.D777]" office:value-type="float" office:value="0.00151114136387578" calcext:value-type="float">
            <text:p>0,0015111414</text:p>
          </table:table-cell>
          <table:table-cell table:formula="of:=[.E655]-[.E777]" office:value-type="float" office:value="1" calcext:value-type="float">
            <text:p>1</text:p>
          </table:table-cell>
          <table:table-cell table:formula="of:=[.F655]-[.F777]" office:value-type="string" office:string-value="" calcext:value-type="error">
            <text:p>#DIV/0 !</text:p>
          </table:table-cell>
          <table:table-cell table:formula="of:=[.G655]-[.G777]" office:value-type="string" office:string-value="" calcext:value-type="error">
            <text:p>#DIV/0 !</text:p>
          </table:table-cell>
          <table:table-cell table:formula="of:=[.H655]-[.H777]" office:value-type="string" office:string-value="" calcext:value-type="error">
            <text:p>#VALEUR !</text:p>
          </table:table-cell>
          <table:table-cell table:formula="of:=[.I655]-[.I777]" office:value-type="float" office:value="0.0142709213119204" calcext:value-type="float">
            <text:p>0,0142709213</text:p>
          </table:table-cell>
          <table:table-cell table:formula="of:=[.J655]-[.J777]" office:value-type="string" office:string-value="" calcext:value-type="error">
            <text:p>#DIV/0 !</text:p>
          </table:table-cell>
          <table:table-cell table:formula="of:=[.K655]-[.K777]" office:value-type="string" office:string-value="" calcext:value-type="error">
            <text:p>#VALEUR !</text:p>
          </table:table-cell>
          <table:table-cell table:formula="of:=[.L655]-[.L777]" office:value-type="string" office:string-value="" calcext:value-type="error">
            <text:p>#VALEUR !</text:p>
          </table:table-cell>
          <table:table-cell table:formula="of:=[.M655]-[.M777]" office:value-type="float" office:value="0.0000980278244878248" calcext:value-type="float">
            <text:p>9,80278244878248E-005</text:p>
          </table:table-cell>
          <table:table-cell table:formula="of:=[.N655]-[.N777]" office:value-type="float" office:value="0.368902927698275" calcext:value-type="float">
            <text:p>0,3689029277</text:p>
          </table:table-cell>
          <table:table-cell table:formula="of:=[.O655]-[.O777]" office:value-type="float" office:value="0.0000288290244996832" calcext:value-type="float">
            <text:p>0,000028829</text:p>
          </table:table-cell>
          <table:table-cell table:formula="of:=[.P655]-[.P777]" office:value-type="string" office:string-value="" calcext:value-type="error">
            <text:p>#DIV/0 !</text:p>
          </table:table-cell>
          <table:table-cell table:formula="of:=[.Q655]-[.Q777]" office:value-type="string" office:string-value="" calcext:value-type="error">
            <text:p>#DIV/0 !</text:p>
          </table:table-cell>
          <table:table-cell table:formula="of:=[.R655]-[.R777]" office:value-type="string" office:string-value="" calcext:value-type="error">
            <text:p>#VALEUR !</text:p>
          </table:table-cell>
          <table:table-cell table:formula="of:=[.S655]-[.S777]" office:value-type="float" office:value="0.0049854958755327" calcext:value-type="float">
            <text:p>0,0049854959</text:p>
          </table:table-cell>
          <table:table-cell table:formula="of:=[.T655]-[.T777]" office:value-type="string" office:string-value="" calcext:value-type="error">
            <text:p>#VALEUR !</text:p>
          </table:table-cell>
          <table:table-cell table:formula="of:=[.U655]-[.U777]" office:value-type="string" office:string-value="" calcext:value-type="error">
            <text:p>#VALEUR !</text:p>
          </table:table-cell>
          <table:table-cell table:formula="of:=[.V655]-[.V7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formula="of:=[.B656]-[.B778]" office:value-type="string" office:string-value="" calcext:value-type="error">
            <text:p>#DIV/0 !</text:p>
          </table:table-cell>
          <table:table-cell table:formula="of:=[.C656]-[.C778]" office:value-type="float" office:value="0.000296121881603428" calcext:value-type="float">
            <text:p>0,0002961219</text:p>
          </table:table-cell>
          <table:table-cell table:formula="of:=[.D656]-[.D778]" office:value-type="float" office:value="0.00144038187910962" calcext:value-type="float">
            <text:p>0,0014403819</text:p>
          </table:table-cell>
          <table:table-cell table:formula="of:=[.E656]-[.E778]" office:value-type="float" office:value="1" calcext:value-type="float">
            <text:p>1</text:p>
          </table:table-cell>
          <table:table-cell table:formula="of:=[.F656]-[.F778]" office:value-type="string" office:string-value="" calcext:value-type="error">
            <text:p>#DIV/0 !</text:p>
          </table:table-cell>
          <table:table-cell table:formula="of:=[.G656]-[.G778]" office:value-type="string" office:string-value="" calcext:value-type="error">
            <text:p>#DIV/0 !</text:p>
          </table:table-cell>
          <table:table-cell table:formula="of:=[.H656]-[.H778]" office:value-type="string" office:string-value="" calcext:value-type="error">
            <text:p>#VALEUR !</text:p>
          </table:table-cell>
          <table:table-cell table:formula="of:=[.I656]-[.I778]" office:value-type="float" office:value="0.0112389790824964" calcext:value-type="float">
            <text:p>0,0112389791</text:p>
          </table:table-cell>
          <table:table-cell table:formula="of:=[.J656]-[.J778]" office:value-type="string" office:string-value="" calcext:value-type="error">
            <text:p>#DIV/0 !</text:p>
          </table:table-cell>
          <table:table-cell table:formula="of:=[.K656]-[.K778]" office:value-type="string" office:string-value="" calcext:value-type="error">
            <text:p>#VALEUR !</text:p>
          </table:table-cell>
          <table:table-cell table:formula="of:=[.L656]-[.L778]" office:value-type="string" office:string-value="" calcext:value-type="error">
            <text:p>#VALEUR !</text:p>
          </table:table-cell>
          <table:table-cell table:formula="of:=[.M656]-[.M778]" office:value-type="float" office:value="0.000237640301403358" calcext:value-type="float">
            <text:p>0,0002376403</text:p>
          </table:table-cell>
          <table:table-cell table:formula="of:=[.N656]-[.N778]" office:value-type="float" office:value="0.362348244070541" calcext:value-type="float">
            <text:p>0,3623482441</text:p>
          </table:table-cell>
          <table:table-cell table:formula="of:=[.O656]-[.O778]" office:value-type="string" office:string-value="" calcext:value-type="error">
            <text:p>#VALEUR !</text:p>
          </table:table-cell>
          <table:table-cell table:formula="of:=[.P656]-[.P778]" office:value-type="string" office:string-value="" calcext:value-type="error">
            <text:p>#DIV/0 !</text:p>
          </table:table-cell>
          <table:table-cell table:formula="of:=[.Q656]-[.Q778]" office:value-type="string" office:string-value="" calcext:value-type="error">
            <text:p>#DIV/0 !</text:p>
          </table:table-cell>
          <table:table-cell table:formula="of:=[.R656]-[.R778]" office:value-type="string" office:string-value="" calcext:value-type="error">
            <text:p>#VALEUR !</text:p>
          </table:table-cell>
          <table:table-cell table:formula="of:=[.S656]-[.S778]" office:value-type="float" office:value="0.00416112317395432" calcext:value-type="float">
            <text:p>0,0041611232</text:p>
          </table:table-cell>
          <table:table-cell table:formula="of:=[.T656]-[.T778]" office:value-type="string" office:string-value="" calcext:value-type="error">
            <text:p>#VALEUR !</text:p>
          </table:table-cell>
          <table:table-cell table:formula="of:=[.U656]-[.U778]" office:value-type="string" office:string-value="" calcext:value-type="error">
            <text:p>#VALEUR !</text:p>
          </table:table-cell>
          <table:table-cell table:formula="of:=[.V656]-[.V7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215.7" calcext:value-type="float">
            <text:p>215,7</text:p>
          </table:table-cell>
          <table:table-cell table:number-columns-repeated="1023"/>
        </table:table-row>
        <table:table-row table:style-name="ro1">
          <table:table-cell office:value-type="float" office:value="217.4" calcext:value-type="float">
            <text:p>217,4</text:p>
          </table:table-cell>
          <table:table-cell table:number-columns-repeated="1023"/>
        </table:table-row>
        <table:table-row table:style-name="ro1">
          <table:table-cell office:value-type="float" office:value="219.2" calcext:value-type="float">
            <text:p>219,2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.7" calcext:value-type="float">
            <text:p>222,7</text:p>
          </table:table-cell>
          <table:table-cell table:number-columns-repeated="1023"/>
        </table:table-row>
        <table:table-row table:style-name="ro1">
          <table:table-cell office:value-type="float" office:value="224.5" calcext:value-type="float">
            <text:p>224,5</text:p>
          </table:table-cell>
          <table:table-cell table:number-columns-repeated="1023"/>
        </table:table-row>
        <table:table-row table:style-name="ro1">
          <table:table-cell office:value-type="float" office:value="226.3" calcext:value-type="float">
            <text:p>226,3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11:52.05298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12:14.101545324</dc:date>
    <meta:generator>LibreOffice/4.2.8.2$Linux_X86_64 LibreOffice_project/420m0$Build-2</meta:generator>
    <meta:editing-duration>PT50M47S</meta:editing-duration>
    <meta:editing-cycles>12</meta:editing-cycles>
    <meta:document-statistic meta:table-count="1" meta:cell-count="15984" meta:object-count="0"/>
  </office:meta>
</office:document-meta>
</file>